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2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67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1.66cm"/>
    </style:style>
    <style:style style:name="co8" style:family="table-column">
      <style:table-column-properties fo:break-before="auto" style:column-width="2.42cm"/>
    </style:style>
    <style:style style:name="co9" style:family="table-column">
      <style:table-column-properties fo:break-before="auto" style:column-width="3.177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5">
      <number:minutes number:style="long"/>
      <number:text>:</number:text>
      <number:seconds number:style="long" number:decimal-places="2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e7f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color="#fe7f00"/>
    </style:style>
    <style:style style:name="ce1" style:family="table-cell" style:parent-style-name="Default">
      <style:text-properties fo:color="#fe7f00"/>
    </style:style>
    <style:style style:name="ce16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ffff00"/>
      <style:text-properties fo:color="#fe7f00"/>
    </style:style>
    <style:style style:name="ce9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style:use-window-font-color="true"/>
    </style:style>
    <style:style style:name="ce12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color="#fe7f00"/>
    </style:style>
    <style:style style:name="ce4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7f00fe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7f00fe"/>
    </style:style>
    <style:style style:name="ce49" style:family="table-cell" style:parent-style-name="Default">
      <style:table-cell-properties fo:background-color="#fe007f" style:text-align-source="fix" style:repeat-content="false"/>
      <style:paragraph-properties fo:text-align="center" fo:margin-left="0cm"/>
      <style:text-properties style:use-window-font-color="true"/>
    </style:style>
    <style:style style:name="ce50" style:family="table-cell" style:parent-style-name="Default">
      <style:table-cell-properties fo:background-color="#fe007f" style:text-align-source="fix" style:repeat-content="false"/>
      <style:paragraph-properties fo:text-align="center" fo:margin-left="0cm"/>
      <style:text-properties fo:color="#fe7f00"/>
    </style:style>
    <style:style style:name="ce51" style:family="table-cell" style:parent-style-name="Default">
      <style:table-cell-properties fo:background-color="#fe007f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color="#fe7f00"/>
    </style:style>
    <style:style style:name="ce24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style:use-window-font-color="true"/>
    </style:style>
    <style:style style:name="ce46" style:family="table-cell" style:parent-style-name="Default">
      <style:table-cell-properties fo:background-color="#7f00fe" style:text-align-source="fix" style:repeat-content="false"/>
      <style:paragraph-properties fo:text-align="center" fo:margin-left="0cm"/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e7f00"/>
    </style:style>
    <style:style style:name="ce66" style:family="table-cell" style:parent-style-name="Default" style:data-style-name="N61">
      <style:table-cell-properties style:text-align-source="fix" style:repeat-content="false"/>
      <style:paragraph-properties fo:text-align="start" fo:margin-left="0cm"/>
      <style:text-properties fo:color="#00b4b4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b4b4"/>
    </style:style>
    <style:style style:name="ce68" style:family="table-cell" style:parent-style-name="Default" style:data-style-name="N61">
      <style:table-cell-properties fo:background-color="#e8e8e8" style:text-align-source="fix" style:repeat-content="false"/>
      <style:paragraph-properties fo:text-align="end" fo:margin-left="0cm"/>
      <style:text-properties fo:color="#0000ff"/>
    </style:style>
    <style:style style:name="ce70" style:family="table-cell" style:parent-style-name="Default">
      <style:table-cell-properties fo:background-color="#e8e8e8"/>
      <style:text-properties fo:color="#0000ff"/>
    </style:style>
    <style:style style:name="ce33" style:family="table-cell" style:parent-style-name="Default" style:data-style-name="N61">
      <style:table-cell-properties style:text-align-source="fix" style:repeat-content="false" fo:background-color="transparent"/>
      <style:paragraph-properties fo:text-align="start" fo:margin-left="0cm"/>
      <style:text-properties fo:color="#00b4b4"/>
    </style:style>
    <style:style style:name="ce45" style:family="table-cell" style:parent-style-name="Default">
      <style:table-cell-properties fo:background-color="transparent"/>
    </style:style>
    <style:style style:name="ce34" style:family="table-cell" style:parent-style-name="Default" style:data-style-name="N65">
      <style:table-cell-properties style:text-align-source="fix" style:repeat-content="false" fo:background-color="transparent"/>
      <style:paragraph-properties fo:text-align="start" fo:margin-left="0cm"/>
      <style:text-properties fo:color="#00b4b4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fe7f00"/>
    </style:style>
    <style:style style:name="ce73" style:family="table-cell" style:parent-style-name="Default">
      <style:table-cell-properties fo:background-color="transparent"/>
      <style:text-properties fo:color="#fe7f00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fe7f00"/>
    </style:style>
    <style:style style:name="ce86" style:family="table-cell" style:parent-style-name="Default" style:data-style-name="N130">
      <style:table-cell-properties style:text-align-source="fix" style:repeat-content="false"/>
      <style:paragraph-properties fo:text-align="start" fo:margin-left="0cm"/>
      <style:text-properties fo:color="#00b4b4"/>
    </style:style>
    <style:style style:name="ce87" style:family="table-cell" style:parent-style-name="Default" style:data-style-name="N117">
      <style:table-cell-properties style:text-align-source="fix" style:repeat-content="false" fo:background-color="transparent"/>
      <style:paragraph-properties fo:text-align="start" fo:margin-left="0cm"/>
      <style:text-properties fo:color="#00b4b4"/>
    </style:style>
    <style:style style:name="ce89" style:family="table-cell" style:parent-style-name="Default" style:data-style-name="N117">
      <style:table-cell-properties fo:background-color="#e8e8e8" style:text-align-source="fix" style:repeat-content="false"/>
      <style:paragraph-properties fo:text-align="end" fo:margin-left="0cm"/>
      <style:text-properties fo:color="#0000ff"/>
    </style:style>
    <style:style style:name="ce117" style:family="table-cell" style:parent-style-name="Default" style:data-style-name="N117">
      <style:table-cell-properties style:text-align-source="fix" style:repeat-content="false"/>
      <style:paragraph-properties fo:text-align="start" fo:margin-left="0cm"/>
      <style:text-properties fo:color="#00b4b4"/>
    </style:style>
    <style:style style:name="ce84" style:family="table-cell" style:parent-style-name="Default">
      <style:table-cell-properties fo:border-bottom="none" style:text-align-source="fix" style:repeat-content="false" fo:wrap-option="wrap" fo:border-left="none" fo:border-right="none" fo:border-top="2.2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1.5pt solid #000000" style:vertical-align="middle"/>
      <style:paragraph-properties fo:text-align="center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9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center" fo:margin-left="0cm"/>
      <style:text-properties style:use-window-font-color="true"/>
    </style:style>
    <style:style style:name="ce103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07" style:family="table-cell" style:parent-style-name="Default">
      <style:table-cell-properties fo:border-bottom="0.74pt solid #000000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1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style:use-window-font-color="true"/>
    </style:style>
    <style:style style:name="ce132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3" style:family="table-cell" style:parent-style-name="Default" style:data-style-name="N2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fo:border-left="none" fo:border-right="none" fo:border-top="0.74pt solid #000000"/>
    </style:style>
    <style:style style:name="ce14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normal" style:font-weight-asian="normal" style:font-weight-complex="normal"/>
    </style:style>
    <style:style style:name="ce1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40" style:family="table-cell" style:parent-style-name="Default" style:data-style-name="N107">
      <style:table-cell-properties fo:border-bottom="none" fo:background-color="#e8e8e8" style:text-align-source="fix" style:repeat-content="false" fo:border-left="none" fo:border-right="none" fo:border-top="0.74pt solid #000000"/>
      <style:paragraph-properties fo:text-align="center" fo:margin-left="0cm"/>
      <style:text-properties fo:color="#0000ff"/>
    </style:style>
    <style:style style:name="ce147" style:family="table-cell" style:parent-style-name="Default" style:data-style-name="N107">
      <style:table-cell-properties fo:background-color="#e8e8e8" style:text-align-source="fix" style:repeat-content="false"/>
      <style:paragraph-properties fo:text-align="center" fo:margin-left="0cm"/>
      <style:text-properties fo:color="#0000ff"/>
    </style:style>
    <style:style style:name="ce148" style:family="table-cell" style:parent-style-name="Default" style:data-style-name="N107">
      <style:table-cell-properties fo:border-bottom="1.5pt solid #000000" fo:background-color="#e8e8e8" style:text-align-source="fix" style:repeat-content="false" fo:border-left="none" fo:border-right="none" fo:border-top="none"/>
      <style:paragraph-properties fo:text-align="center" fo:margin-left="0cm"/>
      <style:text-properties fo:color="#0000ff"/>
    </style:style>
    <style:style style:name="ce109" style:family="table-cell" style:parent-style-name="Default" style:data-style-name="N129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5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order-bottom="none" fo:border-left="none" fo:border-right="none" fo:border-top="2.24pt solid #000000" style:vertical-align="middle"/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order="none" style:vertical-align="middle"/>
      <style:text-properties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2">
      <style:table-cell-properties fo:background-color="#e8e8e8" style:text-align-source="fix" style:repeat-content="false"/>
      <style:paragraph-properties fo:text-align="center" fo:margin-left="0cm"/>
      <style:text-properties fo:color="#0000ff"/>
    </style:style>
    <style:style style:name="ce88" style:family="table-cell" style:parent-style-name="Default">
      <style:text-properties style:use-window-font-color="true"/>
    </style:style>
    <style:style style:name="ce158" style:family="table-cell" style:parent-style-name="Default" style:data-style-name="N107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59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60" style:family="table-cell" style:parent-style-name="Default" style:data-style-name="N107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91" style:family="table-cell" style:parent-style-name="Default">
      <style:table-cell-properties fo:background-color="transparent"/>
      <style:text-properties style:use-window-font-color="true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163" style:family="table-cell" style:parent-style-name="Default">
      <style:table-cell-properties fo:border-bottom="1.5pt solid #000000" style:text-align-source="fix" style:repeat-content="false" fo:wrap-option="wrap" fo:border-left="none" fo:border-right="none" fo:border-top="2.24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6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65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use-window-font-color="true"/>
    </style:style>
    <style:style style:name="ce166" style:family="table-cell" style:parent-style-name="Default">
      <style:table-cell-properties fo:border-bottom="1.5pt solid #000000" style:text-align-source="fix" style:repeat-content="false" fo:border-left="none" fo:border-right="none" fo:border-top="0.74pt solid #000000"/>
      <style:paragraph-properties fo:text-align="center" fo:margin-left="0cm"/>
      <style:text-properties style:use-window-font-color="true"/>
    </style:style>
    <style:style style:name="ce167" style:family="table-cell" style:parent-style-name="Default" style:data-style-name="N109">
      <style:table-cell-properties fo:background-color="#e8e8e8" style:text-align-source="fix" style:repeat-content="false"/>
      <style:paragraph-properties fo:text-align="center" fo:margin-left="0cm"/>
      <style:text-properties fo:color="#0000ff"/>
    </style:style>
    <style:style style:name="ce168" style:family="table-cell" style:parent-style-name="Default" style:data-style-name="N109">
      <style:table-cell-properties fo:border-bottom="1.5pt solid #000000" fo:background-color="#e8e8e8" style:text-align-source="fix" style:repeat-content="false" fo:border-left="none" fo:border-right="none" fo:border-top="none"/>
      <style:paragraph-properties fo:text-align="center" fo:margin-left="0cm"/>
      <style:text-properties fo:color="#0000ff"/>
    </style:style>
    <style:style style:name="ce169" style:family="table-cell" style:parent-style-name="Default">
      <style:table-cell-properties fo:border-bottom="none" fo:border-left="none" fo:border-right="none" fo:border-top="2.24pt solid #000000"/>
      <style:text-properties style:use-window-font-color="true"/>
    </style:style>
    <style:style style:name="ce170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start" fo:margin-left="0cm"/>
      <style:text-properties style:use-window-font-color="true"/>
    </style:style>
    <style:style style:name="ce93" style:family="table-cell" style:parent-style-name="Default">
      <style:table-cell-properties fo:background-color="#e8e8e8"/>
      <style:text-properties fo:color="#0000ff"/>
    </style:style>
    <style:style style:name="ce94" style:family="table-cell" style:parent-style-name="Default" style:data-style-name="N61">
      <style:table-cell-properties fo:background-color="#e8e8e8" style:text-align-source="fix" style:repeat-content="false"/>
      <style:paragraph-properties fo:text-align="end" fo:margin-left="0cm"/>
      <style:text-properties fo:color="#0000ff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e7f00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e7f00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color="#7f00f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color="#840000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color="#00b000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color="#ff0000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57" style:family="table-cell" style:parent-style-name="Default">
      <style:text-properties fo:color="#ff0000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6" style:family="table-cell" style:parent-style-name="Default" style:data-style-name="N66">
      <style:table-cell-properties fo:background-color="#e8e8e8" style:text-align-source="fix" style:repeat-content="false"/>
      <style:paragraph-properties fo:text-align="start" fo:margin-left="0cm"/>
      <style:text-properties fo:color="#00b4b4"/>
    </style:style>
    <style:style style:name="ce37" style:family="table-cell" style:parent-style-name="Default" style:data-style-name="N114">
      <style:table-cell-properties fo:background-color="#e8e8e8" style:text-align-source="fix" style:repeat-content="false"/>
      <style:paragraph-properties fo:text-align="start" fo:margin-left="0cm"/>
      <style:text-properties fo:color="#00b4b4"/>
    </style:style>
    <style:style style:name="ce38" style:family="table-cell" style:parent-style-name="Default" style:data-style-name="N65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40" style:family="table-cell" style:parent-style-name="Default" style:data-style-name="N61">
      <style:table-cell-properties style:text-align-source="fix" style:repeat-content="false"/>
      <style:paragraph-properties fo:text-align="start" fo:margin-left="0cm"/>
    </style:style>
    <style:style style:name="ce39" style:family="table-cell" style:parent-style-name="Default" style:data-style-name="N65">
      <style:table-cell-properties style:text-align-source="fix" style:repeat-content="false" fo:background-color="transparent"/>
      <style:paragraph-properties fo:text-align="start" fo:margin-left="0cm"/>
    </style:style>
    <style:style style:name="ce41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69" style:family="table-cell" style:parent-style-name="Default" style:data-style-name="N115">
      <style:table-cell-properties style:text-align-source="fix" style:repeat-content="false" fo:background-color="transparent"/>
      <style:paragraph-properties fo:text-align="center" fo:margin-left="0cm"/>
    </style:style>
    <style:style style:name="ce71" style:family="table-cell" style:parent-style-name="Default" style:data-style-name="N115"/>
    <style:style style:name="ce72" style:family="table-cell" style:parent-style-name="Default" style:data-style-name="N115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color="#000000" draw:fill="none" draw:fill-color="#ffffff" fo:min-height="0.957cm"/>
      <style:paragraph-properties fo:text-align="center"/>
      <style:text-properties fo:font-size="10pt" style:font-size-asian="10pt" style:font-size-complex="10pt"/>
    </style:style>
    <style:style style:name="gr3" style:family="graphic">
      <style:graphic-properties draw:stroke="none" svg:stroke-color="#000000" draw:fill="none" draw:fill-color="#ffffff" fo:min-height="1.119cm"/>
      <style:paragraph-properties fo:text-align="center"/>
      <style:text-properties style:use-window-font-color="true" loext:opacity="0%" fo:font-size="10pt" style:font-size-asian="10pt" style:font-size-complex="10pt"/>
    </style:style>
    <style:style style:name="gr4" style:family="graphic">
      <style:graphic-properties draw:stroke="none" svg:stroke-color="#000000" draw:fill="none" draw:fill-color="#ffffff" fo:min-height="0.693cm"/>
      <style:paragraph-properties fo:text-align="center"/>
      <style:text-properties style:use-window-font-color="true" loext:opacity="0%" fo:font-size="10pt" style:font-size-asian="10pt" style:font-size-complex="10pt"/>
    </style:style>
    <style:style style:name="gr5" style:family="graphic">
      <style:graphic-properties draw:stroke="none" svg:stroke-color="#000000" draw:fill="none" draw:fill-color="#ffffff" fo:min-height="0.508cm"/>
      <style:paragraph-properties fo:text-align="center"/>
      <style:text-properties style:use-window-font-color="true" loext:opacity="0%" fo:font-size="10pt" style:font-size-asian="10pt" style:font-size-complex="1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style:use-window-font-color="true" loext:opacity="0%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loext:opacity="0%" fo:font-size="10pt" style:font-size-asian="10pt" style:font-size-complex="10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1" table:number-columns-repeated="3" table:default-cell-style-name="ce4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LAY</text:p>
          </table:table-cell>
          <table:table-cell table:style-name="ce13" office:value-type="string" calcext:value-type="string">
            <text:p>Nu=2000</text:p>
          </table:table-cell>
          <table:table-cell table:style-name="ce1"/>
          <table:table-cell table:style-name="ce14" office:value-type="string" calcext:value-type="string">
            <text:p>Neurons por Layer</text:p>
          </table:table-cell>
          <table:table-cell table:style-name="ce14"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Nº Layer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5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"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style-name="ce12" table:number-columns-repeated="5"/>
          <table:table-cell table:style-name="ce2"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12" table:number-columns-repeated="5"/>
          <table:table-cell table:style-name="ce2" table:number-columns-repeated="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11" table:number-columns-repeated="5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  <table:table-cell table:style-name="ce4" table:number-columns-repeated="2"/>
          <table:table-cell table:style-name="ce11" table:number-columns-repeated="5"/>
          <table:table-cell table:style-name="ce4" table:number-columns-repeated="2"/>
          <table:table-cell table:style-name="ce11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  <table:table-cell table:style-name="ce4" table:number-columns-repeated="2"/>
          <table:table-cell table:style-name="ce11" table:number-columns-repeated="5"/>
          <table:table-cell table:style-name="ce4" table:number-columns-repeated="2"/>
          <table:table-cell table:style-name="ce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11" table:number-columns-repeated="5"/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11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  <table:table-cell table:style-name="ce4" table:number-columns-repeated="2"/>
          <table:table-cell table:style-name="ce11" table:number-columns-repeated="5"/>
          <table:table-cell table:style-name="ce4" table:number-columns-repeated="2"/>
          <table:table-cell table:style-name="ce11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  <table:table-cell table:style-name="ce4" table:number-columns-repeated="2"/>
          <table:table-cell table:style-name="ce11" table:number-columns-repeated="5"/>
          <table:table-cell table:style-name="ce4" table:number-columns-repeated="2"/>
          <table:table-cell table:style-name="ce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11" table:number-columns-repeated="5"/>
          <table:table-cell table:style-name="ce4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  <table:table-cell table:style-name="ce4" table:number-columns-repeated="2"/>
          <table:table-cell table:style-name="ce11" table:number-columns-repeated="5"/>
          <table:table-cell table:style-name="ce4"/>
          <table:table-cell table:style-name="ce11"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  <table:table-cell table:style-name="ce4" table:number-columns-repeated="2"/>
          <table:table-cell table:style-name="ce11" table:number-columns-repeated="5"/>
          <table:table-cell table:style-name="ce4"/>
          <table:table-cell table:style-name="ce11"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11" table:number-columns-repeated="5"/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  <table:table-cell table:style-name="ce4" table:number-columns-repeated="2"/>
          <table:table-cell table:style-name="ce11"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  <table:table-cell table:style-name="ce4" table:number-columns-repeated="2"/>
          <table:table-cell table:style-name="ce11" table:number-columns-repeated="8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 office:value-type="string" calcext:value-type="string">
            <text:p>Nu8</text:p>
          </table:table-cell>
          <table:table-cell table:style-name="ce13" office:value-type="string" calcext:value-type="string">
            <text:p>8 layers</text:p>
          </table:table-cell>
          <table:table-cell table:style-name="ce1"/>
          <table:table-cell table:style-name="ce14" office:value-type="string" calcext:value-type="string">
            <text:p>Neurons por Layer</text:p>
          </table:table-cell>
          <table:table-cell table:style-name="ce14" table:number-columns-repeated="7"/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Nu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5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1" table:number-columns-repeated="5"/>
          <table:table-cell table:style-name="ce11" table:formula="of:=[.F21]+1" office:value-type="float" office:value="6" calcext:value-type="float">
            <text:p>6</text:p>
          </table:table-cell>
          <table:table-cell table:style-name="ce11" table:formula="of:=[.L21]+1" office:value-type="float" office:value="7" calcext:value-type="float">
            <text:p>7</text:p>
          </table:table-cell>
          <table:table-cell table:style-name="ce11"/>
        </table:table-row>
        <table:table-row table:style-name="ro1">
          <table:table-cell office:value-type="string" calcext:value-type="string">
            <text:p>b</text:p>
          </table:table-cell>
          <table:table-cell table:style-name="ce19" table:number-columns-repeated="4"/>
          <table:table-cell table:style-name="ce24"/>
          <table:table-cell table:style-name="ce18" table:number-columns-repeated="5"/>
          <table:table-cell/>
          <table:table-cell table:style-name="ce18"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style-name="ce19" table:number-columns-repeated="5"/>
          <table:table-cell table:style-name="ce11" table:number-columns-repeated="5"/>
          <table:table-cell/>
          <table:table-cell table:style-name="ce11" table:number-columns-repeated="2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1" table:number-columns-repeated="5"/>
          <table:table-cell table:style-name="ce11" table:formula="of:=[.F24]+1" office:value-type="float" office:value="11" calcext:value-type="float">
            <text:p>11</text:p>
          </table:table-cell>
          <table:table-cell table:style-name="ce11" table:formula="of:=[.L24]+1" office:value-type="float" office:value="12" calcext:value-type="float">
            <text:p>12</text:p>
          </table:table-cell>
          <table:table-cell table:style-name="ce11"/>
        </table:table-row>
        <table:table-row table:style-name="ro1">
          <table:table-cell office:value-type="string" calcext:value-type="string">
            <text:p>b</text:p>
          </table:table-cell>
          <table:table-cell table:style-name="ce19" table:number-columns-repeated="5"/>
          <table:table-cell table:style-name="ce11"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19" table:number-columns-repeated="5"/>
          <table:table-cell table:style-name="ce11" table:number-columns-repeated="8"/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1" table:number-columns-repeated="5"/>
          <table:table-cell table:style-name="ce11" table:formula="of:=[.F27]+1" office:value-type="float" office:value="16" calcext:value-type="float">
            <text:p>16</text:p>
          </table:table-cell>
          <table:table-cell table:style-name="ce11" table:formula="of:=[.L27]+1" office:value-type="float" office:value="17" calcext:value-type="float">
            <text:p>17</text:p>
          </table:table-cell>
          <table:table-cell table:style-name="ce11"/>
        </table:table-row>
        <table:table-row table:style-name="ro1">
          <table:table-cell office:value-type="string" calcext:value-type="string">
            <text:p>b</text:p>
          </table:table-cell>
          <table:table-cell table:style-name="ce19" table:number-columns-repeated="5"/>
          <table:table-cell table:style-name="ce11"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19" table:number-columns-repeated="5"/>
          <table:table-cell table:style-name="ce11" table:number-columns-repeated="8"/>
        </table:table-row>
        <table:table-row table:style-name="ro1">
          <table:table-cell table:style-name="ce1" office:value-type="float" office:value="1600" calcext:value-type="float">
            <text:p>1600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1" table:number-columns-repeated="5"/>
          <table:table-cell table:style-name="ce11" table:formula="of:=[.F30]+1" office:value-type="float" office:value="21" calcext:value-type="float">
            <text:p>21</text:p>
          </table:table-cell>
          <table:table-cell table:style-name="ce11" table:formula="of:=[.L30]+1" office:value-type="float" office:value="22" calcext:value-type="float">
            <text:p>22</text:p>
          </table:table-cell>
          <table:table-cell table:style-name="ce11"/>
        </table:table-row>
        <table:table-row table:style-name="ro1">
          <table:table-cell office:value-type="string" calcext:value-type="string">
            <text:p>b</text:p>
          </table:table-cell>
          <table:table-cell table:style-name="ce19" table:number-columns-repeated="5"/>
          <table:table-cell table:style-name="ce11"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19" table:number-columns-repeated="5"/>
          <table:table-cell table:style-name="ce11" table:number-columns-repeated="8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style-name="ce20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20" table:number-columns-repeated="5"/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Default" office:value-type="string" calcext:value-type="string">
            <text:p>Nu4</text:p>
          </table:table-cell>
          <table:table-cell table:style-name="ce13" office:value-type="string" calcext:value-type="string">
            <text:p>4 layers</text:p>
          </table:table-cell>
          <table:table-cell table:style-name="ce1"/>
          <table:table-cell table:style-name="ce14" office:value-type="string" calcext:value-type="string">
            <text:p>Neurons por Layer</text:p>
          </table:table-cell>
          <table:table-cell table:style-name="ce14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Nu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style-name="ce25" table:number-columns-repeated="4"/>
          <table:table-cell table:style-name="ce46"/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25" table:number-columns-repeated="5"/>
          <table:table-cell table:number-columns-repeated="8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style-name="ce25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25" table:number-columns-repeated="5"/>
          <table:table-cell table:number-columns-repeated="8"/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style-name="ce25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25" table:number-columns-repeated="5"/>
          <table:table-cell table:number-columns-repeated="8"/>
        </table:table-row>
        <table:table-row table:style-name="ro1">
          <table:table-cell table:style-name="ce1" office:value-type="float" office:value="1600" calcext:value-type="float">
            <text:p>1600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style-name="ce25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25" table:number-columns-repeated="5"/>
          <table:table-cell table:number-columns-repeated="8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 table:style-name="ce42" table:number-columns-repeated="5"/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table:style-name="ce42" table:number-columns-repeated="5"/>
          <table:table-cell table:number-columns-repeated="8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16" office:value-type="string" calcext:value-type="string">
            <text:p>Tempos de predição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Default" office:value-type="string" calcext:value-type="string">
            <text:p>Pre</text:p>
          </table:table-cell>
          <table:table-cell table:style-name="ce1" office:value-type="string" calcext:value-type="string">
            <text:p>Nu=2000</text:p>
          </table:table-cell>
          <table:table-cell table:style-name="ce1"/>
          <table:table-cell table:style-name="ce14" office:value-type="string" calcext:value-type="string">
            <text:p>Neurons por Layer</text:p>
          </table:table-cell>
          <table:table-cell table:style-name="ce14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Nº Layer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style-name="ce50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style-name="ce50" table:number-columns-repeated="3"/>
          <table:table-cell table:number-columns-repeated="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style-name="ce51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style-name="ce51" table:number-columns-repeated="3"/>
          <table:table-cell table:number-columns-repeated="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style-name="ce51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style-name="ce51" table:number-columns-repeated="3"/>
          <table:table-cell table:number-columns-repeated="10"/>
        </table:table-row>
      </table:table>
      <table:table table:name="Lay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35"/>
        <table:table-column table:style-name="co2" table:default-cell-style-name="Default"/>
        <table:table-row table:style-name="ro1">
          <table:table-cell office:value-type="string" calcext:value-type="string">
            <text:p>LAY</text:p>
          </table:table-cell>
          <table:table-cell table:style-name="ce1" office:value-type="string" calcext:value-type="string">
            <text:p>Nu=2000</text:p>
          </table:table-cell>
          <table:table-cell table:style-name="ce1" table:number-columns-repeated="3"/>
          <table:table-cell table:style-name="ce14" office:value-type="string" calcext:value-type="string">
            <text:p>Neurons por Layer</text:p>
          </table:table-cell>
          <table:table-cell table:style-name="ce14" table:number-columns-repeated="4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Nº Layers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Default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4.31</text:p>
          </table:table-cell>
          <table:table-cell table:style-name="ce66" table:formula="of:=TIME(0;0;NUMBERVALUE([.B4];&quot;.&quot;))" office:value-type="time" office:time-value="PT00H00M04.31S" calcext:value-type="time">
            <text:p>00:00:04</text:p>
          </table:table-cell>
          <table:table-cell office:value-type="string" calcext:value-type="string">
            <text:p>5.45</text:p>
          </table:table-cell>
          <table:table-cell table:style-name="ce66" table:formula="of:=TIME(0;0;NUMBERVALUE([.D4];&quot;.&quot;))" office:value-type="time" office:time-value="PT00H00M05.45S" calcext:value-type="time">
            <text:p>00:00:05</text:p>
          </table:table-cell>
          <table:table-cell office:value-type="string" calcext:value-type="string">
            <text:p>5.1</text:p>
          </table:table-cell>
          <table:table-cell table:style-name="ce66" table:formula="of:=TIME(0;0;NUMBERVALUE([.F4];&quot;.&quot;))" office:value-type="time" office:time-value="PT00H00M05.1S" calcext:value-type="time">
            <text:p>00:00:05</text:p>
          </table:table-cell>
          <table:table-cell office:value-type="string" calcext:value-type="string">
            <text:p>21.4</text:p>
          </table:table-cell>
          <table:table-cell table:style-name="ce66" table:formula="of:=TIME(0;0;NUMBERVALUE([.H4];&quot;.&quot;))" office:value-type="time" office:time-value="PT00H00M21.4S" calcext:value-type="time">
            <text:p>00:00:21</text:p>
          </table:table-cell>
          <table:table-cell office:value-type="string" calcext:value-type="string">
            <text:p>8.89</text:p>
          </table:table-cell>
          <table:table-cell table:style-name="ce66" table:formula="of:=TIME(0;0;NUMBERVALUE([.J4];&quot;.&quot;))" office:value-type="time" office:time-value="PT00H00M08.89S" calcext:value-type="time">
            <text:p>00:00:08</text:p>
          </table:table-cell>
          <table:table-cell table:style-name="ce33"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853553e-01</text:p>
          </table:table-cell>
          <table:table-cell table:formula="of:=NUMBERVALUE([.B5];&quot;.&quot;)" office:value-type="float" office:value="0.1853553" calcext:value-type="float">
            <text:p>0,1853553</text:p>
          </table:table-cell>
          <table:table-cell office:value-type="string" calcext:value-type="string">
            <text:p>1.776888e-01</text:p>
          </table:table-cell>
          <table:table-cell table:formula="of:=NUMBERVALUE([.D5];&quot;.&quot;)" office:value-type="float" office:value="0.1776888" calcext:value-type="float">
            <text:p>0,1776888</text:p>
          </table:table-cell>
          <table:table-cell office:value-type="string" calcext:value-type="string">
            <text:p>1.779778e-01</text:p>
          </table:table-cell>
          <table:table-cell table:formula="of:=NUMBERVALUE([.F5];&quot;.&quot;)" office:value-type="float" office:value="0.1779778" calcext:value-type="float">
            <text:p>0,1779778</text:p>
          </table:table-cell>
          <table:table-cell office:value-type="string" calcext:value-type="string">
            <text:p>1.752879e-01</text:p>
          </table:table-cell>
          <table:table-cell table:formula="of:=NUMBERVALUE([.H5];&quot;.&quot;)" office:value-type="float" office:value="0.1752879" calcext:value-type="float">
            <text:p>0,1752879</text:p>
          </table:table-cell>
          <table:table-cell office:value-type="string" calcext:value-type="string">
            <text:p>1.747305e-01</text:p>
          </table:table-cell>
          <table:table-cell table:formula="of:=NUMBERVALUE([.J5];&quot;.&quot;)" office:value-type="float" office:value="0.1747305" calcext:value-type="float">
            <text:p>0,1747305</text:p>
          </table:table-cell>
          <table:table-cell table:style-name="ce34"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33.59507%</text:p>
          </table:table-cell>
          <table:table-cell table:formula="of:=NUMBERVALUE([.B6];&quot;.&quot;)" office:value-type="float" office:value="0.3359507" calcext:value-type="float">
            <text:p>0,3359507</text:p>
          </table:table-cell>
          <table:table-cell office:value-type="string" calcext:value-type="string">
            <text:p>26.73610%</text:p>
          </table:table-cell>
          <table:table-cell table:formula="of:=NUMBERVALUE([.D6];&quot;.&quot;)" office:value-type="float" office:value="0.267361" calcext:value-type="float">
            <text:p>0,267361</text:p>
          </table:table-cell>
          <table:table-cell office:value-type="string" calcext:value-type="string">
            <text:p>26.94226%</text:p>
          </table:table-cell>
          <table:table-cell table:formula="of:=NUMBERVALUE([.F6];&quot;.&quot;)" office:value-type="float" office:value="0.2694226" calcext:value-type="float">
            <text:p>0,2694226</text:p>
          </table:table-cell>
          <table:table-cell office:value-type="string" calcext:value-type="string">
            <text:p>21.17142%</text:p>
          </table:table-cell>
          <table:table-cell table:formula="of:=NUMBERVALUE([.H6];&quot;.&quot;)" office:value-type="float" office:value="0.2117142" calcext:value-type="float">
            <text:p>0,2117142</text:p>
          </table:table-cell>
          <table:table-cell office:value-type="string" calcext:value-type="string">
            <text:p>21.73750%</text:p>
          </table:table-cell>
          <table:table-cell table:formula="of:=NUMBERVALUE([.J6];&quot;.&quot;)" office:value-type="float" office:value="0.217375" calcext:value-type="float">
            <text:p>0,217375</text:p>
          </table:table-cell>
          <table:table-cell table:style-name="ce35"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09.90429%</text:p>
          </table:table-cell>
          <table:table-cell table:formula="of:=NUMBERVALUE([.B7];&quot;.&quot;)" office:value-type="float" office:value="1.0990429" calcext:value-type="float">
            <text:p>1,0990429</text:p>
          </table:table-cell>
          <table:table-cell office:value-type="string" calcext:value-type="string">
            <text:p>96.06857%</text:p>
          </table:table-cell>
          <table:table-cell table:formula="of:=NUMBERVALUE([.D7];&quot;.&quot;)" office:value-type="float" office:value="0.9606857" calcext:value-type="float">
            <text:p>0,9606857</text:p>
          </table:table-cell>
          <table:table-cell office:value-type="string" calcext:value-type="string">
            <text:p>111.75315%</text:p>
          </table:table-cell>
          <table:table-cell table:formula="of:=NUMBERVALUE([.F7];&quot;.&quot;)" office:value-type="float" office:value="1.1175315" calcext:value-type="float">
            <text:p>1,1175315</text:p>
          </table:table-cell>
          <table:table-cell office:value-type="string" calcext:value-type="string">
            <text:p>100.87138%</text:p>
          </table:table-cell>
          <table:table-cell table:formula="of:=NUMBERVALUE([.H7];&quot;.&quot;)" office:value-type="float" office:value="1.0087138" calcext:value-type="float">
            <text:p>1,0087138</text:p>
          </table:table-cell>
          <table:table-cell office:value-type="string" calcext:value-type="string">
            <text:p>107.91875%</text:p>
          </table:table-cell>
          <table:table-cell table:formula="of:=NUMBERVALUE([.J7];&quot;.&quot;)" office:value-type="float" office:value="1.0791875" calcext:value-type="float">
            <text:p>1,0791875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66405</text:p>
          </table:table-cell>
          <table:table-cell table:formula="of:=NUMBERVALUE([.B8];&quot;.&quot;)" office:value-type="float" office:value="0.66405" calcext:value-type="float">
            <text:p>0,66405</text:p>
          </table:table-cell>
          <table:table-cell office:value-type="string" calcext:value-type="string">
            <text:p>0.73264</text:p>
          </table:table-cell>
          <table:table-cell table:formula="of:=NUMBERVALUE([.D8];&quot;.&quot;)" office:value-type="float" office:value="0.73264" calcext:value-type="float">
            <text:p>0,73264</text:p>
          </table:table-cell>
          <table:table-cell office:value-type="string" calcext:value-type="string">
            <text:p>0.73058</text:p>
          </table:table-cell>
          <table:table-cell table:formula="of:=NUMBERVALUE([.F8];&quot;.&quot;)" office:value-type="float" office:value="0.73058" calcext:value-type="float">
            <text:p>0,73058</text:p>
          </table:table-cell>
          <table:table-cell office:value-type="string" calcext:value-type="string">
            <text:p>0.78829</text:p>
          </table:table-cell>
          <table:table-cell table:formula="of:=NUMBERVALUE([.H8];&quot;.&quot;)" office:value-type="float" office:value="0.78829" calcext:value-type="float">
            <text:p>0,78829</text:p>
          </table:table-cell>
          <table:table-cell office:value-type="string" calcext:value-type="string">
            <text:p>0.78263</text:p>
          </table:table-cell>
          <table:table-cell table:formula="of:=NUMBERVALUE([.J8];&quot;.&quot;)" office:value-type="float" office:value="0.78263" calcext:value-type="float">
            <text:p>0,78263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66815</text:p>
          </table:table-cell>
          <table:table-cell table:formula="of:=NUMBERVALUE([.B9];&quot;.&quot;)" office:value-type="float" office:value="0.0066815" calcext:value-type="float">
            <text:p>0,0066815</text:p>
          </table:table-cell>
          <table:table-cell office:value-type="string" calcext:value-type="string">
            <text:p>0.0062411</text:p>
          </table:table-cell>
          <table:table-cell table:formula="of:=NUMBERVALUE([.D9];&quot;.&quot;)" office:value-type="float" office:value="0.0062411" calcext:value-type="float">
            <text:p>0,0062411</text:p>
          </table:table-cell>
          <table:table-cell office:value-type="string" calcext:value-type="string">
            <text:p>0.0067403</text:p>
          </table:table-cell>
          <table:table-cell table:formula="of:=NUMBERVALUE([.F9];&quot;.&quot;)" office:value-type="float" office:value="0.0067403" calcext:value-type="float">
            <text:p>0,0067403</text:p>
          </table:table-cell>
          <table:table-cell office:value-type="string" calcext:value-type="string">
            <text:p>0.0063939</text:p>
          </table:table-cell>
          <table:table-cell table:formula="of:=NUMBERVALUE([.H9];&quot;.&quot;)" office:value-type="float" office:value="0.0063939" calcext:value-type="float">
            <text:p>0,0063939</text:p>
          </table:table-cell>
          <table:table-cell office:value-type="string" calcext:value-type="string">
            <text:p>0.0066183</text:p>
          </table:table-cell>
          <table:table-cell table:formula="of:=NUMBERVALUE([.J9];&quot;.&quot;)" office:value-type="float" office:value="0.0066183" calcext:value-type="float">
            <text:p>0,0066183</text:p>
          </table:table-cell>
          <table:table-cell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48" table:number-columns-repeated="8"/>
          <table:table-cell/>
          <table:table-cell table:style-name="ce48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4.15</text:p>
          </table:table-cell>
          <table:table-cell table:style-name="ce66" table:formula="of:=TIME(0;0;NUMBERVALUE([.B11];&quot;.&quot;))" office:value-type="time" office:time-value="PT00H00M04.15S" calcext:value-type="time">
            <text:p>00:00:04</text:p>
          </table:table-cell>
          <table:table-cell office:value-type="string" calcext:value-type="string">
            <text:p>5.22</text:p>
          </table:table-cell>
          <table:table-cell table:style-name="ce66" table:formula="of:=TIME(0;0;NUMBERVALUE([.D11];&quot;.&quot;))" office:value-type="time" office:time-value="PT00H00M05.22S" calcext:value-type="time">
            <text:p>00:00:05</text:p>
          </table:table-cell>
          <table:table-cell office:value-type="string" calcext:value-type="string">
            <text:p>5.08</text:p>
          </table:table-cell>
          <table:table-cell table:style-name="ce66" table:formula="of:=TIME(0;0;NUMBERVALUE([.F11];&quot;.&quot;))" office:value-type="time" office:time-value="PT00H00M05.08S" calcext:value-type="time">
            <text:p>00:00:05</text:p>
          </table:table-cell>
          <table:table-cell office:value-type="string" calcext:value-type="string">
            <text:p>20.8</text:p>
          </table:table-cell>
          <table:table-cell table:style-name="ce66" table:formula="of:=TIME(0;0;NUMBERVALUE([.H11];&quot;.&quot;))" office:value-type="time" office:time-value="PT00H00M20.8S" calcext:value-type="time">
            <text:p>00:00:20</text:p>
          </table:table-cell>
          <table:table-cell office:value-type="string" calcext:value-type="string">
            <text:p>9.45</text:p>
          </table:table-cell>
          <table:table-cell table:style-name="ce66" table:formula="of:=TIME(0;0;NUMBERVALUE([.J11];&quot;.&quot;))" office:value-type="time" office:time-value="PT00H00M09.45S" calcext:value-type="time">
            <text:p>00:00:09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853553e-01</text:p>
          </table:table-cell>
          <table:table-cell table:formula="of:=NUMBERVALUE([.B12];&quot;.&quot;)" office:value-type="float" office:value="0.1853553" calcext:value-type="float">
            <text:p>0,1853553</text:p>
          </table:table-cell>
          <table:table-cell office:value-type="string" calcext:value-type="string">
            <text:p>1.776888e-01</text:p>
          </table:table-cell>
          <table:table-cell table:formula="of:=NUMBERVALUE([.D12];&quot;.&quot;)" office:value-type="float" office:value="0.1776888" calcext:value-type="float">
            <text:p>0,1776888</text:p>
          </table:table-cell>
          <table:table-cell office:value-type="string" calcext:value-type="string">
            <text:p>1.779778e-01</text:p>
          </table:table-cell>
          <table:table-cell table:formula="of:=NUMBERVALUE([.F12];&quot;.&quot;)" office:value-type="float" office:value="0.1779778" calcext:value-type="float">
            <text:p>0,1779778</text:p>
          </table:table-cell>
          <table:table-cell office:value-type="string" calcext:value-type="string">
            <text:p>1.752879e-01</text:p>
          </table:table-cell>
          <table:table-cell table:formula="of:=NUMBERVALUE([.H12];&quot;.&quot;)" office:value-type="float" office:value="0.1752879" calcext:value-type="float">
            <text:p>0,1752879</text:p>
          </table:table-cell>
          <table:table-cell office:value-type="string" calcext:value-type="string">
            <text:p>1.747305e-01</text:p>
          </table:table-cell>
          <table:table-cell table:formula="of:=NUMBERVALUE([.J12];&quot;.&quot;)" office:value-type="float" office:value="0.1747305" calcext:value-type="float">
            <text:p>0,1747305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33.59507%</text:p>
          </table:table-cell>
          <table:table-cell table:formula="of:=NUMBERVALUE([.B13];&quot;.&quot;)" office:value-type="float" office:value="0.3359507" calcext:value-type="float">
            <text:p>0,3359507</text:p>
          </table:table-cell>
          <table:table-cell office:value-type="string" calcext:value-type="string">
            <text:p>26.73610%</text:p>
          </table:table-cell>
          <table:table-cell table:formula="of:=NUMBERVALUE([.D13];&quot;.&quot;)" office:value-type="float" office:value="0.267361" calcext:value-type="float">
            <text:p>0,267361</text:p>
          </table:table-cell>
          <table:table-cell office:value-type="string" calcext:value-type="string">
            <text:p>26.94226%</text:p>
          </table:table-cell>
          <table:table-cell table:formula="of:=NUMBERVALUE([.F13];&quot;.&quot;)" office:value-type="float" office:value="0.2694226" calcext:value-type="float">
            <text:p>0,2694226</text:p>
          </table:table-cell>
          <table:table-cell office:value-type="string" calcext:value-type="string">
            <text:p>21.17142%</text:p>
          </table:table-cell>
          <table:table-cell table:formula="of:=NUMBERVALUE([.H13];&quot;.&quot;)" office:value-type="float" office:value="0.2117142" calcext:value-type="float">
            <text:p>0,2117142</text:p>
          </table:table-cell>
          <table:table-cell office:value-type="string" calcext:value-type="string">
            <text:p>21.73750%</text:p>
          </table:table-cell>
          <table:table-cell table:formula="of:=NUMBERVALUE([.J13];&quot;.&quot;)" office:value-type="float" office:value="0.217375" calcext:value-type="float">
            <text:p>0,217375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09.90429%</text:p>
          </table:table-cell>
          <table:table-cell table:formula="of:=NUMBERVALUE([.B14];&quot;.&quot;)" office:value-type="float" office:value="1.0990429" calcext:value-type="float">
            <text:p>1,0990429</text:p>
          </table:table-cell>
          <table:table-cell office:value-type="string" calcext:value-type="string">
            <text:p>96.06857%</text:p>
          </table:table-cell>
          <table:table-cell table:formula="of:=NUMBERVALUE([.D14];&quot;.&quot;)" office:value-type="float" office:value="0.9606857" calcext:value-type="float">
            <text:p>0,9606857</text:p>
          </table:table-cell>
          <table:table-cell office:value-type="string" calcext:value-type="string">
            <text:p>111.75315%</text:p>
          </table:table-cell>
          <table:table-cell table:formula="of:=NUMBERVALUE([.F14];&quot;.&quot;)" office:value-type="float" office:value="1.1175315" calcext:value-type="float">
            <text:p>1,1175315</text:p>
          </table:table-cell>
          <table:table-cell office:value-type="string" calcext:value-type="string">
            <text:p>100.87138%</text:p>
          </table:table-cell>
          <table:table-cell table:formula="of:=NUMBERVALUE([.H14];&quot;.&quot;)" office:value-type="float" office:value="1.0087138" calcext:value-type="float">
            <text:p>1,0087138</text:p>
          </table:table-cell>
          <table:table-cell office:value-type="string" calcext:value-type="string">
            <text:p>107.91875%</text:p>
          </table:table-cell>
          <table:table-cell table:formula="of:=NUMBERVALUE([.J14];&quot;.&quot;)" office:value-type="float" office:value="1.0791875" calcext:value-type="float">
            <text:p>1,0791875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66405</text:p>
          </table:table-cell>
          <table:table-cell table:formula="of:=NUMBERVALUE([.B15];&quot;.&quot;)" office:value-type="float" office:value="0.66405" calcext:value-type="float">
            <text:p>0,66405</text:p>
          </table:table-cell>
          <table:table-cell office:value-type="string" calcext:value-type="string">
            <text:p>0.73264</text:p>
          </table:table-cell>
          <table:table-cell table:formula="of:=NUMBERVALUE([.D15];&quot;.&quot;)" office:value-type="float" office:value="0.73264" calcext:value-type="float">
            <text:p>0,73264</text:p>
          </table:table-cell>
          <table:table-cell office:value-type="string" calcext:value-type="string">
            <text:p>0.73058</text:p>
          </table:table-cell>
          <table:table-cell table:formula="of:=NUMBERVALUE([.F15];&quot;.&quot;)" office:value-type="float" office:value="0.73058" calcext:value-type="float">
            <text:p>0,73058</text:p>
          </table:table-cell>
          <table:table-cell office:value-type="string" calcext:value-type="string">
            <text:p>0.78829</text:p>
          </table:table-cell>
          <table:table-cell table:formula="of:=NUMBERVALUE([.H15];&quot;.&quot;)" office:value-type="float" office:value="0.78829" calcext:value-type="float">
            <text:p>0,78829</text:p>
          </table:table-cell>
          <table:table-cell office:value-type="string" calcext:value-type="string">
            <text:p>0.78263</text:p>
          </table:table-cell>
          <table:table-cell table:formula="of:=NUMBERVALUE([.J15];&quot;.&quot;)" office:value-type="float" office:value="0.78263" calcext:value-type="float">
            <text:p>0,78263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66815</text:p>
          </table:table-cell>
          <table:table-cell table:formula="of:=NUMBERVALUE([.B16];&quot;.&quot;)" office:value-type="float" office:value="0.0066815" calcext:value-type="float">
            <text:p>0,0066815</text:p>
          </table:table-cell>
          <table:table-cell office:value-type="string" calcext:value-type="string">
            <text:p>0.0062411</text:p>
          </table:table-cell>
          <table:table-cell table:formula="of:=NUMBERVALUE([.D16];&quot;.&quot;)" office:value-type="float" office:value="0.0062411" calcext:value-type="float">
            <text:p>0,0062411</text:p>
          </table:table-cell>
          <table:table-cell office:value-type="string" calcext:value-type="string">
            <text:p>0.0067403</text:p>
          </table:table-cell>
          <table:table-cell table:formula="of:=NUMBERVALUE([.F16];&quot;.&quot;)" office:value-type="float" office:value="0.0067403" calcext:value-type="float">
            <text:p>0,0067403</text:p>
          </table:table-cell>
          <table:table-cell office:value-type="string" calcext:value-type="string">
            <text:p>0.0063939</text:p>
          </table:table-cell>
          <table:table-cell table:formula="of:=NUMBERVALUE([.H16];&quot;.&quot;)" office:value-type="float" office:value="0.0063939" calcext:value-type="float">
            <text:p>0,0063939</text:p>
          </table:table-cell>
          <table:table-cell office:value-type="string" calcext:value-type="string">
            <text:p>0.0066183</text:p>
          </table:table-cell>
          <table:table-cell table:formula="of:=NUMBERVALUE([.J16];&quot;.&quot;)" office:value-type="float" office:value="0.0066183" calcext:value-type="float">
            <text:p>0,0066183</text:p>
          </table:table-cell>
          <table:table-cell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48" table:number-columns-repeated="8"/>
          <table:table-cell/>
          <table:table-cell table:style-name="ce48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4.1</text:p>
          </table:table-cell>
          <table:table-cell table:style-name="ce66" table:formula="of:=TIME(0;0;NUMBERVALUE([.B18];&quot;.&quot;))" office:value-type="time" office:time-value="PT00H00M04.1S" calcext:value-type="time">
            <text:p>00:00:04</text:p>
          </table:table-cell>
          <table:table-cell office:value-type="string" calcext:value-type="string">
            <text:p>5.41</text:p>
          </table:table-cell>
          <table:table-cell table:style-name="ce66" table:formula="of:=TIME(0;0;NUMBERVALUE([.D18];&quot;.&quot;))" office:value-type="time" office:time-value="PT00H00M05.41S" calcext:value-type="time">
            <text:p>00:00:05</text:p>
          </table:table-cell>
          <table:table-cell office:value-type="string" calcext:value-type="string">
            <text:p>4.92</text:p>
          </table:table-cell>
          <table:table-cell table:style-name="ce66" table:formula="of:=TIME(0;0;NUMBERVALUE([.F18];&quot;.&quot;))" office:value-type="time" office:time-value="PT00H00M04.92S" calcext:value-type="time">
            <text:p>00:00:04</text:p>
          </table:table-cell>
          <table:table-cell table:style-name="ce45" office:value-type="float" office:value="23" calcext:value-type="float">
            <text:p>23</text:p>
          </table:table-cell>
          <table:table-cell table:style-name="ce66" table:formula="of:=TIME(0;0;NUMBERVALUE([.H18];&quot;.&quot;))" office:value-type="time" office:time-value="PT00H00M23S" calcext:value-type="time">
            <text:p>00:00:23</text:p>
          </table:table-cell>
          <table:table-cell office:value-type="string" calcext:value-type="string">
            <text:p>9.95 </text:p>
          </table:table-cell>
          <table:table-cell table:style-name="ce66" table:formula="of:=TIME(0;0;NUMBERVALUE([.J18];&quot;.&quot;))" office:value-type="time" office:time-value="PT00H00M09.95S" calcext:value-type="time">
            <text:p>00:00:09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853553e-01</text:p>
          </table:table-cell>
          <table:table-cell table:formula="of:=NUMBERVALUE([.B19];&quot;.&quot;)" office:value-type="float" office:value="0.1853553" calcext:value-type="float">
            <text:p>0,1853553</text:p>
          </table:table-cell>
          <table:table-cell office:value-type="string" calcext:value-type="string">
            <text:p>1.776888e-01</text:p>
          </table:table-cell>
          <table:table-cell table:formula="of:=NUMBERVALUE([.D19];&quot;.&quot;)" office:value-type="float" office:value="0.1776888" calcext:value-type="float">
            <text:p>0,1776888</text:p>
          </table:table-cell>
          <table:table-cell office:value-type="string" calcext:value-type="string">
            <text:p>1.779778e-01</text:p>
          </table:table-cell>
          <table:table-cell table:formula="of:=NUMBERVALUE([.F19];&quot;.&quot;)" office:value-type="float" office:value="0.1779778" calcext:value-type="float">
            <text:p>0,1779778</text:p>
          </table:table-cell>
          <table:table-cell table:style-name="ce45" office:value-type="string" calcext:value-type="string">
            <text:p>1.752879e-01</text:p>
          </table:table-cell>
          <table:table-cell table:formula="of:=NUMBERVALUE([.H19];&quot;.&quot;)" office:value-type="float" office:value="0.1752879" calcext:value-type="float">
            <text:p>0,1752879</text:p>
          </table:table-cell>
          <table:table-cell office:value-type="string" calcext:value-type="string">
            <text:p>1.747305e-01</text:p>
          </table:table-cell>
          <table:table-cell table:formula="of:=NUMBERVALUE([.J19];&quot;.&quot;)" office:value-type="float" office:value="0.1747305" calcext:value-type="float">
            <text:p>0,1747305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33.59507%</text:p>
          </table:table-cell>
          <table:table-cell table:formula="of:=NUMBERVALUE([.B20];&quot;.&quot;)" office:value-type="float" office:value="0.3359507" calcext:value-type="float">
            <text:p>0,3359507</text:p>
          </table:table-cell>
          <table:table-cell office:value-type="string" calcext:value-type="string">
            <text:p>26.73610%</text:p>
          </table:table-cell>
          <table:table-cell table:formula="of:=NUMBERVALUE([.D20];&quot;.&quot;)" office:value-type="float" office:value="0.267361" calcext:value-type="float">
            <text:p>0,267361</text:p>
          </table:table-cell>
          <table:table-cell office:value-type="string" calcext:value-type="string">
            <text:p>26.94226%</text:p>
          </table:table-cell>
          <table:table-cell table:formula="of:=NUMBERVALUE([.F20];&quot;.&quot;)" office:value-type="float" office:value="0.2694226" calcext:value-type="float">
            <text:p>0,2694226</text:p>
          </table:table-cell>
          <table:table-cell table:style-name="ce45" office:value-type="string" calcext:value-type="string">
            <text:p>21.17142%</text:p>
          </table:table-cell>
          <table:table-cell table:formula="of:=NUMBERVALUE([.H20];&quot;.&quot;)" office:value-type="float" office:value="0.2117142" calcext:value-type="float">
            <text:p>0,2117142</text:p>
          </table:table-cell>
          <table:table-cell office:value-type="string" calcext:value-type="string">
            <text:p>21.73750%</text:p>
          </table:table-cell>
          <table:table-cell table:formula="of:=NUMBERVALUE([.J20];&quot;.&quot;)" office:value-type="float" office:value="0.217375" calcext:value-type="float">
            <text:p>0,217375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09.90429%</text:p>
          </table:table-cell>
          <table:table-cell table:formula="of:=NUMBERVALUE([.B21];&quot;.&quot;)" office:value-type="float" office:value="1.0990429" calcext:value-type="float">
            <text:p>1,0990429</text:p>
          </table:table-cell>
          <table:table-cell office:value-type="string" calcext:value-type="string">
            <text:p>96.06857%</text:p>
          </table:table-cell>
          <table:table-cell table:formula="of:=NUMBERVALUE([.D21];&quot;.&quot;)" office:value-type="float" office:value="0.9606857" calcext:value-type="float">
            <text:p>0,9606857</text:p>
          </table:table-cell>
          <table:table-cell office:value-type="string" calcext:value-type="string">
            <text:p>111.75315%</text:p>
          </table:table-cell>
          <table:table-cell table:formula="of:=NUMBERVALUE([.F21];&quot;.&quot;)" office:value-type="float" office:value="1.1175315" calcext:value-type="float">
            <text:p>1,1175315</text:p>
          </table:table-cell>
          <table:table-cell table:style-name="ce45" office:value-type="string" calcext:value-type="string">
            <text:p>100.87138%</text:p>
          </table:table-cell>
          <table:table-cell table:formula="of:=NUMBERVALUE([.H21];&quot;.&quot;)" office:value-type="float" office:value="1.0087138" calcext:value-type="float">
            <text:p>1,0087138</text:p>
          </table:table-cell>
          <table:table-cell office:value-type="string" calcext:value-type="string">
            <text:p>107.91875%</text:p>
          </table:table-cell>
          <table:table-cell table:formula="of:=NUMBERVALUE([.J21];&quot;.&quot;)" office:value-type="float" office:value="1.0791875" calcext:value-type="float">
            <text:p>1,0791875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66405</text:p>
          </table:table-cell>
          <table:table-cell table:formula="of:=NUMBERVALUE([.B22];&quot;.&quot;)" office:value-type="float" office:value="0.66405" calcext:value-type="float">
            <text:p>0,66405</text:p>
          </table:table-cell>
          <table:table-cell office:value-type="string" calcext:value-type="string">
            <text:p>0.73264</text:p>
          </table:table-cell>
          <table:table-cell table:formula="of:=NUMBERVALUE([.D22];&quot;.&quot;)" office:value-type="float" office:value="0.73264" calcext:value-type="float">
            <text:p>0,73264</text:p>
          </table:table-cell>
          <table:table-cell office:value-type="string" calcext:value-type="string">
            <text:p>0.73058</text:p>
          </table:table-cell>
          <table:table-cell table:formula="of:=NUMBERVALUE([.F22];&quot;.&quot;)" office:value-type="float" office:value="0.73058" calcext:value-type="float">
            <text:p>0,73058</text:p>
          </table:table-cell>
          <table:table-cell table:style-name="ce45" office:value-type="string" calcext:value-type="string">
            <text:p>0.78829</text:p>
          </table:table-cell>
          <table:table-cell table:formula="of:=NUMBERVALUE([.H22];&quot;.&quot;)" office:value-type="float" office:value="0.78829" calcext:value-type="float">
            <text:p>0,78829</text:p>
          </table:table-cell>
          <table:table-cell office:value-type="string" calcext:value-type="string">
            <text:p>0.78263</text:p>
          </table:table-cell>
          <table:table-cell table:formula="of:=NUMBERVALUE([.J22];&quot;.&quot;)" office:value-type="float" office:value="0.78263" calcext:value-type="float">
            <text:p>0,78263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66815</text:p>
          </table:table-cell>
          <table:table-cell table:formula="of:=NUMBERVALUE([.B23];&quot;.&quot;)" office:value-type="float" office:value="0.0066815" calcext:value-type="float">
            <text:p>0,0066815</text:p>
          </table:table-cell>
          <table:table-cell office:value-type="string" calcext:value-type="string">
            <text:p>0.0062411</text:p>
          </table:table-cell>
          <table:table-cell table:formula="of:=NUMBERVALUE([.D23];&quot;.&quot;)" office:value-type="float" office:value="0.0062411" calcext:value-type="float">
            <text:p>0,0062411</text:p>
          </table:table-cell>
          <table:table-cell office:value-type="string" calcext:value-type="string">
            <text:p>0.0067403</text:p>
          </table:table-cell>
          <table:table-cell table:formula="of:=NUMBERVALUE([.F23];&quot;.&quot;)" office:value-type="float" office:value="0.0067403" calcext:value-type="float">
            <text:p>0,0067403</text:p>
          </table:table-cell>
          <table:table-cell table:style-name="ce45" office:value-type="string" calcext:value-type="string">
            <text:p>0.0063939</text:p>
          </table:table-cell>
          <table:table-cell table:formula="of:=NUMBERVALUE([.H23];&quot;.&quot;)" office:value-type="float" office:value="0.0063939" calcext:value-type="float">
            <text:p>0,0063939</text:p>
          </table:table-cell>
          <table:table-cell office:value-type="string" calcext:value-type="string">
            <text:p>0.0066183</text:p>
          </table:table-cell>
          <table:table-cell table:formula="of:=NUMBERVALUE([.J23];&quot;.&quot;)" office:value-type="float" office:value="0.0066183" calcext:value-type="float">
            <text:p>0,0066183</text:p>
          </table:table-cell>
          <table:table-cell/>
        </table:table-row>
        <table:table-row table:style-name="ro1">
          <table:table-cell table:number-columns-repeated="7"/>
          <table:table-cell table:style-name="ce45"/>
          <table:table-cell table:number-columns-repeated="4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4];[.C11];[.C18])" office:value-type="time" office:time-value="PT00H00M04.186666667S" calcext:value-type="time">
            <text:p>00:00:04</text:p>
          </table:table-cell>
          <table:table-cell/>
          <table:table-cell table:style-name="ce68" table:formula="of:=AVERAGE([.E4];[.E11];[.E18])" office:value-type="time" office:time-value="PT00H00M05.36S" calcext:value-type="time">
            <text:p>00:00:05</text:p>
          </table:table-cell>
          <table:table-cell/>
          <table:table-cell table:style-name="ce68" table:formula="of:=AVERAGE([.G4];[.G11];[.G18])" office:value-type="time" office:time-value="PT00H00M05.033333333S" calcext:value-type="time">
            <text:p>00:00:05</text:p>
          </table:table-cell>
          <table:table-cell/>
          <table:table-cell table:style-name="ce68" table:formula="of:=AVERAGE([.I4];[.I11];[.I18])" office:value-type="time" office:time-value="PT00H00M21.733333333S" calcext:value-type="time">
            <text:p>00:00:21</text:p>
          </table:table-cell>
          <table:table-cell/>
          <table:table-cell table:style-name="ce68" table:formula="of:=AVERAGE([.K4];[.K11];[.K18])" office:value-type="time" office:time-value="PT00H00M09.43S" calcext:value-type="time">
            <text:p>00:00:09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5];[.C12];[.C19])" office:value-type="float" office:value="0.1853553" calcext:value-type="float">
            <text:p>0,1853553</text:p>
          </table:table-cell>
          <table:table-cell/>
          <table:table-cell table:style-name="ce70" table:formula="of:=AVERAGE([.E5];[.E12];[.E19])" office:value-type="float" office:value="0.1776888" calcext:value-type="float">
            <text:p>0,1776888</text:p>
          </table:table-cell>
          <table:table-cell/>
          <table:table-cell table:style-name="ce70" table:formula="of:=AVERAGE([.G5];[.G12];[.G19])" office:value-type="float" office:value="0.1779778" calcext:value-type="float">
            <text:p>0,1779778</text:p>
          </table:table-cell>
          <table:table-cell/>
          <table:table-cell table:style-name="ce70" table:formula="of:=AVERAGE([.I5];[.I12];[.I19])" office:value-type="float" office:value="0.1752879" calcext:value-type="float">
            <text:p>0,1752879</text:p>
          </table:table-cell>
          <table:table-cell/>
          <table:table-cell table:style-name="ce70" table:formula="of:=AVERAGE([.K5];[.K12];[.K19])" office:value-type="float" office:value="0.1747305" calcext:value-type="float">
            <text:p>0,1747305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6];[.C13];[.C20])" office:value-type="float" office:value="0.3359507" calcext:value-type="float">
            <text:p>0,3359507</text:p>
          </table:table-cell>
          <table:table-cell/>
          <table:table-cell table:style-name="ce70" table:formula="of:=AVERAGE([.E6];[.E13];[.E20])" office:value-type="float" office:value="0.267361" calcext:value-type="float">
            <text:p>0,267361</text:p>
          </table:table-cell>
          <table:table-cell/>
          <table:table-cell table:style-name="ce70" table:formula="of:=AVERAGE([.G6];[.G13];[.G20])" office:value-type="float" office:value="0.2694226" calcext:value-type="float">
            <text:p>0,2694226</text:p>
          </table:table-cell>
          <table:table-cell/>
          <table:table-cell table:style-name="ce70" table:formula="of:=AVERAGE([.I6];[.I13];[.I20])" office:value-type="float" office:value="0.2117142" calcext:value-type="float">
            <text:p>0,2117142</text:p>
          </table:table-cell>
          <table:table-cell/>
          <table:table-cell table:style-name="ce70" table:formula="of:=AVERAGE([.K6];[.K13];[.K20])" office:value-type="float" office:value="0.217375" calcext:value-type="float">
            <text:p>0,217375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7];[.C14];[.C21])" office:value-type="float" office:value="1.0990429" calcext:value-type="float">
            <text:p>1,0990429</text:p>
          </table:table-cell>
          <table:table-cell/>
          <table:table-cell table:style-name="ce70" table:formula="of:=AVERAGE([.E7];[.E14];[.E21])" office:value-type="float" office:value="0.9606857" calcext:value-type="float">
            <text:p>0,9606857</text:p>
          </table:table-cell>
          <table:table-cell/>
          <table:table-cell table:style-name="ce70" table:formula="of:=AVERAGE([.G7];[.G14];[.G21])" office:value-type="float" office:value="1.1175315" calcext:value-type="float">
            <text:p>1,1175315</text:p>
          </table:table-cell>
          <table:table-cell/>
          <table:table-cell table:style-name="ce70" table:formula="of:=AVERAGE([.I7];[.I14];[.I21])" office:value-type="float" office:value="1.0087138" calcext:value-type="float">
            <text:p>1,0087138</text:p>
          </table:table-cell>
          <table:table-cell/>
          <table:table-cell table:style-name="ce70" table:formula="of:=AVERAGE([.K7];[.K14];[.K21])" office:value-type="float" office:value="1.0791875" calcext:value-type="float">
            <text:p>1,0791875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8];[.C15];[.C22])" office:value-type="float" office:value="0.66405" calcext:value-type="float">
            <text:p>0,66405</text:p>
          </table:table-cell>
          <table:table-cell/>
          <table:table-cell table:style-name="ce70" table:formula="of:=AVERAGE([.E8];[.E15];[.E22])" office:value-type="float" office:value="0.73264" calcext:value-type="float">
            <text:p>0,73264</text:p>
          </table:table-cell>
          <table:table-cell/>
          <table:table-cell table:style-name="ce70" table:formula="of:=AVERAGE([.G8];[.G15];[.G22])" office:value-type="float" office:value="0.73058" calcext:value-type="float">
            <text:p>0,73058</text:p>
          </table:table-cell>
          <table:table-cell/>
          <table:table-cell table:style-name="ce70" table:formula="of:=AVERAGE([.I8];[.I15];[.I22])" office:value-type="float" office:value="0.78829" calcext:value-type="float">
            <text:p>0,78829</text:p>
          </table:table-cell>
          <table:table-cell/>
          <table:table-cell table:style-name="ce70" table:formula="of:=AVERAGE([.K8];[.K15];[.K22])" office:value-type="float" office:value="0.78263" calcext:value-type="float">
            <text:p>0,78263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9];[.C16];[.C23])" office:value-type="float" office:value="0.0066815" calcext:value-type="float">
            <text:p>0,0066815</text:p>
          </table:table-cell>
          <table:table-cell/>
          <table:table-cell table:style-name="ce70" table:formula="of:=AVERAGE([.E9];[.E16];[.E23])" office:value-type="float" office:value="0.0062411" calcext:value-type="float">
            <text:p>0,0062411</text:p>
          </table:table-cell>
          <table:table-cell/>
          <table:table-cell table:style-name="ce70" table:formula="of:=AVERAGE([.G9];[.G16];[.G23])" office:value-type="float" office:value="0.0067403" calcext:value-type="float">
            <text:p>0,0067403</text:p>
          </table:table-cell>
          <table:table-cell/>
          <table:table-cell table:style-name="ce70" table:formula="of:=AVERAGE([.I9];[.I16];[.I23])" office:value-type="float" office:value="0.0063939" calcext:value-type="float">
            <text:p>0,0063939</text:p>
          </table:table-cell>
          <table:table-cell/>
          <table:table-cell table:style-name="ce70" table:formula="of:=AVERAGE([.K9];[.K16];[.K23])" office:value-type="float" office:value="0.0066183" calcext:value-type="float">
            <text:p>0,006618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34.5</text:p>
          </table:table-cell>
          <table:table-cell table:style-name="ce66" table:formula="of:=TIME(0;0;NUMBERVALUE([.B33];&quot;.&quot;))" office:value-type="time" office:time-value="PT00H00M34.5S" calcext:value-type="time">
            <text:p>00:00:34</text:p>
          </table:table-cell>
          <table:table-cell office:value-type="string" calcext:value-type="string">
            <text:p>51.2</text:p>
          </table:table-cell>
          <table:table-cell table:style-name="ce66" table:formula="of:=TIME(0;0;NUMBERVALUE([.D33];&quot;.&quot;))" office:value-type="time" office:time-value="PT00H00M51.2S" calcext:value-type="time">
            <text:p>00:00:51</text:p>
          </table:table-cell>
          <table:table-cell office:value-type="float" office:value="39" calcext:value-type="float">
            <text:p>39</text:p>
          </table:table-cell>
          <table:table-cell table:style-name="ce66" table:formula="of:=TIME(0;0;NUMBERVALUE([.F33];&quot;.&quot;))" office:value-type="time" office:time-value="PT00H00M39S" calcext:value-type="time">
            <text:p>00:00:39</text:p>
          </table:table-cell>
          <table:table-cell office:value-type="string" calcext:value-type="string">
            <text:p>59.2 </text:p>
          </table:table-cell>
          <table:table-cell table:style-name="ce66" table:formula="of:=TIME(0;0;NUMBERVALUE([.H33];&quot;.&quot;))" office:value-type="time" office:time-value="PT00H00M59.2S" calcext:value-type="time">
            <text:p>00:00:59</text:p>
          </table:table-cell>
          <table:table-cell office:value-type="string" calcext:value-type="string">
            <text:p>1min 11s</text:p>
          </table:table-cell>
          <table:table-cell table:style-name="ce33" table:formula="of:=TIME(0;LEFT([.J33];SEARCH(&quot;min&quot;;[.J33])-1);MID([.J33];SEARCH(&quot;min&quot;;[.J33])+4;(SEARCH(&quot;s&quot;;[.J33])-1)-(SEARCH(&quot;min&quot;;[.J33])+3)))" office:value-type="time" office:time-value="PT00H01M11S" calcext:value-type="time">
            <text:p>00:01:11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703315e-02</text:p>
          </table:table-cell>
          <table:table-cell table:formula="of:=NUMBERVALUE([.B34];&quot;.&quot;)" office:value-type="float" office:value="0.03703315" calcext:value-type="float">
            <text:p>0,03703315</text:p>
          </table:table-cell>
          <table:table-cell office:value-type="string" calcext:value-type="string">
            <text:p>2.519045e-02</text:p>
          </table:table-cell>
          <table:table-cell table:formula="of:=NUMBERVALUE([.D34];&quot;.&quot;)" office:value-type="float" office:value="0.02519045" calcext:value-type="float">
            <text:p>0,02519045</text:p>
          </table:table-cell>
          <table:table-cell office:value-type="string" calcext:value-type="string">
            <text:p>1.515239e-02</text:p>
          </table:table-cell>
          <table:table-cell table:formula="of:=NUMBERVALUE([.F34];&quot;.&quot;)" office:value-type="float" office:value="0.01515239" calcext:value-type="float">
            <text:p>0,01515239</text:p>
          </table:table-cell>
          <table:table-cell office:value-type="string" calcext:value-type="string">
            <text:p>1.771894e-02</text:p>
          </table:table-cell>
          <table:table-cell table:formula="of:=NUMBERVALUE([.H34];&quot;.&quot;)" office:value-type="float" office:value="0.01771894" calcext:value-type="float">
            <text:p>0,01771894</text:p>
          </table:table-cell>
          <table:table-cell office:value-type="string" calcext:value-type="string">
            <text:p>1.589525e-02</text:p>
          </table:table-cell>
          <table:table-cell table:formula="of:=NUMBERVALUE([.J34];&quot;.&quot;)" office:value-type="float" office:value="0.01589525" calcext:value-type="float">
            <text:p>0,01589525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4.89360%</text:p>
          </table:table-cell>
          <table:table-cell table:formula="of:=NUMBERVALUE([.B35];&quot;.&quot;)" office:value-type="float" office:value="0.048936" calcext:value-type="float">
            <text:p>0,048936</text:p>
          </table:table-cell>
          <table:table-cell office:value-type="string" calcext:value-type="string">
            <text:p>1.50222%</text:p>
          </table:table-cell>
          <table:table-cell table:formula="of:=NUMBERVALUE([.D35];&quot;.&quot;)" office:value-type="float" office:value="0.0150222" calcext:value-type="float">
            <text:p>0,0150222</text:p>
          </table:table-cell>
          <table:table-cell office:value-type="string" calcext:value-type="string">
            <text:p>0.79243%</text:p>
          </table:table-cell>
          <table:table-cell table:formula="of:=NUMBERVALUE([.F35];&quot;.&quot;)" office:value-type="float" office:value="0.0079243" calcext:value-type="float">
            <text:p>0,0079243</text:p>
          </table:table-cell>
          <table:table-cell office:value-type="string" calcext:value-type="string">
            <text:p>0.61222%</text:p>
          </table:table-cell>
          <table:table-cell table:formula="of:=NUMBERVALUE([.H35];&quot;.&quot;)" office:value-type="float" office:value="0.0061222" calcext:value-type="float">
            <text:p>0,0061222</text:p>
          </table:table-cell>
          <table:table-cell office:value-type="string" calcext:value-type="string">
            <text:p>0.24270%</text:p>
          </table:table-cell>
          <table:table-cell table:formula="of:=NUMBERVALUE([.J35];&quot;.&quot;)" office:value-type="float" office:value="0.002427" calcext:value-type="float">
            <text:p>0,002427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43.46243%</text:p>
          </table:table-cell>
          <table:table-cell table:formula="of:=NUMBERVALUE([.B36];&quot;.&quot;)" office:value-type="float" office:value="0.4346243" calcext:value-type="float">
            <text:p>0,4346243</text:p>
          </table:table-cell>
          <table:table-cell office:value-type="string" calcext:value-type="string">
            <text:p>14.71461%</text:p>
          </table:table-cell>
          <table:table-cell table:formula="of:=NUMBERVALUE([.D36];&quot;.&quot;)" office:value-type="float" office:value="0.1471461" calcext:value-type="float">
            <text:p>0,1471461</text:p>
          </table:table-cell>
          <table:table-cell office:value-type="string" calcext:value-type="string">
            <text:p>21.13384%</text:p>
          </table:table-cell>
          <table:table-cell table:formula="of:=NUMBERVALUE([.F36];&quot;.&quot;)" office:value-type="float" office:value="0.2113384" calcext:value-type="float">
            <text:p>0,2113384</text:p>
          </table:table-cell>
          <table:table-cell office:value-type="string" calcext:value-type="string">
            <text:p>7.57809%</text:p>
          </table:table-cell>
          <table:table-cell table:formula="of:=NUMBERVALUE([.H36];&quot;.&quot;)" office:value-type="float" office:value="0.0757809" calcext:value-type="float">
            <text:p>0,0757809</text:p>
          </table:table-cell>
          <table:table-cell office:value-type="string" calcext:value-type="string">
            <text:p>4.28949%</text:p>
          </table:table-cell>
          <table:table-cell table:formula="of:=NUMBERVALUE([.J36];&quot;.&quot;)" office:value-type="float" office:value="0.0428949" calcext:value-type="float">
            <text:p>0,0428949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5106</text:p>
          </table:table-cell>
          <table:table-cell table:formula="of:=NUMBERVALUE([.B37];&quot;.&quot;)" office:value-type="float" office:value="0.95106" calcext:value-type="float">
            <text:p>0,95106</text:p>
          </table:table-cell>
          <table:table-cell office:value-type="string" calcext:value-type="string">
            <text:p>0.98498</text:p>
          </table:table-cell>
          <table:table-cell table:formula="of:=NUMBERVALUE([.D37];&quot;.&quot;)" office:value-type="float" office:value="0.98498" calcext:value-type="float">
            <text:p>0,98498</text:p>
          </table:table-cell>
          <table:table-cell office:value-type="string" calcext:value-type="string">
            <text:p>0.99208</text:p>
          </table:table-cell>
          <table:table-cell table:formula="of:=NUMBERVALUE([.F37];&quot;.&quot;)" office:value-type="float" office:value="0.99208" calcext:value-type="float">
            <text:p>0,99208</text:p>
          </table:table-cell>
          <table:table-cell office:value-type="string" calcext:value-type="string">
            <text:p>0.99388</text:p>
          </table:table-cell>
          <table:table-cell table:formula="of:=NUMBERVALUE([.H37];&quot;.&quot;)" office:value-type="float" office:value="0.99388" calcext:value-type="float">
            <text:p>0,99388</text:p>
          </table:table-cell>
          <table:table-cell office:value-type="string" calcext:value-type="string">
            <text:p>0.99757</text:p>
          </table:table-cell>
          <table:table-cell table:formula="of:=NUMBERVALUE([.J37];&quot;.&quot;)" office:value-type="float" office:value="0.99757" calcext:value-type="float">
            <text:p>0,99757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45666</text:p>
          </table:table-cell>
          <table:table-cell table:formula="of:=NUMBERVALUE([.B38];&quot;.&quot;)" office:value-type="float" office:value="0.0045666" calcext:value-type="float">
            <text:p>0,0045666</text:p>
          </table:table-cell>
          <table:table-cell office:value-type="string" calcext:value-type="string">
            <text:p>0.0036515</text:p>
          </table:table-cell>
          <table:table-cell table:formula="of:=NUMBERVALUE([.D38];&quot;.&quot;)" office:value-type="float" office:value="0.0036515" calcext:value-type="float">
            <text:p>0,0036515</text:p>
          </table:table-cell>
          <table:table-cell office:value-type="string" calcext:value-type="string">
            <text:p>0.0038558</text:p>
          </table:table-cell>
          <table:table-cell table:formula="of:=NUMBERVALUE([.F38];&quot;.&quot;)" office:value-type="float" office:value="0.0038558" calcext:value-type="float">
            <text:p>0,0038558</text:p>
          </table:table-cell>
          <table:table-cell office:value-type="string" calcext:value-type="string">
            <text:p>0.0034243</text:p>
          </table:table-cell>
          <table:table-cell table:formula="of:=NUMBERVALUE([.H38];&quot;.&quot;)" office:value-type="float" office:value="0.0034243" calcext:value-type="float">
            <text:p>0,0034243</text:p>
          </table:table-cell>
          <table:table-cell office:value-type="string" calcext:value-type="string">
            <text:p>0.0033196</text:p>
          </table:table-cell>
          <table:table-cell table:formula="of:=NUMBERVALUE([.J38];&quot;.&quot;)" office:value-type="float" office:value="0.0033196" calcext:value-type="float">
            <text:p>0,0033196</text:p>
          </table:table-cell>
          <table:table-cell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Default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36.7</text:p>
          </table:table-cell>
          <table:table-cell table:style-name="ce66" table:formula="of:=TIME(0;0;NUMBERVALUE([.B40];&quot;.&quot;))" office:value-type="time" office:time-value="PT00H00M36.7S" calcext:value-type="time">
            <text:p>00:00:36</text:p>
          </table:table-cell>
          <table:table-cell office:value-type="string" calcext:value-type="string">
            <text:p>53.6</text:p>
          </table:table-cell>
          <table:table-cell table:style-name="ce66" table:formula="of:=TIME(0;0;NUMBERVALUE([.D40];&quot;.&quot;))" office:value-type="time" office:time-value="PT00H00M53.6S" calcext:value-type="time">
            <text:p>00:00:53</text:p>
          </table:table-cell>
          <table:table-cell office:value-type="string" calcext:value-type="string">
            <text:p>37.9</text:p>
          </table:table-cell>
          <table:table-cell table:style-name="ce66" table:formula="of:=TIME(0;0;NUMBERVALUE([.F40];&quot;.&quot;))" office:value-type="time" office:time-value="PT00H00M37.9S" calcext:value-type="time">
            <text:p>00:00:37</text:p>
          </table:table-cell>
          <table:table-cell office:value-type="string" calcext:value-type="string">
            <text:p>54.5</text:p>
          </table:table-cell>
          <table:table-cell table:style-name="ce66" table:formula="of:=TIME(0;0;NUMBERVALUE([.H40];&quot;.&quot;))" office:value-type="time" office:time-value="PT00H00M54.5S" calcext:value-type="time">
            <text:p>00:00:54</text:p>
          </table:table-cell>
          <table:table-cell office:value-type="string" calcext:value-type="string">
            <text:p>1min 10s</text:p>
          </table:table-cell>
          <table:table-cell table:style-name="ce33" table:formula="of:=TIME(0;LEFT([.J40];SEARCH(&quot;min&quot;;[.J40])-1);MID([.J40];SEARCH(&quot;min&quot;;[.J40])+4;(SEARCH(&quot;s&quot;;[.J40])-1)-(SEARCH(&quot;min&quot;;[.J40])+3)))" office:value-type="time" office:time-value="PT00H01M10S" calcext:value-type="time">
            <text:p>00:01:10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703315e-02</text:p>
          </table:table-cell>
          <table:table-cell table:formula="of:=NUMBERVALUE([.B41];&quot;.&quot;)" office:value-type="float" office:value="0.03703315" calcext:value-type="float">
            <text:p>0,03703315</text:p>
          </table:table-cell>
          <table:table-cell office:value-type="string" calcext:value-type="string">
            <text:p>2.519045e-02</text:p>
          </table:table-cell>
          <table:table-cell table:formula="of:=NUMBERVALUE([.D41];&quot;.&quot;)" office:value-type="float" office:value="0.02519045" calcext:value-type="float">
            <text:p>0,02519045</text:p>
          </table:table-cell>
          <table:table-cell office:value-type="string" calcext:value-type="string">
            <text:p>1.515239e-02</text:p>
          </table:table-cell>
          <table:table-cell table:formula="of:=NUMBERVALUE([.F41];&quot;.&quot;)" office:value-type="float" office:value="0.01515239" calcext:value-type="float">
            <text:p>0,01515239</text:p>
          </table:table-cell>
          <table:table-cell office:value-type="string" calcext:value-type="string">
            <text:p>1.771894e-02</text:p>
          </table:table-cell>
          <table:table-cell table:formula="of:=NUMBERVALUE([.H41];&quot;.&quot;)" office:value-type="float" office:value="0.01771894" calcext:value-type="float">
            <text:p>0,01771894</text:p>
          </table:table-cell>
          <table:table-cell office:value-type="string" calcext:value-type="string">
            <text:p>1.589525e-02</text:p>
          </table:table-cell>
          <table:table-cell table:formula="of:=NUMBERVALUE([.J41];&quot;.&quot;)" office:value-type="float" office:value="0.01589525" calcext:value-type="float">
            <text:p>0,01589525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4.89360%</text:p>
          </table:table-cell>
          <table:table-cell table:formula="of:=NUMBERVALUE([.B42];&quot;.&quot;)" office:value-type="float" office:value="0.048936" calcext:value-type="float">
            <text:p>0,048936</text:p>
          </table:table-cell>
          <table:table-cell office:value-type="string" calcext:value-type="string">
            <text:p>1.50222%</text:p>
          </table:table-cell>
          <table:table-cell table:formula="of:=NUMBERVALUE([.D42];&quot;.&quot;)" office:value-type="float" office:value="0.0150222" calcext:value-type="float">
            <text:p>0,0150222</text:p>
          </table:table-cell>
          <table:table-cell office:value-type="string" calcext:value-type="string">
            <text:p>0.79243%</text:p>
          </table:table-cell>
          <table:table-cell table:formula="of:=NUMBERVALUE([.F42];&quot;.&quot;)" office:value-type="float" office:value="0.0079243" calcext:value-type="float">
            <text:p>0,0079243</text:p>
          </table:table-cell>
          <table:table-cell office:value-type="string" calcext:value-type="string">
            <text:p>0.61222%</text:p>
          </table:table-cell>
          <table:table-cell table:formula="of:=NUMBERVALUE([.H42];&quot;.&quot;)" office:value-type="float" office:value="0.0061222" calcext:value-type="float">
            <text:p>0,0061222</text:p>
          </table:table-cell>
          <table:table-cell office:value-type="string" calcext:value-type="string">
            <text:p>0.24270%</text:p>
          </table:table-cell>
          <table:table-cell table:formula="of:=NUMBERVALUE([.J42];&quot;.&quot;)" office:value-type="float" office:value="0.002427" calcext:value-type="float">
            <text:p>0,002427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43.46243%</text:p>
          </table:table-cell>
          <table:table-cell table:formula="of:=NUMBERVALUE([.B43];&quot;.&quot;)" office:value-type="float" office:value="0.4346243" calcext:value-type="float">
            <text:p>0,4346243</text:p>
          </table:table-cell>
          <table:table-cell office:value-type="string" calcext:value-type="string">
            <text:p>14.71461%</text:p>
          </table:table-cell>
          <table:table-cell table:formula="of:=NUMBERVALUE([.D43];&quot;.&quot;)" office:value-type="float" office:value="0.1471461" calcext:value-type="float">
            <text:p>0,1471461</text:p>
          </table:table-cell>
          <table:table-cell office:value-type="string" calcext:value-type="string">
            <text:p>21.13384%</text:p>
          </table:table-cell>
          <table:table-cell table:formula="of:=NUMBERVALUE([.F43];&quot;.&quot;)" office:value-type="float" office:value="0.2113384" calcext:value-type="float">
            <text:p>0,2113384</text:p>
          </table:table-cell>
          <table:table-cell office:value-type="string" calcext:value-type="string">
            <text:p>7.57809%</text:p>
          </table:table-cell>
          <table:table-cell table:formula="of:=NUMBERVALUE([.H43];&quot;.&quot;)" office:value-type="float" office:value="0.0757809" calcext:value-type="float">
            <text:p>0,0757809</text:p>
          </table:table-cell>
          <table:table-cell office:value-type="string" calcext:value-type="string">
            <text:p>4.28949%</text:p>
          </table:table-cell>
          <table:table-cell table:formula="of:=NUMBERVALUE([.J43];&quot;.&quot;)" office:value-type="float" office:value="0.0428949" calcext:value-type="float">
            <text:p>0,0428949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5106</text:p>
          </table:table-cell>
          <table:table-cell table:formula="of:=NUMBERVALUE([.B44];&quot;.&quot;)" office:value-type="float" office:value="0.95106" calcext:value-type="float">
            <text:p>0,95106</text:p>
          </table:table-cell>
          <table:table-cell office:value-type="string" calcext:value-type="string">
            <text:p>0.98498</text:p>
          </table:table-cell>
          <table:table-cell table:formula="of:=NUMBERVALUE([.D44];&quot;.&quot;)" office:value-type="float" office:value="0.98498" calcext:value-type="float">
            <text:p>0,98498</text:p>
          </table:table-cell>
          <table:table-cell office:value-type="string" calcext:value-type="string">
            <text:p>0.99208</text:p>
          </table:table-cell>
          <table:table-cell table:formula="of:=NUMBERVALUE([.F44];&quot;.&quot;)" office:value-type="float" office:value="0.99208" calcext:value-type="float">
            <text:p>0,99208</text:p>
          </table:table-cell>
          <table:table-cell office:value-type="string" calcext:value-type="string">
            <text:p>0.99388</text:p>
          </table:table-cell>
          <table:table-cell table:formula="of:=NUMBERVALUE([.H44];&quot;.&quot;)" office:value-type="float" office:value="0.99388" calcext:value-type="float">
            <text:p>0,99388</text:p>
          </table:table-cell>
          <table:table-cell office:value-type="string" calcext:value-type="string">
            <text:p>0.99757</text:p>
          </table:table-cell>
          <table:table-cell table:formula="of:=NUMBERVALUE([.J44];&quot;.&quot;)" office:value-type="float" office:value="0.99757" calcext:value-type="float">
            <text:p>0,99757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45666</text:p>
          </table:table-cell>
          <table:table-cell table:formula="of:=NUMBERVALUE([.B45];&quot;.&quot;)" office:value-type="float" office:value="0.0045666" calcext:value-type="float">
            <text:p>0,0045666</text:p>
          </table:table-cell>
          <table:table-cell office:value-type="string" calcext:value-type="string">
            <text:p>0.0036515</text:p>
          </table:table-cell>
          <table:table-cell table:formula="of:=NUMBERVALUE([.D45];&quot;.&quot;)" office:value-type="float" office:value="0.0036515" calcext:value-type="float">
            <text:p>0,0036515</text:p>
          </table:table-cell>
          <table:table-cell office:value-type="string" calcext:value-type="string">
            <text:p>0.0038558</text:p>
          </table:table-cell>
          <table:table-cell table:formula="of:=NUMBERVALUE([.F45];&quot;.&quot;)" office:value-type="float" office:value="0.0038558" calcext:value-type="float">
            <text:p>0,0038558</text:p>
          </table:table-cell>
          <table:table-cell office:value-type="string" calcext:value-type="string">
            <text:p>0.0034243</text:p>
          </table:table-cell>
          <table:table-cell table:formula="of:=NUMBERVALUE([.H45];&quot;.&quot;)" office:value-type="float" office:value="0.0034243" calcext:value-type="float">
            <text:p>0,0034243</text:p>
          </table:table-cell>
          <table:table-cell office:value-type="string" calcext:value-type="string">
            <text:p>0.0033196</text:p>
          </table:table-cell>
          <table:table-cell table:formula="of:=NUMBERVALUE([.J45];&quot;.&quot;)" office:value-type="float" office:value="0.0033196" calcext:value-type="float">
            <text:p>0,0033196</text:p>
          </table:table-cell>
          <table:table-cell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Default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36.6</text:p>
          </table:table-cell>
          <table:table-cell table:style-name="ce66" table:formula="of:=TIME(0;0;NUMBERVALUE([.B47];&quot;.&quot;))" office:value-type="time" office:time-value="PT00H00M36.6S" calcext:value-type="time">
            <text:p>00:00:36</text:p>
          </table:table-cell>
          <table:table-cell office:value-type="string" calcext:value-type="string">
            <text:p>50.5 </text:p>
          </table:table-cell>
          <table:table-cell table:style-name="ce66" table:formula="of:=TIME(0;0;NUMBERVALUE([.D47];&quot;.&quot;))" office:value-type="time" office:time-value="PT00H00M50.5S" calcext:value-type="time">
            <text:p>00:00:50</text:p>
          </table:table-cell>
          <table:table-cell office:value-type="float" office:value="41" calcext:value-type="float">
            <text:p>41</text:p>
          </table:table-cell>
          <table:table-cell table:style-name="ce66" table:formula="of:=TIME(0;0;NUMBERVALUE([.F47];&quot;.&quot;))" office:value-type="time" office:time-value="PT00H00M41S" calcext:value-type="time">
            <text:p>00:00:41</text:p>
          </table:table-cell>
          <table:table-cell office:value-type="string" calcext:value-type="string">
            <text:p>52.8</text:p>
          </table:table-cell>
          <table:table-cell table:style-name="ce66" table:formula="of:=TIME(0;0;NUMBERVALUE([.H47];&quot;.&quot;))" office:value-type="time" office:time-value="PT00H00M52.8S" calcext:value-type="time">
            <text:p>00:00:52</text:p>
          </table:table-cell>
          <table:table-cell office:value-type="string" calcext:value-type="string">
            <text:p>1min 11s</text:p>
          </table:table-cell>
          <table:table-cell table:style-name="ce33" table:formula="of:=TIME(0;LEFT([.J47];SEARCH(&quot;min&quot;;[.J47])-1);MID([.J47];SEARCH(&quot;min&quot;;[.J47])+4;(SEARCH(&quot;s&quot;;[.J47])-1)-(SEARCH(&quot;min&quot;;[.J47])+3)))" office:value-type="time" office:time-value="PT00H01M11S" calcext:value-type="time">
            <text:p>00:01:11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703315e-02</text:p>
          </table:table-cell>
          <table:table-cell table:formula="of:=NUMBERVALUE([.B48];&quot;.&quot;)" office:value-type="float" office:value="0.03703315" calcext:value-type="float">
            <text:p>0,03703315</text:p>
          </table:table-cell>
          <table:table-cell office:value-type="string" calcext:value-type="string">
            <text:p>2.519045e-02</text:p>
          </table:table-cell>
          <table:table-cell table:formula="of:=NUMBERVALUE([.D48];&quot;.&quot;)" office:value-type="float" office:value="0.02519045" calcext:value-type="float">
            <text:p>0,02519045</text:p>
          </table:table-cell>
          <table:table-cell office:value-type="string" calcext:value-type="string">
            <text:p>1.515239e-02</text:p>
          </table:table-cell>
          <table:table-cell table:formula="of:=NUMBERVALUE([.F48];&quot;.&quot;)" office:value-type="float" office:value="0.01515239" calcext:value-type="float">
            <text:p>0,01515239</text:p>
          </table:table-cell>
          <table:table-cell office:value-type="string" calcext:value-type="string">
            <text:p>1.771894e-02</text:p>
          </table:table-cell>
          <table:table-cell table:formula="of:=NUMBERVALUE([.H48];&quot;.&quot;)" office:value-type="float" office:value="0.01771894" calcext:value-type="float">
            <text:p>0,01771894</text:p>
          </table:table-cell>
          <table:table-cell office:value-type="string" calcext:value-type="string">
            <text:p>1.589525e-02</text:p>
          </table:table-cell>
          <table:table-cell table:formula="of:=NUMBERVALUE([.J48];&quot;.&quot;)" office:value-type="float" office:value="0.01589525" calcext:value-type="float">
            <text:p>0,01589525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4.89360%</text:p>
          </table:table-cell>
          <table:table-cell table:formula="of:=NUMBERVALUE([.B49];&quot;.&quot;)" office:value-type="float" office:value="0.048936" calcext:value-type="float">
            <text:p>0,048936</text:p>
          </table:table-cell>
          <table:table-cell office:value-type="string" calcext:value-type="string">
            <text:p>1.50222%</text:p>
          </table:table-cell>
          <table:table-cell table:formula="of:=NUMBERVALUE([.D49];&quot;.&quot;)" office:value-type="float" office:value="0.0150222" calcext:value-type="float">
            <text:p>0,0150222</text:p>
          </table:table-cell>
          <table:table-cell office:value-type="string" calcext:value-type="string">
            <text:p>0.79243%</text:p>
          </table:table-cell>
          <table:table-cell table:formula="of:=NUMBERVALUE([.F49];&quot;.&quot;)" office:value-type="float" office:value="0.0079243" calcext:value-type="float">
            <text:p>0,0079243</text:p>
          </table:table-cell>
          <table:table-cell office:value-type="string" calcext:value-type="string">
            <text:p>0.61222%</text:p>
          </table:table-cell>
          <table:table-cell table:formula="of:=NUMBERVALUE([.H49];&quot;.&quot;)" office:value-type="float" office:value="0.0061222" calcext:value-type="float">
            <text:p>0,0061222</text:p>
          </table:table-cell>
          <table:table-cell office:value-type="string" calcext:value-type="string">
            <text:p>0.24270%</text:p>
          </table:table-cell>
          <table:table-cell table:formula="of:=NUMBERVALUE([.J49];&quot;.&quot;)" office:value-type="float" office:value="0.002427" calcext:value-type="float">
            <text:p>0,002427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43.46243%</text:p>
          </table:table-cell>
          <table:table-cell table:formula="of:=NUMBERVALUE([.B50];&quot;.&quot;)" office:value-type="float" office:value="0.4346243" calcext:value-type="float">
            <text:p>0,4346243</text:p>
          </table:table-cell>
          <table:table-cell office:value-type="string" calcext:value-type="string">
            <text:p>14.71461%</text:p>
          </table:table-cell>
          <table:table-cell table:formula="of:=NUMBERVALUE([.D50];&quot;.&quot;)" office:value-type="float" office:value="0.1471461" calcext:value-type="float">
            <text:p>0,1471461</text:p>
          </table:table-cell>
          <table:table-cell office:value-type="string" calcext:value-type="string">
            <text:p>21.13384%</text:p>
          </table:table-cell>
          <table:table-cell table:formula="of:=NUMBERVALUE([.F50];&quot;.&quot;)" office:value-type="float" office:value="0.2113384" calcext:value-type="float">
            <text:p>0,2113384</text:p>
          </table:table-cell>
          <table:table-cell office:value-type="string" calcext:value-type="string">
            <text:p>7.57809%</text:p>
          </table:table-cell>
          <table:table-cell table:formula="of:=NUMBERVALUE([.H50];&quot;.&quot;)" office:value-type="float" office:value="0.0757809" calcext:value-type="float">
            <text:p>0,0757809</text:p>
          </table:table-cell>
          <table:table-cell office:value-type="string" calcext:value-type="string">
            <text:p>4.28949%</text:p>
          </table:table-cell>
          <table:table-cell table:formula="of:=NUMBERVALUE([.J50];&quot;.&quot;)" office:value-type="float" office:value="0.0428949" calcext:value-type="float">
            <text:p>0,0428949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5106</text:p>
          </table:table-cell>
          <table:table-cell table:formula="of:=NUMBERVALUE([.B51];&quot;.&quot;)" office:value-type="float" office:value="0.95106" calcext:value-type="float">
            <text:p>0,95106</text:p>
          </table:table-cell>
          <table:table-cell office:value-type="string" calcext:value-type="string">
            <text:p>0.98498</text:p>
          </table:table-cell>
          <table:table-cell table:formula="of:=NUMBERVALUE([.D51];&quot;.&quot;)" office:value-type="float" office:value="0.98498" calcext:value-type="float">
            <text:p>0,98498</text:p>
          </table:table-cell>
          <table:table-cell office:value-type="string" calcext:value-type="string">
            <text:p>0.99208</text:p>
          </table:table-cell>
          <table:table-cell table:formula="of:=NUMBERVALUE([.F51];&quot;.&quot;)" office:value-type="float" office:value="0.99208" calcext:value-type="float">
            <text:p>0,99208</text:p>
          </table:table-cell>
          <table:table-cell office:value-type="string" calcext:value-type="string">
            <text:p>0.99388</text:p>
          </table:table-cell>
          <table:table-cell table:formula="of:=NUMBERVALUE([.H51];&quot;.&quot;)" office:value-type="float" office:value="0.99388" calcext:value-type="float">
            <text:p>0,99388</text:p>
          </table:table-cell>
          <table:table-cell office:value-type="string" calcext:value-type="string">
            <text:p>0.99757</text:p>
          </table:table-cell>
          <table:table-cell table:formula="of:=NUMBERVALUE([.J51];&quot;.&quot;)" office:value-type="float" office:value="0.99757" calcext:value-type="float">
            <text:p>0,99757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45666</text:p>
          </table:table-cell>
          <table:table-cell table:formula="of:=NUMBERVALUE([.B52];&quot;.&quot;)" office:value-type="float" office:value="0.0045666" calcext:value-type="float">
            <text:p>0,0045666</text:p>
          </table:table-cell>
          <table:table-cell office:value-type="string" calcext:value-type="string">
            <text:p>0.0036515</text:p>
          </table:table-cell>
          <table:table-cell table:formula="of:=NUMBERVALUE([.D52];&quot;.&quot;)" office:value-type="float" office:value="0.0036515" calcext:value-type="float">
            <text:p>0,0036515</text:p>
          </table:table-cell>
          <table:table-cell office:value-type="string" calcext:value-type="string">
            <text:p>0.0038558</text:p>
          </table:table-cell>
          <table:table-cell table:formula="of:=NUMBERVALUE([.F52];&quot;.&quot;)" office:value-type="float" office:value="0.0038558" calcext:value-type="float">
            <text:p>0,0038558</text:p>
          </table:table-cell>
          <table:table-cell office:value-type="string" calcext:value-type="string">
            <text:p>0.0034243</text:p>
          </table:table-cell>
          <table:table-cell table:formula="of:=NUMBERVALUE([.H52];&quot;.&quot;)" office:value-type="float" office:value="0.0034243" calcext:value-type="float">
            <text:p>0,0034243</text:p>
          </table:table-cell>
          <table:table-cell office:value-type="string" calcext:value-type="string">
            <text:p>0.0033196</text:p>
          </table:table-cell>
          <table:table-cell table:formula="of:=NUMBERVALUE([.J52];&quot;.&quot;)" office:value-type="float" office:value="0.0033196" calcext:value-type="float">
            <text:p>0,003319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33];[.C40];[.C47])" office:value-type="time" office:time-value="PT00H00M35.933333333S" calcext:value-type="time">
            <text:p>00:00:35</text:p>
          </table:table-cell>
          <table:table-cell/>
          <table:table-cell table:style-name="ce68" table:formula="of:=AVERAGE([.E33];[.E40];[.E47])" office:value-type="time" office:time-value="PT00H00M51.766666667S" calcext:value-type="time">
            <text:p>00:00:51</text:p>
          </table:table-cell>
          <table:table-cell/>
          <table:table-cell table:style-name="ce68" table:formula="of:=AVERAGE([.G33];[.G40];[.G47])" office:value-type="time" office:time-value="PT00H00M39.3S" calcext:value-type="time">
            <text:p>00:00:39</text:p>
          </table:table-cell>
          <table:table-cell/>
          <table:table-cell table:style-name="ce68" table:formula="of:=AVERAGE([.I33];[.I40];[.I47])" office:value-type="time" office:time-value="PT00H00M55.5S" calcext:value-type="time">
            <text:p>00:00:55</text:p>
          </table:table-cell>
          <table:table-cell/>
          <table:table-cell table:style-name="ce68" table:formula="of:=AVERAGE([.K33];[.K40];[.K47])" office:value-type="time" office:time-value="PT00H01M10.666666667S" calcext:value-type="time">
            <text:p>00:01:10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34];[.C41];[.C48])" office:value-type="float" office:value="0.03703315" calcext:value-type="float">
            <text:p>0,03703315</text:p>
          </table:table-cell>
          <table:table-cell/>
          <table:table-cell table:style-name="ce70" table:formula="of:=AVERAGE([.E34];[.E41];[.E48])" office:value-type="float" office:value="0.02519045" calcext:value-type="float">
            <text:p>0,02519045</text:p>
          </table:table-cell>
          <table:table-cell/>
          <table:table-cell table:style-name="ce70" table:formula="of:=AVERAGE([.G34];[.G41];[.G48])" office:value-type="float" office:value="0.01515239" calcext:value-type="float">
            <text:p>0,01515239</text:p>
          </table:table-cell>
          <table:table-cell/>
          <table:table-cell table:style-name="ce70" table:formula="of:=AVERAGE([.I34];[.I41];[.I48])" office:value-type="float" office:value="0.01771894" calcext:value-type="float">
            <text:p>0,01771894</text:p>
          </table:table-cell>
          <table:table-cell/>
          <table:table-cell table:style-name="ce70" table:formula="of:=AVERAGE([.K34];[.K41];[.K48])" office:value-type="float" office:value="0.01589525" calcext:value-type="float">
            <text:p>0,01589525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35];[.C42];[.C49])" office:value-type="float" office:value="0.048936" calcext:value-type="float">
            <text:p>0,048936</text:p>
          </table:table-cell>
          <table:table-cell/>
          <table:table-cell table:style-name="ce70" table:formula="of:=AVERAGE([.E35];[.E42];[.E49])" office:value-type="float" office:value="0.0150222" calcext:value-type="float">
            <text:p>0,0150222</text:p>
          </table:table-cell>
          <table:table-cell/>
          <table:table-cell table:style-name="ce70" table:formula="of:=AVERAGE([.G35];[.G42];[.G49])" office:value-type="float" office:value="0.0079243" calcext:value-type="float">
            <text:p>0,0079243</text:p>
          </table:table-cell>
          <table:table-cell/>
          <table:table-cell table:style-name="ce70" table:formula="of:=AVERAGE([.I35];[.I42];[.I49])" office:value-type="float" office:value="0.0061222" calcext:value-type="float">
            <text:p>0,0061222</text:p>
          </table:table-cell>
          <table:table-cell/>
          <table:table-cell table:style-name="ce70" table:formula="of:=AVERAGE([.K35];[.K42];[.K49])" office:value-type="float" office:value="0.002427" calcext:value-type="float">
            <text:p>0,002427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36];[.C43];[.C50])" office:value-type="float" office:value="0.4346243" calcext:value-type="float">
            <text:p>0,4346243</text:p>
          </table:table-cell>
          <table:table-cell/>
          <table:table-cell table:style-name="ce70" table:formula="of:=AVERAGE([.E36];[.E43];[.E50])" office:value-type="float" office:value="0.1471461" calcext:value-type="float">
            <text:p>0,1471461</text:p>
          </table:table-cell>
          <table:table-cell/>
          <table:table-cell table:style-name="ce70" table:formula="of:=AVERAGE([.G36];[.G43];[.G50])" office:value-type="float" office:value="0.2113384" calcext:value-type="float">
            <text:p>0,2113384</text:p>
          </table:table-cell>
          <table:table-cell/>
          <table:table-cell table:style-name="ce70" table:formula="of:=AVERAGE([.I36];[.I43];[.I50])" office:value-type="float" office:value="0.0757809" calcext:value-type="float">
            <text:p>0,0757809</text:p>
          </table:table-cell>
          <table:table-cell/>
          <table:table-cell table:style-name="ce70" table:formula="of:=AVERAGE([.K36];[.K43];[.K50])" office:value-type="float" office:value="0.0428949" calcext:value-type="float">
            <text:p>0,0428949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37];[.C44];[.C51])" office:value-type="float" office:value="0.95106" calcext:value-type="float">
            <text:p>0,95106</text:p>
          </table:table-cell>
          <table:table-cell/>
          <table:table-cell table:style-name="ce70" table:formula="of:=AVERAGE([.E37];[.E44];[.E51])" office:value-type="float" office:value="0.98498" calcext:value-type="float">
            <text:p>0,98498</text:p>
          </table:table-cell>
          <table:table-cell/>
          <table:table-cell table:style-name="ce70" table:formula="of:=AVERAGE([.G37];[.G44];[.G51])" office:value-type="float" office:value="0.99208" calcext:value-type="float">
            <text:p>0,99208</text:p>
          </table:table-cell>
          <table:table-cell/>
          <table:table-cell table:style-name="ce70" table:formula="of:=AVERAGE([.I37];[.I44];[.I51])" office:value-type="float" office:value="0.99388" calcext:value-type="float">
            <text:p>0,99388</text:p>
          </table:table-cell>
          <table:table-cell/>
          <table:table-cell table:style-name="ce70" table:formula="of:=AVERAGE([.K37];[.K44];[.K51])" office:value-type="float" office:value="0.99757" calcext:value-type="float">
            <text:p>0,99757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38];[.C45];[.C52])" office:value-type="float" office:value="0.0045666" calcext:value-type="float">
            <text:p>0,0045666</text:p>
          </table:table-cell>
          <table:table-cell/>
          <table:table-cell table:style-name="ce70" table:formula="of:=AVERAGE([.E38];[.E45];[.E52])" office:value-type="float" office:value="0.0036515" calcext:value-type="float">
            <text:p>0,0036515</text:p>
          </table:table-cell>
          <table:table-cell/>
          <table:table-cell table:style-name="ce70" table:formula="of:=AVERAGE([.G38];[.G45];[.G52])" office:value-type="float" office:value="0.0038558" calcext:value-type="float">
            <text:p>0,0038558</text:p>
          </table:table-cell>
          <table:table-cell/>
          <table:table-cell table:style-name="ce70" table:formula="of:=AVERAGE([.I38];[.I45];[.I52])" office:value-type="float" office:value="0.0034243" calcext:value-type="float">
            <text:p>0,0034243</text:p>
          </table:table-cell>
          <table:table-cell/>
          <table:table-cell table:style-name="ce70" table:formula="of:=AVERAGE([.K38];[.K45];[.K52])" office:value-type="float" office:value="0.0033196" calcext:value-type="float">
            <text:p>0,0033196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2.5</text:p>
          </table:table-cell>
          <table:table-cell table:style-name="ce66" table:formula="of:=TIME(0;0;NUMBERVALUE([.B62];&quot;.&quot;))" office:value-type="time" office:time-value="PT00H00M52.5S" calcext:value-type="time">
            <text:p>00:00:52</text:p>
          </table:table-cell>
          <table:table-cell office:value-type="string" calcext:value-type="string">
            <text:p>43.9</text:p>
          </table:table-cell>
          <table:table-cell table:style-name="ce66" table:formula="of:=TIME(0;0;NUMBERVALUE([.D62];&quot;.&quot;))" office:value-type="time" office:time-value="PT00H00M43.9S" calcext:value-type="time">
            <text:p>00:00:43</text:p>
          </table:table-cell>
          <table:table-cell office:value-type="string" calcext:value-type="string">
            <text:p>32.6</text:p>
          </table:table-cell>
          <table:table-cell table:style-name="ce66" table:formula="of:=TIME(0;0;NUMBERVALUE([.F62];&quot;.&quot;))" office:value-type="time" office:time-value="PT00H00M32.6S" calcext:value-type="time">
            <text:p>00:00:32</text:p>
          </table:table-cell>
          <table:table-cell office:value-type="string" calcext:value-type="string">
            <text:p>42.6 </text:p>
          </table:table-cell>
          <table:table-cell table:style-name="ce66" table:formula="of:=TIME(0;0;NUMBERVALUE([.H62];&quot;.&quot;))" office:value-type="time" office:time-value="PT00H00M42.6S" calcext:value-type="time">
            <text:p>00:00:42</text:p>
          </table:table-cell>
          <table:table-cell office:value-type="string" calcext:value-type="string">
            <text:p>45.7 </text:p>
          </table:table-cell>
          <table:table-cell table:style-name="ce66" table:formula="of:=TIME(0;0;NUMBERVALUE([.J62];&quot;.&quot;))" office:value-type="time" office:time-value="PT00H00M45.7S" calcext:value-type="time">
            <text:p>00:00:45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002499e-03</text:p>
          </table:table-cell>
          <table:table-cell table:formula="of:=NUMBERVALUE([.B63];&quot;.&quot;)" office:value-type="float" office:value="0.003002499" calcext:value-type="float">
            <text:p>0,003002499</text:p>
          </table:table-cell>
          <table:table-cell office:value-type="string" calcext:value-type="string">
            <text:p>4.058223e-03</text:p>
          </table:table-cell>
          <table:table-cell table:formula="of:=NUMBERVALUE([.D63];&quot;.&quot;)" office:value-type="float" office:value="0.004058223" calcext:value-type="float">
            <text:p>0,004058223</text:p>
          </table:table-cell>
          <table:table-cell office:value-type="string" calcext:value-type="string">
            <text:p>4.434611e-03</text:p>
          </table:table-cell>
          <table:table-cell table:formula="of:=NUMBERVALUE([.F63];&quot;.&quot;)" office:value-type="float" office:value="0.004434611" calcext:value-type="float">
            <text:p>0,004434611</text:p>
          </table:table-cell>
          <table:table-cell office:value-type="string" calcext:value-type="string">
            <text:p>3.920036e-03</text:p>
          </table:table-cell>
          <table:table-cell table:formula="of:=NUMBERVALUE([.H63];&quot;.&quot;)" office:value-type="float" office:value="0.003920036" calcext:value-type="float">
            <text:p>0,003920036</text:p>
          </table:table-cell>
          <table:table-cell office:value-type="string" calcext:value-type="string">
            <text:p>1.564917e-03</text:p>
          </table:table-cell>
          <table:table-cell table:formula="of:=NUMBERVALUE([.J63];&quot;.&quot;)" office:value-type="float" office:value="0.001564917" calcext:value-type="float">
            <text:p>0,001564917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0883%</text:p>
          </table:table-cell>
          <table:table-cell table:formula="of:=NUMBERVALUE([.B64];&quot;.&quot;)" office:value-type="float" office:value="0.0010883" calcext:value-type="float">
            <text:p>0,0010883</text:p>
          </table:table-cell>
          <table:table-cell office:value-type="string" calcext:value-type="string">
            <text:p>0.01494%</text:p>
          </table:table-cell>
          <table:table-cell table:formula="of:=NUMBERVALUE([.D64];&quot;.&quot;)" office:value-type="float" office:value="0.0001494" calcext:value-type="float">
            <text:p>0,0001494</text:p>
          </table:table-cell>
          <table:table-cell office:value-type="string" calcext:value-type="string">
            <text:p>0.00281%</text:p>
          </table:table-cell>
          <table:table-cell table:formula="of:=NUMBERVALUE([.F64];&quot;.&quot;)" office:value-type="float" office:value="0.0000281" calcext:value-type="float">
            <text:p>0,0000281</text:p>
          </table:table-cell>
          <table:table-cell office:value-type="string" calcext:value-type="string">
            <text:p>0.03936%</text:p>
          </table:table-cell>
          <table:table-cell table:formula="of:=NUMBERVALUE([.H64];&quot;.&quot;)" office:value-type="float" office:value="0.0003936" calcext:value-type="float">
            <text:p>0,0003936</text:p>
          </table:table-cell>
          <table:table-cell office:value-type="string" calcext:value-type="string">
            <text:p>0.00747%</text:p>
          </table:table-cell>
          <table:table-cell table:formula="of:=NUMBERVALUE([.J64];&quot;.&quot;)" office:value-type="float" office:value="0.0000747" calcext:value-type="float">
            <text:p>0,0000747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.66468%</text:p>
          </table:table-cell>
          <table:table-cell table:formula="of:=NUMBERVALUE([.B65];&quot;.&quot;)" office:value-type="float" office:value="0.0166468" calcext:value-type="float">
            <text:p>0,0166468</text:p>
          </table:table-cell>
          <table:table-cell office:value-type="string" calcext:value-type="string">
            <text:p>1.00304%</text:p>
          </table:table-cell>
          <table:table-cell table:formula="of:=NUMBERVALUE([.D65];&quot;.&quot;)" office:value-type="float" office:value="0.0100304" calcext:value-type="float">
            <text:p>0,0100304</text:p>
          </table:table-cell>
          <table:table-cell office:value-type="string" calcext:value-type="string">
            <text:p>0.93283%</text:p>
          </table:table-cell>
          <table:table-cell table:formula="of:=NUMBERVALUE([.F65];&quot;.&quot;)" office:value-type="float" office:value="0.0093283" calcext:value-type="float">
            <text:p>0,0093283</text:p>
          </table:table-cell>
          <table:table-cell office:value-type="string" calcext:value-type="string">
            <text:p>0.02578%</text:p>
          </table:table-cell>
          <table:table-cell table:formula="of:=NUMBERVALUE([.H65];&quot;.&quot;)" office:value-type="float" office:value="0.0002578" calcext:value-type="float">
            <text:p>0,0002578</text:p>
          </table:table-cell>
          <table:table-cell office:value-type="string" calcext:value-type="string">
            <text:p>0.08645%</text:p>
          </table:table-cell>
          <table:table-cell table:formula="of:=NUMBERVALUE([.J65];&quot;.&quot;)" office:value-type="float" office:value="0.0008645" calcext:value-type="float">
            <text:p>0,0008645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91</text:p>
          </table:table-cell>
          <table:table-cell table:formula="of:=NUMBERVALUE([.B66];&quot;.&quot;)" office:value-type="float" office:value="0.99891" calcext:value-type="float">
            <text:p>0,99891</text:p>
          </table:table-cell>
          <table:table-cell office:value-type="string" calcext:value-type="string">
            <text:p>1.00015</text:p>
          </table:table-cell>
          <table:table-cell table:formula="of:=NUMBERVALUE([.D66];&quot;.&quot;)" office:value-type="float" office:value="1.00015" calcext:value-type="float">
            <text:p>1,00015</text:p>
          </table:table-cell>
          <table:table-cell office:value-type="string" calcext:value-type="string">
            <text:p>1.00003</text:p>
          </table:table-cell>
          <table:table-cell table:formula="of:=NUMBERVALUE([.F66];&quot;.&quot;)" office:value-type="float" office:value="1.00003" calcext:value-type="float">
            <text:p>1,00003</text:p>
          </table:table-cell>
          <table:table-cell office:value-type="string" calcext:value-type="string">
            <text:p>0.99961</text:p>
          </table:table-cell>
          <table:table-cell table:formula="of:=NUMBERVALUE([.H66];&quot;.&quot;)" office:value-type="float" office:value="0.99961" calcext:value-type="float">
            <text:p>0,99961</text:p>
          </table:table-cell>
          <table:table-cell office:value-type="string" calcext:value-type="string">
            <text:p>1.00007</text:p>
          </table:table-cell>
          <table:table-cell table:formula="of:=NUMBERVALUE([.J66];&quot;.&quot;)" office:value-type="float" office:value="1.00007" calcext:value-type="float">
            <text:p>1,00007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2361</text:p>
          </table:table-cell>
          <table:table-cell table:formula="of:=NUMBERVALUE([.B67];&quot;.&quot;)" office:value-type="float" office:value="0.0032361" calcext:value-type="float">
            <text:p>0,0032361</text:p>
          </table:table-cell>
          <table:table-cell office:value-type="string" calcext:value-type="string">
            <text:p>0.0032150</text:p>
          </table:table-cell>
          <table:table-cell table:formula="of:=NUMBERVALUE([.D67];&quot;.&quot;)" office:value-type="float" office:value="0.003215" calcext:value-type="float">
            <text:p>0,003215</text:p>
          </table:table-cell>
          <table:table-cell office:value-type="string" calcext:value-type="string">
            <text:p>0.0031534</text:p>
          </table:table-cell>
          <table:table-cell table:formula="of:=NUMBERVALUE([.F67];&quot;.&quot;)" office:value-type="float" office:value="0.0031534" calcext:value-type="float">
            <text:p>0,0031534</text:p>
          </table:table-cell>
          <table:table-cell office:value-type="string" calcext:value-type="string">
            <text:p>0.0031823</text:p>
          </table:table-cell>
          <table:table-cell table:formula="of:=NUMBERVALUE([.H67];&quot;.&quot;)" office:value-type="float" office:value="0.0031823" calcext:value-type="float">
            <text:p>0,0031823</text:p>
          </table:table-cell>
          <table:table-cell office:value-type="string" calcext:value-type="string">
            <text:p>0.0031803</text:p>
          </table:table-cell>
          <table:table-cell table:formula="of:=NUMBERVALUE([.J67];&quot;.&quot;)" office:value-type="float" office:value="0.0031803" calcext:value-type="float">
            <text:p>0,0031803</text:p>
          </table:table-cell>
          <table:table-cell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1.8</text:p>
          </table:table-cell>
          <table:table-cell table:style-name="ce66" table:formula="of:=TIME(0;0;NUMBERVALUE([.B69];&quot;.&quot;))" office:value-type="time" office:time-value="PT00H00M51.8S" calcext:value-type="time">
            <text:p>00:00:51</text:p>
          </table:table-cell>
          <table:table-cell office:value-type="string" calcext:value-type="string">
            <text:p>43.4</text:p>
          </table:table-cell>
          <table:table-cell table:style-name="ce66" table:formula="of:=TIME(0;0;NUMBERVALUE([.D69];&quot;.&quot;))" office:value-type="time" office:time-value="PT00H00M43.4S" calcext:value-type="time">
            <text:p>00:00:43</text:p>
          </table:table-cell>
          <table:table-cell office:value-type="string" calcext:value-type="string">
            <text:p>33.8</text:p>
          </table:table-cell>
          <table:table-cell table:style-name="ce66" table:formula="of:=TIME(0;0;NUMBERVALUE([.F69];&quot;.&quot;))" office:value-type="time" office:time-value="PT00H00M33.8S" calcext:value-type="time">
            <text:p>00:00:33</text:p>
          </table:table-cell>
          <table:table-cell office:value-type="string" calcext:value-type="string">
            <text:p>40.4</text:p>
          </table:table-cell>
          <table:table-cell table:style-name="ce66" table:formula="of:=TIME(0;0;NUMBERVALUE([.H69];&quot;.&quot;))" office:value-type="time" office:time-value="PT00H00M40.4S" calcext:value-type="time">
            <text:p>00:00:40</text:p>
          </table:table-cell>
          <table:table-cell office:value-type="string" calcext:value-type="string">
            <text:p>47.5</text:p>
          </table:table-cell>
          <table:table-cell table:style-name="ce66" table:formula="of:=TIME(0;0;NUMBERVALUE([.J69];&quot;.&quot;))" office:value-type="time" office:time-value="PT00H00M47.5S" calcext:value-type="time">
            <text:p>00:00:47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002499e-03</text:p>
          </table:table-cell>
          <table:table-cell table:formula="of:=NUMBERVALUE([.B70];&quot;.&quot;)" office:value-type="float" office:value="0.003002499" calcext:value-type="float">
            <text:p>0,003002499</text:p>
          </table:table-cell>
          <table:table-cell office:value-type="string" calcext:value-type="string">
            <text:p>4.058223e-03</text:p>
          </table:table-cell>
          <table:table-cell table:formula="of:=NUMBERVALUE([.D70];&quot;.&quot;)" office:value-type="float" office:value="0.004058223" calcext:value-type="float">
            <text:p>0,004058223</text:p>
          </table:table-cell>
          <table:table-cell office:value-type="string" calcext:value-type="string">
            <text:p>4.434611e-03</text:p>
          </table:table-cell>
          <table:table-cell table:formula="of:=NUMBERVALUE([.F70];&quot;.&quot;)" office:value-type="float" office:value="0.004434611" calcext:value-type="float">
            <text:p>0,004434611</text:p>
          </table:table-cell>
          <table:table-cell office:value-type="string" calcext:value-type="string">
            <text:p>3.920036e-03</text:p>
          </table:table-cell>
          <table:table-cell table:formula="of:=NUMBERVALUE([.H70];&quot;.&quot;)" office:value-type="float" office:value="0.003920036" calcext:value-type="float">
            <text:p>0,003920036</text:p>
          </table:table-cell>
          <table:table-cell office:value-type="string" calcext:value-type="string">
            <text:p>1.564917e-03</text:p>
          </table:table-cell>
          <table:table-cell table:formula="of:=NUMBERVALUE([.J70];&quot;.&quot;)" office:value-type="float" office:value="0.001564917" calcext:value-type="float">
            <text:p>0,001564917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0883%</text:p>
          </table:table-cell>
          <table:table-cell table:formula="of:=NUMBERVALUE([.B71];&quot;.&quot;)" office:value-type="float" office:value="0.0010883" calcext:value-type="float">
            <text:p>0,0010883</text:p>
          </table:table-cell>
          <table:table-cell office:value-type="string" calcext:value-type="string">
            <text:p>0.01494%</text:p>
          </table:table-cell>
          <table:table-cell table:formula="of:=NUMBERVALUE([.D71];&quot;.&quot;)" office:value-type="float" office:value="0.0001494" calcext:value-type="float">
            <text:p>0,0001494</text:p>
          </table:table-cell>
          <table:table-cell office:value-type="string" calcext:value-type="string">
            <text:p>0.00281%</text:p>
          </table:table-cell>
          <table:table-cell table:formula="of:=NUMBERVALUE([.F71];&quot;.&quot;)" office:value-type="float" office:value="0.0000281" calcext:value-type="float">
            <text:p>0,0000281</text:p>
          </table:table-cell>
          <table:table-cell office:value-type="string" calcext:value-type="string">
            <text:p>0.03936%</text:p>
          </table:table-cell>
          <table:table-cell table:formula="of:=NUMBERVALUE([.H71];&quot;.&quot;)" office:value-type="float" office:value="0.0003936" calcext:value-type="float">
            <text:p>0,0003936</text:p>
          </table:table-cell>
          <table:table-cell office:value-type="string" calcext:value-type="string">
            <text:p>0.00747%</text:p>
          </table:table-cell>
          <table:table-cell table:formula="of:=NUMBERVALUE([.J71];&quot;.&quot;)" office:value-type="float" office:value="0.0000747" calcext:value-type="float">
            <text:p>0,0000747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.66468%</text:p>
          </table:table-cell>
          <table:table-cell table:formula="of:=NUMBERVALUE([.B72];&quot;.&quot;)" office:value-type="float" office:value="0.0166468" calcext:value-type="float">
            <text:p>0,0166468</text:p>
          </table:table-cell>
          <table:table-cell office:value-type="string" calcext:value-type="string">
            <text:p>1.00304%</text:p>
          </table:table-cell>
          <table:table-cell table:formula="of:=NUMBERVALUE([.D72];&quot;.&quot;)" office:value-type="float" office:value="0.0100304" calcext:value-type="float">
            <text:p>0,0100304</text:p>
          </table:table-cell>
          <table:table-cell office:value-type="string" calcext:value-type="string">
            <text:p>0.93283%</text:p>
          </table:table-cell>
          <table:table-cell table:formula="of:=NUMBERVALUE([.F72];&quot;.&quot;)" office:value-type="float" office:value="0.0093283" calcext:value-type="float">
            <text:p>0,0093283</text:p>
          </table:table-cell>
          <table:table-cell office:value-type="string" calcext:value-type="string">
            <text:p>0.02578%</text:p>
          </table:table-cell>
          <table:table-cell table:formula="of:=NUMBERVALUE([.H72];&quot;.&quot;)" office:value-type="float" office:value="0.0002578" calcext:value-type="float">
            <text:p>0,0002578</text:p>
          </table:table-cell>
          <table:table-cell office:value-type="string" calcext:value-type="string">
            <text:p>0.08645%</text:p>
          </table:table-cell>
          <table:table-cell table:formula="of:=NUMBERVALUE([.J72];&quot;.&quot;)" office:value-type="float" office:value="0.0008645" calcext:value-type="float">
            <text:p>0,0008645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91</text:p>
          </table:table-cell>
          <table:table-cell table:formula="of:=NUMBERVALUE([.B73];&quot;.&quot;)" office:value-type="float" office:value="0.99891" calcext:value-type="float">
            <text:p>0,99891</text:p>
          </table:table-cell>
          <table:table-cell office:value-type="string" calcext:value-type="string">
            <text:p>1.00015</text:p>
          </table:table-cell>
          <table:table-cell table:formula="of:=NUMBERVALUE([.D73];&quot;.&quot;)" office:value-type="float" office:value="1.00015" calcext:value-type="float">
            <text:p>1,00015</text:p>
          </table:table-cell>
          <table:table-cell office:value-type="string" calcext:value-type="string">
            <text:p>1.00003</text:p>
          </table:table-cell>
          <table:table-cell table:formula="of:=NUMBERVALUE([.F73];&quot;.&quot;)" office:value-type="float" office:value="1.00003" calcext:value-type="float">
            <text:p>1,00003</text:p>
          </table:table-cell>
          <table:table-cell office:value-type="string" calcext:value-type="string">
            <text:p>0.99961</text:p>
          </table:table-cell>
          <table:table-cell table:formula="of:=NUMBERVALUE([.H73];&quot;.&quot;)" office:value-type="float" office:value="0.99961" calcext:value-type="float">
            <text:p>0,99961</text:p>
          </table:table-cell>
          <table:table-cell office:value-type="string" calcext:value-type="string">
            <text:p>1.00007</text:p>
          </table:table-cell>
          <table:table-cell table:formula="of:=NUMBERVALUE([.J73];&quot;.&quot;)" office:value-type="float" office:value="1.00007" calcext:value-type="float">
            <text:p>1,00007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2361</text:p>
          </table:table-cell>
          <table:table-cell table:formula="of:=NUMBERVALUE([.B74];&quot;.&quot;)" office:value-type="float" office:value="0.0032361" calcext:value-type="float">
            <text:p>0,0032361</text:p>
          </table:table-cell>
          <table:table-cell office:value-type="string" calcext:value-type="string">
            <text:p>0.0032150</text:p>
          </table:table-cell>
          <table:table-cell table:formula="of:=NUMBERVALUE([.D74];&quot;.&quot;)" office:value-type="float" office:value="0.003215" calcext:value-type="float">
            <text:p>0,003215</text:p>
          </table:table-cell>
          <table:table-cell office:value-type="string" calcext:value-type="string">
            <text:p>0.0031534</text:p>
          </table:table-cell>
          <table:table-cell table:formula="of:=NUMBERVALUE([.F74];&quot;.&quot;)" office:value-type="float" office:value="0.0031534" calcext:value-type="float">
            <text:p>0,0031534</text:p>
          </table:table-cell>
          <table:table-cell office:value-type="string" calcext:value-type="string">
            <text:p>0.0031823</text:p>
          </table:table-cell>
          <table:table-cell table:formula="of:=NUMBERVALUE([.H74];&quot;.&quot;)" office:value-type="float" office:value="0.0031823" calcext:value-type="float">
            <text:p>0,0031823</text:p>
          </table:table-cell>
          <table:table-cell office:value-type="string" calcext:value-type="string">
            <text:p>0.0031803</text:p>
          </table:table-cell>
          <table:table-cell table:formula="of:=NUMBERVALUE([.J74];&quot;.&quot;)" office:value-type="float" office:value="0.0031803" calcext:value-type="float">
            <text:p>0,0031803</text:p>
          </table:table-cell>
          <table:table-cell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49.3</text:p>
          </table:table-cell>
          <table:table-cell table:style-name="ce66" table:formula="of:=TIME(0;0;NUMBERVALUE([.B76];&quot;.&quot;))" office:value-type="time" office:time-value="PT00H00M49.3S" calcext:value-type="time">
            <text:p>00:00:49</text:p>
          </table:table-cell>
          <table:table-cell office:value-type="string" calcext:value-type="string">
            <text:p>41.9</text:p>
          </table:table-cell>
          <table:table-cell table:style-name="ce66" table:formula="of:=TIME(0;0;NUMBERVALUE([.D76];&quot;.&quot;))" office:value-type="time" office:time-value="PT00H00M41.9S" calcext:value-type="time">
            <text:p>00:00:41</text:p>
          </table:table-cell>
          <table:table-cell office:value-type="string" calcext:value-type="string">
            <text:p>33.7</text:p>
          </table:table-cell>
          <table:table-cell table:style-name="ce66" table:formula="of:=TIME(0;0;NUMBERVALUE([.F76];&quot;.&quot;))" office:value-type="time" office:time-value="PT00H00M33.7S" calcext:value-type="time">
            <text:p>00:00:33</text:p>
          </table:table-cell>
          <table:table-cell office:value-type="string" calcext:value-type="string">
            <text:p>39.7</text:p>
          </table:table-cell>
          <table:table-cell table:style-name="ce66" table:formula="of:=TIME(0;0;NUMBERVALUE([.H76];&quot;.&quot;))" office:value-type="time" office:time-value="PT00H00M39.7S" calcext:value-type="time">
            <text:p>00:00:39</text:p>
          </table:table-cell>
          <table:table-cell office:value-type="float" office:value="49" calcext:value-type="float">
            <text:p>49</text:p>
          </table:table-cell>
          <table:table-cell table:style-name="ce66" table:formula="of:=TIME(0;0;NUMBERVALUE([.J76];&quot;.&quot;))" office:value-type="time" office:time-value="PT00H00M49S" calcext:value-type="time">
            <text:p>00:00:49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002499e-03</text:p>
          </table:table-cell>
          <table:table-cell table:formula="of:=NUMBERVALUE([.B77];&quot;.&quot;)" office:value-type="float" office:value="0.003002499" calcext:value-type="float">
            <text:p>0,003002499</text:p>
          </table:table-cell>
          <table:table-cell office:value-type="string" calcext:value-type="string">
            <text:p>4.058223e-03</text:p>
          </table:table-cell>
          <table:table-cell table:formula="of:=NUMBERVALUE([.D77];&quot;.&quot;)" office:value-type="float" office:value="0.004058223" calcext:value-type="float">
            <text:p>0,004058223</text:p>
          </table:table-cell>
          <table:table-cell office:value-type="string" calcext:value-type="string">
            <text:p>4.434611e-03</text:p>
          </table:table-cell>
          <table:table-cell table:formula="of:=NUMBERVALUE([.F77];&quot;.&quot;)" office:value-type="float" office:value="0.004434611" calcext:value-type="float">
            <text:p>0,004434611</text:p>
          </table:table-cell>
          <table:table-cell office:value-type="string" calcext:value-type="string">
            <text:p>3.920036e-03</text:p>
          </table:table-cell>
          <table:table-cell table:formula="of:=NUMBERVALUE([.H77];&quot;.&quot;)" office:value-type="float" office:value="0.003920036" calcext:value-type="float">
            <text:p>0,003920036</text:p>
          </table:table-cell>
          <table:table-cell office:value-type="string" calcext:value-type="string">
            <text:p>1.564917e-03</text:p>
          </table:table-cell>
          <table:table-cell table:formula="of:=NUMBERVALUE([.J77];&quot;.&quot;)" office:value-type="float" office:value="0.001564917" calcext:value-type="float">
            <text:p>0,001564917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0883%</text:p>
          </table:table-cell>
          <table:table-cell table:formula="of:=NUMBERVALUE([.B78];&quot;.&quot;)" office:value-type="float" office:value="0.0010883" calcext:value-type="float">
            <text:p>0,0010883</text:p>
          </table:table-cell>
          <table:table-cell office:value-type="string" calcext:value-type="string">
            <text:p>0.01494%</text:p>
          </table:table-cell>
          <table:table-cell table:formula="of:=NUMBERVALUE([.D78];&quot;.&quot;)" office:value-type="float" office:value="0.0001494" calcext:value-type="float">
            <text:p>0,0001494</text:p>
          </table:table-cell>
          <table:table-cell office:value-type="string" calcext:value-type="string">
            <text:p>0.00281%</text:p>
          </table:table-cell>
          <table:table-cell table:formula="of:=NUMBERVALUE([.F78];&quot;.&quot;)" office:value-type="float" office:value="0.0000281" calcext:value-type="float">
            <text:p>0,0000281</text:p>
          </table:table-cell>
          <table:table-cell office:value-type="string" calcext:value-type="string">
            <text:p>0.03936%</text:p>
          </table:table-cell>
          <table:table-cell table:formula="of:=NUMBERVALUE([.H78];&quot;.&quot;)" office:value-type="float" office:value="0.0003936" calcext:value-type="float">
            <text:p>0,0003936</text:p>
          </table:table-cell>
          <table:table-cell office:value-type="string" calcext:value-type="string">
            <text:p>0.00747%</text:p>
          </table:table-cell>
          <table:table-cell table:formula="of:=NUMBERVALUE([.J78];&quot;.&quot;)" office:value-type="float" office:value="0.0000747" calcext:value-type="float">
            <text:p>0,0000747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.66468%</text:p>
          </table:table-cell>
          <table:table-cell table:formula="of:=NUMBERVALUE([.B79];&quot;.&quot;)" office:value-type="float" office:value="0.0166468" calcext:value-type="float">
            <text:p>0,0166468</text:p>
          </table:table-cell>
          <table:table-cell office:value-type="string" calcext:value-type="string">
            <text:p>1.00304%</text:p>
          </table:table-cell>
          <table:table-cell table:formula="of:=NUMBERVALUE([.D79];&quot;.&quot;)" office:value-type="float" office:value="0.0100304" calcext:value-type="float">
            <text:p>0,0100304</text:p>
          </table:table-cell>
          <table:table-cell office:value-type="string" calcext:value-type="string">
            <text:p>0.93283%</text:p>
          </table:table-cell>
          <table:table-cell table:formula="of:=NUMBERVALUE([.F79];&quot;.&quot;)" office:value-type="float" office:value="0.0093283" calcext:value-type="float">
            <text:p>0,0093283</text:p>
          </table:table-cell>
          <table:table-cell office:value-type="string" calcext:value-type="string">
            <text:p>0.02578%</text:p>
          </table:table-cell>
          <table:table-cell table:formula="of:=NUMBERVALUE([.H79];&quot;.&quot;)" office:value-type="float" office:value="0.0002578" calcext:value-type="float">
            <text:p>0,0002578</text:p>
          </table:table-cell>
          <table:table-cell office:value-type="string" calcext:value-type="string">
            <text:p>0.08645%</text:p>
          </table:table-cell>
          <table:table-cell table:formula="of:=NUMBERVALUE([.J79];&quot;.&quot;)" office:value-type="float" office:value="0.0008645" calcext:value-type="float">
            <text:p>0,0008645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91</text:p>
          </table:table-cell>
          <table:table-cell table:formula="of:=NUMBERVALUE([.B80];&quot;.&quot;)" office:value-type="float" office:value="0.99891" calcext:value-type="float">
            <text:p>0,99891</text:p>
          </table:table-cell>
          <table:table-cell office:value-type="string" calcext:value-type="string">
            <text:p>1.00015</text:p>
          </table:table-cell>
          <table:table-cell table:formula="of:=NUMBERVALUE([.D80];&quot;.&quot;)" office:value-type="float" office:value="1.00015" calcext:value-type="float">
            <text:p>1,00015</text:p>
          </table:table-cell>
          <table:table-cell office:value-type="string" calcext:value-type="string">
            <text:p>1.00003</text:p>
          </table:table-cell>
          <table:table-cell table:formula="of:=NUMBERVALUE([.F80];&quot;.&quot;)" office:value-type="float" office:value="1.00003" calcext:value-type="float">
            <text:p>1,00003</text:p>
          </table:table-cell>
          <table:table-cell office:value-type="string" calcext:value-type="string">
            <text:p>0.99961</text:p>
          </table:table-cell>
          <table:table-cell table:formula="of:=NUMBERVALUE([.H80];&quot;.&quot;)" office:value-type="float" office:value="0.99961" calcext:value-type="float">
            <text:p>0,99961</text:p>
          </table:table-cell>
          <table:table-cell office:value-type="string" calcext:value-type="string">
            <text:p>1.00007</text:p>
          </table:table-cell>
          <table:table-cell table:formula="of:=NUMBERVALUE([.J80];&quot;.&quot;)" office:value-type="float" office:value="1.00007" calcext:value-type="float">
            <text:p>1,00007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2361</text:p>
          </table:table-cell>
          <table:table-cell table:formula="of:=NUMBERVALUE([.B81];&quot;.&quot;)" office:value-type="float" office:value="0.0032361" calcext:value-type="float">
            <text:p>0,0032361</text:p>
          </table:table-cell>
          <table:table-cell office:value-type="string" calcext:value-type="string">
            <text:p>0.0032150 </text:p>
          </table:table-cell>
          <table:table-cell table:formula="of:=NUMBERVALUE([.D81];&quot;.&quot;)" office:value-type="float" office:value="0.003215" calcext:value-type="float">
            <text:p>0,003215</text:p>
          </table:table-cell>
          <table:table-cell office:value-type="string" calcext:value-type="string">
            <text:p>0.0031534</text:p>
          </table:table-cell>
          <table:table-cell table:formula="of:=NUMBERVALUE([.F81];&quot;.&quot;)" office:value-type="float" office:value="0.0031534" calcext:value-type="float">
            <text:p>0,0031534</text:p>
          </table:table-cell>
          <table:table-cell office:value-type="string" calcext:value-type="string">
            <text:p>0.0031823</text:p>
          </table:table-cell>
          <table:table-cell table:formula="of:=NUMBERVALUE([.H81];&quot;.&quot;)" office:value-type="float" office:value="0.0031823" calcext:value-type="float">
            <text:p>0,0031823</text:p>
          </table:table-cell>
          <table:table-cell office:value-type="string" calcext:value-type="string">
            <text:p>0.0031803</text:p>
          </table:table-cell>
          <table:table-cell table:formula="of:=NUMBERVALUE([.J81];&quot;.&quot;)" office:value-type="float" office:value="0.0031803" calcext:value-type="float">
            <text:p>0,0031803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62];[.C69];[.C76])" office:value-type="time" office:time-value="PT00H00M51.2S" calcext:value-type="time">
            <text:p>00:00:51</text:p>
          </table:table-cell>
          <table:table-cell/>
          <table:table-cell table:style-name="ce68" table:formula="of:=AVERAGE([.E62];[.E69];[.E76])" office:value-type="time" office:time-value="PT00H00M43.066666667S" calcext:value-type="time">
            <text:p>00:00:43</text:p>
          </table:table-cell>
          <table:table-cell/>
          <table:table-cell table:style-name="ce68" table:formula="of:=AVERAGE([.G62];[.G69];[.G76])" office:value-type="time" office:time-value="PT00H00M33.366666667S" calcext:value-type="time">
            <text:p>00:00:33</text:p>
          </table:table-cell>
          <table:table-cell/>
          <table:table-cell table:style-name="ce68" table:formula="of:=AVERAGE([.I62];[.I69];[.I76])" office:value-type="time" office:time-value="PT00H00M40.9S" calcext:value-type="time">
            <text:p>00:00:40</text:p>
          </table:table-cell>
          <table:table-cell/>
          <table:table-cell table:style-name="ce68" table:formula="of:=AVERAGE([.K62];[.K69];[.K76])" office:value-type="time" office:time-value="PT00H00M47.4S" calcext:value-type="time">
            <text:p>00:00:47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63];[.C70];[.C77])" office:value-type="float" office:value="0.003002499" calcext:value-type="float">
            <text:p>0,003002499</text:p>
          </table:table-cell>
          <table:table-cell/>
          <table:table-cell table:style-name="ce70" table:formula="of:=AVERAGE([.E63];[.E70];[.E77])" office:value-type="float" office:value="0.004058223" calcext:value-type="float">
            <text:p>0,004058223</text:p>
          </table:table-cell>
          <table:table-cell/>
          <table:table-cell table:style-name="ce70" table:formula="of:=AVERAGE([.G63];[.G70];[.G77])" office:value-type="float" office:value="0.004434611" calcext:value-type="float">
            <text:p>0,004434611</text:p>
          </table:table-cell>
          <table:table-cell/>
          <table:table-cell table:style-name="ce70" table:formula="of:=AVERAGE([.I63];[.I70];[.I77])" office:value-type="float" office:value="0.003920036" calcext:value-type="float">
            <text:p>0,003920036</text:p>
          </table:table-cell>
          <table:table-cell/>
          <table:table-cell table:style-name="ce70" table:formula="of:=AVERAGE([.K63];[.K70];[.K77])" office:value-type="float" office:value="0.001564917" calcext:value-type="float">
            <text:p>0,001564917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64];[.C71];[.C78])" office:value-type="float" office:value="0.0010883" calcext:value-type="float">
            <text:p>0,0010883</text:p>
          </table:table-cell>
          <table:table-cell/>
          <table:table-cell table:style-name="ce70" table:formula="of:=AVERAGE([.E64];[.E71];[.E78])" office:value-type="float" office:value="0.0001494" calcext:value-type="float">
            <text:p>0,0001494</text:p>
          </table:table-cell>
          <table:table-cell/>
          <table:table-cell table:style-name="ce70" table:formula="of:=AVERAGE([.G64];[.G71];[.G78])" office:value-type="float" office:value="0.0000281" calcext:value-type="float">
            <text:p>0,0000281</text:p>
          </table:table-cell>
          <table:table-cell/>
          <table:table-cell table:style-name="ce70" table:formula="of:=AVERAGE([.I64];[.I71];[.I78])" office:value-type="float" office:value="0.0003936" calcext:value-type="float">
            <text:p>0,0003936</text:p>
          </table:table-cell>
          <table:table-cell/>
          <table:table-cell table:style-name="ce70" table:formula="of:=AVERAGE([.K64];[.K71];[.K78])" office:value-type="float" office:value="0.0000747" calcext:value-type="float">
            <text:p>0,0000747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65];[.C72];[.C79])" office:value-type="float" office:value="0.0166468" calcext:value-type="float">
            <text:p>0,0166468</text:p>
          </table:table-cell>
          <table:table-cell/>
          <table:table-cell table:style-name="ce70" table:formula="of:=AVERAGE([.E65];[.E72];[.E79])" office:value-type="float" office:value="0.0100304" calcext:value-type="float">
            <text:p>0,0100304</text:p>
          </table:table-cell>
          <table:table-cell/>
          <table:table-cell table:style-name="ce70" table:formula="of:=AVERAGE([.G65];[.G72];[.G79])" office:value-type="float" office:value="0.0093283" calcext:value-type="float">
            <text:p>0,0093283</text:p>
          </table:table-cell>
          <table:table-cell/>
          <table:table-cell table:style-name="ce70" table:formula="of:=AVERAGE([.I65];[.I72];[.I79])" office:value-type="float" office:value="0.0002578" calcext:value-type="float">
            <text:p>0,0002578</text:p>
          </table:table-cell>
          <table:table-cell/>
          <table:table-cell table:style-name="ce70" table:formula="of:=AVERAGE([.K65];[.K72];[.K79])" office:value-type="float" office:value="0.0008645" calcext:value-type="float">
            <text:p>0,0008645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66];[.C73];[.C80])" office:value-type="float" office:value="0.99891" calcext:value-type="float">
            <text:p>0,99891</text:p>
          </table:table-cell>
          <table:table-cell/>
          <table:table-cell table:style-name="ce70" table:formula="of:=AVERAGE([.E66];[.E73];[.E80])" office:value-type="float" office:value="1.00015" calcext:value-type="float">
            <text:p>1,00015</text:p>
          </table:table-cell>
          <table:table-cell/>
          <table:table-cell table:style-name="ce70" table:formula="of:=AVERAGE([.G66];[.G73];[.G80])" office:value-type="float" office:value="1.00003" calcext:value-type="float">
            <text:p>1,00003</text:p>
          </table:table-cell>
          <table:table-cell/>
          <table:table-cell table:style-name="ce70" table:formula="of:=AVERAGE([.I66];[.I73];[.I80])" office:value-type="float" office:value="0.99961" calcext:value-type="float">
            <text:p>0,99961</text:p>
          </table:table-cell>
          <table:table-cell/>
          <table:table-cell table:style-name="ce70" table:formula="of:=AVERAGE([.K66];[.K73];[.K80])" office:value-type="float" office:value="1.00007" calcext:value-type="float">
            <text:p>1,00007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67];[.C74];[.C81])" office:value-type="float" office:value="0.0032361" calcext:value-type="float">
            <text:p>0,0032361</text:p>
          </table:table-cell>
          <table:table-cell/>
          <table:table-cell table:style-name="ce70" table:formula="of:=AVERAGE([.E67];[.E74];[.E81])" office:value-type="float" office:value="0.003215" calcext:value-type="float">
            <text:p>0,003215</text:p>
          </table:table-cell>
          <table:table-cell/>
          <table:table-cell table:style-name="ce70" table:formula="of:=AVERAGE([.G67];[.G74];[.G81])" office:value-type="float" office:value="0.0031534" calcext:value-type="float">
            <text:p>0,0031534</text:p>
          </table:table-cell>
          <table:table-cell/>
          <table:table-cell table:style-name="ce70" table:formula="of:=AVERAGE([.I67];[.I74];[.I81])" office:value-type="float" office:value="0.0031823" calcext:value-type="float">
            <text:p>0,0031823</text:p>
          </table:table-cell>
          <table:table-cell/>
          <table:table-cell table:style-name="ce70" table:formula="of:=AVERAGE([.K67];[.K74];[.K81])" office:value-type="float" office:value="0.0031803" calcext:value-type="float">
            <text:p>0,003180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19" calcext:value-type="float">
            <text:p>19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9.3</text:p>
          </table:table-cell>
          <table:table-cell table:style-name="ce66" table:formula="of:=TIME(0;0;NUMBERVALUE([.B91];&quot;.&quot;))" office:value-type="time" office:time-value="PT00H00M59.3S" calcext:value-type="time">
            <text:p>00:00:59</text:p>
          </table:table-cell>
          <table:table-cell office:value-type="string" calcext:value-type="string">
            <text:p>37.4</text:p>
          </table:table-cell>
          <table:table-cell table:style-name="ce66" table:formula="of:=TIME(0;0;NUMBERVALUE([.D91];&quot;.&quot;))" office:value-type="time" office:time-value="PT00H00M37.4S" calcext:value-type="time">
            <text:p>00:00:37</text:p>
          </table:table-cell>
          <table:table-cell office:value-type="string" calcext:value-type="string">
            <text:p>42.4</text:p>
          </table:table-cell>
          <table:table-cell table:style-name="ce66" table:formula="of:=TIME(0;0;NUMBERVALUE([.F91];&quot;.&quot;))" office:value-type="time" office:time-value="PT00H00M42.4S" calcext:value-type="time">
            <text:p>00:00:42</text:p>
          </table:table-cell>
          <table:table-cell office:value-type="string" calcext:value-type="string">
            <text:p>37.2 </text:p>
          </table:table-cell>
          <table:table-cell table:style-name="ce66" table:formula="of:=TIME(0;0;NUMBERVALUE([.H91];&quot;.&quot;))" office:value-type="time" office:time-value="PT00H00M37.2S" calcext:value-type="time">
            <text:p>00:00:37</text:p>
          </table:table-cell>
          <table:table-cell office:value-type="string" calcext:value-type="string">
            <text:p>40.1 </text:p>
          </table:table-cell>
          <table:table-cell table:style-name="ce66" table:formula="of:=TIME(0;0;NUMBERVALUE([.J91];&quot;.&quot;))" office:value-type="time" office:time-value="PT00H00M40.1S" calcext:value-type="time">
            <text:p>00:00:40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214555e-03</text:p>
          </table:table-cell>
          <table:table-cell table:formula="of:=NUMBERVALUE([.B92];&quot;.&quot;)" office:value-type="float" office:value="0.002214555" calcext:value-type="float">
            <text:p>0,002214555</text:p>
          </table:table-cell>
          <table:table-cell office:value-type="string" calcext:value-type="string">
            <text:p>1.881725e-03</text:p>
          </table:table-cell>
          <table:table-cell table:formula="of:=NUMBERVALUE([.D92];&quot;.&quot;)" office:value-type="float" office:value="0.001881725" calcext:value-type="float">
            <text:p>0,001881725</text:p>
          </table:table-cell>
          <table:table-cell office:value-type="string" calcext:value-type="string">
            <text:p>1.005668e-03</text:p>
          </table:table-cell>
          <table:table-cell table:formula="of:=NUMBERVALUE([.F92];&quot;.&quot;)" office:value-type="float" office:value="0.001005668" calcext:value-type="float">
            <text:p>0,001005668</text:p>
          </table:table-cell>
          <table:table-cell office:value-type="string" calcext:value-type="string">
            <text:p>1.818649e-03</text:p>
          </table:table-cell>
          <table:table-cell table:formula="of:=NUMBERVALUE([.H92];&quot;.&quot;)" office:value-type="float" office:value="0.001818649" calcext:value-type="float">
            <text:p>0,001818649</text:p>
          </table:table-cell>
          <table:table-cell office:value-type="string" calcext:value-type="string">
            <text:p>1.051688e-03</text:p>
          </table:table-cell>
          <table:table-cell table:formula="of:=NUMBERVALUE([.J92];&quot;.&quot;)" office:value-type="float" office:value="0.001051688" calcext:value-type="float">
            <text:p>0,001051688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1677%</text:p>
          </table:table-cell>
          <table:table-cell table:formula="of:=NUMBERVALUE([.B93];&quot;.&quot;)" office:value-type="float" office:value="0.0001677" calcext:value-type="float">
            <text:p>0,0001677</text:p>
          </table:table-cell>
          <table:table-cell office:value-type="string" calcext:value-type="string">
            <text:p>0.00680%</text:p>
          </table:table-cell>
          <table:table-cell table:formula="of:=NUMBERVALUE([.D93];&quot;.&quot;)" office:value-type="float" office:value="0.000068" calcext:value-type="float">
            <text:p>0,000068</text:p>
          </table:table-cell>
          <table:table-cell office:value-type="string" calcext:value-type="string">
            <text:p>0.01382%</text:p>
          </table:table-cell>
          <table:table-cell table:formula="of:=NUMBERVALUE([.F93];&quot;.&quot;)" office:value-type="float" office:value="0.0001382" calcext:value-type="float">
            <text:p>0,0001382</text:p>
          </table:table-cell>
          <table:table-cell office:value-type="string" calcext:value-type="string">
            <text:p>0.05341%</text:p>
          </table:table-cell>
          <table:table-cell table:formula="of:=NUMBERVALUE([.H93];&quot;.&quot;)" office:value-type="float" office:value="0.0005341" calcext:value-type="float">
            <text:p>0,0005341</text:p>
          </table:table-cell>
          <table:table-cell office:value-type="string" calcext:value-type="string">
            <text:p>0.01189%</text:p>
          </table:table-cell>
          <table:table-cell table:formula="of:=NUMBERVALUE([.J93];&quot;.&quot;)" office:value-type="float" office:value="0.0001189" calcext:value-type="float">
            <text:p>0,0001189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85357%</text:p>
          </table:table-cell>
          <table:table-cell table:formula="of:=NUMBERVALUE([.B94];&quot;.&quot;)" office:value-type="float" office:value="0.0085357" calcext:value-type="float">
            <text:p>0,0085357</text:p>
          </table:table-cell>
          <table:table-cell office:value-type="string" calcext:value-type="string">
            <text:p>1.57779%</text:p>
          </table:table-cell>
          <table:table-cell table:formula="of:=NUMBERVALUE([.D94];&quot;.&quot;)" office:value-type="float" office:value="0.0157779" calcext:value-type="float">
            <text:p>0,0157779</text:p>
          </table:table-cell>
          <table:table-cell office:value-type="string" calcext:value-type="string">
            <text:p>0.50188%</text:p>
          </table:table-cell>
          <table:table-cell table:formula="of:=NUMBERVALUE([.F94];&quot;.&quot;)" office:value-type="float" office:value="0.0050188" calcext:value-type="float">
            <text:p>0,0050188</text:p>
          </table:table-cell>
          <table:table-cell office:value-type="string" calcext:value-type="string">
            <text:p>0.68393%</text:p>
          </table:table-cell>
          <table:table-cell table:formula="of:=NUMBERVALUE([.H94];&quot;.&quot;)" office:value-type="float" office:value="0.0068393" calcext:value-type="float">
            <text:p>0,0068393</text:p>
          </table:table-cell>
          <table:table-cell office:value-type="string" calcext:value-type="string">
            <text:p>0.62999%</text:p>
          </table:table-cell>
          <table:table-cell table:formula="of:=NUMBERVALUE([.J94];&quot;.&quot;)" office:value-type="float" office:value="0.0062999" calcext:value-type="float">
            <text:p>0,0062999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83</text:p>
          </table:table-cell>
          <table:table-cell table:formula="of:=NUMBERVALUE([.B95];&quot;.&quot;)" office:value-type="float" office:value="0.99983" calcext:value-type="float">
            <text:p>0,99983</text:p>
          </table:table-cell>
          <table:table-cell office:value-type="string" calcext:value-type="string">
            <text:p>0.99993</text:p>
          </table:table-cell>
          <table:table-cell table:formula="of:=NUMBERVALUE([.D95];&quot;.&quot;)" office:value-type="float" office:value="0.99993" calcext:value-type="float">
            <text:p>0,99993</text:p>
          </table:table-cell>
          <table:table-cell office:value-type="string" calcext:value-type="string">
            <text:p>1.00014</text:p>
          </table:table-cell>
          <table:table-cell table:formula="of:=NUMBERVALUE([.F95];&quot;.&quot;)" office:value-type="float" office:value="1.00014" calcext:value-type="float">
            <text:p>1,00014</text:p>
          </table:table-cell>
          <table:table-cell office:value-type="string" calcext:value-type="string">
            <text:p>0.99947</text:p>
          </table:table-cell>
          <table:table-cell table:formula="of:=NUMBERVALUE([.H95];&quot;.&quot;)" office:value-type="float" office:value="0.99947" calcext:value-type="float">
            <text:p>0,99947</text:p>
          </table:table-cell>
          <table:table-cell office:value-type="string" calcext:value-type="string">
            <text:p>0.99988</text:p>
          </table:table-cell>
          <table:table-cell table:formula="of:=NUMBERVALUE([.J95];&quot;.&quot;)" office:value-type="float" office:value="0.99988" calcext:value-type="float">
            <text:p>0,99988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559</text:p>
          </table:table-cell>
          <table:table-cell table:formula="of:=NUMBERVALUE([.B96];&quot;.&quot;)" office:value-type="float" office:value="0.0031559" calcext:value-type="float">
            <text:p>0,0031559</text:p>
          </table:table-cell>
          <table:table-cell office:value-type="string" calcext:value-type="string">
            <text:p>0.0031329</text:p>
          </table:table-cell>
          <table:table-cell table:formula="of:=NUMBERVALUE([.D96];&quot;.&quot;)" office:value-type="float" office:value="0.0031329" calcext:value-type="float">
            <text:p>0,0031329</text:p>
          </table:table-cell>
          <table:table-cell office:value-type="string" calcext:value-type="string">
            <text:p>0.0031671</text:p>
          </table:table-cell>
          <table:table-cell table:formula="of:=NUMBERVALUE([.F96];&quot;.&quot;)" office:value-type="float" office:value="0.0031671" calcext:value-type="float">
            <text:p>0,0031671</text:p>
          </table:table-cell>
          <table:table-cell office:value-type="string" calcext:value-type="string">
            <text:p>0.0032049</text:p>
          </table:table-cell>
          <table:table-cell table:formula="of:=NUMBERVALUE([.H96];&quot;.&quot;)" office:value-type="float" office:value="0.0032049" calcext:value-type="float">
            <text:p>0,0032049</text:p>
          </table:table-cell>
          <table:table-cell office:value-type="string" calcext:value-type="string">
            <text:p>0.0032032</text:p>
          </table:table-cell>
          <table:table-cell table:formula="of:=NUMBERVALUE([.J96];&quot;.&quot;)" office:value-type="float" office:value="0.0032032" calcext:value-type="float">
            <text:p>0,0032032</text:p>
          </table:table-cell>
          <table:table-cell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1min 0s</text:p>
          </table:table-cell>
          <table:table-cell table:style-name="ce33" table:formula="of:=TIME(0;LEFT([.B98];SEARCH(&quot;min&quot;;[.B98])-1);MID([.B98];SEARCH(&quot;min&quot;;[.B98])+4;(SEARCH(&quot;s&quot;;[.B98])-1)-(SEARCH(&quot;min&quot;;[.B98])+3)))" office:value-type="time" office:time-value="PT00H01M00S" calcext:value-type="time">
            <text:p>00:01:00</text:p>
          </table:table-cell>
          <table:table-cell office:value-type="string" calcext:value-type="string">
            <text:p>43.4 </text:p>
          </table:table-cell>
          <table:table-cell table:style-name="ce66" table:formula="of:=TIME(0;0;NUMBERVALUE([.D98];&quot;.&quot;))" office:value-type="time" office:time-value="PT00H00M43.4S" calcext:value-type="time">
            <text:p>00:00:43</text:p>
          </table:table-cell>
          <table:table-cell office:value-type="string" calcext:value-type="string">
            <text:p>42.6</text:p>
          </table:table-cell>
          <table:table-cell table:style-name="ce66" table:formula="of:=TIME(0;0;NUMBERVALUE([.F98];&quot;.&quot;))" office:value-type="time" office:time-value="PT00H00M42.6S" calcext:value-type="time">
            <text:p>00:00:42</text:p>
          </table:table-cell>
          <table:table-cell office:value-type="string" calcext:value-type="string">
            <text:p>33.3</text:p>
          </table:table-cell>
          <table:table-cell table:style-name="ce66" table:formula="of:=TIME(0;0;NUMBERVALUE([.H98];&quot;.&quot;))" office:value-type="time" office:time-value="PT00H00M33.3S" calcext:value-type="time">
            <text:p>00:00:33</text:p>
          </table:table-cell>
          <table:table-cell office:value-type="float" office:value="38" calcext:value-type="float">
            <text:p>38</text:p>
          </table:table-cell>
          <table:table-cell table:style-name="ce66" table:formula="of:=TIME(0;0;NUMBERVALUE([.J98];&quot;.&quot;))" office:value-type="time" office:time-value="PT00H00M38S" calcext:value-type="time">
            <text:p>00:00:38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214555e-03</text:p>
          </table:table-cell>
          <table:table-cell table:formula="of:=NUMBERVALUE([.B99];&quot;.&quot;)" office:value-type="float" office:value="0.002214555" calcext:value-type="float">
            <text:p>0,002214555</text:p>
          </table:table-cell>
          <table:table-cell office:value-type="string" calcext:value-type="string">
            <text:p>1.881725e-03</text:p>
          </table:table-cell>
          <table:table-cell table:formula="of:=NUMBERVALUE([.D99];&quot;.&quot;)" office:value-type="float" office:value="0.001881725" calcext:value-type="float">
            <text:p>0,001881725</text:p>
          </table:table-cell>
          <table:table-cell office:value-type="string" calcext:value-type="string">
            <text:p>1.005668e-03</text:p>
          </table:table-cell>
          <table:table-cell table:formula="of:=NUMBERVALUE([.F99];&quot;.&quot;)" office:value-type="float" office:value="0.001005668" calcext:value-type="float">
            <text:p>0,001005668</text:p>
          </table:table-cell>
          <table:table-cell office:value-type="string" calcext:value-type="string">
            <text:p>1.818649e-03</text:p>
          </table:table-cell>
          <table:table-cell table:formula="of:=NUMBERVALUE([.H99];&quot;.&quot;)" office:value-type="float" office:value="0.001818649" calcext:value-type="float">
            <text:p>0,001818649</text:p>
          </table:table-cell>
          <table:table-cell office:value-type="string" calcext:value-type="string">
            <text:p>3.015782e-03</text:p>
          </table:table-cell>
          <table:table-cell table:formula="of:=NUMBERVALUE([.J99];&quot;.&quot;)" office:value-type="float" office:value="0.003015782" calcext:value-type="float">
            <text:p>0,003015782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1677%</text:p>
          </table:table-cell>
          <table:table-cell table:formula="of:=NUMBERVALUE([.B100];&quot;.&quot;)" office:value-type="float" office:value="0.0001677" calcext:value-type="float">
            <text:p>0,0001677</text:p>
          </table:table-cell>
          <table:table-cell office:value-type="string" calcext:value-type="string">
            <text:p>0.00680%</text:p>
          </table:table-cell>
          <table:table-cell table:formula="of:=NUMBERVALUE([.D100];&quot;.&quot;)" office:value-type="float" office:value="0.000068" calcext:value-type="float">
            <text:p>0,000068</text:p>
          </table:table-cell>
          <table:table-cell office:value-type="string" calcext:value-type="string">
            <text:p>0.01382%</text:p>
          </table:table-cell>
          <table:table-cell table:formula="of:=NUMBERVALUE([.F100];&quot;.&quot;)" office:value-type="float" office:value="0.0001382" calcext:value-type="float">
            <text:p>0,0001382</text:p>
          </table:table-cell>
          <table:table-cell office:value-type="string" calcext:value-type="string">
            <text:p>0.05341%</text:p>
          </table:table-cell>
          <table:table-cell table:formula="of:=NUMBERVALUE([.H100];&quot;.&quot;)" office:value-type="float" office:value="0.0005341" calcext:value-type="float">
            <text:p>0,0005341</text:p>
          </table:table-cell>
          <table:table-cell office:value-type="string" calcext:value-type="string">
            <text:p>0.00911%</text:p>
          </table:table-cell>
          <table:table-cell table:formula="of:=NUMBERVALUE([.J100];&quot;.&quot;)" office:value-type="float" office:value="0.0000911" calcext:value-type="float">
            <text:p>0,0000911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85357%</text:p>
          </table:table-cell>
          <table:table-cell table:formula="of:=NUMBERVALUE([.B101];&quot;.&quot;)" office:value-type="float" office:value="0.0085357" calcext:value-type="float">
            <text:p>0,0085357</text:p>
          </table:table-cell>
          <table:table-cell office:value-type="string" calcext:value-type="string">
            <text:p>1.57779%</text:p>
          </table:table-cell>
          <table:table-cell table:formula="of:=NUMBERVALUE([.D101];&quot;.&quot;)" office:value-type="float" office:value="0.0157779" calcext:value-type="float">
            <text:p>0,0157779</text:p>
          </table:table-cell>
          <table:table-cell office:value-type="string" calcext:value-type="string">
            <text:p>0.50188%</text:p>
          </table:table-cell>
          <table:table-cell table:formula="of:=NUMBERVALUE([.F101];&quot;.&quot;)" office:value-type="float" office:value="0.0050188" calcext:value-type="float">
            <text:p>0,0050188</text:p>
          </table:table-cell>
          <table:table-cell office:value-type="string" calcext:value-type="string">
            <text:p>0.68393%</text:p>
          </table:table-cell>
          <table:table-cell table:formula="of:=NUMBERVALUE([.H101];&quot;.&quot;)" office:value-type="float" office:value="0.0068393" calcext:value-type="float">
            <text:p>0,0068393</text:p>
          </table:table-cell>
          <table:table-cell office:value-type="string" calcext:value-type="string">
            <text:p>1.76006%</text:p>
          </table:table-cell>
          <table:table-cell table:formula="of:=NUMBERVALUE([.J101];&quot;.&quot;)" office:value-type="float" office:value="0.0176006" calcext:value-type="float">
            <text:p>0,0176006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83 </text:p>
          </table:table-cell>
          <table:table-cell table:formula="of:=NUMBERVALUE([.B102];&quot;.&quot;)" office:value-type="float" office:value="0.99983" calcext:value-type="float">
            <text:p>0,99983</text:p>
          </table:table-cell>
          <table:table-cell office:value-type="string" calcext:value-type="string">
            <text:p>0.99993</text:p>
          </table:table-cell>
          <table:table-cell table:formula="of:=NUMBERVALUE([.D102];&quot;.&quot;)" office:value-type="float" office:value="0.99993" calcext:value-type="float">
            <text:p>0,99993</text:p>
          </table:table-cell>
          <table:table-cell office:value-type="string" calcext:value-type="string">
            <text:p>1.00014</text:p>
          </table:table-cell>
          <table:table-cell table:formula="of:=NUMBERVALUE([.F102];&quot;.&quot;)" office:value-type="float" office:value="1.00014" calcext:value-type="float">
            <text:p>1,00014</text:p>
          </table:table-cell>
          <table:table-cell office:value-type="string" calcext:value-type="string">
            <text:p>0.99947</text:p>
          </table:table-cell>
          <table:table-cell table:formula="of:=NUMBERVALUE([.H102];&quot;.&quot;)" office:value-type="float" office:value="0.99947" calcext:value-type="float">
            <text:p>0,99947</text:p>
          </table:table-cell>
          <table:table-cell office:value-type="string" calcext:value-type="string">
            <text:p>0.99991</text:p>
          </table:table-cell>
          <table:table-cell table:formula="of:=NUMBERVALUE([.J102];&quot;.&quot;)" office:value-type="float" office:value="0.99991" calcext:value-type="float">
            <text:p>0,99991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559</text:p>
          </table:table-cell>
          <table:table-cell table:formula="of:=NUMBERVALUE([.B103];&quot;.&quot;)" office:value-type="float" office:value="0.0031559" calcext:value-type="float">
            <text:p>0,0031559</text:p>
          </table:table-cell>
          <table:table-cell office:value-type="string" calcext:value-type="string">
            <text:p>0.0031329</text:p>
          </table:table-cell>
          <table:table-cell table:formula="of:=NUMBERVALUE([.D103];&quot;.&quot;)" office:value-type="float" office:value="0.0031329" calcext:value-type="float">
            <text:p>0,0031329</text:p>
          </table:table-cell>
          <table:table-cell office:value-type="string" calcext:value-type="string">
            <text:p>0.0031671</text:p>
          </table:table-cell>
          <table:table-cell table:formula="of:=NUMBERVALUE([.F103];&quot;.&quot;)" office:value-type="float" office:value="0.0031671" calcext:value-type="float">
            <text:p>0,0031671</text:p>
          </table:table-cell>
          <table:table-cell office:value-type="string" calcext:value-type="string">
            <text:p>0.0032049</text:p>
          </table:table-cell>
          <table:table-cell table:formula="of:=NUMBERVALUE([.H103];&quot;.&quot;)" office:value-type="float" office:value="0.0032049" calcext:value-type="float">
            <text:p>0,0032049</text:p>
          </table:table-cell>
          <table:table-cell office:value-type="string" calcext:value-type="string">
            <text:p>0.0031271</text:p>
          </table:table-cell>
          <table:table-cell table:formula="of:=NUMBERVALUE([.J103];&quot;.&quot;)" office:value-type="float" office:value="0.0031271" calcext:value-type="float">
            <text:p>0,0031271</text:p>
          </table:table-cell>
          <table:table-cell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9.9</text:p>
          </table:table-cell>
          <table:table-cell table:style-name="ce66" table:formula="of:=TIME(0;0;NUMBERVALUE([.B105];&quot;.&quot;))" office:value-type="time" office:time-value="PT00H00M59.9S" calcext:value-type="time">
            <text:p>00:00:59</text:p>
          </table:table-cell>
          <table:table-cell office:value-type="string" calcext:value-type="string">
            <text:p>40.2 </text:p>
          </table:table-cell>
          <table:table-cell table:style-name="ce66" table:formula="of:=TIME(0;0;NUMBERVALUE([.D105];&quot;.&quot;))" office:value-type="time" office:time-value="PT00H00M40.2S" calcext:value-type="time">
            <text:p>00:00:40</text:p>
          </table:table-cell>
          <table:table-cell office:value-type="string" calcext:value-type="string">
            <text:p>42.6</text:p>
          </table:table-cell>
          <table:table-cell table:style-name="ce66" table:formula="of:=TIME(0;0;NUMBERVALUE([.F105];&quot;.&quot;))" office:value-type="time" office:time-value="PT00H00M42.6S" calcext:value-type="time">
            <text:p>00:00:42</text:p>
          </table:table-cell>
          <table:table-cell office:value-type="float" office:value="35" calcext:value-type="float">
            <text:p>35</text:p>
          </table:table-cell>
          <table:table-cell table:style-name="ce66" table:formula="of:=TIME(0;0;NUMBERVALUE([.H105];&quot;.&quot;))" office:value-type="time" office:time-value="PT00H00M35S" calcext:value-type="time">
            <text:p>00:00:35</text:p>
          </table:table-cell>
          <table:table-cell office:value-type="string" calcext:value-type="string">
            <text:p>37.7</text:p>
          </table:table-cell>
          <table:table-cell table:style-name="ce66" table:formula="of:=TIME(0;0;NUMBERVALUE([.J105];&quot;.&quot;))" office:value-type="time" office:time-value="PT00H00M37.7S" calcext:value-type="time">
            <text:p>00:00:37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214555e-03</text:p>
          </table:table-cell>
          <table:table-cell table:formula="of:=NUMBERVALUE([.B106];&quot;.&quot;)" office:value-type="float" office:value="0.002214555" calcext:value-type="float">
            <text:p>0,002214555</text:p>
          </table:table-cell>
          <table:table-cell office:value-type="string" calcext:value-type="string">
            <text:p>1.881725e-03</text:p>
          </table:table-cell>
          <table:table-cell table:formula="of:=NUMBERVALUE([.D106];&quot;.&quot;)" office:value-type="float" office:value="0.001881725" calcext:value-type="float">
            <text:p>0,001881725</text:p>
          </table:table-cell>
          <table:table-cell office:value-type="string" calcext:value-type="string">
            <text:p>1.005668e-03</text:p>
          </table:table-cell>
          <table:table-cell table:formula="of:=NUMBERVALUE([.F106];&quot;.&quot;)" office:value-type="float" office:value="0.001005668" calcext:value-type="float">
            <text:p>0,001005668</text:p>
          </table:table-cell>
          <table:table-cell office:value-type="string" calcext:value-type="string">
            <text:p>1.818649e-03</text:p>
          </table:table-cell>
          <table:table-cell table:formula="of:=NUMBERVALUE([.H106];&quot;.&quot;)" office:value-type="float" office:value="0.001818649" calcext:value-type="float">
            <text:p>0,001818649</text:p>
          </table:table-cell>
          <table:table-cell office:value-type="string" calcext:value-type="string">
            <text:p>1.051688e-03</text:p>
          </table:table-cell>
          <table:table-cell table:formula="of:=NUMBERVALUE([.J106];&quot;.&quot;)" office:value-type="float" office:value="0.001051688" calcext:value-type="float">
            <text:p>0,001051688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1677%</text:p>
          </table:table-cell>
          <table:table-cell table:formula="of:=NUMBERVALUE([.B107];&quot;.&quot;)" office:value-type="float" office:value="0.0001677" calcext:value-type="float">
            <text:p>0,0001677</text:p>
          </table:table-cell>
          <table:table-cell office:value-type="string" calcext:value-type="string">
            <text:p>0.00680%</text:p>
          </table:table-cell>
          <table:table-cell table:formula="of:=NUMBERVALUE([.D107];&quot;.&quot;)" office:value-type="float" office:value="0.000068" calcext:value-type="float">
            <text:p>0,000068</text:p>
          </table:table-cell>
          <table:table-cell office:value-type="string" calcext:value-type="string">
            <text:p>0.01382%</text:p>
          </table:table-cell>
          <table:table-cell table:formula="of:=NUMBERVALUE([.F107];&quot;.&quot;)" office:value-type="float" office:value="0.0001382" calcext:value-type="float">
            <text:p>0,0001382</text:p>
          </table:table-cell>
          <table:table-cell office:value-type="string" calcext:value-type="string">
            <text:p>0.05341%</text:p>
          </table:table-cell>
          <table:table-cell table:formula="of:=NUMBERVALUE([.H107];&quot;.&quot;)" office:value-type="float" office:value="0.0005341" calcext:value-type="float">
            <text:p>0,0005341</text:p>
          </table:table-cell>
          <table:table-cell office:value-type="string" calcext:value-type="string">
            <text:p>0.01189%</text:p>
          </table:table-cell>
          <table:table-cell table:formula="of:=NUMBERVALUE([.J107];&quot;.&quot;)" office:value-type="float" office:value="0.0001189" calcext:value-type="float">
            <text:p>0,0001189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85357%</text:p>
          </table:table-cell>
          <table:table-cell table:formula="of:=NUMBERVALUE([.B108];&quot;.&quot;)" office:value-type="float" office:value="0.0085357" calcext:value-type="float">
            <text:p>0,0085357</text:p>
          </table:table-cell>
          <table:table-cell office:value-type="string" calcext:value-type="string">
            <text:p>1.57779%</text:p>
          </table:table-cell>
          <table:table-cell table:formula="of:=NUMBERVALUE([.D108];&quot;.&quot;)" office:value-type="float" office:value="0.0157779" calcext:value-type="float">
            <text:p>0,0157779</text:p>
          </table:table-cell>
          <table:table-cell office:value-type="string" calcext:value-type="string">
            <text:p>0.50188%</text:p>
          </table:table-cell>
          <table:table-cell table:formula="of:=NUMBERVALUE([.F108];&quot;.&quot;)" office:value-type="float" office:value="0.0050188" calcext:value-type="float">
            <text:p>0,0050188</text:p>
          </table:table-cell>
          <table:table-cell office:value-type="string" calcext:value-type="string">
            <text:p>0.68393%</text:p>
          </table:table-cell>
          <table:table-cell table:formula="of:=NUMBERVALUE([.H108];&quot;.&quot;)" office:value-type="float" office:value="0.0068393" calcext:value-type="float">
            <text:p>0,0068393</text:p>
          </table:table-cell>
          <table:table-cell office:value-type="string" calcext:value-type="string">
            <text:p>0.62999%</text:p>
          </table:table-cell>
          <table:table-cell table:formula="of:=NUMBERVALUE([.J108];&quot;.&quot;)" office:value-type="float" office:value="0.0062999" calcext:value-type="float">
            <text:p>0,0062999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83</text:p>
          </table:table-cell>
          <table:table-cell table:formula="of:=NUMBERVALUE([.B109];&quot;.&quot;)" office:value-type="float" office:value="0.99983" calcext:value-type="float">
            <text:p>0,99983</text:p>
          </table:table-cell>
          <table:table-cell office:value-type="string" calcext:value-type="string">
            <text:p>0.99993</text:p>
          </table:table-cell>
          <table:table-cell table:formula="of:=NUMBERVALUE([.D109];&quot;.&quot;)" office:value-type="float" office:value="0.99993" calcext:value-type="float">
            <text:p>0,99993</text:p>
          </table:table-cell>
          <table:table-cell office:value-type="string" calcext:value-type="string">
            <text:p>1.00014</text:p>
          </table:table-cell>
          <table:table-cell table:formula="of:=NUMBERVALUE([.F109];&quot;.&quot;)" office:value-type="float" office:value="1.00014" calcext:value-type="float">
            <text:p>1,00014</text:p>
          </table:table-cell>
          <table:table-cell office:value-type="string" calcext:value-type="string">
            <text:p>0.99947</text:p>
          </table:table-cell>
          <table:table-cell table:formula="of:=NUMBERVALUE([.H109];&quot;.&quot;)" office:value-type="float" office:value="0.99947" calcext:value-type="float">
            <text:p>0,99947</text:p>
          </table:table-cell>
          <table:table-cell office:value-type="string" calcext:value-type="string">
            <text:p>0.99988</text:p>
          </table:table-cell>
          <table:table-cell table:formula="of:=NUMBERVALUE([.J109];&quot;.&quot;)" office:value-type="float" office:value="0.99988" calcext:value-type="float">
            <text:p>0,99988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559 </text:p>
          </table:table-cell>
          <table:table-cell table:formula="of:=NUMBERVALUE([.B110];&quot;.&quot;)" office:value-type="float" office:value="0.0031559" calcext:value-type="float">
            <text:p>0,0031559</text:p>
          </table:table-cell>
          <table:table-cell office:value-type="string" calcext:value-type="string">
            <text:p>0.0031329</text:p>
          </table:table-cell>
          <table:table-cell table:formula="of:=NUMBERVALUE([.D110];&quot;.&quot;)" office:value-type="float" office:value="0.0031329" calcext:value-type="float">
            <text:p>0,0031329</text:p>
          </table:table-cell>
          <table:table-cell office:value-type="string" calcext:value-type="string">
            <text:p>0.0031671</text:p>
          </table:table-cell>
          <table:table-cell table:formula="of:=NUMBERVALUE([.F110];&quot;.&quot;)" office:value-type="float" office:value="0.0031671" calcext:value-type="float">
            <text:p>0,0031671</text:p>
          </table:table-cell>
          <table:table-cell office:value-type="string" calcext:value-type="string">
            <text:p>0.0032049</text:p>
          </table:table-cell>
          <table:table-cell table:formula="of:=NUMBERVALUE([.H110];&quot;.&quot;)" office:value-type="float" office:value="0.0032049" calcext:value-type="float">
            <text:p>0,0032049</text:p>
          </table:table-cell>
          <table:table-cell office:value-type="string" calcext:value-type="string">
            <text:p>0.0032032</text:p>
          </table:table-cell>
          <table:table-cell table:formula="of:=NUMBERVALUE([.J110];&quot;.&quot;)" office:value-type="float" office:value="0.0032032" calcext:value-type="float">
            <text:p>0,003203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91];[.C98];[.C105])" office:value-type="time" office:time-value="PT00H00M59.733333333S" calcext:value-type="time">
            <text:p>00:00:59</text:p>
          </table:table-cell>
          <table:table-cell/>
          <table:table-cell table:style-name="ce68" table:formula="of:=AVERAGE([.E91];[.E98];[.E105])" office:value-type="time" office:time-value="PT00H00M40.333333333S" calcext:value-type="time">
            <text:p>00:00:40</text:p>
          </table:table-cell>
          <table:table-cell/>
          <table:table-cell table:style-name="ce68" table:formula="of:=AVERAGE([.G91];[.G98];[.G105])" office:value-type="time" office:time-value="PT00H00M42.533333333S" calcext:value-type="time">
            <text:p>00:00:42</text:p>
          </table:table-cell>
          <table:table-cell/>
          <table:table-cell table:style-name="ce68" table:formula="of:=AVERAGE([.I91];[.I98];[.I105])" office:value-type="time" office:time-value="PT00H00M35.166666667S" calcext:value-type="time">
            <text:p>00:00:35</text:p>
          </table:table-cell>
          <table:table-cell/>
          <table:table-cell table:style-name="ce68" table:formula="of:=AVERAGE([.K91];[.K98];[.K105])" office:value-type="time" office:time-value="PT00H00M38.6S" calcext:value-type="time">
            <text:p>00:00:38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92];[.C99];[.C106])" office:value-type="float" office:value="0.002214555" calcext:value-type="float">
            <text:p>0,002214555</text:p>
          </table:table-cell>
          <table:table-cell/>
          <table:table-cell table:style-name="ce70" table:formula="of:=AVERAGE([.E92];[.E99];[.E106])" office:value-type="float" office:value="0.001881725" calcext:value-type="float">
            <text:p>0,001881725</text:p>
          </table:table-cell>
          <table:table-cell/>
          <table:table-cell table:style-name="ce70" table:formula="of:=AVERAGE([.G92];[.G99];[.G106])" office:value-type="float" office:value="0.001005668" calcext:value-type="float">
            <text:p>0,001005668</text:p>
          </table:table-cell>
          <table:table-cell/>
          <table:table-cell table:style-name="ce70" table:formula="of:=AVERAGE([.I92];[.I99];[.I106])" office:value-type="float" office:value="0.001818649" calcext:value-type="float">
            <text:p>0,001818649</text:p>
          </table:table-cell>
          <table:table-cell/>
          <table:table-cell table:style-name="ce70" table:formula="of:=AVERAGE([.K92];[.K99];[.K106])" office:value-type="float" office:value="0.001706386" calcext:value-type="float">
            <text:p>0,001706386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93];[.C100];[.C107])" office:value-type="float" office:value="0.0001677" calcext:value-type="float">
            <text:p>0,0001677</text:p>
          </table:table-cell>
          <table:table-cell/>
          <table:table-cell table:style-name="ce70" table:formula="of:=AVERAGE([.E93];[.E100];[.E107])" office:value-type="float" office:value="0.000068" calcext:value-type="float">
            <text:p>0,000068</text:p>
          </table:table-cell>
          <table:table-cell/>
          <table:table-cell table:style-name="ce70" table:formula="of:=AVERAGE([.G93];[.G100];[.G107])" office:value-type="float" office:value="0.0001382" calcext:value-type="float">
            <text:p>0,0001382</text:p>
          </table:table-cell>
          <table:table-cell/>
          <table:table-cell table:style-name="ce70" table:formula="of:=AVERAGE([.I93];[.I100];[.I107])" office:value-type="float" office:value="0.0005341" calcext:value-type="float">
            <text:p>0,0005341</text:p>
          </table:table-cell>
          <table:table-cell/>
          <table:table-cell table:style-name="ce70" table:formula="of:=AVERAGE([.K93];[.K100];[.K107])" office:value-type="float" office:value="0.000109633333333333" calcext:value-type="float">
            <text:p>0,000109633333333333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94];[.C101];[.C108])" office:value-type="float" office:value="0.0085357" calcext:value-type="float">
            <text:p>0,0085357</text:p>
          </table:table-cell>
          <table:table-cell/>
          <table:table-cell table:style-name="ce70" table:formula="of:=AVERAGE([.E94];[.E101];[.E108])" office:value-type="float" office:value="0.0157779" calcext:value-type="float">
            <text:p>0,0157779</text:p>
          </table:table-cell>
          <table:table-cell/>
          <table:table-cell table:style-name="ce70" table:formula="of:=AVERAGE([.G94];[.G101];[.G108])" office:value-type="float" office:value="0.0050188" calcext:value-type="float">
            <text:p>0,0050188</text:p>
          </table:table-cell>
          <table:table-cell/>
          <table:table-cell table:style-name="ce70" table:formula="of:=AVERAGE([.I94];[.I101];[.I108])" office:value-type="float" office:value="0.0068393" calcext:value-type="float">
            <text:p>0,0068393</text:p>
          </table:table-cell>
          <table:table-cell/>
          <table:table-cell table:style-name="ce70" table:formula="of:=AVERAGE([.K94];[.K101];[.K108])" office:value-type="float" office:value="0.0100668" calcext:value-type="float">
            <text:p>0,0100668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95];[.C102];[.C109])" office:value-type="float" office:value="0.99983" calcext:value-type="float">
            <text:p>0,99983</text:p>
          </table:table-cell>
          <table:table-cell/>
          <table:table-cell table:style-name="ce70" table:formula="of:=AVERAGE([.E95];[.E102];[.E109])" office:value-type="float" office:value="0.99993" calcext:value-type="float">
            <text:p>0,99993</text:p>
          </table:table-cell>
          <table:table-cell/>
          <table:table-cell table:style-name="ce70" table:formula="of:=AVERAGE([.G95];[.G102];[.G109])" office:value-type="float" office:value="1.00014" calcext:value-type="float">
            <text:p>1,00014</text:p>
          </table:table-cell>
          <table:table-cell/>
          <table:table-cell table:style-name="ce70" table:formula="of:=AVERAGE([.I95];[.I102];[.I109])" office:value-type="float" office:value="0.99947" calcext:value-type="float">
            <text:p>0,99947</text:p>
          </table:table-cell>
          <table:table-cell/>
          <table:table-cell table:style-name="ce70" table:formula="of:=AVERAGE([.K95];[.K102];[.K109])" office:value-type="float" office:value="0.99989" calcext:value-type="float">
            <text:p>0,99989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96];[.C103];[.C110])" office:value-type="float" office:value="0.0031559" calcext:value-type="float">
            <text:p>0,0031559</text:p>
          </table:table-cell>
          <table:table-cell/>
          <table:table-cell table:style-name="ce70" table:formula="of:=AVERAGE([.E96];[.E103];[.E110])" office:value-type="float" office:value="0.0031329" calcext:value-type="float">
            <text:p>0,0031329</text:p>
          </table:table-cell>
          <table:table-cell/>
          <table:table-cell table:style-name="ce70" table:formula="of:=AVERAGE([.G96];[.G103];[.G110])" office:value-type="float" office:value="0.0031671" calcext:value-type="float">
            <text:p>0,0031671</text:p>
          </table:table-cell>
          <table:table-cell/>
          <table:table-cell table:style-name="ce70" table:formula="of:=AVERAGE([.I96];[.I103];[.I110])" office:value-type="float" office:value="0.0032049" calcext:value-type="float">
            <text:p>0,0032049</text:p>
          </table:table-cell>
          <table:table-cell/>
          <table:table-cell table:style-name="ce70" table:formula="of:=AVERAGE([.K96];[.K103];[.K110])" office:value-type="float" office:value="0.00317783333333333" calcext:value-type="float">
            <text:p>0,0031778333333333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4"/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9.4</text:p>
          </table:table-cell>
          <table:table-cell table:style-name="ce66" table:formula="of:=TIME(0;0;NUMBERVALUE([.B120];&quot;.&quot;))" office:value-type="time" office:time-value="PT00H00M59.4S" calcext:value-type="time">
            <text:p>00:00:59</text:p>
          </table:table-cell>
          <table:table-cell office:value-type="string" calcext:value-type="string">
            <text:p>59.5</text:p>
          </table:table-cell>
          <table:table-cell table:style-name="ce66" table:formula="of:=TIME(0;0;NUMBERVALUE([.D120];&quot;.&quot;))" office:value-type="time" office:time-value="PT00H00M59.5S" calcext:value-type="time">
            <text:p>00:00:59</text:p>
          </table:table-cell>
          <table:table-cell office:value-type="string" calcext:value-type="string">
            <text:p>1min 0s</text:p>
          </table:table-cell>
          <table:table-cell table:style-name="ce33" table:formula="of:=TIME(0;LEFT([.F120];SEARCH(&quot;min&quot;;[.F120])-1);MID([.F120];SEARCH(&quot;min&quot;;[.F120])+4;(SEARCH(&quot;s&quot;;[.F120])-1)-(SEARCH(&quot;min&quot;;[.F120])+3)))" office:value-type="time" office:time-value="PT00H01M00S" calcext:value-type="time">
            <text:p>00:01:00</text:p>
          </table:table-cell>
          <table:table-cell office:value-type="string" calcext:value-type="string">
            <text:p>51.3</text:p>
          </table:table-cell>
          <table:table-cell table:style-name="ce66" table:formula="of:=TIME(0;0;NUMBERVALUE([.H120];&quot;.&quot;))" office:value-type="time" office:time-value="PT00H00M51.3S" calcext:value-type="time">
            <text:p>00:00:51</text:p>
          </table:table-cell>
          <table:table-cell office:value-type="string" calcext:value-type="string">
            <text:p>1min 41s</text:p>
          </table:table-cell>
          <table:table-cell table:style-name="ce33" table:formula="of:=TIME(0;LEFT([.J120];SEARCH(&quot;min&quot;;[.J120])-1);MID([.J120];SEARCH(&quot;min&quot;;[.J120])+4;(SEARCH(&quot;s&quot;;[.J120])-1)-(SEARCH(&quot;min&quot;;[.J120])+3)))" office:value-type="time" office:time-value="PT00H01M41S" calcext:value-type="time">
            <text:p>00:01:41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578908e-03</text:p>
          </table:table-cell>
          <table:table-cell table:formula="of:=NUMBERVALUE([.B121];&quot;.&quot;)" office:value-type="float" office:value="0.002578908" calcext:value-type="float">
            <text:p>0,002578908</text:p>
          </table:table-cell>
          <table:table-cell office:value-type="string" calcext:value-type="string">
            <text:p>1.305264e-03</text:p>
          </table:table-cell>
          <table:table-cell table:formula="of:=NUMBERVALUE([.D121];&quot;.&quot;)" office:value-type="float" office:value="0.001305264" calcext:value-type="float">
            <text:p>0,001305264</text:p>
          </table:table-cell>
          <table:table-cell office:value-type="string" calcext:value-type="string">
            <text:p>1.897842e-03</text:p>
          </table:table-cell>
          <table:table-cell table:formula="of:=NUMBERVALUE([.F121];&quot;.&quot;)" office:value-type="float" office:value="0.001897842" calcext:value-type="float">
            <text:p>0,001897842</text:p>
          </table:table-cell>
          <table:table-cell office:value-type="string" calcext:value-type="string">
            <text:p>1.572679e-03</text:p>
          </table:table-cell>
          <table:table-cell table:formula="of:=NUMBERVALUE([.H121];&quot;.&quot;)" office:value-type="float" office:value="0.001572679" calcext:value-type="float">
            <text:p>0,001572679</text:p>
          </table:table-cell>
          <table:table-cell office:value-type="string" calcext:value-type="string">
            <text:p>2.814474e-03</text:p>
          </table:table-cell>
          <table:table-cell table:formula="of:=NUMBERVALUE([.J121];&quot;.&quot;)" office:value-type="float" office:value="0.002814474" calcext:value-type="float">
            <text:p>0,002814474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3842%</text:p>
          </table:table-cell>
          <table:table-cell table:formula="of:=NUMBERVALUE([.B122];&quot;.&quot;)" office:value-type="float" office:value="0.0003842" calcext:value-type="float">
            <text:p>0,0003842</text:p>
          </table:table-cell>
          <table:table-cell office:value-type="string" calcext:value-type="string">
            <text:p>0.00182%</text:p>
          </table:table-cell>
          <table:table-cell table:formula="of:=NUMBERVALUE([.D122];&quot;.&quot;)" office:value-type="float" office:value="0.0000182" calcext:value-type="float">
            <text:p>0,0000182</text:p>
          </table:table-cell>
          <table:table-cell office:value-type="string" calcext:value-type="string">
            <text:p>0.03659%</text:p>
          </table:table-cell>
          <table:table-cell table:formula="of:=NUMBERVALUE([.F122];&quot;.&quot;)" office:value-type="float" office:value="0.0003659" calcext:value-type="float">
            <text:p>0,0003659</text:p>
          </table:table-cell>
          <table:table-cell office:value-type="string" calcext:value-type="string">
            <text:p>0.01282%</text:p>
          </table:table-cell>
          <table:table-cell table:formula="of:=NUMBERVALUE([.H122];&quot;.&quot;)" office:value-type="float" office:value="0.0001282" calcext:value-type="float">
            <text:p>0,0001282</text:p>
          </table:table-cell>
          <table:table-cell office:value-type="string" calcext:value-type="string">
            <text:p>0.01100%</text:p>
          </table:table-cell>
          <table:table-cell table:formula="of:=NUMBERVALUE([.J122];&quot;.&quot;)" office:value-type="float" office:value="0.00011" calcext:value-type="float">
            <text:p>0,00011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51096%</text:p>
          </table:table-cell>
          <table:table-cell table:formula="of:=NUMBERVALUE([.B123];&quot;.&quot;)" office:value-type="float" office:value="0.0051096" calcext:value-type="float">
            <text:p>0,0051096</text:p>
          </table:table-cell>
          <table:table-cell office:value-type="string" calcext:value-type="string">
            <text:p>0.41834%</text:p>
          </table:table-cell>
          <table:table-cell table:formula="of:=NUMBERVALUE([.D123];&quot;.&quot;)" office:value-type="float" office:value="0.0041834" calcext:value-type="float">
            <text:p>0,0041834</text:p>
          </table:table-cell>
          <table:table-cell office:value-type="string" calcext:value-type="string">
            <text:p>0.59348%</text:p>
          </table:table-cell>
          <table:table-cell table:formula="of:=NUMBERVALUE([.F123];&quot;.&quot;)" office:value-type="float" office:value="0.0059348" calcext:value-type="float">
            <text:p>0,0059348</text:p>
          </table:table-cell>
          <table:table-cell office:value-type="string" calcext:value-type="string">
            <text:p>0.08283%</text:p>
          </table:table-cell>
          <table:table-cell table:formula="of:=NUMBERVALUE([.H123];&quot;.&quot;)" office:value-type="float" office:value="0.0008283" calcext:value-type="float">
            <text:p>0,0008283</text:p>
          </table:table-cell>
          <table:table-cell office:value-type="string" calcext:value-type="string">
            <text:p>0.65989%</text:p>
          </table:table-cell>
          <table:table-cell table:formula="of:=NUMBERVALUE([.J123];&quot;.&quot;)" office:value-type="float" office:value="0.0065989" calcext:value-type="float">
            <text:p>0,0065989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2</text:p>
          </table:table-cell>
          <table:table-cell table:formula="of:=NUMBERVALUE([.B124];&quot;.&quot;)" office:value-type="float" office:value="0.99962" calcext:value-type="float">
            <text:p>0,99962</text:p>
          </table:table-cell>
          <table:table-cell office:value-type="string" calcext:value-type="string">
            <text:p>1.00002</text:p>
          </table:table-cell>
          <table:table-cell table:formula="of:=NUMBERVALUE([.D124];&quot;.&quot;)" office:value-type="float" office:value="1.00002" calcext:value-type="float">
            <text:p>1,00002</text:p>
          </table:table-cell>
          <table:table-cell office:value-type="string" calcext:value-type="string">
            <text:p>0.99963</text:p>
          </table:table-cell>
          <table:table-cell table:formula="of:=NUMBERVALUE([.F124];&quot;.&quot;)" office:value-type="float" office:value="0.99963" calcext:value-type="float">
            <text:p>0,99963</text:p>
          </table:table-cell>
          <table:table-cell office:value-type="string" calcext:value-type="string">
            <text:p>0.99987</text:p>
          </table:table-cell>
          <table:table-cell table:formula="of:=NUMBERVALUE([.H124];&quot;.&quot;)" office:value-type="float" office:value="0.99987" calcext:value-type="float">
            <text:p>0,99987</text:p>
          </table:table-cell>
          <table:table-cell office:value-type="string" calcext:value-type="string">
            <text:p>0.99989</text:p>
          </table:table-cell>
          <table:table-cell table:formula="of:=NUMBERVALUE([.J124];&quot;.&quot;)" office:value-type="float" office:value="0.99989" calcext:value-type="float">
            <text:p>0,99989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994</text:p>
          </table:table-cell>
          <table:table-cell table:formula="of:=NUMBERVALUE([.B125];&quot;.&quot;)" office:value-type="float" office:value="0.0031994" calcext:value-type="float">
            <text:p>0,0031994</text:p>
          </table:table-cell>
          <table:table-cell office:value-type="string" calcext:value-type="string">
            <text:p>0.0031698</text:p>
          </table:table-cell>
          <table:table-cell table:formula="of:=NUMBERVALUE([.D125];&quot;.&quot;)" office:value-type="float" office:value="0.0031698" calcext:value-type="float">
            <text:p>0,0031698</text:p>
          </table:table-cell>
          <table:table-cell office:value-type="string" calcext:value-type="string">
            <text:p>0.0032020</text:p>
          </table:table-cell>
          <table:table-cell table:formula="of:=NUMBERVALUE([.F125];&quot;.&quot;)" office:value-type="float" office:value="0.003202" calcext:value-type="float">
            <text:p>0,003202</text:p>
          </table:table-cell>
          <table:table-cell office:value-type="string" calcext:value-type="string">
            <text:p>0.0031857</text:p>
          </table:table-cell>
          <table:table-cell table:formula="of:=NUMBERVALUE([.H125];&quot;.&quot;)" office:value-type="float" office:value="0.0031857" calcext:value-type="float">
            <text:p>0,0031857</text:p>
          </table:table-cell>
          <table:table-cell office:value-type="string" calcext:value-type="string">
            <text:p>0.0032041</text:p>
          </table:table-cell>
          <table:table-cell table:formula="of:=NUMBERVALUE([.J125];&quot;.&quot;)" office:value-type="float" office:value="0.0032041" calcext:value-type="float">
            <text:p>0,0032041</text:p>
          </table:table-cell>
          <table:table-cell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Default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9.7</text:p>
          </table:table-cell>
          <table:table-cell table:style-name="ce66" table:formula="of:=TIME(0;0;NUMBERVALUE([.B127];&quot;.&quot;))" office:value-type="time" office:time-value="PT00H00M59.7S" calcext:value-type="time">
            <text:p>00:00:59</text:p>
          </table:table-cell>
          <table:table-cell office:value-type="string" calcext:value-type="string">
            <text:p>58.5</text:p>
          </table:table-cell>
          <table:table-cell table:style-name="ce66" table:formula="of:=TIME(0;0;NUMBERVALUE([.D127];&quot;.&quot;))" office:value-type="time" office:time-value="PT00H00M58.5S" calcext:value-type="time">
            <text:p>00:00:58</text:p>
          </table:table-cell>
          <table:table-cell office:value-type="string" calcext:value-type="string">
            <text:p>59.4</text:p>
          </table:table-cell>
          <table:table-cell table:style-name="ce66" table:formula="of:=TIME(0;0;NUMBERVALUE([.F127];&quot;.&quot;))" office:value-type="time" office:time-value="PT00H00M59.4S" calcext:value-type="time">
            <text:p>00:00:59</text:p>
          </table:table-cell>
          <table:table-cell office:value-type="string" calcext:value-type="string">
            <text:p>55.8</text:p>
          </table:table-cell>
          <table:table-cell table:style-name="ce66" table:formula="of:=TIME(0;0;NUMBERVALUE([.H127];&quot;.&quot;))" office:value-type="time" office:time-value="PT00H00M55.8S" calcext:value-type="time">
            <text:p>00:00:55</text:p>
          </table:table-cell>
          <table:table-cell office:value-type="string" calcext:value-type="string">
            <text:p>1min 40s</text:p>
          </table:table-cell>
          <table:table-cell table:style-name="ce33" table:formula="of:=TIME(0;LEFT([.J127];SEARCH(&quot;min&quot;;[.J127])-1);MID([.J127];SEARCH(&quot;min&quot;;[.J127])+4;(SEARCH(&quot;s&quot;;[.J127])-1)-(SEARCH(&quot;min&quot;;[.J127])+3)))" office:value-type="time" office:time-value="PT00H01M40S" calcext:value-type="time">
            <text:p>00:01:40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578908e-03</text:p>
          </table:table-cell>
          <table:table-cell table:formula="of:=NUMBERVALUE([.B128];&quot;.&quot;)" office:value-type="float" office:value="0.002578908" calcext:value-type="float">
            <text:p>0,002578908</text:p>
          </table:table-cell>
          <table:table-cell office:value-type="string" calcext:value-type="string">
            <text:p>1.305264e-03</text:p>
          </table:table-cell>
          <table:table-cell table:formula="of:=NUMBERVALUE([.D128];&quot;.&quot;)" office:value-type="float" office:value="0.001305264" calcext:value-type="float">
            <text:p>0,001305264</text:p>
          </table:table-cell>
          <table:table-cell office:value-type="string" calcext:value-type="string">
            <text:p>1.897842e-03</text:p>
          </table:table-cell>
          <table:table-cell table:formula="of:=NUMBERVALUE([.F128];&quot;.&quot;)" office:value-type="float" office:value="0.001897842" calcext:value-type="float">
            <text:p>0,001897842</text:p>
          </table:table-cell>
          <table:table-cell office:value-type="string" calcext:value-type="string">
            <text:p>1.572679e-03</text:p>
          </table:table-cell>
          <table:table-cell table:formula="of:=NUMBERVALUE([.H128];&quot;.&quot;)" office:value-type="float" office:value="0.001572679" calcext:value-type="float">
            <text:p>0,001572679</text:p>
          </table:table-cell>
          <table:table-cell office:value-type="string" calcext:value-type="string">
            <text:p>2.814474e-03</text:p>
          </table:table-cell>
          <table:table-cell table:formula="of:=NUMBERVALUE([.J128];&quot;.&quot;)" office:value-type="float" office:value="0.002814474" calcext:value-type="float">
            <text:p>0,002814474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3842%</text:p>
          </table:table-cell>
          <table:table-cell table:formula="of:=NUMBERVALUE([.B129];&quot;.&quot;)" office:value-type="float" office:value="0.0003842" calcext:value-type="float">
            <text:p>0,0003842</text:p>
          </table:table-cell>
          <table:table-cell office:value-type="string" calcext:value-type="string">
            <text:p>0.00182%</text:p>
          </table:table-cell>
          <table:table-cell table:formula="of:=NUMBERVALUE([.D129];&quot;.&quot;)" office:value-type="float" office:value="0.0000182" calcext:value-type="float">
            <text:p>0,0000182</text:p>
          </table:table-cell>
          <table:table-cell office:value-type="string" calcext:value-type="string">
            <text:p>0.03659%</text:p>
          </table:table-cell>
          <table:table-cell table:formula="of:=NUMBERVALUE([.F129];&quot;.&quot;)" office:value-type="float" office:value="0.0003659" calcext:value-type="float">
            <text:p>0,0003659</text:p>
          </table:table-cell>
          <table:table-cell office:value-type="string" calcext:value-type="string">
            <text:p>0.01282%</text:p>
          </table:table-cell>
          <table:table-cell table:formula="of:=NUMBERVALUE([.H129];&quot;.&quot;)" office:value-type="float" office:value="0.0001282" calcext:value-type="float">
            <text:p>0,0001282</text:p>
          </table:table-cell>
          <table:table-cell office:value-type="string" calcext:value-type="string">
            <text:p>0.01100%</text:p>
          </table:table-cell>
          <table:table-cell table:formula="of:=NUMBERVALUE([.J129];&quot;.&quot;)" office:value-type="float" office:value="0.00011" calcext:value-type="float">
            <text:p>0,00011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51096%</text:p>
          </table:table-cell>
          <table:table-cell table:formula="of:=NUMBERVALUE([.B130];&quot;.&quot;)" office:value-type="float" office:value="0.0051096" calcext:value-type="float">
            <text:p>0,0051096</text:p>
          </table:table-cell>
          <table:table-cell office:value-type="string" calcext:value-type="string">
            <text:p>0.41834%</text:p>
          </table:table-cell>
          <table:table-cell table:formula="of:=NUMBERVALUE([.D130];&quot;.&quot;)" office:value-type="float" office:value="0.0041834" calcext:value-type="float">
            <text:p>0,0041834</text:p>
          </table:table-cell>
          <table:table-cell office:value-type="string" calcext:value-type="string">
            <text:p>0.59348%</text:p>
          </table:table-cell>
          <table:table-cell table:formula="of:=NUMBERVALUE([.F130];&quot;.&quot;)" office:value-type="float" office:value="0.0059348" calcext:value-type="float">
            <text:p>0,0059348</text:p>
          </table:table-cell>
          <table:table-cell office:value-type="string" calcext:value-type="string">
            <text:p>0.08283%</text:p>
          </table:table-cell>
          <table:table-cell table:formula="of:=NUMBERVALUE([.H130];&quot;.&quot;)" office:value-type="float" office:value="0.0008283" calcext:value-type="float">
            <text:p>0,0008283</text:p>
          </table:table-cell>
          <table:table-cell office:value-type="string" calcext:value-type="string">
            <text:p>0.65989%</text:p>
          </table:table-cell>
          <table:table-cell table:formula="of:=NUMBERVALUE([.J130];&quot;.&quot;)" office:value-type="float" office:value="0.0065989" calcext:value-type="float">
            <text:p>0,0065989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2</text:p>
          </table:table-cell>
          <table:table-cell table:formula="of:=NUMBERVALUE([.B131];&quot;.&quot;)" office:value-type="float" office:value="0.99962" calcext:value-type="float">
            <text:p>0,99962</text:p>
          </table:table-cell>
          <table:table-cell office:value-type="string" calcext:value-type="string">
            <text:p>1.00002</text:p>
          </table:table-cell>
          <table:table-cell table:formula="of:=NUMBERVALUE([.D131];&quot;.&quot;)" office:value-type="float" office:value="1.00002" calcext:value-type="float">
            <text:p>1,00002</text:p>
          </table:table-cell>
          <table:table-cell office:value-type="string" calcext:value-type="string">
            <text:p>0.99963</text:p>
          </table:table-cell>
          <table:table-cell table:formula="of:=NUMBERVALUE([.F131];&quot;.&quot;)" office:value-type="float" office:value="0.99963" calcext:value-type="float">
            <text:p>0,99963</text:p>
          </table:table-cell>
          <table:table-cell office:value-type="string" calcext:value-type="string">
            <text:p>0.99987</text:p>
          </table:table-cell>
          <table:table-cell table:formula="of:=NUMBERVALUE([.H131];&quot;.&quot;)" office:value-type="float" office:value="0.99987" calcext:value-type="float">
            <text:p>0,99987</text:p>
          </table:table-cell>
          <table:table-cell office:value-type="string" calcext:value-type="string">
            <text:p>0.99989</text:p>
          </table:table-cell>
          <table:table-cell table:formula="of:=NUMBERVALUE([.J131];&quot;.&quot;)" office:value-type="float" office:value="0.99989" calcext:value-type="float">
            <text:p>0,99989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994</text:p>
          </table:table-cell>
          <table:table-cell table:formula="of:=NUMBERVALUE([.B132];&quot;.&quot;)" office:value-type="float" office:value="0.0031994" calcext:value-type="float">
            <text:p>0,0031994</text:p>
          </table:table-cell>
          <table:table-cell office:value-type="string" calcext:value-type="string">
            <text:p>0.0031698</text:p>
          </table:table-cell>
          <table:table-cell table:formula="of:=NUMBERVALUE([.D132];&quot;.&quot;)" office:value-type="float" office:value="0.0031698" calcext:value-type="float">
            <text:p>0,0031698</text:p>
          </table:table-cell>
          <table:table-cell office:value-type="string" calcext:value-type="string">
            <text:p>0.0032020</text:p>
          </table:table-cell>
          <table:table-cell table:formula="of:=NUMBERVALUE([.F132];&quot;.&quot;)" office:value-type="float" office:value="0.003202" calcext:value-type="float">
            <text:p>0,003202</text:p>
          </table:table-cell>
          <table:table-cell office:value-type="string" calcext:value-type="string">
            <text:p>0.0031857</text:p>
          </table:table-cell>
          <table:table-cell table:formula="of:=NUMBERVALUE([.H132];&quot;.&quot;)" office:value-type="float" office:value="0.0031857" calcext:value-type="float">
            <text:p>0,0031857</text:p>
          </table:table-cell>
          <table:table-cell office:value-type="string" calcext:value-type="string">
            <text:p>0.0032041</text:p>
          </table:table-cell>
          <table:table-cell table:formula="of:=NUMBERVALUE([.J132];&quot;.&quot;)" office:value-type="float" office:value="0.0032041" calcext:value-type="float">
            <text:p>0,0032041</text:p>
          </table:table-cell>
          <table:table-cell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ce48"/>
          <table:table-cell table:style-name="ce11"/>
          <table:table-cell table:style-name="Default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7.1</text:p>
          </table:table-cell>
          <table:table-cell table:style-name="ce66" table:formula="of:=TIME(0;0;NUMBERVALUE([.B134];&quot;.&quot;))" office:value-type="time" office:time-value="PT00H00M57.1S" calcext:value-type="time">
            <text:p>00:00:57</text:p>
          </table:table-cell>
          <table:table-cell office:value-type="string" calcext:value-type="string">
            <text:p>1min 2s</text:p>
          </table:table-cell>
          <table:table-cell table:style-name="ce33" table:formula="of:=TIME(0;LEFT([.D134];SEARCH(&quot;min&quot;;[.D134])-1);MID([.D134];SEARCH(&quot;min&quot;;[.D134])+4;(SEARCH(&quot;s&quot;;[.D134])-1)-(SEARCH(&quot;min&quot;;[.D134])+3)))" office:value-type="time" office:time-value="PT00H01M02S" calcext:value-type="time">
            <text:p>00:01:02</text:p>
          </table:table-cell>
          <table:table-cell office:value-type="string" calcext:value-type="string">
            <text:p>56.4</text:p>
          </table:table-cell>
          <table:table-cell table:style-name="ce66" table:formula="of:=TIME(0;0;NUMBERVALUE([.F134];&quot;.&quot;))" office:value-type="time" office:time-value="PT00H00M56.4S" calcext:value-type="time">
            <text:p>00:00:56</text:p>
          </table:table-cell>
          <table:table-cell office:value-type="string" calcext:value-type="string">
            <text:p>56.2</text:p>
          </table:table-cell>
          <table:table-cell table:style-name="ce66" table:formula="of:=TIME(0;0;NUMBERVALUE([.H134];&quot;.&quot;))" office:value-type="time" office:time-value="PT00H00M56.2S" calcext:value-type="time">
            <text:p>00:00:56</text:p>
          </table:table-cell>
          <table:table-cell office:value-type="string" calcext:value-type="string">
            <text:p>52.4</text:p>
          </table:table-cell>
          <table:table-cell table:style-name="ce66" table:formula="of:=TIME(0;0;NUMBERVALUE([.J134];&quot;.&quot;))" office:value-type="time" office:time-value="PT00H00M52.4S" calcext:value-type="time">
            <text:p>00:00:52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578908e-03</text:p>
          </table:table-cell>
          <table:table-cell table:formula="of:=NUMBERVALUE([.B135];&quot;.&quot;)" office:value-type="float" office:value="0.002578908" calcext:value-type="float">
            <text:p>0,002578908</text:p>
          </table:table-cell>
          <table:table-cell office:value-type="string" calcext:value-type="string">
            <text:p>1.305264e-03</text:p>
          </table:table-cell>
          <table:table-cell table:formula="of:=NUMBERVALUE([.D135];&quot;.&quot;)" office:value-type="float" office:value="0.001305264" calcext:value-type="float">
            <text:p>0,001305264</text:p>
          </table:table-cell>
          <table:table-cell office:value-type="string" calcext:value-type="string">
            <text:p>1.897842e-03</text:p>
          </table:table-cell>
          <table:table-cell table:formula="of:=NUMBERVALUE([.F135];&quot;.&quot;)" office:value-type="float" office:value="0.001897842" calcext:value-type="float">
            <text:p>0,001897842</text:p>
          </table:table-cell>
          <table:table-cell office:value-type="string" calcext:value-type="string">
            <text:p>1.572679e-03</text:p>
          </table:table-cell>
          <table:table-cell table:formula="of:=NUMBERVALUE([.H135];&quot;.&quot;)" office:value-type="float" office:value="0.001572679" calcext:value-type="float">
            <text:p>0,001572679</text:p>
          </table:table-cell>
          <table:table-cell office:value-type="string" calcext:value-type="string">
            <text:p>1.349208e-03</text:p>
          </table:table-cell>
          <table:table-cell table:formula="of:=NUMBERVALUE([.J135];&quot;.&quot;)" office:value-type="float" office:value="0.001349208" calcext:value-type="float">
            <text:p>0,001349208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3842%</text:p>
          </table:table-cell>
          <table:table-cell table:formula="of:=NUMBERVALUE([.B136];&quot;.&quot;)" office:value-type="float" office:value="0.0003842" calcext:value-type="float">
            <text:p>0,0003842</text:p>
          </table:table-cell>
          <table:table-cell office:value-type="string" calcext:value-type="string">
            <text:p>0.00182%</text:p>
          </table:table-cell>
          <table:table-cell table:formula="of:=NUMBERVALUE([.D136];&quot;.&quot;)" office:value-type="float" office:value="0.0000182" calcext:value-type="float">
            <text:p>0,0000182</text:p>
          </table:table-cell>
          <table:table-cell office:value-type="string" calcext:value-type="string">
            <text:p>0.03659%</text:p>
          </table:table-cell>
          <table:table-cell table:formula="of:=NUMBERVALUE([.F136];&quot;.&quot;)" office:value-type="float" office:value="0.0003659" calcext:value-type="float">
            <text:p>0,0003659</text:p>
          </table:table-cell>
          <table:table-cell office:value-type="string" calcext:value-type="string">
            <text:p>0.01282%</text:p>
          </table:table-cell>
          <table:table-cell table:formula="of:=NUMBERVALUE([.H136];&quot;.&quot;)" office:value-type="float" office:value="0.0001282" calcext:value-type="float">
            <text:p>0,0001282</text:p>
          </table:table-cell>
          <table:table-cell office:value-type="string" calcext:value-type="string">
            <text:p>0.00755%</text:p>
          </table:table-cell>
          <table:table-cell table:formula="of:=NUMBERVALUE([.J136];&quot;.&quot;)" office:value-type="float" office:value="0.0000755" calcext:value-type="float">
            <text:p>0,0000755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51096%</text:p>
          </table:table-cell>
          <table:table-cell table:formula="of:=NUMBERVALUE([.B137];&quot;.&quot;)" office:value-type="float" office:value="0.0051096" calcext:value-type="float">
            <text:p>0,0051096</text:p>
          </table:table-cell>
          <table:table-cell office:value-type="string" calcext:value-type="string">
            <text:p>0.41834%</text:p>
          </table:table-cell>
          <table:table-cell table:formula="of:=NUMBERVALUE([.D137];&quot;.&quot;)" office:value-type="float" office:value="0.0041834" calcext:value-type="float">
            <text:p>0,0041834</text:p>
          </table:table-cell>
          <table:table-cell office:value-type="string" calcext:value-type="string">
            <text:p>0.59348%</text:p>
          </table:table-cell>
          <table:table-cell table:formula="of:=NUMBERVALUE([.F137];&quot;.&quot;)" office:value-type="float" office:value="0.0059348" calcext:value-type="float">
            <text:p>0,0059348</text:p>
          </table:table-cell>
          <table:table-cell office:value-type="string" calcext:value-type="string">
            <text:p>0.08283%</text:p>
          </table:table-cell>
          <table:table-cell table:formula="of:=NUMBERVALUE([.H137];&quot;.&quot;)" office:value-type="float" office:value="0.0008283" calcext:value-type="float">
            <text:p>0,0008283</text:p>
          </table:table-cell>
          <table:table-cell office:value-type="string" calcext:value-type="string">
            <text:p>0.04947%</text:p>
          </table:table-cell>
          <table:table-cell table:formula="of:=NUMBERVALUE([.J137];&quot;.&quot;)" office:value-type="float" office:value="0.0004947" calcext:value-type="float">
            <text:p>0,0004947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2</text:p>
          </table:table-cell>
          <table:table-cell table:formula="of:=NUMBERVALUE([.B138];&quot;.&quot;)" office:value-type="float" office:value="0.99962" calcext:value-type="float">
            <text:p>0,99962</text:p>
          </table:table-cell>
          <table:table-cell office:value-type="string" calcext:value-type="string">
            <text:p>1.00002</text:p>
          </table:table-cell>
          <table:table-cell table:formula="of:=NUMBERVALUE([.D138];&quot;.&quot;)" office:value-type="float" office:value="1.00002" calcext:value-type="float">
            <text:p>1,00002</text:p>
          </table:table-cell>
          <table:table-cell office:value-type="string" calcext:value-type="string">
            <text:p>0.99963</text:p>
          </table:table-cell>
          <table:table-cell table:formula="of:=NUMBERVALUE([.F138];&quot;.&quot;)" office:value-type="float" office:value="0.99963" calcext:value-type="float">
            <text:p>0,99963</text:p>
          </table:table-cell>
          <table:table-cell office:value-type="string" calcext:value-type="string">
            <text:p>0.99987</text:p>
          </table:table-cell>
          <table:table-cell table:formula="of:=NUMBERVALUE([.H138];&quot;.&quot;)" office:value-type="float" office:value="0.99987" calcext:value-type="float">
            <text:p>0,99987</text:p>
          </table:table-cell>
          <table:table-cell office:value-type="string" calcext:value-type="string">
            <text:p>1.00008</text:p>
          </table:table-cell>
          <table:table-cell table:formula="of:=NUMBERVALUE([.J138];&quot;.&quot;)" office:value-type="float" office:value="1.00008" calcext:value-type="float">
            <text:p>1,00008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994</text:p>
          </table:table-cell>
          <table:table-cell table:formula="of:=NUMBERVALUE([.B139];&quot;.&quot;)" office:value-type="float" office:value="0.0031994" calcext:value-type="float">
            <text:p>0,0031994</text:p>
          </table:table-cell>
          <table:table-cell office:value-type="string" calcext:value-type="string">
            <text:p>0.0031698</text:p>
          </table:table-cell>
          <table:table-cell table:formula="of:=NUMBERVALUE([.D139];&quot;.&quot;)" office:value-type="float" office:value="0.0031698" calcext:value-type="float">
            <text:p>0,0031698</text:p>
          </table:table-cell>
          <table:table-cell office:value-type="string" calcext:value-type="string">
            <text:p>0.0032020</text:p>
          </table:table-cell>
          <table:table-cell table:formula="of:=NUMBERVALUE([.F139];&quot;.&quot;)" office:value-type="float" office:value="0.003202" calcext:value-type="float">
            <text:p>0,003202</text:p>
          </table:table-cell>
          <table:table-cell office:value-type="string" calcext:value-type="string">
            <text:p>0.0031857</text:p>
          </table:table-cell>
          <table:table-cell table:formula="of:=NUMBERVALUE([.H139];&quot;.&quot;)" office:value-type="float" office:value="0.0031857" calcext:value-type="float">
            <text:p>0,0031857</text:p>
          </table:table-cell>
          <table:table-cell office:value-type="string" calcext:value-type="string">
            <text:p>0.0031815</text:p>
          </table:table-cell>
          <table:table-cell table:formula="of:=NUMBERVALUE([.J139];&quot;.&quot;)" office:value-type="float" office:value="0.0031815" calcext:value-type="float">
            <text:p>0,003181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120];[.C127];[.C134])" office:value-type="time" office:time-value="PT00H00M58.733333333S" calcext:value-type="time">
            <text:p>00:00:58</text:p>
          </table:table-cell>
          <table:table-cell/>
          <table:table-cell table:style-name="ce68" table:formula="of:=AVERAGE([.E120];[.E127];[.E134])" office:value-type="time" office:time-value="PT00H01M00S" calcext:value-type="time">
            <text:p>00:01:00</text:p>
          </table:table-cell>
          <table:table-cell/>
          <table:table-cell table:style-name="ce68" table:formula="of:=AVERAGE([.G120];[.G127];[.G134])" office:value-type="time" office:time-value="PT00H00M58.6S" calcext:value-type="time">
            <text:p>00:00:58</text:p>
          </table:table-cell>
          <table:table-cell/>
          <table:table-cell table:style-name="ce68" table:formula="of:=AVERAGE([.I120];[.I127];[.I134])" office:value-type="time" office:time-value="PT00H00M54.433333333S" calcext:value-type="time">
            <text:p>00:00:54</text:p>
          </table:table-cell>
          <table:table-cell/>
          <table:table-cell table:style-name="ce68" table:formula="of:=AVERAGE([.K120];[.K127];[.K134])" office:value-type="time" office:time-value="PT00H01M24.466666667S" calcext:value-type="time">
            <text:p>00:01:24</text:p>
          </table:table-cell>
          <table:table-cell/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121];[.C128];[.C135])" office:value-type="float" office:value="0.002578908" calcext:value-type="float">
            <text:p>0,002578908</text:p>
          </table:table-cell>
          <table:table-cell/>
          <table:table-cell table:style-name="ce70" table:formula="of:=AVERAGE([.E121];[.E128];[.E135])" office:value-type="float" office:value="0.001305264" calcext:value-type="float">
            <text:p>0,001305264</text:p>
          </table:table-cell>
          <table:table-cell/>
          <table:table-cell table:style-name="ce70" table:formula="of:=AVERAGE([.G121];[.G128];[.G135])" office:value-type="float" office:value="0.001897842" calcext:value-type="float">
            <text:p>0,001897842</text:p>
          </table:table-cell>
          <table:table-cell/>
          <table:table-cell table:style-name="ce70" table:formula="of:=AVERAGE([.I121];[.I128];[.I135])" office:value-type="float" office:value="0.001572679" calcext:value-type="float">
            <text:p>0,001572679</text:p>
          </table:table-cell>
          <table:table-cell/>
          <table:table-cell table:style-name="ce70" table:formula="of:=AVERAGE([.K121];[.K128];[.K135])" office:value-type="float" office:value="0.002326052" calcext:value-type="float">
            <text:p>0,002326052</text:p>
          </table:table-cell>
          <table:table-cell/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122];[.C129];[.C136])" office:value-type="float" office:value="0.0003842" calcext:value-type="float">
            <text:p>0,0003842</text:p>
          </table:table-cell>
          <table:table-cell/>
          <table:table-cell table:style-name="ce70" table:formula="of:=AVERAGE([.E122];[.E129];[.E136])" office:value-type="float" office:value="0.0000182" calcext:value-type="float">
            <text:p>0,0000182</text:p>
          </table:table-cell>
          <table:table-cell/>
          <table:table-cell table:style-name="ce70" table:formula="of:=AVERAGE([.G122];[.G129];[.G136])" office:value-type="float" office:value="0.0003659" calcext:value-type="float">
            <text:p>0,0003659</text:p>
          </table:table-cell>
          <table:table-cell/>
          <table:table-cell table:style-name="ce70" table:formula="of:=AVERAGE([.I122];[.I129];[.I136])" office:value-type="float" office:value="0.0001282" calcext:value-type="float">
            <text:p>0,0001282</text:p>
          </table:table-cell>
          <table:table-cell/>
          <table:table-cell table:style-name="ce70" table:formula="of:=AVERAGE([.K122];[.K129];[.K136])" office:value-type="float" office:value="0.0000985" calcext:value-type="float">
            <text:p>0,0000985</text:p>
          </table:table-cell>
          <table:table-cell/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123];[.C130];[.C137])" office:value-type="float" office:value="0.0051096" calcext:value-type="float">
            <text:p>0,0051096</text:p>
          </table:table-cell>
          <table:table-cell/>
          <table:table-cell table:style-name="ce70" table:formula="of:=AVERAGE([.E123];[.E130];[.E137])" office:value-type="float" office:value="0.0041834" calcext:value-type="float">
            <text:p>0,0041834</text:p>
          </table:table-cell>
          <table:table-cell/>
          <table:table-cell table:style-name="ce70" table:formula="of:=AVERAGE([.G123];[.G130];[.G137])" office:value-type="float" office:value="0.0059348" calcext:value-type="float">
            <text:p>0,0059348</text:p>
          </table:table-cell>
          <table:table-cell/>
          <table:table-cell table:style-name="ce70" table:formula="of:=AVERAGE([.I123];[.I130];[.I137])" office:value-type="float" office:value="0.0008283" calcext:value-type="float">
            <text:p>0,0008283</text:p>
          </table:table-cell>
          <table:table-cell/>
          <table:table-cell table:style-name="ce70" table:formula="of:=AVERAGE([.K123];[.K130];[.K137])" office:value-type="float" office:value="0.00456416666666667" calcext:value-type="float">
            <text:p>0,00456416666666667</text:p>
          </table:table-cell>
          <table:table-cell/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124];[.C131];[.C138])" office:value-type="float" office:value="0.99962" calcext:value-type="float">
            <text:p>0,99962</text:p>
          </table:table-cell>
          <table:table-cell/>
          <table:table-cell table:style-name="ce70" table:formula="of:=AVERAGE([.E124];[.E131];[.E138])" office:value-type="float" office:value="1.00002" calcext:value-type="float">
            <text:p>1,00002</text:p>
          </table:table-cell>
          <table:table-cell/>
          <table:table-cell table:style-name="ce70" table:formula="of:=AVERAGE([.G124];[.G131];[.G138])" office:value-type="float" office:value="0.99963" calcext:value-type="float">
            <text:p>0,99963</text:p>
          </table:table-cell>
          <table:table-cell/>
          <table:table-cell table:style-name="ce70" table:formula="of:=AVERAGE([.I124];[.I131];[.I138])" office:value-type="float" office:value="0.99987" calcext:value-type="float">
            <text:p>0,99987</text:p>
          </table:table-cell>
          <table:table-cell/>
          <table:table-cell table:style-name="ce70" table:formula="of:=AVERAGE([.K124];[.K131];[.K138])" office:value-type="float" office:value="0.999953333333333" calcext:value-type="float">
            <text:p>0,999953333333333</text:p>
          </table:table-cell>
          <table:table-cell/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125];[.C132];[.C139])" office:value-type="float" office:value="0.0031994" calcext:value-type="float">
            <text:p>0,0031994</text:p>
          </table:table-cell>
          <table:table-cell/>
          <table:table-cell table:style-name="ce70" table:formula="of:=AVERAGE([.E125];[.E132];[.E139])" office:value-type="float" office:value="0.0031698" calcext:value-type="float">
            <text:p>0,0031698</text:p>
          </table:table-cell>
          <table:table-cell/>
          <table:table-cell table:style-name="ce70" table:formula="of:=AVERAGE([.G125];[.G132];[.G139])" office:value-type="float" office:value="0.003202" calcext:value-type="float">
            <text:p>0,003202</text:p>
          </table:table-cell>
          <table:table-cell/>
          <table:table-cell table:style-name="ce70" table:formula="of:=AVERAGE([.I125];[.I132];[.I139])" office:value-type="float" office:value="0.0031857" calcext:value-type="float">
            <text:p>0,0031857</text:p>
          </table:table-cell>
          <table:table-cell/>
          <table:table-cell table:style-name="ce70" table:formula="of:=AVERAGE([.K125];[.K132];[.K139])" office:value-type="float" office:value="0.00319656666666667" calcext:value-type="float">
            <text:p>0,00319656666666667</text:p>
          </table:table-cell>
          <table:table-cell/>
        </table:table-row>
      </table:table>
      <table:table table:name="Nu8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35"/>
        <table:table-column table:style-name="co2" table:default-cell-style-name="ce11"/>
        <table:table-column table:style-name="co2" table:default-cell-style-name="ce35"/>
        <table:table-column table:style-name="co2" table:default-cell-style-name="ce11"/>
        <table:table-column table:style-name="co2" table:default-cell-style-name="ce35"/>
        <table:table-column table:style-name="co2" table:default-cell-style-name="ce11"/>
        <table:table-column table:style-name="co2" table:default-cell-style-name="ce35"/>
        <table:table-column table:style-name="co2" table:default-cell-style-name="ce11"/>
        <table:table-column table:style-name="co2" table:default-cell-style-name="ce35"/>
        <table:table-column table:style-name="co2" table:number-columns-repeated="1013" table:default-cell-style-name="ce45"/>
        <table:table-row table:style-name="ro1">
          <table:table-cell office:value-type="string" calcext:value-type="string">
            <text:p>Nu8</text:p>
          </table:table-cell>
          <table:table-cell table:style-name="ce73" office:value-type="string" calcext:value-type="string">
            <text:p>8 layers</text:p>
          </table:table-cell>
          <table:table-cell table:style-name="ce73" table:number-columns-repeated="3"/>
          <table:table-cell table:style-name="ce74" office:value-type="string" calcext:value-type="string">
            <text:p>Neurons por Layer</text:p>
          </table:table-cell>
          <table:table-cell table:style-name="ce74" table:number-columns-repeated="4"/>
          <table:table-cell table:style-name="Default" table:number-columns-repeated="1014"/>
        </table:table-row>
        <table:table-row table:style-name="ro1">
          <table:table-cell table:style-name="ce1" office:value-type="string" calcext:value-type="string">
            <text:p>Nu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Default" table:number-columns-repeated="1014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float" office:value="5" calcext:value-type="float">
            <text:p>5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1min 6s</text:p>
          </table:table-cell>
          <table:table-cell table:style-name="ce33" table:formula="of:=TIME(0;LEFT([.B4];SEARCH(&quot;min&quot;;[.B4])-1);MID([.B4];SEARCH(&quot;min&quot;;[.B4])+4;(SEARCH(&quot;s&quot;;[.B4])-1)-(SEARCH(&quot;min&quot;;[.B4])+3)))" office:value-type="time" office:time-value="PT00H01M06S" calcext:value-type="time">
            <text:p>00:01:06</text:p>
          </table:table-cell>
          <table:table-cell office:value-type="string" calcext:value-type="string">
            <text:p>1min 20s</text:p>
          </table:table-cell>
          <table:table-cell table:style-name="ce33" table:formula="of:=TIME(0;LEFT([.D4];SEARCH(&quot;min&quot;;[.D4])-1);MID([.D4];SEARCH(&quot;min&quot;;[.D4])+4;(SEARCH(&quot;s&quot;;[.D4])-1)-(SEARCH(&quot;min&quot;;[.D4])+3)))" office:value-type="time" office:time-value="PT00H01M20S" calcext:value-type="time">
            <text:p>00:01:20</text:p>
          </table:table-cell>
          <table:table-cell office:value-type="string" calcext:value-type="string">
            <text:p>1min 21s</text:p>
          </table:table-cell>
          <table:table-cell table:style-name="ce33" table:formula="of:=TIME(0;LEFT([.F4];SEARCH(&quot;min&quot;;[.F4])-1);MID([.F4];SEARCH(&quot;min&quot;;[.F4])+4;(SEARCH(&quot;s&quot;;[.F4])-1)-(SEARCH(&quot;min&quot;;[.F4])+3)))" office:value-type="time" office:time-value="PT00H01M21S" calcext:value-type="time">
            <text:p>00:01:21</text:p>
          </table:table-cell>
          <table:table-cell office:value-type="string" calcext:value-type="string">
            <text:p>1min 1s</text:p>
          </table:table-cell>
          <table:table-cell table:style-name="ce33" table:formula="of:=TIME(0;LEFT([.H4];SEARCH(&quot;min&quot;;[.H4])-1);MID([.H4];SEARCH(&quot;min&quot;;[.H4])+4;(SEARCH(&quot;s&quot;;[.H4])-1)-(SEARCH(&quot;min&quot;;[.H4])+3)))" office:value-type="time" office:time-value="PT00H01M01S" calcext:value-type="time">
            <text:p>00:01:01</text:p>
          </table:table-cell>
          <table:table-cell office:value-type="string" calcext:value-type="string">
            <text:p>59.8</text:p>
          </table:table-cell>
          <table:table-cell table:style-name="ce66" table:formula="of:=TIME(0;0;NUMBERVALUE([.J4];&quot;.&quot;))" office:value-type="time" office:time-value="PT00H00M59.8S" calcext:value-type="time">
            <text:p>00:00: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3.116806e-02</text:p>
          </table:table-cell>
          <table:table-cell table:formula="of:=NUMBERVALUE([.B5];&quot;.&quot;)" office:value-type="float" office:value="0.03116806" calcext:value-type="float">
            <text:p>0,03116806</text:p>
          </table:table-cell>
          <table:table-cell office:value-type="string" calcext:value-type="string">
            <text:p>3.303246e-02</text:p>
          </table:table-cell>
          <table:table-cell table:formula="of:=NUMBERVALUE([.D5];&quot;.&quot;)" office:value-type="float" office:value="0.03303246" calcext:value-type="float">
            <text:p>0,03303246</text:p>
          </table:table-cell>
          <table:table-cell office:value-type="string" calcext:value-type="string">
            <text:p>2.830449e-02</text:p>
          </table:table-cell>
          <table:table-cell table:formula="of:=NUMBERVALUE([.F5];&quot;.&quot;)" office:value-type="float" office:value="0.02830449" calcext:value-type="float">
            <text:p>0,02830449</text:p>
          </table:table-cell>
          <table:table-cell office:value-type="string" calcext:value-type="string">
            <text:p>1.840675e-02</text:p>
          </table:table-cell>
          <table:table-cell table:formula="of:=NUMBERVALUE([.H5];&quot;.&quot;)" office:value-type="float" office:value="0.01840675" calcext:value-type="float">
            <text:p>0,01840675</text:p>
          </table:table-cell>
          <table:table-cell office:value-type="string" calcext:value-type="string">
            <text:p>6.356454e-02</text:p>
          </table:table-cell>
          <table:table-cell table:formula="of:=NUMBERVALUE([.J5];&quot;.&quot;)" office:value-type="float" office:value="0.06356454" calcext:value-type="float">
            <text:p>0,063564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9916%</text:p>
          </table:table-cell>
          <table:table-cell table:formula="of:=NUMBERVALUE([.B6];&quot;.&quot;)" office:value-type="float" office:value="0.0009916" calcext:value-type="float">
            <text:p>0,0009916</text:p>
          </table:table-cell>
          <table:table-cell office:value-type="string" calcext:value-type="string">
            <text:p>0.04971%</text:p>
          </table:table-cell>
          <table:table-cell table:formula="of:=NUMBERVALUE([.D6];&quot;.&quot;)" office:value-type="float" office:value="0.0004971" calcext:value-type="float">
            <text:p>0,0004971</text:p>
          </table:table-cell>
          <table:table-cell office:value-type="string" calcext:value-type="string">
            <text:p>0.02269%</text:p>
          </table:table-cell>
          <table:table-cell table:formula="of:=NUMBERVALUE([.F6];&quot;.&quot;)" office:value-type="float" office:value="0.0002269" calcext:value-type="float">
            <text:p>0,0002269</text:p>
          </table:table-cell>
          <table:table-cell office:value-type="string" calcext:value-type="string">
            <text:p>0.04204%</text:p>
          </table:table-cell>
          <table:table-cell table:formula="of:=NUMBERVALUE([.H6];&quot;.&quot;)" office:value-type="float" office:value="0.0004204" calcext:value-type="float">
            <text:p>0,0004204</text:p>
          </table:table-cell>
          <table:table-cell office:value-type="string" calcext:value-type="string">
            <text:p>0.03310%</text:p>
          </table:table-cell>
          <table:table-cell table:formula="of:=NUMBERVALUE([.J6];&quot;.&quot;)" office:value-type="float" office:value="0.000331" calcext:value-type="float">
            <text:p>0,0003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11.68811%</text:p>
          </table:table-cell>
          <table:table-cell table:formula="of:=NUMBERVALUE([.B7];&quot;.&quot;)" office:value-type="float" office:value="0.1168811" calcext:value-type="float">
            <text:p>0,1168811</text:p>
          </table:table-cell>
          <table:table-cell office:value-type="string" calcext:value-type="string">
            <text:p>4.63172%</text:p>
          </table:table-cell>
          <table:table-cell table:formula="of:=NUMBERVALUE([.D7];&quot;.&quot;)" office:value-type="float" office:value="0.0463172" calcext:value-type="float">
            <text:p>0,0463172</text:p>
          </table:table-cell>
          <table:table-cell office:value-type="string" calcext:value-type="string">
            <text:p>12.92865%</text:p>
          </table:table-cell>
          <table:table-cell table:formula="of:=NUMBERVALUE([.F7];&quot;.&quot;)" office:value-type="float" office:value="0.1292865" calcext:value-type="float">
            <text:p>0,1292865</text:p>
          </table:table-cell>
          <table:table-cell office:value-type="string" calcext:value-type="string">
            <text:p>12.17776%</text:p>
          </table:table-cell>
          <table:table-cell table:formula="of:=NUMBERVALUE([.H7];&quot;.&quot;)" office:value-type="float" office:value="0.1217776" calcext:value-type="float">
            <text:p>0,1217776</text:p>
          </table:table-cell>
          <table:table-cell office:value-type="string" calcext:value-type="string">
            <text:p>5.07573%</text:p>
          </table:table-cell>
          <table:table-cell table:formula="of:=NUMBERVALUE([.J7];&quot;.&quot;)" office:value-type="float" office:value="0.0507573" calcext:value-type="float">
            <text:p>0,05075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1.00099</text:p>
          </table:table-cell>
          <table:table-cell table:formula="of:=NUMBERVALUE([.B8];&quot;.&quot;)" office:value-type="float" office:value="1.00099" calcext:value-type="float">
            <text:p>1,00099</text:p>
          </table:table-cell>
          <table:table-cell office:value-type="string" calcext:value-type="string">
            <text:p>0.99950</text:p>
          </table:table-cell>
          <table:table-cell table:formula="of:=NUMBERVALUE([.D8];&quot;.&quot;)" office:value-type="float" office:value="0.9995" calcext:value-type="float">
            <text:p>0,9995</text:p>
          </table:table-cell>
          <table:table-cell office:value-type="string" calcext:value-type="string">
            <text:p>0.99977</text:p>
          </table:table-cell>
          <table:table-cell table:formula="of:=NUMBERVALUE([.F8];&quot;.&quot;)" office:value-type="float" office:value="0.99977" calcext:value-type="float">
            <text:p>0,99977</text:p>
          </table:table-cell>
          <table:table-cell office:value-type="string" calcext:value-type="string">
            <text:p>0.99958</text:p>
          </table:table-cell>
          <table:table-cell table:formula="of:=NUMBERVALUE([.H8];&quot;.&quot;)" office:value-type="float" office:value="0.99958" calcext:value-type="float">
            <text:p>0,99958</text:p>
          </table:table-cell>
          <table:table-cell office:value-type="string" calcext:value-type="string">
            <text:p>0.99967</text:p>
          </table:table-cell>
          <table:table-cell table:formula="of:=NUMBERVALUE([.J8];&quot;.&quot;)" office:value-type="float" office:value="0.99967" calcext:value-type="float">
            <text:p>0,999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5551</text:p>
          </table:table-cell>
          <table:table-cell table:formula="of:=NUMBERVALUE([.B9];&quot;.&quot;)" office:value-type="float" office:value="0.0035551" calcext:value-type="float">
            <text:p>0,0035551</text:p>
          </table:table-cell>
          <table:table-cell office:value-type="string" calcext:value-type="string">
            <text:p>0.0030357</text:p>
          </table:table-cell>
          <table:table-cell table:formula="of:=NUMBERVALUE([.D9];&quot;.&quot;)" office:value-type="float" office:value="0.0030357" calcext:value-type="float">
            <text:p>0,0030357</text:p>
          </table:table-cell>
          <table:table-cell office:value-type="string" calcext:value-type="string">
            <text:p>0.0035946</text:p>
          </table:table-cell>
          <table:table-cell table:formula="of:=NUMBERVALUE([.F9];&quot;.&quot;)" office:value-type="float" office:value="0.0035946" calcext:value-type="float">
            <text:p>0,0035946</text:p>
          </table:table-cell>
          <table:table-cell office:value-type="string" calcext:value-type="string">
            <text:p>0.0035707</text:p>
          </table:table-cell>
          <table:table-cell table:formula="of:=NUMBERVALUE([.H9];&quot;.&quot;)" office:value-type="float" office:value="0.0035707" calcext:value-type="float">
            <text:p>0,0035707</text:p>
          </table:table-cell>
          <table:table-cell office:value-type="string" calcext:value-type="string">
            <text:p>0.0033447</text:p>
          </table:table-cell>
          <table:table-cell table:formula="of:=NUMBERVALUE([.J9];&quot;.&quot;)" office:value-type="float" office:value="0.0033447" calcext:value-type="float">
            <text:p>0,0033447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style-name="Default" table:number-columns-repeated="1013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float" office:value="53" calcext:value-type="float">
            <text:p>53</text:p>
          </table:table-cell>
          <table:table-cell table:style-name="ce66" table:formula="of:=TIME(0;0;NUMBERVALUE([.B11];&quot;.&quot;))" office:value-type="time" office:time-value="PT00H00M53S" calcext:value-type="time">
            <text:p>00:00:53</text:p>
          </table:table-cell>
          <table:table-cell office:value-type="string" calcext:value-type="string">
            <text:p>1min 17s</text:p>
          </table:table-cell>
          <table:table-cell table:style-name="ce33" table:formula="of:=TIME(0;LEFT([.D11];SEARCH(&quot;min&quot;;[.D11])-1);MID([.D11];SEARCH(&quot;min&quot;;[.D11])+4;(SEARCH(&quot;s&quot;;[.D11])-1)-(SEARCH(&quot;min&quot;;[.D11])+3)))" office:value-type="time" office:time-value="PT00H01M17S" calcext:value-type="time">
            <text:p>00:01:17</text:p>
          </table:table-cell>
          <table:table-cell office:value-type="string" calcext:value-type="string">
            <text:p>1min 22s</text:p>
          </table:table-cell>
          <table:table-cell table:style-name="ce33" table:formula="of:=TIME(0;LEFT([.F11];SEARCH(&quot;min&quot;;[.F11])-1);MID([.F11];SEARCH(&quot;min&quot;;[.F11])+4;(SEARCH(&quot;s&quot;;[.F11])-1)-(SEARCH(&quot;min&quot;;[.F11])+3)))" office:value-type="time" office:time-value="PT00H01M22S" calcext:value-type="time">
            <text:p>00:01:22</text:p>
          </table:table-cell>
          <table:table-cell office:value-type="string" calcext:value-type="string">
            <text:p>57.4</text:p>
          </table:table-cell>
          <table:table-cell table:style-name="ce66" table:formula="of:=TIME(0;0;NUMBERVALUE([.H11];&quot;.&quot;))" office:value-type="time" office:time-value="PT00H00M57.4S" calcext:value-type="time">
            <text:p>00:00:57</text:p>
          </table:table-cell>
          <table:table-cell office:value-type="string" calcext:value-type="string">
            <text:p>58.3</text:p>
          </table:table-cell>
          <table:table-cell table:style-name="ce66" table:formula="of:=TIME(0;0;NUMBERVALUE([.J11];&quot;.&quot;))" office:value-type="time" office:time-value="PT00H00M58.3S" calcext:value-type="time">
            <text:p>00:00: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3.116806e-02</text:p>
          </table:table-cell>
          <table:table-cell table:formula="of:=NUMBERVALUE([.B12];&quot;.&quot;)" office:value-type="float" office:value="0.03116806" calcext:value-type="float">
            <text:p>0,03116806</text:p>
          </table:table-cell>
          <table:table-cell office:value-type="string" calcext:value-type="string">
            <text:p>3.303246e-02</text:p>
          </table:table-cell>
          <table:table-cell table:formula="of:=NUMBERVALUE([.D12];&quot;.&quot;)" office:value-type="float" office:value="0.03303246" calcext:value-type="float">
            <text:p>0,03303246</text:p>
          </table:table-cell>
          <table:table-cell office:value-type="string" calcext:value-type="string">
            <text:p>2.830449e-02</text:p>
          </table:table-cell>
          <table:table-cell table:formula="of:=NUMBERVALUE([.F12];&quot;.&quot;)" office:value-type="float" office:value="0.02830449" calcext:value-type="float">
            <text:p>0,02830449</text:p>
          </table:table-cell>
          <table:table-cell office:value-type="string" calcext:value-type="string">
            <text:p>1.840675e-02</text:p>
          </table:table-cell>
          <table:table-cell table:formula="of:=NUMBERVALUE([.H12];&quot;.&quot;)" office:value-type="float" office:value="0.01840675" calcext:value-type="float">
            <text:p>0,01840675</text:p>
          </table:table-cell>
          <table:table-cell office:value-type="string" calcext:value-type="string">
            <text:p>6.356454e-02</text:p>
          </table:table-cell>
          <table:table-cell table:formula="of:=NUMBERVALUE([.J12];&quot;.&quot;)" office:value-type="float" office:value="0.06356454" calcext:value-type="float">
            <text:p>0,063564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9916%</text:p>
          </table:table-cell>
          <table:table-cell table:formula="of:=NUMBERVALUE([.B13];&quot;.&quot;)" office:value-type="float" office:value="0.0009916" calcext:value-type="float">
            <text:p>0,0009916</text:p>
          </table:table-cell>
          <table:table-cell office:value-type="string" calcext:value-type="string">
            <text:p>0.04971%</text:p>
          </table:table-cell>
          <table:table-cell table:formula="of:=NUMBERVALUE([.D13];&quot;.&quot;)" office:value-type="float" office:value="0.0004971" calcext:value-type="float">
            <text:p>0,0004971</text:p>
          </table:table-cell>
          <table:table-cell office:value-type="string" calcext:value-type="string">
            <text:p>0.02269%</text:p>
          </table:table-cell>
          <table:table-cell table:formula="of:=NUMBERVALUE([.F13];&quot;.&quot;)" office:value-type="float" office:value="0.0002269" calcext:value-type="float">
            <text:p>0,0002269</text:p>
          </table:table-cell>
          <table:table-cell office:value-type="string" calcext:value-type="string">
            <text:p>0.04204%</text:p>
          </table:table-cell>
          <table:table-cell table:formula="of:=NUMBERVALUE([.H13];&quot;.&quot;)" office:value-type="float" office:value="0.0004204" calcext:value-type="float">
            <text:p>0,0004204</text:p>
          </table:table-cell>
          <table:table-cell office:value-type="string" calcext:value-type="string">
            <text:p>0.03310%</text:p>
          </table:table-cell>
          <table:table-cell table:formula="of:=NUMBERVALUE([.J13];&quot;.&quot;)" office:value-type="float" office:value="0.000331" calcext:value-type="float">
            <text:p>0,0003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11.68811%</text:p>
          </table:table-cell>
          <table:table-cell table:formula="of:=NUMBERVALUE([.B14];&quot;.&quot;)" office:value-type="float" office:value="0.1168811" calcext:value-type="float">
            <text:p>0,1168811</text:p>
          </table:table-cell>
          <table:table-cell office:value-type="string" calcext:value-type="string">
            <text:p>4.63172%</text:p>
          </table:table-cell>
          <table:table-cell table:formula="of:=NUMBERVALUE([.D14];&quot;.&quot;)" office:value-type="float" office:value="0.0463172" calcext:value-type="float">
            <text:p>0,0463172</text:p>
          </table:table-cell>
          <table:table-cell office:value-type="string" calcext:value-type="string">
            <text:p>12.92865%</text:p>
          </table:table-cell>
          <table:table-cell table:formula="of:=NUMBERVALUE([.F14];&quot;.&quot;)" office:value-type="float" office:value="0.1292865" calcext:value-type="float">
            <text:p>0,1292865</text:p>
          </table:table-cell>
          <table:table-cell office:value-type="string" calcext:value-type="string">
            <text:p>12.17776%</text:p>
          </table:table-cell>
          <table:table-cell table:formula="of:=NUMBERVALUE([.H14];&quot;.&quot;)" office:value-type="float" office:value="0.1217776" calcext:value-type="float">
            <text:p>0,1217776</text:p>
          </table:table-cell>
          <table:table-cell office:value-type="string" calcext:value-type="string">
            <text:p>5.07573%</text:p>
          </table:table-cell>
          <table:table-cell table:formula="of:=NUMBERVALUE([.J14];&quot;.&quot;)" office:value-type="float" office:value="0.0507573" calcext:value-type="float">
            <text:p>0,05075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1.00099</text:p>
          </table:table-cell>
          <table:table-cell table:formula="of:=NUMBERVALUE([.B15];&quot;.&quot;)" office:value-type="float" office:value="1.00099" calcext:value-type="float">
            <text:p>1,00099</text:p>
          </table:table-cell>
          <table:table-cell office:value-type="string" calcext:value-type="string">
            <text:p>0.99950</text:p>
          </table:table-cell>
          <table:table-cell table:formula="of:=NUMBERVALUE([.D15];&quot;.&quot;)" office:value-type="float" office:value="0.9995" calcext:value-type="float">
            <text:p>0,9995</text:p>
          </table:table-cell>
          <table:table-cell office:value-type="string" calcext:value-type="string">
            <text:p>0.99977</text:p>
          </table:table-cell>
          <table:table-cell table:formula="of:=NUMBERVALUE([.F15];&quot;.&quot;)" office:value-type="float" office:value="0.99977" calcext:value-type="float">
            <text:p>0,99977</text:p>
          </table:table-cell>
          <table:table-cell office:value-type="string" calcext:value-type="string">
            <text:p>0.99958</text:p>
          </table:table-cell>
          <table:table-cell table:formula="of:=NUMBERVALUE([.H15];&quot;.&quot;)" office:value-type="float" office:value="0.99958" calcext:value-type="float">
            <text:p>0,99958</text:p>
          </table:table-cell>
          <table:table-cell office:value-type="string" calcext:value-type="string">
            <text:p>0.99967</text:p>
          </table:table-cell>
          <table:table-cell table:formula="of:=NUMBERVALUE([.J15];&quot;.&quot;)" office:value-type="float" office:value="0.99967" calcext:value-type="float">
            <text:p>0,999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5551</text:p>
          </table:table-cell>
          <table:table-cell table:formula="of:=NUMBERVALUE([.B16];&quot;.&quot;)" office:value-type="float" office:value="0.0035551" calcext:value-type="float">
            <text:p>0,0035551</text:p>
          </table:table-cell>
          <table:table-cell office:value-type="string" calcext:value-type="string">
            <text:p>0.0030357</text:p>
          </table:table-cell>
          <table:table-cell table:formula="of:=NUMBERVALUE([.D16];&quot;.&quot;)" office:value-type="float" office:value="0.0030357" calcext:value-type="float">
            <text:p>0,0030357</text:p>
          </table:table-cell>
          <table:table-cell office:value-type="string" calcext:value-type="string">
            <text:p>0.0035946</text:p>
          </table:table-cell>
          <table:table-cell table:formula="of:=NUMBERVALUE([.F16];&quot;.&quot;)" office:value-type="float" office:value="0.0035946" calcext:value-type="float">
            <text:p>0,0035946</text:p>
          </table:table-cell>
          <table:table-cell office:value-type="string" calcext:value-type="string">
            <text:p>0.0035707</text:p>
          </table:table-cell>
          <table:table-cell table:formula="of:=NUMBERVALUE([.H16];&quot;.&quot;)" office:value-type="float" office:value="0.0035707" calcext:value-type="float">
            <text:p>0,0035707</text:p>
          </table:table-cell>
          <table:table-cell office:value-type="string" calcext:value-type="string">
            <text:p>0.0033447</text:p>
          </table:table-cell>
          <table:table-cell table:formula="of:=NUMBERVALUE([.J16];&quot;.&quot;)" office:value-type="float" office:value="0.0033447" calcext:value-type="float">
            <text:p>0,0033447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style-name="Default" table:number-columns-repeated="1013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54.8</text:p>
          </table:table-cell>
          <table:table-cell table:style-name="ce66" table:formula="of:=TIME(0;0;NUMBERVALUE([.B18];&quot;.&quot;))" office:value-type="time" office:time-value="PT00H00M54.8S" calcext:value-type="time">
            <text:p>00:00:54</text:p>
          </table:table-cell>
          <table:table-cell office:value-type="string" calcext:value-type="string">
            <text:p>1min 30s</text:p>
          </table:table-cell>
          <table:table-cell table:style-name="ce33" table:formula="of:=TIME(0;LEFT([.D18];SEARCH(&quot;min&quot;;[.D18])-1);MID([.D18];SEARCH(&quot;min&quot;;[.D18])+4;(SEARCH(&quot;s&quot;;[.D18])-1)-(SEARCH(&quot;min&quot;;[.D18])+3)))" office:value-type="time" office:time-value="PT00H01M30S" calcext:value-type="time">
            <text:p>00:01:30</text:p>
          </table:table-cell>
          <table:table-cell office:value-type="string" calcext:value-type="string">
            <text:p>1min 27s</text:p>
          </table:table-cell>
          <table:table-cell table:style-name="ce33" table:formula="of:=TIME(0;LEFT([.F18];SEARCH(&quot;min&quot;;[.F18])-1);MID([.F18];SEARCH(&quot;min&quot;;[.F18])+4;(SEARCH(&quot;s&quot;;[.F18])-1)-(SEARCH(&quot;min&quot;;[.F18])+3)))" office:value-type="time" office:time-value="PT00H01M27S" calcext:value-type="time">
            <text:p>00:01:27</text:p>
          </table:table-cell>
          <table:table-cell office:value-type="string" calcext:value-type="string">
            <text:p>1min 1s</text:p>
          </table:table-cell>
          <table:table-cell table:style-name="ce33" table:formula="of:=TIME(0;LEFT([.H18];SEARCH(&quot;min&quot;;[.H18])-1);MID([.H18];SEARCH(&quot;min&quot;;[.H18])+4;(SEARCH(&quot;s&quot;;[.H18])-1)-(SEARCH(&quot;min&quot;;[.H18])+3)))" office:value-type="time" office:time-value="PT00H01M01S" calcext:value-type="time">
            <text:p>00:01:01</text:p>
          </table:table-cell>
          <table:table-cell office:value-type="string" calcext:value-type="string">
            <text:p>57.8</text:p>
          </table:table-cell>
          <table:table-cell table:style-name="ce66" table:formula="of:=TIME(0;0;NUMBERVALUE([.J18];&quot;.&quot;))" office:value-type="time" office:time-value="PT00H00M57.8S" calcext:value-type="time">
            <text:p>00:00: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3.116806e-02</text:p>
          </table:table-cell>
          <table:table-cell table:formula="of:=NUMBERVALUE([.B19];&quot;.&quot;)" office:value-type="float" office:value="0.03116806" calcext:value-type="float">
            <text:p>0,03116806</text:p>
          </table:table-cell>
          <table:table-cell office:value-type="string" calcext:value-type="string">
            <text:p>3.303246e-02</text:p>
          </table:table-cell>
          <table:table-cell table:formula="of:=NUMBERVALUE([.D19];&quot;.&quot;)" office:value-type="float" office:value="0.03303246" calcext:value-type="float">
            <text:p>0,03303246</text:p>
          </table:table-cell>
          <table:table-cell office:value-type="string" calcext:value-type="string">
            <text:p>2.830449e-02</text:p>
          </table:table-cell>
          <table:table-cell table:formula="of:=NUMBERVALUE([.F19];&quot;.&quot;)" office:value-type="float" office:value="0.02830449" calcext:value-type="float">
            <text:p>0,02830449</text:p>
          </table:table-cell>
          <table:table-cell office:value-type="string" calcext:value-type="string">
            <text:p>1.840675e-02</text:p>
          </table:table-cell>
          <table:table-cell table:formula="of:=NUMBERVALUE([.H19];&quot;.&quot;)" office:value-type="float" office:value="0.01840675" calcext:value-type="float">
            <text:p>0,01840675</text:p>
          </table:table-cell>
          <table:table-cell office:value-type="string" calcext:value-type="string">
            <text:p>6.356454e-02</text:p>
          </table:table-cell>
          <table:table-cell table:formula="of:=NUMBERVALUE([.J19];&quot;.&quot;)" office:value-type="float" office:value="0.06356454" calcext:value-type="float">
            <text:p>0,063564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9916%</text:p>
          </table:table-cell>
          <table:table-cell table:formula="of:=NUMBERVALUE([.B20];&quot;.&quot;)" office:value-type="float" office:value="0.0009916" calcext:value-type="float">
            <text:p>0,0009916</text:p>
          </table:table-cell>
          <table:table-cell office:value-type="string" calcext:value-type="string">
            <text:p>0.04971%</text:p>
          </table:table-cell>
          <table:table-cell table:formula="of:=NUMBERVALUE([.D20];&quot;.&quot;)" office:value-type="float" office:value="0.0004971" calcext:value-type="float">
            <text:p>0,0004971</text:p>
          </table:table-cell>
          <table:table-cell office:value-type="string" calcext:value-type="string">
            <text:p>0.02269%</text:p>
          </table:table-cell>
          <table:table-cell table:formula="of:=NUMBERVALUE([.F20];&quot;.&quot;)" office:value-type="float" office:value="0.0002269" calcext:value-type="float">
            <text:p>0,0002269</text:p>
          </table:table-cell>
          <table:table-cell office:value-type="string" calcext:value-type="string">
            <text:p>0.04204%</text:p>
          </table:table-cell>
          <table:table-cell table:formula="of:=NUMBERVALUE([.H20];&quot;.&quot;)" office:value-type="float" office:value="0.0004204" calcext:value-type="float">
            <text:p>0,0004204</text:p>
          </table:table-cell>
          <table:table-cell office:value-type="string" calcext:value-type="string">
            <text:p>0.03310%</text:p>
          </table:table-cell>
          <table:table-cell table:formula="of:=NUMBERVALUE([.J20];&quot;.&quot;)" office:value-type="float" office:value="0.000331" calcext:value-type="float">
            <text:p>0,0003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11.68811%</text:p>
          </table:table-cell>
          <table:table-cell table:formula="of:=NUMBERVALUE([.B21];&quot;.&quot;)" office:value-type="float" office:value="0.1168811" calcext:value-type="float">
            <text:p>0,1168811</text:p>
          </table:table-cell>
          <table:table-cell office:value-type="string" calcext:value-type="string">
            <text:p>4.63172%</text:p>
          </table:table-cell>
          <table:table-cell table:formula="of:=NUMBERVALUE([.D21];&quot;.&quot;)" office:value-type="float" office:value="0.0463172" calcext:value-type="float">
            <text:p>0,0463172</text:p>
          </table:table-cell>
          <table:table-cell office:value-type="string" calcext:value-type="string">
            <text:p>12.92865%</text:p>
          </table:table-cell>
          <table:table-cell table:formula="of:=NUMBERVALUE([.F21];&quot;.&quot;)" office:value-type="float" office:value="0.1292865" calcext:value-type="float">
            <text:p>0,1292865</text:p>
          </table:table-cell>
          <table:table-cell office:value-type="string" calcext:value-type="string">
            <text:p>12.17776%</text:p>
          </table:table-cell>
          <table:table-cell table:formula="of:=NUMBERVALUE([.H21];&quot;.&quot;)" office:value-type="float" office:value="0.1217776" calcext:value-type="float">
            <text:p>0,1217776</text:p>
          </table:table-cell>
          <table:table-cell office:value-type="string" calcext:value-type="string">
            <text:p>5.07573%</text:p>
          </table:table-cell>
          <table:table-cell table:formula="of:=NUMBERVALUE([.J21];&quot;.&quot;)" office:value-type="float" office:value="0.0507573" calcext:value-type="float">
            <text:p>0,05075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1.00099</text:p>
          </table:table-cell>
          <table:table-cell table:formula="of:=NUMBERVALUE([.B22];&quot;.&quot;)" office:value-type="float" office:value="1.00099" calcext:value-type="float">
            <text:p>1,00099</text:p>
          </table:table-cell>
          <table:table-cell office:value-type="string" calcext:value-type="string">
            <text:p>0.99950</text:p>
          </table:table-cell>
          <table:table-cell table:formula="of:=NUMBERVALUE([.D22];&quot;.&quot;)" office:value-type="float" office:value="0.9995" calcext:value-type="float">
            <text:p>0,9995</text:p>
          </table:table-cell>
          <table:table-cell office:value-type="string" calcext:value-type="string">
            <text:p>0.99977</text:p>
          </table:table-cell>
          <table:table-cell table:formula="of:=NUMBERVALUE([.F22];&quot;.&quot;)" office:value-type="float" office:value="0.99977" calcext:value-type="float">
            <text:p>0,99977</text:p>
          </table:table-cell>
          <table:table-cell office:value-type="string" calcext:value-type="string">
            <text:p>0.99958</text:p>
          </table:table-cell>
          <table:table-cell table:formula="of:=NUMBERVALUE([.H22];&quot;.&quot;)" office:value-type="float" office:value="0.99958" calcext:value-type="float">
            <text:p>0,99958</text:p>
          </table:table-cell>
          <table:table-cell office:value-type="string" calcext:value-type="string">
            <text:p>0.99967</text:p>
          </table:table-cell>
          <table:table-cell table:formula="of:=NUMBERVALUE([.J22];&quot;.&quot;)" office:value-type="float" office:value="0.99967" calcext:value-type="float">
            <text:p>0,999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5551</text:p>
          </table:table-cell>
          <table:table-cell table:formula="of:=NUMBERVALUE([.B23];&quot;.&quot;)" office:value-type="float" office:value="0.0035551" calcext:value-type="float">
            <text:p>0,0035551</text:p>
          </table:table-cell>
          <table:table-cell office:value-type="string" calcext:value-type="string">
            <text:p>0.0030357</text:p>
          </table:table-cell>
          <table:table-cell table:formula="of:=NUMBERVALUE([.D23];&quot;.&quot;)" office:value-type="float" office:value="0.0030357" calcext:value-type="float">
            <text:p>0,0030357</text:p>
          </table:table-cell>
          <table:table-cell office:value-type="string" calcext:value-type="string">
            <text:p>0.0035946</text:p>
          </table:table-cell>
          <table:table-cell table:formula="of:=NUMBERVALUE([.F23];&quot;.&quot;)" office:value-type="float" office:value="0.0035946" calcext:value-type="float">
            <text:p>0,0035946</text:p>
          </table:table-cell>
          <table:table-cell office:value-type="string" calcext:value-type="string">
            <text:p>0.0035707</text:p>
          </table:table-cell>
          <table:table-cell table:formula="of:=NUMBERVALUE([.H23];&quot;.&quot;)" office:value-type="float" office:value="0.0035707" calcext:value-type="float">
            <text:p>0,0035707</text:p>
          </table:table-cell>
          <table:table-cell office:value-type="string" calcext:value-type="string">
            <text:p>0.0033447</text:p>
          </table:table-cell>
          <table:table-cell table:formula="of:=NUMBERVALUE([.J23];&quot;.&quot;)" office:value-type="float" office:value="0.0033447" calcext:value-type="float">
            <text:p>0,0033447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4];[.C11];[.C18])" office:value-type="time" office:time-value="PT00H00M57.933333333S" calcext:value-type="time">
            <text:p>00:00:57</text:p>
          </table:table-cell>
          <table:table-cell table:style-name="Default"/>
          <table:table-cell table:style-name="ce68" table:formula="of:=AVERAGE([.E4];[.E11];[.E18])" office:value-type="time" office:time-value="PT00H01M22.333333333S" calcext:value-type="time">
            <text:p>00:01:22</text:p>
          </table:table-cell>
          <table:table-cell table:style-name="Default"/>
          <table:table-cell table:style-name="ce68" table:formula="of:=AVERAGE([.G4];[.G11];[.G18])" office:value-type="time" office:time-value="PT00H01M23.333333333S" calcext:value-type="time">
            <text:p>00:01:23</text:p>
          </table:table-cell>
          <table:table-cell table:style-name="Default"/>
          <table:table-cell table:style-name="ce68" table:formula="of:=AVERAGE([.I4];[.I11];[.I18])" office:value-type="time" office:time-value="PT00H00M59.8S" calcext:value-type="time">
            <text:p>00:00:59</text:p>
          </table:table-cell>
          <table:table-cell table:style-name="Default"/>
          <table:table-cell table:style-name="ce68" table:formula="of:=AVERAGE([.K4];[.K11];[.K18])" office:value-type="time" office:time-value="PT00H00M58.633333333S" calcext:value-type="time">
            <text:p>00:00:58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5];[.C12];[.C19])" office:value-type="float" office:value="0.03116806" calcext:value-type="float">
            <text:p>0,03116806</text:p>
          </table:table-cell>
          <table:table-cell table:style-name="Default"/>
          <table:table-cell table:style-name="ce70" table:formula="of:=AVERAGE([.E5];[.E12];[.E19])" office:value-type="float" office:value="0.03303246" calcext:value-type="float">
            <text:p>0,03303246</text:p>
          </table:table-cell>
          <table:table-cell table:style-name="Default"/>
          <table:table-cell table:style-name="ce70" table:formula="of:=AVERAGE([.G5];[.G12];[.G19])" office:value-type="float" office:value="0.02830449" calcext:value-type="float">
            <text:p>0,02830449</text:p>
          </table:table-cell>
          <table:table-cell table:style-name="Default"/>
          <table:table-cell table:style-name="ce70" table:formula="of:=AVERAGE([.I5];[.I12];[.I19])" office:value-type="float" office:value="0.01840675" calcext:value-type="float">
            <text:p>0,01840675</text:p>
          </table:table-cell>
          <table:table-cell table:style-name="Default"/>
          <table:table-cell table:style-name="ce70" table:formula="of:=AVERAGE([.K5];[.K12];[.K19])" office:value-type="float" office:value="0.06356454" calcext:value-type="float">
            <text:p>0,06356454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6];[.C13];[.C20])" office:value-type="float" office:value="0.0009916" calcext:value-type="float">
            <text:p>0,0009916</text:p>
          </table:table-cell>
          <table:table-cell table:style-name="Default"/>
          <table:table-cell table:style-name="ce70" table:formula="of:=AVERAGE([.E6];[.E13];[.E20])" office:value-type="float" office:value="0.0004971" calcext:value-type="float">
            <text:p>0,0004971</text:p>
          </table:table-cell>
          <table:table-cell table:style-name="Default"/>
          <table:table-cell table:style-name="ce70" table:formula="of:=AVERAGE([.G6];[.G13];[.G20])" office:value-type="float" office:value="0.0002269" calcext:value-type="float">
            <text:p>0,0002269</text:p>
          </table:table-cell>
          <table:table-cell table:style-name="Default"/>
          <table:table-cell table:style-name="ce70" table:formula="of:=AVERAGE([.I6];[.I13];[.I20])" office:value-type="float" office:value="0.0004204" calcext:value-type="float">
            <text:p>0,0004204</text:p>
          </table:table-cell>
          <table:table-cell table:style-name="Default"/>
          <table:table-cell table:style-name="ce70" table:formula="of:=AVERAGE([.K6];[.K13];[.K20])" office:value-type="float" office:value="0.000331" calcext:value-type="float">
            <text:p>0,000331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7];[.C14];[.C21])" office:value-type="float" office:value="0.1168811" calcext:value-type="float">
            <text:p>0,1168811</text:p>
          </table:table-cell>
          <table:table-cell table:style-name="Default"/>
          <table:table-cell table:style-name="ce70" table:formula="of:=AVERAGE([.E7];[.E14];[.E21])" office:value-type="float" office:value="0.0463172" calcext:value-type="float">
            <text:p>0,0463172</text:p>
          </table:table-cell>
          <table:table-cell table:style-name="Default"/>
          <table:table-cell table:style-name="ce70" table:formula="of:=AVERAGE([.G7];[.G14];[.G21])" office:value-type="float" office:value="0.1292865" calcext:value-type="float">
            <text:p>0,1292865</text:p>
          </table:table-cell>
          <table:table-cell table:style-name="Default"/>
          <table:table-cell table:style-name="ce70" table:formula="of:=AVERAGE([.I7];[.I14];[.I21])" office:value-type="float" office:value="0.1217776" calcext:value-type="float">
            <text:p>0,1217776</text:p>
          </table:table-cell>
          <table:table-cell table:style-name="Default"/>
          <table:table-cell table:style-name="ce70" table:formula="of:=AVERAGE([.K7];[.K14];[.K21])" office:value-type="float" office:value="0.0507573" calcext:value-type="float">
            <text:p>0,0507573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8];[.C15];[.C22])" office:value-type="float" office:value="1.00099" calcext:value-type="float">
            <text:p>1,00099</text:p>
          </table:table-cell>
          <table:table-cell table:style-name="Default"/>
          <table:table-cell table:style-name="ce70" table:formula="of:=AVERAGE([.E8];[.E15];[.E22])" office:value-type="float" office:value="0.9995" calcext:value-type="float">
            <text:p>0,9995</text:p>
          </table:table-cell>
          <table:table-cell table:style-name="Default"/>
          <table:table-cell table:style-name="ce70" table:formula="of:=AVERAGE([.G8];[.G15];[.G22])" office:value-type="float" office:value="0.99977" calcext:value-type="float">
            <text:p>0,99977</text:p>
          </table:table-cell>
          <table:table-cell table:style-name="Default"/>
          <table:table-cell table:style-name="ce70" table:formula="of:=AVERAGE([.I8];[.I15];[.I22])" office:value-type="float" office:value="0.99958" calcext:value-type="float">
            <text:p>0,99958</text:p>
          </table:table-cell>
          <table:table-cell table:style-name="Default"/>
          <table:table-cell table:style-name="ce70" table:formula="of:=AVERAGE([.K8];[.K15];[.K22])" office:value-type="float" office:value="0.99967" calcext:value-type="float">
            <text:p>0,99967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9];[.C16];[.C23])" office:value-type="float" office:value="0.0035551" calcext:value-type="float">
            <text:p>0,0035551</text:p>
          </table:table-cell>
          <table:table-cell table:style-name="Default"/>
          <table:table-cell table:style-name="ce70" table:formula="of:=AVERAGE([.E9];[.E16];[.E23])" office:value-type="float" office:value="0.0030357" calcext:value-type="float">
            <text:p>0,0030357</text:p>
          </table:table-cell>
          <table:table-cell table:style-name="Default"/>
          <table:table-cell table:style-name="ce70" table:formula="of:=AVERAGE([.G9];[.G16];[.G23])" office:value-type="float" office:value="0.0035946" calcext:value-type="float">
            <text:p>0,0035946</text:p>
          </table:table-cell>
          <table:table-cell table:style-name="Default"/>
          <table:table-cell table:style-name="ce70" table:formula="of:=AVERAGE([.I9];[.I16];[.I23])" office:value-type="float" office:value="0.0035707" calcext:value-type="float">
            <text:p>0,0035707</text:p>
          </table:table-cell>
          <table:table-cell table:style-name="Default"/>
          <table:table-cell table:style-name="ce70" table:formula="of:=AVERAGE([.K9];[.K16];[.K23])" office:value-type="float" office:value="0.0033447" calcext:value-type="float">
            <text:p>0,0033447</text:p>
          </table:table-cell>
          <table:table-cell table:style-name="Default" table:number-columns-repeated="1013"/>
        </table:table-row>
        <table:table-row table:style-name="ro1">
          <table:table-cell table:number-columns-repeated="2"/>
          <table:table-cell table:style-name="Default" table:number-columns-repeated="1022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float" office:value="9" calcext:value-type="float">
            <text:p>9</text:p>
          </table:table-cell>
          <table:table-cell table:style-name="ce19"/>
          <table:table-cell table:style-name="ce19" office:value-type="float" office:value="10" calcext:value-type="float">
            <text:p>10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1min 19s</text:p>
          </table:table-cell>
          <table:table-cell table:style-name="ce33" table:formula="of:=TIME(0;LEFT([.B33];SEARCH(&quot;min&quot;;[.B33])-1);MID([.B33];SEARCH(&quot;min&quot;;[.B33])+4;(SEARCH(&quot;s&quot;;[.B33])-1)-(SEARCH(&quot;min&quot;;[.B33])+3)))" office:value-type="time" office:time-value="PT00H01M19S" calcext:value-type="time">
            <text:p>00:01:19</text:p>
          </table:table-cell>
          <table:table-cell office:value-type="float" office:value="53" calcext:value-type="float">
            <text:p>53</text:p>
          </table:table-cell>
          <table:table-cell table:style-name="ce66" table:formula="of:=TIME(0;0;NUMBERVALUE([.D33];&quot;.&quot;))" office:value-type="time" office:time-value="PT00H00M53S" calcext:value-type="time">
            <text:p>00:00:53</text:p>
          </table:table-cell>
          <table:table-cell office:value-type="string" calcext:value-type="string">
            <text:p>58.5</text:p>
          </table:table-cell>
          <table:table-cell table:style-name="ce66" table:formula="of:=TIME(0;0;NUMBERVALUE([.F33];&quot;.&quot;))" office:value-type="time" office:time-value="PT00H00M58.5S" calcext:value-type="time">
            <text:p>00:00:58</text:p>
          </table:table-cell>
          <table:table-cell office:value-type="string" calcext:value-type="string">
            <text:p>38.3</text:p>
          </table:table-cell>
          <table:table-cell table:style-name="ce66" table:formula="of:=TIME(0;0;NUMBERVALUE([.H33];&quot;.&quot;))" office:value-type="time" office:time-value="PT00H00M38.3S" calcext:value-type="time">
            <text:p>00:00:38</text:p>
          </table:table-cell>
          <table:table-cell table:style-name="Default" office:value-type="string" calcext:value-type="string">
            <text:p>1min 0s</text:p>
          </table:table-cell>
          <table:table-cell table:style-name="ce33" table:formula="of:=TIME(0;LEFT([.J33];SEARCH(&quot;min&quot;;[.J33])-1);MID([.J33];SEARCH(&quot;min&quot;;[.J33])+4;(SEARCH(&quot;s&quot;;[.J33])-1)-(SEARCH(&quot;min&quot;;[.J33])+3)))" office:value-type="time" office:time-value="PT00H01M00S" calcext:value-type="time">
            <text:p>00:01: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789704e-02</text:p>
          </table:table-cell>
          <table:table-cell table:formula="of:=NUMBERVALUE([.B34];&quot;.&quot;)" office:value-type="float" office:value="0.01789704" calcext:value-type="float">
            <text:p>0,01789704</text:p>
          </table:table-cell>
          <table:table-cell office:value-type="string" calcext:value-type="string">
            <text:p>8.333800e-03</text:p>
          </table:table-cell>
          <table:table-cell table:formula="of:=NUMBERVALUE([.D34];&quot;.&quot;)" office:value-type="float" office:value="0.0083338" calcext:value-type="float">
            <text:p>0,0083338</text:p>
          </table:table-cell>
          <table:table-cell office:value-type="string" calcext:value-type="string">
            <text:p>3.792688e-03</text:p>
          </table:table-cell>
          <table:table-cell table:formula="of:=NUMBERVALUE([.F34];&quot;.&quot;)" office:value-type="float" office:value="0.003792688" calcext:value-type="float">
            <text:p>0,003792688</text:p>
          </table:table-cell>
          <table:table-cell office:value-type="string" calcext:value-type="string">
            <text:p>5.166975e-03</text:p>
          </table:table-cell>
          <table:table-cell table:formula="of:=NUMBERVALUE([.H34];&quot;.&quot;)" office:value-type="float" office:value="0.005166975" calcext:value-type="float">
            <text:p>0,005166975</text:p>
          </table:table-cell>
          <table:table-cell table:style-name="Default" office:value-type="string" calcext:value-type="string">
            <text:p>3.408238e-03</text:p>
          </table:table-cell>
          <table:table-cell table:formula="of:=NUMBERVALUE([.J34];&quot;.&quot;)" office:value-type="float" office:value="0.003408238" calcext:value-type="float">
            <text:p>0,0034082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6815%</text:p>
          </table:table-cell>
          <table:table-cell table:formula="of:=NUMBERVALUE([.B35];&quot;.&quot;)" office:value-type="float" office:value="0.0016815" calcext:value-type="float">
            <text:p>0,0016815</text:p>
          </table:table-cell>
          <table:table-cell office:value-type="string" calcext:value-type="string">
            <text:p>0.03909%</text:p>
          </table:table-cell>
          <table:table-cell table:formula="of:=NUMBERVALUE([.D35];&quot;.&quot;)" office:value-type="float" office:value="0.0003909" calcext:value-type="float">
            <text:p>0,0003909</text:p>
          </table:table-cell>
          <table:table-cell office:value-type="string" calcext:value-type="string">
            <text:p>0.05423%</text:p>
          </table:table-cell>
          <table:table-cell table:formula="of:=NUMBERVALUE([.F35];&quot;.&quot;)" office:value-type="float" office:value="0.0005423" calcext:value-type="float">
            <text:p>0,0005423</text:p>
          </table:table-cell>
          <table:table-cell office:value-type="string" calcext:value-type="string">
            <text:p>0.00283%</text:p>
          </table:table-cell>
          <table:table-cell table:formula="of:=NUMBERVALUE([.H35];&quot;.&quot;)" office:value-type="float" office:value="0.0000283" calcext:value-type="float">
            <text:p>0,0000283</text:p>
          </table:table-cell>
          <table:table-cell table:style-name="Default" office:value-type="string" calcext:value-type="string">
            <text:p>0.00939%</text:p>
          </table:table-cell>
          <table:table-cell table:formula="of:=NUMBERVALUE([.J35];&quot;.&quot;)" office:value-type="float" office:value="0.0000939" calcext:value-type="float">
            <text:p>0,00009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6.88850%</text:p>
          </table:table-cell>
          <table:table-cell table:formula="of:=NUMBERVALUE([.B36];&quot;.&quot;)" office:value-type="float" office:value="0.168885" calcext:value-type="float">
            <text:p>0,168885</text:p>
          </table:table-cell>
          <table:table-cell office:value-type="string" calcext:value-type="string">
            <text:p>9.33319%</text:p>
          </table:table-cell>
          <table:table-cell table:formula="of:=NUMBERVALUE([.D36];&quot;.&quot;)" office:value-type="float" office:value="0.0933319" calcext:value-type="float">
            <text:p>0,0933319</text:p>
          </table:table-cell>
          <table:table-cell office:value-type="string" calcext:value-type="string">
            <text:p>4.27592%</text:p>
          </table:table-cell>
          <table:table-cell table:formula="of:=NUMBERVALUE([.F36];&quot;.&quot;)" office:value-type="float" office:value="0.0427592" calcext:value-type="float">
            <text:p>0,0427592</text:p>
          </table:table-cell>
          <table:table-cell office:value-type="string" calcext:value-type="string">
            <text:p>2.31752%</text:p>
          </table:table-cell>
          <table:table-cell table:formula="of:=NUMBERVALUE([.H36];&quot;.&quot;)" office:value-type="float" office:value="0.0231752" calcext:value-type="float">
            <text:p>0,0231752</text:p>
          </table:table-cell>
          <table:table-cell table:style-name="Default" office:value-type="string" calcext:value-type="string">
            <text:p>0.43838%</text:p>
          </table:table-cell>
          <table:table-cell table:formula="of:=NUMBERVALUE([.J36];&quot;.&quot;)" office:value-type="float" office:value="0.0043838" calcext:value-type="float">
            <text:p>0,00438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32</text:p>
          </table:table-cell>
          <table:table-cell table:formula="of:=NUMBERVALUE([.B37];&quot;.&quot;)" office:value-type="float" office:value="0.99832" calcext:value-type="float">
            <text:p>0,99832</text:p>
          </table:table-cell>
          <table:table-cell office:value-type="string" calcext:value-type="string">
            <text:p>0.99961</text:p>
          </table:table-cell>
          <table:table-cell table:formula="of:=NUMBERVALUE([.D37];&quot;.&quot;)" office:value-type="float" office:value="0.99961" calcext:value-type="float">
            <text:p>0,99961</text:p>
          </table:table-cell>
          <table:table-cell office:value-type="string" calcext:value-type="string">
            <text:p>0.99946</text:p>
          </table:table-cell>
          <table:table-cell table:formula="of:=NUMBERVALUE([.F37];&quot;.&quot;)" office:value-type="float" office:value="0.99946" calcext:value-type="float">
            <text:p>0,99946</text:p>
          </table:table-cell>
          <table:table-cell office:value-type="string" calcext:value-type="string">
            <text:p>1.00003</text:p>
          </table:table-cell>
          <table:table-cell table:formula="of:=NUMBERVALUE([.H37];&quot;.&quot;)" office:value-type="float" office:value="1.00003" calcext:value-type="float">
            <text:p>1,00003</text:p>
          </table:table-cell>
          <table:table-cell office:value-type="string" calcext:value-type="string">
            <text:p>1.00009</text:p>
          </table:table-cell>
          <table:table-cell table:formula="of:=NUMBERVALUE([.J37];&quot;.&quot;)" office:value-type="float" office:value="1.00009" calcext:value-type="float">
            <text:p>1,000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7207</text:p>
          </table:table-cell>
          <table:table-cell table:formula="of:=NUMBERVALUE([.B38];&quot;.&quot;)" office:value-type="float" office:value="0.0037207" calcext:value-type="float">
            <text:p>0,0037207</text:p>
          </table:table-cell>
          <table:table-cell office:value-type="string" calcext:value-type="string">
            <text:p>0.0034802</text:p>
          </table:table-cell>
          <table:table-cell table:formula="of:=NUMBERVALUE([.D38];&quot;.&quot;)" office:value-type="float" office:value="0.0034802" calcext:value-type="float">
            <text:p>0,0034802</text:p>
          </table:table-cell>
          <table:table-cell office:value-type="string" calcext:value-type="string">
            <text:p>0.0033192</text:p>
          </table:table-cell>
          <table:table-cell table:formula="of:=NUMBERVALUE([.F38];&quot;.&quot;)" office:value-type="float" office:value="0.0033192" calcext:value-type="float">
            <text:p>0,0033192</text:p>
          </table:table-cell>
          <table:table-cell office:value-type="string" calcext:value-type="string">
            <text:p>0.0032569</text:p>
          </table:table-cell>
          <table:table-cell table:formula="of:=NUMBERVALUE([.H38];&quot;.&quot;)" office:value-type="float" office:value="0.0032569" calcext:value-type="float">
            <text:p>0,0032569</text:p>
          </table:table-cell>
          <table:table-cell office:value-type="string" calcext:value-type="string">
            <text:p>0.0031971</text:p>
          </table:table-cell>
          <table:table-cell table:formula="of:=NUMBERVALUE([.J38];&quot;.&quot;)" office:value-type="float" office:value="0.0031971" calcext:value-type="float">
            <text:p>0,0031971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b</text:p>
          </table:table-cell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style-name="Default" table:number-columns-repeated="1013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1min 20s</text:p>
          </table:table-cell>
          <table:table-cell table:style-name="ce33" table:formula="of:=TIME(0;LEFT([.B40];SEARCH(&quot;min&quot;;[.B40])-1);MID([.B40];SEARCH(&quot;min&quot;;[.B40])+4;(SEARCH(&quot;s&quot;;[.B40])-1)-(SEARCH(&quot;min&quot;;[.B40])+3)))" office:value-type="time" office:time-value="PT00H01M20S" calcext:value-type="time">
            <text:p>00:01:20</text:p>
          </table:table-cell>
          <table:table-cell office:value-type="string" calcext:value-type="string">
            <text:p>54.2</text:p>
          </table:table-cell>
          <table:table-cell table:style-name="ce66" table:formula="of:=TIME(0;0;NUMBERVALUE([.D40];&quot;.&quot;))" office:value-type="time" office:time-value="PT00H00M54.2S" calcext:value-type="time">
            <text:p>00:00:54</text:p>
          </table:table-cell>
          <table:table-cell office:value-type="string" calcext:value-type="string">
            <text:p>1min 0s</text:p>
          </table:table-cell>
          <table:table-cell table:style-name="ce33" table:formula="of:=TIME(0;LEFT([.F40];SEARCH(&quot;min&quot;;[.F40])-1);MID([.F40];SEARCH(&quot;min&quot;;[.F40])+4;(SEARCH(&quot;s&quot;;[.F40])-1)-(SEARCH(&quot;min&quot;;[.F40])+3)))" office:value-type="time" office:time-value="PT00H01M00S" calcext:value-type="time">
            <text:p>00:01:00</text:p>
          </table:table-cell>
          <table:table-cell office:value-type="string" calcext:value-type="string">
            <text:p>39.3</text:p>
          </table:table-cell>
          <table:table-cell table:style-name="ce66" table:formula="of:=TIME(0;0;NUMBERVALUE([.H40];&quot;.&quot;))" office:value-type="time" office:time-value="PT00H00M39.3S" calcext:value-type="time">
            <text:p>00:00:39</text:p>
          </table:table-cell>
          <table:table-cell office:value-type="string" calcext:value-type="string">
            <text:p>1min 4s</text:p>
          </table:table-cell>
          <table:table-cell table:style-name="ce33" table:formula="of:=TIME(0;LEFT([.J40];SEARCH(&quot;min&quot;;[.J40])-1);MID([.J40];SEARCH(&quot;min&quot;;[.J40])+4;(SEARCH(&quot;s&quot;;[.J40])-1)-(SEARCH(&quot;min&quot;;[.J40])+3)))" office:value-type="time" office:time-value="PT00H01M04S" calcext:value-type="time">
            <text:p>00:01: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789704e-02</text:p>
          </table:table-cell>
          <table:table-cell table:formula="of:=NUMBERVALUE([.B41];&quot;.&quot;)" office:value-type="float" office:value="0.01789704" calcext:value-type="float">
            <text:p>0,01789704</text:p>
          </table:table-cell>
          <table:table-cell office:value-type="string" calcext:value-type="string">
            <text:p>8.333800e-03</text:p>
          </table:table-cell>
          <table:table-cell table:formula="of:=NUMBERVALUE([.D41];&quot;.&quot;)" office:value-type="float" office:value="0.0083338" calcext:value-type="float">
            <text:p>0,0083338</text:p>
          </table:table-cell>
          <table:table-cell office:value-type="string" calcext:value-type="string">
            <text:p>3.792688e-03</text:p>
          </table:table-cell>
          <table:table-cell table:formula="of:=NUMBERVALUE([.F41];&quot;.&quot;)" office:value-type="float" office:value="0.003792688" calcext:value-type="float">
            <text:p>0,003792688</text:p>
          </table:table-cell>
          <table:table-cell office:value-type="string" calcext:value-type="string">
            <text:p>5.166975e-03</text:p>
          </table:table-cell>
          <table:table-cell table:formula="of:=NUMBERVALUE([.H41];&quot;.&quot;)" office:value-type="float" office:value="0.005166975" calcext:value-type="float">
            <text:p>0,005166975</text:p>
          </table:table-cell>
          <table:table-cell office:value-type="string" calcext:value-type="string">
            <text:p>3.408238e-03</text:p>
          </table:table-cell>
          <table:table-cell table:formula="of:=NUMBERVALUE([.J41];&quot;.&quot;)" office:value-type="float" office:value="0.003408238" calcext:value-type="float">
            <text:p>0,0034082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6815%</text:p>
          </table:table-cell>
          <table:table-cell table:formula="of:=NUMBERVALUE([.B42];&quot;.&quot;)" office:value-type="float" office:value="0.0016815" calcext:value-type="float">
            <text:p>0,0016815</text:p>
          </table:table-cell>
          <table:table-cell office:value-type="string" calcext:value-type="string">
            <text:p>0.03909%</text:p>
          </table:table-cell>
          <table:table-cell table:formula="of:=NUMBERVALUE([.D42];&quot;.&quot;)" office:value-type="float" office:value="0.0003909" calcext:value-type="float">
            <text:p>0,0003909</text:p>
          </table:table-cell>
          <table:table-cell office:value-type="string" calcext:value-type="string">
            <text:p>0.05423%</text:p>
          </table:table-cell>
          <table:table-cell table:formula="of:=NUMBERVALUE([.F42];&quot;.&quot;)" office:value-type="float" office:value="0.0005423" calcext:value-type="float">
            <text:p>0,0005423</text:p>
          </table:table-cell>
          <table:table-cell office:value-type="string" calcext:value-type="string">
            <text:p>0.00283%</text:p>
          </table:table-cell>
          <table:table-cell table:formula="of:=NUMBERVALUE([.H42];&quot;.&quot;)" office:value-type="float" office:value="0.0000283" calcext:value-type="float">
            <text:p>0,0000283</text:p>
          </table:table-cell>
          <table:table-cell office:value-type="string" calcext:value-type="string">
            <text:p>0.00939%</text:p>
          </table:table-cell>
          <table:table-cell table:formula="of:=NUMBERVALUE([.J42];&quot;.&quot;)" office:value-type="float" office:value="0.0000939" calcext:value-type="float">
            <text:p>0,00009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6.88850%</text:p>
          </table:table-cell>
          <table:table-cell table:formula="of:=NUMBERVALUE([.B43];&quot;.&quot;)" office:value-type="float" office:value="0.168885" calcext:value-type="float">
            <text:p>0,168885</text:p>
          </table:table-cell>
          <table:table-cell office:value-type="string" calcext:value-type="string">
            <text:p>9.33319%</text:p>
          </table:table-cell>
          <table:table-cell table:formula="of:=NUMBERVALUE([.D43];&quot;.&quot;)" office:value-type="float" office:value="0.0933319" calcext:value-type="float">
            <text:p>0,0933319</text:p>
          </table:table-cell>
          <table:table-cell office:value-type="string" calcext:value-type="string">
            <text:p>4.27592%</text:p>
          </table:table-cell>
          <table:table-cell table:formula="of:=NUMBERVALUE([.F43];&quot;.&quot;)" office:value-type="float" office:value="0.0427592" calcext:value-type="float">
            <text:p>0,0427592</text:p>
          </table:table-cell>
          <table:table-cell office:value-type="string" calcext:value-type="string">
            <text:p>2.31752%</text:p>
          </table:table-cell>
          <table:table-cell table:formula="of:=NUMBERVALUE([.H43];&quot;.&quot;)" office:value-type="float" office:value="0.0231752" calcext:value-type="float">
            <text:p>0,0231752</text:p>
          </table:table-cell>
          <table:table-cell office:value-type="string" calcext:value-type="string">
            <text:p>0.43838%</text:p>
          </table:table-cell>
          <table:table-cell table:formula="of:=NUMBERVALUE([.J43];&quot;.&quot;)" office:value-type="float" office:value="0.0043838" calcext:value-type="float">
            <text:p>0,00438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32</text:p>
          </table:table-cell>
          <table:table-cell table:formula="of:=NUMBERVALUE([.B44];&quot;.&quot;)" office:value-type="float" office:value="0.99832" calcext:value-type="float">
            <text:p>0,99832</text:p>
          </table:table-cell>
          <table:table-cell office:value-type="string" calcext:value-type="string">
            <text:p>0.99961</text:p>
          </table:table-cell>
          <table:table-cell table:formula="of:=NUMBERVALUE([.D44];&quot;.&quot;)" office:value-type="float" office:value="0.99961" calcext:value-type="float">
            <text:p>0,99961</text:p>
          </table:table-cell>
          <table:table-cell office:value-type="string" calcext:value-type="string">
            <text:p>0.99946</text:p>
          </table:table-cell>
          <table:table-cell table:formula="of:=NUMBERVALUE([.F44];&quot;.&quot;)" office:value-type="float" office:value="0.99946" calcext:value-type="float">
            <text:p>0,99946</text:p>
          </table:table-cell>
          <table:table-cell office:value-type="string" calcext:value-type="string">
            <text:p>1.00003</text:p>
          </table:table-cell>
          <table:table-cell table:formula="of:=NUMBERVALUE([.H44];&quot;.&quot;)" office:value-type="float" office:value="1.00003" calcext:value-type="float">
            <text:p>1,00003</text:p>
          </table:table-cell>
          <table:table-cell office:value-type="string" calcext:value-type="string">
            <text:p>1.00009</text:p>
          </table:table-cell>
          <table:table-cell table:formula="of:=NUMBERVALUE([.J44];&quot;.&quot;)" office:value-type="float" office:value="1.00009" calcext:value-type="float">
            <text:p>1,000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7207</text:p>
          </table:table-cell>
          <table:table-cell table:formula="of:=NUMBERVALUE([.B45];&quot;.&quot;)" office:value-type="float" office:value="0.0037207" calcext:value-type="float">
            <text:p>0,0037207</text:p>
          </table:table-cell>
          <table:table-cell office:value-type="string" calcext:value-type="string">
            <text:p>0.0034802</text:p>
          </table:table-cell>
          <table:table-cell table:formula="of:=NUMBERVALUE([.D45];&quot;.&quot;)" office:value-type="float" office:value="0.0034802" calcext:value-type="float">
            <text:p>0,0034802</text:p>
          </table:table-cell>
          <table:table-cell office:value-type="string" calcext:value-type="string">
            <text:p>0.0033192</text:p>
          </table:table-cell>
          <table:table-cell table:formula="of:=NUMBERVALUE([.F45];&quot;.&quot;)" office:value-type="float" office:value="0.0033192" calcext:value-type="float">
            <text:p>0,0033192</text:p>
          </table:table-cell>
          <table:table-cell office:value-type="string" calcext:value-type="string">
            <text:p>0.0032569</text:p>
          </table:table-cell>
          <table:table-cell table:formula="of:=NUMBERVALUE([.H45];&quot;.&quot;)" office:value-type="float" office:value="0.0032569" calcext:value-type="float">
            <text:p>0,0032569</text:p>
          </table:table-cell>
          <table:table-cell office:value-type="string" calcext:value-type="string">
            <text:p>0.0031971</text:p>
          </table:table-cell>
          <table:table-cell table:formula="of:=NUMBERVALUE([.J45];&quot;.&quot;)" office:value-type="float" office:value="0.0031971" calcext:value-type="float">
            <text:p>0,0031971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c</text:p>
          </table:table-cell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style-name="Default" table:number-columns-repeated="1013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1min 20s</text:p>
          </table:table-cell>
          <table:table-cell table:style-name="ce33" table:formula="of:=TIME(0;LEFT([.B47];SEARCH(&quot;min&quot;;[.B47])-1);MID([.B47];SEARCH(&quot;min&quot;;[.B47])+4;(SEARCH(&quot;s&quot;;[.B47])-1)-(SEARCH(&quot;min&quot;;[.B47])+3)))" office:value-type="time" office:time-value="PT00H01M20S" calcext:value-type="time">
            <text:p>00:01:20</text:p>
          </table:table-cell>
          <table:table-cell office:value-type="string" calcext:value-type="string">
            <text:p>53.3</text:p>
          </table:table-cell>
          <table:table-cell table:style-name="ce66" table:formula="of:=TIME(0;0;NUMBERVALUE([.D47];&quot;.&quot;))" office:value-type="time" office:time-value="PT00H00M53.3S" calcext:value-type="time">
            <text:p>00:00:53</text:p>
          </table:table-cell>
          <table:table-cell office:value-type="string" calcext:value-type="string">
            <text:p>1min 11s</text:p>
          </table:table-cell>
          <table:table-cell table:style-name="ce33" table:formula="of:=TIME(0;LEFT([.F47];SEARCH(&quot;min&quot;;[.F47])-1);MID([.F47];SEARCH(&quot;min&quot;;[.F47])+4;(SEARCH(&quot;s&quot;;[.F47])-1)-(SEARCH(&quot;min&quot;;[.F47])+3)))" office:value-type="time" office:time-value="PT00H01M11S" calcext:value-type="time">
            <text:p>00:01:11</text:p>
          </table:table-cell>
          <table:table-cell office:value-type="string" calcext:value-type="string">
            <text:p>57.4</text:p>
          </table:table-cell>
          <table:table-cell table:style-name="ce66" table:formula="of:=TIME(0;0;NUMBERVALUE([.H47];&quot;.&quot;))" office:value-type="time" office:time-value="PT00H00M57.4S" calcext:value-type="time">
            <text:p>00:00:57</text:p>
          </table:table-cell>
          <table:table-cell office:value-type="string" calcext:value-type="string">
            <text:p>1min 5s</text:p>
          </table:table-cell>
          <table:table-cell table:style-name="ce33" table:formula="of:=TIME(0;LEFT([.J47];SEARCH(&quot;min&quot;;[.J47])-1);MID([.J47];SEARCH(&quot;min&quot;;[.J47])+4;(SEARCH(&quot;s&quot;;[.J47])-1)-(SEARCH(&quot;min&quot;;[.J47])+3)))" office:value-type="time" office:time-value="PT00H01M05S" calcext:value-type="time">
            <text:p>00:01: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789704e-02</text:p>
          </table:table-cell>
          <table:table-cell table:formula="of:=NUMBERVALUE([.B48];&quot;.&quot;)" office:value-type="float" office:value="0.01789704" calcext:value-type="float">
            <text:p>0,01789704</text:p>
          </table:table-cell>
          <table:table-cell office:value-type="string" calcext:value-type="string">
            <text:p>8.333800e-03</text:p>
          </table:table-cell>
          <table:table-cell table:formula="of:=NUMBERVALUE([.D48];&quot;.&quot;)" office:value-type="float" office:value="0.0083338" calcext:value-type="float">
            <text:p>0,0083338</text:p>
          </table:table-cell>
          <table:table-cell office:value-type="string" calcext:value-type="string">
            <text:p>9.971089e-03</text:p>
          </table:table-cell>
          <table:table-cell table:formula="of:=NUMBERVALUE([.F48];&quot;.&quot;)" office:value-type="float" office:value="0.009971089" calcext:value-type="float">
            <text:p>0,009971089</text:p>
          </table:table-cell>
          <table:table-cell office:value-type="string" calcext:value-type="string">
            <text:p>5.166975e-03</text:p>
          </table:table-cell>
          <table:table-cell table:formula="of:=NUMBERVALUE([.H48];&quot;.&quot;)" office:value-type="float" office:value="0.005166975" calcext:value-type="float">
            <text:p>0,005166975</text:p>
          </table:table-cell>
          <table:table-cell office:value-type="string" calcext:value-type="string">
            <text:p>3.408238e-03</text:p>
          </table:table-cell>
          <table:table-cell table:formula="of:=NUMBERVALUE([.J48];&quot;.&quot;)" office:value-type="float" office:value="0.003408238" calcext:value-type="float">
            <text:p>0,0034082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6815%</text:p>
          </table:table-cell>
          <table:table-cell table:formula="of:=NUMBERVALUE([.B49];&quot;.&quot;)" office:value-type="float" office:value="0.0016815" calcext:value-type="float">
            <text:p>0,0016815</text:p>
          </table:table-cell>
          <table:table-cell office:value-type="string" calcext:value-type="string">
            <text:p>0.03909%</text:p>
          </table:table-cell>
          <table:table-cell table:formula="of:=NUMBERVALUE([.D49];&quot;.&quot;)" office:value-type="float" office:value="0.0003909" calcext:value-type="float">
            <text:p>0,0003909</text:p>
          </table:table-cell>
          <table:table-cell office:value-type="string" calcext:value-type="string">
            <text:p>0.00887%</text:p>
          </table:table-cell>
          <table:table-cell table:formula="of:=NUMBERVALUE([.F49];&quot;.&quot;)" office:value-type="float" office:value="0.0000887" calcext:value-type="float">
            <text:p>0,0000887</text:p>
          </table:table-cell>
          <table:table-cell office:value-type="string" calcext:value-type="string">
            <text:p>0.00283%</text:p>
          </table:table-cell>
          <table:table-cell table:formula="of:=NUMBERVALUE([.H49];&quot;.&quot;)" office:value-type="float" office:value="0.0000283" calcext:value-type="float">
            <text:p>0,0000283</text:p>
          </table:table-cell>
          <table:table-cell office:value-type="string" calcext:value-type="string">
            <text:p>0.00939%</text:p>
          </table:table-cell>
          <table:table-cell table:formula="of:=NUMBERVALUE([.J49];&quot;.&quot;)" office:value-type="float" office:value="0.0000939" calcext:value-type="float">
            <text:p>0,00009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6.88850%</text:p>
          </table:table-cell>
          <table:table-cell table:formula="of:=NUMBERVALUE([.B50];&quot;.&quot;)" office:value-type="float" office:value="0.168885" calcext:value-type="float">
            <text:p>0,168885</text:p>
          </table:table-cell>
          <table:table-cell office:value-type="string" calcext:value-type="string">
            <text:p>9.33319%</text:p>
          </table:table-cell>
          <table:table-cell table:formula="of:=NUMBERVALUE([.D50];&quot;.&quot;)" office:value-type="float" office:value="0.0933319" calcext:value-type="float">
            <text:p>0,0933319</text:p>
          </table:table-cell>
          <table:table-cell office:value-type="string" calcext:value-type="string">
            <text:p>2.30018%</text:p>
          </table:table-cell>
          <table:table-cell table:formula="of:=NUMBERVALUE([.F50];&quot;.&quot;)" office:value-type="float" office:value="0.0230018" calcext:value-type="float">
            <text:p>0,0230018</text:p>
          </table:table-cell>
          <table:table-cell office:value-type="string" calcext:value-type="string">
            <text:p>2.31752%</text:p>
          </table:table-cell>
          <table:table-cell table:formula="of:=NUMBERVALUE([.H50];&quot;.&quot;)" office:value-type="float" office:value="0.0231752" calcext:value-type="float">
            <text:p>0,0231752</text:p>
          </table:table-cell>
          <table:table-cell office:value-type="string" calcext:value-type="string">
            <text:p>0.43838%</text:p>
          </table:table-cell>
          <table:table-cell table:formula="of:=NUMBERVALUE([.J50];&quot;.&quot;)" office:value-type="float" office:value="0.0043838" calcext:value-type="float">
            <text:p>0,00438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32</text:p>
          </table:table-cell>
          <table:table-cell table:formula="of:=NUMBERVALUE([.B51];&quot;.&quot;)" office:value-type="float" office:value="0.99832" calcext:value-type="float">
            <text:p>0,99832</text:p>
          </table:table-cell>
          <table:table-cell office:value-type="string" calcext:value-type="string">
            <text:p>0.99961</text:p>
          </table:table-cell>
          <table:table-cell table:formula="of:=NUMBERVALUE([.D51];&quot;.&quot;)" office:value-type="float" office:value="0.99961" calcext:value-type="float">
            <text:p>0,99961</text:p>
          </table:table-cell>
          <table:table-cell office:value-type="string" calcext:value-type="string">
            <text:p>0.99991</text:p>
          </table:table-cell>
          <table:table-cell table:formula="of:=NUMBERVALUE([.F51];&quot;.&quot;)" office:value-type="float" office:value="0.99991" calcext:value-type="float">
            <text:p>0,99991</text:p>
          </table:table-cell>
          <table:table-cell office:value-type="string" calcext:value-type="string">
            <text:p>1.00003</text:p>
          </table:table-cell>
          <table:table-cell table:formula="of:=NUMBERVALUE([.H51];&quot;.&quot;)" office:value-type="float" office:value="1.00003" calcext:value-type="float">
            <text:p>1,00003</text:p>
          </table:table-cell>
          <table:table-cell office:value-type="string" calcext:value-type="string">
            <text:p>1.00009</text:p>
          </table:table-cell>
          <table:table-cell table:formula="of:=NUMBERVALUE([.J51];&quot;.&quot;)" office:value-type="float" office:value="1.00009" calcext:value-type="float">
            <text:p>1,000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7207</text:p>
          </table:table-cell>
          <table:table-cell table:formula="of:=NUMBERVALUE([.B52];&quot;.&quot;)" office:value-type="float" office:value="0.0037207" calcext:value-type="float">
            <text:p>0,0037207</text:p>
          </table:table-cell>
          <table:table-cell office:value-type="string" calcext:value-type="string">
            <text:p>0.0034802</text:p>
          </table:table-cell>
          <table:table-cell table:formula="of:=NUMBERVALUE([.D52];&quot;.&quot;)" office:value-type="float" office:value="0.0034802" calcext:value-type="float">
            <text:p>0,0034802</text:p>
          </table:table-cell>
          <table:table-cell office:value-type="string" calcext:value-type="string">
            <text:p>0.0031099</text:p>
          </table:table-cell>
          <table:table-cell table:formula="of:=NUMBERVALUE([.F52];&quot;.&quot;)" office:value-type="float" office:value="0.0031099" calcext:value-type="float">
            <text:p>0,0031099</text:p>
          </table:table-cell>
          <table:table-cell office:value-type="string" calcext:value-type="string">
            <text:p>0.0032569</text:p>
          </table:table-cell>
          <table:table-cell table:formula="of:=NUMBERVALUE([.H52];&quot;.&quot;)" office:value-type="float" office:value="0.0032569" calcext:value-type="float">
            <text:p>0,0032569</text:p>
          </table:table-cell>
          <table:table-cell office:value-type="string" calcext:value-type="string">
            <text:p>0.0031971</text:p>
          </table:table-cell>
          <table:table-cell table:formula="of:=NUMBERVALUE([.J52];&quot;.&quot;)" office:value-type="float" office:value="0.0031971" calcext:value-type="float">
            <text:p>0,003197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33];[.C40];[.C47])" office:value-type="time" office:time-value="PT00H01M19.666666667S" calcext:value-type="time">
            <text:p>00:01:19</text:p>
          </table:table-cell>
          <table:table-cell table:style-name="Default"/>
          <table:table-cell table:style-name="ce68" table:formula="of:=AVERAGE([.E33];[.E40];[.E47])" office:value-type="time" office:time-value="PT00H00M53.5S" calcext:value-type="time">
            <text:p>00:00:53</text:p>
          </table:table-cell>
          <table:table-cell table:style-name="Default"/>
          <table:table-cell table:style-name="ce68" table:formula="of:=AVERAGE([.G33];[.G40];[.G47])" office:value-type="time" office:time-value="PT00H01M03.166666667S" calcext:value-type="time">
            <text:p>00:01:03</text:p>
          </table:table-cell>
          <table:table-cell table:style-name="Default"/>
          <table:table-cell table:style-name="ce68" table:formula="of:=AVERAGE([.I33];[.I40];[.I47])" office:value-type="time" office:time-value="PT00H00M45S" calcext:value-type="time">
            <text:p>00:00:45</text:p>
          </table:table-cell>
          <table:table-cell table:style-name="Default"/>
          <table:table-cell table:style-name="ce68" table:formula="of:=AVERAGE([.K33];[.K40];[.K47])" office:value-type="time" office:time-value="PT00H01M03S" calcext:value-type="time">
            <text:p>00:01:03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34];[.C41];[.C48])" office:value-type="float" office:value="0.01789704" calcext:value-type="float">
            <text:p>0,01789704</text:p>
          </table:table-cell>
          <table:table-cell table:style-name="Default"/>
          <table:table-cell table:style-name="ce70" table:formula="of:=AVERAGE([.E34];[.E41];[.E48])" office:value-type="float" office:value="0.0083338" calcext:value-type="float">
            <text:p>0,0083338</text:p>
          </table:table-cell>
          <table:table-cell table:style-name="Default"/>
          <table:table-cell table:style-name="ce70" table:formula="of:=AVERAGE([.G34];[.G41];[.G48])" office:value-type="float" office:value="0.005852155" calcext:value-type="float">
            <text:p>0,005852155</text:p>
          </table:table-cell>
          <table:table-cell table:style-name="Default"/>
          <table:table-cell table:style-name="ce70" table:formula="of:=AVERAGE([.I34];[.I41];[.I48])" office:value-type="float" office:value="0.005166975" calcext:value-type="float">
            <text:p>0,005166975</text:p>
          </table:table-cell>
          <table:table-cell table:style-name="Default"/>
          <table:table-cell table:style-name="ce70" table:formula="of:=AVERAGE([.K34];[.K41];[.K48])" office:value-type="float" office:value="0.003408238" calcext:value-type="float">
            <text:p>0,003408238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35];[.C42];[.C49])" office:value-type="float" office:value="0.0016815" calcext:value-type="float">
            <text:p>0,0016815</text:p>
          </table:table-cell>
          <table:table-cell table:style-name="Default"/>
          <table:table-cell table:style-name="ce70" table:formula="of:=AVERAGE([.E35];[.E42];[.E49])" office:value-type="float" office:value="0.0003909" calcext:value-type="float">
            <text:p>0,0003909</text:p>
          </table:table-cell>
          <table:table-cell table:style-name="Default"/>
          <table:table-cell table:style-name="ce70" table:formula="of:=AVERAGE([.G35];[.G42];[.G49])" office:value-type="float" office:value="0.0003911" calcext:value-type="float">
            <text:p>0,0003911</text:p>
          </table:table-cell>
          <table:table-cell table:style-name="Default"/>
          <table:table-cell table:style-name="ce70" table:formula="of:=AVERAGE([.I35];[.I42];[.I49])" office:value-type="float" office:value="0.0000283" calcext:value-type="float">
            <text:p>0,0000283</text:p>
          </table:table-cell>
          <table:table-cell table:style-name="Default"/>
          <table:table-cell table:style-name="ce70" table:formula="of:=AVERAGE([.K35];[.K42];[.K49])" office:value-type="float" office:value="0.0000939" calcext:value-type="float">
            <text:p>0,0000939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36];[.C43];[.C50])" office:value-type="float" office:value="0.168885" calcext:value-type="float">
            <text:p>0,168885</text:p>
          </table:table-cell>
          <table:table-cell table:style-name="Default"/>
          <table:table-cell table:style-name="ce70" table:formula="of:=AVERAGE([.E36];[.E43];[.E50])" office:value-type="float" office:value="0.0933319" calcext:value-type="float">
            <text:p>0,0933319</text:p>
          </table:table-cell>
          <table:table-cell table:style-name="Default"/>
          <table:table-cell table:style-name="ce70" table:formula="of:=AVERAGE([.G36];[.G43];[.G50])" office:value-type="float" office:value="0.0361734" calcext:value-type="float">
            <text:p>0,0361734</text:p>
          </table:table-cell>
          <table:table-cell table:style-name="Default"/>
          <table:table-cell table:style-name="ce70" table:formula="of:=AVERAGE([.I36];[.I43];[.I50])" office:value-type="float" office:value="0.0231752" calcext:value-type="float">
            <text:p>0,0231752</text:p>
          </table:table-cell>
          <table:table-cell table:style-name="Default"/>
          <table:table-cell table:style-name="ce70" table:formula="of:=AVERAGE([.K36];[.K43];[.K50])" office:value-type="float" office:value="0.0043838" calcext:value-type="float">
            <text:p>0,0043838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37];[.C44];[.C51])" office:value-type="float" office:value="0.99832" calcext:value-type="float">
            <text:p>0,99832</text:p>
          </table:table-cell>
          <table:table-cell table:style-name="Default"/>
          <table:table-cell table:style-name="ce70" table:formula="of:=AVERAGE([.E37];[.E44];[.E51])" office:value-type="float" office:value="0.99961" calcext:value-type="float">
            <text:p>0,99961</text:p>
          </table:table-cell>
          <table:table-cell table:style-name="Default"/>
          <table:table-cell table:style-name="ce70" table:formula="of:=AVERAGE([.G37];[.G44];[.G51])" office:value-type="float" office:value="0.99961" calcext:value-type="float">
            <text:p>0,99961</text:p>
          </table:table-cell>
          <table:table-cell table:style-name="Default"/>
          <table:table-cell table:style-name="ce70" table:formula="of:=AVERAGE([.I37];[.I44];[.I51])" office:value-type="float" office:value="1.00003" calcext:value-type="float">
            <text:p>1,00003</text:p>
          </table:table-cell>
          <table:table-cell table:style-name="Default"/>
          <table:table-cell table:style-name="ce70" table:formula="of:=AVERAGE([.K37];[.K44];[.K51])" office:value-type="float" office:value="1.00009" calcext:value-type="float">
            <text:p>1,00009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38];[.C45];[.C52])" office:value-type="float" office:value="0.0037207" calcext:value-type="float">
            <text:p>0,0037207</text:p>
          </table:table-cell>
          <table:table-cell table:style-name="Default"/>
          <table:table-cell table:style-name="ce70" table:formula="of:=AVERAGE([.E38];[.E45];[.E52])" office:value-type="float" office:value="0.0034802" calcext:value-type="float">
            <text:p>0,0034802</text:p>
          </table:table-cell>
          <table:table-cell table:style-name="Default"/>
          <table:table-cell table:style-name="ce70" table:formula="of:=AVERAGE([.G38];[.G45];[.G52])" office:value-type="float" office:value="0.00324943333333333" calcext:value-type="float">
            <text:p>0,00324943333333333</text:p>
          </table:table-cell>
          <table:table-cell table:style-name="Default"/>
          <table:table-cell table:style-name="ce70" table:formula="of:=AVERAGE([.I38];[.I45];[.I52])" office:value-type="float" office:value="0.0032569" calcext:value-type="float">
            <text:p>0,0032569</text:p>
          </table:table-cell>
          <table:table-cell table:style-name="Default"/>
          <table:table-cell table:style-name="ce70" table:formula="of:=AVERAGE([.K38];[.K45];[.K52])" office:value-type="float" office:value="0.0031971" calcext:value-type="float">
            <text:p>0,0031971</text:p>
          </table:table-cell>
          <table:table-cell table:style-name="Default" table:number-columns-repeated="1013"/>
        </table:table-row>
        <table:table-row table:style-name="ro1">
          <table:table-cell table:number-columns-repeated="2"/>
          <table:table-cell table:style-name="Default" table:number-columns-repeated="1022"/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style-name="ce19" office:value-type="float" office:value="11" calcext:value-type="float">
            <text:p>11</text:p>
          </table:table-cell>
          <table:table-cell table:style-name="ce19"/>
          <table:table-cell table:style-name="ce19" office:value-type="float" office:value="12" calcext:value-type="float">
            <text:p>12</text:p>
          </table:table-cell>
          <table:table-cell table:style-name="ce19"/>
          <table:table-cell table:style-name="ce19" office:value-type="float" office:value="13" calcext:value-type="float">
            <text:p>13</text:p>
          </table:table-cell>
          <table:table-cell table:style-name="ce19"/>
          <table:table-cell table:style-name="ce19" office:value-type="float" office:value="14" calcext:value-type="float">
            <text:p>14</text:p>
          </table:table-cell>
          <table:table-cell table:style-name="ce19"/>
          <table:table-cell table:style-name="ce19" office:value-type="float" office:value="15" calcext:value-type="float">
            <text:p>15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1min 4s</text:p>
          </table:table-cell>
          <table:table-cell table:style-name="ce33" table:formula="of:=TIME(0;LEFT([.B62];SEARCH(&quot;min&quot;;[.B62])-1);MID([.B62];SEARCH(&quot;min&quot;;[.B62])+4;(SEARCH(&quot;s&quot;;[.B62])-1)-(SEARCH(&quot;min&quot;;[.B62])+3)))" office:value-type="time" office:time-value="PT00H01M04S" calcext:value-type="time">
            <text:p>00:01:04</text:p>
          </table:table-cell>
          <table:table-cell office:value-type="string" calcext:value-type="string">
            <text:p>52.6</text:p>
          </table:table-cell>
          <table:table-cell table:style-name="ce66" table:formula="of:=TIME(0;0;NUMBERVALUE([.D62];&quot;.&quot;))" office:value-type="time" office:time-value="PT00H00M52.6S" calcext:value-type="time">
            <text:p>00:00:52</text:p>
          </table:table-cell>
          <table:table-cell office:value-type="string" calcext:value-type="string">
            <text:p>44.9 </text:p>
          </table:table-cell>
          <table:table-cell table:style-name="ce66" table:formula="of:=TIME(0;0;NUMBERVALUE([.F62];&quot;.&quot;))" office:value-type="time" office:time-value="PT00H00M44.9S" calcext:value-type="time">
            <text:p>00:00:44</text:p>
          </table:table-cell>
          <table:table-cell office:value-type="string" calcext:value-type="string">
            <text:p>41.4</text:p>
          </table:table-cell>
          <table:table-cell table:style-name="ce66" table:formula="of:=TIME(0;0;NUMBERVALUE([.H62];&quot;.&quot;))" office:value-type="time" office:time-value="PT00H00M41.4S" calcext:value-type="time">
            <text:p>00:00:41</text:p>
          </table:table-cell>
          <table:table-cell office:value-type="string" calcext:value-type="string">
            <text:p>59.8</text:p>
          </table:table-cell>
          <table:table-cell table:style-name="ce66" table:formula="of:=TIME(0;0;NUMBERVALUE([.J62];&quot;.&quot;))" office:value-type="time" office:time-value="PT00H00M59.8S" calcext:value-type="time">
            <text:p>00:00: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4.067395e-03</text:p>
          </table:table-cell>
          <table:table-cell table:formula="of:=NUMBERVALUE([.B63];&quot;.&quot;)" office:value-type="float" office:value="0.004067395" calcext:value-type="float">
            <text:p>0,004067395</text:p>
          </table:table-cell>
          <table:table-cell office:value-type="string" calcext:value-type="string">
            <text:p>5.027979e-03</text:p>
          </table:table-cell>
          <table:table-cell table:formula="of:=NUMBERVALUE([.D63];&quot;.&quot;)" office:value-type="float" office:value="0.005027979" calcext:value-type="float">
            <text:p>0,005027979</text:p>
          </table:table-cell>
          <table:table-cell office:value-type="string" calcext:value-type="string">
            <text:p>4.636203e-03</text:p>
          </table:table-cell>
          <table:table-cell table:formula="of:=NUMBERVALUE([.F63];&quot;.&quot;)" office:value-type="float" office:value="0.004636203" calcext:value-type="float">
            <text:p>0,004636203</text:p>
          </table:table-cell>
          <table:table-cell office:value-type="string" calcext:value-type="string">
            <text:p>3.503089e-03</text:p>
          </table:table-cell>
          <table:table-cell table:formula="of:=NUMBERVALUE([.H63];&quot;.&quot;)" office:value-type="float" office:value="0.003503089" calcext:value-type="float">
            <text:p>0,003503089</text:p>
          </table:table-cell>
          <table:table-cell office:value-type="string" calcext:value-type="string">
            <text:p>6.088710e-03</text:p>
          </table:table-cell>
          <table:table-cell table:formula="of:=NUMBERVALUE([.J63];&quot;.&quot;)" office:value-type="float" office:value="0.00608871" calcext:value-type="float">
            <text:p>0,006088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1521%</text:p>
          </table:table-cell>
          <table:table-cell table:formula="of:=NUMBERVALUE([.B64];&quot;.&quot;)" office:value-type="float" office:value="0.0001521" calcext:value-type="float">
            <text:p>0,0001521</text:p>
          </table:table-cell>
          <table:table-cell office:value-type="string" calcext:value-type="string">
            <text:p>0.02174%</text:p>
          </table:table-cell>
          <table:table-cell table:formula="of:=NUMBERVALUE([.D64];&quot;.&quot;)" office:value-type="float" office:value="0.0002174" calcext:value-type="float">
            <text:p>0,0002174</text:p>
          </table:table-cell>
          <table:table-cell office:value-type="string" calcext:value-type="string">
            <text:p>0.02664%</text:p>
          </table:table-cell>
          <table:table-cell table:formula="of:=NUMBERVALUE([.F64];&quot;.&quot;)" office:value-type="float" office:value="0.0002664" calcext:value-type="float">
            <text:p>0,0002664</text:p>
          </table:table-cell>
          <table:table-cell office:value-type="string" calcext:value-type="string">
            <text:p>0.01663%</text:p>
          </table:table-cell>
          <table:table-cell table:formula="of:=NUMBERVALUE([.H64];&quot;.&quot;)" office:value-type="float" office:value="0.0001663" calcext:value-type="float">
            <text:p>0,0001663</text:p>
          </table:table-cell>
          <table:table-cell office:value-type="string" calcext:value-type="string">
            <text:p>0.01625%</text:p>
          </table:table-cell>
          <table:table-cell table:formula="of:=NUMBERVALUE([.J64];&quot;.&quot;)" office:value-type="float" office:value="0.0001625" calcext:value-type="float">
            <text:p>0,0001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1.01208%</text:p>
          </table:table-cell>
          <table:table-cell table:formula="of:=NUMBERVALUE([.B65];&quot;.&quot;)" office:value-type="float" office:value="0.0101208" calcext:value-type="float">
            <text:p>0,0101208</text:p>
          </table:table-cell>
          <table:table-cell office:value-type="string" calcext:value-type="string">
            <text:p>0.19332%</text:p>
          </table:table-cell>
          <table:table-cell table:formula="of:=NUMBERVALUE([.D65];&quot;.&quot;)" office:value-type="float" office:value="0.0019332" calcext:value-type="float">
            <text:p>0,0019332</text:p>
          </table:table-cell>
          <table:table-cell office:value-type="string" calcext:value-type="string">
            <text:p>0.11507%</text:p>
          </table:table-cell>
          <table:table-cell table:formula="of:=NUMBERVALUE([.F65];&quot;.&quot;)" office:value-type="float" office:value="0.0011507" calcext:value-type="float">
            <text:p>0,0011507</text:p>
          </table:table-cell>
          <table:table-cell office:value-type="string" calcext:value-type="string">
            <text:p>1.35084%</text:p>
          </table:table-cell>
          <table:table-cell table:formula="of:=NUMBERVALUE([.H65];&quot;.&quot;)" office:value-type="float" office:value="0.0135084" calcext:value-type="float">
            <text:p>0,0135084</text:p>
          </table:table-cell>
          <table:table-cell office:value-type="string" calcext:value-type="string">
            <text:p>1.39448%</text:p>
          </table:table-cell>
          <table:table-cell table:formula="of:=NUMBERVALUE([.J65];&quot;.&quot;)" office:value-type="float" office:value="0.0139448" calcext:value-type="float">
            <text:p>0,01394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85</text:p>
          </table:table-cell>
          <table:table-cell table:formula="of:=NUMBERVALUE([.B66];&quot;.&quot;)" office:value-type="float" office:value="0.99985" calcext:value-type="float">
            <text:p>0,99985</text:p>
          </table:table-cell>
          <table:table-cell office:value-type="string" calcext:value-type="string">
            <text:p>1.00022</text:p>
          </table:table-cell>
          <table:table-cell table:formula="of:=NUMBERVALUE([.D66];&quot;.&quot;)" office:value-type="float" office:value="1.00022" calcext:value-type="float">
            <text:p>1,00022</text:p>
          </table:table-cell>
          <table:table-cell office:value-type="string" calcext:value-type="string">
            <text:p>1.00027</text:p>
          </table:table-cell>
          <table:table-cell table:formula="of:=NUMBERVALUE([.F66];&quot;.&quot;)" office:value-type="float" office:value="1.00027" calcext:value-type="float">
            <text:p>1,00027</text:p>
          </table:table-cell>
          <table:table-cell office:value-type="string" calcext:value-type="string">
            <text:p>1.00017</text:p>
          </table:table-cell>
          <table:table-cell table:formula="of:=NUMBERVALUE([.H66];&quot;.&quot;)" office:value-type="float" office:value="1.00017" calcext:value-type="float">
            <text:p>1,00017</text:p>
          </table:table-cell>
          <table:table-cell office:value-type="string" calcext:value-type="string">
            <text:p>0.99984</text:p>
          </table:table-cell>
          <table:table-cell table:formula="of:=NUMBERVALUE([.J66];&quot;.&quot;)" office:value-type="float" office:value="0.99984" calcext:value-type="float">
            <text:p>0,999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2153</text:p>
          </table:table-cell>
          <table:table-cell table:formula="of:=NUMBERVALUE([.B67];&quot;.&quot;)" office:value-type="float" office:value="0.0032153" calcext:value-type="float">
            <text:p>0,0032153</text:p>
          </table:table-cell>
          <table:table-cell office:value-type="string" calcext:value-type="string">
            <text:p>0.0031893</text:p>
          </table:table-cell>
          <table:table-cell table:formula="of:=NUMBERVALUE([.D67];&quot;.&quot;)" office:value-type="float" office:value="0.0031893" calcext:value-type="float">
            <text:p>0,0031893</text:p>
          </table:table-cell>
          <table:table-cell office:value-type="string" calcext:value-type="string">
            <text:p>0.0031794</text:p>
          </table:table-cell>
          <table:table-cell table:formula="of:=NUMBERVALUE([.F67];&quot;.&quot;)" office:value-type="float" office:value="0.0031794" calcext:value-type="float">
            <text:p>0,0031794</text:p>
          </table:table-cell>
          <table:table-cell office:value-type="string" calcext:value-type="string">
            <text:p>0.0032261 </text:p>
          </table:table-cell>
          <table:table-cell table:formula="of:=NUMBERVALUE([.H67];&quot;.&quot;)" office:value-type="float" office:value="0.0032261" calcext:value-type="float">
            <text:p>0,0032261</text:p>
          </table:table-cell>
          <table:table-cell office:value-type="string" calcext:value-type="string">
            <text:p>0.0032275 </text:p>
          </table:table-cell>
          <table:table-cell table:formula="of:=NUMBERVALUE([.J67];&quot;.&quot;)" office:value-type="float" office:value="0.0032275" calcext:value-type="float">
            <text:p>0,0032275</text:p>
          </table:table-cell>
          <table:table-cell table:number-columns-repeated="1013"/>
        </table:table-row>
        <table:table-row table:style-name="ro1">
          <table:table-cell table:style-name="ce61" office:value-type="string" calcext:value-type="string">
            <text:p>b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style-name="Default" table:number-columns-repeated="1013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1min 4s</text:p>
          </table:table-cell>
          <table:table-cell table:style-name="ce33" table:formula="of:=TIME(0;LEFT([.B69];SEARCH(&quot;min&quot;;[.B69])-1);MID([.B69];SEARCH(&quot;min&quot;;[.B69])+4;(SEARCH(&quot;s&quot;;[.B69])-1)-(SEARCH(&quot;min&quot;;[.B69])+3)))" office:value-type="time" office:time-value="PT00H01M04S" calcext:value-type="time">
            <text:p>00:01:04</text:p>
          </table:table-cell>
          <table:table-cell office:value-type="string" calcext:value-type="string">
            <text:p>52.2</text:p>
          </table:table-cell>
          <table:table-cell table:style-name="ce66" table:formula="of:=TIME(0;0;NUMBERVALUE([.D69];&quot;.&quot;))" office:value-type="time" office:time-value="PT00H00M52.2S" calcext:value-type="time">
            <text:p>00:00:52</text:p>
          </table:table-cell>
          <table:table-cell office:value-type="string" calcext:value-type="string">
            <text:p>42.2</text:p>
          </table:table-cell>
          <table:table-cell table:style-name="ce66" table:formula="of:=TIME(0;0;NUMBERVALUE([.F69];&quot;.&quot;))" office:value-type="time" office:time-value="PT00H00M42.2S" calcext:value-type="time">
            <text:p>00:00:42</text:p>
          </table:table-cell>
          <table:table-cell office:value-type="string" calcext:value-type="string">
            <text:p>42.2</text:p>
          </table:table-cell>
          <table:table-cell table:style-name="ce66" table:formula="of:=TIME(0;0;NUMBERVALUE([.H69];&quot;.&quot;))" office:value-type="time" office:time-value="PT00H00M42.2S" calcext:value-type="time">
            <text:p>00:00:42</text:p>
          </table:table-cell>
          <table:table-cell office:value-type="string" calcext:value-type="string">
            <text:p>55.4</text:p>
          </table:table-cell>
          <table:table-cell table:style-name="ce66" table:formula="of:=TIME(0;0;NUMBERVALUE([.J69];&quot;.&quot;))" office:value-type="time" office:time-value="PT00H00M55.4S" calcext:value-type="time">
            <text:p>00:00: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4.067395e-03</text:p>
          </table:table-cell>
          <table:table-cell table:formula="of:=NUMBERVALUE([.B70];&quot;.&quot;)" office:value-type="float" office:value="0.004067395" calcext:value-type="float">
            <text:p>0,004067395</text:p>
          </table:table-cell>
          <table:table-cell office:value-type="string" calcext:value-type="string">
            <text:p>5.027979e-03</text:p>
          </table:table-cell>
          <table:table-cell table:formula="of:=NUMBERVALUE([.D70];&quot;.&quot;)" office:value-type="float" office:value="0.005027979" calcext:value-type="float">
            <text:p>0,005027979</text:p>
          </table:table-cell>
          <table:table-cell office:value-type="string" calcext:value-type="string">
            <text:p>4.636203e-03</text:p>
          </table:table-cell>
          <table:table-cell table:formula="of:=NUMBERVALUE([.F70];&quot;.&quot;)" office:value-type="float" office:value="0.004636203" calcext:value-type="float">
            <text:p>0,004636203</text:p>
          </table:table-cell>
          <table:table-cell office:value-type="string" calcext:value-type="string">
            <text:p>3.503089e-03</text:p>
          </table:table-cell>
          <table:table-cell table:formula="of:=NUMBERVALUE([.H70];&quot;.&quot;)" office:value-type="float" office:value="0.003503089" calcext:value-type="float">
            <text:p>0,003503089</text:p>
          </table:table-cell>
          <table:table-cell office:value-type="string" calcext:value-type="string">
            <text:p>6.088710e-03</text:p>
          </table:table-cell>
          <table:table-cell table:formula="of:=NUMBERVALUE([.J70];&quot;.&quot;)" office:value-type="float" office:value="0.00608871" calcext:value-type="float">
            <text:p>0,006088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1521%</text:p>
          </table:table-cell>
          <table:table-cell table:formula="of:=NUMBERVALUE([.B71];&quot;.&quot;)" office:value-type="float" office:value="0.0001521" calcext:value-type="float">
            <text:p>0,0001521</text:p>
          </table:table-cell>
          <table:table-cell office:value-type="string" calcext:value-type="string">
            <text:p>0.02174%</text:p>
          </table:table-cell>
          <table:table-cell table:formula="of:=NUMBERVALUE([.D71];&quot;.&quot;)" office:value-type="float" office:value="0.0002174" calcext:value-type="float">
            <text:p>0,0002174</text:p>
          </table:table-cell>
          <table:table-cell office:value-type="string" calcext:value-type="string">
            <text:p>0.02664%</text:p>
          </table:table-cell>
          <table:table-cell table:formula="of:=NUMBERVALUE([.F71];&quot;.&quot;)" office:value-type="float" office:value="0.0002664" calcext:value-type="float">
            <text:p>0,0002664</text:p>
          </table:table-cell>
          <table:table-cell office:value-type="string" calcext:value-type="string">
            <text:p>0.01663%</text:p>
          </table:table-cell>
          <table:table-cell table:formula="of:=NUMBERVALUE([.H71];&quot;.&quot;)" office:value-type="float" office:value="0.0001663" calcext:value-type="float">
            <text:p>0,0001663</text:p>
          </table:table-cell>
          <table:table-cell office:value-type="string" calcext:value-type="string">
            <text:p>0.01625%</text:p>
          </table:table-cell>
          <table:table-cell table:formula="of:=NUMBERVALUE([.J71];&quot;.&quot;)" office:value-type="float" office:value="0.0001625" calcext:value-type="float">
            <text:p>0,0001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1.01208%</text:p>
          </table:table-cell>
          <table:table-cell table:formula="of:=NUMBERVALUE([.B72];&quot;.&quot;)" office:value-type="float" office:value="0.0101208" calcext:value-type="float">
            <text:p>0,0101208</text:p>
          </table:table-cell>
          <table:table-cell office:value-type="string" calcext:value-type="string">
            <text:p>0.19332%</text:p>
          </table:table-cell>
          <table:table-cell table:formula="of:=NUMBERVALUE([.D72];&quot;.&quot;)" office:value-type="float" office:value="0.0019332" calcext:value-type="float">
            <text:p>0,0019332</text:p>
          </table:table-cell>
          <table:table-cell office:value-type="string" calcext:value-type="string">
            <text:p>0.11507%</text:p>
          </table:table-cell>
          <table:table-cell table:formula="of:=NUMBERVALUE([.F72];&quot;.&quot;)" office:value-type="float" office:value="0.0011507" calcext:value-type="float">
            <text:p>0,0011507</text:p>
          </table:table-cell>
          <table:table-cell office:value-type="string" calcext:value-type="string">
            <text:p>1.35084%</text:p>
          </table:table-cell>
          <table:table-cell table:formula="of:=NUMBERVALUE([.H72];&quot;.&quot;)" office:value-type="float" office:value="0.0135084" calcext:value-type="float">
            <text:p>0,0135084</text:p>
          </table:table-cell>
          <table:table-cell office:value-type="string" calcext:value-type="string">
            <text:p>1.39448%</text:p>
          </table:table-cell>
          <table:table-cell table:formula="of:=NUMBERVALUE([.J72];&quot;.&quot;)" office:value-type="float" office:value="0.0139448" calcext:value-type="float">
            <text:p>0,01394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85</text:p>
          </table:table-cell>
          <table:table-cell table:formula="of:=NUMBERVALUE([.B73];&quot;.&quot;)" office:value-type="float" office:value="0.99985" calcext:value-type="float">
            <text:p>0,99985</text:p>
          </table:table-cell>
          <table:table-cell office:value-type="string" calcext:value-type="string">
            <text:p>1.00022</text:p>
          </table:table-cell>
          <table:table-cell table:formula="of:=NUMBERVALUE([.D73];&quot;.&quot;)" office:value-type="float" office:value="1.00022" calcext:value-type="float">
            <text:p>1,00022</text:p>
          </table:table-cell>
          <table:table-cell office:value-type="string" calcext:value-type="string">
            <text:p>1.00027</text:p>
          </table:table-cell>
          <table:table-cell table:formula="of:=NUMBERVALUE([.F73];&quot;.&quot;)" office:value-type="float" office:value="1.00027" calcext:value-type="float">
            <text:p>1,00027</text:p>
          </table:table-cell>
          <table:table-cell office:value-type="string" calcext:value-type="string">
            <text:p>1.00017</text:p>
          </table:table-cell>
          <table:table-cell table:formula="of:=NUMBERVALUE([.H73];&quot;.&quot;)" office:value-type="float" office:value="1.00017" calcext:value-type="float">
            <text:p>1,00017</text:p>
          </table:table-cell>
          <table:table-cell office:value-type="string" calcext:value-type="string">
            <text:p>0.99984</text:p>
          </table:table-cell>
          <table:table-cell table:formula="of:=NUMBERVALUE([.J73];&quot;.&quot;)" office:value-type="float" office:value="0.99984" calcext:value-type="float">
            <text:p>0,999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2153</text:p>
          </table:table-cell>
          <table:table-cell table:formula="of:=NUMBERVALUE([.B74];&quot;.&quot;)" office:value-type="float" office:value="0.0032153" calcext:value-type="float">
            <text:p>0,0032153</text:p>
          </table:table-cell>
          <table:table-cell office:value-type="string" calcext:value-type="string">
            <text:p>0.0031893</text:p>
          </table:table-cell>
          <table:table-cell table:formula="of:=NUMBERVALUE([.D74];&quot;.&quot;)" office:value-type="float" office:value="0.0031893" calcext:value-type="float">
            <text:p>0,0031893</text:p>
          </table:table-cell>
          <table:table-cell office:value-type="string" calcext:value-type="string">
            <text:p>0.0031794</text:p>
          </table:table-cell>
          <table:table-cell table:formula="of:=NUMBERVALUE([.F74];&quot;.&quot;)" office:value-type="float" office:value="0.0031794" calcext:value-type="float">
            <text:p>0,0031794</text:p>
          </table:table-cell>
          <table:table-cell office:value-type="string" calcext:value-type="string">
            <text:p>0.0032261</text:p>
          </table:table-cell>
          <table:table-cell table:formula="of:=NUMBERVALUE([.H74];&quot;.&quot;)" office:value-type="float" office:value="0.0032261" calcext:value-type="float">
            <text:p>0,0032261</text:p>
          </table:table-cell>
          <table:table-cell office:value-type="string" calcext:value-type="string">
            <text:p>0.0032275</text:p>
          </table:table-cell>
          <table:table-cell table:formula="of:=NUMBERVALUE([.J74];&quot;.&quot;)" office:value-type="float" office:value="0.0032275" calcext:value-type="float">
            <text:p>0,0032275</text:p>
          </table:table-cell>
          <table:table-cell table:number-columns-repeated="1013"/>
        </table:table-row>
        <table:table-row table:style-name="ro1">
          <table:table-cell table:style-name="ce61" office:value-type="string" calcext:value-type="string">
            <text:p>c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style-name="Default" table:number-columns-repeated="1013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1min 3s</text:p>
          </table:table-cell>
          <table:table-cell table:style-name="ce33" table:formula="of:=TIME(0;LEFT([.B76];SEARCH(&quot;min&quot;;[.B76])-1);MID([.B76];SEARCH(&quot;min&quot;;[.B76])+4;(SEARCH(&quot;s&quot;;[.B76])-1)-(SEARCH(&quot;min&quot;;[.B76])+3)))" office:value-type="time" office:time-value="PT00H01M03S" calcext:value-type="time">
            <text:p>00:01:03</text:p>
          </table:table-cell>
          <table:table-cell office:value-type="string" calcext:value-type="string">
            <text:p>51.7</text:p>
          </table:table-cell>
          <table:table-cell table:style-name="ce66" table:formula="of:=TIME(0;0;NUMBERVALUE([.D76];&quot;.&quot;))" office:value-type="time" office:time-value="PT00H00M51.7S" calcext:value-type="time">
            <text:p>00:00:51</text:p>
          </table:table-cell>
          <table:table-cell office:value-type="string" calcext:value-type="string">
            <text:p>44.2</text:p>
          </table:table-cell>
          <table:table-cell table:style-name="ce66" table:formula="of:=TIME(0;0;NUMBERVALUE([.F76];&quot;.&quot;))" office:value-type="time" office:time-value="PT00H00M44.2S" calcext:value-type="time">
            <text:p>00:00:44</text:p>
          </table:table-cell>
          <table:table-cell office:value-type="string" calcext:value-type="string">
            <text:p>42.6 </text:p>
          </table:table-cell>
          <table:table-cell table:style-name="ce66" table:formula="of:=TIME(0;0;NUMBERVALUE([.H76];&quot;.&quot;))" office:value-type="time" office:time-value="PT00H00M42.6S" calcext:value-type="time">
            <text:p>00:00:42</text:p>
          </table:table-cell>
          <table:table-cell office:value-type="string" calcext:value-type="string">
            <text:p>55.1 </text:p>
          </table:table-cell>
          <table:table-cell table:style-name="ce66" table:formula="of:=TIME(0;0;NUMBERVALUE([.J76];&quot;.&quot;))" office:value-type="time" office:time-value="PT00H00M55.1S" calcext:value-type="time">
            <text:p>00:00: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4.067395e-03</text:p>
          </table:table-cell>
          <table:table-cell table:formula="of:=NUMBERVALUE([.B77];&quot;.&quot;)" office:value-type="float" office:value="0.004067395" calcext:value-type="float">
            <text:p>0,004067395</text:p>
          </table:table-cell>
          <table:table-cell office:value-type="string" calcext:value-type="string">
            <text:p>5.027979e-03</text:p>
          </table:table-cell>
          <table:table-cell table:formula="of:=NUMBERVALUE([.D77];&quot;.&quot;)" office:value-type="float" office:value="0.005027979" calcext:value-type="float">
            <text:p>0,005027979</text:p>
          </table:table-cell>
          <table:table-cell office:value-type="string" calcext:value-type="string">
            <text:p>4.636203e-03</text:p>
          </table:table-cell>
          <table:table-cell table:formula="of:=NUMBERVALUE([.F77];&quot;.&quot;)" office:value-type="float" office:value="0.004636203" calcext:value-type="float">
            <text:p>0,004636203</text:p>
          </table:table-cell>
          <table:table-cell office:value-type="string" calcext:value-type="string">
            <text:p>3.503089e-03</text:p>
          </table:table-cell>
          <table:table-cell table:formula="of:=NUMBERVALUE([.H77];&quot;.&quot;)" office:value-type="float" office:value="0.003503089" calcext:value-type="float">
            <text:p>0,003503089</text:p>
          </table:table-cell>
          <table:table-cell office:value-type="string" calcext:value-type="string">
            <text:p>6.088710e-03</text:p>
          </table:table-cell>
          <table:table-cell table:formula="of:=NUMBERVALUE([.J77];&quot;.&quot;)" office:value-type="float" office:value="0.00608871" calcext:value-type="float">
            <text:p>0,006088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1521%</text:p>
          </table:table-cell>
          <table:table-cell table:formula="of:=NUMBERVALUE([.B78];&quot;.&quot;)" office:value-type="float" office:value="0.0001521" calcext:value-type="float">
            <text:p>0,0001521</text:p>
          </table:table-cell>
          <table:table-cell office:value-type="string" calcext:value-type="string">
            <text:p>0.02174%</text:p>
          </table:table-cell>
          <table:table-cell table:formula="of:=NUMBERVALUE([.D78];&quot;.&quot;)" office:value-type="float" office:value="0.0002174" calcext:value-type="float">
            <text:p>0,0002174</text:p>
          </table:table-cell>
          <table:table-cell office:value-type="string" calcext:value-type="string">
            <text:p>0.02664%</text:p>
          </table:table-cell>
          <table:table-cell table:formula="of:=NUMBERVALUE([.F78];&quot;.&quot;)" office:value-type="float" office:value="0.0002664" calcext:value-type="float">
            <text:p>0,0002664</text:p>
          </table:table-cell>
          <table:table-cell office:value-type="string" calcext:value-type="string">
            <text:p>0.01663%</text:p>
          </table:table-cell>
          <table:table-cell table:formula="of:=NUMBERVALUE([.H78];&quot;.&quot;)" office:value-type="float" office:value="0.0001663" calcext:value-type="float">
            <text:p>0,0001663</text:p>
          </table:table-cell>
          <table:table-cell office:value-type="string" calcext:value-type="string">
            <text:p>0.01625%</text:p>
          </table:table-cell>
          <table:table-cell table:formula="of:=NUMBERVALUE([.J78];&quot;.&quot;)" office:value-type="float" office:value="0.0001625" calcext:value-type="float">
            <text:p>0,00016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1.01208%</text:p>
          </table:table-cell>
          <table:table-cell table:formula="of:=NUMBERVALUE([.B79];&quot;.&quot;)" office:value-type="float" office:value="0.0101208" calcext:value-type="float">
            <text:p>0,0101208</text:p>
          </table:table-cell>
          <table:table-cell office:value-type="string" calcext:value-type="string">
            <text:p>0.19332%</text:p>
          </table:table-cell>
          <table:table-cell table:formula="of:=NUMBERVALUE([.D79];&quot;.&quot;)" office:value-type="float" office:value="0.0019332" calcext:value-type="float">
            <text:p>0,0019332</text:p>
          </table:table-cell>
          <table:table-cell office:value-type="string" calcext:value-type="string">
            <text:p>0.11507%</text:p>
          </table:table-cell>
          <table:table-cell table:formula="of:=NUMBERVALUE([.F79];&quot;.&quot;)" office:value-type="float" office:value="0.0011507" calcext:value-type="float">
            <text:p>0,0011507</text:p>
          </table:table-cell>
          <table:table-cell office:value-type="string" calcext:value-type="string">
            <text:p>1.35084%</text:p>
          </table:table-cell>
          <table:table-cell table:formula="of:=NUMBERVALUE([.H79];&quot;.&quot;)" office:value-type="float" office:value="0.0135084" calcext:value-type="float">
            <text:p>0,0135084</text:p>
          </table:table-cell>
          <table:table-cell office:value-type="string" calcext:value-type="string">
            <text:p>1.39448%</text:p>
          </table:table-cell>
          <table:table-cell table:formula="of:=NUMBERVALUE([.J79];&quot;.&quot;)" office:value-type="float" office:value="0.0139448" calcext:value-type="float">
            <text:p>0,01394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85</text:p>
          </table:table-cell>
          <table:table-cell table:formula="of:=NUMBERVALUE([.B80];&quot;.&quot;)" office:value-type="float" office:value="0.99985" calcext:value-type="float">
            <text:p>0,99985</text:p>
          </table:table-cell>
          <table:table-cell office:value-type="string" calcext:value-type="string">
            <text:p>1.00022</text:p>
          </table:table-cell>
          <table:table-cell table:formula="of:=NUMBERVALUE([.D80];&quot;.&quot;)" office:value-type="float" office:value="1.00022" calcext:value-type="float">
            <text:p>1,00022</text:p>
          </table:table-cell>
          <table:table-cell office:value-type="string" calcext:value-type="string">
            <text:p>1.00027</text:p>
          </table:table-cell>
          <table:table-cell table:formula="of:=NUMBERVALUE([.F80];&quot;.&quot;)" office:value-type="float" office:value="1.00027" calcext:value-type="float">
            <text:p>1,00027</text:p>
          </table:table-cell>
          <table:table-cell office:value-type="string" calcext:value-type="string">
            <text:p>1.00017</text:p>
          </table:table-cell>
          <table:table-cell table:formula="of:=NUMBERVALUE([.H80];&quot;.&quot;)" office:value-type="float" office:value="1.00017" calcext:value-type="float">
            <text:p>1,00017</text:p>
          </table:table-cell>
          <table:table-cell office:value-type="string" calcext:value-type="string">
            <text:p>0.99984</text:p>
          </table:table-cell>
          <table:table-cell table:formula="of:=NUMBERVALUE([.J80];&quot;.&quot;)" office:value-type="float" office:value="0.99984" calcext:value-type="float">
            <text:p>0,999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2153</text:p>
          </table:table-cell>
          <table:table-cell table:formula="of:=NUMBERVALUE([.B81];&quot;.&quot;)" office:value-type="float" office:value="0.0032153" calcext:value-type="float">
            <text:p>0,0032153</text:p>
          </table:table-cell>
          <table:table-cell office:value-type="string" calcext:value-type="string">
            <text:p>0.0031893</text:p>
          </table:table-cell>
          <table:table-cell table:formula="of:=NUMBERVALUE([.D81];&quot;.&quot;)" office:value-type="float" office:value="0.0031893" calcext:value-type="float">
            <text:p>0,0031893</text:p>
          </table:table-cell>
          <table:table-cell office:value-type="string" calcext:value-type="string">
            <text:p>0.0031794</text:p>
          </table:table-cell>
          <table:table-cell table:formula="of:=NUMBERVALUE([.F81];&quot;.&quot;)" office:value-type="float" office:value="0.0031794" calcext:value-type="float">
            <text:p>0,0031794</text:p>
          </table:table-cell>
          <table:table-cell office:value-type="string" calcext:value-type="string">
            <text:p>0.0032261</text:p>
          </table:table-cell>
          <table:table-cell table:formula="of:=NUMBERVALUE([.H81];&quot;.&quot;)" office:value-type="float" office:value="0.0032261" calcext:value-type="float">
            <text:p>0,0032261</text:p>
          </table:table-cell>
          <table:table-cell office:value-type="string" calcext:value-type="string">
            <text:p>0.0032275</text:p>
          </table:table-cell>
          <table:table-cell table:formula="of:=NUMBERVALUE([.J81];&quot;.&quot;)" office:value-type="float" office:value="0.0032275" calcext:value-type="float">
            <text:p>0,0032275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62];[.C69];[.C76])" office:value-type="time" office:time-value="PT00H01M03.666666667S" calcext:value-type="time">
            <text:p>00:01:03</text:p>
          </table:table-cell>
          <table:table-cell table:style-name="Default"/>
          <table:table-cell table:style-name="ce68" table:formula="of:=AVERAGE([.E62];[.E69];[.E76])" office:value-type="time" office:time-value="PT00H00M52.166666667S" calcext:value-type="time">
            <text:p>00:00:52</text:p>
          </table:table-cell>
          <table:table-cell table:style-name="Default"/>
          <table:table-cell table:style-name="ce68" table:formula="of:=AVERAGE([.G62];[.G69];[.G76])" office:value-type="time" office:time-value="PT00H00M43.766666667S" calcext:value-type="time">
            <text:p>00:00:43</text:p>
          </table:table-cell>
          <table:table-cell table:style-name="Default"/>
          <table:table-cell table:style-name="ce68" table:formula="of:=AVERAGE([.I62];[.I69];[.I76])" office:value-type="time" office:time-value="PT00H00M42.066666667S" calcext:value-type="time">
            <text:p>00:00:42</text:p>
          </table:table-cell>
          <table:table-cell table:style-name="Default"/>
          <table:table-cell table:style-name="ce68" table:formula="of:=AVERAGE([.K62];[.K69];[.K76])" office:value-type="time" office:time-value="PT00H00M56.766666667S" calcext:value-type="time">
            <text:p>00:00:56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63];[.C70];[.C77])" office:value-type="float" office:value="0.004067395" calcext:value-type="float">
            <text:p>0,004067395</text:p>
          </table:table-cell>
          <table:table-cell table:style-name="Default"/>
          <table:table-cell table:style-name="ce70" table:formula="of:=AVERAGE([.E63];[.E70];[.E77])" office:value-type="float" office:value="0.005027979" calcext:value-type="float">
            <text:p>0,005027979</text:p>
          </table:table-cell>
          <table:table-cell table:style-name="Default"/>
          <table:table-cell table:style-name="ce70" table:formula="of:=AVERAGE([.G63];[.G70];[.G77])" office:value-type="float" office:value="0.004636203" calcext:value-type="float">
            <text:p>0,004636203</text:p>
          </table:table-cell>
          <table:table-cell table:style-name="Default"/>
          <table:table-cell table:style-name="ce70" table:formula="of:=AVERAGE([.I63];[.I70];[.I77])" office:value-type="float" office:value="0.003503089" calcext:value-type="float">
            <text:p>0,003503089</text:p>
          </table:table-cell>
          <table:table-cell table:style-name="Default"/>
          <table:table-cell table:style-name="ce70" table:formula="of:=AVERAGE([.K63];[.K70];[.K77])" office:value-type="float" office:value="0.00608871" calcext:value-type="float">
            <text:p>0,00608871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64];[.C71];[.C78])" office:value-type="float" office:value="0.0001521" calcext:value-type="float">
            <text:p>0,0001521</text:p>
          </table:table-cell>
          <table:table-cell table:style-name="Default"/>
          <table:table-cell table:style-name="ce70" table:formula="of:=AVERAGE([.E64];[.E71];[.E78])" office:value-type="float" office:value="0.0002174" calcext:value-type="float">
            <text:p>0,0002174</text:p>
          </table:table-cell>
          <table:table-cell table:style-name="Default"/>
          <table:table-cell table:style-name="ce70" table:formula="of:=AVERAGE([.G64];[.G71];[.G78])" office:value-type="float" office:value="0.0002664" calcext:value-type="float">
            <text:p>0,0002664</text:p>
          </table:table-cell>
          <table:table-cell table:style-name="Default"/>
          <table:table-cell table:style-name="ce70" table:formula="of:=AVERAGE([.I64];[.I71];[.I78])" office:value-type="float" office:value="0.0001663" calcext:value-type="float">
            <text:p>0,0001663</text:p>
          </table:table-cell>
          <table:table-cell table:style-name="Default"/>
          <table:table-cell table:style-name="ce70" table:formula="of:=AVERAGE([.K64];[.K71];[.K78])" office:value-type="float" office:value="0.0001625" calcext:value-type="float">
            <text:p>0,0001625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65];[.C72];[.C79])" office:value-type="float" office:value="0.0101208" calcext:value-type="float">
            <text:p>0,0101208</text:p>
          </table:table-cell>
          <table:table-cell table:style-name="Default"/>
          <table:table-cell table:style-name="ce70" table:formula="of:=AVERAGE([.E65];[.E72];[.E79])" office:value-type="float" office:value="0.0019332" calcext:value-type="float">
            <text:p>0,0019332</text:p>
          </table:table-cell>
          <table:table-cell table:style-name="Default"/>
          <table:table-cell table:style-name="ce70" table:formula="of:=AVERAGE([.G65];[.G72];[.G79])" office:value-type="float" office:value="0.0011507" calcext:value-type="float">
            <text:p>0,0011507</text:p>
          </table:table-cell>
          <table:table-cell table:style-name="Default"/>
          <table:table-cell table:style-name="ce70" table:formula="of:=AVERAGE([.I65];[.I72];[.I79])" office:value-type="float" office:value="0.0135084" calcext:value-type="float">
            <text:p>0,0135084</text:p>
          </table:table-cell>
          <table:table-cell table:style-name="Default"/>
          <table:table-cell table:style-name="ce70" table:formula="of:=AVERAGE([.K65];[.K72];[.K79])" office:value-type="float" office:value="0.0139448" calcext:value-type="float">
            <text:p>0,0139448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66];[.C73];[.C80])" office:value-type="float" office:value="0.99985" calcext:value-type="float">
            <text:p>0,99985</text:p>
          </table:table-cell>
          <table:table-cell table:style-name="Default"/>
          <table:table-cell table:style-name="ce70" table:formula="of:=AVERAGE([.E66];[.E73];[.E80])" office:value-type="float" office:value="1.00022" calcext:value-type="float">
            <text:p>1,00022</text:p>
          </table:table-cell>
          <table:table-cell table:style-name="Default"/>
          <table:table-cell table:style-name="ce70" table:formula="of:=AVERAGE([.G66];[.G73];[.G80])" office:value-type="float" office:value="1.00027" calcext:value-type="float">
            <text:p>1,00027</text:p>
          </table:table-cell>
          <table:table-cell table:style-name="Default"/>
          <table:table-cell table:style-name="ce70" table:formula="of:=AVERAGE([.I66];[.I73];[.I80])" office:value-type="float" office:value="1.00017" calcext:value-type="float">
            <text:p>1,00017</text:p>
          </table:table-cell>
          <table:table-cell table:style-name="Default"/>
          <table:table-cell table:style-name="ce70" table:formula="of:=AVERAGE([.K66];[.K73];[.K80])" office:value-type="float" office:value="0.99984" calcext:value-type="float">
            <text:p>0,99984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67];[.C74];[.C81])" office:value-type="float" office:value="0.0032153" calcext:value-type="float">
            <text:p>0,0032153</text:p>
          </table:table-cell>
          <table:table-cell table:style-name="Default"/>
          <table:table-cell table:style-name="ce70" table:formula="of:=AVERAGE([.E67];[.E74];[.E81])" office:value-type="float" office:value="0.0031893" calcext:value-type="float">
            <text:p>0,0031893</text:p>
          </table:table-cell>
          <table:table-cell table:style-name="Default"/>
          <table:table-cell table:style-name="ce70" table:formula="of:=AVERAGE([.G67];[.G74];[.G81])" office:value-type="float" office:value="0.0031794" calcext:value-type="float">
            <text:p>0,0031794</text:p>
          </table:table-cell>
          <table:table-cell table:style-name="Default"/>
          <table:table-cell table:style-name="ce70" table:formula="of:=AVERAGE([.I67];[.I74];[.I81])" office:value-type="float" office:value="0.0032261" calcext:value-type="float">
            <text:p>0,0032261</text:p>
          </table:table-cell>
          <table:table-cell table:style-name="Default"/>
          <table:table-cell table:style-name="ce70" table:formula="of:=AVERAGE([.K67];[.K74];[.K81])" office:value-type="float" office:value="0.0032275" calcext:value-type="float">
            <text:p>0,0032275</text:p>
          </table:table-cell>
          <table:table-cell table:style-name="Default" table:number-columns-repeated="1013"/>
        </table:table-row>
        <table:table-row table:style-name="ro1">
          <table:table-cell table:number-columns-repeated="2"/>
          <table:table-cell table:style-name="Default" table:number-columns-repeated="1022"/>
        </table:table-row>
        <table:table-row table:style-name="ro1">
          <table:table-cell table:style-name="ce1" office:value-type="float" office:value="1600" calcext:value-type="float">
            <text:p>1600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19" office:value-type="float" office:value="17" calcext:value-type="float">
            <text:p>17</text:p>
          </table:table-cell>
          <table:table-cell table:style-name="ce19"/>
          <table:table-cell table:style-name="ce19" office:value-type="float" office:value="18" calcext:value-type="float">
            <text:p>18</text:p>
          </table:table-cell>
          <table:table-cell table:style-name="ce19"/>
          <table:table-cell table:style-name="ce19" office:value-type="float" office:value="19" calcext:value-type="float">
            <text:p>19</text:p>
          </table:table-cell>
          <table:table-cell table:style-name="ce19"/>
          <table:table-cell table:style-name="ce19" office:value-type="float" office:value="20" calcext:value-type="float">
            <text:p>20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1min 0s</text:p>
          </table:table-cell>
          <table:table-cell table:style-name="ce33" table:formula="of:=TIME(0;LEFT([.B91];SEARCH(&quot;min&quot;;[.B91])-1);MID([.B91];SEARCH(&quot;min&quot;;[.B91])+4;(SEARCH(&quot;s&quot;;[.B91])-1)-(SEARCH(&quot;min&quot;;[.B91])+3)))" office:value-type="time" office:time-value="PT00H01M00S" calcext:value-type="time">
            <text:p>00:01:00</text:p>
          </table:table-cell>
          <table:table-cell office:value-type="string" calcext:value-type="string">
            <text:p>28.1</text:p>
          </table:table-cell>
          <table:table-cell table:style-name="ce66" table:formula="of:=TIME(0;0;NUMBERVALUE([.D91];&quot;.&quot;))" office:value-type="time" office:time-value="PT00H00M28.1S" calcext:value-type="time">
            <text:p>00:00:28</text:p>
          </table:table-cell>
          <table:table-cell office:value-type="string" calcext:value-type="string">
            <text:p>46.3</text:p>
          </table:table-cell>
          <table:table-cell table:style-name="ce66" table:formula="of:=TIME(0;0;NUMBERVALUE([.F91];&quot;.&quot;))" office:value-type="time" office:time-value="PT00H00M46.3S" calcext:value-type="time">
            <text:p>00:00:46</text:p>
          </table:table-cell>
          <table:table-cell office:value-type="string" calcext:value-type="string">
            <text:p>41.7</text:p>
          </table:table-cell>
          <table:table-cell table:style-name="ce66" table:formula="of:=TIME(0;0;NUMBERVALUE([.H91];&quot;.&quot;))" office:value-type="time" office:time-value="PT00H00M41.7S" calcext:value-type="time">
            <text:p>00:00:41</text:p>
          </table:table-cell>
          <table:table-cell office:value-type="string" calcext:value-type="string">
            <text:p>57.9</text:p>
          </table:table-cell>
          <table:table-cell table:style-name="ce66" table:formula="of:=TIME(0;0;NUMBERVALUE([.J91];&quot;.&quot;))" office:value-type="time" office:time-value="PT00H00M57.9S" calcext:value-type="time">
            <text:p>00:00: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8.979423e-03</text:p>
          </table:table-cell>
          <table:table-cell table:formula="of:=NUMBERVALUE([.B92];&quot;.&quot;)" office:value-type="float" office:value="0.008979423" calcext:value-type="float">
            <text:p>0,008979423</text:p>
          </table:table-cell>
          <table:table-cell office:value-type="string" calcext:value-type="string">
            <text:p>5.148291e-03</text:p>
          </table:table-cell>
          <table:table-cell table:formula="of:=NUMBERVALUE([.D92];&quot;.&quot;)" office:value-type="float" office:value="0.005148291" calcext:value-type="float">
            <text:p>0,005148291</text:p>
          </table:table-cell>
          <table:table-cell office:value-type="string" calcext:value-type="string">
            <text:p>1.895437e-03</text:p>
          </table:table-cell>
          <table:table-cell table:formula="of:=NUMBERVALUE([.F92];&quot;.&quot;)" office:value-type="float" office:value="0.001895437" calcext:value-type="float">
            <text:p>0,001895437</text:p>
          </table:table-cell>
          <table:table-cell office:value-type="string" calcext:value-type="string">
            <text:p>5.658160e-03</text:p>
          </table:table-cell>
          <table:table-cell table:formula="of:=NUMBERVALUE([.H92];&quot;.&quot;)" office:value-type="float" office:value="0.00565816" calcext:value-type="float">
            <text:p>0,00565816</text:p>
          </table:table-cell>
          <table:table-cell office:value-type="string" calcext:value-type="string">
            <text:p>1.266783e-03</text:p>
          </table:table-cell>
          <table:table-cell table:formula="of:=NUMBERVALUE([.J92];&quot;.&quot;)" office:value-type="float" office:value="0.001266783" calcext:value-type="float">
            <text:p>0,0012667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4520%</text:p>
          </table:table-cell>
          <table:table-cell table:formula="of:=NUMBERVALUE([.B93];&quot;.&quot;)" office:value-type="float" office:value="0.000452" calcext:value-type="float">
            <text:p>0,000452</text:p>
          </table:table-cell>
          <table:table-cell office:value-type="string" calcext:value-type="string">
            <text:p>0.29002%</text:p>
          </table:table-cell>
          <table:table-cell table:formula="of:=NUMBERVALUE([.D93];&quot;.&quot;)" office:value-type="float" office:value="0.0029002" calcext:value-type="float">
            <text:p>0,0029002</text:p>
          </table:table-cell>
          <table:table-cell office:value-type="string" calcext:value-type="string">
            <text:p>0.02398%</text:p>
          </table:table-cell>
          <table:table-cell table:formula="of:=NUMBERVALUE([.F93];&quot;.&quot;)" office:value-type="float" office:value="0.0002398" calcext:value-type="float">
            <text:p>0,0002398</text:p>
          </table:table-cell>
          <table:table-cell office:value-type="string" calcext:value-type="string">
            <text:p>0.00926%</text:p>
          </table:table-cell>
          <table:table-cell table:formula="of:=NUMBERVALUE([.H93];&quot;.&quot;)" office:value-type="float" office:value="0.0000926" calcext:value-type="float">
            <text:p>0,0000926</text:p>
          </table:table-cell>
          <table:table-cell office:value-type="string" calcext:value-type="string">
            <text:p>0.04253%</text:p>
          </table:table-cell>
          <table:table-cell table:formula="of:=NUMBERVALUE([.J93];&quot;.&quot;)" office:value-type="float" office:value="0.0004253" calcext:value-type="float">
            <text:p>0,00042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0.23313%</text:p>
          </table:table-cell>
          <table:table-cell table:formula="of:=NUMBERVALUE([.B94];&quot;.&quot;)" office:value-type="float" office:value="0.0023313" calcext:value-type="float">
            <text:p>0,0023313</text:p>
          </table:table-cell>
          <table:table-cell office:value-type="string" calcext:value-type="string">
            <text:p>1.41957%</text:p>
          </table:table-cell>
          <table:table-cell table:formula="of:=NUMBERVALUE([.D94];&quot;.&quot;)" office:value-type="float" office:value="0.0141957" calcext:value-type="float">
            <text:p>0,0141957</text:p>
          </table:table-cell>
          <table:table-cell office:value-type="string" calcext:value-type="string">
            <text:p>0.51648%</text:p>
          </table:table-cell>
          <table:table-cell table:formula="of:=NUMBERVALUE([.F94];&quot;.&quot;)" office:value-type="float" office:value="0.0051648" calcext:value-type="float">
            <text:p>0,0051648</text:p>
          </table:table-cell>
          <table:table-cell office:value-type="string" calcext:value-type="string">
            <text:p>0.36350%</text:p>
          </table:table-cell>
          <table:table-cell table:formula="of:=NUMBERVALUE([.H94];&quot;.&quot;)" office:value-type="float" office:value="0.003635" calcext:value-type="float">
            <text:p>0,003635</text:p>
          </table:table-cell>
          <table:table-cell office:value-type="string" calcext:value-type="string">
            <text:p>0.52309%</text:p>
          </table:table-cell>
          <table:table-cell table:formula="of:=NUMBERVALUE([.J94];&quot;.&quot;)" office:value-type="float" office:value="0.0052309" calcext:value-type="float">
            <text:p>0,00523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55</text:p>
          </table:table-cell>
          <table:table-cell table:formula="of:=NUMBERVALUE([.B95];&quot;.&quot;)" office:value-type="float" office:value="0.99955" calcext:value-type="float">
            <text:p>0,99955</text:p>
          </table:table-cell>
          <table:table-cell office:value-type="string" calcext:value-type="string">
            <text:p>0.99710</text:p>
          </table:table-cell>
          <table:table-cell table:formula="of:=NUMBERVALUE([.D95];&quot;.&quot;)" office:value-type="float" office:value="0.9971" calcext:value-type="float">
            <text:p>0,9971</text:p>
          </table:table-cell>
          <table:table-cell office:value-type="string" calcext:value-type="string">
            <text:p>0.99976</text:p>
          </table:table-cell>
          <table:table-cell table:formula="of:=NUMBERVALUE([.F95];&quot;.&quot;)" office:value-type="float" office:value="0.99976" calcext:value-type="float">
            <text:p>0,99976</text:p>
          </table:table-cell>
          <table:table-cell office:value-type="string" calcext:value-type="string">
            <text:p>0.99991</text:p>
          </table:table-cell>
          <table:table-cell table:formula="of:=NUMBERVALUE([.H95];&quot;.&quot;)" office:value-type="float" office:value="0.99991" calcext:value-type="float">
            <text:p>0,99991</text:p>
          </table:table-cell>
          <table:table-cell office:value-type="string" calcext:value-type="string">
            <text:p>0.99957</text:p>
          </table:table-cell>
          <table:table-cell table:formula="of:=NUMBERVALUE([.J95];&quot;.&quot;)" office:value-type="float" office:value="0.99957" calcext:value-type="float">
            <text:p>0,999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1905</text:p>
          </table:table-cell>
          <table:table-cell table:formula="of:=NUMBERVALUE([.B96];&quot;.&quot;)" office:value-type="float" office:value="0.0031905" calcext:value-type="float">
            <text:p>0,0031905</text:p>
          </table:table-cell>
          <table:table-cell office:value-type="string" calcext:value-type="string">
            <text:p>0.0032283</text:p>
          </table:table-cell>
          <table:table-cell table:formula="of:=NUMBERVALUE([.D96];&quot;.&quot;)" office:value-type="float" office:value="0.0032283" calcext:value-type="float">
            <text:p>0,0032283</text:p>
          </table:table-cell>
          <table:table-cell office:value-type="string" calcext:value-type="string">
            <text:p>0.0031667</text:p>
          </table:table-cell>
          <table:table-cell table:formula="of:=NUMBERVALUE([.F96];&quot;.&quot;)" office:value-type="float" office:value="0.0031667" calcext:value-type="float">
            <text:p>0,0031667</text:p>
          </table:table-cell>
          <table:table-cell office:value-type="string" calcext:value-type="string">
            <text:p>0.0031947</text:p>
          </table:table-cell>
          <table:table-cell table:formula="of:=NUMBERVALUE([.H96];&quot;.&quot;)" office:value-type="float" office:value="0.0031947" calcext:value-type="float">
            <text:p>0,0031947</text:p>
          </table:table-cell>
          <table:table-cell office:value-type="string" calcext:value-type="string">
            <text:p>0.0031664</text:p>
          </table:table-cell>
          <table:table-cell table:formula="of:=NUMBERVALUE([.J96];&quot;.&quot;)" office:value-type="float" office:value="0.0031664" calcext:value-type="float">
            <text:p>0,0031664</text:p>
          </table:table-cell>
          <table:table-cell table:number-columns-repeated="1013"/>
        </table:table-row>
        <table:table-row table:style-name="ro1">
          <table:table-cell table:style-name="ce61" office:value-type="string" calcext:value-type="string">
            <text:p>b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style-name="Default" table:number-columns-repeated="1013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58.6</text:p>
          </table:table-cell>
          <table:table-cell table:style-name="ce66" table:formula="of:=TIME(0;0;NUMBERVALUE([.B98];&quot;.&quot;))" office:value-type="time" office:time-value="PT00H00M58.6S" calcext:value-type="time">
            <text:p>00:00:58</text:p>
          </table:table-cell>
          <table:table-cell office:value-type="string" calcext:value-type="string">
            <text:p>25.1</text:p>
          </table:table-cell>
          <table:table-cell table:style-name="ce66" table:formula="of:=TIME(0;0;NUMBERVALUE([.D98];&quot;.&quot;))" office:value-type="time" office:time-value="PT00H00M25.1S" calcext:value-type="time">
            <text:p>00:00:25</text:p>
          </table:table-cell>
          <table:table-cell office:value-type="string" calcext:value-type="string">
            <text:p>44.7</text:p>
          </table:table-cell>
          <table:table-cell table:style-name="ce66" table:formula="of:=TIME(0;0;NUMBERVALUE([.F98];&quot;.&quot;))" office:value-type="time" office:time-value="PT00H00M44.7S" calcext:value-type="time">
            <text:p>00:00:44</text:p>
          </table:table-cell>
          <table:table-cell office:value-type="string" calcext:value-type="string">
            <text:p>40.8</text:p>
          </table:table-cell>
          <table:table-cell table:style-name="ce66" table:formula="of:=TIME(0;0;NUMBERVALUE([.H98];&quot;.&quot;))" office:value-type="time" office:time-value="PT00H00M40.8S" calcext:value-type="time">
            <text:p>00:00:40</text:p>
          </table:table-cell>
          <table:table-cell office:value-type="string" calcext:value-type="string">
            <text:p>56.5</text:p>
          </table:table-cell>
          <table:table-cell table:style-name="ce66" table:formula="of:=TIME(0;0;NUMBERVALUE([.J98];&quot;.&quot;))" office:value-type="time" office:time-value="PT00H00M56.5S" calcext:value-type="time">
            <text:p>00:00: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8.979423e-03</text:p>
          </table:table-cell>
          <table:table-cell table:formula="of:=NUMBERVALUE([.B99];&quot;.&quot;)" office:value-type="float" office:value="0.008979423" calcext:value-type="float">
            <text:p>0,008979423</text:p>
          </table:table-cell>
          <table:table-cell office:value-type="string" calcext:value-type="string">
            <text:p>5.148291e-03</text:p>
          </table:table-cell>
          <table:table-cell table:formula="of:=NUMBERVALUE([.D99];&quot;.&quot;)" office:value-type="float" office:value="0.005148291" calcext:value-type="float">
            <text:p>0,005148291</text:p>
          </table:table-cell>
          <table:table-cell office:value-type="string" calcext:value-type="string">
            <text:p>1.895437e-03</text:p>
          </table:table-cell>
          <table:table-cell table:formula="of:=NUMBERVALUE([.F99];&quot;.&quot;)" office:value-type="float" office:value="0.001895437" calcext:value-type="float">
            <text:p>0,001895437</text:p>
          </table:table-cell>
          <table:table-cell office:value-type="string" calcext:value-type="string">
            <text:p>5.658160e-03</text:p>
          </table:table-cell>
          <table:table-cell table:formula="of:=NUMBERVALUE([.H99];&quot;.&quot;)" office:value-type="float" office:value="0.00565816" calcext:value-type="float">
            <text:p>0,00565816</text:p>
          </table:table-cell>
          <table:table-cell office:value-type="string" calcext:value-type="string">
            <text:p>1.266783e-03</text:p>
          </table:table-cell>
          <table:table-cell table:formula="of:=NUMBERVALUE([.J99];&quot;.&quot;)" office:value-type="float" office:value="0.001266783" calcext:value-type="float">
            <text:p>0,0012667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4520%</text:p>
          </table:table-cell>
          <table:table-cell table:formula="of:=NUMBERVALUE([.B100];&quot;.&quot;)" office:value-type="float" office:value="0.000452" calcext:value-type="float">
            <text:p>0,000452</text:p>
          </table:table-cell>
          <table:table-cell office:value-type="string" calcext:value-type="string">
            <text:p>0.29002%</text:p>
          </table:table-cell>
          <table:table-cell table:formula="of:=NUMBERVALUE([.D100];&quot;.&quot;)" office:value-type="float" office:value="0.0029002" calcext:value-type="float">
            <text:p>0,0029002</text:p>
          </table:table-cell>
          <table:table-cell office:value-type="string" calcext:value-type="string">
            <text:p>0.02398%</text:p>
          </table:table-cell>
          <table:table-cell table:formula="of:=NUMBERVALUE([.F100];&quot;.&quot;)" office:value-type="float" office:value="0.0002398" calcext:value-type="float">
            <text:p>0,0002398</text:p>
          </table:table-cell>
          <table:table-cell office:value-type="string" calcext:value-type="string">
            <text:p>0.00926%</text:p>
          </table:table-cell>
          <table:table-cell table:formula="of:=NUMBERVALUE([.H100];&quot;.&quot;)" office:value-type="float" office:value="0.0000926" calcext:value-type="float">
            <text:p>0,0000926</text:p>
          </table:table-cell>
          <table:table-cell office:value-type="string" calcext:value-type="string">
            <text:p>0.04253%</text:p>
          </table:table-cell>
          <table:table-cell table:formula="of:=NUMBERVALUE([.J100];&quot;.&quot;)" office:value-type="float" office:value="0.0004253" calcext:value-type="float">
            <text:p>0,00042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0.23313%</text:p>
          </table:table-cell>
          <table:table-cell table:formula="of:=NUMBERVALUE([.B101];&quot;.&quot;)" office:value-type="float" office:value="0.0023313" calcext:value-type="float">
            <text:p>0,0023313</text:p>
          </table:table-cell>
          <table:table-cell office:value-type="string" calcext:value-type="string">
            <text:p>1.41957%</text:p>
          </table:table-cell>
          <table:table-cell table:formula="of:=NUMBERVALUE([.D101];&quot;.&quot;)" office:value-type="float" office:value="0.0141957" calcext:value-type="float">
            <text:p>0,0141957</text:p>
          </table:table-cell>
          <table:table-cell office:value-type="string" calcext:value-type="string">
            <text:p>0.51648%</text:p>
          </table:table-cell>
          <table:table-cell table:formula="of:=NUMBERVALUE([.F101];&quot;.&quot;)" office:value-type="float" office:value="0.0051648" calcext:value-type="float">
            <text:p>0,0051648</text:p>
          </table:table-cell>
          <table:table-cell office:value-type="string" calcext:value-type="string">
            <text:p>0.36350%</text:p>
          </table:table-cell>
          <table:table-cell table:formula="of:=NUMBERVALUE([.H101];&quot;.&quot;)" office:value-type="float" office:value="0.003635" calcext:value-type="float">
            <text:p>0,003635</text:p>
          </table:table-cell>
          <table:table-cell office:value-type="string" calcext:value-type="string">
            <text:p>0.52309%</text:p>
          </table:table-cell>
          <table:table-cell table:formula="of:=NUMBERVALUE([.J101];&quot;.&quot;)" office:value-type="float" office:value="0.0052309" calcext:value-type="float">
            <text:p>0,00523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55</text:p>
          </table:table-cell>
          <table:table-cell table:formula="of:=NUMBERVALUE([.B102];&quot;.&quot;)" office:value-type="float" office:value="0.99955" calcext:value-type="float">
            <text:p>0,99955</text:p>
          </table:table-cell>
          <table:table-cell office:value-type="string" calcext:value-type="string">
            <text:p>0.99710</text:p>
          </table:table-cell>
          <table:table-cell table:formula="of:=NUMBERVALUE([.D102];&quot;.&quot;)" office:value-type="float" office:value="0.9971" calcext:value-type="float">
            <text:p>0,9971</text:p>
          </table:table-cell>
          <table:table-cell office:value-type="string" calcext:value-type="string">
            <text:p>0.99976</text:p>
          </table:table-cell>
          <table:table-cell table:formula="of:=NUMBERVALUE([.F102];&quot;.&quot;)" office:value-type="float" office:value="0.99976" calcext:value-type="float">
            <text:p>0,99976</text:p>
          </table:table-cell>
          <table:table-cell office:value-type="string" calcext:value-type="string">
            <text:p>0.99991</text:p>
          </table:table-cell>
          <table:table-cell table:formula="of:=NUMBERVALUE([.H102];&quot;.&quot;)" office:value-type="float" office:value="0.99991" calcext:value-type="float">
            <text:p>0,99991</text:p>
          </table:table-cell>
          <table:table-cell office:value-type="string" calcext:value-type="string">
            <text:p>0.99957</text:p>
          </table:table-cell>
          <table:table-cell table:formula="of:=NUMBERVALUE([.J102];&quot;.&quot;)" office:value-type="float" office:value="0.99957" calcext:value-type="float">
            <text:p>0,999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1905</text:p>
          </table:table-cell>
          <table:table-cell table:formula="of:=NUMBERVALUE([.B103];&quot;.&quot;)" office:value-type="float" office:value="0.0031905" calcext:value-type="float">
            <text:p>0,0031905</text:p>
          </table:table-cell>
          <table:table-cell office:value-type="string" calcext:value-type="string">
            <text:p>0.0032283</text:p>
          </table:table-cell>
          <table:table-cell table:formula="of:=NUMBERVALUE([.D103];&quot;.&quot;)" office:value-type="float" office:value="0.0032283" calcext:value-type="float">
            <text:p>0,0032283</text:p>
          </table:table-cell>
          <table:table-cell office:value-type="string" calcext:value-type="string">
            <text:p>0.0031667</text:p>
          </table:table-cell>
          <table:table-cell table:formula="of:=NUMBERVALUE([.F103];&quot;.&quot;)" office:value-type="float" office:value="0.0031667" calcext:value-type="float">
            <text:p>0,0031667</text:p>
          </table:table-cell>
          <table:table-cell office:value-type="string" calcext:value-type="string">
            <text:p>0.0031947</text:p>
          </table:table-cell>
          <table:table-cell table:formula="of:=NUMBERVALUE([.H103];&quot;.&quot;)" office:value-type="float" office:value="0.0031947" calcext:value-type="float">
            <text:p>0,0031947</text:p>
          </table:table-cell>
          <table:table-cell office:value-type="string" calcext:value-type="string">
            <text:p>0.0031664</text:p>
          </table:table-cell>
          <table:table-cell table:formula="of:=NUMBERVALUE([.J103];&quot;.&quot;)" office:value-type="float" office:value="0.0031664" calcext:value-type="float">
            <text:p>0,0031664</text:p>
          </table:table-cell>
          <table:table-cell table:number-columns-repeated="1013"/>
        </table:table-row>
        <table:table-row table:style-name="ro1">
          <table:table-cell table:style-name="ce61" office:value-type="string" calcext:value-type="string">
            <text:p>c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style-name="Default" table:number-columns-repeated="1013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1min 1s</text:p>
          </table:table-cell>
          <table:table-cell table:style-name="ce33" table:formula="of:=TIME(0;LEFT([.B105];SEARCH(&quot;min&quot;;[.B105])-1);MID([.B105];SEARCH(&quot;min&quot;;[.B105])+4;(SEARCH(&quot;s&quot;;[.B105])-1)-(SEARCH(&quot;min&quot;;[.B105])+3)))" office:value-type="time" office:time-value="PT00H01M01S" calcext:value-type="time">
            <text:p>00:01:01</text:p>
          </table:table-cell>
          <table:table-cell office:value-type="string" calcext:value-type="string">
            <text:p>29.2</text:p>
          </table:table-cell>
          <table:table-cell table:style-name="ce66" table:formula="of:=TIME(0;0;NUMBERVALUE([.D105];&quot;.&quot;))" office:value-type="time" office:time-value="PT00H00M29.2S" calcext:value-type="time">
            <text:p>00:00:29</text:p>
          </table:table-cell>
          <table:table-cell office:value-type="string" calcext:value-type="string">
            <text:p>44.9</text:p>
          </table:table-cell>
          <table:table-cell table:style-name="ce66" table:formula="of:=TIME(0;0;NUMBERVALUE([.F105];&quot;.&quot;))" office:value-type="time" office:time-value="PT00H00M44.9S" calcext:value-type="time">
            <text:p>00:00:44</text:p>
          </table:table-cell>
          <table:table-cell office:value-type="float" office:value="57" calcext:value-type="float">
            <text:p>57</text:p>
          </table:table-cell>
          <table:table-cell table:style-name="ce66" table:formula="of:=TIME(0;0;NUMBERVALUE([.H105];&quot;.&quot;))" office:value-type="time" office:time-value="PT00H00M57S" calcext:value-type="time">
            <text:p>00:00:57</text:p>
          </table:table-cell>
          <table:table-cell office:value-type="string" calcext:value-type="string">
            <text:p>54.9</text:p>
          </table:table-cell>
          <table:table-cell table:style-name="ce66" table:formula="of:=TIME(0;0;NUMBERVALUE([.J105];&quot;.&quot;))" office:value-type="time" office:time-value="PT00H00M54.9S" calcext:value-type="time">
            <text:p>00:00: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8.979423e-03</text:p>
          </table:table-cell>
          <table:table-cell table:formula="of:=NUMBERVALUE([.B106];&quot;.&quot;)" office:value-type="float" office:value="0.008979423" calcext:value-type="float">
            <text:p>0,008979423</text:p>
          </table:table-cell>
          <table:table-cell office:value-type="string" calcext:value-type="string">
            <text:p>5.148291e-03</text:p>
          </table:table-cell>
          <table:table-cell table:formula="of:=NUMBERVALUE([.D106];&quot;.&quot;)" office:value-type="float" office:value="0.005148291" calcext:value-type="float">
            <text:p>0,005148291</text:p>
          </table:table-cell>
          <table:table-cell office:value-type="string" calcext:value-type="string">
            <text:p>1.895437e-03</text:p>
          </table:table-cell>
          <table:table-cell table:formula="of:=NUMBERVALUE([.F106];&quot;.&quot;)" office:value-type="float" office:value="0.001895437" calcext:value-type="float">
            <text:p>0,001895437</text:p>
          </table:table-cell>
          <table:table-cell office:value-type="string" calcext:value-type="string">
            <text:p>2.523618e-03</text:p>
          </table:table-cell>
          <table:table-cell table:formula="of:=NUMBERVALUE([.H106];&quot;.&quot;)" office:value-type="float" office:value="0.002523618" calcext:value-type="float">
            <text:p>0,002523618</text:p>
          </table:table-cell>
          <table:table-cell office:value-type="string" calcext:value-type="string">
            <text:p>1.266783e-03</text:p>
          </table:table-cell>
          <table:table-cell table:formula="of:=NUMBERVALUE([.J106];&quot;.&quot;)" office:value-type="float" office:value="0.001266783" calcext:value-type="float">
            <text:p>0,0012667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4520%</text:p>
          </table:table-cell>
          <table:table-cell table:formula="of:=NUMBERVALUE([.B107];&quot;.&quot;)" office:value-type="float" office:value="0.000452" calcext:value-type="float">
            <text:p>0,000452</text:p>
          </table:table-cell>
          <table:table-cell office:value-type="string" calcext:value-type="string">
            <text:p>0.29002%</text:p>
          </table:table-cell>
          <table:table-cell table:formula="of:=NUMBERVALUE([.D107];&quot;.&quot;)" office:value-type="float" office:value="0.0029002" calcext:value-type="float">
            <text:p>0,0029002</text:p>
          </table:table-cell>
          <table:table-cell office:value-type="string" calcext:value-type="string">
            <text:p>0.02398%</text:p>
          </table:table-cell>
          <table:table-cell table:formula="of:=NUMBERVALUE([.F107];&quot;.&quot;)" office:value-type="float" office:value="0.0002398" calcext:value-type="float">
            <text:p>0,0002398</text:p>
          </table:table-cell>
          <table:table-cell office:value-type="string" calcext:value-type="string">
            <text:p>0.00066%</text:p>
          </table:table-cell>
          <table:table-cell table:formula="of:=NUMBERVALUE([.H107];&quot;.&quot;)" office:value-type="float" office:value="0.0000066" calcext:value-type="float">
            <text:p>0,0000066</text:p>
          </table:table-cell>
          <table:table-cell office:value-type="string" calcext:value-type="string">
            <text:p>0.04253%</text:p>
          </table:table-cell>
          <table:table-cell table:formula="of:=NUMBERVALUE([.J107];&quot;.&quot;)" office:value-type="float" office:value="0.0004253" calcext:value-type="float">
            <text:p>0,00042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0.23313%</text:p>
          </table:table-cell>
          <table:table-cell table:formula="of:=NUMBERVALUE([.B108];&quot;.&quot;)" office:value-type="float" office:value="0.0023313" calcext:value-type="float">
            <text:p>0,0023313</text:p>
          </table:table-cell>
          <table:table-cell office:value-type="string" calcext:value-type="string">
            <text:p>1.41957%</text:p>
          </table:table-cell>
          <table:table-cell table:formula="of:=NUMBERVALUE([.D108];&quot;.&quot;)" office:value-type="float" office:value="0.0141957" calcext:value-type="float">
            <text:p>0,0141957</text:p>
          </table:table-cell>
          <table:table-cell office:value-type="string" calcext:value-type="string">
            <text:p>0.51648%</text:p>
          </table:table-cell>
          <table:table-cell table:formula="of:=NUMBERVALUE([.F108];&quot;.&quot;)" office:value-type="float" office:value="0.0051648" calcext:value-type="float">
            <text:p>0,0051648</text:p>
          </table:table-cell>
          <table:table-cell office:value-type="string" calcext:value-type="string">
            <text:p>0.34928%</text:p>
          </table:table-cell>
          <table:table-cell table:formula="of:=NUMBERVALUE([.H108];&quot;.&quot;)" office:value-type="float" office:value="0.0034928" calcext:value-type="float">
            <text:p>0,0034928</text:p>
          </table:table-cell>
          <table:table-cell office:value-type="string" calcext:value-type="string">
            <text:p>0.52309%</text:p>
          </table:table-cell>
          <table:table-cell table:formula="of:=NUMBERVALUE([.J108];&quot;.&quot;)" office:value-type="float" office:value="0.0052309" calcext:value-type="float">
            <text:p>0,00523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55</text:p>
          </table:table-cell>
          <table:table-cell table:formula="of:=NUMBERVALUE([.B109];&quot;.&quot;)" office:value-type="float" office:value="0.99955" calcext:value-type="float">
            <text:p>0,99955</text:p>
          </table:table-cell>
          <table:table-cell office:value-type="string" calcext:value-type="string">
            <text:p>0.99710</text:p>
          </table:table-cell>
          <table:table-cell table:formula="of:=NUMBERVALUE([.D109];&quot;.&quot;)" office:value-type="float" office:value="0.9971" calcext:value-type="float">
            <text:p>0,9971</text:p>
          </table:table-cell>
          <table:table-cell office:value-type="string" calcext:value-type="string">
            <text:p>0.99976</text:p>
          </table:table-cell>
          <table:table-cell table:formula="of:=NUMBERVALUE([.F109];&quot;.&quot;)" office:value-type="float" office:value="0.99976" calcext:value-type="float">
            <text:p>0,99976</text:p>
          </table:table-cell>
          <table:table-cell office:value-type="string" calcext:value-type="string">
            <text:p>1.00001</text:p>
          </table:table-cell>
          <table:table-cell table:formula="of:=NUMBERVALUE([.H109];&quot;.&quot;)" office:value-type="float" office:value="1.00001" calcext:value-type="float">
            <text:p>1,00001</text:p>
          </table:table-cell>
          <table:table-cell office:value-type="string" calcext:value-type="string">
            <text:p>0.99957</text:p>
          </table:table-cell>
          <table:table-cell table:formula="of:=NUMBERVALUE([.J109];&quot;.&quot;)" office:value-type="float" office:value="0.99957" calcext:value-type="float">
            <text:p>0,999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1905</text:p>
          </table:table-cell>
          <table:table-cell table:formula="of:=NUMBERVALUE([.B110];&quot;.&quot;)" office:value-type="float" office:value="0.0031905" calcext:value-type="float">
            <text:p>0,0031905</text:p>
          </table:table-cell>
          <table:table-cell office:value-type="string" calcext:value-type="string">
            <text:p>0.0032283</text:p>
          </table:table-cell>
          <table:table-cell table:formula="of:=NUMBERVALUE([.D110];&quot;.&quot;)" office:value-type="float" office:value="0.0032283" calcext:value-type="float">
            <text:p>0,0032283</text:p>
          </table:table-cell>
          <table:table-cell office:value-type="string" calcext:value-type="string">
            <text:p>0.0031667</text:p>
          </table:table-cell>
          <table:table-cell table:formula="of:=NUMBERVALUE([.F110];&quot;.&quot;)" office:value-type="float" office:value="0.0031667" calcext:value-type="float">
            <text:p>0,0031667</text:p>
          </table:table-cell>
          <table:table-cell office:value-type="string" calcext:value-type="string">
            <text:p>0.0031720</text:p>
          </table:table-cell>
          <table:table-cell table:formula="of:=NUMBERVALUE([.H110];&quot;.&quot;)" office:value-type="float" office:value="0.003172" calcext:value-type="float">
            <text:p>0,003172</text:p>
          </table:table-cell>
          <table:table-cell office:value-type="string" calcext:value-type="string">
            <text:p>0.0031664</text:p>
          </table:table-cell>
          <table:table-cell table:formula="of:=NUMBERVALUE([.J110];&quot;.&quot;)" office:value-type="float" office:value="0.0031664" calcext:value-type="float">
            <text:p>0,0031664</text:p>
          </table:table-cell>
          <table:table-cell table:number-columns-repeated="1013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91];[.C98];[.C105])" office:value-type="time" office:time-value="PT00H00M59.866666667S" calcext:value-type="time">
            <text:p>00:00:59</text:p>
          </table:table-cell>
          <table:table-cell table:style-name="Default"/>
          <table:table-cell table:style-name="ce68" table:formula="of:=AVERAGE([.E91];[.E98];[.E105])" office:value-type="time" office:time-value="PT00H00M27.466666667S" calcext:value-type="time">
            <text:p>00:00:27</text:p>
          </table:table-cell>
          <table:table-cell table:style-name="Default"/>
          <table:table-cell table:style-name="ce68" table:formula="of:=AVERAGE([.G91];[.G98];[.G105])" office:value-type="time" office:time-value="PT00H00M45.3S" calcext:value-type="time">
            <text:p>00:00:45</text:p>
          </table:table-cell>
          <table:table-cell table:style-name="Default"/>
          <table:table-cell table:style-name="ce68" table:formula="of:=AVERAGE([.I91];[.I98];[.I105])" office:value-type="time" office:time-value="PT00H00M46.5S" calcext:value-type="time">
            <text:p>00:00:46</text:p>
          </table:table-cell>
          <table:table-cell table:style-name="Default"/>
          <table:table-cell table:style-name="ce68" table:formula="of:=AVERAGE([.K91];[.K98];[.K105])" office:value-type="time" office:time-value="PT00H00M56.433333333S" calcext:value-type="time">
            <text:p>00:00:56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92];[.C99];[.C106])" office:value-type="float" office:value="0.008979423" calcext:value-type="float">
            <text:p>0,008979423</text:p>
          </table:table-cell>
          <table:table-cell table:style-name="Default"/>
          <table:table-cell table:style-name="ce70" table:formula="of:=AVERAGE([.E92];[.E99];[.E106])" office:value-type="float" office:value="0.005148291" calcext:value-type="float">
            <text:p>0,005148291</text:p>
          </table:table-cell>
          <table:table-cell table:style-name="Default"/>
          <table:table-cell table:style-name="ce70" table:formula="of:=AVERAGE([.G92];[.G99];[.G106])" office:value-type="float" office:value="0.001895437" calcext:value-type="float">
            <text:p>0,001895437</text:p>
          </table:table-cell>
          <table:table-cell table:style-name="Default"/>
          <table:table-cell table:style-name="ce70" table:formula="of:=AVERAGE([.I92];[.I99];[.I106])" office:value-type="float" office:value="0.00461331266666667" calcext:value-type="float">
            <text:p>0,00461331266666667</text:p>
          </table:table-cell>
          <table:table-cell table:style-name="Default"/>
          <table:table-cell table:style-name="ce70" table:formula="of:=AVERAGE([.K92];[.K99];[.K106])" office:value-type="float" office:value="0.001266783" calcext:value-type="float">
            <text:p>0,001266783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93];[.C100];[.C107])" office:value-type="float" office:value="0.000452" calcext:value-type="float">
            <text:p>0,000452</text:p>
          </table:table-cell>
          <table:table-cell table:style-name="Default"/>
          <table:table-cell table:style-name="ce70" table:formula="of:=AVERAGE([.E93];[.E100];[.E107])" office:value-type="float" office:value="0.0029002" calcext:value-type="float">
            <text:p>0,0029002</text:p>
          </table:table-cell>
          <table:table-cell table:style-name="Default"/>
          <table:table-cell table:style-name="ce70" table:formula="of:=AVERAGE([.G93];[.G100];[.G107])" office:value-type="float" office:value="0.0002398" calcext:value-type="float">
            <text:p>0,0002398</text:p>
          </table:table-cell>
          <table:table-cell table:style-name="Default"/>
          <table:table-cell table:style-name="ce70" table:formula="of:=AVERAGE([.I93];[.I100];[.I107])" office:value-type="float" office:value="0.0000639333333333333" calcext:value-type="float">
            <text:p>6,39333333333333E-05</text:p>
          </table:table-cell>
          <table:table-cell table:style-name="Default"/>
          <table:table-cell table:style-name="ce70" table:formula="of:=AVERAGE([.K93];[.K100];[.K107])" office:value-type="float" office:value="0.0004253" calcext:value-type="float">
            <text:p>0,0004253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94];[.C101];[.C108])" office:value-type="float" office:value="0.0023313" calcext:value-type="float">
            <text:p>0,0023313</text:p>
          </table:table-cell>
          <table:table-cell table:style-name="Default"/>
          <table:table-cell table:style-name="ce70" table:formula="of:=AVERAGE([.E94];[.E101];[.E108])" office:value-type="float" office:value="0.0141957" calcext:value-type="float">
            <text:p>0,0141957</text:p>
          </table:table-cell>
          <table:table-cell table:style-name="Default"/>
          <table:table-cell table:style-name="ce70" table:formula="of:=AVERAGE([.G94];[.G101];[.G108])" office:value-type="float" office:value="0.0051648" calcext:value-type="float">
            <text:p>0,0051648</text:p>
          </table:table-cell>
          <table:table-cell table:style-name="Default"/>
          <table:table-cell table:style-name="ce70" table:formula="of:=AVERAGE([.I94];[.I101];[.I108])" office:value-type="float" office:value="0.0035876" calcext:value-type="float">
            <text:p>0,0035876</text:p>
          </table:table-cell>
          <table:table-cell table:style-name="Default"/>
          <table:table-cell table:style-name="ce70" table:formula="of:=AVERAGE([.K94];[.K101];[.K108])" office:value-type="float" office:value="0.0052309" calcext:value-type="float">
            <text:p>0,0052309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95];[.C102];[.C109])" office:value-type="float" office:value="0.99955" calcext:value-type="float">
            <text:p>0,99955</text:p>
          </table:table-cell>
          <table:table-cell table:style-name="Default"/>
          <table:table-cell table:style-name="ce70" table:formula="of:=AVERAGE([.E95];[.E102];[.E109])" office:value-type="float" office:value="0.9971" calcext:value-type="float">
            <text:p>0,9971</text:p>
          </table:table-cell>
          <table:table-cell table:style-name="Default"/>
          <table:table-cell table:style-name="ce70" table:formula="of:=AVERAGE([.G95];[.G102];[.G109])" office:value-type="float" office:value="0.99976" calcext:value-type="float">
            <text:p>0,99976</text:p>
          </table:table-cell>
          <table:table-cell table:style-name="Default"/>
          <table:table-cell table:style-name="ce70" table:formula="of:=AVERAGE([.I95];[.I102];[.I109])" office:value-type="float" office:value="0.999943333333333" calcext:value-type="float">
            <text:p>0,999943333333333</text:p>
          </table:table-cell>
          <table:table-cell table:style-name="Default"/>
          <table:table-cell table:style-name="ce70" table:formula="of:=AVERAGE([.K95];[.K102];[.K109])" office:value-type="float" office:value="0.99957" calcext:value-type="float">
            <text:p>0,99957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96];[.C103];[.C110])" office:value-type="float" office:value="0.0031905" calcext:value-type="float">
            <text:p>0,0031905</text:p>
          </table:table-cell>
          <table:table-cell table:style-name="Default"/>
          <table:table-cell table:style-name="ce70" table:formula="of:=AVERAGE([.E96];[.E103];[.E110])" office:value-type="float" office:value="0.0032283" calcext:value-type="float">
            <text:p>0,0032283</text:p>
          </table:table-cell>
          <table:table-cell table:style-name="Default"/>
          <table:table-cell table:style-name="ce70" table:formula="of:=AVERAGE([.G96];[.G103];[.G110])" office:value-type="float" office:value="0.0031667" calcext:value-type="float">
            <text:p>0,0031667</text:p>
          </table:table-cell>
          <table:table-cell table:style-name="Default"/>
          <table:table-cell table:style-name="ce70" table:formula="of:=AVERAGE([.I96];[.I103];[.I110])" office:value-type="float" office:value="0.00318713333333333" calcext:value-type="float">
            <text:p>0,00318713333333333</text:p>
          </table:table-cell>
          <table:table-cell table:style-name="Default"/>
          <table:table-cell table:style-name="ce70" table:formula="of:=AVERAGE([.K96];[.K103];[.K110])" office:value-type="float" office:value="0.0031664" calcext:value-type="float">
            <text:p>0,0031664</text:p>
          </table:table-cell>
          <table:table-cell table:style-name="Default" table:number-columns-repeated="1013"/>
        </table:table-row>
        <table:table-row table:style-name="ro1">
          <table:table-cell table:number-columns-repeated="2"/>
          <table:table-cell table:style-name="Default" table:number-columns-repeated="1022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4"/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9.4</text:p>
          </table:table-cell>
          <table:table-cell table:style-name="ce66" table:formula="of:=TIME(0;0;NUMBERVALUE([.B120];&quot;.&quot;))" office:value-type="time" office:time-value="PT00H00M59.4S" calcext:value-type="time">
            <text:p>00:00:59</text:p>
          </table:table-cell>
          <table:table-cell table:style-name="Default" office:value-type="string" calcext:value-type="string">
            <text:p>59.5</text:p>
          </table:table-cell>
          <table:table-cell table:style-name="ce66" table:formula="of:=TIME(0;0;NUMBERVALUE([.D120];&quot;.&quot;))" office:value-type="time" office:time-value="PT00H00M59.5S" calcext:value-type="time">
            <text:p>00:00:59</text:p>
          </table:table-cell>
          <table:table-cell table:style-name="Default" office:value-type="string" calcext:value-type="string">
            <text:p>1min 0s</text:p>
          </table:table-cell>
          <table:table-cell table:style-name="ce33" table:formula="of:=TIME(0;LEFT([.F120];SEARCH(&quot;min&quot;;[.F120])-1);MID([.F120];SEARCH(&quot;min&quot;;[.F120])+4;(SEARCH(&quot;s&quot;;[.F120])-1)-(SEARCH(&quot;min&quot;;[.F120])+3)))" office:value-type="time" office:time-value="PT00H01M00S" calcext:value-type="time">
            <text:p>00:01:00</text:p>
          </table:table-cell>
          <table:table-cell table:style-name="Default" office:value-type="string" calcext:value-type="string">
            <text:p>51.3</text:p>
          </table:table-cell>
          <table:table-cell table:style-name="ce66" table:formula="of:=TIME(0;0;NUMBERVALUE([.H120];&quot;.&quot;))" office:value-type="time" office:time-value="PT00H00M51.3S" calcext:value-type="time">
            <text:p>00:00:51</text:p>
          </table:table-cell>
          <table:table-cell table:style-name="Default" office:value-type="string" calcext:value-type="string">
            <text:p>1min 41s</text:p>
          </table:table-cell>
          <table:table-cell table:style-name="ce33" table:formula="of:=TIME(0;LEFT([.J120];SEARCH(&quot;min&quot;;[.J120])-1);MID([.J120];SEARCH(&quot;min&quot;;[.J120])+4;(SEARCH(&quot;s&quot;;[.J120])-1)-(SEARCH(&quot;min&quot;;[.J120])+3)))" office:value-type="time" office:time-value="PT00H01M41S" calcext:value-type="time">
            <text:p>00:01: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578908e-03</text:p>
          </table:table-cell>
          <table:table-cell table:formula="of:=NUMBERVALUE([.B121];&quot;.&quot;)" office:value-type="float" office:value="0.002578908" calcext:value-type="float">
            <text:p>0,002578908</text:p>
          </table:table-cell>
          <table:table-cell table:style-name="Default" office:value-type="string" calcext:value-type="string">
            <text:p>1.305264e-03</text:p>
          </table:table-cell>
          <table:table-cell table:formula="of:=NUMBERVALUE([.D121];&quot;.&quot;)" office:value-type="float" office:value="0.001305264" calcext:value-type="float">
            <text:p>0,001305264</text:p>
          </table:table-cell>
          <table:table-cell table:style-name="Default" office:value-type="string" calcext:value-type="string">
            <text:p>1.897842e-03</text:p>
          </table:table-cell>
          <table:table-cell table:formula="of:=NUMBERVALUE([.F121];&quot;.&quot;)" office:value-type="float" office:value="0.001897842" calcext:value-type="float">
            <text:p>0,001897842</text:p>
          </table:table-cell>
          <table:table-cell table:style-name="Default" office:value-type="string" calcext:value-type="string">
            <text:p>1.572679e-03</text:p>
          </table:table-cell>
          <table:table-cell table:formula="of:=NUMBERVALUE([.H121];&quot;.&quot;)" office:value-type="float" office:value="0.001572679" calcext:value-type="float">
            <text:p>0,001572679</text:p>
          </table:table-cell>
          <table:table-cell table:style-name="Default" office:value-type="string" calcext:value-type="string">
            <text:p>2.814474e-03</text:p>
          </table:table-cell>
          <table:table-cell table:formula="of:=NUMBERVALUE([.J121];&quot;.&quot;)" office:value-type="float" office:value="0.002814474" calcext:value-type="float">
            <text:p>0,0028144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3842%</text:p>
          </table:table-cell>
          <table:table-cell table:formula="of:=NUMBERVALUE([.B122];&quot;.&quot;)" office:value-type="float" office:value="0.0003842" calcext:value-type="float">
            <text:p>0,0003842</text:p>
          </table:table-cell>
          <table:table-cell table:style-name="Default" office:value-type="string" calcext:value-type="string">
            <text:p>0.00182%</text:p>
          </table:table-cell>
          <table:table-cell table:formula="of:=NUMBERVALUE([.D122];&quot;.&quot;)" office:value-type="float" office:value="0.0000182" calcext:value-type="float">
            <text:p>0,0000182</text:p>
          </table:table-cell>
          <table:table-cell table:style-name="Default" office:value-type="string" calcext:value-type="string">
            <text:p>0.03659%</text:p>
          </table:table-cell>
          <table:table-cell table:formula="of:=NUMBERVALUE([.F122];&quot;.&quot;)" office:value-type="float" office:value="0.0003659" calcext:value-type="float">
            <text:p>0,0003659</text:p>
          </table:table-cell>
          <table:table-cell table:style-name="Default" office:value-type="string" calcext:value-type="string">
            <text:p>0.01282%</text:p>
          </table:table-cell>
          <table:table-cell table:formula="of:=NUMBERVALUE([.H122];&quot;.&quot;)" office:value-type="float" office:value="0.0001282" calcext:value-type="float">
            <text:p>0,0001282</text:p>
          </table:table-cell>
          <table:table-cell table:style-name="Default" office:value-type="string" calcext:value-type="string">
            <text:p>0.01100%</text:p>
          </table:table-cell>
          <table:table-cell table:formula="of:=NUMBERVALUE([.J122];&quot;.&quot;)" office:value-type="float" office:value="0.00011" calcext:value-type="float">
            <text:p>0,000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51096%</text:p>
          </table:table-cell>
          <table:table-cell table:formula="of:=NUMBERVALUE([.B123];&quot;.&quot;)" office:value-type="float" office:value="0.0051096" calcext:value-type="float">
            <text:p>0,0051096</text:p>
          </table:table-cell>
          <table:table-cell table:style-name="Default" office:value-type="string" calcext:value-type="string">
            <text:p>0.41834%</text:p>
          </table:table-cell>
          <table:table-cell table:formula="of:=NUMBERVALUE([.D123];&quot;.&quot;)" office:value-type="float" office:value="0.0041834" calcext:value-type="float">
            <text:p>0,0041834</text:p>
          </table:table-cell>
          <table:table-cell table:style-name="Default" office:value-type="string" calcext:value-type="string">
            <text:p>0.59348%</text:p>
          </table:table-cell>
          <table:table-cell table:formula="of:=NUMBERVALUE([.F123];&quot;.&quot;)" office:value-type="float" office:value="0.0059348" calcext:value-type="float">
            <text:p>0,0059348</text:p>
          </table:table-cell>
          <table:table-cell table:style-name="Default" office:value-type="string" calcext:value-type="string">
            <text:p>0.08283%</text:p>
          </table:table-cell>
          <table:table-cell table:formula="of:=NUMBERVALUE([.H123];&quot;.&quot;)" office:value-type="float" office:value="0.0008283" calcext:value-type="float">
            <text:p>0,0008283</text:p>
          </table:table-cell>
          <table:table-cell table:style-name="Default" office:value-type="string" calcext:value-type="string">
            <text:p>0.65989%</text:p>
          </table:table-cell>
          <table:table-cell table:formula="of:=NUMBERVALUE([.J123];&quot;.&quot;)" office:value-type="float" office:value="0.0065989" calcext:value-type="float">
            <text:p>0,00659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2</text:p>
          </table:table-cell>
          <table:table-cell table:formula="of:=NUMBERVALUE([.B124];&quot;.&quot;)" office:value-type="float" office:value="0.99962" calcext:value-type="float">
            <text:p>0,99962</text:p>
          </table:table-cell>
          <table:table-cell table:style-name="Default" office:value-type="string" calcext:value-type="string">
            <text:p>1.00002</text:p>
          </table:table-cell>
          <table:table-cell table:formula="of:=NUMBERVALUE([.D124];&quot;.&quot;)" office:value-type="float" office:value="1.00002" calcext:value-type="float">
            <text:p>1,00002</text:p>
          </table:table-cell>
          <table:table-cell table:style-name="Default" office:value-type="string" calcext:value-type="string">
            <text:p>0.99963</text:p>
          </table:table-cell>
          <table:table-cell table:formula="of:=NUMBERVALUE([.F124];&quot;.&quot;)" office:value-type="float" office:value="0.99963" calcext:value-type="float">
            <text:p>0,99963</text:p>
          </table:table-cell>
          <table:table-cell table:style-name="Default" office:value-type="string" calcext:value-type="string">
            <text:p>0.99987</text:p>
          </table:table-cell>
          <table:table-cell table:formula="of:=NUMBERVALUE([.H124];&quot;.&quot;)" office:value-type="float" office:value="0.99987" calcext:value-type="float">
            <text:p>0,99987</text:p>
          </table:table-cell>
          <table:table-cell table:style-name="Default" office:value-type="string" calcext:value-type="string">
            <text:p>0.99989</text:p>
          </table:table-cell>
          <table:table-cell table:formula="of:=NUMBERVALUE([.J124];&quot;.&quot;)" office:value-type="float" office:value="0.99989" calcext:value-type="float">
            <text:p>0,999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994</text:p>
          </table:table-cell>
          <table:table-cell table:formula="of:=NUMBERVALUE([.B125];&quot;.&quot;)" office:value-type="float" office:value="0.0031994" calcext:value-type="float">
            <text:p>0,0031994</text:p>
          </table:table-cell>
          <table:table-cell table:style-name="Default" office:value-type="string" calcext:value-type="string">
            <text:p>0.0031698</text:p>
          </table:table-cell>
          <table:table-cell table:formula="of:=NUMBERVALUE([.D125];&quot;.&quot;)" office:value-type="float" office:value="0.0031698" calcext:value-type="float">
            <text:p>0,0031698</text:p>
          </table:table-cell>
          <table:table-cell table:style-name="Default" office:value-type="string" calcext:value-type="string">
            <text:p>0.0032020</text:p>
          </table:table-cell>
          <table:table-cell table:formula="of:=NUMBERVALUE([.F125];&quot;.&quot;)" office:value-type="float" office:value="0.003202" calcext:value-type="float">
            <text:p>0,003202</text:p>
          </table:table-cell>
          <table:table-cell table:style-name="Default" office:value-type="string" calcext:value-type="string">
            <text:p>0.0031857</text:p>
          </table:table-cell>
          <table:table-cell table:formula="of:=NUMBERVALUE([.H125];&quot;.&quot;)" office:value-type="float" office:value="0.0031857" calcext:value-type="float">
            <text:p>0,0031857</text:p>
          </table:table-cell>
          <table:table-cell table:style-name="Default" office:value-type="string" calcext:value-type="string">
            <text:p>0.0032041</text:p>
          </table:table-cell>
          <table:table-cell table:formula="of:=NUMBERVALUE([.J125];&quot;.&quot;)" office:value-type="float" office:value="0.0032041" calcext:value-type="float">
            <text:p>0,0032041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style-name="Default" table:number-columns-repeated="1013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9.7</text:p>
          </table:table-cell>
          <table:table-cell table:style-name="ce66" table:formula="of:=TIME(0;0;NUMBERVALUE([.B127];&quot;.&quot;))" office:value-type="time" office:time-value="PT00H00M59.7S" calcext:value-type="time">
            <text:p>00:00:59</text:p>
          </table:table-cell>
          <table:table-cell table:style-name="Default" office:value-type="string" calcext:value-type="string">
            <text:p>58.5</text:p>
          </table:table-cell>
          <table:table-cell table:style-name="ce66" table:formula="of:=TIME(0;0;NUMBERVALUE([.D127];&quot;.&quot;))" office:value-type="time" office:time-value="PT00H00M58.5S" calcext:value-type="time">
            <text:p>00:00:58</text:p>
          </table:table-cell>
          <table:table-cell table:style-name="Default" office:value-type="string" calcext:value-type="string">
            <text:p>59.4</text:p>
          </table:table-cell>
          <table:table-cell table:style-name="ce66" table:formula="of:=TIME(0;0;NUMBERVALUE([.F127];&quot;.&quot;))" office:value-type="time" office:time-value="PT00H00M59.4S" calcext:value-type="time">
            <text:p>00:00:59</text:p>
          </table:table-cell>
          <table:table-cell table:style-name="Default" office:value-type="string" calcext:value-type="string">
            <text:p>55.8</text:p>
          </table:table-cell>
          <table:table-cell table:style-name="ce66" table:formula="of:=TIME(0;0;NUMBERVALUE([.H127];&quot;.&quot;))" office:value-type="time" office:time-value="PT00H00M55.8S" calcext:value-type="time">
            <text:p>00:00:55</text:p>
          </table:table-cell>
          <table:table-cell table:style-name="Default" office:value-type="string" calcext:value-type="string">
            <text:p>1min 40s</text:p>
          </table:table-cell>
          <table:table-cell table:style-name="ce33" table:formula="of:=TIME(0;LEFT([.J127];SEARCH(&quot;min&quot;;[.J127])-1);MID([.J127];SEARCH(&quot;min&quot;;[.J127])+4;(SEARCH(&quot;s&quot;;[.J127])-1)-(SEARCH(&quot;min&quot;;[.J127])+3)))" office:value-type="time" office:time-value="PT00H01M40S" calcext:value-type="time">
            <text:p>00:01: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578908e-03</text:p>
          </table:table-cell>
          <table:table-cell table:formula="of:=NUMBERVALUE([.B128];&quot;.&quot;)" office:value-type="float" office:value="0.002578908" calcext:value-type="float">
            <text:p>0,002578908</text:p>
          </table:table-cell>
          <table:table-cell table:style-name="Default" office:value-type="string" calcext:value-type="string">
            <text:p>1.305264e-03</text:p>
          </table:table-cell>
          <table:table-cell table:formula="of:=NUMBERVALUE([.D128];&quot;.&quot;)" office:value-type="float" office:value="0.001305264" calcext:value-type="float">
            <text:p>0,001305264</text:p>
          </table:table-cell>
          <table:table-cell table:style-name="Default" office:value-type="string" calcext:value-type="string">
            <text:p>1.897842e-03</text:p>
          </table:table-cell>
          <table:table-cell table:formula="of:=NUMBERVALUE([.F128];&quot;.&quot;)" office:value-type="float" office:value="0.001897842" calcext:value-type="float">
            <text:p>0,001897842</text:p>
          </table:table-cell>
          <table:table-cell table:style-name="Default" office:value-type="string" calcext:value-type="string">
            <text:p>1.572679e-03</text:p>
          </table:table-cell>
          <table:table-cell table:formula="of:=NUMBERVALUE([.H128];&quot;.&quot;)" office:value-type="float" office:value="0.001572679" calcext:value-type="float">
            <text:p>0,001572679</text:p>
          </table:table-cell>
          <table:table-cell table:style-name="Default" office:value-type="string" calcext:value-type="string">
            <text:p>2.814474e-03</text:p>
          </table:table-cell>
          <table:table-cell table:formula="of:=NUMBERVALUE([.J128];&quot;.&quot;)" office:value-type="float" office:value="0.002814474" calcext:value-type="float">
            <text:p>0,0028144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3842%</text:p>
          </table:table-cell>
          <table:table-cell table:formula="of:=NUMBERVALUE([.B129];&quot;.&quot;)" office:value-type="float" office:value="0.0003842" calcext:value-type="float">
            <text:p>0,0003842</text:p>
          </table:table-cell>
          <table:table-cell table:style-name="Default" office:value-type="string" calcext:value-type="string">
            <text:p>0.00182%</text:p>
          </table:table-cell>
          <table:table-cell table:formula="of:=NUMBERVALUE([.D129];&quot;.&quot;)" office:value-type="float" office:value="0.0000182" calcext:value-type="float">
            <text:p>0,0000182</text:p>
          </table:table-cell>
          <table:table-cell table:style-name="Default" office:value-type="string" calcext:value-type="string">
            <text:p>0.03659%</text:p>
          </table:table-cell>
          <table:table-cell table:formula="of:=NUMBERVALUE([.F129];&quot;.&quot;)" office:value-type="float" office:value="0.0003659" calcext:value-type="float">
            <text:p>0,0003659</text:p>
          </table:table-cell>
          <table:table-cell table:style-name="Default" office:value-type="string" calcext:value-type="string">
            <text:p>0.01282%</text:p>
          </table:table-cell>
          <table:table-cell table:formula="of:=NUMBERVALUE([.H129];&quot;.&quot;)" office:value-type="float" office:value="0.0001282" calcext:value-type="float">
            <text:p>0,0001282</text:p>
          </table:table-cell>
          <table:table-cell table:style-name="Default" office:value-type="string" calcext:value-type="string">
            <text:p>0.01100%</text:p>
          </table:table-cell>
          <table:table-cell table:formula="of:=NUMBERVALUE([.J129];&quot;.&quot;)" office:value-type="float" office:value="0.00011" calcext:value-type="float">
            <text:p>0,000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51096%</text:p>
          </table:table-cell>
          <table:table-cell table:formula="of:=NUMBERVALUE([.B130];&quot;.&quot;)" office:value-type="float" office:value="0.0051096" calcext:value-type="float">
            <text:p>0,0051096</text:p>
          </table:table-cell>
          <table:table-cell table:style-name="Default" office:value-type="string" calcext:value-type="string">
            <text:p>0.41834%</text:p>
          </table:table-cell>
          <table:table-cell table:formula="of:=NUMBERVALUE([.D130];&quot;.&quot;)" office:value-type="float" office:value="0.0041834" calcext:value-type="float">
            <text:p>0,0041834</text:p>
          </table:table-cell>
          <table:table-cell table:style-name="Default" office:value-type="string" calcext:value-type="string">
            <text:p>0.59348%</text:p>
          </table:table-cell>
          <table:table-cell table:formula="of:=NUMBERVALUE([.F130];&quot;.&quot;)" office:value-type="float" office:value="0.0059348" calcext:value-type="float">
            <text:p>0,0059348</text:p>
          </table:table-cell>
          <table:table-cell table:style-name="Default" office:value-type="string" calcext:value-type="string">
            <text:p>0.08283%</text:p>
          </table:table-cell>
          <table:table-cell table:formula="of:=NUMBERVALUE([.H130];&quot;.&quot;)" office:value-type="float" office:value="0.0008283" calcext:value-type="float">
            <text:p>0,0008283</text:p>
          </table:table-cell>
          <table:table-cell table:style-name="Default" office:value-type="string" calcext:value-type="string">
            <text:p>0.65989%</text:p>
          </table:table-cell>
          <table:table-cell table:formula="of:=NUMBERVALUE([.J130];&quot;.&quot;)" office:value-type="float" office:value="0.0065989" calcext:value-type="float">
            <text:p>0,00659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2</text:p>
          </table:table-cell>
          <table:table-cell table:formula="of:=NUMBERVALUE([.B131];&quot;.&quot;)" office:value-type="float" office:value="0.99962" calcext:value-type="float">
            <text:p>0,99962</text:p>
          </table:table-cell>
          <table:table-cell table:style-name="Default" office:value-type="string" calcext:value-type="string">
            <text:p>1.00002</text:p>
          </table:table-cell>
          <table:table-cell table:formula="of:=NUMBERVALUE([.D131];&quot;.&quot;)" office:value-type="float" office:value="1.00002" calcext:value-type="float">
            <text:p>1,00002</text:p>
          </table:table-cell>
          <table:table-cell table:style-name="Default" office:value-type="string" calcext:value-type="string">
            <text:p>0.99963</text:p>
          </table:table-cell>
          <table:table-cell table:formula="of:=NUMBERVALUE([.F131];&quot;.&quot;)" office:value-type="float" office:value="0.99963" calcext:value-type="float">
            <text:p>0,99963</text:p>
          </table:table-cell>
          <table:table-cell table:style-name="Default" office:value-type="string" calcext:value-type="string">
            <text:p>0.99987</text:p>
          </table:table-cell>
          <table:table-cell table:formula="of:=NUMBERVALUE([.H131];&quot;.&quot;)" office:value-type="float" office:value="0.99987" calcext:value-type="float">
            <text:p>0,99987</text:p>
          </table:table-cell>
          <table:table-cell table:style-name="Default" office:value-type="string" calcext:value-type="string">
            <text:p>0.99989</text:p>
          </table:table-cell>
          <table:table-cell table:formula="of:=NUMBERVALUE([.J131];&quot;.&quot;)" office:value-type="float" office:value="0.99989" calcext:value-type="float">
            <text:p>0,999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994</text:p>
          </table:table-cell>
          <table:table-cell table:formula="of:=NUMBERVALUE([.B132];&quot;.&quot;)" office:value-type="float" office:value="0.0031994" calcext:value-type="float">
            <text:p>0,0031994</text:p>
          </table:table-cell>
          <table:table-cell table:style-name="Default" office:value-type="string" calcext:value-type="string">
            <text:p>0.0031698</text:p>
          </table:table-cell>
          <table:table-cell table:formula="of:=NUMBERVALUE([.D132];&quot;.&quot;)" office:value-type="float" office:value="0.0031698" calcext:value-type="float">
            <text:p>0,0031698</text:p>
          </table:table-cell>
          <table:table-cell table:style-name="Default" office:value-type="string" calcext:value-type="string">
            <text:p>0.0032020</text:p>
          </table:table-cell>
          <table:table-cell table:formula="of:=NUMBERVALUE([.F132];&quot;.&quot;)" office:value-type="float" office:value="0.003202" calcext:value-type="float">
            <text:p>0,003202</text:p>
          </table:table-cell>
          <table:table-cell table:style-name="Default" office:value-type="string" calcext:value-type="string">
            <text:p>0.0031857</text:p>
          </table:table-cell>
          <table:table-cell table:formula="of:=NUMBERVALUE([.H132];&quot;.&quot;)" office:value-type="float" office:value="0.0031857" calcext:value-type="float">
            <text:p>0,0031857</text:p>
          </table:table-cell>
          <table:table-cell table:style-name="Default" office:value-type="string" calcext:value-type="string">
            <text:p>0.0032041</text:p>
          </table:table-cell>
          <table:table-cell table:formula="of:=NUMBERVALUE([.J132];&quot;.&quot;)" office:value-type="float" office:value="0.0032041" calcext:value-type="float">
            <text:p>0,0032041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style-name="Default" table:number-columns-repeated="1013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7.1</text:p>
          </table:table-cell>
          <table:table-cell table:style-name="ce66" table:formula="of:=TIME(0;0;NUMBERVALUE([.B134];&quot;.&quot;))" office:value-type="time" office:time-value="PT00H00M57.1S" calcext:value-type="time">
            <text:p>00:00:57</text:p>
          </table:table-cell>
          <table:table-cell table:style-name="Default" office:value-type="string" calcext:value-type="string">
            <text:p>1min 2s</text:p>
          </table:table-cell>
          <table:table-cell table:style-name="ce33" table:formula="of:=TIME(0;LEFT([.D134];SEARCH(&quot;min&quot;;[.D134])-1);MID([.D134];SEARCH(&quot;min&quot;;[.D134])+4;(SEARCH(&quot;s&quot;;[.D134])-1)-(SEARCH(&quot;min&quot;;[.D134])+3)))" office:value-type="time" office:time-value="PT00H01M02S" calcext:value-type="time">
            <text:p>00:01:02</text:p>
          </table:table-cell>
          <table:table-cell table:style-name="Default" office:value-type="string" calcext:value-type="string">
            <text:p>56.4</text:p>
          </table:table-cell>
          <table:table-cell table:style-name="ce66" table:formula="of:=TIME(0;0;NUMBERVALUE([.F134];&quot;.&quot;))" office:value-type="time" office:time-value="PT00H00M56.4S" calcext:value-type="time">
            <text:p>00:00:56</text:p>
          </table:table-cell>
          <table:table-cell table:style-name="Default" office:value-type="string" calcext:value-type="string">
            <text:p>56.2</text:p>
          </table:table-cell>
          <table:table-cell table:style-name="ce66" table:formula="of:=TIME(0;0;NUMBERVALUE([.H134];&quot;.&quot;))" office:value-type="time" office:time-value="PT00H00M56.2S" calcext:value-type="time">
            <text:p>00:00:56</text:p>
          </table:table-cell>
          <table:table-cell table:style-name="Default" office:value-type="string" calcext:value-type="string">
            <text:p>52.4</text:p>
          </table:table-cell>
          <table:table-cell table:style-name="ce66" table:formula="of:=TIME(0;0;NUMBERVALUE([.J134];&quot;.&quot;))" office:value-type="time" office:time-value="PT00H00M52.4S" calcext:value-type="time">
            <text:p>00:00: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578908e-03</text:p>
          </table:table-cell>
          <table:table-cell table:formula="of:=NUMBERVALUE([.B135];&quot;.&quot;)" office:value-type="float" office:value="0.002578908" calcext:value-type="float">
            <text:p>0,002578908</text:p>
          </table:table-cell>
          <table:table-cell table:style-name="Default" office:value-type="string" calcext:value-type="string">
            <text:p>1.305264e-03</text:p>
          </table:table-cell>
          <table:table-cell table:formula="of:=NUMBERVALUE([.D135];&quot;.&quot;)" office:value-type="float" office:value="0.001305264" calcext:value-type="float">
            <text:p>0,001305264</text:p>
          </table:table-cell>
          <table:table-cell table:style-name="Default" office:value-type="string" calcext:value-type="string">
            <text:p>1.897842e-03</text:p>
          </table:table-cell>
          <table:table-cell table:formula="of:=NUMBERVALUE([.F135];&quot;.&quot;)" office:value-type="float" office:value="0.001897842" calcext:value-type="float">
            <text:p>0,001897842</text:p>
          </table:table-cell>
          <table:table-cell table:style-name="Default" office:value-type="string" calcext:value-type="string">
            <text:p>1.572679e-03</text:p>
          </table:table-cell>
          <table:table-cell table:formula="of:=NUMBERVALUE([.H135];&quot;.&quot;)" office:value-type="float" office:value="0.001572679" calcext:value-type="float">
            <text:p>0,001572679</text:p>
          </table:table-cell>
          <table:table-cell table:style-name="Default" office:value-type="string" calcext:value-type="string">
            <text:p>1.349208e-03</text:p>
          </table:table-cell>
          <table:table-cell table:formula="of:=NUMBERVALUE([.J135];&quot;.&quot;)" office:value-type="float" office:value="0.001349208" calcext:value-type="float">
            <text:p>0,0013492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3842%</text:p>
          </table:table-cell>
          <table:table-cell table:formula="of:=NUMBERVALUE([.B136];&quot;.&quot;)" office:value-type="float" office:value="0.0003842" calcext:value-type="float">
            <text:p>0,0003842</text:p>
          </table:table-cell>
          <table:table-cell table:style-name="Default" office:value-type="string" calcext:value-type="string">
            <text:p>0.00182%</text:p>
          </table:table-cell>
          <table:table-cell table:formula="of:=NUMBERVALUE([.D136];&quot;.&quot;)" office:value-type="float" office:value="0.0000182" calcext:value-type="float">
            <text:p>0,0000182</text:p>
          </table:table-cell>
          <table:table-cell table:style-name="Default" office:value-type="string" calcext:value-type="string">
            <text:p>0.03659%</text:p>
          </table:table-cell>
          <table:table-cell table:formula="of:=NUMBERVALUE([.F136];&quot;.&quot;)" office:value-type="float" office:value="0.0003659" calcext:value-type="float">
            <text:p>0,0003659</text:p>
          </table:table-cell>
          <table:table-cell table:style-name="Default" office:value-type="string" calcext:value-type="string">
            <text:p>0.01282%</text:p>
          </table:table-cell>
          <table:table-cell table:formula="of:=NUMBERVALUE([.H136];&quot;.&quot;)" office:value-type="float" office:value="0.0001282" calcext:value-type="float">
            <text:p>0,0001282</text:p>
          </table:table-cell>
          <table:table-cell table:style-name="Default" office:value-type="string" calcext:value-type="string">
            <text:p>0.00755%</text:p>
          </table:table-cell>
          <table:table-cell table:formula="of:=NUMBERVALUE([.J136];&quot;.&quot;)" office:value-type="float" office:value="0.0000755" calcext:value-type="float">
            <text:p>0,00007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51096%</text:p>
          </table:table-cell>
          <table:table-cell table:formula="of:=NUMBERVALUE([.B137];&quot;.&quot;)" office:value-type="float" office:value="0.0051096" calcext:value-type="float">
            <text:p>0,0051096</text:p>
          </table:table-cell>
          <table:table-cell table:style-name="Default" office:value-type="string" calcext:value-type="string">
            <text:p>0.41834%</text:p>
          </table:table-cell>
          <table:table-cell table:formula="of:=NUMBERVALUE([.D137];&quot;.&quot;)" office:value-type="float" office:value="0.0041834" calcext:value-type="float">
            <text:p>0,0041834</text:p>
          </table:table-cell>
          <table:table-cell table:style-name="Default" office:value-type="string" calcext:value-type="string">
            <text:p>0.59348%</text:p>
          </table:table-cell>
          <table:table-cell table:formula="of:=NUMBERVALUE([.F137];&quot;.&quot;)" office:value-type="float" office:value="0.0059348" calcext:value-type="float">
            <text:p>0,0059348</text:p>
          </table:table-cell>
          <table:table-cell table:style-name="Default" office:value-type="string" calcext:value-type="string">
            <text:p>0.08283%</text:p>
          </table:table-cell>
          <table:table-cell table:formula="of:=NUMBERVALUE([.H137];&quot;.&quot;)" office:value-type="float" office:value="0.0008283" calcext:value-type="float">
            <text:p>0,0008283</text:p>
          </table:table-cell>
          <table:table-cell table:style-name="Default" office:value-type="string" calcext:value-type="string">
            <text:p>0.04947%</text:p>
          </table:table-cell>
          <table:table-cell table:formula="of:=NUMBERVALUE([.J137];&quot;.&quot;)" office:value-type="float" office:value="0.0004947" calcext:value-type="float">
            <text:p>0,00049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2</text:p>
          </table:table-cell>
          <table:table-cell table:formula="of:=NUMBERVALUE([.B138];&quot;.&quot;)" office:value-type="float" office:value="0.99962" calcext:value-type="float">
            <text:p>0,99962</text:p>
          </table:table-cell>
          <table:table-cell table:style-name="Default" office:value-type="string" calcext:value-type="string">
            <text:p>1.00002</text:p>
          </table:table-cell>
          <table:table-cell table:formula="of:=NUMBERVALUE([.D138];&quot;.&quot;)" office:value-type="float" office:value="1.00002" calcext:value-type="float">
            <text:p>1,00002</text:p>
          </table:table-cell>
          <table:table-cell table:style-name="Default" office:value-type="string" calcext:value-type="string">
            <text:p>0.99963</text:p>
          </table:table-cell>
          <table:table-cell table:formula="of:=NUMBERVALUE([.F138];&quot;.&quot;)" office:value-type="float" office:value="0.99963" calcext:value-type="float">
            <text:p>0,99963</text:p>
          </table:table-cell>
          <table:table-cell table:style-name="Default" office:value-type="string" calcext:value-type="string">
            <text:p>0.99987</text:p>
          </table:table-cell>
          <table:table-cell table:formula="of:=NUMBERVALUE([.H138];&quot;.&quot;)" office:value-type="float" office:value="0.99987" calcext:value-type="float">
            <text:p>0,99987</text:p>
          </table:table-cell>
          <table:table-cell table:style-name="Default" office:value-type="string" calcext:value-type="string">
            <text:p>1.00008</text:p>
          </table:table-cell>
          <table:table-cell table:formula="of:=NUMBERVALUE([.J138];&quot;.&quot;)" office:value-type="float" office:value="1.00008" calcext:value-type="float">
            <text:p>1,000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994</text:p>
          </table:table-cell>
          <table:table-cell table:formula="of:=NUMBERVALUE([.B139];&quot;.&quot;)" office:value-type="float" office:value="0.0031994" calcext:value-type="float">
            <text:p>0,0031994</text:p>
          </table:table-cell>
          <table:table-cell table:style-name="Default" office:value-type="string" calcext:value-type="string">
            <text:p>0.0031698</text:p>
          </table:table-cell>
          <table:table-cell table:formula="of:=NUMBERVALUE([.D139];&quot;.&quot;)" office:value-type="float" office:value="0.0031698" calcext:value-type="float">
            <text:p>0,0031698</text:p>
          </table:table-cell>
          <table:table-cell table:style-name="Default" office:value-type="string" calcext:value-type="string">
            <text:p>0.0032020</text:p>
          </table:table-cell>
          <table:table-cell table:formula="of:=NUMBERVALUE([.F139];&quot;.&quot;)" office:value-type="float" office:value="0.003202" calcext:value-type="float">
            <text:p>0,003202</text:p>
          </table:table-cell>
          <table:table-cell table:style-name="Default" office:value-type="string" calcext:value-type="string">
            <text:p>0.0031857</text:p>
          </table:table-cell>
          <table:table-cell table:formula="of:=NUMBERVALUE([.H139];&quot;.&quot;)" office:value-type="float" office:value="0.0031857" calcext:value-type="float">
            <text:p>0,0031857</text:p>
          </table:table-cell>
          <table:table-cell table:style-name="Default" office:value-type="string" calcext:value-type="string">
            <text:p>0.0031815</text:p>
          </table:table-cell>
          <table:table-cell table:formula="of:=NUMBERVALUE([.J139];&quot;.&quot;)" office:value-type="float" office:value="0.0031815" calcext:value-type="float">
            <text:p>0,003181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120];[.C127];[.C134])" office:value-type="time" office:time-value="PT00H00M58.733333333S" calcext:value-type="time">
            <text:p>00:00:58</text:p>
          </table:table-cell>
          <table:table-cell table:style-name="Default"/>
          <table:table-cell table:style-name="ce68" table:formula="of:=AVERAGE([.E120];[.E127];[.E134])" office:value-type="time" office:time-value="PT00H01M00S" calcext:value-type="time">
            <text:p>00:01:00</text:p>
          </table:table-cell>
          <table:table-cell table:style-name="Default"/>
          <table:table-cell table:style-name="ce68" table:formula="of:=AVERAGE([.G120];[.G127];[.G134])" office:value-type="time" office:time-value="PT00H00M58.6S" calcext:value-type="time">
            <text:p>00:00:58</text:p>
          </table:table-cell>
          <table:table-cell table:style-name="Default"/>
          <table:table-cell table:style-name="ce68" table:formula="of:=AVERAGE([.I120];[.I127];[.I134])" office:value-type="time" office:time-value="PT00H00M54.433333333S" calcext:value-type="time">
            <text:p>00:00:54</text:p>
          </table:table-cell>
          <table:table-cell table:style-name="Default"/>
          <table:table-cell table:style-name="ce68" table:formula="of:=AVERAGE([.K120];[.K127];[.K134])" office:value-type="time" office:time-value="PT00H01M24.466666667S" calcext:value-type="time">
            <text:p>00:01:24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121];[.C128];[.C135])" office:value-type="float" office:value="0.002578908" calcext:value-type="float">
            <text:p>0,002578908</text:p>
          </table:table-cell>
          <table:table-cell table:style-name="Default"/>
          <table:table-cell table:style-name="ce70" table:formula="of:=AVERAGE([.E121];[.E128];[.E135])" office:value-type="float" office:value="0.001305264" calcext:value-type="float">
            <text:p>0,001305264</text:p>
          </table:table-cell>
          <table:table-cell table:style-name="Default"/>
          <table:table-cell table:style-name="ce70" table:formula="of:=AVERAGE([.G121];[.G128];[.G135])" office:value-type="float" office:value="0.001897842" calcext:value-type="float">
            <text:p>0,001897842</text:p>
          </table:table-cell>
          <table:table-cell table:style-name="Default"/>
          <table:table-cell table:style-name="ce70" table:formula="of:=AVERAGE([.I121];[.I128];[.I135])" office:value-type="float" office:value="0.001572679" calcext:value-type="float">
            <text:p>0,001572679</text:p>
          </table:table-cell>
          <table:table-cell table:style-name="Default"/>
          <table:table-cell table:style-name="ce70" table:formula="of:=AVERAGE([.K121];[.K128];[.K135])" office:value-type="float" office:value="0.002326052" calcext:value-type="float">
            <text:p>0,002326052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122];[.C129];[.C136])" office:value-type="float" office:value="0.0003842" calcext:value-type="float">
            <text:p>0,0003842</text:p>
          </table:table-cell>
          <table:table-cell table:style-name="Default"/>
          <table:table-cell table:style-name="ce70" table:formula="of:=AVERAGE([.E122];[.E129];[.E136])" office:value-type="float" office:value="0.0000182" calcext:value-type="float">
            <text:p>0,0000182</text:p>
          </table:table-cell>
          <table:table-cell table:style-name="Default"/>
          <table:table-cell table:style-name="ce70" table:formula="of:=AVERAGE([.G122];[.G129];[.G136])" office:value-type="float" office:value="0.0003659" calcext:value-type="float">
            <text:p>0,0003659</text:p>
          </table:table-cell>
          <table:table-cell table:style-name="Default"/>
          <table:table-cell table:style-name="ce70" table:formula="of:=AVERAGE([.I122];[.I129];[.I136])" office:value-type="float" office:value="0.0001282" calcext:value-type="float">
            <text:p>0,0001282</text:p>
          </table:table-cell>
          <table:table-cell table:style-name="Default"/>
          <table:table-cell table:style-name="ce70" table:formula="of:=AVERAGE([.K122];[.K129];[.K136])" office:value-type="float" office:value="0.0000985" calcext:value-type="float">
            <text:p>0,0000985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123];[.C130];[.C137])" office:value-type="float" office:value="0.0051096" calcext:value-type="float">
            <text:p>0,0051096</text:p>
          </table:table-cell>
          <table:table-cell table:style-name="Default"/>
          <table:table-cell table:style-name="ce70" table:formula="of:=AVERAGE([.E123];[.E130];[.E137])" office:value-type="float" office:value="0.0041834" calcext:value-type="float">
            <text:p>0,0041834</text:p>
          </table:table-cell>
          <table:table-cell table:style-name="Default"/>
          <table:table-cell table:style-name="ce70" table:formula="of:=AVERAGE([.G123];[.G130];[.G137])" office:value-type="float" office:value="0.0059348" calcext:value-type="float">
            <text:p>0,0059348</text:p>
          </table:table-cell>
          <table:table-cell table:style-name="Default"/>
          <table:table-cell table:style-name="ce70" table:formula="of:=AVERAGE([.I123];[.I130];[.I137])" office:value-type="float" office:value="0.0008283" calcext:value-type="float">
            <text:p>0,0008283</text:p>
          </table:table-cell>
          <table:table-cell table:style-name="Default"/>
          <table:table-cell table:style-name="ce70" table:formula="of:=AVERAGE([.K123];[.K130];[.K137])" office:value-type="float" office:value="0.00456416666666667" calcext:value-type="float">
            <text:p>0,00456416666666667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124];[.C131];[.C138])" office:value-type="float" office:value="0.99962" calcext:value-type="float">
            <text:p>0,99962</text:p>
          </table:table-cell>
          <table:table-cell table:style-name="Default"/>
          <table:table-cell table:style-name="ce70" table:formula="of:=AVERAGE([.E124];[.E131];[.E138])" office:value-type="float" office:value="1.00002" calcext:value-type="float">
            <text:p>1,00002</text:p>
          </table:table-cell>
          <table:table-cell table:style-name="Default"/>
          <table:table-cell table:style-name="ce70" table:formula="of:=AVERAGE([.G124];[.G131];[.G138])" office:value-type="float" office:value="0.99963" calcext:value-type="float">
            <text:p>0,99963</text:p>
          </table:table-cell>
          <table:table-cell table:style-name="Default"/>
          <table:table-cell table:style-name="ce70" table:formula="of:=AVERAGE([.I124];[.I131];[.I138])" office:value-type="float" office:value="0.99987" calcext:value-type="float">
            <text:p>0,99987</text:p>
          </table:table-cell>
          <table:table-cell table:style-name="Default"/>
          <table:table-cell table:style-name="ce70" table:formula="of:=AVERAGE([.K124];[.K131];[.K138])" office:value-type="float" office:value="0.999953333333333" calcext:value-type="float">
            <text:p>0,999953333333333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125];[.C132];[.C139])" office:value-type="float" office:value="0.0031994" calcext:value-type="float">
            <text:p>0,0031994</text:p>
          </table:table-cell>
          <table:table-cell table:style-name="Default"/>
          <table:table-cell table:style-name="ce70" table:formula="of:=AVERAGE([.E125];[.E132];[.E139])" office:value-type="float" office:value="0.0031698" calcext:value-type="float">
            <text:p>0,0031698</text:p>
          </table:table-cell>
          <table:table-cell table:style-name="Default"/>
          <table:table-cell table:style-name="ce70" table:formula="of:=AVERAGE([.G125];[.G132];[.G139])" office:value-type="float" office:value="0.003202" calcext:value-type="float">
            <text:p>0,003202</text:p>
          </table:table-cell>
          <table:table-cell table:style-name="Default"/>
          <table:table-cell table:style-name="ce70" table:formula="of:=AVERAGE([.I125];[.I132];[.I139])" office:value-type="float" office:value="0.0031857" calcext:value-type="float">
            <text:p>0,0031857</text:p>
          </table:table-cell>
          <table:table-cell table:style-name="Default"/>
          <table:table-cell table:style-name="ce70" table:formula="of:=AVERAGE([.K125];[.K132];[.K139])" office:value-type="float" office:value="0.00319656666666667" calcext:value-type="float">
            <text:p>0,00319656666666667</text:p>
          </table:table-cell>
          <table:table-cell table:style-name="Default" table:number-columns-repeated="1013"/>
        </table:table-row>
      </table:table>
      <table:table table:name="Nu4" table:style-name="ta1">
        <table:table-column table:style-name="co4" table:default-cell-style-name="Default"/>
        <table:table-column table:style-name="co2" table:default-cell-style-name="Default"/>
        <table:table-column table:style-name="co2" table:default-cell-style-name="ce35"/>
        <table:table-column table:style-name="co2" table:default-cell-style-name="ce11"/>
        <table:table-column table:style-name="co2" table:default-cell-style-name="ce35"/>
        <table:table-column table:style-name="co2" table:default-cell-style-name="ce11"/>
        <table:table-column table:style-name="co2" table:default-cell-style-name="ce35"/>
        <table:table-column table:style-name="co2" table:default-cell-style-name="ce11"/>
        <table:table-column table:style-name="co2" table:default-cell-style-name="ce35"/>
        <table:table-column table:style-name="co2" table:default-cell-style-name="ce11"/>
        <table:table-column table:style-name="co2" table:default-cell-style-name="ce35"/>
        <table:table-row table:style-name="ro1">
          <table:table-cell office:value-type="string" calcext:value-type="string">
            <text:p>Nu4</text:p>
          </table:table-cell>
          <table:table-cell table:style-name="ce73" office:value-type="string" calcext:value-type="string">
            <text:p>8 layers</text:p>
          </table:table-cell>
          <table:table-cell table:style-name="ce73" table:number-columns-repeated="3"/>
          <table:table-cell table:style-name="ce74" office:value-type="string" calcext:value-type="string">
            <text:p>Neurons por Layer</text:p>
          </table:table-cell>
          <table:table-cell table:style-name="ce74" table:number-columns-repeated="4"/>
          <table:table-cell table:style-name="Default"/>
        </table:table-row>
        <table:table-row table:style-name="ro1">
          <table:table-cell table:style-name="ce1" office:value-type="string" calcext:value-type="string">
            <text:p>Nu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Default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49.9</text:p>
          </table:table-cell>
          <table:table-cell table:style-name="ce66" table:formula="of:=TIME(0;0;NUMBERVALUE([.B4];&quot;.&quot;))" office:value-type="time" office:time-value="PT00H00M49.9S" calcext:value-type="time">
            <text:p>00:00:49</text:p>
          </table:table-cell>
          <table:table-cell office:value-type="string" calcext:value-type="string">
            <text:p>32.4</text:p>
          </table:table-cell>
          <table:table-cell table:style-name="ce66" table:formula="of:=TIME(0;0;NUMBERVALUE([.D4];&quot;.&quot;))" office:value-type="time" office:time-value="PT00H00M32.4S" calcext:value-type="time">
            <text:p>00:00:32</text:p>
          </table:table-cell>
          <table:table-cell office:value-type="string" calcext:value-type="string">
            <text:p>27.5</text:p>
          </table:table-cell>
          <table:table-cell table:style-name="ce66" table:formula="of:=TIME(0;0;NUMBERVALUE([.F4];&quot;.&quot;))" office:value-type="time" office:time-value="PT00H00M27.5S" calcext:value-type="time">
            <text:p>00:00:27</text:p>
          </table:table-cell>
          <table:table-cell office:value-type="string" calcext:value-type="string">
            <text:p>32.5</text:p>
          </table:table-cell>
          <table:table-cell table:style-name="ce66" table:formula="of:=TIME(0;0;NUMBERVALUE([.H4];&quot;.&quot;))" office:value-type="time" office:time-value="PT00H00M32.5S" calcext:value-type="time">
            <text:p>00:00:32</text:p>
          </table:table-cell>
          <table:table-cell table:style-name="Default" office:value-type="string" calcext:value-type="string">
            <text:p>51.6</text:p>
          </table:table-cell>
          <table:table-cell table:style-name="ce66" table:formula="of:=TIME(0;0;NUMBERVALUE([.J4];&quot;.&quot;))" office:value-type="time" office:time-value="PT00H00M51.6S" calcext:value-type="time">
            <text:p>00:00:51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2.441041e-02</text:p>
          </table:table-cell>
          <table:table-cell table:formula="of:=NUMBERVALUE([.B5];&quot;.&quot;)" office:value-type="float" office:value="0.02441041" calcext:value-type="float">
            <text:p>0,02441041</text:p>
          </table:table-cell>
          <table:table-cell office:value-type="string" calcext:value-type="string">
            <text:p>4.742153e-02</text:p>
          </table:table-cell>
          <table:table-cell table:formula="of:=NUMBERVALUE([.D5];&quot;.&quot;)" office:value-type="float" office:value="0.04742153" calcext:value-type="float">
            <text:p>0,04742153</text:p>
          </table:table-cell>
          <table:table-cell office:value-type="string" calcext:value-type="string">
            <text:p>2.501846e-02</text:p>
          </table:table-cell>
          <table:table-cell table:formula="of:=NUMBERVALUE([.F5];&quot;.&quot;)" office:value-type="float" office:value="0.02501846" calcext:value-type="float">
            <text:p>0,02501846</text:p>
          </table:table-cell>
          <table:table-cell office:value-type="string" calcext:value-type="string">
            <text:p>4.207384e-02</text:p>
          </table:table-cell>
          <table:table-cell table:formula="of:=NUMBERVALUE([.H5];&quot;.&quot;)" office:value-type="float" office:value="0.04207384" calcext:value-type="float">
            <text:p>0,04207384</text:p>
          </table:table-cell>
          <table:table-cell table:style-name="Default" office:value-type="string" calcext:value-type="string">
            <text:p>8.227192e-02</text:p>
          </table:table-cell>
          <table:table-cell table:formula="of:=NUMBERVALUE([.J5];&quot;.&quot;)" office:value-type="float" office:value="0.08227192" calcext:value-type="float">
            <text:p>0,08227192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6678%</text:p>
          </table:table-cell>
          <table:table-cell table:formula="of:=NUMBERVALUE([.B6];&quot;.&quot;)" office:value-type="float" office:value="0.0006678" calcext:value-type="float">
            <text:p>0,0006678</text:p>
          </table:table-cell>
          <table:table-cell office:value-type="string" calcext:value-type="string">
            <text:p>0.01221%</text:p>
          </table:table-cell>
          <table:table-cell table:formula="of:=NUMBERVALUE([.D6];&quot;.&quot;)" office:value-type="float" office:value="0.0001221" calcext:value-type="float">
            <text:p>0,0001221</text:p>
          </table:table-cell>
          <table:table-cell office:value-type="string" calcext:value-type="string">
            <text:p>0.01502%</text:p>
          </table:table-cell>
          <table:table-cell table:formula="of:=NUMBERVALUE([.F6];&quot;.&quot;)" office:value-type="float" office:value="0.0001502" calcext:value-type="float">
            <text:p>0,0001502</text:p>
          </table:table-cell>
          <table:table-cell office:value-type="string" calcext:value-type="string">
            <text:p>0.07810%</text:p>
          </table:table-cell>
          <table:table-cell table:formula="of:=NUMBERVALUE([.H6];&quot;.&quot;)" office:value-type="float" office:value="0.000781" calcext:value-type="float">
            <text:p>0,000781</text:p>
          </table:table-cell>
          <table:table-cell table:style-name="Default" office:value-type="string" calcext:value-type="string">
            <text:p>0.07259%</text:p>
          </table:table-cell>
          <table:table-cell table:formula="of:=NUMBERVALUE([.J6];&quot;.&quot;)" office:value-type="float" office:value="0.0007259" calcext:value-type="float">
            <text:p>0,0007259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21.04043%</text:p>
          </table:table-cell>
          <table:table-cell table:formula="of:=NUMBERVALUE([.B7];&quot;.&quot;)" office:value-type="float" office:value="0.2104043" calcext:value-type="float">
            <text:p>0,2104043</text:p>
          </table:table-cell>
          <table:table-cell office:value-type="string" calcext:value-type="string">
            <text:p>26.69597%</text:p>
          </table:table-cell>
          <table:table-cell table:formula="of:=NUMBERVALUE([.D7];&quot;.&quot;)" office:value-type="float" office:value="0.2669597" calcext:value-type="float">
            <text:p>0,2669597</text:p>
          </table:table-cell>
          <table:table-cell office:value-type="string" calcext:value-type="string">
            <text:p>11.88469%</text:p>
          </table:table-cell>
          <table:table-cell table:formula="of:=NUMBERVALUE([.F7];&quot;.&quot;)" office:value-type="float" office:value="0.1188469" calcext:value-type="float">
            <text:p>0,1188469</text:p>
          </table:table-cell>
          <table:table-cell office:value-type="string" calcext:value-type="string">
            <text:p>14.54840%</text:p>
          </table:table-cell>
          <table:table-cell table:formula="of:=NUMBERVALUE([.H7];&quot;.&quot;)" office:value-type="float" office:value="0.145484" calcext:value-type="float">
            <text:p>0,145484</text:p>
          </table:table-cell>
          <table:table-cell table:style-name="Default" office:value-type="string" calcext:value-type="string">
            <text:p>12.43513%</text:p>
          </table:table-cell>
          <table:table-cell table:formula="of:=NUMBERVALUE([.J7];&quot;.&quot;)" office:value-type="float" office:value="0.1243513" calcext:value-type="float">
            <text:p>0,1243513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33 </text:p>
          </table:table-cell>
          <table:table-cell table:formula="of:=NUMBERVALUE([.B8];&quot;.&quot;)" office:value-type="float" office:value="0.99933" calcext:value-type="float">
            <text:p>0,99933</text:p>
          </table:table-cell>
          <table:table-cell office:value-type="string" calcext:value-type="string">
            <text:p>0.99988</text:p>
          </table:table-cell>
          <table:table-cell table:formula="of:=NUMBERVALUE([.D8];&quot;.&quot;)" office:value-type="float" office:value="0.99988" calcext:value-type="float">
            <text:p>0,99988</text:p>
          </table:table-cell>
          <table:table-cell office:value-type="string" calcext:value-type="string">
            <text:p>1.00015</text:p>
          </table:table-cell>
          <table:table-cell table:formula="of:=NUMBERVALUE([.F8];&quot;.&quot;)" office:value-type="float" office:value="1.00015" calcext:value-type="float">
            <text:p>1,00015</text:p>
          </table:table-cell>
          <table:table-cell office:value-type="string" calcext:value-type="string">
            <text:p>0.99922</text:p>
          </table:table-cell>
          <table:table-cell table:formula="of:=NUMBERVALUE([.H8];&quot;.&quot;)" office:value-type="float" office:value="0.99922" calcext:value-type="float">
            <text:p>0,99922</text:p>
          </table:table-cell>
          <table:table-cell table:style-name="Default" office:value-type="string" calcext:value-type="string">
            <text:p>0.99927</text:p>
          </table:table-cell>
          <table:table-cell table:formula="of:=NUMBERVALUE([.J8];&quot;.&quot;)" office:value-type="float" office:value="0.99927" calcext:value-type="float">
            <text:p>0,9992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8528</text:p>
          </table:table-cell>
          <table:table-cell table:formula="of:=NUMBERVALUE([.B9];&quot;.&quot;)" office:value-type="float" office:value="0.0038528" calcext:value-type="float">
            <text:p>0,0038528</text:p>
          </table:table-cell>
          <table:table-cell office:value-type="string" calcext:value-type="string">
            <text:p>0.0040329</text:p>
          </table:table-cell>
          <table:table-cell table:formula="of:=NUMBERVALUE([.D9];&quot;.&quot;)" office:value-type="float" office:value="0.0040329" calcext:value-type="float">
            <text:p>0,0040329</text:p>
          </table:table-cell>
          <table:table-cell office:value-type="string" calcext:value-type="string">
            <text:p>0.0035614</text:p>
          </table:table-cell>
          <table:table-cell table:formula="of:=NUMBERVALUE([.F9];&quot;.&quot;)" office:value-type="float" office:value="0.0035614" calcext:value-type="float">
            <text:p>0,0035614</text:p>
          </table:table-cell>
          <table:table-cell office:value-type="string" calcext:value-type="string">
            <text:p>0.0036462</text:p>
          </table:table-cell>
          <table:table-cell table:formula="of:=NUMBERVALUE([.H9];&quot;.&quot;)" office:value-type="float" office:value="0.0036462" calcext:value-type="float">
            <text:p>0,0036462</text:p>
          </table:table-cell>
          <table:table-cell table:style-name="Default" office:value-type="string" calcext:value-type="string">
            <text:p>0.0035789</text:p>
          </table:table-cell>
          <table:table-cell table:formula="of:=NUMBERVALUE([.J9];&quot;.&quot;)" office:value-type="float" office:value="0.0035789" calcext:value-type="float">
            <text:p>0,0035789</text:p>
          </table:table-cell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50.9</text:p>
          </table:table-cell>
          <table:table-cell table:style-name="ce66" table:formula="of:=TIME(0;0;NUMBERVALUE([.B11];&quot;.&quot;))" office:value-type="time" office:time-value="PT00H00M50.9S" calcext:value-type="time">
            <text:p>00:00:50</text:p>
          </table:table-cell>
          <table:table-cell office:value-type="string" calcext:value-type="string">
            <text:p>31.8</text:p>
          </table:table-cell>
          <table:table-cell table:style-name="ce66" table:formula="of:=TIME(0;0;NUMBERVALUE([.D11];&quot;.&quot;))" office:value-type="time" office:time-value="PT00H00M31.8S" calcext:value-type="time">
            <text:p>00:00:31</text:p>
          </table:table-cell>
          <table:table-cell office:value-type="string" calcext:value-type="string">
            <text:p>29.8</text:p>
          </table:table-cell>
          <table:table-cell table:style-name="ce66" table:formula="of:=TIME(0;0;NUMBERVALUE([.F11];&quot;.&quot;))" office:value-type="time" office:time-value="PT00H00M29.8S" calcext:value-type="time">
            <text:p>00:00:29</text:p>
          </table:table-cell>
          <table:table-cell office:value-type="string" calcext:value-type="string">
            <text:p>32.1</text:p>
          </table:table-cell>
          <table:table-cell table:style-name="ce66" table:formula="of:=TIME(0;0;NUMBERVALUE([.H11];&quot;.&quot;))" office:value-type="time" office:time-value="PT00H00M32.1S" calcext:value-type="time">
            <text:p>00:00:32</text:p>
          </table:table-cell>
          <table:table-cell office:value-type="string" calcext:value-type="string">
            <text:p>55.6</text:p>
          </table:table-cell>
          <table:table-cell table:style-name="ce66" table:formula="of:=TIME(0;0;NUMBERVALUE([.J11];&quot;.&quot;))" office:value-type="time" office:time-value="PT00H00M55.6S" calcext:value-type="time">
            <text:p>00:00:55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2.441041e-02</text:p>
          </table:table-cell>
          <table:table-cell table:formula="of:=NUMBERVALUE([.B12];&quot;.&quot;)" office:value-type="float" office:value="0.02441041" calcext:value-type="float">
            <text:p>0,02441041</text:p>
          </table:table-cell>
          <table:table-cell office:value-type="string" calcext:value-type="string">
            <text:p>4.742153e-02</text:p>
          </table:table-cell>
          <table:table-cell table:formula="of:=NUMBERVALUE([.D12];&quot;.&quot;)" office:value-type="float" office:value="0.04742153" calcext:value-type="float">
            <text:p>0,04742153</text:p>
          </table:table-cell>
          <table:table-cell office:value-type="string" calcext:value-type="string">
            <text:p>2.501846e-02</text:p>
          </table:table-cell>
          <table:table-cell table:formula="of:=NUMBERVALUE([.F12];&quot;.&quot;)" office:value-type="float" office:value="0.02501846" calcext:value-type="float">
            <text:p>0,02501846</text:p>
          </table:table-cell>
          <table:table-cell office:value-type="string" calcext:value-type="string">
            <text:p>4.207384e-02</text:p>
          </table:table-cell>
          <table:table-cell table:formula="of:=NUMBERVALUE([.H12];&quot;.&quot;)" office:value-type="float" office:value="0.04207384" calcext:value-type="float">
            <text:p>0,04207384</text:p>
          </table:table-cell>
          <table:table-cell office:value-type="string" calcext:value-type="string">
            <text:p>8.227192e-02</text:p>
          </table:table-cell>
          <table:table-cell table:formula="of:=NUMBERVALUE([.J12];&quot;.&quot;)" office:value-type="float" office:value="0.08227192" calcext:value-type="float">
            <text:p>0,08227192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6678%</text:p>
          </table:table-cell>
          <table:table-cell table:formula="of:=NUMBERVALUE([.B13];&quot;.&quot;)" office:value-type="float" office:value="0.0006678" calcext:value-type="float">
            <text:p>0,0006678</text:p>
          </table:table-cell>
          <table:table-cell office:value-type="string" calcext:value-type="string">
            <text:p>0.01221%</text:p>
          </table:table-cell>
          <table:table-cell table:formula="of:=NUMBERVALUE([.D13];&quot;.&quot;)" office:value-type="float" office:value="0.0001221" calcext:value-type="float">
            <text:p>0,0001221</text:p>
          </table:table-cell>
          <table:table-cell office:value-type="string" calcext:value-type="string">
            <text:p>0.01502%</text:p>
          </table:table-cell>
          <table:table-cell table:formula="of:=NUMBERVALUE([.F13];&quot;.&quot;)" office:value-type="float" office:value="0.0001502" calcext:value-type="float">
            <text:p>0,0001502</text:p>
          </table:table-cell>
          <table:table-cell office:value-type="string" calcext:value-type="string">
            <text:p>0.07810%</text:p>
          </table:table-cell>
          <table:table-cell table:formula="of:=NUMBERVALUE([.H13];&quot;.&quot;)" office:value-type="float" office:value="0.000781" calcext:value-type="float">
            <text:p>0,000781</text:p>
          </table:table-cell>
          <table:table-cell office:value-type="string" calcext:value-type="string">
            <text:p>0.07259%</text:p>
          </table:table-cell>
          <table:table-cell table:formula="of:=NUMBERVALUE([.J13];&quot;.&quot;)" office:value-type="float" office:value="0.0007259" calcext:value-type="float">
            <text:p>0,0007259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21.04043%</text:p>
          </table:table-cell>
          <table:table-cell table:formula="of:=NUMBERVALUE([.B14];&quot;.&quot;)" office:value-type="float" office:value="0.2104043" calcext:value-type="float">
            <text:p>0,2104043</text:p>
          </table:table-cell>
          <table:table-cell office:value-type="string" calcext:value-type="string">
            <text:p>26.69597%</text:p>
          </table:table-cell>
          <table:table-cell table:formula="of:=NUMBERVALUE([.D14];&quot;.&quot;)" office:value-type="float" office:value="0.2669597" calcext:value-type="float">
            <text:p>0,2669597</text:p>
          </table:table-cell>
          <table:table-cell office:value-type="string" calcext:value-type="string">
            <text:p>11.88469%</text:p>
          </table:table-cell>
          <table:table-cell table:formula="of:=NUMBERVALUE([.F14];&quot;.&quot;)" office:value-type="float" office:value="0.1188469" calcext:value-type="float">
            <text:p>0,1188469</text:p>
          </table:table-cell>
          <table:table-cell office:value-type="string" calcext:value-type="string">
            <text:p>14.54840%</text:p>
          </table:table-cell>
          <table:table-cell table:formula="of:=NUMBERVALUE([.H14];&quot;.&quot;)" office:value-type="float" office:value="0.145484" calcext:value-type="float">
            <text:p>0,145484</text:p>
          </table:table-cell>
          <table:table-cell office:value-type="string" calcext:value-type="string">
            <text:p>12.43513%</text:p>
          </table:table-cell>
          <table:table-cell table:formula="of:=NUMBERVALUE([.J14];&quot;.&quot;)" office:value-type="float" office:value="0.1243513" calcext:value-type="float">
            <text:p>0,1243513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33</text:p>
          </table:table-cell>
          <table:table-cell table:formula="of:=NUMBERVALUE([.B15];&quot;.&quot;)" office:value-type="float" office:value="0.99933" calcext:value-type="float">
            <text:p>0,99933</text:p>
          </table:table-cell>
          <table:table-cell office:value-type="string" calcext:value-type="string">
            <text:p>0.99988</text:p>
          </table:table-cell>
          <table:table-cell table:formula="of:=NUMBERVALUE([.D15];&quot;.&quot;)" office:value-type="float" office:value="0.99988" calcext:value-type="float">
            <text:p>0,99988</text:p>
          </table:table-cell>
          <table:table-cell office:value-type="string" calcext:value-type="string">
            <text:p>1.00015</text:p>
          </table:table-cell>
          <table:table-cell table:formula="of:=NUMBERVALUE([.F15];&quot;.&quot;)" office:value-type="float" office:value="1.00015" calcext:value-type="float">
            <text:p>1,00015</text:p>
          </table:table-cell>
          <table:table-cell office:value-type="string" calcext:value-type="string">
            <text:p>0.99922</text:p>
          </table:table-cell>
          <table:table-cell table:formula="of:=NUMBERVALUE([.H15];&quot;.&quot;)" office:value-type="float" office:value="0.99922" calcext:value-type="float">
            <text:p>0,99922</text:p>
          </table:table-cell>
          <table:table-cell office:value-type="string" calcext:value-type="string">
            <text:p>0.99927</text:p>
          </table:table-cell>
          <table:table-cell table:formula="of:=NUMBERVALUE([.J15];&quot;.&quot;)" office:value-type="float" office:value="0.99927" calcext:value-type="float">
            <text:p>0,9992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8528</text:p>
          </table:table-cell>
          <table:table-cell table:formula="of:=NUMBERVALUE([.B16];&quot;.&quot;)" office:value-type="float" office:value="0.0038528" calcext:value-type="float">
            <text:p>0,0038528</text:p>
          </table:table-cell>
          <table:table-cell office:value-type="string" calcext:value-type="string">
            <text:p>0.0040329</text:p>
          </table:table-cell>
          <table:table-cell table:formula="of:=NUMBERVALUE([.D16];&quot;.&quot;)" office:value-type="float" office:value="0.0040329" calcext:value-type="float">
            <text:p>0,0040329</text:p>
          </table:table-cell>
          <table:table-cell office:value-type="string" calcext:value-type="string">
            <text:p>0.0035614</text:p>
          </table:table-cell>
          <table:table-cell table:formula="of:=NUMBERVALUE([.F16];&quot;.&quot;)" office:value-type="float" office:value="0.0035614" calcext:value-type="float">
            <text:p>0,0035614</text:p>
          </table:table-cell>
          <table:table-cell office:value-type="string" calcext:value-type="string">
            <text:p>0.0036462</text:p>
          </table:table-cell>
          <table:table-cell table:formula="of:=NUMBERVALUE([.H16];&quot;.&quot;)" office:value-type="float" office:value="0.0036462" calcext:value-type="float">
            <text:p>0,0036462</text:p>
          </table:table-cell>
          <table:table-cell office:value-type="string" calcext:value-type="string">
            <text:p>0.0035789</text:p>
          </table:table-cell>
          <table:table-cell table:formula="of:=NUMBERVALUE([.J16];&quot;.&quot;)" office:value-type="float" office:value="0.0035789" calcext:value-type="float">
            <text:p>0,0035789</text:p>
          </table:table-cell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50.6</text:p>
          </table:table-cell>
          <table:table-cell table:style-name="ce66" table:formula="of:=TIME(0;0;NUMBERVALUE([.B18];&quot;.&quot;))" office:value-type="time" office:time-value="PT00H00M50.6S" calcext:value-type="time">
            <text:p>00:00:50</text:p>
          </table:table-cell>
          <table:table-cell office:value-type="float" office:value="31" calcext:value-type="float">
            <text:p>31</text:p>
          </table:table-cell>
          <table:table-cell table:style-name="ce66" table:formula="of:=TIME(0;0;NUMBERVALUE([.D18];&quot;.&quot;))" office:value-type="time" office:time-value="PT00H00M31S" calcext:value-type="time">
            <text:p>00:00:31</text:p>
          </table:table-cell>
          <table:table-cell office:value-type="string" calcext:value-type="string">
            <text:p>27.9</text:p>
          </table:table-cell>
          <table:table-cell table:style-name="ce66" table:formula="of:=TIME(0;0;NUMBERVALUE([.F18];&quot;.&quot;))" office:value-type="time" office:time-value="PT00H00M27.9S" calcext:value-type="time">
            <text:p>00:00:27</text:p>
          </table:table-cell>
          <table:table-cell office:value-type="string" calcext:value-type="string">
            <text:p>33.1</text:p>
          </table:table-cell>
          <table:table-cell table:style-name="ce66" table:formula="of:=TIME(0;0;NUMBERVALUE([.H18];&quot;.&quot;))" office:value-type="time" office:time-value="PT00H00M33.1S" calcext:value-type="time">
            <text:p>00:00:33</text:p>
          </table:table-cell>
          <table:table-cell office:value-type="string" calcext:value-type="string">
            <text:p>52.9</text:p>
          </table:table-cell>
          <table:table-cell table:style-name="ce66" table:formula="of:=TIME(0;0;NUMBERVALUE([.J18];&quot;.&quot;))" office:value-type="time" office:time-value="PT00H00M52.9S" calcext:value-type="time">
            <text:p>00:00:52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2.441041e-02</text:p>
          </table:table-cell>
          <table:table-cell table:formula="of:=NUMBERVALUE([.B19];&quot;.&quot;)" office:value-type="float" office:value="0.02441041" calcext:value-type="float">
            <text:p>0,02441041</text:p>
          </table:table-cell>
          <table:table-cell office:value-type="string" calcext:value-type="string">
            <text:p>4.742153e-02</text:p>
          </table:table-cell>
          <table:table-cell table:formula="of:=NUMBERVALUE([.D19];&quot;.&quot;)" office:value-type="float" office:value="0.04742153" calcext:value-type="float">
            <text:p>0,04742153</text:p>
          </table:table-cell>
          <table:table-cell office:value-type="string" calcext:value-type="string">
            <text:p>2.501846e-02</text:p>
          </table:table-cell>
          <table:table-cell table:formula="of:=NUMBERVALUE([.F19];&quot;.&quot;)" office:value-type="float" office:value="0.02501846" calcext:value-type="float">
            <text:p>0,02501846</text:p>
          </table:table-cell>
          <table:table-cell office:value-type="string" calcext:value-type="string">
            <text:p>4.207384e-02</text:p>
          </table:table-cell>
          <table:table-cell table:formula="of:=NUMBERVALUE([.H19];&quot;.&quot;)" office:value-type="float" office:value="0.04207384" calcext:value-type="float">
            <text:p>0,04207384</text:p>
          </table:table-cell>
          <table:table-cell office:value-type="string" calcext:value-type="string">
            <text:p>8.227192e-02</text:p>
          </table:table-cell>
          <table:table-cell table:formula="of:=NUMBERVALUE([.J19];&quot;.&quot;)" office:value-type="float" office:value="0.08227192" calcext:value-type="float">
            <text:p>0,08227192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6678%</text:p>
          </table:table-cell>
          <table:table-cell table:formula="of:=NUMBERVALUE([.B20];&quot;.&quot;)" office:value-type="float" office:value="0.0006678" calcext:value-type="float">
            <text:p>0,0006678</text:p>
          </table:table-cell>
          <table:table-cell office:value-type="string" calcext:value-type="string">
            <text:p>0.01221%</text:p>
          </table:table-cell>
          <table:table-cell table:formula="of:=NUMBERVALUE([.D20];&quot;.&quot;)" office:value-type="float" office:value="0.0001221" calcext:value-type="float">
            <text:p>0,0001221</text:p>
          </table:table-cell>
          <table:table-cell office:value-type="string" calcext:value-type="string">
            <text:p>0.01502%</text:p>
          </table:table-cell>
          <table:table-cell table:formula="of:=NUMBERVALUE([.F20];&quot;.&quot;)" office:value-type="float" office:value="0.0001502" calcext:value-type="float">
            <text:p>0,0001502</text:p>
          </table:table-cell>
          <table:table-cell office:value-type="string" calcext:value-type="string">
            <text:p>0.07810%</text:p>
          </table:table-cell>
          <table:table-cell table:formula="of:=NUMBERVALUE([.H20];&quot;.&quot;)" office:value-type="float" office:value="0.000781" calcext:value-type="float">
            <text:p>0,000781</text:p>
          </table:table-cell>
          <table:table-cell office:value-type="string" calcext:value-type="string">
            <text:p>0.07259%</text:p>
          </table:table-cell>
          <table:table-cell table:formula="of:=NUMBERVALUE([.J20];&quot;.&quot;)" office:value-type="float" office:value="0.0007259" calcext:value-type="float">
            <text:p>0,0007259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21.04043%</text:p>
          </table:table-cell>
          <table:table-cell table:formula="of:=NUMBERVALUE([.B21];&quot;.&quot;)" office:value-type="float" office:value="0.2104043" calcext:value-type="float">
            <text:p>0,2104043</text:p>
          </table:table-cell>
          <table:table-cell office:value-type="string" calcext:value-type="string">
            <text:p>26.69597%</text:p>
          </table:table-cell>
          <table:table-cell table:formula="of:=NUMBERVALUE([.D21];&quot;.&quot;)" office:value-type="float" office:value="0.2669597" calcext:value-type="float">
            <text:p>0,2669597</text:p>
          </table:table-cell>
          <table:table-cell office:value-type="string" calcext:value-type="string">
            <text:p>11.88469%</text:p>
          </table:table-cell>
          <table:table-cell table:formula="of:=NUMBERVALUE([.F21];&quot;.&quot;)" office:value-type="float" office:value="0.1188469" calcext:value-type="float">
            <text:p>0,1188469</text:p>
          </table:table-cell>
          <table:table-cell office:value-type="string" calcext:value-type="string">
            <text:p>14.54840%</text:p>
          </table:table-cell>
          <table:table-cell table:formula="of:=NUMBERVALUE([.H21];&quot;.&quot;)" office:value-type="float" office:value="0.145484" calcext:value-type="float">
            <text:p>0,145484</text:p>
          </table:table-cell>
          <table:table-cell office:value-type="string" calcext:value-type="string">
            <text:p>12.43513%</text:p>
          </table:table-cell>
          <table:table-cell table:formula="of:=NUMBERVALUE([.J21];&quot;.&quot;)" office:value-type="float" office:value="0.1243513" calcext:value-type="float">
            <text:p>0,1243513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33</text:p>
          </table:table-cell>
          <table:table-cell table:formula="of:=NUMBERVALUE([.B22];&quot;.&quot;)" office:value-type="float" office:value="0.99933" calcext:value-type="float">
            <text:p>0,99933</text:p>
          </table:table-cell>
          <table:table-cell office:value-type="string" calcext:value-type="string">
            <text:p>0.99988</text:p>
          </table:table-cell>
          <table:table-cell table:formula="of:=NUMBERVALUE([.D22];&quot;.&quot;)" office:value-type="float" office:value="0.99988" calcext:value-type="float">
            <text:p>0,99988</text:p>
          </table:table-cell>
          <table:table-cell office:value-type="string" calcext:value-type="string">
            <text:p>1.00015</text:p>
          </table:table-cell>
          <table:table-cell table:formula="of:=NUMBERVALUE([.F22];&quot;.&quot;)" office:value-type="float" office:value="1.00015" calcext:value-type="float">
            <text:p>1,00015</text:p>
          </table:table-cell>
          <table:table-cell office:value-type="string" calcext:value-type="string">
            <text:p>0.99922</text:p>
          </table:table-cell>
          <table:table-cell table:formula="of:=NUMBERVALUE([.H22];&quot;.&quot;)" office:value-type="float" office:value="0.99922" calcext:value-type="float">
            <text:p>0,99922</text:p>
          </table:table-cell>
          <table:table-cell office:value-type="string" calcext:value-type="string">
            <text:p>0.99927</text:p>
          </table:table-cell>
          <table:table-cell table:formula="of:=NUMBERVALUE([.J22];&quot;.&quot;)" office:value-type="float" office:value="0.99927" calcext:value-type="float">
            <text:p>0,9992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8528</text:p>
          </table:table-cell>
          <table:table-cell table:formula="of:=NUMBERVALUE([.B23];&quot;.&quot;)" office:value-type="float" office:value="0.0038528" calcext:value-type="float">
            <text:p>0,0038528</text:p>
          </table:table-cell>
          <table:table-cell office:value-type="string" calcext:value-type="string">
            <text:p>0.0040329</text:p>
          </table:table-cell>
          <table:table-cell table:formula="of:=NUMBERVALUE([.D23];&quot;.&quot;)" office:value-type="float" office:value="0.0040329" calcext:value-type="float">
            <text:p>0,0040329</text:p>
          </table:table-cell>
          <table:table-cell office:value-type="string" calcext:value-type="string">
            <text:p>0.0035614</text:p>
          </table:table-cell>
          <table:table-cell table:formula="of:=NUMBERVALUE([.F23];&quot;.&quot;)" office:value-type="float" office:value="0.0035614" calcext:value-type="float">
            <text:p>0,0035614</text:p>
          </table:table-cell>
          <table:table-cell office:value-type="string" calcext:value-type="string">
            <text:p>0.0036462</text:p>
          </table:table-cell>
          <table:table-cell table:formula="of:=NUMBERVALUE([.H23];&quot;.&quot;)" office:value-type="float" office:value="0.0036462" calcext:value-type="float">
            <text:p>0,0036462</text:p>
          </table:table-cell>
          <table:table-cell office:value-type="string" calcext:value-type="string">
            <text:p>0.0035789</text:p>
          </table:table-cell>
          <table:table-cell table:formula="of:=NUMBERVALUE([.J23];&quot;.&quot;)" office:value-type="float" office:value="0.0035789" calcext:value-type="float">
            <text:p>0,0035789</text:p>
          </table:table-cell>
        </table:table-row>
        <table:table-row table:style-name="ro1">
          <table:table-cell/>
          <table:table-cell table:style-name="ce11"/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4];[.C11];[.C18])" office:value-type="time" office:time-value="PT00H00M50.466666667S" calcext:value-type="time">
            <text:p>00:00:50</text:p>
          </table:table-cell>
          <table:table-cell table:style-name="Default"/>
          <table:table-cell table:style-name="ce68" table:formula="of:=AVERAGE([.E4];[.E11];[.E18])" office:value-type="time" office:time-value="PT00H00M31.733333333S" calcext:value-type="time">
            <text:p>00:00:31</text:p>
          </table:table-cell>
          <table:table-cell table:style-name="Default"/>
          <table:table-cell table:style-name="ce68" table:formula="of:=AVERAGE([.G4];[.G11];[.G18])" office:value-type="time" office:time-value="PT00H00M28.4S" calcext:value-type="time">
            <text:p>00:00:28</text:p>
          </table:table-cell>
          <table:table-cell table:style-name="Default"/>
          <table:table-cell table:style-name="ce68" table:formula="of:=AVERAGE([.I4];[.I11];[.I18])" office:value-type="time" office:time-value="PT00H00M32.566666667S" calcext:value-type="time">
            <text:p>00:00:32</text:p>
          </table:table-cell>
          <table:table-cell table:style-name="Default"/>
          <table:table-cell table:style-name="ce68" table:formula="of:=AVERAGE([.K4];[.K11];[.K18])" office:value-type="time" office:time-value="PT00H00M53.366666667S" calcext:value-type="time">
            <text:p>00:00:53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5];[.C12];[.C19])" office:value-type="float" office:value="0.02441041" calcext:value-type="float">
            <text:p>0,02441041</text:p>
          </table:table-cell>
          <table:table-cell table:style-name="Default"/>
          <table:table-cell table:style-name="ce70" table:formula="of:=AVERAGE([.E5];[.E12];[.E19])" office:value-type="float" office:value="0.04742153" calcext:value-type="float">
            <text:p>0,04742153</text:p>
          </table:table-cell>
          <table:table-cell table:style-name="Default"/>
          <table:table-cell table:style-name="ce70" table:formula="of:=AVERAGE([.G5];[.G12];[.G19])" office:value-type="float" office:value="0.02501846" calcext:value-type="float">
            <text:p>0,02501846</text:p>
          </table:table-cell>
          <table:table-cell table:style-name="Default"/>
          <table:table-cell table:style-name="ce70" table:formula="of:=AVERAGE([.I5];[.I12];[.I19])" office:value-type="float" office:value="0.04207384" calcext:value-type="float">
            <text:p>0,04207384</text:p>
          </table:table-cell>
          <table:table-cell table:style-name="Default"/>
          <table:table-cell table:style-name="ce70" table:formula="of:=AVERAGE([.K5];[.K12];[.K19])" office:value-type="float" office:value="0.08227192" calcext:value-type="float">
            <text:p>0,08227192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6];[.C13];[.C20])" office:value-type="float" office:value="0.0006678" calcext:value-type="float">
            <text:p>0,0006678</text:p>
          </table:table-cell>
          <table:table-cell table:style-name="Default"/>
          <table:table-cell table:style-name="ce70" table:formula="of:=AVERAGE([.E6];[.E13];[.E20])" office:value-type="float" office:value="0.0001221" calcext:value-type="float">
            <text:p>0,0001221</text:p>
          </table:table-cell>
          <table:table-cell table:style-name="Default"/>
          <table:table-cell table:style-name="ce70" table:formula="of:=AVERAGE([.G6];[.G13];[.G20])" office:value-type="float" office:value="0.0001502" calcext:value-type="float">
            <text:p>0,0001502</text:p>
          </table:table-cell>
          <table:table-cell table:style-name="Default"/>
          <table:table-cell table:style-name="ce70" table:formula="of:=AVERAGE([.I6];[.I13];[.I20])" office:value-type="float" office:value="0.000781" calcext:value-type="float">
            <text:p>0,000781</text:p>
          </table:table-cell>
          <table:table-cell table:style-name="Default"/>
          <table:table-cell table:style-name="ce70" table:formula="of:=AVERAGE([.K6];[.K13];[.K20])" office:value-type="float" office:value="0.0007259" calcext:value-type="float">
            <text:p>0,0007259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7];[.C14];[.C21])" office:value-type="float" office:value="0.2104043" calcext:value-type="float">
            <text:p>0,2104043</text:p>
          </table:table-cell>
          <table:table-cell table:style-name="Default"/>
          <table:table-cell table:style-name="ce70" table:formula="of:=AVERAGE([.E7];[.E14];[.E21])" office:value-type="float" office:value="0.2669597" calcext:value-type="float">
            <text:p>0,2669597</text:p>
          </table:table-cell>
          <table:table-cell table:style-name="Default"/>
          <table:table-cell table:style-name="ce70" table:formula="of:=AVERAGE([.G7];[.G14];[.G21])" office:value-type="float" office:value="0.1188469" calcext:value-type="float">
            <text:p>0,1188469</text:p>
          </table:table-cell>
          <table:table-cell table:style-name="Default"/>
          <table:table-cell table:style-name="ce70" table:formula="of:=AVERAGE([.I7];[.I14];[.I21])" office:value-type="float" office:value="0.145484" calcext:value-type="float">
            <text:p>0,145484</text:p>
          </table:table-cell>
          <table:table-cell table:style-name="Default"/>
          <table:table-cell table:style-name="ce70" table:formula="of:=AVERAGE([.K7];[.K14];[.K21])" office:value-type="float" office:value="0.1243513" calcext:value-type="float">
            <text:p>0,1243513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8];[.C15];[.C22])" office:value-type="float" office:value="0.99933" calcext:value-type="float">
            <text:p>0,99933</text:p>
          </table:table-cell>
          <table:table-cell table:style-name="Default"/>
          <table:table-cell table:style-name="ce70" table:formula="of:=AVERAGE([.E8];[.E15];[.E22])" office:value-type="float" office:value="0.99988" calcext:value-type="float">
            <text:p>0,99988</text:p>
          </table:table-cell>
          <table:table-cell table:style-name="Default"/>
          <table:table-cell table:style-name="ce70" table:formula="of:=AVERAGE([.G8];[.G15];[.G22])" office:value-type="float" office:value="1.00015" calcext:value-type="float">
            <text:p>1,00015</text:p>
          </table:table-cell>
          <table:table-cell table:style-name="Default"/>
          <table:table-cell table:style-name="ce70" table:formula="of:=AVERAGE([.I8];[.I15];[.I22])" office:value-type="float" office:value="0.99922" calcext:value-type="float">
            <text:p>0,99922</text:p>
          </table:table-cell>
          <table:table-cell table:style-name="Default"/>
          <table:table-cell table:style-name="ce70" table:formula="of:=AVERAGE([.K8];[.K15];[.K22])" office:value-type="float" office:value="0.99927" calcext:value-type="float">
            <text:p>0,9992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9];[.C16];[.C23])" office:value-type="float" office:value="0.0038528" calcext:value-type="float">
            <text:p>0,0038528</text:p>
          </table:table-cell>
          <table:table-cell table:style-name="Default"/>
          <table:table-cell table:style-name="ce70" table:formula="of:=AVERAGE([.E9];[.E16];[.E23])" office:value-type="float" office:value="0.0040329" calcext:value-type="float">
            <text:p>0,0040329</text:p>
          </table:table-cell>
          <table:table-cell table:style-name="Default"/>
          <table:table-cell table:style-name="ce70" table:formula="of:=AVERAGE([.G9];[.G16];[.G23])" office:value-type="float" office:value="0.0035614" calcext:value-type="float">
            <text:p>0,0035614</text:p>
          </table:table-cell>
          <table:table-cell table:style-name="Default"/>
          <table:table-cell table:style-name="ce70" table:formula="of:=AVERAGE([.I9];[.I16];[.I23])" office:value-type="float" office:value="0.0036462" calcext:value-type="float">
            <text:p>0,0036462</text:p>
          </table:table-cell>
          <table:table-cell table:style-name="Default"/>
          <table:table-cell table:style-name="ce70" table:formula="of:=AVERAGE([.K9];[.K16];[.K23])" office:value-type="float" office:value="0.0035789" calcext:value-type="float">
            <text:p>0,0035789</text:p>
          </table:table-cell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/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38.7</text:p>
          </table:table-cell>
          <table:table-cell table:style-name="ce66" table:formula="of:=TIME(0;0;NUMBERVALUE([.B33];&quot;.&quot;))" office:value-type="time" office:time-value="PT00H00M38.7S" calcext:value-type="time">
            <text:p>00:00:38</text:p>
          </table:table-cell>
          <table:table-cell office:value-type="string" calcext:value-type="string">
            <text:p>42.9</text:p>
          </table:table-cell>
          <table:table-cell table:style-name="ce66" table:formula="of:=TIME(0;0;NUMBERVALUE([.D33];&quot;.&quot;))" office:value-type="time" office:time-value="PT00H00M42.9S" calcext:value-type="time">
            <text:p>00:00:42</text:p>
          </table:table-cell>
          <table:table-cell office:value-type="string" calcext:value-type="string">
            <text:p>40.2</text:p>
          </table:table-cell>
          <table:table-cell table:style-name="ce66" table:formula="of:=TIME(0;0;NUMBERVALUE([.F33];&quot;.&quot;))" office:value-type="time" office:time-value="PT00H00M40.2S" calcext:value-type="time">
            <text:p>00:00:40</text:p>
          </table:table-cell>
          <table:table-cell office:value-type="string" calcext:value-type="string">
            <text:p>37.8</text:p>
          </table:table-cell>
          <table:table-cell table:style-name="ce66" table:formula="of:=TIME(0;0;NUMBERVALUE([.H33];&quot;.&quot;))" office:value-type="time" office:time-value="PT00H00M37.8S" calcext:value-type="time">
            <text:p>00:00:37</text:p>
          </table:table-cell>
          <table:table-cell table:style-name="Default" office:value-type="string" calcext:value-type="string">
            <text:p>57.2</text:p>
          </table:table-cell>
          <table:table-cell table:style-name="ce66" table:formula="of:=TIME(0;0;NUMBERVALUE([.J33];&quot;.&quot;))" office:value-type="time" office:time-value="PT00H00M57.2S" calcext:value-type="time">
            <text:p>00:00:57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413198e-02</text:p>
          </table:table-cell>
          <table:table-cell table:formula="of:=NUMBERVALUE([.B34];&quot;.&quot;)" office:value-type="float" office:value="0.01413198" calcext:value-type="float">
            <text:p>0,01413198</text:p>
          </table:table-cell>
          <table:table-cell office:value-type="string" calcext:value-type="string">
            <text:p>9.839402e-03</text:p>
          </table:table-cell>
          <table:table-cell table:formula="of:=NUMBERVALUE([.D34];&quot;.&quot;)" office:value-type="float" office:value="0.009839402" calcext:value-type="float">
            <text:p>0,009839402</text:p>
          </table:table-cell>
          <table:table-cell office:value-type="string" calcext:value-type="string">
            <text:p>8.218840e-03</text:p>
          </table:table-cell>
          <table:table-cell table:formula="of:=NUMBERVALUE([.F34];&quot;.&quot;)" office:value-type="float" office:value="0.00821884" calcext:value-type="float">
            <text:p>0,00821884</text:p>
          </table:table-cell>
          <table:table-cell office:value-type="string" calcext:value-type="string">
            <text:p>2.568378e-03</text:p>
          </table:table-cell>
          <table:table-cell table:formula="of:=NUMBERVALUE([.H34];&quot;.&quot;)" office:value-type="float" office:value="0.002568378" calcext:value-type="float">
            <text:p>0,002568378</text:p>
          </table:table-cell>
          <table:table-cell table:style-name="Default" office:value-type="string" calcext:value-type="string">
            <text:p>6.085704e-03</text:p>
          </table:table-cell>
          <table:table-cell table:formula="of:=NUMBERVALUE([.J34];&quot;.&quot;)" office:value-type="float" office:value="0.006085704" calcext:value-type="float">
            <text:p>0,006085704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4023%</text:p>
          </table:table-cell>
          <table:table-cell table:formula="of:=NUMBERVALUE([.B35];&quot;.&quot;)" office:value-type="float" office:value="0.0004023" calcext:value-type="float">
            <text:p>0,0004023</text:p>
          </table:table-cell>
          <table:table-cell office:value-type="string" calcext:value-type="string">
            <text:p>0.07892%</text:p>
          </table:table-cell>
          <table:table-cell table:formula="of:=NUMBERVALUE([.D35];&quot;.&quot;)" office:value-type="float" office:value="0.0007892" calcext:value-type="float">
            <text:p>0,0007892</text:p>
          </table:table-cell>
          <table:table-cell office:value-type="string" calcext:value-type="string">
            <text:p>0.01150%</text:p>
          </table:table-cell>
          <table:table-cell table:formula="of:=NUMBERVALUE([.F35];&quot;.&quot;)" office:value-type="float" office:value="0.000115" calcext:value-type="float">
            <text:p>0,000115</text:p>
          </table:table-cell>
          <table:table-cell office:value-type="string" calcext:value-type="string">
            <text:p>0.00591%</text:p>
          </table:table-cell>
          <table:table-cell table:formula="of:=NUMBERVALUE([.H35];&quot;.&quot;)" office:value-type="float" office:value="0.0000591" calcext:value-type="float">
            <text:p>0,0000591</text:p>
          </table:table-cell>
          <table:table-cell table:style-name="Default" office:value-type="string" calcext:value-type="string">
            <text:p>0.11491%</text:p>
          </table:table-cell>
          <table:table-cell table:formula="of:=NUMBERVALUE([.J35];&quot;.&quot;)" office:value-type="float" office:value="0.0011491" calcext:value-type="float">
            <text:p>0,0011491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7.60652%</text:p>
          </table:table-cell>
          <table:table-cell table:formula="of:=NUMBERVALUE([.B36];&quot;.&quot;)" office:value-type="float" office:value="0.0760652" calcext:value-type="float">
            <text:p>0,0760652</text:p>
          </table:table-cell>
          <table:table-cell office:value-type="string" calcext:value-type="string">
            <text:p>0.44680%</text:p>
          </table:table-cell>
          <table:table-cell table:formula="of:=NUMBERVALUE([.D36];&quot;.&quot;)" office:value-type="float" office:value="0.004468" calcext:value-type="float">
            <text:p>0,004468</text:p>
          </table:table-cell>
          <table:table-cell office:value-type="string" calcext:value-type="string">
            <text:p>2.86248%</text:p>
          </table:table-cell>
          <table:table-cell table:formula="of:=NUMBERVALUE([.F36];&quot;.&quot;)" office:value-type="float" office:value="0.0286248" calcext:value-type="float">
            <text:p>0,0286248</text:p>
          </table:table-cell>
          <table:table-cell office:value-type="string" calcext:value-type="string">
            <text:p>1.94687%</text:p>
          </table:table-cell>
          <table:table-cell table:formula="of:=NUMBERVALUE([.H36];&quot;.&quot;)" office:value-type="float" office:value="0.0194687" calcext:value-type="float">
            <text:p>0,0194687</text:p>
          </table:table-cell>
          <table:table-cell table:style-name="Default" office:value-type="string" calcext:value-type="string">
            <text:p>0.21790%</text:p>
          </table:table-cell>
          <table:table-cell table:formula="of:=NUMBERVALUE([.J36];&quot;.&quot;)" office:value-type="float" office:value="0.002179" calcext:value-type="float">
            <text:p>0,002179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0</text:p>
          </table:table-cell>
          <table:table-cell table:formula="of:=NUMBERVALUE([.B37];&quot;.&quot;)" office:value-type="float" office:value="0.9996" calcext:value-type="float">
            <text:p>0,9996</text:p>
          </table:table-cell>
          <table:table-cell office:value-type="string" calcext:value-type="string">
            <text:p>0.99921</text:p>
          </table:table-cell>
          <table:table-cell table:formula="of:=NUMBERVALUE([.D37];&quot;.&quot;)" office:value-type="float" office:value="0.99921" calcext:value-type="float">
            <text:p>0,99921</text:p>
          </table:table-cell>
          <table:table-cell office:value-type="string" calcext:value-type="string">
            <text:p>0.99988</text:p>
          </table:table-cell>
          <table:table-cell table:formula="of:=NUMBERVALUE([.F37];&quot;.&quot;)" office:value-type="float" office:value="0.99988" calcext:value-type="float">
            <text:p>0,99988</text:p>
          </table:table-cell>
          <table:table-cell office:value-type="string" calcext:value-type="string">
            <text:p>0.99994</text:p>
          </table:table-cell>
          <table:table-cell table:formula="of:=NUMBERVALUE([.H37];&quot;.&quot;)" office:value-type="float" office:value="0.99994" calcext:value-type="float">
            <text:p>0,99994</text:p>
          </table:table-cell>
          <table:table-cell office:value-type="string" calcext:value-type="string">
            <text:p>0.99885</text:p>
          </table:table-cell>
          <table:table-cell table:formula="of:=NUMBERVALUE([.J37];&quot;.&quot;)" office:value-type="float" office:value="0.99885" calcext:value-type="float">
            <text:p>0,99885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4252</text:p>
          </table:table-cell>
          <table:table-cell table:formula="of:=NUMBERVALUE([.B38];&quot;.&quot;)" office:value-type="float" office:value="0.0034252" calcext:value-type="float">
            <text:p>0,0034252</text:p>
          </table:table-cell>
          <table:table-cell office:value-type="string" calcext:value-type="string">
            <text:p>0.0031973</text:p>
          </table:table-cell>
          <table:table-cell table:formula="of:=NUMBERVALUE([.D38];&quot;.&quot;)" office:value-type="float" office:value="0.0031973" calcext:value-type="float">
            <text:p>0,0031973</text:p>
          </table:table-cell>
          <table:table-cell office:value-type="string" calcext:value-type="string">
            <text:p>0.0030920</text:p>
          </table:table-cell>
          <table:table-cell table:formula="of:=NUMBERVALUE([.F38];&quot;.&quot;)" office:value-type="float" office:value="0.003092" calcext:value-type="float">
            <text:p>0,003092</text:p>
          </table:table-cell>
          <table:table-cell office:value-type="string" calcext:value-type="string">
            <text:p>0.0032451</text:p>
          </table:table-cell>
          <table:table-cell table:formula="of:=NUMBERVALUE([.H38];&quot;.&quot;)" office:value-type="float" office:value="0.0032451" calcext:value-type="float">
            <text:p>0,0032451</text:p>
          </table:table-cell>
          <table:table-cell office:value-type="string" calcext:value-type="string">
            <text:p>0.0031762</text:p>
          </table:table-cell>
          <table:table-cell table:formula="of:=NUMBERVALUE([.J38];&quot;.&quot;)" office:value-type="float" office:value="0.0031762" calcext:value-type="float">
            <text:p>0,0031762</text:p>
          </table:table-cell>
        </table:table-row>
        <table:table-row table:style-name="ro1">
          <table:table-cell table:style-name="ce10" office:value-type="string" calcext:value-type="string">
            <text:p>b</text:p>
          </table:table-cell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37" calcext:value-type="float">
            <text:p>37</text:p>
          </table:table-cell>
          <table:table-cell table:style-name="ce66" table:formula="of:=TIME(0;0;NUMBERVALUE([.B40];&quot;.&quot;))" office:value-type="time" office:time-value="PT00H00M37S" calcext:value-type="time">
            <text:p>00:00:37</text:p>
          </table:table-cell>
          <table:table-cell office:value-type="string" calcext:value-type="string">
            <text:p>42.2</text:p>
          </table:table-cell>
          <table:table-cell table:style-name="ce66" table:formula="of:=TIME(0;0;NUMBERVALUE([.D40];&quot;.&quot;))" office:value-type="time" office:time-value="PT00H00M42.2S" calcext:value-type="time">
            <text:p>00:00:42</text:p>
          </table:table-cell>
          <table:table-cell office:value-type="string" calcext:value-type="string">
            <text:p>42.7</text:p>
          </table:table-cell>
          <table:table-cell table:style-name="ce66" table:formula="of:=TIME(0;0;NUMBERVALUE([.F40];&quot;.&quot;))" office:value-type="time" office:time-value="PT00H00M42.7S" calcext:value-type="time">
            <text:p>00:00:42</text:p>
          </table:table-cell>
          <table:table-cell office:value-type="string" calcext:value-type="string">
            <text:p>35.2</text:p>
          </table:table-cell>
          <table:table-cell table:style-name="ce66" table:formula="of:=TIME(0;0;NUMBERVALUE([.H40];&quot;.&quot;))" office:value-type="time" office:time-value="PT00H00M35.2S" calcext:value-type="time">
            <text:p>00:00:35</text:p>
          </table:table-cell>
          <table:table-cell office:value-type="string" calcext:value-type="string">
            <text:p>54.8</text:p>
          </table:table-cell>
          <table:table-cell table:style-name="ce66" table:formula="of:=TIME(0;0;NUMBERVALUE([.J40];&quot;.&quot;))" office:value-type="time" office:time-value="PT00H00M54.8S" calcext:value-type="time">
            <text:p>00:00:54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413198e-02</text:p>
          </table:table-cell>
          <table:table-cell table:formula="of:=NUMBERVALUE([.B41];&quot;.&quot;)" office:value-type="float" office:value="0.01413198" calcext:value-type="float">
            <text:p>0,01413198</text:p>
          </table:table-cell>
          <table:table-cell office:value-type="string" calcext:value-type="string">
            <text:p>9.839402e-03</text:p>
          </table:table-cell>
          <table:table-cell table:formula="of:=NUMBERVALUE([.D41];&quot;.&quot;)" office:value-type="float" office:value="0.009839402" calcext:value-type="float">
            <text:p>0,009839402</text:p>
          </table:table-cell>
          <table:table-cell office:value-type="string" calcext:value-type="string">
            <text:p>8.218840e-03</text:p>
          </table:table-cell>
          <table:table-cell table:formula="of:=NUMBERVALUE([.F41];&quot;.&quot;)" office:value-type="float" office:value="0.00821884" calcext:value-type="float">
            <text:p>0,00821884</text:p>
          </table:table-cell>
          <table:table-cell office:value-type="string" calcext:value-type="string">
            <text:p>2.568378e-03</text:p>
          </table:table-cell>
          <table:table-cell table:formula="of:=NUMBERVALUE([.H41];&quot;.&quot;)" office:value-type="float" office:value="0.002568378" calcext:value-type="float">
            <text:p>0,002568378</text:p>
          </table:table-cell>
          <table:table-cell office:value-type="string" calcext:value-type="string">
            <text:p>6.085704e-03</text:p>
          </table:table-cell>
          <table:table-cell table:formula="of:=NUMBERVALUE([.J41];&quot;.&quot;)" office:value-type="float" office:value="0.006085704" calcext:value-type="float">
            <text:p>0,006085704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4023%</text:p>
          </table:table-cell>
          <table:table-cell table:formula="of:=NUMBERVALUE([.B42];&quot;.&quot;)" office:value-type="float" office:value="0.0004023" calcext:value-type="float">
            <text:p>0,0004023</text:p>
          </table:table-cell>
          <table:table-cell office:value-type="string" calcext:value-type="string">
            <text:p>0.07892%</text:p>
          </table:table-cell>
          <table:table-cell table:formula="of:=NUMBERVALUE([.D42];&quot;.&quot;)" office:value-type="float" office:value="0.0007892" calcext:value-type="float">
            <text:p>0,0007892</text:p>
          </table:table-cell>
          <table:table-cell office:value-type="string" calcext:value-type="string">
            <text:p>0.01150%</text:p>
          </table:table-cell>
          <table:table-cell table:formula="of:=NUMBERVALUE([.F42];&quot;.&quot;)" office:value-type="float" office:value="0.000115" calcext:value-type="float">
            <text:p>0,000115</text:p>
          </table:table-cell>
          <table:table-cell office:value-type="string" calcext:value-type="string">
            <text:p>0.00591%</text:p>
          </table:table-cell>
          <table:table-cell table:formula="of:=NUMBERVALUE([.H42];&quot;.&quot;)" office:value-type="float" office:value="0.0000591" calcext:value-type="float">
            <text:p>0,0000591</text:p>
          </table:table-cell>
          <table:table-cell office:value-type="string" calcext:value-type="string">
            <text:p>0.11491%</text:p>
          </table:table-cell>
          <table:table-cell table:formula="of:=NUMBERVALUE([.J42];&quot;.&quot;)" office:value-type="float" office:value="0.0011491" calcext:value-type="float">
            <text:p>0,0011491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7.60652%</text:p>
          </table:table-cell>
          <table:table-cell table:formula="of:=NUMBERVALUE([.B43];&quot;.&quot;)" office:value-type="float" office:value="0.0760652" calcext:value-type="float">
            <text:p>0,0760652</text:p>
          </table:table-cell>
          <table:table-cell office:value-type="string" calcext:value-type="string">
            <text:p>0.44680%</text:p>
          </table:table-cell>
          <table:table-cell table:formula="of:=NUMBERVALUE([.D43];&quot;.&quot;)" office:value-type="float" office:value="0.004468" calcext:value-type="float">
            <text:p>0,004468</text:p>
          </table:table-cell>
          <table:table-cell office:value-type="string" calcext:value-type="string">
            <text:p>2.86248%</text:p>
          </table:table-cell>
          <table:table-cell table:formula="of:=NUMBERVALUE([.F43];&quot;.&quot;)" office:value-type="float" office:value="0.0286248" calcext:value-type="float">
            <text:p>0,0286248</text:p>
          </table:table-cell>
          <table:table-cell office:value-type="string" calcext:value-type="string">
            <text:p>1.94687%</text:p>
          </table:table-cell>
          <table:table-cell table:formula="of:=NUMBERVALUE([.H43];&quot;.&quot;)" office:value-type="float" office:value="0.0194687" calcext:value-type="float">
            <text:p>0,0194687</text:p>
          </table:table-cell>
          <table:table-cell office:value-type="string" calcext:value-type="string">
            <text:p>0.21790%</text:p>
          </table:table-cell>
          <table:table-cell table:formula="of:=NUMBERVALUE([.J43];&quot;.&quot;)" office:value-type="float" office:value="0.002179" calcext:value-type="float">
            <text:p>0,002179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0</text:p>
          </table:table-cell>
          <table:table-cell table:formula="of:=NUMBERVALUE([.B44];&quot;.&quot;)" office:value-type="float" office:value="0.9996" calcext:value-type="float">
            <text:p>0,9996</text:p>
          </table:table-cell>
          <table:table-cell office:value-type="string" calcext:value-type="string">
            <text:p>0.99921</text:p>
          </table:table-cell>
          <table:table-cell table:formula="of:=NUMBERVALUE([.D44];&quot;.&quot;)" office:value-type="float" office:value="0.99921" calcext:value-type="float">
            <text:p>0,99921</text:p>
          </table:table-cell>
          <table:table-cell office:value-type="string" calcext:value-type="string">
            <text:p>0.99988</text:p>
          </table:table-cell>
          <table:table-cell table:formula="of:=NUMBERVALUE([.F44];&quot;.&quot;)" office:value-type="float" office:value="0.99988" calcext:value-type="float">
            <text:p>0,99988</text:p>
          </table:table-cell>
          <table:table-cell office:value-type="string" calcext:value-type="string">
            <text:p>0.99994</text:p>
          </table:table-cell>
          <table:table-cell table:formula="of:=NUMBERVALUE([.H44];&quot;.&quot;)" office:value-type="float" office:value="0.99994" calcext:value-type="float">
            <text:p>0,99994</text:p>
          </table:table-cell>
          <table:table-cell office:value-type="string" calcext:value-type="string">
            <text:p>0.99885</text:p>
          </table:table-cell>
          <table:table-cell table:formula="of:=NUMBERVALUE([.J44];&quot;.&quot;)" office:value-type="float" office:value="0.99885" calcext:value-type="float">
            <text:p>0,99885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4252</text:p>
          </table:table-cell>
          <table:table-cell table:formula="of:=NUMBERVALUE([.B45];&quot;.&quot;)" office:value-type="float" office:value="0.0034252" calcext:value-type="float">
            <text:p>0,0034252</text:p>
          </table:table-cell>
          <table:table-cell office:value-type="string" calcext:value-type="string">
            <text:p>0.0031973</text:p>
          </table:table-cell>
          <table:table-cell table:formula="of:=NUMBERVALUE([.D45];&quot;.&quot;)" office:value-type="float" office:value="0.0031973" calcext:value-type="float">
            <text:p>0,0031973</text:p>
          </table:table-cell>
          <table:table-cell office:value-type="string" calcext:value-type="string">
            <text:p>0.0030920</text:p>
          </table:table-cell>
          <table:table-cell table:formula="of:=NUMBERVALUE([.F45];&quot;.&quot;)" office:value-type="float" office:value="0.003092" calcext:value-type="float">
            <text:p>0,003092</text:p>
          </table:table-cell>
          <table:table-cell office:value-type="string" calcext:value-type="string">
            <text:p>0.0032451</text:p>
          </table:table-cell>
          <table:table-cell table:formula="of:=NUMBERVALUE([.H45];&quot;.&quot;)" office:value-type="float" office:value="0.0032451" calcext:value-type="float">
            <text:p>0,0032451</text:p>
          </table:table-cell>
          <table:table-cell office:value-type="string" calcext:value-type="string">
            <text:p>0.0031762</text:p>
          </table:table-cell>
          <table:table-cell table:formula="of:=NUMBERVALUE([.J45];&quot;.&quot;)" office:value-type="float" office:value="0.0031762" calcext:value-type="float">
            <text:p>0,0031762</text:p>
          </table:table-cell>
        </table:table-row>
        <table:table-row table:style-name="ro1">
          <table:table-cell table:style-name="ce10" office:value-type="string" calcext:value-type="string">
            <text:p>c</text:p>
          </table:table-cell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37.9</text:p>
          </table:table-cell>
          <table:table-cell table:style-name="ce66" table:formula="of:=TIME(0;0;NUMBERVALUE([.B47];&quot;.&quot;))" office:value-type="time" office:time-value="PT00H00M37.9S" calcext:value-type="time">
            <text:p>00:00:37</text:p>
          </table:table-cell>
          <table:table-cell office:value-type="float" office:value="40" calcext:value-type="float">
            <text:p>40</text:p>
          </table:table-cell>
          <table:table-cell table:style-name="ce66" table:formula="of:=TIME(0;0;NUMBERVALUE([.D47];&quot;.&quot;))" office:value-type="time" office:time-value="PT00H00M40S" calcext:value-type="time">
            <text:p>00:00:40</text:p>
          </table:table-cell>
          <table:table-cell office:value-type="string" calcext:value-type="string">
            <text:p>37.8</text:p>
          </table:table-cell>
          <table:table-cell table:style-name="ce66" table:formula="of:=TIME(0;0;NUMBERVALUE([.F47];&quot;.&quot;))" office:value-type="time" office:time-value="PT00H00M37.8S" calcext:value-type="time">
            <text:p>00:00:37</text:p>
          </table:table-cell>
          <table:table-cell office:value-type="float" office:value="35" calcext:value-type="float">
            <text:p>35</text:p>
          </table:table-cell>
          <table:table-cell table:style-name="ce66" table:formula="of:=TIME(0;0;NUMBERVALUE([.H47];&quot;.&quot;))" office:value-type="time" office:time-value="PT00H00M35S" calcext:value-type="time">
            <text:p>00:00:35</text:p>
          </table:table-cell>
          <table:table-cell office:value-type="float" office:value="57" calcext:value-type="float">
            <text:p>57</text:p>
          </table:table-cell>
          <table:table-cell table:style-name="ce66" table:formula="of:=TIME(0;0;NUMBERVALUE([.J47];&quot;.&quot;))" office:value-type="time" office:time-value="PT00H00M57S" calcext:value-type="time">
            <text:p>00:00:57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413198e-02</text:p>
          </table:table-cell>
          <table:table-cell table:formula="of:=NUMBERVALUE([.B48];&quot;.&quot;)" office:value-type="float" office:value="0.01413198" calcext:value-type="float">
            <text:p>0,01413198</text:p>
          </table:table-cell>
          <table:table-cell office:value-type="string" calcext:value-type="string">
            <text:p>9.839402e-03</text:p>
          </table:table-cell>
          <table:table-cell table:formula="of:=NUMBERVALUE([.D48];&quot;.&quot;)" office:value-type="float" office:value="0.009839402" calcext:value-type="float">
            <text:p>0,009839402</text:p>
          </table:table-cell>
          <table:table-cell office:value-type="string" calcext:value-type="string">
            <text:p>8.218840e-03</text:p>
          </table:table-cell>
          <table:table-cell table:formula="of:=NUMBERVALUE([.F48];&quot;.&quot;)" office:value-type="float" office:value="0.00821884" calcext:value-type="float">
            <text:p>0,00821884</text:p>
          </table:table-cell>
          <table:table-cell office:value-type="string" calcext:value-type="string">
            <text:p>2.568378e-03</text:p>
          </table:table-cell>
          <table:table-cell table:formula="of:=NUMBERVALUE([.H48];&quot;.&quot;)" office:value-type="float" office:value="0.002568378" calcext:value-type="float">
            <text:p>0,002568378</text:p>
          </table:table-cell>
          <table:table-cell office:value-type="string" calcext:value-type="string">
            <text:p>6.085704e-03</text:p>
          </table:table-cell>
          <table:table-cell table:formula="of:=NUMBERVALUE([.J48];&quot;.&quot;)" office:value-type="float" office:value="0.006085704" calcext:value-type="float">
            <text:p>0,006085704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4023%</text:p>
          </table:table-cell>
          <table:table-cell table:formula="of:=NUMBERVALUE([.B49];&quot;.&quot;)" office:value-type="float" office:value="0.0004023" calcext:value-type="float">
            <text:p>0,0004023</text:p>
          </table:table-cell>
          <table:table-cell office:value-type="string" calcext:value-type="string">
            <text:p>0.07892%</text:p>
          </table:table-cell>
          <table:table-cell table:formula="of:=NUMBERVALUE([.D49];&quot;.&quot;)" office:value-type="float" office:value="0.0007892" calcext:value-type="float">
            <text:p>0,0007892</text:p>
          </table:table-cell>
          <table:table-cell office:value-type="string" calcext:value-type="string">
            <text:p>0.01150%</text:p>
          </table:table-cell>
          <table:table-cell table:formula="of:=NUMBERVALUE([.F49];&quot;.&quot;)" office:value-type="float" office:value="0.000115" calcext:value-type="float">
            <text:p>0,000115</text:p>
          </table:table-cell>
          <table:table-cell office:value-type="string" calcext:value-type="string">
            <text:p>0.00591%</text:p>
          </table:table-cell>
          <table:table-cell table:formula="of:=NUMBERVALUE([.H49];&quot;.&quot;)" office:value-type="float" office:value="0.0000591" calcext:value-type="float">
            <text:p>0,0000591</text:p>
          </table:table-cell>
          <table:table-cell office:value-type="string" calcext:value-type="string">
            <text:p>0.11491%</text:p>
          </table:table-cell>
          <table:table-cell table:formula="of:=NUMBERVALUE([.J49];&quot;.&quot;)" office:value-type="float" office:value="0.0011491" calcext:value-type="float">
            <text:p>0,0011491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7.60652%</text:p>
          </table:table-cell>
          <table:table-cell table:formula="of:=NUMBERVALUE([.B50];&quot;.&quot;)" office:value-type="float" office:value="0.0760652" calcext:value-type="float">
            <text:p>0,0760652</text:p>
          </table:table-cell>
          <table:table-cell office:value-type="string" calcext:value-type="string">
            <text:p>0.44680%</text:p>
          </table:table-cell>
          <table:table-cell table:formula="of:=NUMBERVALUE([.D50];&quot;.&quot;)" office:value-type="float" office:value="0.004468" calcext:value-type="float">
            <text:p>0,004468</text:p>
          </table:table-cell>
          <table:table-cell office:value-type="string" calcext:value-type="string">
            <text:p>2.86248%</text:p>
          </table:table-cell>
          <table:table-cell table:formula="of:=NUMBERVALUE([.F50];&quot;.&quot;)" office:value-type="float" office:value="0.0286248" calcext:value-type="float">
            <text:p>0,0286248</text:p>
          </table:table-cell>
          <table:table-cell office:value-type="string" calcext:value-type="string">
            <text:p>1.94687%</text:p>
          </table:table-cell>
          <table:table-cell table:formula="of:=NUMBERVALUE([.H50];&quot;.&quot;)" office:value-type="float" office:value="0.0194687" calcext:value-type="float">
            <text:p>0,0194687</text:p>
          </table:table-cell>
          <table:table-cell office:value-type="string" calcext:value-type="string">
            <text:p>0.21790%</text:p>
          </table:table-cell>
          <table:table-cell table:formula="of:=NUMBERVALUE([.J50];&quot;.&quot;)" office:value-type="float" office:value="0.002179" calcext:value-type="float">
            <text:p>0,002179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0</text:p>
          </table:table-cell>
          <table:table-cell table:formula="of:=NUMBERVALUE([.B51];&quot;.&quot;)" office:value-type="float" office:value="0.9996" calcext:value-type="float">
            <text:p>0,9996</text:p>
          </table:table-cell>
          <table:table-cell office:value-type="string" calcext:value-type="string">
            <text:p>0.99921</text:p>
          </table:table-cell>
          <table:table-cell table:formula="of:=NUMBERVALUE([.D51];&quot;.&quot;)" office:value-type="float" office:value="0.99921" calcext:value-type="float">
            <text:p>0,99921</text:p>
          </table:table-cell>
          <table:table-cell office:value-type="string" calcext:value-type="string">
            <text:p>0.99988</text:p>
          </table:table-cell>
          <table:table-cell table:formula="of:=NUMBERVALUE([.F51];&quot;.&quot;)" office:value-type="float" office:value="0.99988" calcext:value-type="float">
            <text:p>0,99988</text:p>
          </table:table-cell>
          <table:table-cell office:value-type="string" calcext:value-type="string">
            <text:p>0.99994</text:p>
          </table:table-cell>
          <table:table-cell table:formula="of:=NUMBERVALUE([.H51];&quot;.&quot;)" office:value-type="float" office:value="0.99994" calcext:value-type="float">
            <text:p>0,99994</text:p>
          </table:table-cell>
          <table:table-cell office:value-type="string" calcext:value-type="string">
            <text:p>0.99885</text:p>
          </table:table-cell>
          <table:table-cell table:formula="of:=NUMBERVALUE([.J51];&quot;.&quot;)" office:value-type="float" office:value="0.99885" calcext:value-type="float">
            <text:p>0,99885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4252</text:p>
          </table:table-cell>
          <table:table-cell table:formula="of:=NUMBERVALUE([.B52];&quot;.&quot;)" office:value-type="float" office:value="0.0034252" calcext:value-type="float">
            <text:p>0,0034252</text:p>
          </table:table-cell>
          <table:table-cell office:value-type="string" calcext:value-type="string">
            <text:p>0.0031973</text:p>
          </table:table-cell>
          <table:table-cell table:formula="of:=NUMBERVALUE([.D52];&quot;.&quot;)" office:value-type="float" office:value="0.0031973" calcext:value-type="float">
            <text:p>0,0031973</text:p>
          </table:table-cell>
          <table:table-cell office:value-type="string" calcext:value-type="string">
            <text:p>0.0030920</text:p>
          </table:table-cell>
          <table:table-cell table:formula="of:=NUMBERVALUE([.F52];&quot;.&quot;)" office:value-type="float" office:value="0.003092" calcext:value-type="float">
            <text:p>0,003092</text:p>
          </table:table-cell>
          <table:table-cell office:value-type="string" calcext:value-type="string">
            <text:p>0.0032451</text:p>
          </table:table-cell>
          <table:table-cell table:formula="of:=NUMBERVALUE([.H52];&quot;.&quot;)" office:value-type="float" office:value="0.0032451" calcext:value-type="float">
            <text:p>0,0032451</text:p>
          </table:table-cell>
          <table:table-cell office:value-type="string" calcext:value-type="string">
            <text:p>0.0031762</text:p>
          </table:table-cell>
          <table:table-cell table:formula="of:=NUMBERVALUE([.J52];&quot;.&quot;)" office:value-type="float" office:value="0.0031762" calcext:value-type="float">
            <text:p>0,003176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33];[.C40];[.C47])" office:value-type="time" office:time-value="PT00H00M37.866666667S" calcext:value-type="time">
            <text:p>00:00:37</text:p>
          </table:table-cell>
          <table:table-cell table:style-name="Default"/>
          <table:table-cell table:style-name="ce68" table:formula="of:=AVERAGE([.E33];[.E40];[.E47])" office:value-type="time" office:time-value="PT00H00M41.7S" calcext:value-type="time">
            <text:p>00:00:41</text:p>
          </table:table-cell>
          <table:table-cell table:style-name="Default"/>
          <table:table-cell table:style-name="ce68" table:formula="of:=AVERAGE([.G33];[.G40];[.G47])" office:value-type="time" office:time-value="PT00H00M40.233333333S" calcext:value-type="time">
            <text:p>00:00:40</text:p>
          </table:table-cell>
          <table:table-cell table:style-name="Default"/>
          <table:table-cell table:style-name="ce68" table:formula="of:=AVERAGE([.I33];[.I40];[.I47])" office:value-type="time" office:time-value="PT00H00M36S" calcext:value-type="time">
            <text:p>00:00:36</text:p>
          </table:table-cell>
          <table:table-cell table:style-name="Default"/>
          <table:table-cell table:style-name="ce68" table:formula="of:=AVERAGE([.K33];[.K40];[.K47])" office:value-type="time" office:time-value="PT00H00M56.333333333S" calcext:value-type="time">
            <text:p>00:00:56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34];[.C41];[.C48])" office:value-type="float" office:value="0.01413198" calcext:value-type="float">
            <text:p>0,01413198</text:p>
          </table:table-cell>
          <table:table-cell table:style-name="Default"/>
          <table:table-cell table:style-name="ce70" table:formula="of:=AVERAGE([.E34];[.E41];[.E48])" office:value-type="float" office:value="0.009839402" calcext:value-type="float">
            <text:p>0,009839402</text:p>
          </table:table-cell>
          <table:table-cell table:style-name="Default"/>
          <table:table-cell table:style-name="ce70" table:formula="of:=AVERAGE([.G34];[.G41];[.G48])" office:value-type="float" office:value="0.00821884" calcext:value-type="float">
            <text:p>0,00821884</text:p>
          </table:table-cell>
          <table:table-cell table:style-name="Default"/>
          <table:table-cell table:style-name="ce70" table:formula="of:=AVERAGE([.I34];[.I41];[.I48])" office:value-type="float" office:value="0.002568378" calcext:value-type="float">
            <text:p>0,002568378</text:p>
          </table:table-cell>
          <table:table-cell table:style-name="Default"/>
          <table:table-cell table:style-name="ce70" table:formula="of:=AVERAGE([.K34];[.K41];[.K48])" office:value-type="float" office:value="0.006085704" calcext:value-type="float">
            <text:p>0,006085704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35];[.C42];[.C49])" office:value-type="float" office:value="0.0004023" calcext:value-type="float">
            <text:p>0,0004023</text:p>
          </table:table-cell>
          <table:table-cell table:style-name="Default"/>
          <table:table-cell table:style-name="ce70" table:formula="of:=AVERAGE([.E35];[.E42];[.E49])" office:value-type="float" office:value="0.0007892" calcext:value-type="float">
            <text:p>0,0007892</text:p>
          </table:table-cell>
          <table:table-cell table:style-name="Default"/>
          <table:table-cell table:style-name="ce70" table:formula="of:=AVERAGE([.G35];[.G42];[.G49])" office:value-type="float" office:value="0.000115" calcext:value-type="float">
            <text:p>0,000115</text:p>
          </table:table-cell>
          <table:table-cell table:style-name="Default"/>
          <table:table-cell table:style-name="ce70" table:formula="of:=AVERAGE([.I35];[.I42];[.I49])" office:value-type="float" office:value="0.0000591" calcext:value-type="float">
            <text:p>0,0000591</text:p>
          </table:table-cell>
          <table:table-cell table:style-name="Default"/>
          <table:table-cell table:style-name="ce70" table:formula="of:=AVERAGE([.K35];[.K42];[.K49])" office:value-type="float" office:value="0.0011491" calcext:value-type="float">
            <text:p>0,0011491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36];[.C43];[.C50])" office:value-type="float" office:value="0.0760652" calcext:value-type="float">
            <text:p>0,0760652</text:p>
          </table:table-cell>
          <table:table-cell table:style-name="Default"/>
          <table:table-cell table:style-name="ce70" table:formula="of:=AVERAGE([.E36];[.E43];[.E50])" office:value-type="float" office:value="0.004468" calcext:value-type="float">
            <text:p>0,004468</text:p>
          </table:table-cell>
          <table:table-cell table:style-name="Default"/>
          <table:table-cell table:style-name="ce70" table:formula="of:=AVERAGE([.G36];[.G43];[.G50])" office:value-type="float" office:value="0.0286248" calcext:value-type="float">
            <text:p>0,0286248</text:p>
          </table:table-cell>
          <table:table-cell table:style-name="Default"/>
          <table:table-cell table:style-name="ce70" table:formula="of:=AVERAGE([.I36];[.I43];[.I50])" office:value-type="float" office:value="0.0194687" calcext:value-type="float">
            <text:p>0,0194687</text:p>
          </table:table-cell>
          <table:table-cell table:style-name="Default"/>
          <table:table-cell table:style-name="ce70" table:formula="of:=AVERAGE([.K36];[.K43];[.K50])" office:value-type="float" office:value="0.002179" calcext:value-type="float">
            <text:p>0,002179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37];[.C44];[.C51])" office:value-type="float" office:value="0.9996" calcext:value-type="float">
            <text:p>0,9996</text:p>
          </table:table-cell>
          <table:table-cell table:style-name="Default"/>
          <table:table-cell table:style-name="ce70" table:formula="of:=AVERAGE([.E37];[.E44];[.E51])" office:value-type="float" office:value="0.99921" calcext:value-type="float">
            <text:p>0,99921</text:p>
          </table:table-cell>
          <table:table-cell table:style-name="Default"/>
          <table:table-cell table:style-name="ce70" table:formula="of:=AVERAGE([.G37];[.G44];[.G51])" office:value-type="float" office:value="0.99988" calcext:value-type="float">
            <text:p>0,99988</text:p>
          </table:table-cell>
          <table:table-cell table:style-name="Default"/>
          <table:table-cell table:style-name="ce70" table:formula="of:=AVERAGE([.I37];[.I44];[.I51])" office:value-type="float" office:value="0.99994" calcext:value-type="float">
            <text:p>0,99994</text:p>
          </table:table-cell>
          <table:table-cell table:style-name="Default"/>
          <table:table-cell table:style-name="ce70" table:formula="of:=AVERAGE([.K37];[.K44];[.K51])" office:value-type="float" office:value="0.99885" calcext:value-type="float">
            <text:p>0,99885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38];[.C45];[.C52])" office:value-type="float" office:value="0.0034252" calcext:value-type="float">
            <text:p>0,0034252</text:p>
          </table:table-cell>
          <table:table-cell table:style-name="Default"/>
          <table:table-cell table:style-name="ce70" table:formula="of:=AVERAGE([.E38];[.E45];[.E52])" office:value-type="float" office:value="0.0031973" calcext:value-type="float">
            <text:p>0,0031973</text:p>
          </table:table-cell>
          <table:table-cell table:style-name="Default"/>
          <table:table-cell table:style-name="ce70" table:formula="of:=AVERAGE([.G38];[.G45];[.G52])" office:value-type="float" office:value="0.003092" calcext:value-type="float">
            <text:p>0,003092</text:p>
          </table:table-cell>
          <table:table-cell table:style-name="Default"/>
          <table:table-cell table:style-name="ce70" table:formula="of:=AVERAGE([.I38];[.I45];[.I52])" office:value-type="float" office:value="0.0032451" calcext:value-type="float">
            <text:p>0,0032451</text:p>
          </table:table-cell>
          <table:table-cell table:style-name="Default"/>
          <table:table-cell table:style-name="ce70" table:formula="of:=AVERAGE([.K38];[.K45];[.K52])" office:value-type="float" office:value="0.0031762" calcext:value-type="float">
            <text:p>0,0031762</text:p>
          </table:table-cell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style-name="ce25" office:value-type="float" office:value="11" calcext:value-type="float">
            <text:p>11</text:p>
          </table:table-cell>
          <table:table-cell table:style-name="ce25"/>
          <table:table-cell table:style-name="ce25" office:value-type="float" office:value="12" calcext:value-type="float">
            <text:p>12</text:p>
          </table:table-cell>
          <table:table-cell table:style-name="ce25"/>
          <table:table-cell table:style-name="ce25" office:value-type="float" office:value="13" calcext:value-type="float">
            <text:p>13</text:p>
          </table:table-cell>
          <table:table-cell table:style-name="ce25"/>
          <table:table-cell table:style-name="ce25" office:value-type="float" office:value="14" calcext:value-type="float">
            <text:p>14</text:p>
          </table:table-cell>
          <table:table-cell table:style-name="ce25"/>
          <table:table-cell table:style-name="ce25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44.5 </text:p>
          </table:table-cell>
          <table:table-cell table:style-name="ce66" table:formula="of:=TIME(0;0;NUMBERVALUE([.B62];&quot;.&quot;))" office:value-type="time" office:time-value="PT00H00M44.5S" calcext:value-type="time">
            <text:p>00:00:44</text:p>
          </table:table-cell>
          <table:table-cell office:value-type="string" calcext:value-type="string">
            <text:p>33.8</text:p>
          </table:table-cell>
          <table:table-cell table:style-name="ce66" table:formula="of:=TIME(0;0;NUMBERVALUE([.D62];&quot;.&quot;))" office:value-type="time" office:time-value="PT00H00M33.8S" calcext:value-type="time">
            <text:p>00:00:33</text:p>
          </table:table-cell>
          <table:table-cell office:value-type="string" calcext:value-type="string">
            <text:p>32.1 </text:p>
          </table:table-cell>
          <table:table-cell table:style-name="ce66" table:formula="of:=TIME(0;0;NUMBERVALUE([.F62];&quot;.&quot;))" office:value-type="time" office:time-value="PT00H00M32.1S" calcext:value-type="time">
            <text:p>00:00:32</text:p>
          </table:table-cell>
          <table:table-cell office:value-type="string" calcext:value-type="string">
            <text:p>30.9</text:p>
          </table:table-cell>
          <table:table-cell table:style-name="ce66" table:formula="of:=TIME(0;0;NUMBERVALUE([.H62];&quot;.&quot;))" office:value-type="time" office:time-value="PT00H00M30.9S" calcext:value-type="time">
            <text:p>00:00:30</text:p>
          </table:table-cell>
          <table:table-cell office:value-type="string" calcext:value-type="string">
            <text:p>33.6</text:p>
          </table:table-cell>
          <table:table-cell table:style-name="ce66" table:formula="of:=TIME(0;0;NUMBERVALUE([.J62];&quot;.&quot;))" office:value-type="time" office:time-value="PT00H00M33.6S" calcext:value-type="time">
            <text:p>00:00:33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1.677221e-02</text:p>
          </table:table-cell>
          <table:table-cell table:formula="of:=NUMBERVALUE([.B63];&quot;.&quot;)" office:value-type="float" office:value="0.01677221" calcext:value-type="float">
            <text:p>0,01677221</text:p>
          </table:table-cell>
          <table:table-cell office:value-type="string" calcext:value-type="string">
            <text:p>6.306477e-03</text:p>
          </table:table-cell>
          <table:table-cell table:formula="of:=NUMBERVALUE([.D63];&quot;.&quot;)" office:value-type="float" office:value="0.006306477" calcext:value-type="float">
            <text:p>0,006306477</text:p>
          </table:table-cell>
          <table:table-cell office:value-type="string" calcext:value-type="string">
            <text:p>7.846975e-03</text:p>
          </table:table-cell>
          <table:table-cell table:formula="of:=NUMBERVALUE([.F63];&quot;.&quot;)" office:value-type="float" office:value="0.007846975" calcext:value-type="float">
            <text:p>0,007846975</text:p>
          </table:table-cell>
          <table:table-cell office:value-type="string" calcext:value-type="string">
            <text:p>3.610867e-03</text:p>
          </table:table-cell>
          <table:table-cell table:formula="of:=NUMBERVALUE([.H63];&quot;.&quot;)" office:value-type="float" office:value="0.003610867" calcext:value-type="float">
            <text:p>0,003610867</text:p>
          </table:table-cell>
          <table:table-cell office:value-type="string" calcext:value-type="string">
            <text:p>4.376913e-03</text:p>
          </table:table-cell>
          <table:table-cell table:formula="of:=NUMBERVALUE([.J63];&quot;.&quot;)" office:value-type="float" office:value="0.004376913" calcext:value-type="float">
            <text:p>0,004376913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7105%</text:p>
          </table:table-cell>
          <table:table-cell table:formula="of:=NUMBERVALUE([.B64];&quot;.&quot;)" office:value-type="float" office:value="0.0007105" calcext:value-type="float">
            <text:p>0,0007105</text:p>
          </table:table-cell>
          <table:table-cell office:value-type="string" calcext:value-type="string">
            <text:p>0.06216%</text:p>
          </table:table-cell>
          <table:table-cell table:formula="of:=NUMBERVALUE([.D64];&quot;.&quot;)" office:value-type="float" office:value="0.0006216" calcext:value-type="float">
            <text:p>0,0006216</text:p>
          </table:table-cell>
          <table:table-cell office:value-type="string" calcext:value-type="string">
            <text:p>0.05817%</text:p>
          </table:table-cell>
          <table:table-cell table:formula="of:=NUMBERVALUE([.F64];&quot;.&quot;)" office:value-type="float" office:value="0.0005817" calcext:value-type="float">
            <text:p>0,0005817</text:p>
          </table:table-cell>
          <table:table-cell office:value-type="string" calcext:value-type="string">
            <text:p>0.00749%</text:p>
          </table:table-cell>
          <table:table-cell table:formula="of:=NUMBERVALUE([.H64];&quot;.&quot;)" office:value-type="float" office:value="0.0000749" calcext:value-type="float">
            <text:p>0,0000749</text:p>
          </table:table-cell>
          <table:table-cell office:value-type="string" calcext:value-type="string">
            <text:p>0.05373%</text:p>
          </table:table-cell>
          <table:table-cell table:formula="of:=NUMBERVALUE([.J64];&quot;.&quot;)" office:value-type="float" office:value="0.0005373" calcext:value-type="float">
            <text:p>0,0005373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1.09699%</text:p>
          </table:table-cell>
          <table:table-cell table:formula="of:=NUMBERVALUE([.B65];&quot;.&quot;)" office:value-type="float" office:value="0.0109699" calcext:value-type="float">
            <text:p>0,0109699</text:p>
          </table:table-cell>
          <table:table-cell office:value-type="string" calcext:value-type="string">
            <text:p>3.02662%</text:p>
          </table:table-cell>
          <table:table-cell table:formula="of:=NUMBERVALUE([.D65];&quot;.&quot;)" office:value-type="float" office:value="0.0302662" calcext:value-type="float">
            <text:p>0,0302662</text:p>
          </table:table-cell>
          <table:table-cell office:value-type="string" calcext:value-type="string">
            <text:p>2.83623%</text:p>
          </table:table-cell>
          <table:table-cell table:formula="of:=NUMBERVALUE([.F65];&quot;.&quot;)" office:value-type="float" office:value="0.0283623" calcext:value-type="float">
            <text:p>0,0283623</text:p>
          </table:table-cell>
          <table:table-cell office:value-type="string" calcext:value-type="string">
            <text:p>1.20528%</text:p>
          </table:table-cell>
          <table:table-cell table:formula="of:=NUMBERVALUE([.H65];&quot;.&quot;)" office:value-type="float" office:value="0.0120528" calcext:value-type="float">
            <text:p>0,0120528</text:p>
          </table:table-cell>
          <table:table-cell office:value-type="string" calcext:value-type="string">
            <text:p>0.11507%</text:p>
          </table:table-cell>
          <table:table-cell table:formula="of:=NUMBERVALUE([.J65];&quot;.&quot;)" office:value-type="float" office:value="0.0011507" calcext:value-type="float">
            <text:p>0,0011507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29</text:p>
          </table:table-cell>
          <table:table-cell table:formula="of:=NUMBERVALUE([.B66];&quot;.&quot;)" office:value-type="float" office:value="0.99929" calcext:value-type="float">
            <text:p>0,99929</text:p>
          </table:table-cell>
          <table:table-cell office:value-type="string" calcext:value-type="string">
            <text:p>0.99938</text:p>
          </table:table-cell>
          <table:table-cell table:formula="of:=NUMBERVALUE([.D66];&quot;.&quot;)" office:value-type="float" office:value="0.99938" calcext:value-type="float">
            <text:p>0,99938</text:p>
          </table:table-cell>
          <table:table-cell office:value-type="string" calcext:value-type="string">
            <text:p>0.99942</text:p>
          </table:table-cell>
          <table:table-cell table:formula="of:=NUMBERVALUE([.F66];&quot;.&quot;)" office:value-type="float" office:value="0.99942" calcext:value-type="float">
            <text:p>0,99942</text:p>
          </table:table-cell>
          <table:table-cell office:value-type="string" calcext:value-type="string">
            <text:p>0.99993</text:p>
          </table:table-cell>
          <table:table-cell table:formula="of:=NUMBERVALUE([.H66];&quot;.&quot;)" office:value-type="float" office:value="0.99993" calcext:value-type="float">
            <text:p>0,99993</text:p>
          </table:table-cell>
          <table:table-cell office:value-type="string" calcext:value-type="string">
            <text:p>0.99946</text:p>
          </table:table-cell>
          <table:table-cell table:formula="of:=NUMBERVALUE([.J66];&quot;.&quot;)" office:value-type="float" office:value="0.99946" calcext:value-type="float">
            <text:p>0,99946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1482 </text:p>
          </table:table-cell>
          <table:table-cell table:formula="of:=NUMBERVALUE([.B67];&quot;.&quot;)" office:value-type="float" office:value="0.0031482" calcext:value-type="float">
            <text:p>0,0031482</text:p>
          </table:table-cell>
          <table:table-cell office:value-type="string" calcext:value-type="string">
            <text:p>0.0032794</text:p>
          </table:table-cell>
          <table:table-cell table:formula="of:=NUMBERVALUE([.D67];&quot;.&quot;)" office:value-type="float" office:value="0.0032794" calcext:value-type="float">
            <text:p>0,0032794</text:p>
          </table:table-cell>
          <table:table-cell office:value-type="string" calcext:value-type="string">
            <text:p>0.0030928</text:p>
          </table:table-cell>
          <table:table-cell table:formula="of:=NUMBERVALUE([.F67];&quot;.&quot;)" office:value-type="float" office:value="0.0030928" calcext:value-type="float">
            <text:p>0,0030928</text:p>
          </table:table-cell>
          <table:table-cell office:value-type="string" calcext:value-type="string">
            <text:p>0.0032215</text:p>
          </table:table-cell>
          <table:table-cell table:formula="of:=NUMBERVALUE([.H67];&quot;.&quot;)" office:value-type="float" office:value="0.0032215" calcext:value-type="float">
            <text:p>0,0032215</text:p>
          </table:table-cell>
          <table:table-cell office:value-type="string" calcext:value-type="string">
            <text:p>0.0031794</text:p>
          </table:table-cell>
          <table:table-cell table:formula="of:=NUMBERVALUE([.J67];&quot;.&quot;)" office:value-type="float" office:value="0.0031794" calcext:value-type="float">
            <text:p>0,0031794</text:p>
          </table:table-cell>
        </table:table-row>
        <table:table-row table:style-name="ro1">
          <table:table-cell table:style-name="ce61" office:value-type="string" calcext:value-type="string">
            <text:p>b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46.7</text:p>
          </table:table-cell>
          <table:table-cell table:style-name="ce66" table:formula="of:=TIME(0;0;NUMBERVALUE([.B69];&quot;.&quot;))" office:value-type="time" office:time-value="PT00H00M46.7S" calcext:value-type="time">
            <text:p>00:00:46</text:p>
          </table:table-cell>
          <table:table-cell office:value-type="string" calcext:value-type="string">
            <text:p>35.1</text:p>
          </table:table-cell>
          <table:table-cell table:style-name="ce66" table:formula="of:=TIME(0;0;NUMBERVALUE([.D69];&quot;.&quot;))" office:value-type="time" office:time-value="PT00H00M35.1S" calcext:value-type="time">
            <text:p>00:00:35</text:p>
          </table:table-cell>
          <table:table-cell office:value-type="string" calcext:value-type="string">
            <text:p>33.8</text:p>
          </table:table-cell>
          <table:table-cell table:style-name="ce66" table:formula="of:=TIME(0;0;NUMBERVALUE([.F69];&quot;.&quot;))" office:value-type="time" office:time-value="PT00H00M33.8S" calcext:value-type="time">
            <text:p>00:00:33</text:p>
          </table:table-cell>
          <table:table-cell office:value-type="string" calcext:value-type="string">
            <text:p>31.8</text:p>
          </table:table-cell>
          <table:table-cell table:style-name="ce66" table:formula="of:=TIME(0;0;NUMBERVALUE([.H69];&quot;.&quot;))" office:value-type="time" office:time-value="PT00H00M31.8S" calcext:value-type="time">
            <text:p>00:00:31</text:p>
          </table:table-cell>
          <table:table-cell office:value-type="string" calcext:value-type="string">
            <text:p>34.5</text:p>
          </table:table-cell>
          <table:table-cell table:style-name="ce66" table:formula="of:=TIME(0;0;NUMBERVALUE([.J69];&quot;.&quot;))" office:value-type="time" office:time-value="PT00H00M34.5S" calcext:value-type="time">
            <text:p>00:00:34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1.677221e-02</text:p>
          </table:table-cell>
          <table:table-cell table:formula="of:=NUMBERVALUE([.B70];&quot;.&quot;)" office:value-type="float" office:value="0.01677221" calcext:value-type="float">
            <text:p>0,01677221</text:p>
          </table:table-cell>
          <table:table-cell office:value-type="string" calcext:value-type="string">
            <text:p>6.306477e-03</text:p>
          </table:table-cell>
          <table:table-cell table:formula="of:=NUMBERVALUE([.D70];&quot;.&quot;)" office:value-type="float" office:value="0.006306477" calcext:value-type="float">
            <text:p>0,006306477</text:p>
          </table:table-cell>
          <table:table-cell office:value-type="string" calcext:value-type="string">
            <text:p>7.846975e-03</text:p>
          </table:table-cell>
          <table:table-cell table:formula="of:=NUMBERVALUE([.F70];&quot;.&quot;)" office:value-type="float" office:value="0.007846975" calcext:value-type="float">
            <text:p>0,007846975</text:p>
          </table:table-cell>
          <table:table-cell office:value-type="string" calcext:value-type="string">
            <text:p>3.610867e-03</text:p>
          </table:table-cell>
          <table:table-cell table:formula="of:=NUMBERVALUE([.H70];&quot;.&quot;)" office:value-type="float" office:value="0.003610867" calcext:value-type="float">
            <text:p>0,003610867</text:p>
          </table:table-cell>
          <table:table-cell office:value-type="string" calcext:value-type="string">
            <text:p>4.376913e-03</text:p>
          </table:table-cell>
          <table:table-cell table:formula="of:=NUMBERVALUE([.J70];&quot;.&quot;)" office:value-type="float" office:value="0.004376913" calcext:value-type="float">
            <text:p>0,004376913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7105%</text:p>
          </table:table-cell>
          <table:table-cell table:formula="of:=NUMBERVALUE([.B71];&quot;.&quot;)" office:value-type="float" office:value="0.0007105" calcext:value-type="float">
            <text:p>0,0007105</text:p>
          </table:table-cell>
          <table:table-cell office:value-type="string" calcext:value-type="string">
            <text:p>0.06216%</text:p>
          </table:table-cell>
          <table:table-cell table:formula="of:=NUMBERVALUE([.D71];&quot;.&quot;)" office:value-type="float" office:value="0.0006216" calcext:value-type="float">
            <text:p>0,0006216</text:p>
          </table:table-cell>
          <table:table-cell office:value-type="string" calcext:value-type="string">
            <text:p>0.05817%</text:p>
          </table:table-cell>
          <table:table-cell table:formula="of:=NUMBERVALUE([.F71];&quot;.&quot;)" office:value-type="float" office:value="0.0005817" calcext:value-type="float">
            <text:p>0,0005817</text:p>
          </table:table-cell>
          <table:table-cell office:value-type="string" calcext:value-type="string">
            <text:p>0.00749%</text:p>
          </table:table-cell>
          <table:table-cell table:formula="of:=NUMBERVALUE([.H71];&quot;.&quot;)" office:value-type="float" office:value="0.0000749" calcext:value-type="float">
            <text:p>0,0000749</text:p>
          </table:table-cell>
          <table:table-cell office:value-type="string" calcext:value-type="string">
            <text:p>0.05373%</text:p>
          </table:table-cell>
          <table:table-cell table:formula="of:=NUMBERVALUE([.J71];&quot;.&quot;)" office:value-type="float" office:value="0.0005373" calcext:value-type="float">
            <text:p>0,0005373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1.09699%</text:p>
          </table:table-cell>
          <table:table-cell table:formula="of:=NUMBERVALUE([.B72];&quot;.&quot;)" office:value-type="float" office:value="0.0109699" calcext:value-type="float">
            <text:p>0,0109699</text:p>
          </table:table-cell>
          <table:table-cell office:value-type="string" calcext:value-type="string">
            <text:p>3.02662%</text:p>
          </table:table-cell>
          <table:table-cell table:formula="of:=NUMBERVALUE([.D72];&quot;.&quot;)" office:value-type="float" office:value="0.0302662" calcext:value-type="float">
            <text:p>0,0302662</text:p>
          </table:table-cell>
          <table:table-cell office:value-type="string" calcext:value-type="string">
            <text:p>2.83623%</text:p>
          </table:table-cell>
          <table:table-cell table:formula="of:=NUMBERVALUE([.F72];&quot;.&quot;)" office:value-type="float" office:value="0.0283623" calcext:value-type="float">
            <text:p>0,0283623</text:p>
          </table:table-cell>
          <table:table-cell office:value-type="string" calcext:value-type="string">
            <text:p>1.20528%</text:p>
          </table:table-cell>
          <table:table-cell table:formula="of:=NUMBERVALUE([.H72];&quot;.&quot;)" office:value-type="float" office:value="0.0120528" calcext:value-type="float">
            <text:p>0,0120528</text:p>
          </table:table-cell>
          <table:table-cell office:value-type="string" calcext:value-type="string">
            <text:p>0.05373%</text:p>
          </table:table-cell>
          <table:table-cell table:formula="of:=NUMBERVALUE([.J72];&quot;.&quot;)" office:value-type="float" office:value="0.0005373" calcext:value-type="float">
            <text:p>0,0005373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29</text:p>
          </table:table-cell>
          <table:table-cell table:formula="of:=NUMBERVALUE([.B73];&quot;.&quot;)" office:value-type="float" office:value="0.99929" calcext:value-type="float">
            <text:p>0,99929</text:p>
          </table:table-cell>
          <table:table-cell office:value-type="string" calcext:value-type="string">
            <text:p>0.99938</text:p>
          </table:table-cell>
          <table:table-cell table:formula="of:=NUMBERVALUE([.D73];&quot;.&quot;)" office:value-type="float" office:value="0.99938" calcext:value-type="float">
            <text:p>0,99938</text:p>
          </table:table-cell>
          <table:table-cell office:value-type="string" calcext:value-type="string">
            <text:p>0.99942</text:p>
          </table:table-cell>
          <table:table-cell table:formula="of:=NUMBERVALUE([.F73];&quot;.&quot;)" office:value-type="float" office:value="0.99942" calcext:value-type="float">
            <text:p>0,99942</text:p>
          </table:table-cell>
          <table:table-cell office:value-type="string" calcext:value-type="string">
            <text:p>0.99993</text:p>
          </table:table-cell>
          <table:table-cell table:formula="of:=NUMBERVALUE([.H73];&quot;.&quot;)" office:value-type="float" office:value="0.99993" calcext:value-type="float">
            <text:p>0,99993</text:p>
          </table:table-cell>
          <table:table-cell office:value-type="string" calcext:value-type="string">
            <text:p>0.99946</text:p>
          </table:table-cell>
          <table:table-cell table:formula="of:=NUMBERVALUE([.J73];&quot;.&quot;)" office:value-type="float" office:value="0.99946" calcext:value-type="float">
            <text:p>0,99946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1482</text:p>
          </table:table-cell>
          <table:table-cell table:formula="of:=NUMBERVALUE([.B74];&quot;.&quot;)" office:value-type="float" office:value="0.0031482" calcext:value-type="float">
            <text:p>0,0031482</text:p>
          </table:table-cell>
          <table:table-cell office:value-type="string" calcext:value-type="string">
            <text:p>0.0032794</text:p>
          </table:table-cell>
          <table:table-cell table:formula="of:=NUMBERVALUE([.D74];&quot;.&quot;)" office:value-type="float" office:value="0.0032794" calcext:value-type="float">
            <text:p>0,0032794</text:p>
          </table:table-cell>
          <table:table-cell office:value-type="string" calcext:value-type="string">
            <text:p>0.0030928</text:p>
          </table:table-cell>
          <table:table-cell table:formula="of:=NUMBERVALUE([.F74];&quot;.&quot;)" office:value-type="float" office:value="0.0030928" calcext:value-type="float">
            <text:p>0,0030928</text:p>
          </table:table-cell>
          <table:table-cell office:value-type="string" calcext:value-type="string">
            <text:p>0.0032215</text:p>
          </table:table-cell>
          <table:table-cell table:formula="of:=NUMBERVALUE([.H74];&quot;.&quot;)" office:value-type="float" office:value="0.0032215" calcext:value-type="float">
            <text:p>0,0032215</text:p>
          </table:table-cell>
          <table:table-cell office:value-type="string" calcext:value-type="string">
            <text:p>0.0031794</text:p>
          </table:table-cell>
          <table:table-cell table:formula="of:=NUMBERVALUE([.J74];&quot;.&quot;)" office:value-type="float" office:value="0.0031794" calcext:value-type="float">
            <text:p>0,0031794</text:p>
          </table:table-cell>
        </table:table-row>
        <table:table-row table:style-name="ro1">
          <table:table-cell table:style-name="ce61" office:value-type="string" calcext:value-type="string">
            <text:p>c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46.7</text:p>
          </table:table-cell>
          <table:table-cell table:style-name="ce66" table:formula="of:=TIME(0;0;NUMBERVALUE([.B76];&quot;.&quot;))" office:value-type="time" office:time-value="PT00H00M46.7S" calcext:value-type="time">
            <text:p>00:00:46</text:p>
          </table:table-cell>
          <table:table-cell office:value-type="string" calcext:value-type="string">
            <text:p>32.6</text:p>
          </table:table-cell>
          <table:table-cell table:style-name="ce66" table:formula="of:=TIME(0;0;NUMBERVALUE([.D76];&quot;.&quot;))" office:value-type="time" office:time-value="PT00H00M32.6S" calcext:value-type="time">
            <text:p>00:00:32</text:p>
          </table:table-cell>
          <table:table-cell office:value-type="string" calcext:value-type="string">
            <text:p>32.4</text:p>
          </table:table-cell>
          <table:table-cell table:style-name="ce66" table:formula="of:=TIME(0;0;NUMBERVALUE([.F76];&quot;.&quot;))" office:value-type="time" office:time-value="PT00H00M32.4S" calcext:value-type="time">
            <text:p>00:00:32</text:p>
          </table:table-cell>
          <table:table-cell office:value-type="string" calcext:value-type="string">
            <text:p>33.7</text:p>
          </table:table-cell>
          <table:table-cell table:style-name="ce66" table:formula="of:=TIME(0;0;NUMBERVALUE([.H76];&quot;.&quot;))" office:value-type="time" office:time-value="PT00H00M33.7S" calcext:value-type="time">
            <text:p>00:00:33</text:p>
          </table:table-cell>
          <table:table-cell office:value-type="string" calcext:value-type="string">
            <text:p>33.9</text:p>
          </table:table-cell>
          <table:table-cell table:style-name="ce66" table:formula="of:=TIME(0;0;NUMBERVALUE([.J76];&quot;.&quot;))" office:value-type="time" office:time-value="PT00H00M33.9S" calcext:value-type="time">
            <text:p>00:00:33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1.677221e-02</text:p>
          </table:table-cell>
          <table:table-cell table:formula="of:=NUMBERVALUE([.B77];&quot;.&quot;)" office:value-type="float" office:value="0.01677221" calcext:value-type="float">
            <text:p>0,01677221</text:p>
          </table:table-cell>
          <table:table-cell office:value-type="string" calcext:value-type="string">
            <text:p>6.306477e-03</text:p>
          </table:table-cell>
          <table:table-cell table:formula="of:=NUMBERVALUE([.D77];&quot;.&quot;)" office:value-type="float" office:value="0.006306477" calcext:value-type="float">
            <text:p>0,006306477</text:p>
          </table:table-cell>
          <table:table-cell office:value-type="string" calcext:value-type="string">
            <text:p>7.846975e-03</text:p>
          </table:table-cell>
          <table:table-cell table:formula="of:=NUMBERVALUE([.F77];&quot;.&quot;)" office:value-type="float" office:value="0.007846975" calcext:value-type="float">
            <text:p>0,007846975</text:p>
          </table:table-cell>
          <table:table-cell office:value-type="string" calcext:value-type="string">
            <text:p>3.610867e-03</text:p>
          </table:table-cell>
          <table:table-cell table:formula="of:=NUMBERVALUE([.H77];&quot;.&quot;)" office:value-type="float" office:value="0.003610867" calcext:value-type="float">
            <text:p>0,003610867</text:p>
          </table:table-cell>
          <table:table-cell office:value-type="string" calcext:value-type="string">
            <text:p>4.376913e-03</text:p>
          </table:table-cell>
          <table:table-cell table:formula="of:=NUMBERVALUE([.J77];&quot;.&quot;)" office:value-type="float" office:value="0.004376913" calcext:value-type="float">
            <text:p>0,004376913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7105%</text:p>
          </table:table-cell>
          <table:table-cell table:formula="of:=NUMBERVALUE([.B78];&quot;.&quot;)" office:value-type="float" office:value="0.0007105" calcext:value-type="float">
            <text:p>0,0007105</text:p>
          </table:table-cell>
          <table:table-cell office:value-type="string" calcext:value-type="string">
            <text:p>0.06216%</text:p>
          </table:table-cell>
          <table:table-cell table:formula="of:=NUMBERVALUE([.D78];&quot;.&quot;)" office:value-type="float" office:value="0.0006216" calcext:value-type="float">
            <text:p>0,0006216</text:p>
          </table:table-cell>
          <table:table-cell office:value-type="string" calcext:value-type="string">
            <text:p>0.05817%</text:p>
          </table:table-cell>
          <table:table-cell table:formula="of:=NUMBERVALUE([.F78];&quot;.&quot;)" office:value-type="float" office:value="0.0005817" calcext:value-type="float">
            <text:p>0,0005817</text:p>
          </table:table-cell>
          <table:table-cell office:value-type="string" calcext:value-type="string">
            <text:p>0.00749%</text:p>
          </table:table-cell>
          <table:table-cell table:formula="of:=NUMBERVALUE([.H78];&quot;.&quot;)" office:value-type="float" office:value="0.0000749" calcext:value-type="float">
            <text:p>0,0000749</text:p>
          </table:table-cell>
          <table:table-cell office:value-type="string" calcext:value-type="string">
            <text:p>0.05373%</text:p>
          </table:table-cell>
          <table:table-cell table:formula="of:=NUMBERVALUE([.J78];&quot;.&quot;)" office:value-type="float" office:value="0.0005373" calcext:value-type="float">
            <text:p>0,0005373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1.09699%</text:p>
          </table:table-cell>
          <table:table-cell table:formula="of:=NUMBERVALUE([.B79];&quot;.&quot;)" office:value-type="float" office:value="0.0109699" calcext:value-type="float">
            <text:p>0,0109699</text:p>
          </table:table-cell>
          <table:table-cell office:value-type="string" calcext:value-type="string">
            <text:p>3.02662%</text:p>
          </table:table-cell>
          <table:table-cell table:formula="of:=NUMBERVALUE([.D79];&quot;.&quot;)" office:value-type="float" office:value="0.0302662" calcext:value-type="float">
            <text:p>0,0302662</text:p>
          </table:table-cell>
          <table:table-cell office:value-type="string" calcext:value-type="string">
            <text:p>2.83623%</text:p>
          </table:table-cell>
          <table:table-cell table:formula="of:=NUMBERVALUE([.F79];&quot;.&quot;)" office:value-type="float" office:value="0.0283623" calcext:value-type="float">
            <text:p>0,0283623</text:p>
          </table:table-cell>
          <table:table-cell office:value-type="string" calcext:value-type="string">
            <text:p>1.20528%</text:p>
          </table:table-cell>
          <table:table-cell table:formula="of:=NUMBERVALUE([.H79];&quot;.&quot;)" office:value-type="float" office:value="0.0120528" calcext:value-type="float">
            <text:p>0,0120528</text:p>
          </table:table-cell>
          <table:table-cell office:value-type="string" calcext:value-type="string">
            <text:p>0.11507%</text:p>
          </table:table-cell>
          <table:table-cell table:formula="of:=NUMBERVALUE([.J79];&quot;.&quot;)" office:value-type="float" office:value="0.0011507" calcext:value-type="float">
            <text:p>0,0011507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29</text:p>
          </table:table-cell>
          <table:table-cell table:formula="of:=NUMBERVALUE([.B80];&quot;.&quot;)" office:value-type="float" office:value="0.99929" calcext:value-type="float">
            <text:p>0,99929</text:p>
          </table:table-cell>
          <table:table-cell office:value-type="string" calcext:value-type="string">
            <text:p>0.99938</text:p>
          </table:table-cell>
          <table:table-cell table:formula="of:=NUMBERVALUE([.D80];&quot;.&quot;)" office:value-type="float" office:value="0.99938" calcext:value-type="float">
            <text:p>0,99938</text:p>
          </table:table-cell>
          <table:table-cell office:value-type="string" calcext:value-type="string">
            <text:p>0.99942</text:p>
          </table:table-cell>
          <table:table-cell table:formula="of:=NUMBERVALUE([.F80];&quot;.&quot;)" office:value-type="float" office:value="0.99942" calcext:value-type="float">
            <text:p>0,99942</text:p>
          </table:table-cell>
          <table:table-cell office:value-type="string" calcext:value-type="string">
            <text:p>0.99993</text:p>
          </table:table-cell>
          <table:table-cell table:formula="of:=NUMBERVALUE([.H80];&quot;.&quot;)" office:value-type="float" office:value="0.99993" calcext:value-type="float">
            <text:p>0,99993</text:p>
          </table:table-cell>
          <table:table-cell office:value-type="string" calcext:value-type="string">
            <text:p>0.99946</text:p>
          </table:table-cell>
          <table:table-cell table:formula="of:=NUMBERVALUE([.J80];&quot;.&quot;)" office:value-type="float" office:value="0.99946" calcext:value-type="float">
            <text:p>0,99946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1482</text:p>
          </table:table-cell>
          <table:table-cell table:formula="of:=NUMBERVALUE([.B81];&quot;.&quot;)" office:value-type="float" office:value="0.0031482" calcext:value-type="float">
            <text:p>0,0031482</text:p>
          </table:table-cell>
          <table:table-cell office:value-type="string" calcext:value-type="string">
            <text:p>0.0032794</text:p>
          </table:table-cell>
          <table:table-cell table:formula="of:=NUMBERVALUE([.D81];&quot;.&quot;)" office:value-type="float" office:value="0.0032794" calcext:value-type="float">
            <text:p>0,0032794</text:p>
          </table:table-cell>
          <table:table-cell office:value-type="string" calcext:value-type="string">
            <text:p>0.0030928</text:p>
          </table:table-cell>
          <table:table-cell table:formula="of:=NUMBERVALUE([.F81];&quot;.&quot;)" office:value-type="float" office:value="0.0030928" calcext:value-type="float">
            <text:p>0,0030928</text:p>
          </table:table-cell>
          <table:table-cell office:value-type="string" calcext:value-type="string">
            <text:p>0.0032215</text:p>
          </table:table-cell>
          <table:table-cell table:formula="of:=NUMBERVALUE([.H81];&quot;.&quot;)" office:value-type="float" office:value="0.0032215" calcext:value-type="float">
            <text:p>0,0032215</text:p>
          </table:table-cell>
          <table:table-cell office:value-type="string" calcext:value-type="string">
            <text:p>0.0031794</text:p>
          </table:table-cell>
          <table:table-cell table:formula="of:=NUMBERVALUE([.J81];&quot;.&quot;)" office:value-type="float" office:value="0.0031794" calcext:value-type="float">
            <text:p>0,0031794</text:p>
          </table:table-cell>
        </table:table-row>
        <table:table-row table:style-name="ro1">
          <table:table-cell/>
          <table:table-cell table:style-name="ce11"/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62];[.C69];[.C76])" office:value-type="time" office:time-value="PT00H00M45.966666667S" calcext:value-type="time">
            <text:p>00:00:45</text:p>
          </table:table-cell>
          <table:table-cell table:style-name="Default"/>
          <table:table-cell table:style-name="ce68" table:formula="of:=AVERAGE([.E62];[.E69];[.E76])" office:value-type="time" office:time-value="PT00H00M33.833333333S" calcext:value-type="time">
            <text:p>00:00:33</text:p>
          </table:table-cell>
          <table:table-cell table:style-name="Default"/>
          <table:table-cell table:style-name="ce68" table:formula="of:=AVERAGE([.G62];[.G69];[.G76])" office:value-type="time" office:time-value="PT00H00M32.766666667S" calcext:value-type="time">
            <text:p>00:00:32</text:p>
          </table:table-cell>
          <table:table-cell table:style-name="Default"/>
          <table:table-cell table:style-name="ce68" table:formula="of:=AVERAGE([.I62];[.I69];[.I76])" office:value-type="time" office:time-value="PT00H00M32.133333333S" calcext:value-type="time">
            <text:p>00:00:32</text:p>
          </table:table-cell>
          <table:table-cell table:style-name="Default"/>
          <table:table-cell table:style-name="ce68" table:formula="of:=AVERAGE([.K62];[.K69];[.K76])" office:value-type="time" office:time-value="PT00H00M34S" calcext:value-type="time">
            <text:p>00:00:34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63];[.C70];[.C77])" office:value-type="float" office:value="0.01677221" calcext:value-type="float">
            <text:p>0,01677221</text:p>
          </table:table-cell>
          <table:table-cell table:style-name="Default"/>
          <table:table-cell table:style-name="ce70" table:formula="of:=AVERAGE([.E63];[.E70];[.E77])" office:value-type="float" office:value="0.006306477" calcext:value-type="float">
            <text:p>0,006306477</text:p>
          </table:table-cell>
          <table:table-cell table:style-name="Default"/>
          <table:table-cell table:style-name="ce70" table:formula="of:=AVERAGE([.G63];[.G70];[.G77])" office:value-type="float" office:value="0.007846975" calcext:value-type="float">
            <text:p>0,007846975</text:p>
          </table:table-cell>
          <table:table-cell table:style-name="Default"/>
          <table:table-cell table:style-name="ce70" table:formula="of:=AVERAGE([.I63];[.I70];[.I77])" office:value-type="float" office:value="0.003610867" calcext:value-type="float">
            <text:p>0,003610867</text:p>
          </table:table-cell>
          <table:table-cell table:style-name="Default"/>
          <table:table-cell table:style-name="ce70" table:formula="of:=AVERAGE([.K63];[.K70];[.K77])" office:value-type="float" office:value="0.004376913" calcext:value-type="float">
            <text:p>0,004376913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64];[.C71];[.C78])" office:value-type="float" office:value="0.0007105" calcext:value-type="float">
            <text:p>0,0007105</text:p>
          </table:table-cell>
          <table:table-cell table:style-name="Default"/>
          <table:table-cell table:style-name="ce70" table:formula="of:=AVERAGE([.E64];[.E71];[.E78])" office:value-type="float" office:value="0.0006216" calcext:value-type="float">
            <text:p>0,0006216</text:p>
          </table:table-cell>
          <table:table-cell table:style-name="Default"/>
          <table:table-cell table:style-name="ce70" table:formula="of:=AVERAGE([.G64];[.G71];[.G78])" office:value-type="float" office:value="0.0005817" calcext:value-type="float">
            <text:p>0,0005817</text:p>
          </table:table-cell>
          <table:table-cell table:style-name="Default"/>
          <table:table-cell table:style-name="ce70" table:formula="of:=AVERAGE([.I64];[.I71];[.I78])" office:value-type="float" office:value="0.0000749" calcext:value-type="float">
            <text:p>0,0000749</text:p>
          </table:table-cell>
          <table:table-cell table:style-name="Default"/>
          <table:table-cell table:style-name="ce70" table:formula="of:=AVERAGE([.K64];[.K71];[.K78])" office:value-type="float" office:value="0.0005373" calcext:value-type="float">
            <text:p>0,0005373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65];[.C72];[.C79])" office:value-type="float" office:value="0.0109699" calcext:value-type="float">
            <text:p>0,0109699</text:p>
          </table:table-cell>
          <table:table-cell table:style-name="Default"/>
          <table:table-cell table:style-name="ce70" table:formula="of:=AVERAGE([.E65];[.E72];[.E79])" office:value-type="float" office:value="0.0302662" calcext:value-type="float">
            <text:p>0,0302662</text:p>
          </table:table-cell>
          <table:table-cell table:style-name="Default"/>
          <table:table-cell table:style-name="ce70" table:formula="of:=AVERAGE([.G65];[.G72];[.G79])" office:value-type="float" office:value="0.0283623" calcext:value-type="float">
            <text:p>0,0283623</text:p>
          </table:table-cell>
          <table:table-cell table:style-name="Default"/>
          <table:table-cell table:style-name="ce70" table:formula="of:=AVERAGE([.I65];[.I72];[.I79])" office:value-type="float" office:value="0.0120528" calcext:value-type="float">
            <text:p>0,0120528</text:p>
          </table:table-cell>
          <table:table-cell table:style-name="Default"/>
          <table:table-cell table:style-name="ce70" table:formula="of:=AVERAGE([.K65];[.K72];[.K79])" office:value-type="float" office:value="0.000946233333333333" calcext:value-type="float">
            <text:p>0,000946233333333333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66];[.C73];[.C80])" office:value-type="float" office:value="0.99929" calcext:value-type="float">
            <text:p>0,99929</text:p>
          </table:table-cell>
          <table:table-cell table:style-name="Default"/>
          <table:table-cell table:style-name="ce70" table:formula="of:=AVERAGE([.E66];[.E73];[.E80])" office:value-type="float" office:value="0.99938" calcext:value-type="float">
            <text:p>0,99938</text:p>
          </table:table-cell>
          <table:table-cell table:style-name="Default"/>
          <table:table-cell table:style-name="ce70" table:formula="of:=AVERAGE([.G66];[.G73];[.G80])" office:value-type="float" office:value="0.99942" calcext:value-type="float">
            <text:p>0,99942</text:p>
          </table:table-cell>
          <table:table-cell table:style-name="Default"/>
          <table:table-cell table:style-name="ce70" table:formula="of:=AVERAGE([.I66];[.I73];[.I80])" office:value-type="float" office:value="0.99993" calcext:value-type="float">
            <text:p>0,99993</text:p>
          </table:table-cell>
          <table:table-cell table:style-name="Default"/>
          <table:table-cell table:style-name="ce70" table:formula="of:=AVERAGE([.K66];[.K73];[.K80])" office:value-type="float" office:value="0.99946" calcext:value-type="float">
            <text:p>0,99946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67];[.C74];[.C81])" office:value-type="float" office:value="0.0031482" calcext:value-type="float">
            <text:p>0,0031482</text:p>
          </table:table-cell>
          <table:table-cell table:style-name="Default"/>
          <table:table-cell table:style-name="ce70" table:formula="of:=AVERAGE([.E67];[.E74];[.E81])" office:value-type="float" office:value="0.0032794" calcext:value-type="float">
            <text:p>0,0032794</text:p>
          </table:table-cell>
          <table:table-cell table:style-name="Default"/>
          <table:table-cell table:style-name="ce70" table:formula="of:=AVERAGE([.G67];[.G74];[.G81])" office:value-type="float" office:value="0.0030928" calcext:value-type="float">
            <text:p>0,0030928</text:p>
          </table:table-cell>
          <table:table-cell table:style-name="Default"/>
          <table:table-cell table:style-name="ce70" table:formula="of:=AVERAGE([.I67];[.I74];[.I81])" office:value-type="float" office:value="0.0032215" calcext:value-type="float">
            <text:p>0,0032215</text:p>
          </table:table-cell>
          <table:table-cell table:style-name="Default"/>
          <table:table-cell table:style-name="ce70" table:formula="of:=AVERAGE([.K67];[.K74];[.K81])" office:value-type="float" office:value="0.0031794" calcext:value-type="float">
            <text:p>0,0031794</text:p>
          </table:table-cell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 table:style-name="ce1" office:value-type="float" office:value="1600" calcext:value-type="float">
            <text:p>1600</text:p>
          </table:table-cell>
          <table:table-cell table:style-name="ce25" office:value-type="float" office:value="16" calcext:value-type="float">
            <text:p>16</text:p>
          </table:table-cell>
          <table:table-cell table:style-name="ce25"/>
          <table:table-cell table:style-name="ce25" office:value-type="float" office:value="17" calcext:value-type="float">
            <text:p>17</text:p>
          </table:table-cell>
          <table:table-cell table:style-name="ce25"/>
          <table:table-cell table:style-name="ce25" office:value-type="float" office:value="18" calcext:value-type="float">
            <text:p>18</text:p>
          </table:table-cell>
          <table:table-cell table:style-name="ce25"/>
          <table:table-cell table:style-name="ce25" office:value-type="float" office:value="19" calcext:value-type="float">
            <text:p>19</text:p>
          </table:table-cell>
          <table:table-cell table:style-name="ce25"/>
          <table:table-cell table:style-name="ce25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1min 3s</text:p>
          </table:table-cell>
          <table:table-cell table:style-name="ce33" table:formula="of:=TIME(0;LEFT([.B91];SEARCH(&quot;min&quot;;[.B91])-1);MID([.B91];SEARCH(&quot;min&quot;;[.B91])+4;(SEARCH(&quot;s&quot;;[.B91])-1)-(SEARCH(&quot;min&quot;;[.B91])+3)))" office:value-type="time" office:time-value="PT00H01M03S" calcext:value-type="time">
            <text:p>00:01:03</text:p>
          </table:table-cell>
          <table:table-cell office:value-type="string" calcext:value-type="string">
            <text:p>32.3 </text:p>
          </table:table-cell>
          <table:table-cell table:style-name="ce66" table:formula="of:=TIME(0;0;NUMBERVALUE([.D91];&quot;.&quot;))" office:value-type="time" office:time-value="PT00H00M32.3S" calcext:value-type="time">
            <text:p>00:00:32</text:p>
          </table:table-cell>
          <table:table-cell office:value-type="string" calcext:value-type="string">
            <text:p>37.8</text:p>
          </table:table-cell>
          <table:table-cell table:style-name="ce66" table:formula="of:=TIME(0;0;NUMBERVALUE([.F91];&quot;.&quot;))" office:value-type="time" office:time-value="PT00H00M37.8S" calcext:value-type="time">
            <text:p>00:00:37</text:p>
          </table:table-cell>
          <table:table-cell office:value-type="string" calcext:value-type="string">
            <text:p>34.5</text:p>
          </table:table-cell>
          <table:table-cell table:style-name="ce66" table:formula="of:=TIME(0;0;NUMBERVALUE([.H91];&quot;.&quot;))" office:value-type="time" office:time-value="PT00H00M34.5S" calcext:value-type="time">
            <text:p>00:00:34</text:p>
          </table:table-cell>
          <table:table-cell office:value-type="string" calcext:value-type="string">
            <text:p>37.2</text:p>
          </table:table-cell>
          <table:table-cell table:style-name="ce66" table:formula="of:=TIME(0;0;NUMBERVALUE([.J91];&quot;.&quot;))" office:value-type="time" office:time-value="PT00H00M37.2S" calcext:value-type="time">
            <text:p>00:00:37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3.154124e-03</text:p>
          </table:table-cell>
          <table:table-cell table:formula="of:=NUMBERVALUE([.B92];&quot;.&quot;)" office:value-type="float" office:value="0.003154124" calcext:value-type="float">
            <text:p>0,003154124</text:p>
          </table:table-cell>
          <table:table-cell office:value-type="string" calcext:value-type="string">
            <text:p>6.541028e-03</text:p>
          </table:table-cell>
          <table:table-cell table:formula="of:=NUMBERVALUE([.D92];&quot;.&quot;)" office:value-type="float" office:value="0.006541028" calcext:value-type="float">
            <text:p>0,006541028</text:p>
          </table:table-cell>
          <table:table-cell office:value-type="string" calcext:value-type="string">
            <text:p>4.654613e-03</text:p>
          </table:table-cell>
          <table:table-cell table:formula="of:=NUMBERVALUE([.F92];&quot;.&quot;)" office:value-type="float" office:value="0.004654613" calcext:value-type="float">
            <text:p>0,004654613</text:p>
          </table:table-cell>
          <table:table-cell office:value-type="string" calcext:value-type="string">
            <text:p>1.685301e-03</text:p>
          </table:table-cell>
          <table:table-cell table:formula="of:=NUMBERVALUE([.H92];&quot;.&quot;)" office:value-type="float" office:value="0.001685301" calcext:value-type="float">
            <text:p>0,001685301</text:p>
          </table:table-cell>
          <table:table-cell office:value-type="string" calcext:value-type="string">
            <text:p>2.736355e-03</text:p>
          </table:table-cell>
          <table:table-cell table:formula="of:=NUMBERVALUE([.J92];&quot;.&quot;)" office:value-type="float" office:value="0.002736355" calcext:value-type="float">
            <text:p>0,002736355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0207%</text:p>
          </table:table-cell>
          <table:table-cell table:formula="of:=NUMBERVALUE([.B93];&quot;.&quot;)" office:value-type="float" office:value="0.0000207" calcext:value-type="float">
            <text:p>0,0000207</text:p>
          </table:table-cell>
          <table:table-cell office:value-type="string" calcext:value-type="string">
            <text:p>0.27100%</text:p>
          </table:table-cell>
          <table:table-cell table:formula="of:=NUMBERVALUE([.D93];&quot;.&quot;)" office:value-type="float" office:value="0.00271" calcext:value-type="float">
            <text:p>0,00271</text:p>
          </table:table-cell>
          <table:table-cell office:value-type="string" calcext:value-type="string">
            <text:p>0.02140%</text:p>
          </table:table-cell>
          <table:table-cell table:formula="of:=NUMBERVALUE([.F93];&quot;.&quot;)" office:value-type="float" office:value="0.000214" calcext:value-type="float">
            <text:p>0,000214</text:p>
          </table:table-cell>
          <table:table-cell office:value-type="string" calcext:value-type="string">
            <text:p>0.05827%</text:p>
          </table:table-cell>
          <table:table-cell table:formula="of:=NUMBERVALUE([.H93];&quot;.&quot;)" office:value-type="float" office:value="0.0005827" calcext:value-type="float">
            <text:p>0,0005827</text:p>
          </table:table-cell>
          <table:table-cell office:value-type="string" calcext:value-type="string">
            <text:p>0.01897%</text:p>
          </table:table-cell>
          <table:table-cell table:formula="of:=NUMBERVALUE([.J93];&quot;.&quot;)" office:value-type="float" office:value="0.0001897" calcext:value-type="float">
            <text:p>0,000189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0.41406%</text:p>
          </table:table-cell>
          <table:table-cell table:formula="of:=NUMBERVALUE([.B94];&quot;.&quot;)" office:value-type="float" office:value="0.0041406" calcext:value-type="float">
            <text:p>0,0041406</text:p>
          </table:table-cell>
          <table:table-cell office:value-type="string" calcext:value-type="string">
            <text:p>3.79468%</text:p>
          </table:table-cell>
          <table:table-cell table:formula="of:=NUMBERVALUE([.D94];&quot;.&quot;)" office:value-type="float" office:value="0.0379468" calcext:value-type="float">
            <text:p>0,0379468</text:p>
          </table:table-cell>
          <table:table-cell office:value-type="string" calcext:value-type="string">
            <text:p>2.09017%</text:p>
          </table:table-cell>
          <table:table-cell table:formula="of:=NUMBERVALUE([.F94];&quot;.&quot;)" office:value-type="float" office:value="0.0209017" calcext:value-type="float">
            <text:p>0,0209017</text:p>
          </table:table-cell>
          <table:table-cell office:value-type="string" calcext:value-type="string">
            <text:p>0.03183%</text:p>
          </table:table-cell>
          <table:table-cell table:formula="of:=NUMBERVALUE([.H94];&quot;.&quot;)" office:value-type="float" office:value="0.0003183" calcext:value-type="float">
            <text:p>0,0003183</text:p>
          </table:table-cell>
          <table:table-cell office:value-type="string" calcext:value-type="string">
            <text:p>1.35340%</text:p>
          </table:table-cell>
          <table:table-cell table:formula="of:=NUMBERVALUE([.J94];&quot;.&quot;)" office:value-type="float" office:value="0.013534" calcext:value-type="float">
            <text:p>0,013534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98</text:p>
          </table:table-cell>
          <table:table-cell table:formula="of:=NUMBERVALUE([.B95];&quot;.&quot;)" office:value-type="float" office:value="0.99998" calcext:value-type="float">
            <text:p>0,99998</text:p>
          </table:table-cell>
          <table:table-cell office:value-type="string" calcext:value-type="string">
            <text:p>0.99729</text:p>
          </table:table-cell>
          <table:table-cell table:formula="of:=NUMBERVALUE([.D95];&quot;.&quot;)" office:value-type="float" office:value="0.99729" calcext:value-type="float">
            <text:p>0,99729</text:p>
          </table:table-cell>
          <table:table-cell office:value-type="string" calcext:value-type="string">
            <text:p>1.00021</text:p>
          </table:table-cell>
          <table:table-cell table:formula="of:=NUMBERVALUE([.F95];&quot;.&quot;)" office:value-type="float" office:value="1.00021" calcext:value-type="float">
            <text:p>1,00021</text:p>
          </table:table-cell>
          <table:table-cell office:value-type="string" calcext:value-type="string">
            <text:p>0.99942</text:p>
          </table:table-cell>
          <table:table-cell table:formula="of:=NUMBERVALUE([.H95];&quot;.&quot;)" office:value-type="float" office:value="0.99942" calcext:value-type="float">
            <text:p>0,99942</text:p>
          </table:table-cell>
          <table:table-cell office:value-type="string" calcext:value-type="string">
            <text:p>0.99981</text:p>
          </table:table-cell>
          <table:table-cell table:formula="of:=NUMBERVALUE([.J95];&quot;.&quot;)" office:value-type="float" office:value="0.99981" calcext:value-type="float">
            <text:p>0,99981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1699</text:p>
          </table:table-cell>
          <table:table-cell table:formula="of:=NUMBERVALUE([.B96];&quot;.&quot;)" office:value-type="float" office:value="0.0031699" calcext:value-type="float">
            <text:p>0,0031699</text:p>
          </table:table-cell>
          <table:table-cell office:value-type="string" calcext:value-type="string">
            <text:p>0.0033039</text:p>
          </table:table-cell>
          <table:table-cell table:formula="of:=NUMBERVALUE([.D96];&quot;.&quot;)" office:value-type="float" office:value="0.0033039" calcext:value-type="float">
            <text:p>0,0033039</text:p>
          </table:table-cell>
          <table:table-cell office:value-type="string" calcext:value-type="string">
            <text:p>0.0031166</text:p>
          </table:table-cell>
          <table:table-cell table:formula="of:=NUMBERVALUE([.F96];&quot;.&quot;)" office:value-type="float" office:value="0.0031166" calcext:value-type="float">
            <text:p>0,0031166</text:p>
          </table:table-cell>
          <table:table-cell office:value-type="string" calcext:value-type="string">
            <text:p>0.0031841</text:p>
          </table:table-cell>
          <table:table-cell table:formula="of:=NUMBERVALUE([.H96];&quot;.&quot;)" office:value-type="float" office:value="0.0031841" calcext:value-type="float">
            <text:p>0,0031841</text:p>
          </table:table-cell>
          <table:table-cell office:value-type="string" calcext:value-type="string">
            <text:p>0.0031400</text:p>
          </table:table-cell>
          <table:table-cell table:formula="of:=NUMBERVALUE([.J96];&quot;.&quot;)" office:value-type="float" office:value="0.00314" calcext:value-type="float">
            <text:p>0,00314</text:p>
          </table:table-cell>
        </table:table-row>
        <table:table-row table:style-name="ro1">
          <table:table-cell table:style-name="ce61" office:value-type="string" calcext:value-type="string">
            <text:p>b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1min 7s</text:p>
          </table:table-cell>
          <table:table-cell table:style-name="ce33" table:formula="of:=TIME(0;LEFT([.B98];SEARCH(&quot;min&quot;;[.B98])-1);MID([.B98];SEARCH(&quot;min&quot;;[.B98])+4;(SEARCH(&quot;s&quot;;[.B98])-1)-(SEARCH(&quot;min&quot;;[.B98])+3)))" office:value-type="time" office:time-value="PT00H01M07S" calcext:value-type="time">
            <text:p>00:01:07</text:p>
          </table:table-cell>
          <table:table-cell office:value-type="string" calcext:value-type="string">
            <text:p>32.3 </text:p>
          </table:table-cell>
          <table:table-cell table:style-name="ce66" table:formula="of:=TIME(0;0;NUMBERVALUE([.D98];&quot;.&quot;))" office:value-type="time" office:time-value="PT00H00M32.3S" calcext:value-type="time">
            <text:p>00:00:32</text:p>
          </table:table-cell>
          <table:table-cell office:value-type="string" calcext:value-type="string">
            <text:p>36.2</text:p>
          </table:table-cell>
          <table:table-cell table:style-name="ce66" table:formula="of:=TIME(0;0;NUMBERVALUE([.F98];&quot;.&quot;))" office:value-type="time" office:time-value="PT00H00M36.2S" calcext:value-type="time">
            <text:p>00:00:36</text:p>
          </table:table-cell>
          <table:table-cell office:value-type="string" calcext:value-type="string">
            <text:p>35.9</text:p>
          </table:table-cell>
          <table:table-cell table:style-name="ce66" table:formula="of:=TIME(0;0;NUMBERVALUE([.H98];&quot;.&quot;))" office:value-type="time" office:time-value="PT00H00M35.9S" calcext:value-type="time">
            <text:p>00:00:35</text:p>
          </table:table-cell>
          <table:table-cell office:value-type="float" office:value="39" calcext:value-type="float">
            <text:p>39</text:p>
          </table:table-cell>
          <table:table-cell table:style-name="ce66" table:formula="of:=TIME(0;0;NUMBERVALUE([.J98];&quot;.&quot;))" office:value-type="time" office:time-value="PT00H00M39S" calcext:value-type="time">
            <text:p>00:00:39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3.154124e-03</text:p>
          </table:table-cell>
          <table:table-cell table:formula="of:=NUMBERVALUE([.B99];&quot;.&quot;)" office:value-type="float" office:value="0.003154124" calcext:value-type="float">
            <text:p>0,003154124</text:p>
          </table:table-cell>
          <table:table-cell office:value-type="string" calcext:value-type="string">
            <text:p>6.541028e-03</text:p>
          </table:table-cell>
          <table:table-cell table:formula="of:=NUMBERVALUE([.D99];&quot;.&quot;)" office:value-type="float" office:value="0.006541028" calcext:value-type="float">
            <text:p>0,006541028</text:p>
          </table:table-cell>
          <table:table-cell office:value-type="string" calcext:value-type="string">
            <text:p>4.654613e-03</text:p>
          </table:table-cell>
          <table:table-cell table:formula="of:=NUMBERVALUE([.F99];&quot;.&quot;)" office:value-type="float" office:value="0.004654613" calcext:value-type="float">
            <text:p>0,004654613</text:p>
          </table:table-cell>
          <table:table-cell office:value-type="string" calcext:value-type="string">
            <text:p>1.685301e-03</text:p>
          </table:table-cell>
          <table:table-cell table:formula="of:=NUMBERVALUE([.H99];&quot;.&quot;)" office:value-type="float" office:value="0.001685301" calcext:value-type="float">
            <text:p>0,001685301</text:p>
          </table:table-cell>
          <table:table-cell office:value-type="string" calcext:value-type="string">
            <text:p>2.736355e-03</text:p>
          </table:table-cell>
          <table:table-cell table:formula="of:=NUMBERVALUE([.J99];&quot;.&quot;)" office:value-type="float" office:value="0.002736355" calcext:value-type="float">
            <text:p>0,002736355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0207%</text:p>
          </table:table-cell>
          <table:table-cell table:formula="of:=NUMBERVALUE([.B100];&quot;.&quot;)" office:value-type="float" office:value="0.0000207" calcext:value-type="float">
            <text:p>0,0000207</text:p>
          </table:table-cell>
          <table:table-cell office:value-type="string" calcext:value-type="string">
            <text:p>0.27100%</text:p>
          </table:table-cell>
          <table:table-cell table:formula="of:=NUMBERVALUE([.D100];&quot;.&quot;)" office:value-type="float" office:value="0.00271" calcext:value-type="float">
            <text:p>0,00271</text:p>
          </table:table-cell>
          <table:table-cell office:value-type="string" calcext:value-type="string">
            <text:p>0.02140%</text:p>
          </table:table-cell>
          <table:table-cell table:formula="of:=NUMBERVALUE([.F100];&quot;.&quot;)" office:value-type="float" office:value="0.000214" calcext:value-type="float">
            <text:p>0,000214</text:p>
          </table:table-cell>
          <table:table-cell office:value-type="string" calcext:value-type="string">
            <text:p>0.05827%</text:p>
          </table:table-cell>
          <table:table-cell table:formula="of:=NUMBERVALUE([.H100];&quot;.&quot;)" office:value-type="float" office:value="0.0005827" calcext:value-type="float">
            <text:p>0,0005827</text:p>
          </table:table-cell>
          <table:table-cell office:value-type="string" calcext:value-type="string">
            <text:p>0.01897%</text:p>
          </table:table-cell>
          <table:table-cell table:formula="of:=NUMBERVALUE([.J100];&quot;.&quot;)" office:value-type="float" office:value="0.0001897" calcext:value-type="float">
            <text:p>0,000189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0.41406%</text:p>
          </table:table-cell>
          <table:table-cell table:formula="of:=NUMBERVALUE([.B101];&quot;.&quot;)" office:value-type="float" office:value="0.0041406" calcext:value-type="float">
            <text:p>0,0041406</text:p>
          </table:table-cell>
          <table:table-cell office:value-type="string" calcext:value-type="string">
            <text:p>3.79468%</text:p>
          </table:table-cell>
          <table:table-cell table:formula="of:=NUMBERVALUE([.D101];&quot;.&quot;)" office:value-type="float" office:value="0.0379468" calcext:value-type="float">
            <text:p>0,0379468</text:p>
          </table:table-cell>
          <table:table-cell office:value-type="string" calcext:value-type="string">
            <text:p>2.09017%</text:p>
          </table:table-cell>
          <table:table-cell table:formula="of:=NUMBERVALUE([.F101];&quot;.&quot;)" office:value-type="float" office:value="0.0209017" calcext:value-type="float">
            <text:p>0,0209017</text:p>
          </table:table-cell>
          <table:table-cell office:value-type="string" calcext:value-type="string">
            <text:p>0.03183%</text:p>
          </table:table-cell>
          <table:table-cell table:formula="of:=NUMBERVALUE([.H101];&quot;.&quot;)" office:value-type="float" office:value="0.0003183" calcext:value-type="float">
            <text:p>0,0003183</text:p>
          </table:table-cell>
          <table:table-cell office:value-type="string" calcext:value-type="string">
            <text:p>1.35340%</text:p>
          </table:table-cell>
          <table:table-cell table:formula="of:=NUMBERVALUE([.J101];&quot;.&quot;)" office:value-type="float" office:value="0.013534" calcext:value-type="float">
            <text:p>0,013534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98 </text:p>
          </table:table-cell>
          <table:table-cell table:formula="of:=NUMBERVALUE([.B102];&quot;.&quot;)" office:value-type="float" office:value="0.99998" calcext:value-type="float">
            <text:p>0,99998</text:p>
          </table:table-cell>
          <table:table-cell office:value-type="string" calcext:value-type="string">
            <text:p>0.99729</text:p>
          </table:table-cell>
          <table:table-cell table:formula="of:=NUMBERVALUE([.D102];&quot;.&quot;)" office:value-type="float" office:value="0.99729" calcext:value-type="float">
            <text:p>0,99729</text:p>
          </table:table-cell>
          <table:table-cell office:value-type="string" calcext:value-type="string">
            <text:p>1.00021</text:p>
          </table:table-cell>
          <table:table-cell table:formula="of:=NUMBERVALUE([.F102];&quot;.&quot;)" office:value-type="float" office:value="1.00021" calcext:value-type="float">
            <text:p>1,00021</text:p>
          </table:table-cell>
          <table:table-cell office:value-type="string" calcext:value-type="string">
            <text:p>0.99942</text:p>
          </table:table-cell>
          <table:table-cell table:formula="of:=NUMBERVALUE([.H102];&quot;.&quot;)" office:value-type="float" office:value="0.99942" calcext:value-type="float">
            <text:p>0,99942</text:p>
          </table:table-cell>
          <table:table-cell office:value-type="string" calcext:value-type="string">
            <text:p>0.99981</text:p>
          </table:table-cell>
          <table:table-cell table:formula="of:=NUMBERVALUE([.J102];&quot;.&quot;)" office:value-type="float" office:value="0.99981" calcext:value-type="float">
            <text:p>0,99981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1699</text:p>
          </table:table-cell>
          <table:table-cell table:formula="of:=NUMBERVALUE([.B103];&quot;.&quot;)" office:value-type="float" office:value="0.0031699" calcext:value-type="float">
            <text:p>0,0031699</text:p>
          </table:table-cell>
          <table:table-cell office:value-type="string" calcext:value-type="string">
            <text:p>0.0033039</text:p>
          </table:table-cell>
          <table:table-cell table:formula="of:=NUMBERVALUE([.D103];&quot;.&quot;)" office:value-type="float" office:value="0.0033039" calcext:value-type="float">
            <text:p>0,0033039</text:p>
          </table:table-cell>
          <table:table-cell office:value-type="string" calcext:value-type="string">
            <text:p>0.0031166</text:p>
          </table:table-cell>
          <table:table-cell table:formula="of:=NUMBERVALUE([.F103];&quot;.&quot;)" office:value-type="float" office:value="0.0031166" calcext:value-type="float">
            <text:p>0,0031166</text:p>
          </table:table-cell>
          <table:table-cell office:value-type="string" calcext:value-type="string">
            <text:p>0.0031841</text:p>
          </table:table-cell>
          <table:table-cell table:formula="of:=NUMBERVALUE([.H103];&quot;.&quot;)" office:value-type="float" office:value="0.0031841" calcext:value-type="float">
            <text:p>0,0031841</text:p>
          </table:table-cell>
          <table:table-cell office:value-type="string" calcext:value-type="string">
            <text:p>0.0031400</text:p>
          </table:table-cell>
          <table:table-cell table:formula="of:=NUMBERVALUE([.J103];&quot;.&quot;)" office:value-type="float" office:value="0.00314" calcext:value-type="float">
            <text:p>0,00314</text:p>
          </table:table-cell>
        </table:table-row>
        <table:table-row table:style-name="ro1">
          <table:table-cell table:style-name="ce61" office:value-type="string" calcext:value-type="string">
            <text:p>c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</table:table-row>
        <table:table-row table:style-name="ro1">
          <table:table-cell office:value-type="string" calcext:value-type="string">
            <text:p>Train</text:p>
          </table:table-cell>
          <table:table-cell table:style-name="ce11" office:value-type="string" calcext:value-type="string">
            <text:p>1min 7s</text:p>
          </table:table-cell>
          <table:table-cell table:style-name="ce33" table:formula="of:=TIME(0;LEFT([.B105];SEARCH(&quot;min&quot;;[.B105])-1);MID([.B105];SEARCH(&quot;min&quot;;[.B105])+4;(SEARCH(&quot;s&quot;;[.B105])-1)-(SEARCH(&quot;min&quot;;[.B105])+3)))" office:value-type="time" office:time-value="PT00H01M07S" calcext:value-type="time">
            <text:p>00:01:07</text:p>
          </table:table-cell>
          <table:table-cell office:value-type="string" calcext:value-type="string">
            <text:p>30.4</text:p>
          </table:table-cell>
          <table:table-cell table:style-name="ce66" table:formula="of:=TIME(0;0;NUMBERVALUE([.D105];&quot;.&quot;))" office:value-type="time" office:time-value="PT00H00M30.4S" calcext:value-type="time">
            <text:p>00:00:30</text:p>
          </table:table-cell>
          <table:table-cell office:value-type="string" calcext:value-type="string">
            <text:p>37.8</text:p>
          </table:table-cell>
          <table:table-cell table:style-name="ce66" table:formula="of:=TIME(0;0;NUMBERVALUE([.F105];&quot;.&quot;))" office:value-type="time" office:time-value="PT00H00M37.8S" calcext:value-type="time">
            <text:p>00:00:37</text:p>
          </table:table-cell>
          <table:table-cell office:value-type="string" calcext:value-type="string">
            <text:p>32.9 </text:p>
          </table:table-cell>
          <table:table-cell table:style-name="ce66" table:formula="of:=TIME(0;0;NUMBERVALUE([.H105];&quot;.&quot;))" office:value-type="time" office:time-value="PT00H00M32.9S" calcext:value-type="time">
            <text:p>00:00:32</text:p>
          </table:table-cell>
          <table:table-cell office:value-type="string" calcext:value-type="string">
            <text:p>39.6</text:p>
          </table:table-cell>
          <table:table-cell table:style-name="ce66" table:formula="of:=TIME(0;0;NUMBERVALUE([.J105];&quot;.&quot;))" office:value-type="time" office:time-value="PT00H00M39.6S" calcext:value-type="time">
            <text:p>00:00:39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table:style-name="ce11" office:value-type="string" calcext:value-type="string">
            <text:p>3.154124e-03</text:p>
          </table:table-cell>
          <table:table-cell table:formula="of:=NUMBERVALUE([.B106];&quot;.&quot;)" office:value-type="float" office:value="0.003154124" calcext:value-type="float">
            <text:p>0,003154124</text:p>
          </table:table-cell>
          <table:table-cell office:value-type="string" calcext:value-type="string">
            <text:p>6.541028e-03</text:p>
          </table:table-cell>
          <table:table-cell table:formula="of:=NUMBERVALUE([.D106];&quot;.&quot;)" office:value-type="float" office:value="0.006541028" calcext:value-type="float">
            <text:p>0,006541028</text:p>
          </table:table-cell>
          <table:table-cell office:value-type="string" calcext:value-type="string">
            <text:p>4.654613e-03</text:p>
          </table:table-cell>
          <table:table-cell table:formula="of:=NUMBERVALUE([.F106];&quot;.&quot;)" office:value-type="float" office:value="0.004654613" calcext:value-type="float">
            <text:p>0,004654613</text:p>
          </table:table-cell>
          <table:table-cell office:value-type="string" calcext:value-type="string">
            <text:p>1.685301e-03</text:p>
          </table:table-cell>
          <table:table-cell table:formula="of:=NUMBERVALUE([.H106];&quot;.&quot;)" office:value-type="float" office:value="0.001685301" calcext:value-type="float">
            <text:p>0,001685301</text:p>
          </table:table-cell>
          <table:table-cell office:value-type="string" calcext:value-type="string">
            <text:p>2.736355e-03</text:p>
          </table:table-cell>
          <table:table-cell table:formula="of:=NUMBERVALUE([.J106];&quot;.&quot;)" office:value-type="float" office:value="0.002736355" calcext:value-type="float">
            <text:p>0,002736355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table:style-name="ce11" office:value-type="string" calcext:value-type="string">
            <text:p>0.00207%</text:p>
          </table:table-cell>
          <table:table-cell table:formula="of:=NUMBERVALUE([.B107];&quot;.&quot;)" office:value-type="float" office:value="0.0000207" calcext:value-type="float">
            <text:p>0,0000207</text:p>
          </table:table-cell>
          <table:table-cell office:value-type="string" calcext:value-type="string">
            <text:p>0.27100%</text:p>
          </table:table-cell>
          <table:table-cell table:formula="of:=NUMBERVALUE([.D107];&quot;.&quot;)" office:value-type="float" office:value="0.00271" calcext:value-type="float">
            <text:p>0,00271</text:p>
          </table:table-cell>
          <table:table-cell office:value-type="string" calcext:value-type="string">
            <text:p>0.02140%</text:p>
          </table:table-cell>
          <table:table-cell table:formula="of:=NUMBERVALUE([.F107];&quot;.&quot;)" office:value-type="float" office:value="0.000214" calcext:value-type="float">
            <text:p>0,000214</text:p>
          </table:table-cell>
          <table:table-cell office:value-type="string" calcext:value-type="string">
            <text:p>0.05827%</text:p>
          </table:table-cell>
          <table:table-cell table:formula="of:=NUMBERVALUE([.H107];&quot;.&quot;)" office:value-type="float" office:value="0.0005827" calcext:value-type="float">
            <text:p>0,0005827</text:p>
          </table:table-cell>
          <table:table-cell office:value-type="string" calcext:value-type="string">
            <text:p>0.01897%</text:p>
          </table:table-cell>
          <table:table-cell table:formula="of:=NUMBERVALUE([.J107];&quot;.&quot;)" office:value-type="float" office:value="0.0001897" calcext:value-type="float">
            <text:p>0,000189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table:style-name="ce11" office:value-type="string" calcext:value-type="string">
            <text:p>0.41406%</text:p>
          </table:table-cell>
          <table:table-cell table:formula="of:=NUMBERVALUE([.B108];&quot;.&quot;)" office:value-type="float" office:value="0.0041406" calcext:value-type="float">
            <text:p>0,0041406</text:p>
          </table:table-cell>
          <table:table-cell office:value-type="string" calcext:value-type="string">
            <text:p>3.79468%</text:p>
          </table:table-cell>
          <table:table-cell table:formula="of:=NUMBERVALUE([.D108];&quot;.&quot;)" office:value-type="float" office:value="0.0379468" calcext:value-type="float">
            <text:p>0,0379468</text:p>
          </table:table-cell>
          <table:table-cell office:value-type="string" calcext:value-type="string">
            <text:p>2.09017%</text:p>
          </table:table-cell>
          <table:table-cell table:formula="of:=NUMBERVALUE([.F108];&quot;.&quot;)" office:value-type="float" office:value="0.0209017" calcext:value-type="float">
            <text:p>0,0209017</text:p>
          </table:table-cell>
          <table:table-cell office:value-type="string" calcext:value-type="string">
            <text:p>0.03183%</text:p>
          </table:table-cell>
          <table:table-cell table:formula="of:=NUMBERVALUE([.H108];&quot;.&quot;)" office:value-type="float" office:value="0.0003183" calcext:value-type="float">
            <text:p>0,0003183</text:p>
          </table:table-cell>
          <table:table-cell office:value-type="string" calcext:value-type="string">
            <text:p>1.35340%</text:p>
          </table:table-cell>
          <table:table-cell table:formula="of:=NUMBERVALUE([.J108];&quot;.&quot;)" office:value-type="float" office:value="0.013534" calcext:value-type="float">
            <text:p>0,013534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table:style-name="ce11" office:value-type="string" calcext:value-type="string">
            <text:p>0.99998</text:p>
          </table:table-cell>
          <table:table-cell table:formula="of:=NUMBERVALUE([.B109];&quot;.&quot;)" office:value-type="float" office:value="0.99998" calcext:value-type="float">
            <text:p>0,99998</text:p>
          </table:table-cell>
          <table:table-cell office:value-type="string" calcext:value-type="string">
            <text:p>0.99729</text:p>
          </table:table-cell>
          <table:table-cell table:formula="of:=NUMBERVALUE([.D109];&quot;.&quot;)" office:value-type="float" office:value="0.99729" calcext:value-type="float">
            <text:p>0,99729</text:p>
          </table:table-cell>
          <table:table-cell office:value-type="string" calcext:value-type="string">
            <text:p>1.00021</text:p>
          </table:table-cell>
          <table:table-cell table:formula="of:=NUMBERVALUE([.F109];&quot;.&quot;)" office:value-type="float" office:value="1.00021" calcext:value-type="float">
            <text:p>1,00021</text:p>
          </table:table-cell>
          <table:table-cell office:value-type="string" calcext:value-type="string">
            <text:p>0.99942</text:p>
          </table:table-cell>
          <table:table-cell table:formula="of:=NUMBERVALUE([.H109];&quot;.&quot;)" office:value-type="float" office:value="0.99942" calcext:value-type="float">
            <text:p>0,99942</text:p>
          </table:table-cell>
          <table:table-cell office:value-type="string" calcext:value-type="string">
            <text:p>0.99981</text:p>
          </table:table-cell>
          <table:table-cell table:formula="of:=NUMBERVALUE([.J109];&quot;.&quot;)" office:value-type="float" office:value="0.99981" calcext:value-type="float">
            <text:p>0,99981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table:style-name="ce11" office:value-type="string" calcext:value-type="string">
            <text:p>0.0031699</text:p>
          </table:table-cell>
          <table:table-cell table:formula="of:=NUMBERVALUE([.B110];&quot;.&quot;)" office:value-type="float" office:value="0.0031699" calcext:value-type="float">
            <text:p>0,0031699</text:p>
          </table:table-cell>
          <table:table-cell office:value-type="string" calcext:value-type="string">
            <text:p>0.0033039</text:p>
          </table:table-cell>
          <table:table-cell table:formula="of:=NUMBERVALUE([.D110];&quot;.&quot;)" office:value-type="float" office:value="0.0033039" calcext:value-type="float">
            <text:p>0,0033039</text:p>
          </table:table-cell>
          <table:table-cell office:value-type="string" calcext:value-type="string">
            <text:p>0.0031166</text:p>
          </table:table-cell>
          <table:table-cell table:formula="of:=NUMBERVALUE([.F110];&quot;.&quot;)" office:value-type="float" office:value="0.0031166" calcext:value-type="float">
            <text:p>0,0031166</text:p>
          </table:table-cell>
          <table:table-cell office:value-type="string" calcext:value-type="string">
            <text:p>0.0031841</text:p>
          </table:table-cell>
          <table:table-cell table:formula="of:=NUMBERVALUE([.H110];&quot;.&quot;)" office:value-type="float" office:value="0.0031841" calcext:value-type="float">
            <text:p>0,0031841</text:p>
          </table:table-cell>
          <table:table-cell office:value-type="string" calcext:value-type="string">
            <text:p>0.0031400</text:p>
          </table:table-cell>
          <table:table-cell table:formula="of:=NUMBERVALUE([.J110];&quot;.&quot;)" office:value-type="float" office:value="0.00314" calcext:value-type="float">
            <text:p>0,00314</text:p>
          </table:table-cell>
        </table:table-row>
        <table:table-row table:style-name="ro1">
          <table:table-cell/>
          <table:table-cell table:style-name="ce11"/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91];[.C98];[.C105])" office:value-type="time" office:time-value="PT00H01M05.666666667S" calcext:value-type="time">
            <text:p>00:01:05</text:p>
          </table:table-cell>
          <table:table-cell table:style-name="Default"/>
          <table:table-cell table:style-name="ce68" table:formula="of:=AVERAGE([.E91];[.E98];[.E105])" office:value-type="time" office:time-value="PT00H00M31.666666667S" calcext:value-type="time">
            <text:p>00:00:31</text:p>
          </table:table-cell>
          <table:table-cell table:style-name="Default"/>
          <table:table-cell table:style-name="ce68" table:formula="of:=AVERAGE([.G91];[.G98];[.G105])" office:value-type="time" office:time-value="PT00H00M37.266666667S" calcext:value-type="time">
            <text:p>00:00:37</text:p>
          </table:table-cell>
          <table:table-cell table:style-name="Default"/>
          <table:table-cell table:style-name="ce68" table:formula="of:=AVERAGE([.I91];[.I98];[.I105])" office:value-type="time" office:time-value="PT00H00M34.433333333S" calcext:value-type="time">
            <text:p>00:00:34</text:p>
          </table:table-cell>
          <table:table-cell table:style-name="Default"/>
          <table:table-cell table:style-name="ce68" table:formula="of:=AVERAGE([.K91];[.K98];[.K105])" office:value-type="time" office:time-value="PT00H00M38.6S" calcext:value-type="time">
            <text:p>00:00:38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92];[.C99];[.C106])" office:value-type="float" office:value="0.003154124" calcext:value-type="float">
            <text:p>0,003154124</text:p>
          </table:table-cell>
          <table:table-cell table:style-name="Default"/>
          <table:table-cell table:style-name="ce70" table:formula="of:=AVERAGE([.E92];[.E99];[.E106])" office:value-type="float" office:value="0.006541028" calcext:value-type="float">
            <text:p>0,006541028</text:p>
          </table:table-cell>
          <table:table-cell table:style-name="Default"/>
          <table:table-cell table:style-name="ce70" table:formula="of:=AVERAGE([.G92];[.G99];[.G106])" office:value-type="float" office:value="0.004654613" calcext:value-type="float">
            <text:p>0,004654613</text:p>
          </table:table-cell>
          <table:table-cell table:style-name="Default"/>
          <table:table-cell table:style-name="ce70" table:formula="of:=AVERAGE([.I92];[.I99];[.I106])" office:value-type="float" office:value="0.001685301" calcext:value-type="float">
            <text:p>0,001685301</text:p>
          </table:table-cell>
          <table:table-cell table:style-name="Default"/>
          <table:table-cell table:style-name="ce70" table:formula="of:=AVERAGE([.K92];[.K99];[.K106])" office:value-type="float" office:value="0.002736355" calcext:value-type="float">
            <text:p>0,002736355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93];[.C100];[.C107])" office:value-type="float" office:value="0.0000207" calcext:value-type="float">
            <text:p>0,0000207</text:p>
          </table:table-cell>
          <table:table-cell table:style-name="Default"/>
          <table:table-cell table:style-name="ce70" table:formula="of:=AVERAGE([.E93];[.E100];[.E107])" office:value-type="float" office:value="0.00271" calcext:value-type="float">
            <text:p>0,00271</text:p>
          </table:table-cell>
          <table:table-cell table:style-name="Default"/>
          <table:table-cell table:style-name="ce70" table:formula="of:=AVERAGE([.G93];[.G100];[.G107])" office:value-type="float" office:value="0.000214" calcext:value-type="float">
            <text:p>0,000214</text:p>
          </table:table-cell>
          <table:table-cell table:style-name="Default"/>
          <table:table-cell table:style-name="ce70" table:formula="of:=AVERAGE([.I93];[.I100];[.I107])" office:value-type="float" office:value="0.0005827" calcext:value-type="float">
            <text:p>0,0005827</text:p>
          </table:table-cell>
          <table:table-cell table:style-name="Default"/>
          <table:table-cell table:style-name="ce70" table:formula="of:=AVERAGE([.K93];[.K100];[.K107])" office:value-type="float" office:value="0.0001897" calcext:value-type="float">
            <text:p>0,000189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94];[.C101];[.C108])" office:value-type="float" office:value="0.0041406" calcext:value-type="float">
            <text:p>0,0041406</text:p>
          </table:table-cell>
          <table:table-cell table:style-name="Default"/>
          <table:table-cell table:style-name="ce70" table:formula="of:=AVERAGE([.E94];[.E101];[.E108])" office:value-type="float" office:value="0.0379468" calcext:value-type="float">
            <text:p>0,0379468</text:p>
          </table:table-cell>
          <table:table-cell table:style-name="Default"/>
          <table:table-cell table:style-name="ce70" table:formula="of:=AVERAGE([.G94];[.G101];[.G108])" office:value-type="float" office:value="0.0209017" calcext:value-type="float">
            <text:p>0,0209017</text:p>
          </table:table-cell>
          <table:table-cell table:style-name="Default"/>
          <table:table-cell table:style-name="ce70" table:formula="of:=AVERAGE([.I94];[.I101];[.I108])" office:value-type="float" office:value="0.0003183" calcext:value-type="float">
            <text:p>0,0003183</text:p>
          </table:table-cell>
          <table:table-cell table:style-name="Default"/>
          <table:table-cell table:style-name="ce70" table:formula="of:=AVERAGE([.K94];[.K101];[.K108])" office:value-type="float" office:value="0.013534" calcext:value-type="float">
            <text:p>0,013534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95];[.C102];[.C109])" office:value-type="float" office:value="0.99998" calcext:value-type="float">
            <text:p>0,99998</text:p>
          </table:table-cell>
          <table:table-cell table:style-name="Default"/>
          <table:table-cell table:style-name="ce70" table:formula="of:=AVERAGE([.E95];[.E102];[.E109])" office:value-type="float" office:value="0.99729" calcext:value-type="float">
            <text:p>0,99729</text:p>
          </table:table-cell>
          <table:table-cell table:style-name="Default"/>
          <table:table-cell table:style-name="ce70" table:formula="of:=AVERAGE([.G95];[.G102];[.G109])" office:value-type="float" office:value="1.00021" calcext:value-type="float">
            <text:p>1,00021</text:p>
          </table:table-cell>
          <table:table-cell table:style-name="Default"/>
          <table:table-cell table:style-name="ce70" table:formula="of:=AVERAGE([.I95];[.I102];[.I109])" office:value-type="float" office:value="0.99942" calcext:value-type="float">
            <text:p>0,99942</text:p>
          </table:table-cell>
          <table:table-cell table:style-name="Default"/>
          <table:table-cell table:style-name="ce70" table:formula="of:=AVERAGE([.K95];[.K102];[.K109])" office:value-type="float" office:value="0.99981" calcext:value-type="float">
            <text:p>0,99981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96];[.C103];[.C110])" office:value-type="float" office:value="0.0031699" calcext:value-type="float">
            <text:p>0,0031699</text:p>
          </table:table-cell>
          <table:table-cell table:style-name="Default"/>
          <table:table-cell table:style-name="ce70" table:formula="of:=AVERAGE([.E96];[.E103];[.E110])" office:value-type="float" office:value="0.0033039" calcext:value-type="float">
            <text:p>0,0033039</text:p>
          </table:table-cell>
          <table:table-cell table:style-name="Default"/>
          <table:table-cell table:style-name="ce70" table:formula="of:=AVERAGE([.G96];[.G103];[.G110])" office:value-type="float" office:value="0.0031166" calcext:value-type="float">
            <text:p>0,0031166</text:p>
          </table:table-cell>
          <table:table-cell table:style-name="Default"/>
          <table:table-cell table:style-name="ce70" table:formula="of:=AVERAGE([.I96];[.I103];[.I110])" office:value-type="float" office:value="0.0031841" calcext:value-type="float">
            <text:p>0,0031841</text:p>
          </table:table-cell>
          <table:table-cell table:style-name="Default"/>
          <table:table-cell table:style-name="ce70" table:formula="of:=AVERAGE([.K96];[.K103];[.K110])" office:value-type="float" office:value="0.00314" calcext:value-type="float">
            <text:p>0,00314</text:p>
          </table:table-cell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25" office:value-type="float" office:value="21" calcext:value-type="float">
            <text:p>21</text:p>
          </table:table-cell>
          <table:table-cell table:style-name="ce25"/>
          <table:table-cell table:style-name="ce25" office:value-type="float" office:value="22" calcext:value-type="float">
            <text:p>22</text:p>
          </table:table-cell>
          <table:table-cell table:style-name="ce25"/>
          <table:table-cell table:style-name="ce25" office:value-type="float" office:value="23" calcext:value-type="float">
            <text:p>23</text:p>
          </table:table-cell>
          <table:table-cell table:style-name="ce25"/>
          <table:table-cell table:style-name="ce25" office:value-type="float" office:value="24" calcext:value-type="float">
            <text:p>24</text:p>
          </table:table-cell>
          <table:table-cell table:style-name="ce25"/>
          <table:table-cell table:style-name="ce25" office:value-type="float" office:value="25" calcext:value-type="float">
            <text:p>25</text:p>
          </table:table-cell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0.7</text:p>
          </table:table-cell>
          <table:table-cell table:style-name="ce66" table:formula="of:=TIME(0;0;NUMBERVALUE([.B120];&quot;.&quot;))" office:value-type="time" office:time-value="PT00H00M50.7S" calcext:value-type="time">
            <text:p>00:00:50</text:p>
          </table:table-cell>
          <table:table-cell table:style-name="Default" office:value-type="string" calcext:value-type="string">
            <text:p>42.2</text:p>
          </table:table-cell>
          <table:table-cell table:style-name="ce66" table:formula="of:=TIME(0;0;NUMBERVALUE([.D120];&quot;.&quot;))" office:value-type="time" office:time-value="PT00H00M42.2S" calcext:value-type="time">
            <text:p>00:00:42</text:p>
          </table:table-cell>
          <table:table-cell table:style-name="Default" office:value-type="string" calcext:value-type="string">
            <text:p>32.7</text:p>
          </table:table-cell>
          <table:table-cell table:style-name="ce66" table:formula="of:=TIME(0;0;NUMBERVALUE([.F120];&quot;.&quot;))" office:value-type="time" office:time-value="PT00H00M32.7S" calcext:value-type="time">
            <text:p>00:00:32</text:p>
          </table:table-cell>
          <table:table-cell table:style-name="Default" office:value-type="string" calcext:value-type="string">
            <text:p>38.8</text:p>
          </table:table-cell>
          <table:table-cell table:style-name="ce66" table:formula="of:=TIME(0;0;NUMBERVALUE([.H120];&quot;.&quot;))" office:value-type="time" office:time-value="PT00H00M38.8S" calcext:value-type="time">
            <text:p>00:00:38</text:p>
          </table:table-cell>
          <table:table-cell table:style-name="Default" office:value-type="string" calcext:value-type="string">
            <text:p>51.3 </text:p>
          </table:table-cell>
          <table:table-cell table:style-name="ce66" table:formula="of:=TIME(0;0;NUMBERVALUE([.J120];&quot;.&quot;))" office:value-type="time" office:time-value="PT00H00M51.3S" calcext:value-type="time">
            <text:p>00:00:51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002499e-03</text:p>
          </table:table-cell>
          <table:table-cell table:formula="of:=NUMBERVALUE([.B121];&quot;.&quot;)" office:value-type="float" office:value="0.003002499" calcext:value-type="float">
            <text:p>0,003002499</text:p>
          </table:table-cell>
          <table:table-cell table:style-name="Default" office:value-type="string" calcext:value-type="string">
            <text:p>4.058223e-03</text:p>
          </table:table-cell>
          <table:table-cell table:formula="of:=NUMBERVALUE([.D121];&quot;.&quot;)" office:value-type="float" office:value="0.004058223" calcext:value-type="float">
            <text:p>0,004058223</text:p>
          </table:table-cell>
          <table:table-cell table:style-name="Default" office:value-type="string" calcext:value-type="string">
            <text:p>4.434611e-03</text:p>
          </table:table-cell>
          <table:table-cell table:formula="of:=NUMBERVALUE([.F121];&quot;.&quot;)" office:value-type="float" office:value="0.004434611" calcext:value-type="float">
            <text:p>0,004434611</text:p>
          </table:table-cell>
          <table:table-cell table:style-name="Default" office:value-type="string" calcext:value-type="string">
            <text:p>3.920036e-03</text:p>
          </table:table-cell>
          <table:table-cell table:formula="of:=NUMBERVALUE([.H121];&quot;.&quot;)" office:value-type="float" office:value="0.003920036" calcext:value-type="float">
            <text:p>0,003920036</text:p>
          </table:table-cell>
          <table:table-cell table:style-name="Default" office:value-type="string" calcext:value-type="string">
            <text:p>1.564917e-03</text:p>
          </table:table-cell>
          <table:table-cell table:formula="of:=NUMBERVALUE([.J121];&quot;.&quot;)" office:value-type="float" office:value="0.001564917" calcext:value-type="float">
            <text:p>0,001564917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0883%</text:p>
          </table:table-cell>
          <table:table-cell table:formula="of:=NUMBERVALUE([.B122];&quot;.&quot;)" office:value-type="float" office:value="0.0010883" calcext:value-type="float">
            <text:p>0,0010883</text:p>
          </table:table-cell>
          <table:table-cell table:style-name="Default" office:value-type="string" calcext:value-type="string">
            <text:p>0.01494%</text:p>
          </table:table-cell>
          <table:table-cell table:formula="of:=NUMBERVALUE([.D122];&quot;.&quot;)" office:value-type="float" office:value="0.0001494" calcext:value-type="float">
            <text:p>0,0001494</text:p>
          </table:table-cell>
          <table:table-cell table:style-name="Default" office:value-type="string" calcext:value-type="string">
            <text:p>0.00281%</text:p>
          </table:table-cell>
          <table:table-cell table:formula="of:=NUMBERVALUE([.F122];&quot;.&quot;)" office:value-type="float" office:value="0.0000281" calcext:value-type="float">
            <text:p>0,0000281</text:p>
          </table:table-cell>
          <table:table-cell table:style-name="Default" office:value-type="string" calcext:value-type="string">
            <text:p>0.03936%</text:p>
          </table:table-cell>
          <table:table-cell table:formula="of:=NUMBERVALUE([.H122];&quot;.&quot;)" office:value-type="float" office:value="0.0003936" calcext:value-type="float">
            <text:p>0,0003936</text:p>
          </table:table-cell>
          <table:table-cell table:style-name="Default" office:value-type="string" calcext:value-type="string">
            <text:p>0.00747%</text:p>
          </table:table-cell>
          <table:table-cell table:formula="of:=NUMBERVALUE([.J122];&quot;.&quot;)" office:value-type="float" office:value="0.0000747" calcext:value-type="float">
            <text:p>0,000074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.66468%</text:p>
          </table:table-cell>
          <table:table-cell table:formula="of:=NUMBERVALUE([.B123];&quot;.&quot;)" office:value-type="float" office:value="0.0166468" calcext:value-type="float">
            <text:p>0,0166468</text:p>
          </table:table-cell>
          <table:table-cell table:style-name="Default" office:value-type="string" calcext:value-type="string">
            <text:p>1.00304%</text:p>
          </table:table-cell>
          <table:table-cell table:formula="of:=NUMBERVALUE([.D123];&quot;.&quot;)" office:value-type="float" office:value="0.0100304" calcext:value-type="float">
            <text:p>0,0100304</text:p>
          </table:table-cell>
          <table:table-cell table:style-name="Default" office:value-type="string" calcext:value-type="string">
            <text:p>0.93283%</text:p>
          </table:table-cell>
          <table:table-cell table:formula="of:=NUMBERVALUE([.F123];&quot;.&quot;)" office:value-type="float" office:value="0.0093283" calcext:value-type="float">
            <text:p>0,0093283</text:p>
          </table:table-cell>
          <table:table-cell table:style-name="Default" office:value-type="string" calcext:value-type="string">
            <text:p>0.02578%</text:p>
          </table:table-cell>
          <table:table-cell table:formula="of:=NUMBERVALUE([.H123];&quot;.&quot;)" office:value-type="float" office:value="0.0002578" calcext:value-type="float">
            <text:p>0,0002578</text:p>
          </table:table-cell>
          <table:table-cell table:style-name="Default" office:value-type="string" calcext:value-type="string">
            <text:p>0.08645%</text:p>
          </table:table-cell>
          <table:table-cell table:formula="of:=NUMBERVALUE([.J123];&quot;.&quot;)" office:value-type="float" office:value="0.0008645" calcext:value-type="float">
            <text:p>0,000864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91</text:p>
          </table:table-cell>
          <table:table-cell table:formula="of:=NUMBERVALUE([.B124];&quot;.&quot;)" office:value-type="float" office:value="0.99891" calcext:value-type="float">
            <text:p>0,99891</text:p>
          </table:table-cell>
          <table:table-cell table:style-name="Default" office:value-type="string" calcext:value-type="string">
            <text:p>1.00015</text:p>
          </table:table-cell>
          <table:table-cell table:formula="of:=NUMBERVALUE([.D124];&quot;.&quot;)" office:value-type="float" office:value="1.00015" calcext:value-type="float">
            <text:p>1,00015</text:p>
          </table:table-cell>
          <table:table-cell table:style-name="Default" office:value-type="string" calcext:value-type="string">
            <text:p>1.00003</text:p>
          </table:table-cell>
          <table:table-cell table:formula="of:=NUMBERVALUE([.F124];&quot;.&quot;)" office:value-type="float" office:value="1.00003" calcext:value-type="float">
            <text:p>1,00003</text:p>
          </table:table-cell>
          <table:table-cell table:style-name="Default" office:value-type="string" calcext:value-type="string">
            <text:p>0.99961</text:p>
          </table:table-cell>
          <table:table-cell table:formula="of:=NUMBERVALUE([.H124];&quot;.&quot;)" office:value-type="float" office:value="0.99961" calcext:value-type="float">
            <text:p>0,99961</text:p>
          </table:table-cell>
          <table:table-cell table:style-name="Default" office:value-type="string" calcext:value-type="string">
            <text:p>1.00007</text:p>
          </table:table-cell>
          <table:table-cell table:formula="of:=NUMBERVALUE([.J124];&quot;.&quot;)" office:value-type="float" office:value="1.00007" calcext:value-type="float">
            <text:p>1,0000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2361</text:p>
          </table:table-cell>
          <table:table-cell table:formula="of:=NUMBERVALUE([.B125];&quot;.&quot;)" office:value-type="float" office:value="0.0032361" calcext:value-type="float">
            <text:p>0,0032361</text:p>
          </table:table-cell>
          <table:table-cell table:style-name="Default" office:value-type="string" calcext:value-type="string">
            <text:p>0.0032150</text:p>
          </table:table-cell>
          <table:table-cell table:formula="of:=NUMBERVALUE([.D125];&quot;.&quot;)" office:value-type="float" office:value="0.003215" calcext:value-type="float">
            <text:p>0,003215</text:p>
          </table:table-cell>
          <table:table-cell table:style-name="Default" office:value-type="string" calcext:value-type="string">
            <text:p>0.0031534</text:p>
          </table:table-cell>
          <table:table-cell table:formula="of:=NUMBERVALUE([.F125];&quot;.&quot;)" office:value-type="float" office:value="0.0031534" calcext:value-type="float">
            <text:p>0,0031534</text:p>
          </table:table-cell>
          <table:table-cell table:style-name="Default" office:value-type="string" calcext:value-type="string">
            <text:p>0.0031823</text:p>
          </table:table-cell>
          <table:table-cell table:formula="of:=NUMBERVALUE([.H125];&quot;.&quot;)" office:value-type="float" office:value="0.0031823" calcext:value-type="float">
            <text:p>0,0031823</text:p>
          </table:table-cell>
          <table:table-cell table:style-name="Default" office:value-type="string" calcext:value-type="string">
            <text:p>0.0031803</text:p>
          </table:table-cell>
          <table:table-cell table:formula="of:=NUMBERVALUE([.J125];&quot;.&quot;)" office:value-type="float" office:value="0.0031803" calcext:value-type="float">
            <text:p>0,0031803</text:p>
          </table:table-cell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49" calcext:value-type="float">
            <text:p>49</text:p>
          </table:table-cell>
          <table:table-cell table:style-name="ce66" table:formula="of:=TIME(0;0;NUMBERVALUE([.B127];&quot;.&quot;))" office:value-type="time" office:time-value="PT00H00M49S" calcext:value-type="time">
            <text:p>00:00:49</text:p>
          </table:table-cell>
          <table:table-cell table:style-name="Default" office:value-type="string" calcext:value-type="string">
            <text:p>41.7</text:p>
          </table:table-cell>
          <table:table-cell table:style-name="ce66" table:formula="of:=TIME(0;0;NUMBERVALUE([.D127];&quot;.&quot;))" office:value-type="time" office:time-value="PT00H00M41.7S" calcext:value-type="time">
            <text:p>00:00:41</text:p>
          </table:table-cell>
          <table:table-cell table:style-name="Default" office:value-type="string" calcext:value-type="string">
            <text:p>35.5</text:p>
          </table:table-cell>
          <table:table-cell table:style-name="ce66" table:formula="of:=TIME(0;0;NUMBERVALUE([.F127];&quot;.&quot;))" office:value-type="time" office:time-value="PT00H00M35.5S" calcext:value-type="time">
            <text:p>00:00:35</text:p>
          </table:table-cell>
          <table:table-cell table:style-name="Default" office:value-type="float" office:value="39" calcext:value-type="float">
            <text:p>39</text:p>
          </table:table-cell>
          <table:table-cell table:style-name="ce66" table:formula="of:=TIME(0;0;NUMBERVALUE([.H127];&quot;.&quot;))" office:value-type="time" office:time-value="PT00H00M39S" calcext:value-type="time">
            <text:p>00:00:39</text:p>
          </table:table-cell>
          <table:table-cell table:style-name="Default" office:value-type="string" calcext:value-type="string">
            <text:p>50.3</text:p>
          </table:table-cell>
          <table:table-cell table:style-name="ce66" table:formula="of:=TIME(0;0;NUMBERVALUE([.J127];&quot;.&quot;))" office:value-type="time" office:time-value="PT00H00M50.3S" calcext:value-type="time">
            <text:p>00:00:50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002499e-03</text:p>
          </table:table-cell>
          <table:table-cell table:formula="of:=NUMBERVALUE([.B128];&quot;.&quot;)" office:value-type="float" office:value="0.003002499" calcext:value-type="float">
            <text:p>0,003002499</text:p>
          </table:table-cell>
          <table:table-cell table:style-name="Default" office:value-type="string" calcext:value-type="string">
            <text:p>4.058223e-03</text:p>
          </table:table-cell>
          <table:table-cell table:formula="of:=NUMBERVALUE([.D128];&quot;.&quot;)" office:value-type="float" office:value="0.004058223" calcext:value-type="float">
            <text:p>0,004058223</text:p>
          </table:table-cell>
          <table:table-cell table:style-name="Default" office:value-type="string" calcext:value-type="string">
            <text:p>4.434611e-03</text:p>
          </table:table-cell>
          <table:table-cell table:formula="of:=NUMBERVALUE([.F128];&quot;.&quot;)" office:value-type="float" office:value="0.004434611" calcext:value-type="float">
            <text:p>0,004434611</text:p>
          </table:table-cell>
          <table:table-cell table:style-name="Default" office:value-type="string" calcext:value-type="string">
            <text:p>3.920036e-03</text:p>
          </table:table-cell>
          <table:table-cell table:formula="of:=NUMBERVALUE([.H128];&quot;.&quot;)" office:value-type="float" office:value="0.003920036" calcext:value-type="float">
            <text:p>0,003920036</text:p>
          </table:table-cell>
          <table:table-cell table:style-name="Default" office:value-type="string" calcext:value-type="string">
            <text:p>1.564917e-03</text:p>
          </table:table-cell>
          <table:table-cell table:formula="of:=NUMBERVALUE([.J128];&quot;.&quot;)" office:value-type="float" office:value="0.001564917" calcext:value-type="float">
            <text:p>0,001564917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0883%</text:p>
          </table:table-cell>
          <table:table-cell table:formula="of:=NUMBERVALUE([.B129];&quot;.&quot;)" office:value-type="float" office:value="0.0010883" calcext:value-type="float">
            <text:p>0,0010883</text:p>
          </table:table-cell>
          <table:table-cell table:style-name="Default" office:value-type="string" calcext:value-type="string">
            <text:p>0.01494%</text:p>
          </table:table-cell>
          <table:table-cell table:formula="of:=NUMBERVALUE([.D129];&quot;.&quot;)" office:value-type="float" office:value="0.0001494" calcext:value-type="float">
            <text:p>0,0001494</text:p>
          </table:table-cell>
          <table:table-cell table:style-name="Default" office:value-type="string" calcext:value-type="string">
            <text:p>0.00281%</text:p>
          </table:table-cell>
          <table:table-cell table:formula="of:=NUMBERVALUE([.F129];&quot;.&quot;)" office:value-type="float" office:value="0.0000281" calcext:value-type="float">
            <text:p>0,0000281</text:p>
          </table:table-cell>
          <table:table-cell table:style-name="Default" office:value-type="string" calcext:value-type="string">
            <text:p>0.03936%</text:p>
          </table:table-cell>
          <table:table-cell table:formula="of:=NUMBERVALUE([.H129];&quot;.&quot;)" office:value-type="float" office:value="0.0003936" calcext:value-type="float">
            <text:p>0,0003936</text:p>
          </table:table-cell>
          <table:table-cell table:style-name="Default" office:value-type="string" calcext:value-type="string">
            <text:p>0.00747%</text:p>
          </table:table-cell>
          <table:table-cell table:formula="of:=NUMBERVALUE([.J129];&quot;.&quot;)" office:value-type="float" office:value="0.0000747" calcext:value-type="float">
            <text:p>0,000074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.66468%</text:p>
          </table:table-cell>
          <table:table-cell table:formula="of:=NUMBERVALUE([.B130];&quot;.&quot;)" office:value-type="float" office:value="0.0166468" calcext:value-type="float">
            <text:p>0,0166468</text:p>
          </table:table-cell>
          <table:table-cell table:style-name="Default" office:value-type="string" calcext:value-type="string">
            <text:p>1.00304%</text:p>
          </table:table-cell>
          <table:table-cell table:formula="of:=NUMBERVALUE([.D130];&quot;.&quot;)" office:value-type="float" office:value="0.0100304" calcext:value-type="float">
            <text:p>0,0100304</text:p>
          </table:table-cell>
          <table:table-cell table:style-name="Default" office:value-type="string" calcext:value-type="string">
            <text:p>0.93283%</text:p>
          </table:table-cell>
          <table:table-cell table:formula="of:=NUMBERVALUE([.F130];&quot;.&quot;)" office:value-type="float" office:value="0.0093283" calcext:value-type="float">
            <text:p>0,0093283</text:p>
          </table:table-cell>
          <table:table-cell table:style-name="Default" office:value-type="string" calcext:value-type="string">
            <text:p>0.02578%</text:p>
          </table:table-cell>
          <table:table-cell table:formula="of:=NUMBERVALUE([.H130];&quot;.&quot;)" office:value-type="float" office:value="0.0002578" calcext:value-type="float">
            <text:p>0,0002578</text:p>
          </table:table-cell>
          <table:table-cell table:style-name="Default" office:value-type="string" calcext:value-type="string">
            <text:p>0.08645%</text:p>
          </table:table-cell>
          <table:table-cell table:formula="of:=NUMBERVALUE([.J130];&quot;.&quot;)" office:value-type="float" office:value="0.0008645" calcext:value-type="float">
            <text:p>0,000864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91</text:p>
          </table:table-cell>
          <table:table-cell table:formula="of:=NUMBERVALUE([.B131];&quot;.&quot;)" office:value-type="float" office:value="0.99891" calcext:value-type="float">
            <text:p>0,99891</text:p>
          </table:table-cell>
          <table:table-cell table:style-name="Default" office:value-type="string" calcext:value-type="string">
            <text:p>1.00015</text:p>
          </table:table-cell>
          <table:table-cell table:formula="of:=NUMBERVALUE([.D131];&quot;.&quot;)" office:value-type="float" office:value="1.00015" calcext:value-type="float">
            <text:p>1,00015</text:p>
          </table:table-cell>
          <table:table-cell table:style-name="Default" office:value-type="string" calcext:value-type="string">
            <text:p>1.00003</text:p>
          </table:table-cell>
          <table:table-cell table:formula="of:=NUMBERVALUE([.F131];&quot;.&quot;)" office:value-type="float" office:value="1.00003" calcext:value-type="float">
            <text:p>1,00003</text:p>
          </table:table-cell>
          <table:table-cell table:style-name="Default" office:value-type="string" calcext:value-type="string">
            <text:p>0.99961</text:p>
          </table:table-cell>
          <table:table-cell table:formula="of:=NUMBERVALUE([.H131];&quot;.&quot;)" office:value-type="float" office:value="0.99961" calcext:value-type="float">
            <text:p>0,99961</text:p>
          </table:table-cell>
          <table:table-cell table:style-name="Default" office:value-type="string" calcext:value-type="string">
            <text:p>1.00007</text:p>
          </table:table-cell>
          <table:table-cell table:formula="of:=NUMBERVALUE([.J131];&quot;.&quot;)" office:value-type="float" office:value="1.00007" calcext:value-type="float">
            <text:p>1,0000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2361</text:p>
          </table:table-cell>
          <table:table-cell table:formula="of:=NUMBERVALUE([.B132];&quot;.&quot;)" office:value-type="float" office:value="0.0032361" calcext:value-type="float">
            <text:p>0,0032361</text:p>
          </table:table-cell>
          <table:table-cell table:style-name="Default" office:value-type="string" calcext:value-type="string">
            <text:p>0.0032150 </text:p>
          </table:table-cell>
          <table:table-cell table:formula="of:=NUMBERVALUE([.D132];&quot;.&quot;)" office:value-type="float" office:value="0.003215" calcext:value-type="float">
            <text:p>0,003215</text:p>
          </table:table-cell>
          <table:table-cell table:style-name="Default" office:value-type="string" calcext:value-type="string">
            <text:p>0.0031534</text:p>
          </table:table-cell>
          <table:table-cell table:formula="of:=NUMBERVALUE([.F132];&quot;.&quot;)" office:value-type="float" office:value="0.0031534" calcext:value-type="float">
            <text:p>0,0031534</text:p>
          </table:table-cell>
          <table:table-cell table:style-name="Default" office:value-type="string" calcext:value-type="string">
            <text:p>0.0031823</text:p>
          </table:table-cell>
          <table:table-cell table:formula="of:=NUMBERVALUE([.H132];&quot;.&quot;)" office:value-type="float" office:value="0.0031823" calcext:value-type="float">
            <text:p>0,0031823</text:p>
          </table:table-cell>
          <table:table-cell table:style-name="Default" office:value-type="string" calcext:value-type="string">
            <text:p>0.0031803</text:p>
          </table:table-cell>
          <table:table-cell table:formula="of:=NUMBERVALUE([.J132];&quot;.&quot;)" office:value-type="float" office:value="0.0031803" calcext:value-type="float">
            <text:p>0,0031803</text:p>
          </table:table-cell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1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52" calcext:value-type="float">
            <text:p>52</text:p>
          </table:table-cell>
          <table:table-cell table:style-name="ce66" table:formula="of:=TIME(0;0;NUMBERVALUE([.B134];&quot;.&quot;))" office:value-type="time" office:time-value="PT00H00M52S" calcext:value-type="time">
            <text:p>00:00:52</text:p>
          </table:table-cell>
          <table:table-cell table:style-name="Default" office:value-type="string" calcext:value-type="string">
            <text:p>41.5</text:p>
          </table:table-cell>
          <table:table-cell table:style-name="ce66" table:formula="of:=TIME(0;0;NUMBERVALUE([.D134];&quot;.&quot;))" office:value-type="time" office:time-value="PT00H00M41.5S" calcext:value-type="time">
            <text:p>00:00:41</text:p>
          </table:table-cell>
          <table:table-cell table:style-name="Default" office:value-type="string" calcext:value-type="string">
            <text:p>32.5</text:p>
          </table:table-cell>
          <table:table-cell table:style-name="ce66" table:formula="of:=TIME(0;0;NUMBERVALUE([.F134];&quot;.&quot;))" office:value-type="time" office:time-value="PT00H00M32.5S" calcext:value-type="time">
            <text:p>00:00:32</text:p>
          </table:table-cell>
          <table:table-cell table:style-name="Default" office:value-type="string" calcext:value-type="string">
            <text:p>37.2</text:p>
          </table:table-cell>
          <table:table-cell table:style-name="ce66" table:formula="of:=TIME(0;0;NUMBERVALUE([.H134];&quot;.&quot;))" office:value-type="time" office:time-value="PT00H00M37.2S" calcext:value-type="time">
            <text:p>00:00:37</text:p>
          </table:table-cell>
          <table:table-cell table:style-name="Default" office:value-type="string" calcext:value-type="string">
            <text:p>47.4</text:p>
          </table:table-cell>
          <table:table-cell table:style-name="ce66" table:formula="of:=TIME(0;0;NUMBERVALUE([.J134];&quot;.&quot;))" office:value-type="time" office:time-value="PT00H00M47.4S" calcext:value-type="time">
            <text:p>00:00:47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002499e-03</text:p>
          </table:table-cell>
          <table:table-cell table:formula="of:=NUMBERVALUE([.B135];&quot;.&quot;)" office:value-type="float" office:value="0.003002499" calcext:value-type="float">
            <text:p>0,003002499</text:p>
          </table:table-cell>
          <table:table-cell table:style-name="Default" office:value-type="string" calcext:value-type="string">
            <text:p>4.058223e-03</text:p>
          </table:table-cell>
          <table:table-cell table:formula="of:=NUMBERVALUE([.D135];&quot;.&quot;)" office:value-type="float" office:value="0.004058223" calcext:value-type="float">
            <text:p>0,004058223</text:p>
          </table:table-cell>
          <table:table-cell table:style-name="Default" office:value-type="string" calcext:value-type="string">
            <text:p>4.434611e-03</text:p>
          </table:table-cell>
          <table:table-cell table:formula="of:=NUMBERVALUE([.F135];&quot;.&quot;)" office:value-type="float" office:value="0.004434611" calcext:value-type="float">
            <text:p>0,004434611</text:p>
          </table:table-cell>
          <table:table-cell table:style-name="Default" office:value-type="string" calcext:value-type="string">
            <text:p>3.920036e-03</text:p>
          </table:table-cell>
          <table:table-cell table:formula="of:=NUMBERVALUE([.H135];&quot;.&quot;)" office:value-type="float" office:value="0.003920036" calcext:value-type="float">
            <text:p>0,003920036</text:p>
          </table:table-cell>
          <table:table-cell table:style-name="Default" office:value-type="string" calcext:value-type="string">
            <text:p>1.564917e-03</text:p>
          </table:table-cell>
          <table:table-cell table:formula="of:=NUMBERVALUE([.J135];&quot;.&quot;)" office:value-type="float" office:value="0.001564917" calcext:value-type="float">
            <text:p>0,001564917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0883%</text:p>
          </table:table-cell>
          <table:table-cell table:formula="of:=NUMBERVALUE([.B136];&quot;.&quot;)" office:value-type="float" office:value="0.0010883" calcext:value-type="float">
            <text:p>0,0010883</text:p>
          </table:table-cell>
          <table:table-cell table:style-name="Default" office:value-type="string" calcext:value-type="string">
            <text:p>0.01494%</text:p>
          </table:table-cell>
          <table:table-cell table:formula="of:=NUMBERVALUE([.D136];&quot;.&quot;)" office:value-type="float" office:value="0.0001494" calcext:value-type="float">
            <text:p>0,0001494</text:p>
          </table:table-cell>
          <table:table-cell table:style-name="Default" office:value-type="string" calcext:value-type="string">
            <text:p>0.00281%</text:p>
          </table:table-cell>
          <table:table-cell table:formula="of:=NUMBERVALUE([.F136];&quot;.&quot;)" office:value-type="float" office:value="0.0000281" calcext:value-type="float">
            <text:p>0,0000281</text:p>
          </table:table-cell>
          <table:table-cell table:style-name="Default" office:value-type="string" calcext:value-type="string">
            <text:p>0.03936%</text:p>
          </table:table-cell>
          <table:table-cell table:formula="of:=NUMBERVALUE([.H136];&quot;.&quot;)" office:value-type="float" office:value="0.0003936" calcext:value-type="float">
            <text:p>0,0003936</text:p>
          </table:table-cell>
          <table:table-cell table:style-name="Default" office:value-type="string" calcext:value-type="string">
            <text:p>0.00747%</text:p>
          </table:table-cell>
          <table:table-cell table:formula="of:=NUMBERVALUE([.J136];&quot;.&quot;)" office:value-type="float" office:value="0.0000747" calcext:value-type="float">
            <text:p>0,000074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.66468%</text:p>
          </table:table-cell>
          <table:table-cell table:formula="of:=NUMBERVALUE([.B137];&quot;.&quot;)" office:value-type="float" office:value="0.0166468" calcext:value-type="float">
            <text:p>0,0166468</text:p>
          </table:table-cell>
          <table:table-cell table:style-name="Default" office:value-type="string" calcext:value-type="string">
            <text:p>1.00304%</text:p>
          </table:table-cell>
          <table:table-cell table:formula="of:=NUMBERVALUE([.D137];&quot;.&quot;)" office:value-type="float" office:value="0.0100304" calcext:value-type="float">
            <text:p>0,0100304</text:p>
          </table:table-cell>
          <table:table-cell table:style-name="Default" office:value-type="string" calcext:value-type="string">
            <text:p>0.93283%</text:p>
          </table:table-cell>
          <table:table-cell table:formula="of:=NUMBERVALUE([.F137];&quot;.&quot;)" office:value-type="float" office:value="0.0093283" calcext:value-type="float">
            <text:p>0,0093283</text:p>
          </table:table-cell>
          <table:table-cell table:style-name="Default" office:value-type="string" calcext:value-type="string">
            <text:p>0.02578%</text:p>
          </table:table-cell>
          <table:table-cell table:formula="of:=NUMBERVALUE([.H137];&quot;.&quot;)" office:value-type="float" office:value="0.0002578" calcext:value-type="float">
            <text:p>0,0002578</text:p>
          </table:table-cell>
          <table:table-cell table:style-name="Default" office:value-type="string" calcext:value-type="string">
            <text:p>0.08645%</text:p>
          </table:table-cell>
          <table:table-cell table:formula="of:=NUMBERVALUE([.J137];&quot;.&quot;)" office:value-type="float" office:value="0.0008645" calcext:value-type="float">
            <text:p>0,000864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91</text:p>
          </table:table-cell>
          <table:table-cell table:formula="of:=NUMBERVALUE([.B138];&quot;.&quot;)" office:value-type="float" office:value="0.99891" calcext:value-type="float">
            <text:p>0,99891</text:p>
          </table:table-cell>
          <table:table-cell table:style-name="Default" office:value-type="string" calcext:value-type="string">
            <text:p>1.00015</text:p>
          </table:table-cell>
          <table:table-cell table:formula="of:=NUMBERVALUE([.D138];&quot;.&quot;)" office:value-type="float" office:value="1.00015" calcext:value-type="float">
            <text:p>1,00015</text:p>
          </table:table-cell>
          <table:table-cell table:style-name="Default" office:value-type="string" calcext:value-type="string">
            <text:p>1.00003</text:p>
          </table:table-cell>
          <table:table-cell table:formula="of:=NUMBERVALUE([.F138];&quot;.&quot;)" office:value-type="float" office:value="1.00003" calcext:value-type="float">
            <text:p>1,00003</text:p>
          </table:table-cell>
          <table:table-cell table:style-name="Default" office:value-type="string" calcext:value-type="string">
            <text:p>0.99961</text:p>
          </table:table-cell>
          <table:table-cell table:formula="of:=NUMBERVALUE([.H138];&quot;.&quot;)" office:value-type="float" office:value="0.99961" calcext:value-type="float">
            <text:p>0,99961</text:p>
          </table:table-cell>
          <table:table-cell table:style-name="Default" office:value-type="string" calcext:value-type="string">
            <text:p>1.00007</text:p>
          </table:table-cell>
          <table:table-cell table:formula="of:=NUMBERVALUE([.J138];&quot;.&quot;)" office:value-type="float" office:value="1.00007" calcext:value-type="float">
            <text:p>1,0000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2361</text:p>
          </table:table-cell>
          <table:table-cell table:formula="of:=NUMBERVALUE([.B139];&quot;.&quot;)" office:value-type="float" office:value="0.0032361" calcext:value-type="float">
            <text:p>0,0032361</text:p>
          </table:table-cell>
          <table:table-cell table:style-name="Default" office:value-type="string" calcext:value-type="string">
            <text:p>0.0032150</text:p>
          </table:table-cell>
          <table:table-cell table:formula="of:=NUMBERVALUE([.D139];&quot;.&quot;)" office:value-type="float" office:value="0.003215" calcext:value-type="float">
            <text:p>0,003215</text:p>
          </table:table-cell>
          <table:table-cell table:style-name="Default" office:value-type="string" calcext:value-type="string">
            <text:p>0.0031534</text:p>
          </table:table-cell>
          <table:table-cell table:formula="of:=NUMBERVALUE([.F139];&quot;.&quot;)" office:value-type="float" office:value="0.0031534" calcext:value-type="float">
            <text:p>0,0031534</text:p>
          </table:table-cell>
          <table:table-cell table:style-name="Default" office:value-type="string" calcext:value-type="string">
            <text:p>0.0031823</text:p>
          </table:table-cell>
          <table:table-cell table:formula="of:=NUMBERVALUE([.H139];&quot;.&quot;)" office:value-type="float" office:value="0.0031823" calcext:value-type="float">
            <text:p>0,0031823</text:p>
          </table:table-cell>
          <table:table-cell table:style-name="Default" office:value-type="string" calcext:value-type="string">
            <text:p>0.0031803</text:p>
          </table:table-cell>
          <table:table-cell table:formula="of:=NUMBERVALUE([.J139];&quot;.&quot;)" office:value-type="float" office:value="0.0031803" calcext:value-type="float">
            <text:p>0,003180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68" table:formula="of:=AVERAGE([.C120];[.C127];[.C134])" office:value-type="time" office:time-value="PT00H00M50.566666667S" calcext:value-type="time">
            <text:p>00:00:50</text:p>
          </table:table-cell>
          <table:table-cell table:style-name="Default"/>
          <table:table-cell table:style-name="ce68" table:formula="of:=AVERAGE([.E120];[.E127];[.E134])" office:value-type="time" office:time-value="PT00H00M41.8S" calcext:value-type="time">
            <text:p>00:00:41</text:p>
          </table:table-cell>
          <table:table-cell table:style-name="Default"/>
          <table:table-cell table:style-name="ce68" table:formula="of:=AVERAGE([.G120];[.G127];[.G134])" office:value-type="time" office:time-value="PT00H00M33.566666667S" calcext:value-type="time">
            <text:p>00:00:33</text:p>
          </table:table-cell>
          <table:table-cell table:style-name="Default"/>
          <table:table-cell table:style-name="ce68" table:formula="of:=AVERAGE([.I120];[.I127];[.I134])" office:value-type="time" office:time-value="PT00H00M38.333333333S" calcext:value-type="time">
            <text:p>00:00:38</text:p>
          </table:table-cell>
          <table:table-cell table:style-name="Default"/>
          <table:table-cell table:style-name="ce68" table:formula="of:=AVERAGE([.K120];[.K127];[.K134])" office:value-type="time" office:time-value="PT00H00M49.666666667S" calcext:value-type="time">
            <text:p>00:00:49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121];[.C128];[.C135])" office:value-type="float" office:value="0.003002499" calcext:value-type="float">
            <text:p>0,003002499</text:p>
          </table:table-cell>
          <table:table-cell table:style-name="Default"/>
          <table:table-cell table:style-name="ce70" table:formula="of:=AVERAGE([.E121];[.E128];[.E135])" office:value-type="float" office:value="0.004058223" calcext:value-type="float">
            <text:p>0,004058223</text:p>
          </table:table-cell>
          <table:table-cell table:style-name="Default"/>
          <table:table-cell table:style-name="ce70" table:formula="of:=AVERAGE([.G121];[.G128];[.G135])" office:value-type="float" office:value="0.004434611" calcext:value-type="float">
            <text:p>0,004434611</text:p>
          </table:table-cell>
          <table:table-cell table:style-name="Default"/>
          <table:table-cell table:style-name="ce70" table:formula="of:=AVERAGE([.I121];[.I128];[.I135])" office:value-type="float" office:value="0.003920036" calcext:value-type="float">
            <text:p>0,003920036</text:p>
          </table:table-cell>
          <table:table-cell table:style-name="Default"/>
          <table:table-cell table:style-name="ce70" table:formula="of:=AVERAGE([.K121];[.K128];[.K135])" office:value-type="float" office:value="0.001564917" calcext:value-type="float">
            <text:p>0,001564917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122];[.C129];[.C136])" office:value-type="float" office:value="0.0010883" calcext:value-type="float">
            <text:p>0,0010883</text:p>
          </table:table-cell>
          <table:table-cell table:style-name="Default"/>
          <table:table-cell table:style-name="ce70" table:formula="of:=AVERAGE([.E122];[.E129];[.E136])" office:value-type="float" office:value="0.0001494" calcext:value-type="float">
            <text:p>0,0001494</text:p>
          </table:table-cell>
          <table:table-cell table:style-name="Default"/>
          <table:table-cell table:style-name="ce70" table:formula="of:=AVERAGE([.G122];[.G129];[.G136])" office:value-type="float" office:value="0.0000281" calcext:value-type="float">
            <text:p>0,0000281</text:p>
          </table:table-cell>
          <table:table-cell table:style-name="Default"/>
          <table:table-cell table:style-name="ce70" table:formula="of:=AVERAGE([.I122];[.I129];[.I136])" office:value-type="float" office:value="0.0003936" calcext:value-type="float">
            <text:p>0,0003936</text:p>
          </table:table-cell>
          <table:table-cell table:style-name="Default"/>
          <table:table-cell table:style-name="ce70" table:formula="of:=AVERAGE([.K122];[.K129];[.K136])" office:value-type="float" office:value="0.0000747" calcext:value-type="float">
            <text:p>0,000074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123];[.C130];[.C137])" office:value-type="float" office:value="0.0166468" calcext:value-type="float">
            <text:p>0,0166468</text:p>
          </table:table-cell>
          <table:table-cell table:style-name="Default"/>
          <table:table-cell table:style-name="ce70" table:formula="of:=AVERAGE([.E123];[.E130];[.E137])" office:value-type="float" office:value="0.0100304" calcext:value-type="float">
            <text:p>0,0100304</text:p>
          </table:table-cell>
          <table:table-cell table:style-name="Default"/>
          <table:table-cell table:style-name="ce70" table:formula="of:=AVERAGE([.G123];[.G130];[.G137])" office:value-type="float" office:value="0.0093283" calcext:value-type="float">
            <text:p>0,0093283</text:p>
          </table:table-cell>
          <table:table-cell table:style-name="Default"/>
          <table:table-cell table:style-name="ce70" table:formula="of:=AVERAGE([.I123];[.I130];[.I137])" office:value-type="float" office:value="0.0002578" calcext:value-type="float">
            <text:p>0,0002578</text:p>
          </table:table-cell>
          <table:table-cell table:style-name="Default"/>
          <table:table-cell table:style-name="ce70" table:formula="of:=AVERAGE([.K123];[.K130];[.K137])" office:value-type="float" office:value="0.0008645" calcext:value-type="float">
            <text:p>0,000864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124];[.C131];[.C138])" office:value-type="float" office:value="0.99891" calcext:value-type="float">
            <text:p>0,99891</text:p>
          </table:table-cell>
          <table:table-cell table:style-name="Default"/>
          <table:table-cell table:style-name="ce70" table:formula="of:=AVERAGE([.E124];[.E131];[.E138])" office:value-type="float" office:value="1.00015" calcext:value-type="float">
            <text:p>1,00015</text:p>
          </table:table-cell>
          <table:table-cell table:style-name="Default"/>
          <table:table-cell table:style-name="ce70" table:formula="of:=AVERAGE([.G124];[.G131];[.G138])" office:value-type="float" office:value="1.00003" calcext:value-type="float">
            <text:p>1,00003</text:p>
          </table:table-cell>
          <table:table-cell table:style-name="Default"/>
          <table:table-cell table:style-name="ce70" table:formula="of:=AVERAGE([.I124];[.I131];[.I138])" office:value-type="float" office:value="0.99961" calcext:value-type="float">
            <text:p>0,99961</text:p>
          </table:table-cell>
          <table:table-cell table:style-name="Default"/>
          <table:table-cell table:style-name="ce70" table:formula="of:=AVERAGE([.K124];[.K131];[.K138])" office:value-type="float" office:value="1.00007" calcext:value-type="float">
            <text:p>1,0000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125];[.C132];[.C139])" office:value-type="float" office:value="0.0032361" calcext:value-type="float">
            <text:p>0,0032361</text:p>
          </table:table-cell>
          <table:table-cell table:style-name="Default"/>
          <table:table-cell table:style-name="ce70" table:formula="of:=AVERAGE([.E125];[.E132];[.E139])" office:value-type="float" office:value="0.003215" calcext:value-type="float">
            <text:p>0,003215</text:p>
          </table:table-cell>
          <table:table-cell table:style-name="Default"/>
          <table:table-cell table:style-name="ce70" table:formula="of:=AVERAGE([.G125];[.G132];[.G139])" office:value-type="float" office:value="0.0031534" calcext:value-type="float">
            <text:p>0,0031534</text:p>
          </table:table-cell>
          <table:table-cell table:style-name="Default"/>
          <table:table-cell table:style-name="ce70" table:formula="of:=AVERAGE([.I125];[.I132];[.I139])" office:value-type="float" office:value="0.0031823" calcext:value-type="float">
            <text:p>0,0031823</text:p>
          </table:table-cell>
          <table:table-cell table:style-name="Default"/>
          <table:table-cell table:style-name="ce70" table:formula="of:=AVERAGE([.K125];[.K132];[.K139])" office:value-type="float" office:value="0.0031803" calcext:value-type="float">
            <text:p>0,0031803</text:p>
          </table:table-cell>
        </table:table-row>
      </table:table>
      <table:table table:name="Pre" table:style-name="ta1">
        <table:table-column table:style-name="co2" table:number-columns-repeated="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35"/>
        <table:table-row table:style-name="ro1">
          <table:table-cell office:value-type="string" calcext:value-type="string">
            <text:p>Pre</text:p>
          </table:table-cell>
          <table:table-cell table:style-name="ce1" office:value-type="string" calcext:value-type="string">
            <text:p>Nu=2000</text:p>
          </table:table-cell>
          <table:table-cell table:style-name="ce1"/>
          <table:table-cell table:style-name="ce14" office:value-type="string" calcext:value-type="string">
            <text:p>Neurons por Layer</text:p>
          </table:table-cell>
          <table:table-cell table:style-name="ce14" table:number-columns-repeated="2"/>
          <table:table-cell table:style-name="Default"/>
        </table:table-row>
        <table:table-row table:style-name="ro1">
          <table:table-cell table:style-name="ce2" office:value-type="string" calcext:value-type="string">
            <text:p>Nº Layers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Default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49"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4.72</text:p>
          </table:table-cell>
          <table:table-cell table:style-name="ce86" table:formula="of:=TIME(0;0;NUMBERVALUE([.B4];&quot;.&quot;))" office:value-type="time" office:time-value="PT00H00M04.72S" calcext:value-type="time">
            <text:p>00:00:04,720</text:p>
          </table:table-cell>
          <table:table-cell office:value-type="string" calcext:value-type="string">
            <text:p>4.76</text:p>
          </table:table-cell>
          <table:table-cell table:style-name="ce86" table:formula="of:=TIME(0;0;NUMBERVALUE([.D4];&quot;.&quot;))" office:value-type="time" office:time-value="PT00H00M04.76S" calcext:value-type="time">
            <text:p>00:00:04,760</text:p>
          </table:table-cell>
          <table:table-cell office:value-type="string" calcext:value-type="string">
            <text:p>10.2</text:p>
          </table:table-cell>
          <table:table-cell table:style-name="ce86" table:formula="of:=TIME(0;0;NUMBERVALUE([.F4];&quot;.&quot;))" office:value-type="time" office:time-value="PT00H00M10.2S" calcext:value-type="time">
            <text:p>00:00:10,200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office:value-type="string" calcext:value-type="string">
            <text:p>629 ms</text:p>
          </table:table-cell>
          <table:table-cell table:style-name="ce87" table:formula="of:=TIME(0;0;COM.MICROSOFT.CONCAT(&quot;0.&quot;;LEFT([.B5];SEARCH(&quot;ms&quot;;[.B5])-1)))" office:value-type="time" office:time-value="PT00H00M00.629S" calcext:value-type="time">
            <text:p>00:00,629</text:p>
          </table:table-cell>
          <table:table-cell office:value-type="string" calcext:value-type="string">
            <text:p>690 ms</text:p>
          </table:table-cell>
          <table:table-cell table:style-name="ce87" table:formula="of:=TIME(0;0;COM.MICROSOFT.CONCAT(&quot;0.&quot;;LEFT([.D5];SEARCH(&quot;ms&quot;;[.D5])-1)))" office:value-type="time" office:time-value="PT00H00M00.69S" calcext:value-type="time">
            <text:p>00:00,690</text:p>
          </table:table-cell>
          <table:table-cell office:value-type="string" calcext:value-type="string">
            <text:p>729 ms</text:p>
          </table:table-cell>
          <table:table-cell table:style-name="ce87" table:formula="of:=TIME(0;0;COM.MICROSOFT.CONCAT(&quot;0.&quot;;LEFT([.F5];SEARCH(&quot;ms&quot;;[.F5])-1)))" office:value-type="time" office:time-value="PT00H00M00.729S" calcext:value-type="time">
            <text:p>00:00,729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853553e-01</text:p>
          </table:table-cell>
          <table:table-cell table:formula="of:=NUMBERVALUE([.B6];&quot;.&quot;)" office:value-type="float" office:value="0.1853553" calcext:value-type="float">
            <text:p>0,1853553</text:p>
          </table:table-cell>
          <table:table-cell office:value-type="string" calcext:value-type="string">
            <text:p>1.779778e-01</text:p>
          </table:table-cell>
          <table:table-cell table:formula="of:=NUMBERVALUE([.D6];&quot;.&quot;)" office:value-type="float" office:value="0.1779778" calcext:value-type="float">
            <text:p>0,1779778</text:p>
          </table:table-cell>
          <table:table-cell office:value-type="string" calcext:value-type="string">
            <text:p>1.747305e-01</text:p>
          </table:table-cell>
          <table:table-cell table:formula="of:=NUMBERVALUE([.F6];&quot;.&quot;)" office:value-type="float" office:value="0.1747305" calcext:value-type="float">
            <text:p>0,1747305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33.59507%</text:p>
          </table:table-cell>
          <table:table-cell table:formula="of:=NUMBERVALUE([.B7];&quot;.&quot;)" office:value-type="float" office:value="0.3359507" calcext:value-type="float">
            <text:p>0,3359507</text:p>
          </table:table-cell>
          <table:table-cell office:value-type="string" calcext:value-type="string">
            <text:p>26.94226%</text:p>
          </table:table-cell>
          <table:table-cell table:formula="of:=NUMBERVALUE([.D7];&quot;.&quot;)" office:value-type="float" office:value="0.2694226" calcext:value-type="float">
            <text:p>0,2694226</text:p>
          </table:table-cell>
          <table:table-cell office:value-type="string" calcext:value-type="string">
            <text:p>21.73750%</text:p>
          </table:table-cell>
          <table:table-cell table:formula="of:=NUMBERVALUE([.F7];&quot;.&quot;)" office:value-type="float" office:value="0.217375" calcext:value-type="float">
            <text:p>0,217375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09.90429%</text:p>
          </table:table-cell>
          <table:table-cell table:formula="of:=NUMBERVALUE([.B8];&quot;.&quot;)" office:value-type="float" office:value="1.0990429" calcext:value-type="float">
            <text:p>1,0990429</text:p>
          </table:table-cell>
          <table:table-cell office:value-type="string" calcext:value-type="string">
            <text:p>111.75315%</text:p>
          </table:table-cell>
          <table:table-cell table:formula="of:=NUMBERVALUE([.D8];&quot;.&quot;)" office:value-type="float" office:value="1.1175315" calcext:value-type="float">
            <text:p>1,1175315</text:p>
          </table:table-cell>
          <table:table-cell office:value-type="string" calcext:value-type="string">
            <text:p>107.91875%</text:p>
          </table:table-cell>
          <table:table-cell table:formula="of:=NUMBERVALUE([.F8];&quot;.&quot;)" office:value-type="float" office:value="1.0791875" calcext:value-type="float">
            <text:p>1,079187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66405</text:p>
          </table:table-cell>
          <table:table-cell table:formula="of:=NUMBERVALUE([.B9];&quot;.&quot;)" office:value-type="float" office:value="0.66405" calcext:value-type="float">
            <text:p>0,66405</text:p>
          </table:table-cell>
          <table:table-cell office:value-type="string" calcext:value-type="string">
            <text:p>0.73058</text:p>
          </table:table-cell>
          <table:table-cell table:formula="of:=NUMBERVALUE([.D9];&quot;.&quot;)" office:value-type="float" office:value="0.73058" calcext:value-type="float">
            <text:p>0,73058</text:p>
          </table:table-cell>
          <table:table-cell office:value-type="string" calcext:value-type="string">
            <text:p>0.78263</text:p>
          </table:table-cell>
          <table:table-cell table:formula="of:=NUMBERVALUE([.F9];&quot;.&quot;)" office:value-type="float" office:value="0.78263" calcext:value-type="float">
            <text:p>0,78263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66815</text:p>
          </table:table-cell>
          <table:table-cell table:formula="of:=NUMBERVALUE([.B10];&quot;.&quot;)" office:value-type="float" office:value="0.0066815" calcext:value-type="float">
            <text:p>0,0066815</text:p>
          </table:table-cell>
          <table:table-cell office:value-type="string" calcext:value-type="string">
            <text:p>0.0067403</text:p>
          </table:table-cell>
          <table:table-cell table:formula="of:=NUMBERVALUE([.D10];&quot;.&quot;)" office:value-type="float" office:value="0.0067403" calcext:value-type="float">
            <text:p>0,0067403</text:p>
          </table:table-cell>
          <table:table-cell office:value-type="string" calcext:value-type="string">
            <text:p>0.0066183</text:p>
          </table:table-cell>
          <table:table-cell table:formula="of:=NUMBERVALUE([.F10];&quot;.&quot;)" office:value-type="float" office:value="0.0066183" calcext:value-type="float">
            <text:p>0,0066183</text:p>
          </table:table-cell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48"/>
          <table:table-cell table:style-name="Default"/>
          <table:table-cell table:style-name="ce48"/>
          <table:table-cell table:style-name="Default"/>
          <table:table-cell table:style-name="ce48"/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4.07</text:p>
          </table:table-cell>
          <table:table-cell table:style-name="ce86" table:formula="of:=TIME(0;0;NUMBERVALUE([.B12];&quot;.&quot;))" office:value-type="time" office:time-value="PT00H00M04.07S" calcext:value-type="time">
            <text:p>00:00:04,070</text:p>
          </table:table-cell>
          <table:table-cell office:value-type="string" calcext:value-type="string">
            <text:p>4.34</text:p>
          </table:table-cell>
          <table:table-cell table:style-name="ce86" table:formula="of:=TIME(0;0;NUMBERVALUE([.D12];&quot;.&quot;))" office:value-type="time" office:time-value="PT00H00M04.34S" calcext:value-type="time">
            <text:p>00:00:04,340</text:p>
          </table:table-cell>
          <table:table-cell office:value-type="string" calcext:value-type="string">
            <text:p>11.1</text:p>
          </table:table-cell>
          <table:table-cell table:style-name="ce86" table:formula="of:=TIME(0;0;NUMBERVALUE([.F12];&quot;.&quot;))" office:value-type="time" office:time-value="PT00H00M11.1S" calcext:value-type="time">
            <text:p>00:00:11,100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office:value-type="string" calcext:value-type="string">
            <text:p>688 ms</text:p>
          </table:table-cell>
          <table:table-cell table:style-name="ce87" table:formula="of:=TIME(0;0;COM.MICROSOFT.CONCAT(&quot;0.&quot;;LEFT([.B13];SEARCH(&quot;ms&quot;;[.B13])-1)))" office:value-type="time" office:time-value="PT00H00M00.688S" calcext:value-type="time">
            <text:p>00:00,688</text:p>
          </table:table-cell>
          <table:table-cell office:value-type="string" calcext:value-type="string">
            <text:p>593 ms</text:p>
          </table:table-cell>
          <table:table-cell table:style-name="ce87" table:formula="of:=TIME(0;0;COM.MICROSOFT.CONCAT(&quot;0.&quot;;LEFT([.D13];SEARCH(&quot;ms&quot;;[.D13])-1)))" office:value-type="time" office:time-value="PT00H00M00.593S" calcext:value-type="time">
            <text:p>00:00,593</text:p>
          </table:table-cell>
          <table:table-cell office:value-type="string" calcext:value-type="string">
            <text:p>643 ms</text:p>
          </table:table-cell>
          <table:table-cell table:style-name="ce87" table:formula="of:=TIME(0;0;COM.MICROSOFT.CONCAT(&quot;0.&quot;;LEFT([.F13];SEARCH(&quot;ms&quot;;[.F13])-1)))" office:value-type="time" office:time-value="PT00H00M00.643S" calcext:value-type="time">
            <text:p>00:00,643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853553e-01</text:p>
          </table:table-cell>
          <table:table-cell table:formula="of:=NUMBERVALUE([.B14];&quot;.&quot;)" office:value-type="float" office:value="0.1853553" calcext:value-type="float">
            <text:p>0,1853553</text:p>
          </table:table-cell>
          <table:table-cell office:value-type="string" calcext:value-type="string">
            <text:p>1.779778e-01</text:p>
          </table:table-cell>
          <table:table-cell table:formula="of:=NUMBERVALUE([.D14];&quot;.&quot;)" office:value-type="float" office:value="0.1779778" calcext:value-type="float">
            <text:p>0,1779778</text:p>
          </table:table-cell>
          <table:table-cell office:value-type="string" calcext:value-type="string">
            <text:p>1.747305e-01</text:p>
          </table:table-cell>
          <table:table-cell table:formula="of:=NUMBERVALUE([.F14];&quot;.&quot;)" office:value-type="float" office:value="0.1747305" calcext:value-type="float">
            <text:p>0,1747305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33.59507%</text:p>
          </table:table-cell>
          <table:table-cell table:formula="of:=NUMBERVALUE([.B15];&quot;.&quot;)" office:value-type="float" office:value="0.3359507" calcext:value-type="float">
            <text:p>0,3359507</text:p>
          </table:table-cell>
          <table:table-cell office:value-type="string" calcext:value-type="string">
            <text:p>26.94226%</text:p>
          </table:table-cell>
          <table:table-cell table:formula="of:=NUMBERVALUE([.D15];&quot;.&quot;)" office:value-type="float" office:value="0.2694226" calcext:value-type="float">
            <text:p>0,2694226</text:p>
          </table:table-cell>
          <table:table-cell office:value-type="string" calcext:value-type="string">
            <text:p>21.73750%</text:p>
          </table:table-cell>
          <table:table-cell table:formula="of:=NUMBERVALUE([.F15];&quot;.&quot;)" office:value-type="float" office:value="0.217375" calcext:value-type="float">
            <text:p>0,217375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09.90429%</text:p>
          </table:table-cell>
          <table:table-cell table:formula="of:=NUMBERVALUE([.B16];&quot;.&quot;)" office:value-type="float" office:value="1.0990429" calcext:value-type="float">
            <text:p>1,0990429</text:p>
          </table:table-cell>
          <table:table-cell office:value-type="string" calcext:value-type="string">
            <text:p>111.75315%</text:p>
          </table:table-cell>
          <table:table-cell table:formula="of:=NUMBERVALUE([.D16];&quot;.&quot;)" office:value-type="float" office:value="1.1175315" calcext:value-type="float">
            <text:p>1,1175315</text:p>
          </table:table-cell>
          <table:table-cell office:value-type="string" calcext:value-type="string">
            <text:p>107.91875%</text:p>
          </table:table-cell>
          <table:table-cell table:formula="of:=NUMBERVALUE([.F16];&quot;.&quot;)" office:value-type="float" office:value="1.0791875" calcext:value-type="float">
            <text:p>1,079187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66405</text:p>
          </table:table-cell>
          <table:table-cell table:formula="of:=NUMBERVALUE([.B17];&quot;.&quot;)" office:value-type="float" office:value="0.66405" calcext:value-type="float">
            <text:p>0,66405</text:p>
          </table:table-cell>
          <table:table-cell office:value-type="string" calcext:value-type="string">
            <text:p>0.73058</text:p>
          </table:table-cell>
          <table:table-cell table:formula="of:=NUMBERVALUE([.D17];&quot;.&quot;)" office:value-type="float" office:value="0.73058" calcext:value-type="float">
            <text:p>0,73058</text:p>
          </table:table-cell>
          <table:table-cell office:value-type="string" calcext:value-type="string">
            <text:p>0.78263</text:p>
          </table:table-cell>
          <table:table-cell table:formula="of:=NUMBERVALUE([.F17];&quot;.&quot;)" office:value-type="float" office:value="0.78263" calcext:value-type="float">
            <text:p>0,78263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66815</text:p>
          </table:table-cell>
          <table:table-cell table:formula="of:=NUMBERVALUE([.B18];&quot;.&quot;)" office:value-type="float" office:value="0.0066815" calcext:value-type="float">
            <text:p>0,0066815</text:p>
          </table:table-cell>
          <table:table-cell office:value-type="string" calcext:value-type="string">
            <text:p>0.0067403</text:p>
          </table:table-cell>
          <table:table-cell table:formula="of:=NUMBERVALUE([.D18];&quot;.&quot;)" office:value-type="float" office:value="0.0067403" calcext:value-type="float">
            <text:p>0,0067403</text:p>
          </table:table-cell>
          <table:table-cell office:value-type="string" calcext:value-type="string">
            <text:p>0.0066183</text:p>
          </table:table-cell>
          <table:table-cell table:formula="of:=NUMBERVALUE([.F18];&quot;.&quot;)" office:value-type="float" office:value="0.0066183" calcext:value-type="float">
            <text:p>0,0066183</text:p>
          </table:table-cell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48"/>
          <table:table-cell table:style-name="Default"/>
          <table:table-cell table:style-name="ce48"/>
          <table:table-cell table:style-name="Default"/>
          <table:table-cell table:style-name="ce48"/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4.34</text:p>
          </table:table-cell>
          <table:table-cell table:style-name="ce86" table:formula="of:=TIME(0;0;NUMBERVALUE([.B20];&quot;.&quot;))" office:value-type="time" office:time-value="PT00H00M04.34S" calcext:value-type="time">
            <text:p>00:00:04,340</text:p>
          </table:table-cell>
          <table:table-cell office:value-type="string" calcext:value-type="string">
            <text:p>5.29</text:p>
          </table:table-cell>
          <table:table-cell table:style-name="ce86" table:formula="of:=TIME(0;0;NUMBERVALUE([.D20];&quot;.&quot;))" office:value-type="time" office:time-value="PT00H00M05.29S" calcext:value-type="time">
            <text:p>00:00:05,290</text:p>
          </table:table-cell>
          <table:table-cell office:value-type="string" calcext:value-type="string">
            <text:p>10.2</text:p>
          </table:table-cell>
          <table:table-cell table:style-name="ce86" table:formula="of:=TIME(0;0;NUMBERVALUE([.F20];&quot;.&quot;))" office:value-type="time" office:time-value="PT00H00M10.2S" calcext:value-type="time">
            <text:p>00:00:10,200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office:value-type="string" calcext:value-type="string">
            <text:p>625 ms</text:p>
          </table:table-cell>
          <table:table-cell table:style-name="ce87" table:formula="of:=TIME(0;0;COM.MICROSOFT.CONCAT(&quot;0.&quot;;LEFT([.B21];SEARCH(&quot;ms&quot;;[.B21])-1)))" office:value-type="time" office:time-value="PT00H00M00.625S" calcext:value-type="time">
            <text:p>00:00,625</text:p>
          </table:table-cell>
          <table:table-cell office:value-type="string" calcext:value-type="string">
            <text:p>624 ms</text:p>
          </table:table-cell>
          <table:table-cell table:style-name="ce87" table:formula="of:=TIME(0;0;COM.MICROSOFT.CONCAT(&quot;0.&quot;;LEFT([.D21];SEARCH(&quot;ms&quot;;[.D21])-1)))" office:value-type="time" office:time-value="PT00H00M00.624S" calcext:value-type="time">
            <text:p>00:00,624</text:p>
          </table:table-cell>
          <table:table-cell office:value-type="string" calcext:value-type="string">
            <text:p>653 ms</text:p>
          </table:table-cell>
          <table:table-cell table:style-name="ce87" table:formula="of:=TIME(0;0;COM.MICROSOFT.CONCAT(&quot;0.&quot;;LEFT([.F21];SEARCH(&quot;ms&quot;;[.F21])-1)))" office:value-type="time" office:time-value="PT00H00M00.653S" calcext:value-type="time">
            <text:p>00:00,653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1.853553e-01</text:p>
          </table:table-cell>
          <table:table-cell table:formula="of:=NUMBERVALUE([.B22];&quot;.&quot;)" office:value-type="float" office:value="0.1853553" calcext:value-type="float">
            <text:p>0,1853553</text:p>
          </table:table-cell>
          <table:table-cell office:value-type="string" calcext:value-type="string">
            <text:p>1.779778e-01</text:p>
          </table:table-cell>
          <table:table-cell table:formula="of:=NUMBERVALUE([.D22];&quot;.&quot;)" office:value-type="float" office:value="0.1779778" calcext:value-type="float">
            <text:p>0,1779778</text:p>
          </table:table-cell>
          <table:table-cell office:value-type="string" calcext:value-type="string">
            <text:p>1.747305e-01</text:p>
          </table:table-cell>
          <table:table-cell table:formula="of:=NUMBERVALUE([.F22];&quot;.&quot;)" office:value-type="float" office:value="0.1747305" calcext:value-type="float">
            <text:p>0,1747305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33.59507%</text:p>
          </table:table-cell>
          <table:table-cell table:formula="of:=NUMBERVALUE([.B23];&quot;.&quot;)" office:value-type="float" office:value="0.3359507" calcext:value-type="float">
            <text:p>0,3359507</text:p>
          </table:table-cell>
          <table:table-cell office:value-type="string" calcext:value-type="string">
            <text:p>26.94226%</text:p>
          </table:table-cell>
          <table:table-cell table:formula="of:=NUMBERVALUE([.D23];&quot;.&quot;)" office:value-type="float" office:value="0.2694226" calcext:value-type="float">
            <text:p>0,2694226</text:p>
          </table:table-cell>
          <table:table-cell office:value-type="string" calcext:value-type="string">
            <text:p>21.73750%</text:p>
          </table:table-cell>
          <table:table-cell table:formula="of:=NUMBERVALUE([.F23];&quot;.&quot;)" office:value-type="float" office:value="0.217375" calcext:value-type="float">
            <text:p>0,217375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09.90429%</text:p>
          </table:table-cell>
          <table:table-cell table:formula="of:=NUMBERVALUE([.B24];&quot;.&quot;)" office:value-type="float" office:value="1.0990429" calcext:value-type="float">
            <text:p>1,0990429</text:p>
          </table:table-cell>
          <table:table-cell office:value-type="string" calcext:value-type="string">
            <text:p>111.75315%</text:p>
          </table:table-cell>
          <table:table-cell table:formula="of:=NUMBERVALUE([.D24];&quot;.&quot;)" office:value-type="float" office:value="1.1175315" calcext:value-type="float">
            <text:p>1,1175315</text:p>
          </table:table-cell>
          <table:table-cell office:value-type="string" calcext:value-type="string">
            <text:p>107.91875%</text:p>
          </table:table-cell>
          <table:table-cell table:formula="of:=NUMBERVALUE([.F24];&quot;.&quot;)" office:value-type="float" office:value="1.0791875" calcext:value-type="float">
            <text:p>1,079187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66405</text:p>
          </table:table-cell>
          <table:table-cell table:formula="of:=NUMBERVALUE([.B25];&quot;.&quot;)" office:value-type="float" office:value="0.66405" calcext:value-type="float">
            <text:p>0,66405</text:p>
          </table:table-cell>
          <table:table-cell office:value-type="string" calcext:value-type="string">
            <text:p>0.73058</text:p>
          </table:table-cell>
          <table:table-cell table:formula="of:=NUMBERVALUE([.D25];&quot;.&quot;)" office:value-type="float" office:value="0.73058" calcext:value-type="float">
            <text:p>0,73058</text:p>
          </table:table-cell>
          <table:table-cell office:value-type="string" calcext:value-type="string">
            <text:p>0.78263</text:p>
          </table:table-cell>
          <table:table-cell table:formula="of:=NUMBERVALUE([.F25];&quot;.&quot;)" office:value-type="float" office:value="0.78263" calcext:value-type="float">
            <text:p>0,78263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66815</text:p>
          </table:table-cell>
          <table:table-cell table:formula="of:=NUMBERVALUE([.B26];&quot;.&quot;)" office:value-type="float" office:value="0.0066815" calcext:value-type="float">
            <text:p>0,0066815</text:p>
          </table:table-cell>
          <table:table-cell office:value-type="string" calcext:value-type="string">
            <text:p>0.0067403</text:p>
          </table:table-cell>
          <table:table-cell table:formula="of:=NUMBERVALUE([.D26];&quot;.&quot;)" office:value-type="float" office:value="0.0067403" calcext:value-type="float">
            <text:p>0,0067403</text:p>
          </table:table-cell>
          <table:table-cell office:value-type="string" calcext:value-type="string">
            <text:p>0.0066183</text:p>
          </table:table-cell>
          <table:table-cell table:formula="of:=NUMBERVALUE([.F26];&quot;.&quot;)" office:value-type="float" office:value="0.0066183" calcext:value-type="float">
            <text:p>0,006618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89" table:formula="of:=AVERAGE([.C4];[.C12];[.C20])" office:value-type="time" office:time-value="PT00H00M04.376666667S" calcext:value-type="time">
            <text:p>00:04,377</text:p>
          </table:table-cell>
          <table:table-cell/>
          <table:table-cell table:style-name="ce89" table:formula="of:=AVERAGE([.E4];[.E12];[.E20])" office:value-type="time" office:time-value="PT00H00M04.796666667S" calcext:value-type="time">
            <text:p>00:04,797</text:p>
          </table:table-cell>
          <table:table-cell/>
          <table:table-cell table:style-name="ce89" table:formula="of:=AVERAGE([.G4];[.G12];[.G20])" office:value-type="time" office:time-value="PT00H00M10.5S" calcext:value-type="time">
            <text:p>00:10,500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/>
          <table:table-cell table:style-name="ce89" table:formula="of:=AVERAGE([.C5];[.C13];[.C21])" office:value-type="time" office:time-value="PT00H00M00.647333333S" calcext:value-type="time">
            <text:p>00:00,647</text:p>
          </table:table-cell>
          <table:table-cell/>
          <table:table-cell table:style-name="ce89" table:formula="of:=AVERAGE([.E5];[.E13];[.E21])" office:value-type="time" office:time-value="PT00H00M00.635666667S" calcext:value-type="time">
            <text:p>00:00,636</text:p>
          </table:table-cell>
          <table:table-cell/>
          <table:table-cell table:style-name="ce89" table:formula="of:=AVERAGE([.G5];[.G13];[.G21])" office:value-type="time" office:time-value="PT00H00M00.675S" calcext:value-type="time">
            <text:p>00:00,675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6];[.C14];[.C22])" office:value-type="float" office:value="0.1853553" calcext:value-type="float">
            <text:p>0,1853553</text:p>
          </table:table-cell>
          <table:table-cell/>
          <table:table-cell table:style-name="ce70" table:formula="of:=AVERAGE([.E6];[.E14];[.E22])" office:value-type="float" office:value="0.1779778" calcext:value-type="float">
            <text:p>0,1779778</text:p>
          </table:table-cell>
          <table:table-cell/>
          <table:table-cell table:style-name="ce70" table:formula="of:=AVERAGE([.G6];[.G14];[.G22])" office:value-type="float" office:value="0.1747305" calcext:value-type="float">
            <text:p>0,1747305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7];[.C15];[.C23])" office:value-type="float" office:value="0.3359507" calcext:value-type="float">
            <text:p>0,3359507</text:p>
          </table:table-cell>
          <table:table-cell/>
          <table:table-cell table:style-name="ce70" table:formula="of:=AVERAGE([.E7];[.E15];[.E23])" office:value-type="float" office:value="0.2694226" calcext:value-type="float">
            <text:p>0,2694226</text:p>
          </table:table-cell>
          <table:table-cell/>
          <table:table-cell table:style-name="ce70" table:formula="of:=AVERAGE([.G7];[.G15];[.G23])" office:value-type="float" office:value="0.217375" calcext:value-type="float">
            <text:p>0,217375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8];[.C16];[.C24])" office:value-type="float" office:value="1.0990429" calcext:value-type="float">
            <text:p>1,0990429</text:p>
          </table:table-cell>
          <table:table-cell/>
          <table:table-cell table:style-name="ce70" table:formula="of:=AVERAGE([.E8];[.E16];[.E24])" office:value-type="float" office:value="1.1175315" calcext:value-type="float">
            <text:p>1,1175315</text:p>
          </table:table-cell>
          <table:table-cell/>
          <table:table-cell table:style-name="ce70" table:formula="of:=AVERAGE([.G8];[.G16];[.G24])" office:value-type="float" office:value="1.0791875" calcext:value-type="float">
            <text:p>1,079187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9];[.C17];[.C25])" office:value-type="float" office:value="0.66405" calcext:value-type="float">
            <text:p>0,66405</text:p>
          </table:table-cell>
          <table:table-cell/>
          <table:table-cell table:style-name="ce70" table:formula="of:=AVERAGE([.E9];[.E17];[.E25])" office:value-type="float" office:value="0.73058" calcext:value-type="float">
            <text:p>0,73058</text:p>
          </table:table-cell>
          <table:table-cell/>
          <table:table-cell table:style-name="ce70" table:formula="of:=AVERAGE([.G9];[.G17];[.G25])" office:value-type="float" office:value="0.78263" calcext:value-type="float">
            <text:p>0,78263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10];[.C18];[.C26])" office:value-type="float" office:value="0.0066815" calcext:value-type="float">
            <text:p>0,0066815</text:p>
          </table:table-cell>
          <table:table-cell/>
          <table:table-cell table:style-name="ce70" table:formula="of:=AVERAGE([.E10];[.E18];[.E26])" office:value-type="float" office:value="0.0067403" calcext:value-type="float">
            <text:p>0,0067403</text:p>
          </table:table-cell>
          <table:table-cell/>
          <table:table-cell table:style-name="ce70" table:formula="of:=AVERAGE([.G10];[.G18];[.G26])" office:value-type="float" office:value="0.0066183" calcext:value-type="float">
            <text:p>0,0066183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1" office:value-type="float" office:value="11" calcext:value-type="float">
            <text:p>11</text:p>
          </table:table-cell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1"/>
          <table:table-cell table:style-name="ce51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3.3</text:p>
          </table:table-cell>
          <table:table-cell table:style-name="ce86" table:formula="of:=TIME(0;0;NUMBERVALUE([.B37];&quot;.&quot;))" office:value-type="time" office:time-value="PT00H00M53.3S" calcext:value-type="time">
            <text:p>00:00:53,300</text:p>
          </table:table-cell>
          <table:table-cell office:value-type="string" calcext:value-type="string">
            <text:p>35.1</text:p>
          </table:table-cell>
          <table:table-cell table:style-name="ce86" table:formula="of:=TIME(0;0;NUMBERVALUE([.D37];&quot;.&quot;))" office:value-type="time" office:time-value="PT00H00M35.1S" calcext:value-type="time">
            <text:p>00:00:35,100</text:p>
          </table:table-cell>
          <table:table-cell office:value-type="string" calcext:value-type="string">
            <text:p>52.8</text:p>
          </table:table-cell>
          <table:table-cell table:style-name="ce86" table:formula="of:=TIME(0;0;NUMBERVALUE([.F37];&quot;.&quot;))" office:value-type="time" office:time-value="PT00H00M52.8S" calcext:value-type="time">
            <text:p>00:00:52,800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office:value-type="string" calcext:value-type="string">
            <text:p>714 ms</text:p>
          </table:table-cell>
          <table:table-cell table:style-name="ce87" table:formula="of:=TIME(0;0;COM.MICROSOFT.CONCAT(&quot;0.&quot;;LEFT([.B38];SEARCH(&quot;ms&quot;;[.B38])-1)))" office:value-type="time" office:time-value="PT00H00M00.714S" calcext:value-type="time">
            <text:p>00:00,714</text:p>
          </table:table-cell>
          <table:table-cell office:value-type="string" calcext:value-type="string">
            <text:p>819 ms</text:p>
          </table:table-cell>
          <table:table-cell table:style-name="ce87" table:formula="of:=TIME(0;0;COM.MICROSOFT.CONCAT(&quot;0.&quot;;LEFT([.D38];SEARCH(&quot;ms&quot;;[.D38])-1)))" office:value-type="time" office:time-value="PT00H00M00.819S" calcext:value-type="time">
            <text:p>00:00,819</text:p>
          </table:table-cell>
          <table:table-cell office:value-type="string" calcext:value-type="string">
            <text:p>764 ms</text:p>
          </table:table-cell>
          <table:table-cell table:style-name="ce87" table:formula="of:=TIME(0;0;COM.MICROSOFT.CONCAT(&quot;0.&quot;;LEFT([.F38];SEARCH(&quot;ms&quot;;[.F38])-1)))" office:value-type="time" office:time-value="PT00H00M00.764S" calcext:value-type="time">
            <text:p>00:00,764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002499e-03</text:p>
          </table:table-cell>
          <table:table-cell table:formula="of:=NUMBERVALUE([.B39];&quot;.&quot;)" office:value-type="float" office:value="0.003002499" calcext:value-type="float">
            <text:p>0,003002499</text:p>
          </table:table-cell>
          <table:table-cell office:value-type="string" calcext:value-type="string">
            <text:p>4.434611e-03</text:p>
          </table:table-cell>
          <table:table-cell table:formula="of:=NUMBERVALUE([.D39];&quot;.&quot;)" office:value-type="float" office:value="0.004434611" calcext:value-type="float">
            <text:p>0,004434611</text:p>
          </table:table-cell>
          <table:table-cell office:value-type="string" calcext:value-type="string">
            <text:p>1.564917e-03</text:p>
          </table:table-cell>
          <table:table-cell table:formula="of:=NUMBERVALUE([.F39];&quot;.&quot;)" office:value-type="float" office:value="0.001564917" calcext:value-type="float">
            <text:p>0,001564917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0883%</text:p>
          </table:table-cell>
          <table:table-cell table:formula="of:=NUMBERVALUE([.B40];&quot;.&quot;)" office:value-type="float" office:value="0.0010883" calcext:value-type="float">
            <text:p>0,0010883</text:p>
          </table:table-cell>
          <table:table-cell office:value-type="string" calcext:value-type="string">
            <text:p>0.00281%</text:p>
          </table:table-cell>
          <table:table-cell table:formula="of:=NUMBERVALUE([.D40];&quot;.&quot;)" office:value-type="float" office:value="0.0000281" calcext:value-type="float">
            <text:p>0,0000281</text:p>
          </table:table-cell>
          <table:table-cell office:value-type="string" calcext:value-type="string">
            <text:p>0.00747%</text:p>
          </table:table-cell>
          <table:table-cell table:formula="of:=NUMBERVALUE([.F40];&quot;.&quot;)" office:value-type="float" office:value="0.0000747" calcext:value-type="float">
            <text:p>0,000074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.66468%</text:p>
          </table:table-cell>
          <table:table-cell table:formula="of:=NUMBERVALUE([.B41];&quot;.&quot;)" office:value-type="float" office:value="0.0166468" calcext:value-type="float">
            <text:p>0,0166468</text:p>
          </table:table-cell>
          <table:table-cell office:value-type="string" calcext:value-type="string">
            <text:p>0.93283%</text:p>
          </table:table-cell>
          <table:table-cell table:formula="of:=NUMBERVALUE([.D41];&quot;.&quot;)" office:value-type="float" office:value="0.0093283" calcext:value-type="float">
            <text:p>0,0093283</text:p>
          </table:table-cell>
          <table:table-cell office:value-type="string" calcext:value-type="string">
            <text:p>0.08645%</text:p>
          </table:table-cell>
          <table:table-cell table:formula="of:=NUMBERVALUE([.F41];&quot;.&quot;)" office:value-type="float" office:value="0.0008645" calcext:value-type="float">
            <text:p>0,000864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91</text:p>
          </table:table-cell>
          <table:table-cell table:formula="of:=NUMBERVALUE([.B42];&quot;.&quot;)" office:value-type="float" office:value="0.99891" calcext:value-type="float">
            <text:p>0,99891</text:p>
          </table:table-cell>
          <table:table-cell office:value-type="string" calcext:value-type="string">
            <text:p>1.00003</text:p>
          </table:table-cell>
          <table:table-cell table:formula="of:=NUMBERVALUE([.D42];&quot;.&quot;)" office:value-type="float" office:value="1.00003" calcext:value-type="float">
            <text:p>1,00003</text:p>
          </table:table-cell>
          <table:table-cell office:value-type="string" calcext:value-type="string">
            <text:p>1.00007</text:p>
          </table:table-cell>
          <table:table-cell table:formula="of:=NUMBERVALUE([.F42];&quot;.&quot;)" office:value-type="float" office:value="1.00007" calcext:value-type="float">
            <text:p>1,0000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2361</text:p>
          </table:table-cell>
          <table:table-cell table:formula="of:=NUMBERVALUE([.B43];&quot;.&quot;)" office:value-type="float" office:value="0.0032361" calcext:value-type="float">
            <text:p>0,0032361</text:p>
          </table:table-cell>
          <table:table-cell office:value-type="string" calcext:value-type="string">
            <text:p>0.0031534</text:p>
          </table:table-cell>
          <table:table-cell table:formula="of:=NUMBERVALUE([.D43];&quot;.&quot;)" office:value-type="float" office:value="0.0031534" calcext:value-type="float">
            <text:p>0,0031534</text:p>
          </table:table-cell>
          <table:table-cell office:value-type="string" calcext:value-type="string">
            <text:p>0.0031803</text:p>
          </table:table-cell>
          <table:table-cell table:formula="of:=NUMBERVALUE([.F43];&quot;.&quot;)" office:value-type="float" office:value="0.0031803" calcext:value-type="float">
            <text:p>0,0031803</text:p>
          </table:table-cell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1"/>
          <table:table-cell table:style-name="Default"/>
          <table:table-cell table:style-name="ce11"/>
          <table:table-cell table:style-name="Default"/>
          <table:table-cell table:style-name="ce11"/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53.2</text:p>
          </table:table-cell>
          <table:table-cell table:style-name="ce86" table:formula="of:=TIME(0;0;NUMBERVALUE([.B45];&quot;.&quot;))" office:value-type="time" office:time-value="PT00H00M53.2S" calcext:value-type="time">
            <text:p>00:00:53,200</text:p>
          </table:table-cell>
          <table:table-cell office:value-type="float" office:value="35" calcext:value-type="float">
            <text:p>35</text:p>
          </table:table-cell>
          <table:table-cell table:style-name="ce86" table:formula="of:=TIME(0;0;NUMBERVALUE([.D45];&quot;.&quot;))" office:value-type="time" office:time-value="PT00H00M35S" calcext:value-type="time">
            <text:p>00:00:35,000</text:p>
          </table:table-cell>
          <table:table-cell office:value-type="string" calcext:value-type="string">
            <text:p>49.8</text:p>
          </table:table-cell>
          <table:table-cell table:style-name="ce86" table:formula="of:=TIME(0;0;NUMBERVALUE([.F45];&quot;.&quot;))" office:value-type="time" office:time-value="PT00H00M49.8S" calcext:value-type="time">
            <text:p>00:00:49,800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office:value-type="string" calcext:value-type="string">
            <text:p>663 ms</text:p>
          </table:table-cell>
          <table:table-cell table:style-name="ce87" table:formula="of:=TIME(0;0;COM.MICROSOFT.CONCAT(&quot;0.&quot;;LEFT([.B46];SEARCH(&quot;ms&quot;;[.B46])-1)))" office:value-type="time" office:time-value="PT00H00M00.663S" calcext:value-type="time">
            <text:p>00:00,663</text:p>
          </table:table-cell>
          <table:table-cell office:value-type="string" calcext:value-type="string">
            <text:p>694 ms</text:p>
          </table:table-cell>
          <table:table-cell table:style-name="ce87" table:formula="of:=TIME(0;0;COM.MICROSOFT.CONCAT(&quot;0.&quot;;LEFT([.D46];SEARCH(&quot;ms&quot;;[.D46])-1)))" office:value-type="time" office:time-value="PT00H00M00.694S" calcext:value-type="time">
            <text:p>00:00,694</text:p>
          </table:table-cell>
          <table:table-cell office:value-type="string" calcext:value-type="string">
            <text:p>661 ms</text:p>
          </table:table-cell>
          <table:table-cell table:style-name="ce87" table:formula="of:=TIME(0;0;COM.MICROSOFT.CONCAT(&quot;0.&quot;;LEFT([.F46];SEARCH(&quot;ms&quot;;[.F46])-1)))" office:value-type="time" office:time-value="PT00H00M00.661S" calcext:value-type="time">
            <text:p>00:00,661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002499e-03</text:p>
          </table:table-cell>
          <table:table-cell table:formula="of:=NUMBERVALUE([.B47];&quot;.&quot;)" office:value-type="float" office:value="0.003002499" calcext:value-type="float">
            <text:p>0,003002499</text:p>
          </table:table-cell>
          <table:table-cell office:value-type="string" calcext:value-type="string">
            <text:p>4.434611e-03</text:p>
          </table:table-cell>
          <table:table-cell table:formula="of:=NUMBERVALUE([.D47];&quot;.&quot;)" office:value-type="float" office:value="0.004434611" calcext:value-type="float">
            <text:p>0,004434611</text:p>
          </table:table-cell>
          <table:table-cell office:value-type="string" calcext:value-type="string">
            <text:p>1.564917e-03</text:p>
          </table:table-cell>
          <table:table-cell table:formula="of:=NUMBERVALUE([.F47];&quot;.&quot;)" office:value-type="float" office:value="0.001564917" calcext:value-type="float">
            <text:p>0,001564917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0883%</text:p>
          </table:table-cell>
          <table:table-cell table:formula="of:=NUMBERVALUE([.B48];&quot;.&quot;)" office:value-type="float" office:value="0.0010883" calcext:value-type="float">
            <text:p>0,0010883</text:p>
          </table:table-cell>
          <table:table-cell office:value-type="string" calcext:value-type="string">
            <text:p>0.00281%</text:p>
          </table:table-cell>
          <table:table-cell table:formula="of:=NUMBERVALUE([.D48];&quot;.&quot;)" office:value-type="float" office:value="0.0000281" calcext:value-type="float">
            <text:p>0,0000281</text:p>
          </table:table-cell>
          <table:table-cell office:value-type="string" calcext:value-type="string">
            <text:p>0.00747%</text:p>
          </table:table-cell>
          <table:table-cell table:formula="of:=NUMBERVALUE([.F48];&quot;.&quot;)" office:value-type="float" office:value="0.0000747" calcext:value-type="float">
            <text:p>0,000074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.66468%</text:p>
          </table:table-cell>
          <table:table-cell table:formula="of:=NUMBERVALUE([.B49];&quot;.&quot;)" office:value-type="float" office:value="0.0166468" calcext:value-type="float">
            <text:p>0,0166468</text:p>
          </table:table-cell>
          <table:table-cell office:value-type="string" calcext:value-type="string">
            <text:p>0.93283%</text:p>
          </table:table-cell>
          <table:table-cell table:formula="of:=NUMBERVALUE([.D49];&quot;.&quot;)" office:value-type="float" office:value="0.0093283" calcext:value-type="float">
            <text:p>0,0093283</text:p>
          </table:table-cell>
          <table:table-cell office:value-type="string" calcext:value-type="string">
            <text:p>0.08645%</text:p>
          </table:table-cell>
          <table:table-cell table:formula="of:=NUMBERVALUE([.F49];&quot;.&quot;)" office:value-type="float" office:value="0.0008645" calcext:value-type="float">
            <text:p>0,000864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91</text:p>
          </table:table-cell>
          <table:table-cell table:formula="of:=NUMBERVALUE([.B50];&quot;.&quot;)" office:value-type="float" office:value="0.99891" calcext:value-type="float">
            <text:p>0,99891</text:p>
          </table:table-cell>
          <table:table-cell office:value-type="string" calcext:value-type="string">
            <text:p>1.00003</text:p>
          </table:table-cell>
          <table:table-cell table:formula="of:=NUMBERVALUE([.D50];&quot;.&quot;)" office:value-type="float" office:value="1.00003" calcext:value-type="float">
            <text:p>1,00003</text:p>
          </table:table-cell>
          <table:table-cell office:value-type="string" calcext:value-type="string">
            <text:p>1.00007</text:p>
          </table:table-cell>
          <table:table-cell table:formula="of:=NUMBERVALUE([.F50];&quot;.&quot;)" office:value-type="float" office:value="1.00007" calcext:value-type="float">
            <text:p>1,0000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2361</text:p>
          </table:table-cell>
          <table:table-cell table:formula="of:=NUMBERVALUE([.B51];&quot;.&quot;)" office:value-type="float" office:value="0.0032361" calcext:value-type="float">
            <text:p>0,0032361</text:p>
          </table:table-cell>
          <table:table-cell office:value-type="string" calcext:value-type="string">
            <text:p>0.0031534</text:p>
          </table:table-cell>
          <table:table-cell table:formula="of:=NUMBERVALUE([.D51];&quot;.&quot;)" office:value-type="float" office:value="0.0031534" calcext:value-type="float">
            <text:p>0,0031534</text:p>
          </table:table-cell>
          <table:table-cell office:value-type="string" calcext:value-type="string">
            <text:p>0.0031803</text:p>
          </table:table-cell>
          <table:table-cell table:formula="of:=NUMBERVALUE([.F51];&quot;.&quot;)" office:value-type="float" office:value="0.0031803" calcext:value-type="float">
            <text:p>0,0031803</text:p>
          </table:table-cell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1"/>
          <table:table-cell table:style-name="Default"/>
          <table:table-cell table:style-name="ce11"/>
          <table:table-cell table:style-name="Default"/>
          <table:table-cell table:style-name="ce11"/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50" calcext:value-type="float">
            <text:p>50</text:p>
          </table:table-cell>
          <table:table-cell table:style-name="ce86" table:formula="of:=TIME(0;0;NUMBERVALUE([.B53];&quot;.&quot;))" office:value-type="time" office:time-value="PT00H00M50S" calcext:value-type="time">
            <text:p>00:00:50,000</text:p>
          </table:table-cell>
          <table:table-cell office:value-type="string" calcext:value-type="string">
            <text:p>33.3</text:p>
          </table:table-cell>
          <table:table-cell table:style-name="ce86" table:formula="of:=TIME(0;0;NUMBERVALUE([.D53];&quot;.&quot;))" office:value-type="time" office:time-value="PT00H00M33.3S" calcext:value-type="time">
            <text:p>00:00:33,300</text:p>
          </table:table-cell>
          <table:table-cell office:value-type="string" calcext:value-type="string">
            <text:p>51.3</text:p>
          </table:table-cell>
          <table:table-cell table:style-name="ce86" table:formula="of:=TIME(0;0;NUMBERVALUE([.F53];&quot;.&quot;))" office:value-type="time" office:time-value="PT00H00M51.3S" calcext:value-type="time">
            <text:p>00:00:51,300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office:value-type="string" calcext:value-type="string">
            <text:p>735 ms</text:p>
          </table:table-cell>
          <table:table-cell table:style-name="ce87" table:formula="of:=TIME(0;0;COM.MICROSOFT.CONCAT(&quot;0.&quot;;LEFT([.B54];SEARCH(&quot;ms&quot;;[.B54])-1)))" office:value-type="time" office:time-value="PT00H00M00.735S" calcext:value-type="time">
            <text:p>00:00,735</text:p>
          </table:table-cell>
          <table:table-cell office:value-type="string" calcext:value-type="string">
            <text:p>660 ms</text:p>
          </table:table-cell>
          <table:table-cell table:style-name="ce87" table:formula="of:=TIME(0;0;COM.MICROSOFT.CONCAT(&quot;0.&quot;;LEFT([.D54];SEARCH(&quot;ms&quot;;[.D54])-1)))" office:value-type="time" office:time-value="PT00H00M00.66S" calcext:value-type="time">
            <text:p>00:00,660</text:p>
          </table:table-cell>
          <table:table-cell office:value-type="string" calcext:value-type="string">
            <text:p>690 ms</text:p>
          </table:table-cell>
          <table:table-cell table:style-name="ce87" table:formula="of:=TIME(0;0;COM.MICROSOFT.CONCAT(&quot;0.&quot;;LEFT([.F54];SEARCH(&quot;ms&quot;;[.F54])-1)))" office:value-type="time" office:time-value="PT00H00M00.69S" calcext:value-type="time">
            <text:p>00:00,690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3.002499e-03</text:p>
          </table:table-cell>
          <table:table-cell table:formula="of:=NUMBERVALUE([.B55];&quot;.&quot;)" office:value-type="float" office:value="0.003002499" calcext:value-type="float">
            <text:p>0,003002499</text:p>
          </table:table-cell>
          <table:table-cell office:value-type="string" calcext:value-type="string">
            <text:p>4.434611e-03</text:p>
          </table:table-cell>
          <table:table-cell table:formula="of:=NUMBERVALUE([.D55];&quot;.&quot;)" office:value-type="float" office:value="0.004434611" calcext:value-type="float">
            <text:p>0,004434611</text:p>
          </table:table-cell>
          <table:table-cell office:value-type="string" calcext:value-type="string">
            <text:p>1.564917e-03</text:p>
          </table:table-cell>
          <table:table-cell table:formula="of:=NUMBERVALUE([.F55];&quot;.&quot;)" office:value-type="float" office:value="0.001564917" calcext:value-type="float">
            <text:p>0,001564917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10883%</text:p>
          </table:table-cell>
          <table:table-cell table:formula="of:=NUMBERVALUE([.B56];&quot;.&quot;)" office:value-type="float" office:value="0.0010883" calcext:value-type="float">
            <text:p>0,0010883</text:p>
          </table:table-cell>
          <table:table-cell office:value-type="string" calcext:value-type="string">
            <text:p>0.00281%</text:p>
          </table:table-cell>
          <table:table-cell table:formula="of:=NUMBERVALUE([.D56];&quot;.&quot;)" office:value-type="float" office:value="0.0000281" calcext:value-type="float">
            <text:p>0,0000281</text:p>
          </table:table-cell>
          <table:table-cell office:value-type="string" calcext:value-type="string">
            <text:p>0.00747%</text:p>
          </table:table-cell>
          <table:table-cell table:formula="of:=NUMBERVALUE([.F56];&quot;.&quot;)" office:value-type="float" office:value="0.0000747" calcext:value-type="float">
            <text:p>0,000074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1.66468%</text:p>
          </table:table-cell>
          <table:table-cell table:formula="of:=NUMBERVALUE([.B57];&quot;.&quot;)" office:value-type="float" office:value="0.0166468" calcext:value-type="float">
            <text:p>0,0166468</text:p>
          </table:table-cell>
          <table:table-cell office:value-type="string" calcext:value-type="string">
            <text:p>0.93283%</text:p>
          </table:table-cell>
          <table:table-cell table:formula="of:=NUMBERVALUE([.D57];&quot;.&quot;)" office:value-type="float" office:value="0.0093283" calcext:value-type="float">
            <text:p>0,0093283</text:p>
          </table:table-cell>
          <table:table-cell office:value-type="string" calcext:value-type="string">
            <text:p>0.08645%</text:p>
          </table:table-cell>
          <table:table-cell table:formula="of:=NUMBERVALUE([.F57];&quot;.&quot;)" office:value-type="float" office:value="0.0008645" calcext:value-type="float">
            <text:p>0,000864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891</text:p>
          </table:table-cell>
          <table:table-cell table:formula="of:=NUMBERVALUE([.B58];&quot;.&quot;)" office:value-type="float" office:value="0.99891" calcext:value-type="float">
            <text:p>0,99891</text:p>
          </table:table-cell>
          <table:table-cell office:value-type="string" calcext:value-type="string">
            <text:p>1.00003</text:p>
          </table:table-cell>
          <table:table-cell table:formula="of:=NUMBERVALUE([.D58];&quot;.&quot;)" office:value-type="float" office:value="1.00003" calcext:value-type="float">
            <text:p>1,00003</text:p>
          </table:table-cell>
          <table:table-cell office:value-type="string" calcext:value-type="string">
            <text:p>1.00007</text:p>
          </table:table-cell>
          <table:table-cell table:formula="of:=NUMBERVALUE([.F58];&quot;.&quot;)" office:value-type="float" office:value="1.00007" calcext:value-type="float">
            <text:p>1,0000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2361</text:p>
          </table:table-cell>
          <table:table-cell table:formula="of:=NUMBERVALUE([.B59];&quot;.&quot;)" office:value-type="float" office:value="0.0032361" calcext:value-type="float">
            <text:p>0,0032361</text:p>
          </table:table-cell>
          <table:table-cell office:value-type="string" calcext:value-type="string">
            <text:p>0.0031534</text:p>
          </table:table-cell>
          <table:table-cell table:formula="of:=NUMBERVALUE([.D59];&quot;.&quot;)" office:value-type="float" office:value="0.0031534" calcext:value-type="float">
            <text:p>0,0031534</text:p>
          </table:table-cell>
          <table:table-cell office:value-type="string" calcext:value-type="string">
            <text:p>0.0031803</text:p>
          </table:table-cell>
          <table:table-cell table:formula="of:=NUMBERVALUE([.F59];&quot;.&quot;)" office:value-type="float" office:value="0.0031803" calcext:value-type="float">
            <text:p>0,003180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89" table:formula="of:=AVERAGE([.C37];[.C45];[.C53])" office:value-type="time" office:time-value="PT00H00M52.166666667S" calcext:value-type="time">
            <text:p>00:52,167</text:p>
          </table:table-cell>
          <table:table-cell/>
          <table:table-cell table:style-name="ce89" table:formula="of:=AVERAGE([.E37];[.E45];[.E53])" office:value-type="time" office:time-value="PT00H00M34.466666667S" calcext:value-type="time">
            <text:p>00:34,467</text:p>
          </table:table-cell>
          <table:table-cell/>
          <table:table-cell table:style-name="ce89" table:formula="of:=AVERAGE([.G37];[.G45];[.G53])" office:value-type="time" office:time-value="PT00H00M51.3S" calcext:value-type="time">
            <text:p>00:51,300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/>
          <table:table-cell table:style-name="ce89" table:formula="of:=AVERAGE([.C38];[.C46];[.C54])" office:value-type="time" office:time-value="PT00H00M00.704S" calcext:value-type="time">
            <text:p>00:00,704</text:p>
          </table:table-cell>
          <table:table-cell/>
          <table:table-cell table:style-name="ce89" table:formula="of:=AVERAGE([.E38];[.E46];[.E54])" office:value-type="time" office:time-value="PT00H00M00.724333333S" calcext:value-type="time">
            <text:p>00:00,724</text:p>
          </table:table-cell>
          <table:table-cell/>
          <table:table-cell table:style-name="ce89" table:formula="of:=AVERAGE([.G38];[.G46];[.G54])" office:value-type="time" office:time-value="PT00H00M00.705S" calcext:value-type="time">
            <text:p>00:00,705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39];[.C47];[.C55])" office:value-type="float" office:value="0.003002499" calcext:value-type="float">
            <text:p>0,003002499</text:p>
          </table:table-cell>
          <table:table-cell/>
          <table:table-cell table:style-name="ce70" table:formula="of:=AVERAGE([.E39];[.E47];[.E55])" office:value-type="float" office:value="0.004434611" calcext:value-type="float">
            <text:p>0,004434611</text:p>
          </table:table-cell>
          <table:table-cell/>
          <table:table-cell table:style-name="ce70" table:formula="of:=AVERAGE([.G39];[.G47];[.G55])" office:value-type="float" office:value="0.001564917" calcext:value-type="float">
            <text:p>0,001564917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40];[.C48];[.C56])" office:value-type="float" office:value="0.0010883" calcext:value-type="float">
            <text:p>0,0010883</text:p>
          </table:table-cell>
          <table:table-cell/>
          <table:table-cell table:style-name="ce70" table:formula="of:=AVERAGE([.E40];[.E48];[.E56])" office:value-type="float" office:value="0.0000281" calcext:value-type="float">
            <text:p>0,0000281</text:p>
          </table:table-cell>
          <table:table-cell/>
          <table:table-cell table:style-name="ce70" table:formula="of:=AVERAGE([.G40];[.G48];[.G56])" office:value-type="float" office:value="0.0000747" calcext:value-type="float">
            <text:p>0,0000747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41];[.C49];[.C57])" office:value-type="float" office:value="0.0166468" calcext:value-type="float">
            <text:p>0,0166468</text:p>
          </table:table-cell>
          <table:table-cell/>
          <table:table-cell table:style-name="ce70" table:formula="of:=AVERAGE([.E41];[.E49];[.E57])" office:value-type="float" office:value="0.0093283" calcext:value-type="float">
            <text:p>0,0093283</text:p>
          </table:table-cell>
          <table:table-cell/>
          <table:table-cell table:style-name="ce70" table:formula="of:=AVERAGE([.G41];[.G49];[.G57])" office:value-type="float" office:value="0.0008645" calcext:value-type="float">
            <text:p>0,0008645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42];[.C50];[.C58])" office:value-type="float" office:value="0.99891" calcext:value-type="float">
            <text:p>0,99891</text:p>
          </table:table-cell>
          <table:table-cell/>
          <table:table-cell table:style-name="ce70" table:formula="of:=AVERAGE([.E42];[.E50];[.E58])" office:value-type="float" office:value="1.00003" calcext:value-type="float">
            <text:p>1,00003</text:p>
          </table:table-cell>
          <table:table-cell/>
          <table:table-cell table:style-name="ce70" table:formula="of:=AVERAGE([.G42];[.G50];[.G58])" office:value-type="float" office:value="1.00007" calcext:value-type="float">
            <text:p>1,00007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43];[.C51];[.C59])" office:value-type="float" office:value="0.0032361" calcext:value-type="float">
            <text:p>0,0032361</text:p>
          </table:table-cell>
          <table:table-cell/>
          <table:table-cell table:style-name="ce70" table:formula="of:=AVERAGE([.E43];[.E51];[.E59])" office:value-type="float" office:value="0.0031534" calcext:value-type="float">
            <text:p>0,0031534</text:p>
          </table:table-cell>
          <table:table-cell/>
          <table:table-cell table:style-name="ce70" table:formula="of:=AVERAGE([.G43];[.G51];[.G59])" office:value-type="float" office:value="0.0031803" calcext:value-type="float">
            <text:p>0,0031803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1" office:value-type="float" office:value="21" calcext:value-type="float">
            <text:p>21</text:p>
          </table:table-cell>
          <table:table-cell table:style-name="ce51"/>
          <table:table-cell table:style-name="ce51" office:value-type="float" office:value="23" calcext:value-type="float">
            <text:p>23</text:p>
          </table:table-cell>
          <table:table-cell table:style-name="ce51"/>
          <table:table-cell table:style-name="ce51" office:value-type="float" office:value="25" calcext:value-type="float">
            <text:p>25</text:p>
          </table:table-cell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1min 0s</text:p>
          </table:table-cell>
          <table:table-cell table:style-name="ce33" table:formula="of:=TIME(0;LEFT([.B70];SEARCH(&quot;min&quot;;[.B70])-1);MID([.B70];SEARCH(&quot;min&quot;;[.B70])+4;(SEARCH(&quot;s&quot;;[.B70])-1)-(SEARCH(&quot;min&quot;;[.B70])+3)))" office:value-type="time" office:time-value="PT00H01M00S" calcext:value-type="time">
            <text:p>00:01:00</text:p>
          </table:table-cell>
          <table:table-cell office:value-type="string" calcext:value-type="string">
            <text:p>1min 2s</text:p>
          </table:table-cell>
          <table:table-cell table:style-name="ce33" table:formula="of:=TIME(0;LEFT([.D70];SEARCH(&quot;min&quot;;[.D70])-1);MID([.D70];SEARCH(&quot;min&quot;;[.D70])+4;(SEARCH(&quot;s&quot;;[.D70])-1)-(SEARCH(&quot;min&quot;;[.D70])+3)))" office:value-type="time" office:time-value="PT00H01M02S" calcext:value-type="time">
            <text:p>00:01:02</text:p>
          </table:table-cell>
          <table:table-cell office:value-type="string" calcext:value-type="string">
            <text:p>53.5</text:p>
          </table:table-cell>
          <table:table-cell table:style-name="ce87" table:formula="of:=TIME(0;0;NUMBERVALUE([.F70];&quot;.&quot;))" office:value-type="time" office:time-value="PT00H00M53.5S" calcext:value-type="time">
            <text:p>00:53,500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office:value-type="string" calcext:value-type="string">
            <text:p>736 ms</text:p>
          </table:table-cell>
          <table:table-cell table:style-name="ce87" table:formula="of:=TIME(0;0;COM.MICROSOFT.CONCAT(&quot;0.&quot;;LEFT([.B71];SEARCH(&quot;ms&quot;;[.B71])-1)))" office:value-type="time" office:time-value="PT00H00M00.736S" calcext:value-type="time">
            <text:p>00:00,736</text:p>
          </table:table-cell>
          <table:table-cell office:value-type="string" calcext:value-type="string">
            <text:p>878 ms</text:p>
          </table:table-cell>
          <table:table-cell table:style-name="ce87" table:formula="of:=TIME(0;0;COM.MICROSOFT.CONCAT(&quot;0.&quot;;LEFT([.D71];SEARCH(&quot;ms&quot;;[.D71])-1)))" office:value-type="time" office:time-value="PT00H00M00.878S" calcext:value-type="time">
            <text:p>00:00,878</text:p>
          </table:table-cell>
          <table:table-cell office:value-type="string" calcext:value-type="string">
            <text:p>841 ms</text:p>
          </table:table-cell>
          <table:table-cell table:style-name="ce87" table:formula="of:=TIME(0;0;COM.MICROSOFT.CONCAT(&quot;0.&quot;;LEFT([.F71];SEARCH(&quot;ms&quot;;[.F71])-1)))" office:value-type="time" office:time-value="PT00H00M00.841S" calcext:value-type="time">
            <text:p>00:00,841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578908e-03</text:p>
          </table:table-cell>
          <table:table-cell table:formula="of:=NUMBERVALUE([.B72];&quot;.&quot;)" office:value-type="float" office:value="0.002578908" calcext:value-type="float">
            <text:p>0,002578908</text:p>
          </table:table-cell>
          <table:table-cell office:value-type="string" calcext:value-type="string">
            <text:p>1.897842e-03</text:p>
          </table:table-cell>
          <table:table-cell table:formula="of:=NUMBERVALUE([.D72];&quot;.&quot;)" office:value-type="float" office:value="0.001897842" calcext:value-type="float">
            <text:p>0,001897842</text:p>
          </table:table-cell>
          <table:table-cell office:value-type="string" calcext:value-type="string">
            <text:p>1.349208e-03</text:p>
          </table:table-cell>
          <table:table-cell table:formula="of:=NUMBERVALUE([.F72];&quot;.&quot;)" office:value-type="float" office:value="0.001349208" calcext:value-type="float">
            <text:p>0,001349208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3842%</text:p>
          </table:table-cell>
          <table:table-cell table:formula="of:=NUMBERVALUE([.B73];&quot;.&quot;)" office:value-type="float" office:value="0.0003842" calcext:value-type="float">
            <text:p>0,0003842</text:p>
          </table:table-cell>
          <table:table-cell office:value-type="string" calcext:value-type="string">
            <text:p>0.03659%</text:p>
          </table:table-cell>
          <table:table-cell table:formula="of:=NUMBERVALUE([.D73];&quot;.&quot;)" office:value-type="float" office:value="0.0003659" calcext:value-type="float">
            <text:p>0,0003659</text:p>
          </table:table-cell>
          <table:table-cell office:value-type="string" calcext:value-type="string">
            <text:p>0.00755%</text:p>
          </table:table-cell>
          <table:table-cell table:formula="of:=NUMBERVALUE([.F73];&quot;.&quot;)" office:value-type="float" office:value="0.0000755" calcext:value-type="float">
            <text:p>0,0000755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51096%</text:p>
          </table:table-cell>
          <table:table-cell table:formula="of:=NUMBERVALUE([.B74];&quot;.&quot;)" office:value-type="float" office:value="0.0051096" calcext:value-type="float">
            <text:p>0,0051096</text:p>
          </table:table-cell>
          <table:table-cell office:value-type="string" calcext:value-type="string">
            <text:p>0.59348%</text:p>
          </table:table-cell>
          <table:table-cell table:formula="of:=NUMBERVALUE([.D74];&quot;.&quot;)" office:value-type="float" office:value="0.0059348" calcext:value-type="float">
            <text:p>0,0059348</text:p>
          </table:table-cell>
          <table:table-cell office:value-type="string" calcext:value-type="string">
            <text:p>0.04947%</text:p>
          </table:table-cell>
          <table:table-cell table:formula="of:=NUMBERVALUE([.F74];&quot;.&quot;)" office:value-type="float" office:value="0.0004947" calcext:value-type="float">
            <text:p>0,0004947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2</text:p>
          </table:table-cell>
          <table:table-cell table:formula="of:=NUMBERVALUE([.B75];&quot;.&quot;)" office:value-type="float" office:value="0.99962" calcext:value-type="float">
            <text:p>0,99962</text:p>
          </table:table-cell>
          <table:table-cell office:value-type="string" calcext:value-type="string">
            <text:p>0.99963</text:p>
          </table:table-cell>
          <table:table-cell table:formula="of:=NUMBERVALUE([.D75];&quot;.&quot;)" office:value-type="float" office:value="0.99963" calcext:value-type="float">
            <text:p>0,99963</text:p>
          </table:table-cell>
          <table:table-cell office:value-type="string" calcext:value-type="string">
            <text:p>1.00008</text:p>
          </table:table-cell>
          <table:table-cell table:formula="of:=NUMBERVALUE([.F75];&quot;.&quot;)" office:value-type="float" office:value="1.00008" calcext:value-type="float">
            <text:p>1,00008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994</text:p>
          </table:table-cell>
          <table:table-cell table:formula="of:=NUMBERVALUE([.B76];&quot;.&quot;)" office:value-type="float" office:value="0.0031994" calcext:value-type="float">
            <text:p>0,0031994</text:p>
          </table:table-cell>
          <table:table-cell office:value-type="string" calcext:value-type="string">
            <text:p>0.0032020</text:p>
          </table:table-cell>
          <table:table-cell table:formula="of:=NUMBERVALUE([.D76];&quot;.&quot;)" office:value-type="float" office:value="0.003202" calcext:value-type="float">
            <text:p>0,003202</text:p>
          </table:table-cell>
          <table:table-cell office:value-type="string" calcext:value-type="string">
            <text:p>0.0031815</text:p>
          </table:table-cell>
          <table:table-cell table:formula="of:=NUMBERVALUE([.F76];&quot;.&quot;)" office:value-type="float" office:value="0.0031815" calcext:value-type="float">
            <text:p>0,0031815</text:p>
          </table:table-cell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1"/>
          <table:table-cell table:style-name="Default"/>
          <table:table-cell table:style-name="ce11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1min 18s</text:p>
          </table:table-cell>
          <table:table-cell table:style-name="ce33" table:formula="of:=TIME(0;LEFT([.B78];SEARCH(&quot;min&quot;;[.B78])-1);MID([.B78];SEARCH(&quot;min&quot;;[.B78])+4;(SEARCH(&quot;s&quot;;[.B78])-1)-(SEARCH(&quot;min&quot;;[.B78])+3)))" office:value-type="time" office:time-value="PT00H01M18S" calcext:value-type="time">
            <text:p>00:01:18</text:p>
          </table:table-cell>
          <table:table-cell office:value-type="string" calcext:value-type="string">
            <text:p>58.9</text:p>
          </table:table-cell>
          <table:table-cell table:style-name="ce66" table:formula="of:=TIME(0;0;NUMBERVALUE([.D78];&quot;.&quot;))" office:value-type="time" office:time-value="PT00H00M58.9S" calcext:value-type="time">
            <text:p>00:00:58</text:p>
          </table:table-cell>
          <table:table-cell office:value-type="string" calcext:value-type="string">
            <text:p>52.9</text:p>
          </table:table-cell>
          <table:table-cell table:style-name="ce66" table:formula="of:=TIME(0;0;NUMBERVALUE([.F78];&quot;.&quot;))" office:value-type="time" office:time-value="PT00H00M52.9S" calcext:value-type="time">
            <text:p>00:00:52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office:value-type="string" calcext:value-type="string">
            <text:p>1.16</text:p>
          </table:table-cell>
          <table:table-cell table:style-name="ce117" table:formula="of:=TIME(0;0;NUMBERVALUE([.B79];&quot;.&quot;))" office:value-type="time" office:time-value="PT00H00M01.16S" calcext:value-type="time">
            <text:p>00:01,160</text:p>
          </table:table-cell>
          <table:table-cell office:value-type="string" calcext:value-type="string">
            <text:p>909 ms</text:p>
          </table:table-cell>
          <table:table-cell table:style-name="ce87" table:formula="of:=TIME(0;0;COM.MICROSOFT.CONCAT(&quot;0.&quot;;LEFT([.D79];SEARCH(&quot;ms&quot;;[.D79])-1)))" office:value-type="time" office:time-value="PT00H00M00.909S" calcext:value-type="time">
            <text:p>00:00,909</text:p>
          </table:table-cell>
          <table:table-cell office:value-type="string" calcext:value-type="string">
            <text:p>801 ms</text:p>
          </table:table-cell>
          <table:table-cell table:style-name="ce87" table:formula="of:=TIME(0;0;COM.MICROSOFT.CONCAT(&quot;0.&quot;;LEFT([.F79];SEARCH(&quot;ms&quot;;[.F79])-1)))" office:value-type="time" office:time-value="PT00H00M00.801S" calcext:value-type="time">
            <text:p>00:00,801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578908e-03</text:p>
          </table:table-cell>
          <table:table-cell table:formula="of:=NUMBERVALUE([.B80];&quot;.&quot;)" office:value-type="float" office:value="0.002578908" calcext:value-type="float">
            <text:p>0,002578908</text:p>
          </table:table-cell>
          <table:table-cell office:value-type="string" calcext:value-type="string">
            <text:p>1.897842e-03</text:p>
          </table:table-cell>
          <table:table-cell table:formula="of:=NUMBERVALUE([.D80];&quot;.&quot;)" office:value-type="float" office:value="0.001897842" calcext:value-type="float">
            <text:p>0,001897842</text:p>
          </table:table-cell>
          <table:table-cell office:value-type="string" calcext:value-type="string">
            <text:p>1.349208e-03</text:p>
          </table:table-cell>
          <table:table-cell table:formula="of:=NUMBERVALUE([.F80];&quot;.&quot;)" office:value-type="float" office:value="0.001349208" calcext:value-type="float">
            <text:p>0,001349208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3842%</text:p>
          </table:table-cell>
          <table:table-cell table:formula="of:=NUMBERVALUE([.B81];&quot;.&quot;)" office:value-type="float" office:value="0.0003842" calcext:value-type="float">
            <text:p>0,0003842</text:p>
          </table:table-cell>
          <table:table-cell office:value-type="string" calcext:value-type="string">
            <text:p>0.03659%</text:p>
          </table:table-cell>
          <table:table-cell table:formula="of:=NUMBERVALUE([.D81];&quot;.&quot;)" office:value-type="float" office:value="0.0003659" calcext:value-type="float">
            <text:p>0,0003659</text:p>
          </table:table-cell>
          <table:table-cell office:value-type="string" calcext:value-type="string">
            <text:p>0.00755%</text:p>
          </table:table-cell>
          <table:table-cell table:formula="of:=NUMBERVALUE([.F81];&quot;.&quot;)" office:value-type="float" office:value="0.0000755" calcext:value-type="float">
            <text:p>0,0000755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51096%</text:p>
          </table:table-cell>
          <table:table-cell table:formula="of:=NUMBERVALUE([.B82];&quot;.&quot;)" office:value-type="float" office:value="0.0051096" calcext:value-type="float">
            <text:p>0,0051096</text:p>
          </table:table-cell>
          <table:table-cell office:value-type="string" calcext:value-type="string">
            <text:p>0.59348%</text:p>
          </table:table-cell>
          <table:table-cell table:formula="of:=NUMBERVALUE([.D82];&quot;.&quot;)" office:value-type="float" office:value="0.0059348" calcext:value-type="float">
            <text:p>0,0059348</text:p>
          </table:table-cell>
          <table:table-cell office:value-type="string" calcext:value-type="string">
            <text:p>0.04947%</text:p>
          </table:table-cell>
          <table:table-cell table:formula="of:=NUMBERVALUE([.F82];&quot;.&quot;)" office:value-type="float" office:value="0.0004947" calcext:value-type="float">
            <text:p>0,0004947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2</text:p>
          </table:table-cell>
          <table:table-cell table:formula="of:=NUMBERVALUE([.B83];&quot;.&quot;)" office:value-type="float" office:value="0.99962" calcext:value-type="float">
            <text:p>0,99962</text:p>
          </table:table-cell>
          <table:table-cell office:value-type="string" calcext:value-type="string">
            <text:p>0.99963</text:p>
          </table:table-cell>
          <table:table-cell table:formula="of:=NUMBERVALUE([.D83];&quot;.&quot;)" office:value-type="float" office:value="0.99963" calcext:value-type="float">
            <text:p>0,99963</text:p>
          </table:table-cell>
          <table:table-cell office:value-type="string" calcext:value-type="string">
            <text:p>1.00008</text:p>
          </table:table-cell>
          <table:table-cell table:formula="of:=NUMBERVALUE([.F83];&quot;.&quot;)" office:value-type="float" office:value="1.00008" calcext:value-type="float">
            <text:p>1,00008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994</text:p>
          </table:table-cell>
          <table:table-cell table:formula="of:=NUMBERVALUE([.B84];&quot;.&quot;)" office:value-type="float" office:value="0.0031994" calcext:value-type="float">
            <text:p>0,0031994</text:p>
          </table:table-cell>
          <table:table-cell office:value-type="string" calcext:value-type="string">
            <text:p>0.0032020</text:p>
          </table:table-cell>
          <table:table-cell table:formula="of:=NUMBERVALUE([.D84];&quot;.&quot;)" office:value-type="float" office:value="0.003202" calcext:value-type="float">
            <text:p>0,003202</text:p>
          </table:table-cell>
          <table:table-cell office:value-type="string" calcext:value-type="string">
            <text:p>0.0031815</text:p>
          </table:table-cell>
          <table:table-cell table:formula="of:=NUMBERVALUE([.F84];&quot;.&quot;)" office:value-type="float" office:value="0.0031815" calcext:value-type="float">
            <text:p>0,0031815</text:p>
          </table:table-cell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1"/>
          <table:table-cell table:style-name="Default"/>
          <table:table-cell table:style-name="ce11"/>
          <table:table-cell table:style-name="Default"/>
          <table:table-cell table:style-name="ce11"/>
          <table:table-cell table:style-name="Default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1min 12s</text:p>
          </table:table-cell>
          <table:table-cell table:style-name="ce33" table:formula="of:=TIME(0;LEFT([.B86];SEARCH(&quot;min&quot;;[.B86])-1);MID([.B86];SEARCH(&quot;min&quot;;[.B86])+4;(SEARCH(&quot;s&quot;;[.B86])-1)-(SEARCH(&quot;min&quot;;[.B86])+3)))" office:value-type="time" office:time-value="PT00H01M12S" calcext:value-type="time">
            <text:p>00:01:12</text:p>
          </table:table-cell>
          <table:table-cell office:value-type="string" calcext:value-type="string">
            <text:p>1min 0s</text:p>
          </table:table-cell>
          <table:table-cell table:style-name="ce33" table:formula="of:=TIME(0;LEFT([.D86];SEARCH(&quot;min&quot;;[.D86])-1);MID([.D86];SEARCH(&quot;min&quot;;[.D86])+4;(SEARCH(&quot;s&quot;;[.D86])-1)-(SEARCH(&quot;min&quot;;[.D86])+3)))" office:value-type="time" office:time-value="PT00H01M00S" calcext:value-type="time">
            <text:p>00:01:00</text:p>
          </table:table-cell>
          <table:table-cell office:value-type="string" calcext:value-type="string">
            <text:p>50.3</text:p>
          </table:table-cell>
          <table:table-cell table:style-name="ce66" table:formula="of:=TIME(0;0;NUMBERVALUE([.F86];&quot;.&quot;))" office:value-type="time" office:time-value="PT00H00M50.3S" calcext:value-type="time">
            <text:p>00:00:50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office:value-type="string" calcext:value-type="string">
            <text:p>1.38</text:p>
          </table:table-cell>
          <table:table-cell table:style-name="ce117" table:formula="of:=TIME(0;0;NUMBERVALUE([.B87];&quot;.&quot;))" office:value-type="time" office:time-value="PT00H00M01.38S" calcext:value-type="time">
            <text:p>00:01,380</text:p>
          </table:table-cell>
          <table:table-cell office:value-type="string" calcext:value-type="string">
            <text:p>815 ms</text:p>
          </table:table-cell>
          <table:table-cell table:style-name="ce87" table:formula="of:=TIME(0;0;COM.MICROSOFT.CONCAT(&quot;0.&quot;;LEFT([.D87];SEARCH(&quot;ms&quot;;[.D87])-1)))" office:value-type="time" office:time-value="PT00H00M00.815S" calcext:value-type="time">
            <text:p>00:00,815</text:p>
          </table:table-cell>
          <table:table-cell office:value-type="string" calcext:value-type="string">
            <text:p>725 ms</text:p>
          </table:table-cell>
          <table:table-cell table:style-name="ce87" table:formula="of:=TIME(0;0;COM.MICROSOFT.CONCAT(&quot;0.&quot;;LEFT([.F87];SEARCH(&quot;ms&quot;;[.F87])-1)))" office:value-type="time" office:time-value="PT00H00M00.725S" calcext:value-type="time">
            <text:p>00:00,725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 office:value-type="string" calcext:value-type="string">
            <text:p>2.578908e-03</text:p>
          </table:table-cell>
          <table:table-cell table:formula="of:=NUMBERVALUE([.B88];&quot;.&quot;)" office:value-type="float" office:value="0.002578908" calcext:value-type="float">
            <text:p>0,002578908</text:p>
          </table:table-cell>
          <table:table-cell office:value-type="string" calcext:value-type="string">
            <text:p>1.897842e-03</text:p>
          </table:table-cell>
          <table:table-cell table:formula="of:=NUMBERVALUE([.D88];&quot;.&quot;)" office:value-type="float" office:value="0.001897842" calcext:value-type="float">
            <text:p>0,001897842</text:p>
          </table:table-cell>
          <table:table-cell office:value-type="string" calcext:value-type="string">
            <text:p>1.349208e-03</text:p>
          </table:table-cell>
          <table:table-cell table:formula="of:=NUMBERVALUE([.F88];&quot;.&quot;)" office:value-type="float" office:value="0.001349208" calcext:value-type="float">
            <text:p>0,001349208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 office:value-type="string" calcext:value-type="string">
            <text:p>0.03842%</text:p>
          </table:table-cell>
          <table:table-cell table:formula="of:=NUMBERVALUE([.B89];&quot;.&quot;)" office:value-type="float" office:value="0.0003842" calcext:value-type="float">
            <text:p>0,0003842</text:p>
          </table:table-cell>
          <table:table-cell office:value-type="string" calcext:value-type="string">
            <text:p>0.03659%</text:p>
          </table:table-cell>
          <table:table-cell table:formula="of:=NUMBERVALUE([.D89];&quot;.&quot;)" office:value-type="float" office:value="0.0003659" calcext:value-type="float">
            <text:p>0,0003659</text:p>
          </table:table-cell>
          <table:table-cell office:value-type="string" calcext:value-type="string">
            <text:p>0.00755%</text:p>
          </table:table-cell>
          <table:table-cell table:formula="of:=NUMBERVALUE([.F89];&quot;.&quot;)" office:value-type="float" office:value="0.0000755" calcext:value-type="float">
            <text:p>0,0000755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 office:value-type="string" calcext:value-type="string">
            <text:p>0.51096%</text:p>
          </table:table-cell>
          <table:table-cell table:formula="of:=NUMBERVALUE([.B90];&quot;.&quot;)" office:value-type="float" office:value="0.0051096" calcext:value-type="float">
            <text:p>0,0051096</text:p>
          </table:table-cell>
          <table:table-cell office:value-type="string" calcext:value-type="string">
            <text:p>0.59348%</text:p>
          </table:table-cell>
          <table:table-cell table:formula="of:=NUMBERVALUE([.D90];&quot;.&quot;)" office:value-type="float" office:value="0.0059348" calcext:value-type="float">
            <text:p>0,0059348</text:p>
          </table:table-cell>
          <table:table-cell office:value-type="string" calcext:value-type="string">
            <text:p>0.04947%</text:p>
          </table:table-cell>
          <table:table-cell table:formula="of:=NUMBERVALUE([.F90];&quot;.&quot;)" office:value-type="float" office:value="0.0004947" calcext:value-type="float">
            <text:p>0,0004947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 office:value-type="string" calcext:value-type="string">
            <text:p>0.99962</text:p>
          </table:table-cell>
          <table:table-cell table:formula="of:=NUMBERVALUE([.B91];&quot;.&quot;)" office:value-type="float" office:value="0.99962" calcext:value-type="float">
            <text:p>0,99962</text:p>
          </table:table-cell>
          <table:table-cell office:value-type="string" calcext:value-type="string">
            <text:p>0.99963</text:p>
          </table:table-cell>
          <table:table-cell table:formula="of:=NUMBERVALUE([.D91];&quot;.&quot;)" office:value-type="float" office:value="0.99963" calcext:value-type="float">
            <text:p>0,99963</text:p>
          </table:table-cell>
          <table:table-cell office:value-type="string" calcext:value-type="string">
            <text:p>1.00008</text:p>
          </table:table-cell>
          <table:table-cell table:formula="of:=NUMBERVALUE([.F91];&quot;.&quot;)" office:value-type="float" office:value="1.00008" calcext:value-type="float">
            <text:p>1,00008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 office:value-type="string" calcext:value-type="string">
            <text:p>0.0031994</text:p>
          </table:table-cell>
          <table:table-cell table:formula="of:=NUMBERVALUE([.B92];&quot;.&quot;)" office:value-type="float" office:value="0.0031994" calcext:value-type="float">
            <text:p>0,0031994</text:p>
          </table:table-cell>
          <table:table-cell office:value-type="string" calcext:value-type="string">
            <text:p>0.0032020</text:p>
          </table:table-cell>
          <table:table-cell table:formula="of:=NUMBERVALUE([.D92];&quot;.&quot;)" office:value-type="float" office:value="0.003202" calcext:value-type="float">
            <text:p>0,003202</text:p>
          </table:table-cell>
          <table:table-cell office:value-type="string" calcext:value-type="string">
            <text:p>0.0031815</text:p>
          </table:table-cell>
          <table:table-cell table:formula="of:=NUMBERVALUE([.F92];&quot;.&quot;)" office:value-type="float" office:value="0.0031815" calcext:value-type="float">
            <text:p>0,003181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style-name="ce89" table:formula="of:=AVERAGE([.C70];[.C78];[.C86])" office:value-type="time" office:time-value="PT00H01M10S" calcext:value-type="time">
            <text:p>01:10,000</text:p>
          </table:table-cell>
          <table:table-cell/>
          <table:table-cell table:style-name="ce89" table:formula="of:=AVERAGE([.E70];[.E78];[.E86])" office:value-type="time" office:time-value="PT00H01M00.3S" calcext:value-type="time">
            <text:p>01:00,300</text:p>
          </table:table-cell>
          <table:table-cell/>
          <table:table-cell table:style-name="ce89" table:formula="of:=AVERAGE([.G70];[.G78];[.G86])" office:value-type="time" office:time-value="PT00H00M52.233333333S" calcext:value-type="time">
            <text:p>00:52,233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/>
          <table:table-cell table:style-name="ce89" table:formula="of:=AVERAGE([.C71];[.C79];[.C87])" office:value-type="time" office:time-value="PT00H00M01.092S" calcext:value-type="time">
            <text:p>00:01,092</text:p>
          </table:table-cell>
          <table:table-cell/>
          <table:table-cell table:style-name="ce89" table:formula="of:=AVERAGE([.E71];[.E79];[.E87])" office:value-type="time" office:time-value="PT00H00M00.867333333S" calcext:value-type="time">
            <text:p>00:00,867</text:p>
          </table:table-cell>
          <table:table-cell/>
          <table:table-cell table:style-name="ce89" table:formula="of:=AVERAGE([.G71];[.G79];[.G87])" office:value-type="time" office:time-value="PT00H00M00.789S" calcext:value-type="time">
            <text:p>00:00,789</text:p>
          </table:table-cell>
        </table:table-row>
        <table:table-row table:style-name="ro1">
          <table:table-cell office:value-type="string" calcext:value-type="string">
            <text:p>Error u</text:p>
          </table:table-cell>
          <table:table-cell/>
          <table:table-cell table:style-name="ce70" table:formula="of:=AVERAGE([.C72];[.C80];[.C88])" office:value-type="float" office:value="0.002578908" calcext:value-type="float">
            <text:p>0,002578908</text:p>
          </table:table-cell>
          <table:table-cell/>
          <table:table-cell table:style-name="ce70" table:formula="of:=AVERAGE([.E72];[.E80];[.E88])" office:value-type="float" office:value="0.001897842" calcext:value-type="float">
            <text:p>0,001897842</text:p>
          </table:table-cell>
          <table:table-cell/>
          <table:table-cell table:style-name="ce70" table:formula="of:=AVERAGE([.G72];[.G80];[.G88])" office:value-type="float" office:value="0.001349208" calcext:value-type="float">
            <text:p>0,001349208</text:p>
          </table:table-cell>
        </table:table-row>
        <table:table-row table:style-name="ro1">
          <table:table-cell office:value-type="string" calcext:value-type="string">
            <text:p>Error l1</text:p>
          </table:table-cell>
          <table:table-cell/>
          <table:table-cell table:style-name="ce70" table:formula="of:=AVERAGE([.C73];[.C81];[.C89])" office:value-type="float" office:value="0.0003842" calcext:value-type="float">
            <text:p>0,0003842</text:p>
          </table:table-cell>
          <table:table-cell/>
          <table:table-cell table:style-name="ce70" table:formula="of:=AVERAGE([.E73];[.E81];[.E89])" office:value-type="float" office:value="0.0003659" calcext:value-type="float">
            <text:p>0,0003659</text:p>
          </table:table-cell>
          <table:table-cell/>
          <table:table-cell table:style-name="ce70" table:formula="of:=AVERAGE([.G73];[.G81];[.G89])" office:value-type="float" office:value="0.0000755" calcext:value-type="float">
            <text:p>0,0000755</text:p>
          </table:table-cell>
        </table:table-row>
        <table:table-row table:style-name="ro1">
          <table:table-cell office:value-type="string" calcext:value-type="string">
            <text:p>Error l2</text:p>
          </table:table-cell>
          <table:table-cell/>
          <table:table-cell table:style-name="ce70" table:formula="of:=AVERAGE([.C74];[.C82];[.C90])" office:value-type="float" office:value="0.0051096" calcext:value-type="float">
            <text:p>0,0051096</text:p>
          </table:table-cell>
          <table:table-cell/>
          <table:table-cell table:style-name="ce70" table:formula="of:=AVERAGE([.E74];[.E82];[.E90])" office:value-type="float" office:value="0.0059348" calcext:value-type="float">
            <text:p>0,0059348</text:p>
          </table:table-cell>
          <table:table-cell/>
          <table:table-cell table:style-name="ce70" table:formula="of:=AVERAGE([.G74];[.G82];[.G90])" office:value-type="float" office:value="0.0004947" calcext:value-type="float">
            <text:p>0,0004947</text:p>
          </table:table-cell>
        </table:table-row>
        <table:table-row table:style-name="ro1">
          <table:table-cell office:value-type="string" calcext:value-type="string">
            <text:p>Lamb 1</text:p>
          </table:table-cell>
          <table:table-cell/>
          <table:table-cell table:style-name="ce70" table:formula="of:=AVERAGE([.C75];[.C83];[.C91])" office:value-type="float" office:value="0.99962" calcext:value-type="float">
            <text:p>0,99962</text:p>
          </table:table-cell>
          <table:table-cell/>
          <table:table-cell table:style-name="ce70" table:formula="of:=AVERAGE([.E75];[.E83];[.E91])" office:value-type="float" office:value="0.99963" calcext:value-type="float">
            <text:p>0,99963</text:p>
          </table:table-cell>
          <table:table-cell/>
          <table:table-cell table:style-name="ce70" table:formula="of:=AVERAGE([.G75];[.G83];[.G91])" office:value-type="float" office:value="1.00008" calcext:value-type="float">
            <text:p>1,00008</text:p>
          </table:table-cell>
        </table:table-row>
        <table:table-row table:style-name="ro1">
          <table:table-cell office:value-type="string" calcext:value-type="string">
            <text:p>Lamb 2</text:p>
          </table:table-cell>
          <table:table-cell/>
          <table:table-cell table:style-name="ce70" table:formula="of:=AVERAGE([.C76];[.C84];[.C92])" office:value-type="float" office:value="0.0031994" calcext:value-type="float">
            <text:p>0,0031994</text:p>
          </table:table-cell>
          <table:table-cell/>
          <table:table-cell table:style-name="ce70" table:formula="of:=AVERAGE([.E76];[.E84];[.E92])" office:value-type="float" office:value="0.003202" calcext:value-type="float">
            <text:p>0,003202</text:p>
          </table:table-cell>
          <table:table-cell/>
          <table:table-cell table:style-name="ce70" table:formula="of:=AVERAGE([.G76];[.G84];[.G92])" office:value-type="float" office:value="0.0031815" calcext:value-type="float">
            <text:p>0,0031815</text:p>
          </table:table-cell>
        </table:table-row>
      </table:table>
      <table:table table:name="RLay" table:style-name="ta1">
        <table:shapes>
          <draw:g draw:z-index="0">
            <draw:frame draw:style-name="gr1" draw:text-style-name="P1" svg:width="15.999cm" svg:height="8.999cm" svg:x="0cm" svg:y="28.158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  <draw:frame draw:name="Text Frame 1" draw:style-name="gr2" draw:text-style-name="P3" svg:width="2.36cm" svg:height="0.957cm" svg:x="13.996cm" svg:y="30.466cm">
              <draw:text-box>
                <text:p text:style-name="P2"><text:span text:style-name="T1">Number of <text:s/>hidden layers</text:span></text:p>
              </draw:text-box>
            </draw:frame>
          </draw:g>
          <draw:g draw:z-index="1">
            <draw:frame draw:style-name="gr1" draw:text-style-name="P1" svg:width="15.999cm" svg:height="8.999cm" svg:x="0cm" svg:y="38.347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  <draw:frame draw:name="Text Frame 2" draw:style-name="gr3" draw:text-style-name="P5" svg:width="2.36cm" svg:height="1.119cm" svg:x="14.098cm" svg:y="40.453cm">
              <draw:text-box>
                <text:p text:style-name="P4"><text:span text:style-name="T2">Number of hidden layers</text:span></text:p>
              </draw:text-box>
            </draw:frame>
          </draw:g>
        </table:shapes>
        <table:table-column table:style-name="co5" table:default-cell-style-name="Default"/>
        <table:table-column table:style-name="co5" table:number-columns-repeated="5" table:default-cell-style-name="ce70"/>
        <table:table-column table:style-name="co2" table:number-columns-repeated="2" table:default-cell-style-name="Default"/>
        <table:table-row table:style-name="ro1">
          <table:table-cell table:formula="of:=[$Lay.A1]" office:value-type="string" office:string-value="LAY" calcext:value-type="string">
            <text:p>LAY</text:p>
          </table:table-cell>
          <table:table-cell table:style-name="ce1" table:formula="of:=[$Lay.B1]" office:value-type="string" office:string-value="Nu=2000" calcext:value-type="string">
            <text:p>Nu=2000</text:p>
          </table:table-cell>
          <table:table-cell table:style-name="ce1" table:formula="of:=[$Lay.D1]" office:value-type="float" office:value="0" calcext:value-type="float">
            <text:p>0</text:p>
          </table:table-cell>
          <table:table-cell table:style-name="ce14" table:formula="of:=[$Lay.F1]" office:value-type="string" office:string-value="Neurons por Layer" calcext:value-type="string">
            <text:p>Neurons por Layer</text:p>
          </table:table-cell>
          <table:table-cell table:style-name="ce14" table:formula="of:=[$Lay.H1]" office:value-type="float" office:value="0" calcext:value-type="float">
            <text:p>0</text:p>
          </table:table-cell>
          <table:table-cell table:style-name="ce14" table:formula="of:=[$Lay.J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table:formula="of:=[$Lay.A2]" office:value-type="string" office:string-value="Nº Layers" calcext:value-type="string">
            <text:p>Nº Layers</text:p>
          </table:table-cell>
          <table:table-cell table:style-name="ce2" table:formula="of:=[$Lay.B2]" office:value-type="float" office:value="10" calcext:value-type="float">
            <text:p>10</text:p>
          </table:table-cell>
          <table:table-cell table:style-name="ce2" table:formula="of:=[$Lay.D2]" office:value-type="float" office:value="15" calcext:value-type="float">
            <text:p>15</text:p>
          </table:table-cell>
          <table:table-cell table:style-name="ce2" table:formula="of:=[$Lay.F2]" office:value-type="float" office:value="20" calcext:value-type="float">
            <text:p>20</text:p>
          </table:table-cell>
          <table:table-cell table:style-name="ce2" table:formula="of:=[$Lay.H2]" office:value-type="float" office:value="25" calcext:value-type="float">
            <text:p>25</text:p>
          </table:table-cell>
          <table:table-cell table:style-name="ce2" table:formula="of:=[$Lay.J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table:formula="of:=[$Lay.A3]" office:value-type="float" office:value="1" calcext:value-type="float">
            <text:p>1</text:p>
          </table:table-cell>
          <table:table-cell table:style-name="ce9" table:formula="of:=[$Lay.B3]" office:value-type="float" office:value="1" calcext:value-type="float">
            <text:p>1</text:p>
          </table:table-cell>
          <table:table-cell table:style-name="ce9" table:formula="of:=[$Lay.D3]" office:value-type="float" office:value="2" calcext:value-type="float">
            <text:p>2</text:p>
          </table:table-cell>
          <table:table-cell table:style-name="ce9" table:formula="of:=[$Lay.F3]" office:value-type="float" office:value="3" calcext:value-type="float">
            <text:p>3</text:p>
          </table:table-cell>
          <table:table-cell table:style-name="ce9" table:formula="of:=[$Lay.H3]" office:value-type="float" office:value="4" calcext:value-type="float">
            <text:p>4</text:p>
          </table:table-cell>
          <table:table-cell table:style-name="ce9" table:formula="of:=[$Lay.J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$Lay.A25]" office:value-type="string" office:string-value="Train" calcext:value-type="string">
            <text:p>Train</text:p>
          </table:table-cell>
          <table:table-cell table:style-name="ce68" table:formula="of:=[$Lay.C25]" office:value-type="time" office:time-value="PT00H00M04.186666667S" calcext:value-type="time">
            <text:p>00:00:04</text:p>
          </table:table-cell>
          <table:table-cell table:style-name="ce68" table:formula="of:=[$Lay.E25]" office:value-type="time" office:time-value="PT00H00M05.36S" calcext:value-type="time">
            <text:p>00:00:05</text:p>
          </table:table-cell>
          <table:table-cell table:style-name="ce68" table:formula="of:=[$Lay.G25]" office:value-type="time" office:time-value="PT00H00M05.033333333S" calcext:value-type="time">
            <text:p>00:00:05</text:p>
          </table:table-cell>
          <table:table-cell table:style-name="ce68" table:formula="of:=[$Lay.I25]" office:value-type="time" office:time-value="PT00H00M21.733333333S" calcext:value-type="time">
            <text:p>00:00:21</text:p>
          </table:table-cell>
          <table:table-cell table:style-name="ce68" table:formula="of:=[$Lay.K25]" office:value-type="time" office:time-value="PT00H00M09.43S" calcext:value-type="time">
            <text:p>00:00:09</text:p>
          </table:table-cell>
          <table:table-cell table:number-columns-repeated="2"/>
        </table:table-row>
        <table:table-row table:style-name="ro1">
          <table:table-cell table:formula="of:=[$Lay.A26]" office:value-type="string" office:string-value="Error u" calcext:value-type="string">
            <text:p>Error u</text:p>
          </table:table-cell>
          <table:table-cell table:formula="of:=[$Lay.C26]" office:value-type="float" office:value="0.1853553" calcext:value-type="float">
            <text:p>0,1853553</text:p>
          </table:table-cell>
          <table:table-cell table:formula="of:=[$Lay.E26]" office:value-type="float" office:value="0.1776888" calcext:value-type="float">
            <text:p>0,1776888</text:p>
          </table:table-cell>
          <table:table-cell table:formula="of:=[$Lay.G26]" office:value-type="float" office:value="0.1779778" calcext:value-type="float">
            <text:p>0,1779778</text:p>
          </table:table-cell>
          <table:table-cell table:formula="of:=[$Lay.I26]" office:value-type="float" office:value="0.1752879" calcext:value-type="float">
            <text:p>0,1752879</text:p>
          </table:table-cell>
          <table:table-cell table:formula="of:=[$Lay.K26]" office:value-type="float" office:value="0.1747305" calcext:value-type="float">
            <text:p>0,1747305</text:p>
          </table:table-cell>
          <table:table-cell table:number-columns-repeated="2"/>
        </table:table-row>
        <table:table-row table:style-name="ro1">
          <table:table-cell table:formula="of:=[$Lay.A27]" office:value-type="string" office:string-value="Error l1" calcext:value-type="string">
            <text:p>Error l1</text:p>
          </table:table-cell>
          <table:table-cell table:formula="of:=[$Lay.C27]" office:value-type="float" office:value="0.3359507" calcext:value-type="float">
            <text:p>0,3359507</text:p>
          </table:table-cell>
          <table:table-cell table:formula="of:=[$Lay.E27]" office:value-type="float" office:value="0.267361" calcext:value-type="float">
            <text:p>0,267361</text:p>
          </table:table-cell>
          <table:table-cell table:formula="of:=[$Lay.G27]" office:value-type="float" office:value="0.2694226" calcext:value-type="float">
            <text:p>0,2694226</text:p>
          </table:table-cell>
          <table:table-cell table:formula="of:=[$Lay.I27]" office:value-type="float" office:value="0.2117142" calcext:value-type="float">
            <text:p>0,2117142</text:p>
          </table:table-cell>
          <table:table-cell table:formula="of:=[$Lay.K27]" office:value-type="float" office:value="0.217375" calcext:value-type="float">
            <text:p>0,217375</text:p>
          </table:table-cell>
          <table:table-cell table:number-columns-repeated="2"/>
        </table:table-row>
        <table:table-row table:style-name="ro1">
          <table:table-cell table:formula="of:=[$Lay.A28]" office:value-type="string" office:string-value="Error l2" calcext:value-type="string">
            <text:p>Error l2</text:p>
          </table:table-cell>
          <table:table-cell table:formula="of:=[$Lay.C28]" office:value-type="float" office:value="1.0990429" calcext:value-type="float">
            <text:p>1,0990429</text:p>
          </table:table-cell>
          <table:table-cell table:formula="of:=[$Lay.E28]" office:value-type="float" office:value="0.9606857" calcext:value-type="float">
            <text:p>0,9606857</text:p>
          </table:table-cell>
          <table:table-cell table:formula="of:=[$Lay.G28]" office:value-type="float" office:value="1.1175315" calcext:value-type="float">
            <text:p>1,1175315</text:p>
          </table:table-cell>
          <table:table-cell table:formula="of:=[$Lay.I28]" office:value-type="float" office:value="1.0087138" calcext:value-type="float">
            <text:p>1,0087138</text:p>
          </table:table-cell>
          <table:table-cell table:formula="of:=[$Lay.K28]" office:value-type="float" office:value="1.0791875" calcext:value-type="float">
            <text:p>1,0791875</text:p>
          </table:table-cell>
          <table:table-cell table:number-columns-repeated="2"/>
        </table:table-row>
        <table:table-row table:style-name="ro1">
          <table:table-cell table:formula="of:=[$Lay.A29]" office:value-type="string" office:string-value="Lamb 1" calcext:value-type="string">
            <text:p>Lamb 1</text:p>
          </table:table-cell>
          <table:table-cell table:formula="of:=[$Lay.C29]" office:value-type="float" office:value="0.66405" calcext:value-type="float">
            <text:p>0,66405</text:p>
          </table:table-cell>
          <table:table-cell table:formula="of:=[$Lay.E29]" office:value-type="float" office:value="0.73264" calcext:value-type="float">
            <text:p>0,73264</text:p>
          </table:table-cell>
          <table:table-cell table:formula="of:=[$Lay.G29]" office:value-type="float" office:value="0.73058" calcext:value-type="float">
            <text:p>0,73058</text:p>
          </table:table-cell>
          <table:table-cell table:formula="of:=[$Lay.I29]" office:value-type="float" office:value="0.78829" calcext:value-type="float">
            <text:p>0,78829</text:p>
          </table:table-cell>
          <table:table-cell table:formula="of:=[$Lay.K29]" office:value-type="float" office:value="0.78263" calcext:value-type="float">
            <text:p>0,78263</text:p>
          </table:table-cell>
          <table:table-cell table:number-columns-repeated="2"/>
        </table:table-row>
        <table:table-row table:style-name="ro1">
          <table:table-cell table:formula="of:=[$Lay.A30]" office:value-type="string" office:string-value="Lamb 2" calcext:value-type="string">
            <text:p>Lamb 2</text:p>
          </table:table-cell>
          <table:table-cell table:formula="of:=[$Lay.C30]" office:value-type="float" office:value="0.0066815" calcext:value-type="float">
            <text:p>0,0066815</text:p>
          </table:table-cell>
          <table:table-cell table:formula="of:=[$Lay.E30]" office:value-type="float" office:value="0.0062411" calcext:value-type="float">
            <text:p>0,0062411</text:p>
          </table:table-cell>
          <table:table-cell table:formula="of:=[$Lay.G30]" office:value-type="float" office:value="0.0067403" calcext:value-type="float">
            <text:p>0,0067403</text:p>
          </table:table-cell>
          <table:table-cell table:formula="of:=[$Lay.I30]" office:value-type="float" office:value="0.0063939" calcext:value-type="float">
            <text:p>0,0063939</text:p>
          </table:table-cell>
          <table:table-cell table:formula="of:=[$Lay.K30]" office:value-type="float" office:value="0.0066183" calcext:value-type="float">
            <text:p>0,0066183</text:p>
          </table:table-cell>
          <table:table-cell table:number-columns-repeated="2"/>
        </table:table-row>
        <table:table-row table:style-name="ro1">
          <table:table-cell table:style-name="ce2" table:formula="of:=[$Lay.A32]" office:value-type="float" office:value="2" calcext:value-type="float">
            <text:p>2</text:p>
          </table:table-cell>
          <table:table-cell table:style-name="ce4" table:formula="of:=[$Lay.B32]" office:value-type="float" office:value="6" calcext:value-type="float">
            <text:p>6</text:p>
          </table:table-cell>
          <table:table-cell table:style-name="ce4" table:formula="of:=[$Lay.D32]" office:value-type="float" office:value="7" calcext:value-type="float">
            <text:p>7</text:p>
          </table:table-cell>
          <table:table-cell table:style-name="ce4" table:formula="of:=[$Lay.F32]" office:value-type="float" office:value="8" calcext:value-type="float">
            <text:p>8</text:p>
          </table:table-cell>
          <table:table-cell table:style-name="ce4" table:formula="of:=[$Lay.H32]" office:value-type="float" office:value="9" calcext:value-type="float">
            <text:p>9</text:p>
          </table:table-cell>
          <table:table-cell table:style-name="ce4" table:formula="of:=[$Lay.J3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$Lay.A54]" office:value-type="string" office:string-value="Train" calcext:value-type="string">
            <text:p>Train</text:p>
          </table:table-cell>
          <table:table-cell table:style-name="ce68" table:formula="of:=[$Lay.C54]" office:value-type="time" office:time-value="PT00H00M35.933333333S" calcext:value-type="time">
            <text:p>00:00:35</text:p>
          </table:table-cell>
          <table:table-cell table:style-name="ce68" table:formula="of:=[$Lay.E54]" office:value-type="time" office:time-value="PT00H00M51.766666667S" calcext:value-type="time">
            <text:p>00:00:51</text:p>
          </table:table-cell>
          <table:table-cell table:style-name="ce68" table:formula="of:=[$Lay.G54]" office:value-type="time" office:time-value="PT00H00M39.3S" calcext:value-type="time">
            <text:p>00:00:39</text:p>
          </table:table-cell>
          <table:table-cell table:style-name="ce68" table:formula="of:=[$Lay.I54]" office:value-type="time" office:time-value="PT00H00M55.5S" calcext:value-type="time">
            <text:p>00:00:55</text:p>
          </table:table-cell>
          <table:table-cell table:style-name="ce68" table:formula="of:=[$Lay.K54]" office:value-type="time" office:time-value="PT00H01M10.666666667S" calcext:value-type="time">
            <text:p>00:01:10</text:p>
          </table:table-cell>
          <table:table-cell table:number-columns-repeated="2"/>
        </table:table-row>
        <table:table-row table:style-name="ro1">
          <table:table-cell table:formula="of:=[$Lay.A55]" office:value-type="string" office:string-value="Error u" calcext:value-type="string">
            <text:p>Error u</text:p>
          </table:table-cell>
          <table:table-cell table:formula="of:=[$Lay.C55]" office:value-type="float" office:value="0.03703315" calcext:value-type="float">
            <text:p>0,03703315</text:p>
          </table:table-cell>
          <table:table-cell table:formula="of:=[$Lay.E55]" office:value-type="float" office:value="0.02519045" calcext:value-type="float">
            <text:p>0,02519045</text:p>
          </table:table-cell>
          <table:table-cell table:formula="of:=[$Lay.G55]" office:value-type="float" office:value="0.01515239" calcext:value-type="float">
            <text:p>0,01515239</text:p>
          </table:table-cell>
          <table:table-cell table:formula="of:=[$Lay.I55]" office:value-type="float" office:value="0.01771894" calcext:value-type="float">
            <text:p>0,01771894</text:p>
          </table:table-cell>
          <table:table-cell table:formula="of:=[$Lay.K55]" office:value-type="float" office:value="0.01589525" calcext:value-type="float">
            <text:p>0,01589525</text:p>
          </table:table-cell>
          <table:table-cell table:number-columns-repeated="2"/>
        </table:table-row>
        <table:table-row table:style-name="ro1">
          <table:table-cell table:formula="of:=[$Lay.A56]" office:value-type="string" office:string-value="Error l1" calcext:value-type="string">
            <text:p>Error l1</text:p>
          </table:table-cell>
          <table:table-cell table:formula="of:=[$Lay.C56]" office:value-type="float" office:value="0.048936" calcext:value-type="float">
            <text:p>0,048936</text:p>
          </table:table-cell>
          <table:table-cell table:formula="of:=[$Lay.E56]" office:value-type="float" office:value="0.0150222" calcext:value-type="float">
            <text:p>0,0150222</text:p>
          </table:table-cell>
          <table:table-cell table:formula="of:=[$Lay.G56]" office:value-type="float" office:value="0.0079243" calcext:value-type="float">
            <text:p>0,0079243</text:p>
          </table:table-cell>
          <table:table-cell table:formula="of:=[$Lay.I56]" office:value-type="float" office:value="0.0061222" calcext:value-type="float">
            <text:p>0,0061222</text:p>
          </table:table-cell>
          <table:table-cell table:formula="of:=[$Lay.K56]" office:value-type="float" office:value="0.002427" calcext:value-type="float">
            <text:p>0,002427</text:p>
          </table:table-cell>
          <table:table-cell table:number-columns-repeated="2"/>
        </table:table-row>
        <table:table-row table:style-name="ro1">
          <table:table-cell table:formula="of:=[$Lay.A57]" office:value-type="string" office:string-value="Error l2" calcext:value-type="string">
            <text:p>Error l2</text:p>
          </table:table-cell>
          <table:table-cell table:formula="of:=[$Lay.C57]" office:value-type="float" office:value="0.4346243" calcext:value-type="float">
            <text:p>0,4346243</text:p>
          </table:table-cell>
          <table:table-cell table:formula="of:=[$Lay.E57]" office:value-type="float" office:value="0.1471461" calcext:value-type="float">
            <text:p>0,1471461</text:p>
          </table:table-cell>
          <table:table-cell table:formula="of:=[$Lay.G57]" office:value-type="float" office:value="0.2113384" calcext:value-type="float">
            <text:p>0,2113384</text:p>
          </table:table-cell>
          <table:table-cell table:formula="of:=[$Lay.I57]" office:value-type="float" office:value="0.0757809" calcext:value-type="float">
            <text:p>0,0757809</text:p>
          </table:table-cell>
          <table:table-cell table:formula="of:=[$Lay.K57]" office:value-type="float" office:value="0.0428949" calcext:value-type="float">
            <text:p>0,0428949</text:p>
          </table:table-cell>
          <table:table-cell table:number-columns-repeated="2"/>
        </table:table-row>
        <table:table-row table:style-name="ro1">
          <table:table-cell table:formula="of:=[$Lay.A58]" office:value-type="string" office:string-value="Lamb 1" calcext:value-type="string">
            <text:p>Lamb 1</text:p>
          </table:table-cell>
          <table:table-cell table:formula="of:=[$Lay.C58]" office:value-type="float" office:value="0.95106" calcext:value-type="float">
            <text:p>0,95106</text:p>
          </table:table-cell>
          <table:table-cell table:formula="of:=[$Lay.E58]" office:value-type="float" office:value="0.98498" calcext:value-type="float">
            <text:p>0,98498</text:p>
          </table:table-cell>
          <table:table-cell table:formula="of:=[$Lay.G58]" office:value-type="float" office:value="0.99208" calcext:value-type="float">
            <text:p>0,99208</text:p>
          </table:table-cell>
          <table:table-cell table:formula="of:=[$Lay.I58]" office:value-type="float" office:value="0.99388" calcext:value-type="float">
            <text:p>0,99388</text:p>
          </table:table-cell>
          <table:table-cell table:formula="of:=[$Lay.K58]" office:value-type="float" office:value="0.99757" calcext:value-type="float">
            <text:p>0,99757</text:p>
          </table:table-cell>
          <table:table-cell table:number-columns-repeated="2"/>
        </table:table-row>
        <table:table-row table:style-name="ro1">
          <table:table-cell table:formula="of:=[$Lay.A59]" office:value-type="string" office:string-value="Lamb 2" calcext:value-type="string">
            <text:p>Lamb 2</text:p>
          </table:table-cell>
          <table:table-cell table:formula="of:=[$Lay.C59]" office:value-type="float" office:value="0.0045666" calcext:value-type="float">
            <text:p>0,0045666</text:p>
          </table:table-cell>
          <table:table-cell table:formula="of:=[$Lay.E59]" office:value-type="float" office:value="0.0036515" calcext:value-type="float">
            <text:p>0,0036515</text:p>
          </table:table-cell>
          <table:table-cell table:formula="of:=[$Lay.G59]" office:value-type="float" office:value="0.0038558" calcext:value-type="float">
            <text:p>0,0038558</text:p>
          </table:table-cell>
          <table:table-cell table:formula="of:=[$Lay.I59]" office:value-type="float" office:value="0.0034243" calcext:value-type="float">
            <text:p>0,0034243</text:p>
          </table:table-cell>
          <table:table-cell table:formula="of:=[$Lay.K59]" office:value-type="float" office:value="0.0033196" calcext:value-type="float">
            <text:p>0,0033196</text:p>
          </table:table-cell>
          <table:table-cell table:number-columns-repeated="2"/>
        </table:table-row>
        <table:table-row table:style-name="ro1">
          <table:table-cell table:style-name="ce2" table:formula="of:=[$Lay.A61]" office:value-type="float" office:value="4" calcext:value-type="float">
            <text:p>4</text:p>
          </table:table-cell>
          <table:table-cell table:style-name="ce4" table:formula="of:=[$Lay.B61]" office:value-type="float" office:value="11" calcext:value-type="float">
            <text:p>11</text:p>
          </table:table-cell>
          <table:table-cell table:style-name="ce4" table:formula="of:=[$Lay.D61]" office:value-type="float" office:value="12" calcext:value-type="float">
            <text:p>12</text:p>
          </table:table-cell>
          <table:table-cell table:style-name="ce4" table:formula="of:=[$Lay.F61]" office:value-type="float" office:value="13" calcext:value-type="float">
            <text:p>13</text:p>
          </table:table-cell>
          <table:table-cell table:style-name="ce4" table:formula="of:=[$Lay.H61]" office:value-type="float" office:value="14" calcext:value-type="float">
            <text:p>14</text:p>
          </table:table-cell>
          <table:table-cell table:style-name="ce4" table:formula="of:=[$Lay.J61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$Lay.A83]" office:value-type="string" office:string-value="Train" calcext:value-type="string">
            <text:p>Train</text:p>
          </table:table-cell>
          <table:table-cell table:style-name="ce68" table:formula="of:=[$Lay.C83]" office:value-type="time" office:time-value="PT00H00M51.2S" calcext:value-type="time">
            <text:p>00:00:51</text:p>
          </table:table-cell>
          <table:table-cell table:style-name="ce68" table:formula="of:=[$Lay.E83]" office:value-type="time" office:time-value="PT00H00M43.066666667S" calcext:value-type="time">
            <text:p>00:00:43</text:p>
          </table:table-cell>
          <table:table-cell table:style-name="ce68" table:formula="of:=[$Lay.G83]" office:value-type="time" office:time-value="PT00H00M33.366666667S" calcext:value-type="time">
            <text:p>00:00:33</text:p>
          </table:table-cell>
          <table:table-cell table:style-name="ce68" table:formula="of:=[$Lay.I83]" office:value-type="time" office:time-value="PT00H00M40.9S" calcext:value-type="time">
            <text:p>00:00:40</text:p>
          </table:table-cell>
          <table:table-cell table:style-name="ce68" table:formula="of:=[$Lay.K83]" office:value-type="time" office:time-value="PT00H00M47.4S" calcext:value-type="time">
            <text:p>00:00:47</text:p>
          </table:table-cell>
          <table:table-cell table:number-columns-repeated="2"/>
        </table:table-row>
        <table:table-row table:style-name="ro1">
          <table:table-cell table:formula="of:=[$Lay.A84]" office:value-type="string" office:string-value="Error u" calcext:value-type="string">
            <text:p>Error u</text:p>
          </table:table-cell>
          <table:table-cell table:formula="of:=[$Lay.C84]" office:value-type="float" office:value="0.003002499" calcext:value-type="float">
            <text:p>0,003002499</text:p>
          </table:table-cell>
          <table:table-cell table:formula="of:=[$Lay.E84]" office:value-type="float" office:value="0.004058223" calcext:value-type="float">
            <text:p>0,004058223</text:p>
          </table:table-cell>
          <table:table-cell table:formula="of:=[$Lay.G84]" office:value-type="float" office:value="0.004434611" calcext:value-type="float">
            <text:p>0,004434611</text:p>
          </table:table-cell>
          <table:table-cell table:formula="of:=[$Lay.I84]" office:value-type="float" office:value="0.003920036" calcext:value-type="float">
            <text:p>0,003920036</text:p>
          </table:table-cell>
          <table:table-cell table:formula="of:=[$Lay.K84]" office:value-type="float" office:value="0.001564917" calcext:value-type="float">
            <text:p>0,001564917</text:p>
          </table:table-cell>
          <table:table-cell table:number-columns-repeated="2"/>
        </table:table-row>
        <table:table-row table:style-name="ro1">
          <table:table-cell table:formula="of:=[$Lay.A85]" office:value-type="string" office:string-value="Error l1" calcext:value-type="string">
            <text:p>Error l1</text:p>
          </table:table-cell>
          <table:table-cell table:formula="of:=[$Lay.C85]" office:value-type="float" office:value="0.0010883" calcext:value-type="float">
            <text:p>0,0010883</text:p>
          </table:table-cell>
          <table:table-cell table:formula="of:=[$Lay.E85]" office:value-type="float" office:value="0.0001494" calcext:value-type="float">
            <text:p>0,0001494</text:p>
          </table:table-cell>
          <table:table-cell table:formula="of:=[$Lay.G85]" office:value-type="float" office:value="0.0000281" calcext:value-type="float">
            <text:p>0,0000281</text:p>
          </table:table-cell>
          <table:table-cell table:formula="of:=[$Lay.I85]" office:value-type="float" office:value="0.0003936" calcext:value-type="float">
            <text:p>0,0003936</text:p>
          </table:table-cell>
          <table:table-cell table:formula="of:=[$Lay.K85]" office:value-type="float" office:value="0.0000747" calcext:value-type="float">
            <text:p>0,0000747</text:p>
          </table:table-cell>
          <table:table-cell table:number-columns-repeated="2"/>
        </table:table-row>
        <table:table-row table:style-name="ro1">
          <table:table-cell table:formula="of:=[$Lay.A86]" office:value-type="string" office:string-value="Error l2" calcext:value-type="string">
            <text:p>Error l2</text:p>
          </table:table-cell>
          <table:table-cell table:formula="of:=[$Lay.C86]" office:value-type="float" office:value="0.0166468" calcext:value-type="float">
            <text:p>0,0166468</text:p>
          </table:table-cell>
          <table:table-cell table:formula="of:=[$Lay.E86]" office:value-type="float" office:value="0.0100304" calcext:value-type="float">
            <text:p>0,0100304</text:p>
          </table:table-cell>
          <table:table-cell table:formula="of:=[$Lay.G86]" office:value-type="float" office:value="0.0093283" calcext:value-type="float">
            <text:p>0,0093283</text:p>
          </table:table-cell>
          <table:table-cell table:formula="of:=[$Lay.I86]" office:value-type="float" office:value="0.0002578" calcext:value-type="float">
            <text:p>0,0002578</text:p>
          </table:table-cell>
          <table:table-cell table:formula="of:=[$Lay.K86]" office:value-type="float" office:value="0.0008645" calcext:value-type="float">
            <text:p>0,0008645</text:p>
          </table:table-cell>
          <table:table-cell table:number-columns-repeated="2"/>
        </table:table-row>
        <table:table-row table:style-name="ro1">
          <table:table-cell table:formula="of:=[$Lay.A87]" office:value-type="string" office:string-value="Lamb 1" calcext:value-type="string">
            <text:p>Lamb 1</text:p>
          </table:table-cell>
          <table:table-cell table:formula="of:=[$Lay.C87]" office:value-type="float" office:value="0.99891" calcext:value-type="float">
            <text:p>0,99891</text:p>
          </table:table-cell>
          <table:table-cell table:formula="of:=[$Lay.E87]" office:value-type="float" office:value="1.00015" calcext:value-type="float">
            <text:p>1,00015</text:p>
          </table:table-cell>
          <table:table-cell table:formula="of:=[$Lay.G87]" office:value-type="float" office:value="1.00003" calcext:value-type="float">
            <text:p>1,00003</text:p>
          </table:table-cell>
          <table:table-cell table:formula="of:=[$Lay.I87]" office:value-type="float" office:value="0.99961" calcext:value-type="float">
            <text:p>0,99961</text:p>
          </table:table-cell>
          <table:table-cell table:formula="of:=[$Lay.K87]" office:value-type="float" office:value="1.00007" calcext:value-type="float">
            <text:p>1,00007</text:p>
          </table:table-cell>
          <table:table-cell table:number-columns-repeated="2"/>
        </table:table-row>
        <table:table-row table:style-name="ro1">
          <table:table-cell table:formula="of:=[$Lay.A88]" office:value-type="string" office:string-value="Lamb 2" calcext:value-type="string">
            <text:p>Lamb 2</text:p>
          </table:table-cell>
          <table:table-cell table:formula="of:=[$Lay.C88]" office:value-type="float" office:value="0.0032361" calcext:value-type="float">
            <text:p>0,0032361</text:p>
          </table:table-cell>
          <table:table-cell table:formula="of:=[$Lay.E88]" office:value-type="float" office:value="0.003215" calcext:value-type="float">
            <text:p>0,003215</text:p>
          </table:table-cell>
          <table:table-cell table:formula="of:=[$Lay.G88]" office:value-type="float" office:value="0.0031534" calcext:value-type="float">
            <text:p>0,0031534</text:p>
          </table:table-cell>
          <table:table-cell table:formula="of:=[$Lay.I88]" office:value-type="float" office:value="0.0031823" calcext:value-type="float">
            <text:p>0,0031823</text:p>
          </table:table-cell>
          <table:table-cell table:formula="of:=[$Lay.K88]" office:value-type="float" office:value="0.0031803" calcext:value-type="float">
            <text:p>0,0031803</text:p>
          </table:table-cell>
          <table:table-cell table:number-columns-repeated="2"/>
        </table:table-row>
        <table:table-row table:style-name="ro1">
          <table:table-cell table:style-name="ce2" table:formula="of:=[$Lay.A90]" office:value-type="float" office:value="6" calcext:value-type="float">
            <text:p>6</text:p>
          </table:table-cell>
          <table:table-cell table:style-name="ce4" table:formula="of:=[$Lay.B90]" office:value-type="float" office:value="16" calcext:value-type="float">
            <text:p>16</text:p>
          </table:table-cell>
          <table:table-cell table:style-name="ce4" table:formula="of:=[$Lay.D90]" office:value-type="float" office:value="17" calcext:value-type="float">
            <text:p>17</text:p>
          </table:table-cell>
          <table:table-cell table:style-name="ce4" table:formula="of:=[$Lay.F90]" office:value-type="float" office:value="18" calcext:value-type="float">
            <text:p>18</text:p>
          </table:table-cell>
          <table:table-cell table:style-name="ce4" table:formula="of:=[$Lay.H90]" office:value-type="float" office:value="19" calcext:value-type="float">
            <text:p>19</text:p>
          </table:table-cell>
          <table:table-cell table:style-name="ce4" table:formula="of:=[$Lay.J90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$Lay.A112]" office:value-type="string" office:string-value="Train" calcext:value-type="string">
            <text:p>Train</text:p>
          </table:table-cell>
          <table:table-cell table:style-name="ce68" table:formula="of:=[$Lay.C112]" office:value-type="time" office:time-value="PT00H00M59.733333333S" calcext:value-type="time">
            <text:p>00:00:59</text:p>
          </table:table-cell>
          <table:table-cell table:style-name="ce68" table:formula="of:=[$Lay.E112]" office:value-type="time" office:time-value="PT00H00M40.333333333S" calcext:value-type="time">
            <text:p>00:00:40</text:p>
          </table:table-cell>
          <table:table-cell table:style-name="ce68" table:formula="of:=[$Lay.G112]" office:value-type="time" office:time-value="PT00H00M42.533333333S" calcext:value-type="time">
            <text:p>00:00:42</text:p>
          </table:table-cell>
          <table:table-cell table:style-name="ce68" table:formula="of:=[$Lay.I112]" office:value-type="time" office:time-value="PT00H00M35.166666667S" calcext:value-type="time">
            <text:p>00:00:35</text:p>
          </table:table-cell>
          <table:table-cell table:style-name="ce68" table:formula="of:=[$Lay.K112]" office:value-type="time" office:time-value="PT00H00M38.6S" calcext:value-type="time">
            <text:p>00:00:38</text:p>
          </table:table-cell>
          <table:table-cell table:number-columns-repeated="2"/>
        </table:table-row>
        <table:table-row table:style-name="ro1">
          <table:table-cell table:formula="of:=[$Lay.A113]" office:value-type="string" office:string-value="Error u" calcext:value-type="string">
            <text:p>Error u</text:p>
          </table:table-cell>
          <table:table-cell table:formula="of:=[$Lay.C113]" office:value-type="float" office:value="0.002214555" calcext:value-type="float">
            <text:p>0,002214555</text:p>
          </table:table-cell>
          <table:table-cell table:formula="of:=[$Lay.E113]" office:value-type="float" office:value="0.001881725" calcext:value-type="float">
            <text:p>0,001881725</text:p>
          </table:table-cell>
          <table:table-cell table:formula="of:=[$Lay.G113]" office:value-type="float" office:value="0.001005668" calcext:value-type="float">
            <text:p>0,001005668</text:p>
          </table:table-cell>
          <table:table-cell table:formula="of:=[$Lay.I113]" office:value-type="float" office:value="0.001818649" calcext:value-type="float">
            <text:p>0,001818649</text:p>
          </table:table-cell>
          <table:table-cell table:formula="of:=[$Lay.K113]" office:value-type="float" office:value="0.001706386" calcext:value-type="float">
            <text:p>0,001706386</text:p>
          </table:table-cell>
          <table:table-cell table:number-columns-repeated="2"/>
        </table:table-row>
        <table:table-row table:style-name="ro1">
          <table:table-cell table:formula="of:=[$Lay.A114]" office:value-type="string" office:string-value="Error l1" calcext:value-type="string">
            <text:p>Error l1</text:p>
          </table:table-cell>
          <table:table-cell table:formula="of:=[$Lay.C114]" office:value-type="float" office:value="0.0001677" calcext:value-type="float">
            <text:p>0,0001677</text:p>
          </table:table-cell>
          <table:table-cell table:formula="of:=[$Lay.E114]" office:value-type="float" office:value="0.000068" calcext:value-type="float">
            <text:p>0,000068</text:p>
          </table:table-cell>
          <table:table-cell table:formula="of:=[$Lay.G114]" office:value-type="float" office:value="0.0001382" calcext:value-type="float">
            <text:p>0,0001382</text:p>
          </table:table-cell>
          <table:table-cell table:formula="of:=[$Lay.I114]" office:value-type="float" office:value="0.0005341" calcext:value-type="float">
            <text:p>0,0005341</text:p>
          </table:table-cell>
          <table:table-cell table:formula="of:=[$Lay.K114]" office:value-type="float" office:value="0.000109633333333333" calcext:value-type="float">
            <text:p>0,000109633333333333</text:p>
          </table:table-cell>
          <table:table-cell table:number-columns-repeated="2"/>
        </table:table-row>
        <table:table-row table:style-name="ro1">
          <table:table-cell table:formula="of:=[$Lay.A115]" office:value-type="string" office:string-value="Error l2" calcext:value-type="string">
            <text:p>Error l2</text:p>
          </table:table-cell>
          <table:table-cell table:formula="of:=[$Lay.C115]" office:value-type="float" office:value="0.0085357" calcext:value-type="float">
            <text:p>0,0085357</text:p>
          </table:table-cell>
          <table:table-cell table:formula="of:=[$Lay.E115]" office:value-type="float" office:value="0.0157779" calcext:value-type="float">
            <text:p>0,0157779</text:p>
          </table:table-cell>
          <table:table-cell table:formula="of:=[$Lay.G115]" office:value-type="float" office:value="0.0050188" calcext:value-type="float">
            <text:p>0,0050188</text:p>
          </table:table-cell>
          <table:table-cell table:formula="of:=[$Lay.I115]" office:value-type="float" office:value="0.0068393" calcext:value-type="float">
            <text:p>0,0068393</text:p>
          </table:table-cell>
          <table:table-cell table:formula="of:=[$Lay.K115]" office:value-type="float" office:value="0.0100668" calcext:value-type="float">
            <text:p>0,0100668</text:p>
          </table:table-cell>
          <table:table-cell table:number-columns-repeated="2"/>
        </table:table-row>
        <table:table-row table:style-name="ro1">
          <table:table-cell table:formula="of:=[$Lay.A116]" office:value-type="string" office:string-value="Lamb 1" calcext:value-type="string">
            <text:p>Lamb 1</text:p>
          </table:table-cell>
          <table:table-cell table:formula="of:=[$Lay.C116]" office:value-type="float" office:value="0.99983" calcext:value-type="float">
            <text:p>0,99983</text:p>
          </table:table-cell>
          <table:table-cell table:formula="of:=[$Lay.E116]" office:value-type="float" office:value="0.99993" calcext:value-type="float">
            <text:p>0,99993</text:p>
          </table:table-cell>
          <table:table-cell table:formula="of:=[$Lay.G116]" office:value-type="float" office:value="1.00014" calcext:value-type="float">
            <text:p>1,00014</text:p>
          </table:table-cell>
          <table:table-cell table:formula="of:=[$Lay.I116]" office:value-type="float" office:value="0.99947" calcext:value-type="float">
            <text:p>0,99947</text:p>
          </table:table-cell>
          <table:table-cell table:formula="of:=[$Lay.K116]" office:value-type="float" office:value="0.99989" calcext:value-type="float">
            <text:p>0,99989</text:p>
          </table:table-cell>
          <table:table-cell table:number-columns-repeated="2"/>
        </table:table-row>
        <table:table-row table:style-name="ro1">
          <table:table-cell table:formula="of:=[$Lay.A117]" office:value-type="string" office:string-value="Lamb 2" calcext:value-type="string">
            <text:p>Lamb 2</text:p>
          </table:table-cell>
          <table:table-cell table:formula="of:=[$Lay.C117]" office:value-type="float" office:value="0.0031559" calcext:value-type="float">
            <text:p>0,0031559</text:p>
          </table:table-cell>
          <table:table-cell table:formula="of:=[$Lay.E117]" office:value-type="float" office:value="0.0031329" calcext:value-type="float">
            <text:p>0,0031329</text:p>
          </table:table-cell>
          <table:table-cell table:formula="of:=[$Lay.G117]" office:value-type="float" office:value="0.0031671" calcext:value-type="float">
            <text:p>0,0031671</text:p>
          </table:table-cell>
          <table:table-cell table:formula="of:=[$Lay.I117]" office:value-type="float" office:value="0.0032049" calcext:value-type="float">
            <text:p>0,0032049</text:p>
          </table:table-cell>
          <table:table-cell table:formula="of:=[$Lay.K117]" office:value-type="float" office:value="0.00317783333333333" calcext:value-type="float">
            <text:p>0,00317783333333333</text:p>
          </table:table-cell>
          <table:table-cell table:number-columns-repeated="2"/>
        </table:table-row>
        <table:table-row table:style-name="ro1">
          <table:table-cell table:style-name="ce2" table:formula="of:=[$Lay.A119]" office:value-type="float" office:value="8" calcext:value-type="float">
            <text:p>8</text:p>
          </table:table-cell>
          <table:table-cell table:style-name="ce4" table:formula="of:=[$Lay.B119]" office:value-type="float" office:value="21" calcext:value-type="float">
            <text:p>21</text:p>
          </table:table-cell>
          <table:table-cell table:style-name="ce4" table:formula="of:=[$Lay.D119]" office:value-type="float" office:value="22" calcext:value-type="float">
            <text:p>22</text:p>
          </table:table-cell>
          <table:table-cell table:style-name="ce4" table:formula="of:=[$Lay.F119]" office:value-type="float" office:value="23" calcext:value-type="float">
            <text:p>23</text:p>
          </table:table-cell>
          <table:table-cell table:style-name="ce4" table:formula="of:=[$Lay.H119]" office:value-type="float" office:value="24" calcext:value-type="float">
            <text:p>24</text:p>
          </table:table-cell>
          <table:table-cell table:style-name="ce4" table:formula="of:=[$Lay.J119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[$Lay.A141]" office:value-type="string" office:string-value="Train" calcext:value-type="string">
            <text:p>Train</text:p>
          </table:table-cell>
          <table:table-cell table:style-name="ce68" table:formula="of:=[$Lay.C141]" office:value-type="time" office:time-value="PT00H00M58.733333333S" calcext:value-type="time">
            <text:p>00:00:58</text:p>
          </table:table-cell>
          <table:table-cell table:style-name="ce68" table:formula="of:=[$Lay.E141]" office:value-type="time" office:time-value="PT00H01M00S" calcext:value-type="time">
            <text:p>00:01:00</text:p>
          </table:table-cell>
          <table:table-cell table:style-name="ce68" table:formula="of:=[$Lay.G141]" office:value-type="time" office:time-value="PT00H00M58.6S" calcext:value-type="time">
            <text:p>00:00:58</text:p>
          </table:table-cell>
          <table:table-cell table:style-name="ce68" table:formula="of:=[$Lay.I141]" office:value-type="time" office:time-value="PT00H00M54.433333333S" calcext:value-type="time">
            <text:p>00:00:54</text:p>
          </table:table-cell>
          <table:table-cell table:style-name="ce68" table:formula="of:=[$Lay.K141]" office:value-type="time" office:time-value="PT00H01M24.466666667S" calcext:value-type="time">
            <text:p>00:01:24</text:p>
          </table:table-cell>
          <table:table-cell table:number-columns-repeated="2"/>
        </table:table-row>
        <table:table-row table:style-name="ro1">
          <table:table-cell table:formula="of:=[$Lay.A142]" office:value-type="string" office:string-value="Error u" calcext:value-type="string">
            <text:p>Error u</text:p>
          </table:table-cell>
          <table:table-cell table:formula="of:=[$Lay.C142]" office:value-type="float" office:value="0.002578908" calcext:value-type="float">
            <text:p>0,002578908</text:p>
          </table:table-cell>
          <table:table-cell table:formula="of:=[$Lay.E142]" office:value-type="float" office:value="0.001305264" calcext:value-type="float">
            <text:p>0,001305264</text:p>
          </table:table-cell>
          <table:table-cell table:formula="of:=[$Lay.G142]" office:value-type="float" office:value="0.001897842" calcext:value-type="float">
            <text:p>0,001897842</text:p>
          </table:table-cell>
          <table:table-cell table:formula="of:=[$Lay.I142]" office:value-type="float" office:value="0.001572679" calcext:value-type="float">
            <text:p>0,001572679</text:p>
          </table:table-cell>
          <table:table-cell table:formula="of:=[$Lay.K142]" office:value-type="float" office:value="0.002326052" calcext:value-type="float">
            <text:p>0,002326052</text:p>
          </table:table-cell>
          <table:table-cell table:number-columns-repeated="2"/>
        </table:table-row>
        <table:table-row table:style-name="ro1">
          <table:table-cell table:formula="of:=[$Lay.A143]" office:value-type="string" office:string-value="Error l1" calcext:value-type="string">
            <text:p>Error l1</text:p>
          </table:table-cell>
          <table:table-cell table:formula="of:=[$Lay.C143]" office:value-type="float" office:value="0.0003842" calcext:value-type="float">
            <text:p>0,0003842</text:p>
          </table:table-cell>
          <table:table-cell table:formula="of:=[$Lay.E143]" office:value-type="float" office:value="0.0000182" calcext:value-type="float">
            <text:p>0,0000182</text:p>
          </table:table-cell>
          <table:table-cell table:formula="of:=[$Lay.G143]" office:value-type="float" office:value="0.0003659" calcext:value-type="float">
            <text:p>0,0003659</text:p>
          </table:table-cell>
          <table:table-cell table:formula="of:=[$Lay.I143]" office:value-type="float" office:value="0.0001282" calcext:value-type="float">
            <text:p>0,0001282</text:p>
          </table:table-cell>
          <table:table-cell table:formula="of:=[$Lay.K143]" office:value-type="float" office:value="0.0000985" calcext:value-type="float">
            <text:p>0,0000985</text:p>
          </table:table-cell>
          <table:table-cell table:number-columns-repeated="2"/>
        </table:table-row>
        <table:table-row table:style-name="ro1">
          <table:table-cell table:formula="of:=[$Lay.A144]" office:value-type="string" office:string-value="Error l2" calcext:value-type="string">
            <text:p>Error l2</text:p>
          </table:table-cell>
          <table:table-cell table:formula="of:=[$Lay.C144]" office:value-type="float" office:value="0.0051096" calcext:value-type="float">
            <text:p>0,0051096</text:p>
          </table:table-cell>
          <table:table-cell table:formula="of:=[$Lay.E144]" office:value-type="float" office:value="0.0041834" calcext:value-type="float">
            <text:p>0,0041834</text:p>
          </table:table-cell>
          <table:table-cell table:formula="of:=[$Lay.G144]" office:value-type="float" office:value="0.0059348" calcext:value-type="float">
            <text:p>0,0059348</text:p>
          </table:table-cell>
          <table:table-cell table:formula="of:=[$Lay.I144]" office:value-type="float" office:value="0.0008283" calcext:value-type="float">
            <text:p>0,0008283</text:p>
          </table:table-cell>
          <table:table-cell table:formula="of:=[$Lay.K144]" office:value-type="float" office:value="0.00456416666666667" calcext:value-type="float">
            <text:p>0,00456416666666667</text:p>
          </table:table-cell>
          <table:table-cell table:number-columns-repeated="2"/>
        </table:table-row>
        <table:table-row table:style-name="ro1">
          <table:table-cell table:formula="of:=[$Lay.A145]" office:value-type="string" office:string-value="Lamb 1" calcext:value-type="string">
            <text:p>Lamb 1</text:p>
          </table:table-cell>
          <table:table-cell table:formula="of:=[$Lay.C145]" office:value-type="float" office:value="0.99962" calcext:value-type="float">
            <text:p>0,99962</text:p>
          </table:table-cell>
          <table:table-cell table:formula="of:=[$Lay.E145]" office:value-type="float" office:value="1.00002" calcext:value-type="float">
            <text:p>1,00002</text:p>
          </table:table-cell>
          <table:table-cell table:formula="of:=[$Lay.G145]" office:value-type="float" office:value="0.99963" calcext:value-type="float">
            <text:p>0,99963</text:p>
          </table:table-cell>
          <table:table-cell table:formula="of:=[$Lay.I145]" office:value-type="float" office:value="0.99987" calcext:value-type="float">
            <text:p>0,99987</text:p>
          </table:table-cell>
          <table:table-cell table:formula="of:=[$Lay.K145]" office:value-type="float" office:value="0.999953333333333" calcext:value-type="float">
            <text:p>0,999953333333333</text:p>
          </table:table-cell>
          <table:table-cell table:number-columns-repeated="2"/>
        </table:table-row>
        <table:table-row table:style-name="ro1">
          <table:table-cell table:formula="of:=[$Lay.A146]" office:value-type="string" office:string-value="Lamb 2" calcext:value-type="string">
            <text:p>Lamb 2</text:p>
          </table:table-cell>
          <table:table-cell table:formula="of:=[$Lay.C146]" office:value-type="float" office:value="0.0031994" calcext:value-type="float">
            <text:p>0,0031994</text:p>
          </table:table-cell>
          <table:table-cell table:formula="of:=[$Lay.E146]" office:value-type="float" office:value="0.0031698" calcext:value-type="float">
            <text:p>0,0031698</text:p>
          </table:table-cell>
          <table:table-cell table:formula="of:=[$Lay.G146]" office:value-type="float" office:value="0.003202" calcext:value-type="float">
            <text:p>0,003202</text:p>
          </table:table-cell>
          <table:table-cell table:formula="of:=[$Lay.I146]" office:value-type="float" office:value="0.0031857" calcext:value-type="float">
            <text:p>0,0031857</text:p>
          </table:table-cell>
          <table:table-cell table:formula="of:=[$Lay.K146]" office:value-type="float" office:value="0.00319656666666667" calcext:value-type="float">
            <text:p>0,00319656666666667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elative L2 Error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84" office:value-type="string" calcext:value-type="string" table:number-columns-spanned="1" table:number-rows-spanned="2">
            <text:p>Hidden layers</text:p>
          </table:table-cell>
          <table:table-cell table:style-name="ce106" office:value-type="string" calcext:value-type="string" table:number-columns-spanned="5" table:number-rows-spanned="1">
            <text:p>Number of neurons per hidden layer</text:p>
          </table:table-cell>
          <table:covered-table-cell table:number-columns-repeated="4" table:style-name="ce116"/>
          <table:table-cell table:number-columns-repeated="2"/>
        </table:table-row>
        <table:table-row table:style-name="ro1">
          <table:covered-table-cell table:style-name="ce90"/>
          <table:table-cell table:style-name="ce98" table:formula="of:=[.B2]" office:value-type="float" office:value="10" calcext:value-type="float">
            <text:p>10</text:p>
          </table:table-cell>
          <table:table-cell table:style-name="ce98" table:formula="of:=[.C2]" office:value-type="float" office:value="15" calcext:value-type="float">
            <text:p>15</text:p>
          </table:table-cell>
          <table:table-cell table:style-name="ce98" table:formula="of:=[.D2]" office:value-type="float" office:value="20" calcext:value-type="float">
            <text:p>20</text:p>
          </table:table-cell>
          <table:table-cell table:style-name="ce98" table:formula="of:=[.E2]" office:value-type="float" office:value="25" calcext:value-type="float">
            <text:p>25</text:p>
          </table:table-cell>
          <table:table-cell table:style-name="ce98" table:formula="of:=[.F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7" office:value-type="string" calcext:value-type="string" table:number-columns-spanned="6" table:number-rows-spanned="1">
            <text:p>Relative L2 Error (%)</text:p>
          </table:table-cell>
          <table:covered-table-cell table:number-columns-repeated="5" table:style-name="ce107"/>
          <table:table-cell table:number-columns-repeated="2"/>
        </table:table-row>
        <table:table-row table:style-name="ro1">
          <table:table-cell table:style-name="ce98" office:value-type="float" office:value="1" calcext:value-type="float">
            <text:p>1</text:p>
          </table:table-cell>
          <table:table-cell table:style-name="ce131" table:formula="of:=([.B5])*100" office:value-type="float" office:value="18.53553" calcext:value-type="float">
            <text:p>18,54</text:p>
          </table:table-cell>
          <table:table-cell table:style-name="ce131" table:formula="of:=([.C5])*100" office:value-type="float" office:value="17.76888" calcext:value-type="float">
            <text:p>17,77</text:p>
          </table:table-cell>
          <table:table-cell table:style-name="ce131" table:formula="of:=([.D5])*100" office:value-type="float" office:value="17.79778" calcext:value-type="float">
            <text:p>17,80</text:p>
          </table:table-cell>
          <table:table-cell table:style-name="ce131" table:formula="of:=([.E5])*100" office:value-type="float" office:value="17.52879" calcext:value-type="float">
            <text:p>17,53</text:p>
          </table:table-cell>
          <table:table-cell table:style-name="ce131" table:formula="of:=([.F5])*100" office:value-type="float" office:value="17.47305" calcext:value-type="float">
            <text:p>17,47</text:p>
          </table:table-cell>
          <table:table-cell table:number-columns-repeated="2"/>
        </table:table-row>
        <table:table-row table:style-name="ro1">
          <table:table-cell table:style-name="ce99" office:value-type="float" office:value="2" calcext:value-type="float">
            <text:p>2</text:p>
          </table:table-cell>
          <table:table-cell table:style-name="ce132" table:formula="of:=([.B12])*100" office:value-type="float" office:value="3.703315" calcext:value-type="float">
            <text:p>3,70</text:p>
          </table:table-cell>
          <table:table-cell table:style-name="ce132" table:formula="of:=([.C12])*100" office:value-type="float" office:value="2.519045" calcext:value-type="float">
            <text:p>2,52</text:p>
          </table:table-cell>
          <table:table-cell table:style-name="ce132" table:formula="of:=([.D12])*100" office:value-type="float" office:value="1.515239" calcext:value-type="float">
            <text:p>1,52</text:p>
          </table:table-cell>
          <table:table-cell table:style-name="ce132" table:formula="of:=([.E12])*100" office:value-type="float" office:value="1.771894" calcext:value-type="float">
            <text:p>1,77</text:p>
          </table:table-cell>
          <table:table-cell table:style-name="ce132" table:formula="of:=([.F12])*100" office:value-type="float" office:value="1.589525" calcext:value-type="float">
            <text:p>1,59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99" office:value-type="float" office:value="4" calcext:value-type="float">
            <text:p>4</text:p>
          </table:table-cell>
          <table:table-cell table:style-name="ce132" table:formula="of:=([.B19])*100" office:value-type="float" office:value="0.3002499" calcext:value-type="float">
            <text:p>0,30</text:p>
          </table:table-cell>
          <table:table-cell table:style-name="ce132" table:formula="of:=([.C19])*100" office:value-type="float" office:value="0.4058223" calcext:value-type="float">
            <text:p>0,41</text:p>
          </table:table-cell>
          <table:table-cell table:style-name="ce132" table:formula="of:=([.D19])*100" office:value-type="float" office:value="0.4434611" calcext:value-type="float">
            <text:p>0,44</text:p>
          </table:table-cell>
          <table:table-cell table:style-name="ce132" table:formula="of:=([.E19])*100" office:value-type="float" office:value="0.3920036" calcext:value-type="float">
            <text:p>0,39</text:p>
          </table:table-cell>
          <table:table-cell table:style-name="ce132" table:formula="of:=([.F19])*100" office:value-type="float" office:value="0.1564917" calcext:value-type="float">
            <text:p>0,16</text:p>
          </table:table-cell>
          <table:table-cell table:number-columns-repeated="2"/>
        </table:table-row>
        <table:table-row table:style-name="ro1">
          <table:table-cell table:style-name="ce99" office:value-type="float" office:value="6" calcext:value-type="float">
            <text:p>6</text:p>
          </table:table-cell>
          <table:table-cell table:style-name="ce132" table:formula="of:=([.B26])*100" office:value-type="float" office:value="0.2214555" calcext:value-type="float">
            <text:p>0,22</text:p>
          </table:table-cell>
          <table:table-cell table:style-name="ce132" table:formula="of:=([.C26])*100" office:value-type="float" office:value="0.1881725" calcext:value-type="float">
            <text:p>0,19</text:p>
          </table:table-cell>
          <table:table-cell table:style-name="ce132" table:formula="of:=([.D26])*100" office:value-type="float" office:value="0.1005668" calcext:value-type="float">
            <text:p>0,10</text:p>
          </table:table-cell>
          <table:table-cell table:style-name="ce132" table:formula="of:=([.E26])*100" office:value-type="float" office:value="0.1818649" calcext:value-type="float">
            <text:p>0,18</text:p>
          </table:table-cell>
          <table:table-cell table:style-name="ce132" table:formula="of:=([.F26])*100" office:value-type="float" office:value="0.1706386" calcext:value-type="float">
            <text:p>0,17</text:p>
          </table:table-cell>
          <table:table-cell table:number-columns-repeated="2"/>
        </table:table-row>
        <table:table-row table:style-name="ro1">
          <table:table-cell table:style-name="ce100" office:value-type="float" office:value="8" calcext:value-type="float">
            <text:p>8</text:p>
          </table:table-cell>
          <table:table-cell table:style-name="ce133" table:formula="of:=([.B33])*100" office:value-type="float" office:value="0.2578908" calcext:value-type="float">
            <text:p>0,26</text:p>
          </table:table-cell>
          <table:table-cell table:style-name="ce133" table:formula="of:=([.C33])*100" office:value-type="float" office:value="0.1305264" calcext:value-type="float">
            <text:p>0,13</text:p>
          </table:table-cell>
          <table:table-cell table:style-name="ce133" table:formula="of:=([.D33])*100" office:value-type="float" office:value="0.1897842" calcext:value-type="float">
            <text:p>0,19</text:p>
          </table:table-cell>
          <table:table-cell table:style-name="ce133" table:formula="of:=([.E33])*100" office:value-type="float" office:value="0.1572679" calcext:value-type="float">
            <text:p>0,16</text:p>
          </table:table-cell>
          <table:table-cell table:style-name="ce133" table:formula="of:=([.F33])*100" office:value-type="float" office:value="0.2326052" calcext:value-type="float">
            <text:p>0,23</text:p>
          </table:table-cell>
          <table:table-cell table:number-columns-repeated="2"/>
        </table:table-row>
        <table:table-row table:style-name="ro1">
          <table:table-cell table:style-name="ce101" office:value-type="string" calcext:value-type="string" table:number-columns-spanned="6" table:number-rows-spanned="1">
            <text:p>Training - processing time (seconds)</text:p>
          </table:table-cell>
          <table:covered-table-cell table:number-columns-repeated="5" table:style-name="ce111"/>
          <table:table-cell table:number-columns-repeated="2"/>
        </table:table-row>
        <table:table-row table:style-name="ro1" table:visibility="collapse">
          <table:table-cell table:style-name="ce130" table:number-columns-spanned="1" table:number-rows-spanned="2"/>
          <table:table-cell table:style-name="ce141" table:number-columns-spanned="5" table:number-rows-spanned="1"/>
          <table:covered-table-cell table:number-columns-repeated="4" table:style-name="ce151"/>
          <table:table-cell table:number-columns-repeated="2"/>
        </table:table-row>
        <table:table-row table:style-name="ro1" table:visibility="collapse">
          <table:covered-table-cell table:style-name="ce90"/>
          <table:table-cell table:style-name="ce142" table:formula="of:=[.B2]" office:value-type="float" office:value="10" calcext:value-type="float">
            <text:p>10</text:p>
          </table:table-cell>
          <table:table-cell table:style-name="ce142" table:formula="of:=[.C2]" office:value-type="float" office:value="15" calcext:value-type="float">
            <text:p>15</text:p>
          </table:table-cell>
          <table:table-cell table:style-name="ce142" table:formula="of:=[.D2]" office:value-type="float" office:value="20" calcext:value-type="float">
            <text:p>20</text:p>
          </table:table-cell>
          <table:table-cell table:style-name="ce142" table:formula="of:=[.E2]" office:value-type="float" office:value="25" calcext:value-type="float">
            <text:p>25</text:p>
          </table:table-cell>
          <table:table-cell table:style-name="ce142" table:formula="of:=[.F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02" table:formula="of:=[.A3]" office:value-type="float" office:value="1" calcext:value-type="float">
            <text:p>1</text:p>
          </table:table-cell>
          <table:table-cell table:style-name="ce140" table:formula="of:=([.B4])*86400" office:value-type="float" office:value="4.186666667" calcext:value-type="float">
            <text:p>4,2</text:p>
          </table:table-cell>
          <table:table-cell table:style-name="ce140" table:formula="of:=([.C4])*86400" office:value-type="float" office:value="5.36" calcext:value-type="float">
            <text:p>5,4</text:p>
          </table:table-cell>
          <table:table-cell table:style-name="ce140" table:formula="of:=([.D4])*86400" office:value-type="float" office:value="5.033333333" calcext:value-type="float">
            <text:p>5,0</text:p>
          </table:table-cell>
          <table:table-cell table:style-name="ce140" table:formula="of:=([.E4])*86400" office:value-type="float" office:value="21.733333333" calcext:value-type="float">
            <text:p>21,7</text:p>
          </table:table-cell>
          <table:table-cell table:style-name="ce140" table:formula="of:=([.F4])*86400" office:value-type="float" office:value="9.43" calcext:value-type="float">
            <text:p>9,4</text:p>
          </table:table-cell>
          <table:table-cell table:number-columns-repeated="2"/>
        </table:table-row>
        <table:table-row table:style-name="ro1">
          <table:table-cell table:style-name="ce18" table:formula="of:=[.A10]" office:value-type="float" office:value="2" calcext:value-type="float">
            <text:p>2</text:p>
          </table:table-cell>
          <table:table-cell table:style-name="ce147" table:formula="of:=([.B11])*86400" office:value-type="float" office:value="35.933333333" calcext:value-type="float">
            <text:p>35,9</text:p>
          </table:table-cell>
          <table:table-cell table:style-name="ce147" table:formula="of:=([.C11])*86400" office:value-type="float" office:value="51.766666667" calcext:value-type="float">
            <text:p>51,8</text:p>
          </table:table-cell>
          <table:table-cell table:style-name="ce147" table:formula="of:=([.D11])*86400" office:value-type="float" office:value="39.3" calcext:value-type="float">
            <text:p>39,3</text:p>
          </table:table-cell>
          <table:table-cell table:style-name="ce147" table:formula="of:=([.E11])*86400" office:value-type="float" office:value="55.5" calcext:value-type="float">
            <text:p>55,5</text:p>
          </table:table-cell>
          <table:table-cell table:style-name="ce147" table:formula="of:=([.F11])*86400" office:value-type="float" office:value="70.666666667" calcext:value-type="float">
            <text:p>70,7</text:p>
          </table:table-cell>
          <table:table-cell table:number-columns-repeated="2"/>
        </table:table-row>
        <table:table-row table:style-name="ro1">
          <table:table-cell table:style-name="ce18" table:formula="of:=[.A17]" office:value-type="float" office:value="4" calcext:value-type="float">
            <text:p>4</text:p>
          </table:table-cell>
          <table:table-cell table:style-name="ce147" table:formula="of:=([.B18])*86400" office:value-type="float" office:value="51.2" calcext:value-type="float">
            <text:p>51,2</text:p>
          </table:table-cell>
          <table:table-cell table:style-name="ce147" table:formula="of:=([.C18])*86400" office:value-type="float" office:value="43.066666667" calcext:value-type="float">
            <text:p>43,1</text:p>
          </table:table-cell>
          <table:table-cell table:style-name="ce147" table:formula="of:=([.D18])*86400" office:value-type="float" office:value="33.366666667" calcext:value-type="float">
            <text:p>33,4</text:p>
          </table:table-cell>
          <table:table-cell table:style-name="ce147" table:formula="of:=([.E18])*86400" office:value-type="float" office:value="40.9" calcext:value-type="float">
            <text:p>40,9</text:p>
          </table:table-cell>
          <table:table-cell table:style-name="ce147" table:formula="of:=([.F18])*86400" office:value-type="float" office:value="47.4" calcext:value-type="float">
            <text:p>47,4</text:p>
          </table:table-cell>
          <table:table-cell table:number-columns-repeated="2"/>
        </table:table-row>
        <table:table-row table:style-name="ro1">
          <table:table-cell table:style-name="ce18" table:formula="of:=[.A24]" office:value-type="float" office:value="6" calcext:value-type="float">
            <text:p>6</text:p>
          </table:table-cell>
          <table:table-cell table:style-name="ce147" table:formula="of:=([.B25])*86400" office:value-type="float" office:value="59.733333333" calcext:value-type="float">
            <text:p>59,7</text:p>
          </table:table-cell>
          <table:table-cell table:style-name="ce147" table:formula="of:=([.C25])*86400" office:value-type="float" office:value="40.333333333" calcext:value-type="float">
            <text:p>40,3</text:p>
          </table:table-cell>
          <table:table-cell table:style-name="ce147" table:formula="of:=([.D25])*86400" office:value-type="float" office:value="42.533333333" calcext:value-type="float">
            <text:p>42,5</text:p>
          </table:table-cell>
          <table:table-cell table:style-name="ce147" table:formula="of:=([.E25])*86400" office:value-type="float" office:value="35.166666667" calcext:value-type="float">
            <text:p>35,2</text:p>
          </table:table-cell>
          <table:table-cell table:style-name="ce147" table:formula="of:=([.F25])*86400" office:value-type="float" office:value="38.6" calcext:value-type="float">
            <text:p>38,6</text:p>
          </table:table-cell>
          <table:table-cell table:number-columns-repeated="2"/>
        </table:table-row>
        <table:table-row table:style-name="ro1">
          <table:table-cell table:style-name="ce103" table:formula="of:=[.A31]" office:value-type="float" office:value="8" calcext:value-type="float">
            <text:p>8</text:p>
          </table:table-cell>
          <table:table-cell table:style-name="ce148" table:formula="of:=([.B32])*86400" office:value-type="float" office:value="58.733333333" calcext:value-type="float">
            <text:p>58,7</text:p>
          </table:table-cell>
          <table:table-cell table:style-name="ce148" table:formula="of:=([.C32])*86400" office:value-type="float" office:value="60" calcext:value-type="float">
            <text:p>60,0</text:p>
          </table:table-cell>
          <table:table-cell table:style-name="ce148" table:formula="of:=([.D32])*86400" office:value-type="float" office:value="58.6" calcext:value-type="float">
            <text:p>58,6</text:p>
          </table:table-cell>
          <table:table-cell table:style-name="ce148" table:formula="of:=([.E32])*86400" office:value-type="float" office:value="54.433333333" calcext:value-type="float">
            <text:p>54,4</text:p>
          </table:table-cell>
          <table:table-cell table:style-name="ce148" table:formula="of:=([.F32])*86400" office:value-type="float" office:value="84.466666667" calcext:value-type="float">
            <text:p>84,5</text:p>
          </table:table-cell>
          <table:table-cell table:number-columns-repeated="2"/>
        </table:table-row>
        <table:table-row table:style-name="ro1" table:number-rows-repeated="7">
          <table:table-cell table:style-name="ce104"/>
          <table:table-cell table:style-name="ce109" table:number-columns-repeated="5"/>
          <table:table-cell table:number-columns-repeated="2"/>
        </table:table-row>
        <table:table-row table:style-name="ro1">
          <table:table-cell table:style-name="ce105"/>
          <table:table-cell table:style-name="ce115" table:number-columns-repeated="5"/>
          <table:table-cell table:number-columns-repeated="2"/>
        </table:table-row>
        <calcext:conditional-formats>
          <calcext:conditional-format calcext:target-range-address="RLay.B61:RLay.F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Lay.B48:RLay.F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Lay.B56:RLay.F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Nu8" table:style-name="ta1">
        <table:shapes>
          <draw:g draw:z-index="0">
            <draw:frame draw:style-name="gr1" draw:text-style-name="P1" svg:width="15.999cm" svg:height="8.999cm" svg:x="0.22cm" svg:y="29.21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  <draw:frame draw:name="Text Frame 3" draw:style-name="gr4" draw:text-style-name="P5" svg:width="2.36cm" svg:height="0.693cm" svg:x="13.861cm" svg:y="31.025cm">
              <draw:text-box>
                <text:p text:style-name="P4"><text:span text:style-name="T2">Dataset size</text:span></text:p>
              </draw:text-box>
            </draw:frame>
          </draw:g>
          <draw:g draw:z-index="1">
            <draw:frame draw:style-name="gr1" draw:text-style-name="P1" svg:width="15.982cm" svg:height="9.005cm" svg:x="0cm" svg:y="39.658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  <draw:frame draw:name="Text Frame 5" draw:style-name="gr5" draw:text-style-name="P5" svg:width="2.36cm" svg:height="0.508cm" svg:x="13.775cm" svg:y="41.038cm">
              <draw:text-box>
                <text:p text:style-name="P4"><text:span text:style-name="T2">Dataset size</text:span></text:p>
              </draw:text-box>
            </draw:frame>
          </draw:g>
        </table:shapes>
        <table:table-column table:style-name="co5" table:default-cell-style-name="Default"/>
        <table:table-column table:style-name="co5" table:number-columns-repeated="5" table:default-cell-style-name="ce70"/>
        <table:table-column table:style-name="co2" table:number-columns-repeated="2" table:default-cell-style-name="Default"/>
        <table:table-row table:style-name="ro1">
          <table:table-cell table:formula="of:=[$Nu8.A1]" office:value-type="string" office:string-value="Nu8" calcext:value-type="string">
            <text:p>Nu8</text:p>
          </table:table-cell>
          <table:table-cell table:style-name="ce73" table:formula="of:=[$Nu8.B1]" office:value-type="string" office:string-value="8 layers" calcext:value-type="string">
            <text:p>8 layers</text:p>
          </table:table-cell>
          <table:table-cell table:style-name="ce73" table:formula="of:=[$Nu8.D1]" office:value-type="float" office:value="0" calcext:value-type="float">
            <text:p>0</text:p>
          </table:table-cell>
          <table:table-cell table:style-name="ce74" table:formula="of:=[$Nu8.F1]" office:value-type="string" office:string-value="Neurons por Layer" calcext:value-type="string">
            <text:p>Neurons por Layer</text:p>
          </table:table-cell>
          <table:table-cell table:style-name="ce74" table:formula="of:=[$Nu8.H1]" office:value-type="float" office:value="0" calcext:value-type="float">
            <text:p>0</text:p>
          </table:table-cell>
          <table:table-cell table:style-name="ce74" table:formula="of:=[$Nu8.J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table:formula="of:=[$Nu8.A2]" office:value-type="string" office:string-value="Nu" calcext:value-type="string">
            <text:p>Nu</text:p>
          </table:table-cell>
          <table:table-cell table:style-name="ce2" table:formula="of:=[$Nu8.B2]" office:value-type="float" office:value="10" calcext:value-type="float">
            <text:p>10</text:p>
          </table:table-cell>
          <table:table-cell table:style-name="ce2" table:formula="of:=[$Nu8.D2]" office:value-type="float" office:value="15" calcext:value-type="float">
            <text:p>15</text:p>
          </table:table-cell>
          <table:table-cell table:style-name="ce2" table:formula="of:=[$Nu8.F2]" office:value-type="float" office:value="20" calcext:value-type="float">
            <text:p>20</text:p>
          </table:table-cell>
          <table:table-cell table:style-name="ce2" table:formula="of:=[$Nu8.H2]" office:value-type="float" office:value="25" calcext:value-type="float">
            <text:p>25</text:p>
          </table:table-cell>
          <table:table-cell table:style-name="ce2" table:formula="of:=[$Nu8.J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" table:formula="of:=[$Nu8.A3]" office:value-type="float" office:value="400" calcext:value-type="float">
            <text:p>400</text:p>
          </table:table-cell>
          <table:table-cell table:style-name="ce19" table:formula="of:=[$Nu8.B3]" office:value-type="float" office:value="1" calcext:value-type="float">
            <text:p>1</text:p>
          </table:table-cell>
          <table:table-cell table:style-name="ce19" table:formula="of:=[$Nu8.D3]" office:value-type="float" office:value="2" calcext:value-type="float">
            <text:p>2</text:p>
          </table:table-cell>
          <table:table-cell table:style-name="ce19" table:formula="of:=[$Nu8.F3]" office:value-type="float" office:value="3" calcext:value-type="float">
            <text:p>3</text:p>
          </table:table-cell>
          <table:table-cell table:style-name="ce19" table:formula="of:=[$Nu8.H3]" office:value-type="float" office:value="4" calcext:value-type="float">
            <text:p>4</text:p>
          </table:table-cell>
          <table:table-cell table:style-name="ce19" table:formula="of:=[$Nu8.J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$Nu8.A25]" office:value-type="string" office:string-value="Train" calcext:value-type="string">
            <text:p>Train</text:p>
          </table:table-cell>
          <table:table-cell table:style-name="ce68" table:formula="of:=[$Nu8.C25]" office:value-type="time" office:time-value="PT00H00M57.933333333S" calcext:value-type="time">
            <text:p>00:00:57</text:p>
          </table:table-cell>
          <table:table-cell table:style-name="ce68" table:formula="of:=[$Nu8.E25]" office:value-type="time" office:time-value="PT00H01M22.333333333S" calcext:value-type="time">
            <text:p>00:01:22</text:p>
          </table:table-cell>
          <table:table-cell table:style-name="ce68" table:formula="of:=[$Nu8.G25]" office:value-type="time" office:time-value="PT00H01M23.333333333S" calcext:value-type="time">
            <text:p>00:01:23</text:p>
          </table:table-cell>
          <table:table-cell table:style-name="ce68" table:formula="of:=[$Nu8.I25]" office:value-type="time" office:time-value="PT00H00M59.8S" calcext:value-type="time">
            <text:p>00:00:59</text:p>
          </table:table-cell>
          <table:table-cell table:style-name="ce68" table:formula="of:=[$Nu8.K25]" office:value-type="time" office:time-value="PT00H00M58.633333333S" calcext:value-type="time">
            <text:p>00:00:58</text:p>
          </table:table-cell>
          <table:table-cell table:number-columns-repeated="2"/>
        </table:table-row>
        <table:table-row table:style-name="ro1">
          <table:table-cell table:formula="of:=[$Nu8.A26]" office:value-type="string" office:string-value="Error u" calcext:value-type="string">
            <text:p>Error u</text:p>
          </table:table-cell>
          <table:table-cell table:formula="of:=[$Nu8.C26]" office:value-type="float" office:value="0.03116806" calcext:value-type="float">
            <text:p>0,03116806</text:p>
          </table:table-cell>
          <table:table-cell table:formula="of:=[$Nu8.E26]" office:value-type="float" office:value="0.03303246" calcext:value-type="float">
            <text:p>0,03303246</text:p>
          </table:table-cell>
          <table:table-cell table:formula="of:=[$Nu8.G26]" office:value-type="float" office:value="0.02830449" calcext:value-type="float">
            <text:p>0,02830449</text:p>
          </table:table-cell>
          <table:table-cell table:formula="of:=[$Nu8.I26]" office:value-type="float" office:value="0.01840675" calcext:value-type="float">
            <text:p>0,01840675</text:p>
          </table:table-cell>
          <table:table-cell table:formula="of:=[$Nu8.K26]" office:value-type="float" office:value="0.06356454" calcext:value-type="float">
            <text:p>0,06356454</text:p>
          </table:table-cell>
          <table:table-cell table:number-columns-repeated="2"/>
        </table:table-row>
        <table:table-row table:style-name="ro1">
          <table:table-cell table:formula="of:=[$Nu8.A27]" office:value-type="string" office:string-value="Error l1" calcext:value-type="string">
            <text:p>Error l1</text:p>
          </table:table-cell>
          <table:table-cell table:formula="of:=[$Nu8.C27]" office:value-type="float" office:value="0.0009916" calcext:value-type="float">
            <text:p>0,0009916</text:p>
          </table:table-cell>
          <table:table-cell table:formula="of:=[$Nu8.E27]" office:value-type="float" office:value="0.0004971" calcext:value-type="float">
            <text:p>0,0004971</text:p>
          </table:table-cell>
          <table:table-cell table:formula="of:=[$Nu8.G27]" office:value-type="float" office:value="0.0002269" calcext:value-type="float">
            <text:p>0,0002269</text:p>
          </table:table-cell>
          <table:table-cell table:formula="of:=[$Nu8.I27]" office:value-type="float" office:value="0.0004204" calcext:value-type="float">
            <text:p>0,0004204</text:p>
          </table:table-cell>
          <table:table-cell table:formula="of:=[$Nu8.K27]" office:value-type="float" office:value="0.000331" calcext:value-type="float">
            <text:p>0,000331</text:p>
          </table:table-cell>
          <table:table-cell table:number-columns-repeated="2"/>
        </table:table-row>
        <table:table-row table:style-name="ro1">
          <table:table-cell table:formula="of:=[$Nu8.A28]" office:value-type="string" office:string-value="Error l2" calcext:value-type="string">
            <text:p>Error l2</text:p>
          </table:table-cell>
          <table:table-cell table:formula="of:=[$Nu8.C28]" office:value-type="float" office:value="0.1168811" calcext:value-type="float">
            <text:p>0,1168811</text:p>
          </table:table-cell>
          <table:table-cell table:formula="of:=[$Nu8.E28]" office:value-type="float" office:value="0.0463172" calcext:value-type="float">
            <text:p>0,0463172</text:p>
          </table:table-cell>
          <table:table-cell table:formula="of:=[$Nu8.G28]" office:value-type="float" office:value="0.1292865" calcext:value-type="float">
            <text:p>0,1292865</text:p>
          </table:table-cell>
          <table:table-cell table:formula="of:=[$Nu8.I28]" office:value-type="float" office:value="0.1217776" calcext:value-type="float">
            <text:p>0,1217776</text:p>
          </table:table-cell>
          <table:table-cell table:formula="of:=[$Nu8.K28]" office:value-type="float" office:value="0.0507573" calcext:value-type="float">
            <text:p>0,0507573</text:p>
          </table:table-cell>
          <table:table-cell table:number-columns-repeated="2"/>
        </table:table-row>
        <table:table-row table:style-name="ro1">
          <table:table-cell table:formula="of:=[$Nu8.A29]" office:value-type="string" office:string-value="Lamb 1" calcext:value-type="string">
            <text:p>Lamb 1</text:p>
          </table:table-cell>
          <table:table-cell table:formula="of:=[$Nu8.C29]" office:value-type="float" office:value="1.00099" calcext:value-type="float">
            <text:p>1,00099</text:p>
          </table:table-cell>
          <table:table-cell table:formula="of:=[$Nu8.E29]" office:value-type="float" office:value="0.9995" calcext:value-type="float">
            <text:p>0,9995</text:p>
          </table:table-cell>
          <table:table-cell table:formula="of:=[$Nu8.G29]" office:value-type="float" office:value="0.99977" calcext:value-type="float">
            <text:p>0,99977</text:p>
          </table:table-cell>
          <table:table-cell table:formula="of:=[$Nu8.I29]" office:value-type="float" office:value="0.99958" calcext:value-type="float">
            <text:p>0,99958</text:p>
          </table:table-cell>
          <table:table-cell table:formula="of:=[$Nu8.K29]" office:value-type="float" office:value="0.99967" calcext:value-type="float">
            <text:p>0,99967</text:p>
          </table:table-cell>
          <table:table-cell table:number-columns-repeated="2"/>
        </table:table-row>
        <table:table-row table:style-name="ro1">
          <table:table-cell table:formula="of:=[$Nu8.A30]" office:value-type="string" office:string-value="Lamb 2" calcext:value-type="string">
            <text:p>Lamb 2</text:p>
          </table:table-cell>
          <table:table-cell table:formula="of:=[$Nu8.C30]" office:value-type="float" office:value="0.0035551" calcext:value-type="float">
            <text:p>0,0035551</text:p>
          </table:table-cell>
          <table:table-cell table:formula="of:=[$Nu8.E30]" office:value-type="float" office:value="0.0030357" calcext:value-type="float">
            <text:p>0,0030357</text:p>
          </table:table-cell>
          <table:table-cell table:formula="of:=[$Nu8.G30]" office:value-type="float" office:value="0.0035946" calcext:value-type="float">
            <text:p>0,0035946</text:p>
          </table:table-cell>
          <table:table-cell table:formula="of:=[$Nu8.I30]" office:value-type="float" office:value="0.0035707" calcext:value-type="float">
            <text:p>0,0035707</text:p>
          </table:table-cell>
          <table:table-cell table:formula="of:=[$Nu8.K30]" office:value-type="float" office:value="0.0033447" calcext:value-type="float">
            <text:p>0,0033447</text:p>
          </table:table-cell>
          <table:table-cell table:number-columns-repeated="2"/>
        </table:table-row>
        <table:table-row table:style-name="ro1">
          <table:table-cell table:style-name="ce1" table:formula="of:=[$Nu8.A32]" office:value-type="float" office:value="800" calcext:value-type="float">
            <text:p>800</text:p>
          </table:table-cell>
          <table:table-cell table:style-name="ce19" table:formula="of:=[$Nu8.B32]" office:value-type="float" office:value="6" calcext:value-type="float">
            <text:p>6</text:p>
          </table:table-cell>
          <table:table-cell table:style-name="ce19" table:formula="of:=[$Nu8.D32]" office:value-type="float" office:value="7" calcext:value-type="float">
            <text:p>7</text:p>
          </table:table-cell>
          <table:table-cell table:style-name="ce19" table:formula="of:=[$Nu8.F32]" office:value-type="float" office:value="8" calcext:value-type="float">
            <text:p>8</text:p>
          </table:table-cell>
          <table:table-cell table:style-name="ce19" table:formula="of:=[$Nu8.H32]" office:value-type="float" office:value="9" calcext:value-type="float">
            <text:p>9</text:p>
          </table:table-cell>
          <table:table-cell table:style-name="ce19" table:formula="of:=[$Nu8.J3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$Nu8.A54]" office:value-type="string" office:string-value="Train" calcext:value-type="string">
            <text:p>Train</text:p>
          </table:table-cell>
          <table:table-cell table:style-name="ce68" table:formula="of:=[$Nu8.C54]" office:value-type="time" office:time-value="PT00H01M19.666666667S" calcext:value-type="time">
            <text:p>00:01:19</text:p>
          </table:table-cell>
          <table:table-cell table:style-name="ce68" table:formula="of:=[$Nu8.E54]" office:value-type="time" office:time-value="PT00H00M53.5S" calcext:value-type="time">
            <text:p>00:00:53</text:p>
          </table:table-cell>
          <table:table-cell table:style-name="ce68" table:formula="of:=[$Nu8.G54]" office:value-type="time" office:time-value="PT00H01M03.166666667S" calcext:value-type="time">
            <text:p>00:01:03</text:p>
          </table:table-cell>
          <table:table-cell table:style-name="ce68" table:formula="of:=[$Nu8.I54]" office:value-type="time" office:time-value="PT00H00M45S" calcext:value-type="time">
            <text:p>00:00:45</text:p>
          </table:table-cell>
          <table:table-cell table:style-name="ce68" table:formula="of:=[$Nu8.K54]" office:value-type="time" office:time-value="PT00H01M03S" calcext:value-type="time">
            <text:p>00:01:03</text:p>
          </table:table-cell>
          <table:table-cell table:number-columns-repeated="2"/>
        </table:table-row>
        <table:table-row table:style-name="ro1">
          <table:table-cell table:formula="of:=[$Nu8.A55]" office:value-type="string" office:string-value="Error u" calcext:value-type="string">
            <text:p>Error u</text:p>
          </table:table-cell>
          <table:table-cell table:formula="of:=[$Nu8.C55]" office:value-type="float" office:value="0.01789704" calcext:value-type="float">
            <text:p>0,01789704</text:p>
          </table:table-cell>
          <table:table-cell table:formula="of:=[$Nu8.E55]" office:value-type="float" office:value="0.0083338" calcext:value-type="float">
            <text:p>0,0083338</text:p>
          </table:table-cell>
          <table:table-cell table:formula="of:=[$Nu8.G55]" office:value-type="float" office:value="0.005852155" calcext:value-type="float">
            <text:p>0,005852155</text:p>
          </table:table-cell>
          <table:table-cell table:formula="of:=[$Nu8.I55]" office:value-type="float" office:value="0.005166975" calcext:value-type="float">
            <text:p>0,005166975</text:p>
          </table:table-cell>
          <table:table-cell table:formula="of:=[$Nu8.K55]" office:value-type="float" office:value="0.003408238" calcext:value-type="float">
            <text:p>0,003408238</text:p>
          </table:table-cell>
          <table:table-cell table:number-columns-repeated="2"/>
        </table:table-row>
        <table:table-row table:style-name="ro1">
          <table:table-cell table:formula="of:=[$Nu8.A56]" office:value-type="string" office:string-value="Error l1" calcext:value-type="string">
            <text:p>Error l1</text:p>
          </table:table-cell>
          <table:table-cell table:formula="of:=[$Nu8.C56]" office:value-type="float" office:value="0.0016815" calcext:value-type="float">
            <text:p>0,0016815</text:p>
          </table:table-cell>
          <table:table-cell table:formula="of:=[$Nu8.E56]" office:value-type="float" office:value="0.0003909" calcext:value-type="float">
            <text:p>0,0003909</text:p>
          </table:table-cell>
          <table:table-cell table:formula="of:=[$Nu8.G56]" office:value-type="float" office:value="0.0003911" calcext:value-type="float">
            <text:p>0,0003911</text:p>
          </table:table-cell>
          <table:table-cell table:formula="of:=[$Nu8.I56]" office:value-type="float" office:value="0.0000283" calcext:value-type="float">
            <text:p>0,0000283</text:p>
          </table:table-cell>
          <table:table-cell table:formula="of:=[$Nu8.K56]" office:value-type="float" office:value="0.0000939" calcext:value-type="float">
            <text:p>0,0000939</text:p>
          </table:table-cell>
          <table:table-cell table:number-columns-repeated="2"/>
        </table:table-row>
        <table:table-row table:style-name="ro1">
          <table:table-cell table:formula="of:=[$Nu8.A57]" office:value-type="string" office:string-value="Error l2" calcext:value-type="string">
            <text:p>Error l2</text:p>
          </table:table-cell>
          <table:table-cell table:formula="of:=[$Nu8.C57]" office:value-type="float" office:value="0.168885" calcext:value-type="float">
            <text:p>0,168885</text:p>
          </table:table-cell>
          <table:table-cell table:formula="of:=[$Nu8.E57]" office:value-type="float" office:value="0.0933319" calcext:value-type="float">
            <text:p>0,0933319</text:p>
          </table:table-cell>
          <table:table-cell table:formula="of:=[$Nu8.G57]" office:value-type="float" office:value="0.0361734" calcext:value-type="float">
            <text:p>0,0361734</text:p>
          </table:table-cell>
          <table:table-cell table:formula="of:=[$Nu8.I57]" office:value-type="float" office:value="0.0231752" calcext:value-type="float">
            <text:p>0,0231752</text:p>
          </table:table-cell>
          <table:table-cell table:formula="of:=[$Nu8.K57]" office:value-type="float" office:value="0.0043838" calcext:value-type="float">
            <text:p>0,0043838</text:p>
          </table:table-cell>
          <table:table-cell table:number-columns-repeated="2"/>
        </table:table-row>
        <table:table-row table:style-name="ro1">
          <table:table-cell table:formula="of:=[$Nu8.A58]" office:value-type="string" office:string-value="Lamb 1" calcext:value-type="string">
            <text:p>Lamb 1</text:p>
          </table:table-cell>
          <table:table-cell table:formula="of:=[$Nu8.C58]" office:value-type="float" office:value="0.99832" calcext:value-type="float">
            <text:p>0,99832</text:p>
          </table:table-cell>
          <table:table-cell table:formula="of:=[$Nu8.E58]" office:value-type="float" office:value="0.99961" calcext:value-type="float">
            <text:p>0,99961</text:p>
          </table:table-cell>
          <table:table-cell table:formula="of:=[$Nu8.G58]" office:value-type="float" office:value="0.99961" calcext:value-type="float">
            <text:p>0,99961</text:p>
          </table:table-cell>
          <table:table-cell table:formula="of:=[$Nu8.I58]" office:value-type="float" office:value="1.00003" calcext:value-type="float">
            <text:p>1,00003</text:p>
          </table:table-cell>
          <table:table-cell table:formula="of:=[$Nu8.K58]" office:value-type="float" office:value="1.00009" calcext:value-type="float">
            <text:p>1,00009</text:p>
          </table:table-cell>
          <table:table-cell table:number-columns-repeated="2"/>
        </table:table-row>
        <table:table-row table:style-name="ro1">
          <table:table-cell table:formula="of:=[$Nu8.A59]" office:value-type="string" office:string-value="Lamb 2" calcext:value-type="string">
            <text:p>Lamb 2</text:p>
          </table:table-cell>
          <table:table-cell table:formula="of:=[$Nu8.C59]" office:value-type="float" office:value="0.0037207" calcext:value-type="float">
            <text:p>0,0037207</text:p>
          </table:table-cell>
          <table:table-cell table:formula="of:=[$Nu8.E59]" office:value-type="float" office:value="0.0034802" calcext:value-type="float">
            <text:p>0,0034802</text:p>
          </table:table-cell>
          <table:table-cell table:formula="of:=[$Nu8.G59]" office:value-type="float" office:value="0.00324943333333333" calcext:value-type="float">
            <text:p>0,00324943333333333</text:p>
          </table:table-cell>
          <table:table-cell table:formula="of:=[$Nu8.I59]" office:value-type="float" office:value="0.0032569" calcext:value-type="float">
            <text:p>0,0032569</text:p>
          </table:table-cell>
          <table:table-cell table:formula="of:=[$Nu8.K59]" office:value-type="float" office:value="0.0031971" calcext:value-type="float">
            <text:p>0,0031971</text:p>
          </table:table-cell>
          <table:table-cell table:number-columns-repeated="2"/>
        </table:table-row>
        <table:table-row table:style-name="ro1">
          <table:table-cell table:style-name="ce1" table:formula="of:=[$Nu8.A61]" office:value-type="float" office:value="1200" calcext:value-type="float">
            <text:p>1200</text:p>
          </table:table-cell>
          <table:table-cell table:style-name="ce19" table:formula="of:=[$Nu8.B61]" office:value-type="float" office:value="11" calcext:value-type="float">
            <text:p>11</text:p>
          </table:table-cell>
          <table:table-cell table:style-name="ce19" table:formula="of:=[$Nu8.D61]" office:value-type="float" office:value="12" calcext:value-type="float">
            <text:p>12</text:p>
          </table:table-cell>
          <table:table-cell table:style-name="ce19" table:formula="of:=[$Nu8.F61]" office:value-type="float" office:value="13" calcext:value-type="float">
            <text:p>13</text:p>
          </table:table-cell>
          <table:table-cell table:style-name="ce19" table:formula="of:=[$Nu8.H61]" office:value-type="float" office:value="14" calcext:value-type="float">
            <text:p>14</text:p>
          </table:table-cell>
          <table:table-cell table:style-name="ce19" table:formula="of:=[$Nu8.J61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$Nu8.A83]" office:value-type="string" office:string-value="Train" calcext:value-type="string">
            <text:p>Train</text:p>
          </table:table-cell>
          <table:table-cell table:style-name="ce68" table:formula="of:=[$Nu8.C83]" office:value-type="time" office:time-value="PT00H01M03.666666667S" calcext:value-type="time">
            <text:p>00:01:03</text:p>
          </table:table-cell>
          <table:table-cell table:style-name="ce68" table:formula="of:=[$Nu8.E83]" office:value-type="time" office:time-value="PT00H00M52.166666667S" calcext:value-type="time">
            <text:p>00:00:52</text:p>
          </table:table-cell>
          <table:table-cell table:style-name="ce68" table:formula="of:=[$Nu8.G83]" office:value-type="time" office:time-value="PT00H00M43.766666667S" calcext:value-type="time">
            <text:p>00:00:43</text:p>
          </table:table-cell>
          <table:table-cell table:style-name="ce68" table:formula="of:=[$Nu8.I83]" office:value-type="time" office:time-value="PT00H00M42.066666667S" calcext:value-type="time">
            <text:p>00:00:42</text:p>
          </table:table-cell>
          <table:table-cell table:style-name="ce68" table:formula="of:=[$Nu8.K83]" office:value-type="time" office:time-value="PT00H00M56.766666667S" calcext:value-type="time">
            <text:p>00:00:56</text:p>
          </table:table-cell>
          <table:table-cell table:number-columns-repeated="2"/>
        </table:table-row>
        <table:table-row table:style-name="ro1">
          <table:table-cell table:formula="of:=[$Nu8.A84]" office:value-type="string" office:string-value="Error u" calcext:value-type="string">
            <text:p>Error u</text:p>
          </table:table-cell>
          <table:table-cell table:formula="of:=[$Nu8.C84]" office:value-type="float" office:value="0.004067395" calcext:value-type="float">
            <text:p>0,004067395</text:p>
          </table:table-cell>
          <table:table-cell table:formula="of:=[$Nu8.E84]" office:value-type="float" office:value="0.005027979" calcext:value-type="float">
            <text:p>0,005027979</text:p>
          </table:table-cell>
          <table:table-cell table:formula="of:=[$Nu8.G84]" office:value-type="float" office:value="0.004636203" calcext:value-type="float">
            <text:p>0,004636203</text:p>
          </table:table-cell>
          <table:table-cell table:formula="of:=[$Nu8.I84]" office:value-type="float" office:value="0.003503089" calcext:value-type="float">
            <text:p>0,003503089</text:p>
          </table:table-cell>
          <table:table-cell table:formula="of:=[$Nu8.K84]" office:value-type="float" office:value="0.00608871" calcext:value-type="float">
            <text:p>0,00608871</text:p>
          </table:table-cell>
          <table:table-cell table:number-columns-repeated="2"/>
        </table:table-row>
        <table:table-row table:style-name="ro1">
          <table:table-cell table:formula="of:=[$Nu8.A85]" office:value-type="string" office:string-value="Error l1" calcext:value-type="string">
            <text:p>Error l1</text:p>
          </table:table-cell>
          <table:table-cell table:formula="of:=[$Nu8.C85]" office:value-type="float" office:value="0.0001521" calcext:value-type="float">
            <text:p>0,0001521</text:p>
          </table:table-cell>
          <table:table-cell table:formula="of:=[$Nu8.E85]" office:value-type="float" office:value="0.0002174" calcext:value-type="float">
            <text:p>0,0002174</text:p>
          </table:table-cell>
          <table:table-cell table:formula="of:=[$Nu8.G85]" office:value-type="float" office:value="0.0002664" calcext:value-type="float">
            <text:p>0,0002664</text:p>
          </table:table-cell>
          <table:table-cell table:formula="of:=[$Nu8.I85]" office:value-type="float" office:value="0.0001663" calcext:value-type="float">
            <text:p>0,0001663</text:p>
          </table:table-cell>
          <table:table-cell table:formula="of:=[$Nu8.K85]" office:value-type="float" office:value="0.0001625" calcext:value-type="float">
            <text:p>0,0001625</text:p>
          </table:table-cell>
          <table:table-cell table:number-columns-repeated="2"/>
        </table:table-row>
        <table:table-row table:style-name="ro1">
          <table:table-cell table:formula="of:=[$Nu8.A86]" office:value-type="string" office:string-value="Error l2" calcext:value-type="string">
            <text:p>Error l2</text:p>
          </table:table-cell>
          <table:table-cell table:formula="of:=[$Nu8.C86]" office:value-type="float" office:value="0.0101208" calcext:value-type="float">
            <text:p>0,0101208</text:p>
          </table:table-cell>
          <table:table-cell table:formula="of:=[$Nu8.E86]" office:value-type="float" office:value="0.0019332" calcext:value-type="float">
            <text:p>0,0019332</text:p>
          </table:table-cell>
          <table:table-cell table:formula="of:=[$Nu8.G86]" office:value-type="float" office:value="0.0011507" calcext:value-type="float">
            <text:p>0,0011507</text:p>
          </table:table-cell>
          <table:table-cell table:formula="of:=[$Nu8.I86]" office:value-type="float" office:value="0.0135084" calcext:value-type="float">
            <text:p>0,0135084</text:p>
          </table:table-cell>
          <table:table-cell table:formula="of:=[$Nu8.K86]" office:value-type="float" office:value="0.0139448" calcext:value-type="float">
            <text:p>0,0139448</text:p>
          </table:table-cell>
          <table:table-cell table:number-columns-repeated="2"/>
        </table:table-row>
        <table:table-row table:style-name="ro1">
          <table:table-cell table:formula="of:=[$Nu8.A87]" office:value-type="string" office:string-value="Lamb 1" calcext:value-type="string">
            <text:p>Lamb 1</text:p>
          </table:table-cell>
          <table:table-cell table:formula="of:=[$Nu8.C87]" office:value-type="float" office:value="0.99985" calcext:value-type="float">
            <text:p>0,99985</text:p>
          </table:table-cell>
          <table:table-cell table:formula="of:=[$Nu8.E87]" office:value-type="float" office:value="1.00022" calcext:value-type="float">
            <text:p>1,00022</text:p>
          </table:table-cell>
          <table:table-cell table:formula="of:=[$Nu8.G87]" office:value-type="float" office:value="1.00027" calcext:value-type="float">
            <text:p>1,00027</text:p>
          </table:table-cell>
          <table:table-cell table:formula="of:=[$Nu8.I87]" office:value-type="float" office:value="1.00017" calcext:value-type="float">
            <text:p>1,00017</text:p>
          </table:table-cell>
          <table:table-cell table:formula="of:=[$Nu8.K87]" office:value-type="float" office:value="0.99984" calcext:value-type="float">
            <text:p>0,99984</text:p>
          </table:table-cell>
          <table:table-cell table:number-columns-repeated="2"/>
        </table:table-row>
        <table:table-row table:style-name="ro1">
          <table:table-cell table:formula="of:=[$Nu8.A88]" office:value-type="string" office:string-value="Lamb 2" calcext:value-type="string">
            <text:p>Lamb 2</text:p>
          </table:table-cell>
          <table:table-cell table:formula="of:=[$Nu8.C88]" office:value-type="float" office:value="0.0032153" calcext:value-type="float">
            <text:p>0,0032153</text:p>
          </table:table-cell>
          <table:table-cell table:formula="of:=[$Nu8.E88]" office:value-type="float" office:value="0.0031893" calcext:value-type="float">
            <text:p>0,0031893</text:p>
          </table:table-cell>
          <table:table-cell table:formula="of:=[$Nu8.G88]" office:value-type="float" office:value="0.0031794" calcext:value-type="float">
            <text:p>0,0031794</text:p>
          </table:table-cell>
          <table:table-cell table:formula="of:=[$Nu8.I88]" office:value-type="float" office:value="0.0032261" calcext:value-type="float">
            <text:p>0,0032261</text:p>
          </table:table-cell>
          <table:table-cell table:formula="of:=[$Nu8.K88]" office:value-type="float" office:value="0.0032275" calcext:value-type="float">
            <text:p>0,0032275</text:p>
          </table:table-cell>
          <table:table-cell table:number-columns-repeated="2"/>
        </table:table-row>
        <table:table-row table:style-name="ro1">
          <table:table-cell table:style-name="ce1" table:formula="of:=[$Nu8.A90]" office:value-type="float" office:value="1600" calcext:value-type="float">
            <text:p>1600</text:p>
          </table:table-cell>
          <table:table-cell table:style-name="ce19" table:formula="of:=[$Nu8.B90]" office:value-type="float" office:value="16" calcext:value-type="float">
            <text:p>16</text:p>
          </table:table-cell>
          <table:table-cell table:style-name="ce19" table:formula="of:=[$Nu8.D90]" office:value-type="float" office:value="17" calcext:value-type="float">
            <text:p>17</text:p>
          </table:table-cell>
          <table:table-cell table:style-name="ce19" table:formula="of:=[$Nu8.F90]" office:value-type="float" office:value="18" calcext:value-type="float">
            <text:p>18</text:p>
          </table:table-cell>
          <table:table-cell table:style-name="ce19" table:formula="of:=[$Nu8.H90]" office:value-type="float" office:value="19" calcext:value-type="float">
            <text:p>19</text:p>
          </table:table-cell>
          <table:table-cell table:style-name="ce19" table:formula="of:=[$Nu8.J90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$Nu8.A112]" office:value-type="string" office:string-value="Train" calcext:value-type="string">
            <text:p>Train</text:p>
          </table:table-cell>
          <table:table-cell table:style-name="ce68" table:formula="of:=[$Nu8.C112]" office:value-type="time" office:time-value="PT00H00M59.866666667S" calcext:value-type="time">
            <text:p>00:00:59</text:p>
          </table:table-cell>
          <table:table-cell table:style-name="ce68" table:formula="of:=[$Nu8.E112]" office:value-type="time" office:time-value="PT00H00M27.466666667S" calcext:value-type="time">
            <text:p>00:00:27</text:p>
          </table:table-cell>
          <table:table-cell table:style-name="ce68" table:formula="of:=[$Nu8.G112]" office:value-type="time" office:time-value="PT00H00M45.3S" calcext:value-type="time">
            <text:p>00:00:45</text:p>
          </table:table-cell>
          <table:table-cell table:style-name="ce68" table:formula="of:=[$Nu8.I112]" office:value-type="time" office:time-value="PT00H00M46.5S" calcext:value-type="time">
            <text:p>00:00:46</text:p>
          </table:table-cell>
          <table:table-cell table:style-name="ce68" table:formula="of:=[$Nu8.K112]" office:value-type="time" office:time-value="PT00H00M56.433333333S" calcext:value-type="time">
            <text:p>00:00:56</text:p>
          </table:table-cell>
          <table:table-cell table:number-columns-repeated="2"/>
        </table:table-row>
        <table:table-row table:style-name="ro1">
          <table:table-cell table:formula="of:=[$Nu8.A113]" office:value-type="string" office:string-value="Error u" calcext:value-type="string">
            <text:p>Error u</text:p>
          </table:table-cell>
          <table:table-cell table:formula="of:=[$Nu8.C113]" office:value-type="float" office:value="0.008979423" calcext:value-type="float">
            <text:p>0,008979423</text:p>
          </table:table-cell>
          <table:table-cell table:formula="of:=[$Nu8.E113]" office:value-type="float" office:value="0.005148291" calcext:value-type="float">
            <text:p>0,005148291</text:p>
          </table:table-cell>
          <table:table-cell table:formula="of:=[$Nu8.G113]" office:value-type="float" office:value="0.001895437" calcext:value-type="float">
            <text:p>0,001895437</text:p>
          </table:table-cell>
          <table:table-cell table:formula="of:=[$Nu8.I113]" office:value-type="float" office:value="0.00461331266666667" calcext:value-type="float">
            <text:p>0,00461331266666667</text:p>
          </table:table-cell>
          <table:table-cell table:formula="of:=[$Nu8.K113]" office:value-type="float" office:value="0.001266783" calcext:value-type="float">
            <text:p>0,001266783</text:p>
          </table:table-cell>
          <table:table-cell table:number-columns-repeated="2"/>
        </table:table-row>
        <table:table-row table:style-name="ro1">
          <table:table-cell table:formula="of:=[$Nu8.A114]" office:value-type="string" office:string-value="Error l1" calcext:value-type="string">
            <text:p>Error l1</text:p>
          </table:table-cell>
          <table:table-cell table:formula="of:=[$Nu8.C114]" office:value-type="float" office:value="0.000452" calcext:value-type="float">
            <text:p>0,000452</text:p>
          </table:table-cell>
          <table:table-cell table:formula="of:=[$Nu8.E114]" office:value-type="float" office:value="0.0029002" calcext:value-type="float">
            <text:p>0,0029002</text:p>
          </table:table-cell>
          <table:table-cell table:formula="of:=[$Nu8.G114]" office:value-type="float" office:value="0.0002398" calcext:value-type="float">
            <text:p>0,0002398</text:p>
          </table:table-cell>
          <table:table-cell table:formula="of:=[$Nu8.I114]" office:value-type="float" office:value="0.0000639333333333333" calcext:value-type="float">
            <text:p>6,39333333333333E-05</text:p>
          </table:table-cell>
          <table:table-cell table:formula="of:=[$Nu8.K114]" office:value-type="float" office:value="0.0004253" calcext:value-type="float">
            <text:p>0,0004253</text:p>
          </table:table-cell>
          <table:table-cell table:number-columns-repeated="2"/>
        </table:table-row>
        <table:table-row table:style-name="ro1">
          <table:table-cell table:formula="of:=[$Nu8.A115]" office:value-type="string" office:string-value="Error l2" calcext:value-type="string">
            <text:p>Error l2</text:p>
          </table:table-cell>
          <table:table-cell table:formula="of:=[$Nu8.C115]" office:value-type="float" office:value="0.0023313" calcext:value-type="float">
            <text:p>0,0023313</text:p>
          </table:table-cell>
          <table:table-cell table:formula="of:=[$Nu8.E115]" office:value-type="float" office:value="0.0141957" calcext:value-type="float">
            <text:p>0,0141957</text:p>
          </table:table-cell>
          <table:table-cell table:formula="of:=[$Nu8.G115]" office:value-type="float" office:value="0.0051648" calcext:value-type="float">
            <text:p>0,0051648</text:p>
          </table:table-cell>
          <table:table-cell table:formula="of:=[$Nu8.I115]" office:value-type="float" office:value="0.0035876" calcext:value-type="float">
            <text:p>0,0035876</text:p>
          </table:table-cell>
          <table:table-cell table:formula="of:=[$Nu8.K115]" office:value-type="float" office:value="0.0052309" calcext:value-type="float">
            <text:p>0,0052309</text:p>
          </table:table-cell>
          <table:table-cell table:number-columns-repeated="2"/>
        </table:table-row>
        <table:table-row table:style-name="ro1">
          <table:table-cell table:formula="of:=[$Nu8.A116]" office:value-type="string" office:string-value="Lamb 1" calcext:value-type="string">
            <text:p>Lamb 1</text:p>
          </table:table-cell>
          <table:table-cell table:formula="of:=[$Nu8.C116]" office:value-type="float" office:value="0.99955" calcext:value-type="float">
            <text:p>0,99955</text:p>
          </table:table-cell>
          <table:table-cell table:formula="of:=[$Nu8.E116]" office:value-type="float" office:value="0.9971" calcext:value-type="float">
            <text:p>0,9971</text:p>
          </table:table-cell>
          <table:table-cell table:formula="of:=[$Nu8.G116]" office:value-type="float" office:value="0.99976" calcext:value-type="float">
            <text:p>0,99976</text:p>
          </table:table-cell>
          <table:table-cell table:formula="of:=[$Nu8.I116]" office:value-type="float" office:value="0.999943333333333" calcext:value-type="float">
            <text:p>0,999943333333333</text:p>
          </table:table-cell>
          <table:table-cell table:formula="of:=[$Nu8.K116]" office:value-type="float" office:value="0.99957" calcext:value-type="float">
            <text:p>0,99957</text:p>
          </table:table-cell>
          <table:table-cell table:number-columns-repeated="2"/>
        </table:table-row>
        <table:table-row table:style-name="ro1">
          <table:table-cell table:formula="of:=[$Nu8.A117]" office:value-type="string" office:string-value="Lamb 2" calcext:value-type="string">
            <text:p>Lamb 2</text:p>
          </table:table-cell>
          <table:table-cell table:formula="of:=[$Nu8.C117]" office:value-type="float" office:value="0.0031905" calcext:value-type="float">
            <text:p>0,0031905</text:p>
          </table:table-cell>
          <table:table-cell table:formula="of:=[$Nu8.E117]" office:value-type="float" office:value="0.0032283" calcext:value-type="float">
            <text:p>0,0032283</text:p>
          </table:table-cell>
          <table:table-cell table:formula="of:=[$Nu8.G117]" office:value-type="float" office:value="0.0031667" calcext:value-type="float">
            <text:p>0,0031667</text:p>
          </table:table-cell>
          <table:table-cell table:formula="of:=[$Nu8.I117]" office:value-type="float" office:value="0.00318713333333333" calcext:value-type="float">
            <text:p>0,00318713333333333</text:p>
          </table:table-cell>
          <table:table-cell table:formula="of:=[$Nu8.K117]" office:value-type="float" office:value="0.0031664" calcext:value-type="float">
            <text:p>0,0031664</text:p>
          </table:table-cell>
          <table:table-cell table:number-columns-repeated="2"/>
        </table:table-row>
        <table:table-row table:style-name="ro1">
          <table:table-cell table:style-name="ce1" table:formula="of:=[$Nu8.A119]" office:value-type="float" office:value="2000" calcext:value-type="float">
            <text:p>2000</text:p>
          </table:table-cell>
          <table:table-cell table:style-name="ce4" table:formula="of:=[$Nu8.B119]" office:value-type="float" office:value="21" calcext:value-type="float">
            <text:p>21</text:p>
          </table:table-cell>
          <table:table-cell table:style-name="ce4" table:formula="of:=[$Nu8.D119]" office:value-type="float" office:value="22" calcext:value-type="float">
            <text:p>22</text:p>
          </table:table-cell>
          <table:table-cell table:style-name="ce4" table:formula="of:=[$Nu8.F119]" office:value-type="float" office:value="23" calcext:value-type="float">
            <text:p>23</text:p>
          </table:table-cell>
          <table:table-cell table:style-name="ce4" table:formula="of:=[$Nu8.H119]" office:value-type="float" office:value="24" calcext:value-type="float">
            <text:p>24</text:p>
          </table:table-cell>
          <table:table-cell table:style-name="ce4" table:formula="of:=[$Nu8.J119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[$Nu8.A141]" office:value-type="string" office:string-value="Train" calcext:value-type="string">
            <text:p>Train</text:p>
          </table:table-cell>
          <table:table-cell table:style-name="ce68" table:formula="of:=[$Nu8.C141]" office:value-type="time" office:time-value="PT00H00M58.733333333S" calcext:value-type="time">
            <text:p>00:00:58</text:p>
          </table:table-cell>
          <table:table-cell table:style-name="ce68" table:formula="of:=[$Nu8.E141]" office:value-type="time" office:time-value="PT00H01M00S" calcext:value-type="time">
            <text:p>00:01:00</text:p>
          </table:table-cell>
          <table:table-cell table:style-name="ce68" table:formula="of:=[$Nu8.G141]" office:value-type="time" office:time-value="PT00H00M58.6S" calcext:value-type="time">
            <text:p>00:00:58</text:p>
          </table:table-cell>
          <table:table-cell table:style-name="ce68" table:formula="of:=[$Nu8.I141]" office:value-type="time" office:time-value="PT00H00M54.433333333S" calcext:value-type="time">
            <text:p>00:00:54</text:p>
          </table:table-cell>
          <table:table-cell table:style-name="ce68" table:formula="of:=[$Nu8.K141]" office:value-type="time" office:time-value="PT00H01M24.466666667S" calcext:value-type="time">
            <text:p>00:01:24</text:p>
          </table:table-cell>
          <table:table-cell table:number-columns-repeated="2"/>
        </table:table-row>
        <table:table-row table:style-name="ro1">
          <table:table-cell table:formula="of:=[$Nu8.A142]" office:value-type="string" office:string-value="Error u" calcext:value-type="string">
            <text:p>Error u</text:p>
          </table:table-cell>
          <table:table-cell table:formula="of:=[$Nu8.C142]" office:value-type="float" office:value="0.002578908" calcext:value-type="float">
            <text:p>0,002578908</text:p>
          </table:table-cell>
          <table:table-cell table:formula="of:=[$Nu8.E142]" office:value-type="float" office:value="0.001305264" calcext:value-type="float">
            <text:p>0,001305264</text:p>
          </table:table-cell>
          <table:table-cell table:formula="of:=[$Nu8.G142]" office:value-type="float" office:value="0.001897842" calcext:value-type="float">
            <text:p>0,001897842</text:p>
          </table:table-cell>
          <table:table-cell table:formula="of:=[$Nu8.I142]" office:value-type="float" office:value="0.001572679" calcext:value-type="float">
            <text:p>0,001572679</text:p>
          </table:table-cell>
          <table:table-cell table:formula="of:=[$Nu8.K142]" office:value-type="float" office:value="0.002326052" calcext:value-type="float">
            <text:p>0,002326052</text:p>
          </table:table-cell>
          <table:table-cell table:number-columns-repeated="2"/>
        </table:table-row>
        <table:table-row table:style-name="ro1">
          <table:table-cell table:formula="of:=[$Nu8.A143]" office:value-type="string" office:string-value="Error l1" calcext:value-type="string">
            <text:p>Error l1</text:p>
          </table:table-cell>
          <table:table-cell table:formula="of:=[$Nu8.C143]" office:value-type="float" office:value="0.0003842" calcext:value-type="float">
            <text:p>0,0003842</text:p>
          </table:table-cell>
          <table:table-cell table:formula="of:=[$Nu8.E143]" office:value-type="float" office:value="0.0000182" calcext:value-type="float">
            <text:p>0,0000182</text:p>
          </table:table-cell>
          <table:table-cell table:formula="of:=[$Nu8.G143]" office:value-type="float" office:value="0.0003659" calcext:value-type="float">
            <text:p>0,0003659</text:p>
          </table:table-cell>
          <table:table-cell table:formula="of:=[$Nu8.I143]" office:value-type="float" office:value="0.0001282" calcext:value-type="float">
            <text:p>0,0001282</text:p>
          </table:table-cell>
          <table:table-cell table:formula="of:=[$Nu8.K143]" office:value-type="float" office:value="0.0000985" calcext:value-type="float">
            <text:p>0,0000985</text:p>
          </table:table-cell>
          <table:table-cell table:number-columns-repeated="2"/>
        </table:table-row>
        <table:table-row table:style-name="ro1">
          <table:table-cell table:formula="of:=[$Nu8.A144]" office:value-type="string" office:string-value="Error l2" calcext:value-type="string">
            <text:p>Error l2</text:p>
          </table:table-cell>
          <table:table-cell table:formula="of:=[$Nu8.C144]" office:value-type="float" office:value="0.0051096" calcext:value-type="float">
            <text:p>0,0051096</text:p>
          </table:table-cell>
          <table:table-cell table:formula="of:=[$Nu8.E144]" office:value-type="float" office:value="0.0041834" calcext:value-type="float">
            <text:p>0,0041834</text:p>
          </table:table-cell>
          <table:table-cell table:formula="of:=[$Nu8.G144]" office:value-type="float" office:value="0.0059348" calcext:value-type="float">
            <text:p>0,0059348</text:p>
          </table:table-cell>
          <table:table-cell table:formula="of:=[$Nu8.I144]" office:value-type="float" office:value="0.0008283" calcext:value-type="float">
            <text:p>0,0008283</text:p>
          </table:table-cell>
          <table:table-cell table:formula="of:=[$Nu8.K144]" office:value-type="float" office:value="0.00456416666666667" calcext:value-type="float">
            <text:p>0,00456416666666667</text:p>
          </table:table-cell>
          <table:table-cell table:number-columns-repeated="2"/>
        </table:table-row>
        <table:table-row table:style-name="ro1">
          <table:table-cell table:formula="of:=[$Nu8.A145]" office:value-type="string" office:string-value="Lamb 1" calcext:value-type="string">
            <text:p>Lamb 1</text:p>
          </table:table-cell>
          <table:table-cell table:formula="of:=[$Nu8.C145]" office:value-type="float" office:value="0.99962" calcext:value-type="float">
            <text:p>0,99962</text:p>
          </table:table-cell>
          <table:table-cell table:formula="of:=[$Nu8.E145]" office:value-type="float" office:value="1.00002" calcext:value-type="float">
            <text:p>1,00002</text:p>
          </table:table-cell>
          <table:table-cell table:formula="of:=[$Nu8.G145]" office:value-type="float" office:value="0.99963" calcext:value-type="float">
            <text:p>0,99963</text:p>
          </table:table-cell>
          <table:table-cell table:formula="of:=[$Nu8.I145]" office:value-type="float" office:value="0.99987" calcext:value-type="float">
            <text:p>0,99987</text:p>
          </table:table-cell>
          <table:table-cell table:formula="of:=[$Nu8.K145]" office:value-type="float" office:value="0.999953333333333" calcext:value-type="float">
            <text:p>0,999953333333333</text:p>
          </table:table-cell>
          <table:table-cell table:number-columns-repeated="2"/>
        </table:table-row>
        <table:table-row table:style-name="ro1">
          <table:table-cell table:formula="of:=[$Nu8.A146]" office:value-type="string" office:string-value="Lamb 2" calcext:value-type="string">
            <text:p>Lamb 2</text:p>
          </table:table-cell>
          <table:table-cell table:formula="of:=[$Nu8.C146]" office:value-type="float" office:value="0.0031994" calcext:value-type="float">
            <text:p>0,0031994</text:p>
          </table:table-cell>
          <table:table-cell table:formula="of:=[$Nu8.E146]" office:value-type="float" office:value="0.0031698" calcext:value-type="float">
            <text:p>0,0031698</text:p>
          </table:table-cell>
          <table:table-cell table:formula="of:=[$Nu8.G146]" office:value-type="float" office:value="0.003202" calcext:value-type="float">
            <text:p>0,003202</text:p>
          </table:table-cell>
          <table:table-cell table:formula="of:=[$Nu8.I146]" office:value-type="float" office:value="0.0031857" calcext:value-type="float">
            <text:p>0,0031857</text:p>
          </table:table-cell>
          <table:table-cell table:formula="of:=[$Nu8.K146]" office:value-type="float" office:value="0.00319656666666667" calcext:value-type="float">
            <text:p>0,00319656666666667</text:p>
          </table:table-cell>
          <table:table-cell table:number-columns-repeated="2"/>
        </table:table-row>
        <table:table-row table:style-name="ro1" table:number-rows-repeated="7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Fixed 8 hidden layers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84" office:value-type="string" calcext:value-type="string" table:number-columns-spanned="1" table:number-rows-spanned="2">
            <text:p>Dataset size</text:p>
          </table:table-cell>
          <table:table-cell table:style-name="ce106" office:value-type="string" calcext:value-type="string" table:number-columns-spanned="5" table:number-rows-spanned="1">
            <text:p>Number of neurons per hidden layer</text:p>
          </table:table-cell>
          <table:covered-table-cell table:number-columns-repeated="4" table:style-name="ce116"/>
          <table:table-cell table:number-columns-repeated="2"/>
        </table:table-row>
        <table:table-row table:style-name="ro1">
          <table:covered-table-cell table:style-name="ce90"/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25" calcext:value-type="float">
            <text:p>25</text:p>
          </table:table-cell>
          <table:table-cell table:style-name="ce98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7" office:value-type="string" calcext:value-type="string" table:number-columns-spanned="6" table:number-rows-spanned="1">
            <text:p>Relative L2 Error (%)</text:p>
          </table:table-cell>
          <table:covered-table-cell table:number-columns-repeated="5" table:style-name="ce107"/>
          <table:table-cell table:number-columns-repeated="2"/>
        </table:table-row>
        <table:table-row table:style-name="ro1">
          <table:table-cell table:style-name="ce85" table:formula="of:=[$Nu8.A3]" office:value-type="float" office:value="400" calcext:value-type="float">
            <text:p>400</text:p>
          </table:table-cell>
          <table:table-cell table:style-name="ce156" table:formula="of:=([$Nu8.C26])*100" office:value-type="float" office:value="3.116806" calcext:value-type="float">
            <text:p>3,12</text:p>
          </table:table-cell>
          <table:table-cell table:style-name="ce156" table:formula="of:=([$Nu8.E26])*100" office:value-type="float" office:value="3.303246" calcext:value-type="float">
            <text:p>3,30</text:p>
          </table:table-cell>
          <table:table-cell table:style-name="ce156" table:formula="of:=([$Nu8.G26])*100" office:value-type="float" office:value="2.830449" calcext:value-type="float">
            <text:p>2,83</text:p>
          </table:table-cell>
          <table:table-cell table:style-name="ce156" table:formula="of:=([$Nu8.I26])*100" office:value-type="float" office:value="1.840675" calcext:value-type="float">
            <text:p>1,84</text:p>
          </table:table-cell>
          <table:table-cell table:style-name="ce156" table:formula="of:=([$Nu8.K26])*100" office:value-type="float" office:value="6.356454" calcext:value-type="float">
            <text:p>6,36</text:p>
          </table:table-cell>
          <table:table-cell table:number-columns-repeated="2"/>
        </table:table-row>
        <table:table-row table:style-name="ro1">
          <table:table-cell table:style-name="ce85" table:formula="of:=[$Nu8.A32]" office:value-type="float" office:value="800" calcext:value-type="float">
            <text:p>800</text:p>
          </table:table-cell>
          <table:table-cell table:style-name="ce156" table:formula="of:=([$Nu8.C55])*100" office:value-type="float" office:value="1.789704" calcext:value-type="float">
            <text:p>1,79</text:p>
          </table:table-cell>
          <table:table-cell table:style-name="ce156" table:formula="of:=([$Nu8.E55])*100" office:value-type="float" office:value="0.83338" calcext:value-type="float">
            <text:p>0,83</text:p>
          </table:table-cell>
          <table:table-cell table:style-name="ce156" table:formula="of:=([$Nu8.G55])*100" office:value-type="float" office:value="0.5852155" calcext:value-type="float">
            <text:p>0,59</text:p>
          </table:table-cell>
          <table:table-cell table:style-name="ce156" table:formula="of:=([$Nu8.I55])*100" office:value-type="float" office:value="0.5166975" calcext:value-type="float">
            <text:p>0,52</text:p>
          </table:table-cell>
          <table:table-cell table:style-name="ce156" table:formula="of:=([$Nu8.K55])*100" office:value-type="float" office:value="0.3408238" calcext:value-type="float">
            <text:p>0,34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85" table:formula="of:=[$Nu8.A61]" office:value-type="float" office:value="1200" calcext:value-type="float">
            <text:p>1200</text:p>
          </table:table-cell>
          <table:table-cell table:style-name="ce156" table:formula="of:=([$Nu8.C84])*100" office:value-type="float" office:value="0.4067395" calcext:value-type="float">
            <text:p>0,41</text:p>
          </table:table-cell>
          <table:table-cell table:style-name="ce156" table:formula="of:=([$Nu8.E84])*100" office:value-type="float" office:value="0.5027979" calcext:value-type="float">
            <text:p>0,50</text:p>
          </table:table-cell>
          <table:table-cell table:style-name="ce156" table:formula="of:=([$Nu8.G84])*100" office:value-type="float" office:value="0.4636203" calcext:value-type="float">
            <text:p>0,46</text:p>
          </table:table-cell>
          <table:table-cell table:style-name="ce156" table:formula="of:=([$Nu8.I84])*100" office:value-type="float" office:value="0.3503089" calcext:value-type="float">
            <text:p>0,35</text:p>
          </table:table-cell>
          <table:table-cell table:style-name="ce156" table:formula="of:=([$Nu8.K84])*100" office:value-type="float" office:value="0.608871" calcext:value-type="float">
            <text:p>0,61</text:p>
          </table:table-cell>
          <table:table-cell table:number-columns-repeated="2"/>
        </table:table-row>
        <table:table-row table:style-name="ro1">
          <table:table-cell table:style-name="ce85" table:formula="of:=[$Nu8.A90]" office:value-type="float" office:value="1600" calcext:value-type="float">
            <text:p>1600</text:p>
          </table:table-cell>
          <table:table-cell table:style-name="ce156" table:formula="of:=([$Nu8.C113])*100" office:value-type="float" office:value="0.8979423" calcext:value-type="float">
            <text:p>0,90</text:p>
          </table:table-cell>
          <table:table-cell table:style-name="ce156" table:formula="of:=([$Nu8.E113])*100" office:value-type="float" office:value="0.5148291" calcext:value-type="float">
            <text:p>0,51</text:p>
          </table:table-cell>
          <table:table-cell table:style-name="ce156" table:formula="of:=([$Nu8.G113])*100" office:value-type="float" office:value="0.1895437" calcext:value-type="float">
            <text:p>0,19</text:p>
          </table:table-cell>
          <table:table-cell table:style-name="ce156" table:formula="of:=([$Nu8.I113])*100" office:value-type="float" office:value="0.461331266666667" calcext:value-type="float">
            <text:p>0,46</text:p>
          </table:table-cell>
          <table:table-cell table:style-name="ce156" table:formula="of:=([$Nu8.K113])*100" office:value-type="float" office:value="0.1266783" calcext:value-type="float">
            <text:p>0,13</text:p>
          </table:table-cell>
          <table:table-cell table:number-columns-repeated="2"/>
        </table:table-row>
        <table:table-row table:style-name="ro1">
          <table:table-cell table:style-name="ce85" table:formula="of:=[$Nu8.A119]" office:value-type="float" office:value="2000" calcext:value-type="float">
            <text:p>2000</text:p>
          </table:table-cell>
          <table:table-cell table:style-name="ce156" table:formula="of:=([$Nu8.C142])*100" office:value-type="float" office:value="0.2578908" calcext:value-type="float">
            <text:p>0,26</text:p>
          </table:table-cell>
          <table:table-cell table:style-name="ce156" table:formula="of:=([$Nu8.E142])*100" office:value-type="float" office:value="0.1305264" calcext:value-type="float">
            <text:p>0,13</text:p>
          </table:table-cell>
          <table:table-cell table:style-name="ce156" table:formula="of:=([$Nu8.G142])*100" office:value-type="float" office:value="0.1897842" calcext:value-type="float">
            <text:p>0,19</text:p>
          </table:table-cell>
          <table:table-cell table:style-name="ce156" table:formula="of:=([$Nu8.I142])*100" office:value-type="float" office:value="0.1572679" calcext:value-type="float">
            <text:p>0,16</text:p>
          </table:table-cell>
          <table:table-cell table:style-name="ce156" table:formula="of:=([$Nu8.K142])*100" office:value-type="float" office:value="0.2326052" calcext:value-type="float">
            <text:p>0,23</text:p>
          </table:table-cell>
          <table:table-cell table:number-columns-repeated="2"/>
        </table:table-row>
        <table:table-row table:style-name="ro1">
          <table:table-cell table:style-name="ce101" office:value-type="string" calcext:value-type="string" table:number-columns-spanned="6" table:number-rows-spanned="1">
            <text:p>Training - processing time (seconds)</text:p>
          </table:table-cell>
          <table:covered-table-cell table:number-columns-repeated="5" table:style-name="ce111"/>
          <table:table-cell table:number-columns-repeated="2"/>
        </table:table-row>
        <table:table-row table:style-name="ro1" table:visibility="collapse">
          <table:table-cell table:style-name="ce18" table:formula="of:=[$Nu8.B1]" office:value-type="string" office:string-value="8 layers" calcext:value-type="string">
            <text:p>8 layers</text:p>
          </table:table-cell>
          <table:table-cell table:style-name="ce88"/>
          <table:table-cell table:style-name="ce91"/>
          <table:table-cell table:style-name="ce88"/>
          <table:table-cell table:style-name="ce92" table:number-columns-repeated="2"/>
          <table:table-cell table:number-columns-repeated="2"/>
        </table:table-row>
        <table:table-row table:style-name="ro1" table:visibility="collapse">
          <table:table-cell table:style-name="ce85" table:formula="of:=[$Nu8.A2]" office:value-type="string" office:string-value="Nu" calcext:value-type="string">
            <text:p>Nu</text:p>
          </table:table-cell>
          <table:table-cell table:style-name="ce85" table:formula="of:=[$Nu8.B2]" office:value-type="float" office:value="10" calcext:value-type="float">
            <text:p>10</text:p>
          </table:table-cell>
          <table:table-cell table:style-name="ce85" table:formula="of:=[$Nu8.D2]" office:value-type="float" office:value="15" calcext:value-type="float">
            <text:p>15</text:p>
          </table:table-cell>
          <table:table-cell table:style-name="ce85" table:formula="of:=[$Nu8.F2]" office:value-type="float" office:value="20" calcext:value-type="float">
            <text:p>20</text:p>
          </table:table-cell>
          <table:table-cell table:style-name="ce85" table:formula="of:=[$Nu8.H2]" office:value-type="float" office:value="25" calcext:value-type="float">
            <text:p>25</text:p>
          </table:table-cell>
          <table:table-cell table:style-name="ce85" table:formula="of:=[$Nu8.J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44" table:formula="of:=[$Nu8.A3]" office:value-type="float" office:value="400" calcext:value-type="float">
            <text:p>400</text:p>
          </table:table-cell>
          <table:table-cell table:style-name="ce158" table:formula="of:=([$Nu8.C25])*86400" office:value-type="float" office:value="57.933333333" calcext:value-type="float">
            <text:p>57,9</text:p>
          </table:table-cell>
          <table:table-cell table:style-name="ce158" table:formula="of:=([$Nu8.E25])*86400" office:value-type="float" office:value="82.333333333" calcext:value-type="float">
            <text:p>82,3</text:p>
          </table:table-cell>
          <table:table-cell table:style-name="ce158" table:formula="of:=([$Nu8.G25])*86400" office:value-type="float" office:value="83.333333333" calcext:value-type="float">
            <text:p>83,3</text:p>
          </table:table-cell>
          <table:table-cell table:style-name="ce158" table:formula="of:=([$Nu8.I25])*86400" office:value-type="float" office:value="59.8" calcext:value-type="float">
            <text:p>59,8</text:p>
          </table:table-cell>
          <table:table-cell table:style-name="ce158" table:formula="of:=([$Nu8.K25])*86400" office:value-type="float" office:value="58.633333333" calcext:value-type="float">
            <text:p>58,6</text:p>
          </table:table-cell>
          <table:table-cell table:number-columns-repeated="2"/>
        </table:table-row>
        <table:table-row table:style-name="ro1">
          <table:table-cell table:style-name="ce85" table:formula="of:=[$Nu8.A32]" office:value-type="float" office:value="800" calcext:value-type="float">
            <text:p>800</text:p>
          </table:table-cell>
          <table:table-cell table:style-name="ce159" table:formula="of:=([$Nu8.C54])*86400" office:value-type="float" office:value="79.666666667" calcext:value-type="float">
            <text:p>79,7</text:p>
          </table:table-cell>
          <table:table-cell table:style-name="ce159" table:formula="of:=([$Nu8.E54])*86400" office:value-type="float" office:value="53.5" calcext:value-type="float">
            <text:p>53,5</text:p>
          </table:table-cell>
          <table:table-cell table:style-name="ce159" table:formula="of:=([$Nu8.G54])*86400" office:value-type="float" office:value="63.166666667" calcext:value-type="float">
            <text:p>63,2</text:p>
          </table:table-cell>
          <table:table-cell table:style-name="ce159" table:formula="of:=([$Nu8.I54])*86400" office:value-type="float" office:value="45" calcext:value-type="float">
            <text:p>45,0</text:p>
          </table:table-cell>
          <table:table-cell table:style-name="ce159" table:formula="of:=([$Nu8.K54])*86400" office:value-type="float" office:value="63" calcext:value-type="float">
            <text:p>63,0</text:p>
          </table:table-cell>
          <table:table-cell table:number-columns-repeated="2"/>
        </table:table-row>
        <table:table-row table:style-name="ro1">
          <table:table-cell table:style-name="ce85" table:formula="of:=[$Nu8.A61]" office:value-type="float" office:value="1200" calcext:value-type="float">
            <text:p>1200</text:p>
          </table:table-cell>
          <table:table-cell table:style-name="ce159" table:formula="of:=([$Nu8.C83])*86400" office:value-type="float" office:value="63.666666667" calcext:value-type="float">
            <text:p>63,7</text:p>
          </table:table-cell>
          <table:table-cell table:style-name="ce159" table:formula="of:=([$Nu8.E83])*86400" office:value-type="float" office:value="52.166666667" calcext:value-type="float">
            <text:p>52,2</text:p>
          </table:table-cell>
          <table:table-cell table:style-name="ce159" table:formula="of:=([$Nu8.G83])*86400" office:value-type="float" office:value="43.766666667" calcext:value-type="float">
            <text:p>43,8</text:p>
          </table:table-cell>
          <table:table-cell table:style-name="ce159" table:formula="of:=([$Nu8.I83])*86400" office:value-type="float" office:value="42.066666667" calcext:value-type="float">
            <text:p>42,1</text:p>
          </table:table-cell>
          <table:table-cell table:style-name="ce159" table:formula="of:=([$Nu8.K83])*86400" office:value-type="float" office:value="56.766666667" calcext:value-type="float">
            <text:p>56,8</text:p>
          </table:table-cell>
          <table:table-cell table:number-columns-repeated="2"/>
        </table:table-row>
        <table:table-row table:style-name="ro1">
          <table:table-cell table:style-name="ce85" table:formula="of:=[$Nu8.A90]" office:value-type="float" office:value="1600" calcext:value-type="float">
            <text:p>1600</text:p>
          </table:table-cell>
          <table:table-cell table:style-name="ce159" table:formula="of:=([$Nu8.C112])*86400" office:value-type="float" office:value="59.866666667" calcext:value-type="float">
            <text:p>59,9</text:p>
          </table:table-cell>
          <table:table-cell table:style-name="ce159" table:formula="of:=([$Nu8.E112])*86400" office:value-type="float" office:value="27.466666667" calcext:value-type="float">
            <text:p>27,5</text:p>
          </table:table-cell>
          <table:table-cell table:style-name="ce159" table:formula="of:=([$Nu8.G112])*86400" office:value-type="float" office:value="45.3" calcext:value-type="float">
            <text:p>45,3</text:p>
          </table:table-cell>
          <table:table-cell table:style-name="ce159" table:formula="of:=([$Nu8.I112])*86400" office:value-type="float" office:value="46.5" calcext:value-type="float">
            <text:p>46,5</text:p>
          </table:table-cell>
          <table:table-cell table:style-name="ce159" table:formula="of:=([$Nu8.K112])*86400" office:value-type="float" office:value="56.433333333" calcext:value-type="float">
            <text:p>56,4</text:p>
          </table:table-cell>
          <table:table-cell table:number-columns-repeated="2"/>
        </table:table-row>
        <table:table-row table:style-name="ro1">
          <table:table-cell table:style-name="ce118" table:formula="of:=[$Nu8.A119]" office:value-type="float" office:value="2000" calcext:value-type="float">
            <text:p>2000</text:p>
          </table:table-cell>
          <table:table-cell table:style-name="ce160" table:formula="of:=([$Nu8.C141])*86400" office:value-type="float" office:value="58.733333333" calcext:value-type="float">
            <text:p>58,7</text:p>
          </table:table-cell>
          <table:table-cell table:style-name="ce160" table:formula="of:=([$Nu8.E141])*86400" office:value-type="float" office:value="60" calcext:value-type="float">
            <text:p>60,0</text:p>
          </table:table-cell>
          <table:table-cell table:style-name="ce160" table:formula="of:=([$Nu8.G141])*86400" office:value-type="float" office:value="58.6" calcext:value-type="float">
            <text:p>58,6</text:p>
          </table:table-cell>
          <table:table-cell table:style-name="ce160" table:formula="of:=([$Nu8.I141])*86400" office:value-type="float" office:value="54.433333333" calcext:value-type="float">
            <text:p>54,4</text:p>
          </table:table-cell>
          <table:table-cell table:style-name="ce160" table:formula="of:=([$Nu8.K141])*86400" office:value-type="float" office:value="84.466666667" calcext:value-type="float">
            <text:p>84,5</text:p>
          </table:table-cell>
          <table:table-cell table:number-columns-repeated="2"/>
        </table:table-row>
        <calcext:conditional-formats>
          <calcext:conditional-format calcext:target-range-address="RNu8.B58:RNu8.F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Nu8.B50:RNu8.F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Pre" table:style-name="ta1">
        <table:shapes>
          <draw:frame draw:z-index="0" draw:style-name="gr1" draw:text-style-name="P1" svg:width="16.008cm" svg:height="9.001cm" svg:x="0.087cm" svg:y="21.103cm">
            <draw:object draw:notify-on-update-of-ranges="RPre.B41:RPre.D41 RPre.A42:RPre.A42 RPre.B42:RPre.D42 RPre.A43:RPre.A43 RPre.B43:RPre.D43 RPre.A44:RPre.A44 RPre.B44:RPre.D4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name="Text Frame 4" draw:style-name="gr2" draw:text-style-name="P3" svg:width="2.36cm" svg:height="0.957cm" svg:x="14.399cm" svg:y="23.933cm">
            <draw:text-box>
              <text:p text:style-name="P2"><text:span text:style-name="T1">Number of <text:s/>hidden layers</text:span></text:p>
            </draw:text-box>
          </draw:frame>
        </table:shapes>
        <table:table-column table:style-name="co6" table:default-cell-style-name="Default"/>
        <table:table-column table:style-name="co2" table:number-columns-repeated="3" table:default-cell-style-name="ce70"/>
        <table:table-column table:style-name="co2" table:number-columns-repeated="3" table:default-cell-style-name="Default"/>
        <table:table-row table:style-name="ro1">
          <table:table-cell table:style-name="ce1" table:formula="of:=[$Pre.B1]" office:value-type="string" office:string-value="Nu=2000" calcext:value-type="string">
            <text:p>Nu=2000</text:p>
          </table:table-cell>
          <table:table-cell table:style-name="Default"/>
          <table:table-cell table:style-name="ce91" office:value-type="string" calcext:value-type="string">
            <text:p>Neurons por camada escondida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2" table:formula="of:=[$Pre.A2]" office:value-type="string" office:string-value="Nº Layers" calcext:value-type="string">
            <text:p>Nº Layers</text:p>
          </table:table-cell>
          <table:table-cell table:style-name="ce2" table:formula="of:=[$Pre.B2]" office:value-type="float" office:value="10" calcext:value-type="float">
            <text:p>10</text:p>
          </table:table-cell>
          <table:table-cell table:style-name="ce2" table:formula="of:=[$Pre.D2]" office:value-type="float" office:value="20" calcext:value-type="float">
            <text:p>20</text:p>
          </table:table-cell>
          <table:table-cell table:style-name="ce2" table:formula="of:=[$Pre.F2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2" table:formula="of:=[$Pre.A3]" office:value-type="float" office:value="1" calcext:value-type="float">
            <text:p>1</text:p>
          </table:table-cell>
          <table:table-cell table:style-name="ce49" table:formula="of:=[$Pre.B3]" office:value-type="float" office:value="1" calcext:value-type="float">
            <text:p>1</text:p>
          </table:table-cell>
          <table:table-cell table:style-name="ce49" table:formula="of:=[$Pre.D3]" office:value-type="float" office:value="3" calcext:value-type="float">
            <text:p>3</text:p>
          </table:table-cell>
          <table:table-cell table:style-name="ce49" table:formula="of:=[$Pre.F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$Pre.A28]" office:value-type="string" office:string-value="Train" calcext:value-type="string">
            <text:p>Train</text:p>
          </table:table-cell>
          <table:table-cell table:style-name="ce89" table:formula="of:=[$Pre.C28]" office:value-type="time" office:time-value="PT00H00M04.376666667S" calcext:value-type="time">
            <text:p>00:04,377</text:p>
          </table:table-cell>
          <table:table-cell table:style-name="ce89" table:formula="of:=[$Pre.E28]" office:value-type="time" office:time-value="PT00H00M04.796666667S" calcext:value-type="time">
            <text:p>00:04,797</text:p>
          </table:table-cell>
          <table:table-cell table:style-name="ce89" table:formula="of:=[$Pre.G28]" office:value-type="time" office:time-value="PT00H00M10.5S" calcext:value-type="time">
            <text:p>00:10,500</text:p>
          </table:table-cell>
          <table:table-cell table:number-columns-repeated="3"/>
        </table:table-row>
        <table:table-row table:style-name="ro1">
          <table:table-cell table:formula="of:=[$Pre.A29]" office:value-type="string" office:string-value="Pred" calcext:value-type="string">
            <text:p>Pred</text:p>
          </table:table-cell>
          <table:table-cell table:style-name="ce89" table:formula="of:=[$Pre.C29]" office:value-type="time" office:time-value="PT00H00M00.647333333S" calcext:value-type="time">
            <text:p>00:00,647</text:p>
          </table:table-cell>
          <table:table-cell table:style-name="ce89" table:formula="of:=[$Pre.E29]" office:value-type="time" office:time-value="PT00H00M00.635666667S" calcext:value-type="time">
            <text:p>00:00,636</text:p>
          </table:table-cell>
          <table:table-cell table:style-name="ce89" table:formula="of:=[$Pre.G29]" office:value-type="time" office:time-value="PT00H00M00.675S" calcext:value-type="time">
            <text:p>00:00,675</text:p>
          </table:table-cell>
          <table:table-cell table:number-columns-repeated="3"/>
        </table:table-row>
        <table:table-row table:style-name="ro1">
          <table:table-cell table:formula="of:=[$Pre.A30]" office:value-type="string" office:string-value="Error u" calcext:value-type="string">
            <text:p>Error u</text:p>
          </table:table-cell>
          <table:table-cell table:formula="of:=[$Pre.C30]" office:value-type="float" office:value="0.1853553" calcext:value-type="float">
            <text:p>0,1853553</text:p>
          </table:table-cell>
          <table:table-cell table:formula="of:=[$Pre.E30]" office:value-type="float" office:value="0.1779778" calcext:value-type="float">
            <text:p>0,1779778</text:p>
          </table:table-cell>
          <table:table-cell table:formula="of:=[$Pre.G30]" office:value-type="float" office:value="0.1747305" calcext:value-type="float">
            <text:p>0,1747305</text:p>
          </table:table-cell>
          <table:table-cell table:number-columns-repeated="3"/>
        </table:table-row>
        <table:table-row table:style-name="ro1">
          <table:table-cell table:formula="of:=[$Pre.A31]" office:value-type="string" office:string-value="Error l1" calcext:value-type="string">
            <text:p>Error l1</text:p>
          </table:table-cell>
          <table:table-cell table:formula="of:=[$Pre.C31]" office:value-type="float" office:value="0.3359507" calcext:value-type="float">
            <text:p>0,3359507</text:p>
          </table:table-cell>
          <table:table-cell table:formula="of:=[$Pre.E31]" office:value-type="float" office:value="0.2694226" calcext:value-type="float">
            <text:p>0,2694226</text:p>
          </table:table-cell>
          <table:table-cell table:formula="of:=[$Pre.G31]" office:value-type="float" office:value="0.217375" calcext:value-type="float">
            <text:p>0,217375</text:p>
          </table:table-cell>
          <table:table-cell table:number-columns-repeated="3"/>
        </table:table-row>
        <table:table-row table:style-name="ro1">
          <table:table-cell table:formula="of:=[$Pre.A32]" office:value-type="string" office:string-value="Error l2" calcext:value-type="string">
            <text:p>Error l2</text:p>
          </table:table-cell>
          <table:table-cell table:formula="of:=[$Pre.C32]" office:value-type="float" office:value="1.0990429" calcext:value-type="float">
            <text:p>1,0990429</text:p>
          </table:table-cell>
          <table:table-cell table:formula="of:=[$Pre.E32]" office:value-type="float" office:value="1.1175315" calcext:value-type="float">
            <text:p>1,1175315</text:p>
          </table:table-cell>
          <table:table-cell table:formula="of:=[$Pre.G32]" office:value-type="float" office:value="1.0791875" calcext:value-type="float">
            <text:p>1,0791875</text:p>
          </table:table-cell>
          <table:table-cell table:number-columns-repeated="3"/>
        </table:table-row>
        <table:table-row table:style-name="ro1">
          <table:table-cell table:formula="of:=[$Pre.A33]" office:value-type="string" office:string-value="Lamb 1" calcext:value-type="string">
            <text:p>Lamb 1</text:p>
          </table:table-cell>
          <table:table-cell table:formula="of:=[$Pre.C33]" office:value-type="float" office:value="0.66405" calcext:value-type="float">
            <text:p>0,66405</text:p>
          </table:table-cell>
          <table:table-cell table:formula="of:=[$Pre.E33]" office:value-type="float" office:value="0.73058" calcext:value-type="float">
            <text:p>0,73058</text:p>
          </table:table-cell>
          <table:table-cell table:formula="of:=[$Pre.G33]" office:value-type="float" office:value="0.78263" calcext:value-type="float">
            <text:p>0,78263</text:p>
          </table:table-cell>
          <table:table-cell table:number-columns-repeated="3"/>
        </table:table-row>
        <table:table-row table:style-name="ro1">
          <table:table-cell table:formula="of:=[$Pre.A34]" office:value-type="string" office:string-value="Lamb 2" calcext:value-type="string">
            <text:p>Lamb 2</text:p>
          </table:table-cell>
          <table:table-cell table:formula="of:=[$Pre.C34]" office:value-type="float" office:value="0.0066815" calcext:value-type="float">
            <text:p>0,0066815</text:p>
          </table:table-cell>
          <table:table-cell table:formula="of:=[$Pre.E34]" office:value-type="float" office:value="0.0067403" calcext:value-type="float">
            <text:p>0,0067403</text:p>
          </table:table-cell>
          <table:table-cell table:formula="of:=[$Pre.G34]" office:value-type="float" office:value="0.0066183" calcext:value-type="float">
            <text:p>0,0066183</text:p>
          </table:table-cell>
          <table:table-cell table:number-columns-repeated="3"/>
        </table:table-row>
        <table:table-row table:style-name="ro1">
          <table:table-cell table:style-name="ce2" table:formula="of:=[$Pre.A36]" office:value-type="float" office:value="4" calcext:value-type="float">
            <text:p>4</text:p>
          </table:table-cell>
          <table:table-cell table:style-name="ce51" table:formula="of:=[$Pre.B36]" office:value-type="float" office:value="11" calcext:value-type="float">
            <text:p>11</text:p>
          </table:table-cell>
          <table:table-cell table:style-name="ce51" table:formula="of:=[$Pre.D36]" office:value-type="float" office:value="13" calcext:value-type="float">
            <text:p>13</text:p>
          </table:table-cell>
          <table:table-cell table:style-name="ce51" table:formula="of:=[$Pre.F36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[$Pre.A61]" office:value-type="string" office:string-value="Train" calcext:value-type="string">
            <text:p>Train</text:p>
          </table:table-cell>
          <table:table-cell table:style-name="ce89" table:formula="of:=[$Pre.C61]" office:value-type="time" office:time-value="PT00H00M52.166666667S" calcext:value-type="time">
            <text:p>00:52,167</text:p>
          </table:table-cell>
          <table:table-cell table:style-name="ce89" table:formula="of:=[$Pre.E61]" office:value-type="time" office:time-value="PT00H00M34.466666667S" calcext:value-type="time">
            <text:p>00:34,467</text:p>
          </table:table-cell>
          <table:table-cell table:style-name="ce89" table:formula="of:=[$Pre.G61]" office:value-type="time" office:time-value="PT00H00M51.3S" calcext:value-type="time">
            <text:p>00:51,300</text:p>
          </table:table-cell>
          <table:table-cell table:number-columns-repeated="3"/>
        </table:table-row>
        <table:table-row table:style-name="ro1">
          <table:table-cell table:formula="of:=[$Pre.A62]" office:value-type="string" office:string-value="Pred" calcext:value-type="string">
            <text:p>Pred</text:p>
          </table:table-cell>
          <table:table-cell table:style-name="ce89" table:formula="of:=[$Pre.C62]" office:value-type="time" office:time-value="PT00H00M00.704S" calcext:value-type="time">
            <text:p>00:00,704</text:p>
          </table:table-cell>
          <table:table-cell table:style-name="ce89" table:formula="of:=[$Pre.E62]" office:value-type="time" office:time-value="PT00H00M00.724333333S" calcext:value-type="time">
            <text:p>00:00,724</text:p>
          </table:table-cell>
          <table:table-cell table:style-name="ce89" table:formula="of:=[$Pre.G62]" office:value-type="time" office:time-value="PT00H00M00.705S" calcext:value-type="time">
            <text:p>00:00,705</text:p>
          </table:table-cell>
          <table:table-cell table:number-columns-repeated="3"/>
        </table:table-row>
        <table:table-row table:style-name="ro1">
          <table:table-cell table:formula="of:=[$Pre.A63]" office:value-type="string" office:string-value="Error u" calcext:value-type="string">
            <text:p>Error u</text:p>
          </table:table-cell>
          <table:table-cell table:formula="of:=[$Pre.C63]" office:value-type="float" office:value="0.003002499" calcext:value-type="float">
            <text:p>0,003002499</text:p>
          </table:table-cell>
          <table:table-cell table:formula="of:=[$Pre.E63]" office:value-type="float" office:value="0.004434611" calcext:value-type="float">
            <text:p>0,004434611</text:p>
          </table:table-cell>
          <table:table-cell table:formula="of:=[$Pre.G63]" office:value-type="float" office:value="0.001564917" calcext:value-type="float">
            <text:p>0,001564917</text:p>
          </table:table-cell>
          <table:table-cell table:number-columns-repeated="3"/>
        </table:table-row>
        <table:table-row table:style-name="ro1">
          <table:table-cell table:formula="of:=[$Pre.A64]" office:value-type="string" office:string-value="Error l1" calcext:value-type="string">
            <text:p>Error l1</text:p>
          </table:table-cell>
          <table:table-cell table:formula="of:=[$Pre.C64]" office:value-type="float" office:value="0.0010883" calcext:value-type="float">
            <text:p>0,0010883</text:p>
          </table:table-cell>
          <table:table-cell table:formula="of:=[$Pre.E64]" office:value-type="float" office:value="0.0000281" calcext:value-type="float">
            <text:p>0,0000281</text:p>
          </table:table-cell>
          <table:table-cell table:formula="of:=[$Pre.G64]" office:value-type="float" office:value="0.0000747" calcext:value-type="float">
            <text:p>0,0000747</text:p>
          </table:table-cell>
          <table:table-cell table:number-columns-repeated="3"/>
        </table:table-row>
        <table:table-row table:style-name="ro1">
          <table:table-cell table:formula="of:=[$Pre.A65]" office:value-type="string" office:string-value="Error l2" calcext:value-type="string">
            <text:p>Error l2</text:p>
          </table:table-cell>
          <table:table-cell table:formula="of:=[$Pre.C65]" office:value-type="float" office:value="0.0166468" calcext:value-type="float">
            <text:p>0,0166468</text:p>
          </table:table-cell>
          <table:table-cell table:formula="of:=[$Pre.E65]" office:value-type="float" office:value="0.0093283" calcext:value-type="float">
            <text:p>0,0093283</text:p>
          </table:table-cell>
          <table:table-cell table:formula="of:=[$Pre.G65]" office:value-type="float" office:value="0.0008645" calcext:value-type="float">
            <text:p>0,0008645</text:p>
          </table:table-cell>
          <table:table-cell table:number-columns-repeated="3"/>
        </table:table-row>
        <table:table-row table:style-name="ro1">
          <table:table-cell table:formula="of:=[$Pre.A66]" office:value-type="string" office:string-value="Lamb 1" calcext:value-type="string">
            <text:p>Lamb 1</text:p>
          </table:table-cell>
          <table:table-cell table:formula="of:=[$Pre.C66]" office:value-type="float" office:value="0.99891" calcext:value-type="float">
            <text:p>0,99891</text:p>
          </table:table-cell>
          <table:table-cell table:formula="of:=[$Pre.E66]" office:value-type="float" office:value="1.00003" calcext:value-type="float">
            <text:p>1,00003</text:p>
          </table:table-cell>
          <table:table-cell table:formula="of:=[$Pre.G66]" office:value-type="float" office:value="1.00007" calcext:value-type="float">
            <text:p>1,00007</text:p>
          </table:table-cell>
          <table:table-cell table:number-columns-repeated="3"/>
        </table:table-row>
        <table:table-row table:style-name="ro1">
          <table:table-cell table:formula="of:=[$Pre.A67]" office:value-type="string" office:string-value="Lamb 2" calcext:value-type="string">
            <text:p>Lamb 2</text:p>
          </table:table-cell>
          <table:table-cell table:formula="of:=[$Pre.C67]" office:value-type="float" office:value="0.0032361" calcext:value-type="float">
            <text:p>0,0032361</text:p>
          </table:table-cell>
          <table:table-cell table:formula="of:=[$Pre.E67]" office:value-type="float" office:value="0.0031534" calcext:value-type="float">
            <text:p>0,0031534</text:p>
          </table:table-cell>
          <table:table-cell table:formula="of:=[$Pre.G67]" office:value-type="float" office:value="0.0031803" calcext:value-type="float">
            <text:p>0,0031803</text:p>
          </table:table-cell>
          <table:table-cell table:number-columns-repeated="3"/>
        </table:table-row>
        <table:table-row table:style-name="ro1">
          <table:table-cell table:style-name="ce2" table:formula="of:=[$Pre.A69]" office:value-type="float" office:value="8" calcext:value-type="float">
            <text:p>8</text:p>
          </table:table-cell>
          <table:table-cell table:style-name="ce51" table:formula="of:=[$Pre.B69]" office:value-type="float" office:value="21" calcext:value-type="float">
            <text:p>21</text:p>
          </table:table-cell>
          <table:table-cell table:style-name="ce51" table:formula="of:=[$Pre.D69]" office:value-type="float" office:value="23" calcext:value-type="float">
            <text:p>23</text:p>
          </table:table-cell>
          <table:table-cell table:style-name="ce51" table:formula="of:=[$Pre.F69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formula="of:=[$Pre.A94]" office:value-type="string" office:string-value="Train" calcext:value-type="string">
            <text:p>Train</text:p>
          </table:table-cell>
          <table:table-cell table:style-name="ce89" table:formula="of:=[$Pre.C94]" office:value-type="time" office:time-value="PT00H01M10S" calcext:value-type="time">
            <text:p>01:10,000</text:p>
          </table:table-cell>
          <table:table-cell table:style-name="ce89" table:formula="of:=[$Pre.E94]" office:value-type="time" office:time-value="PT00H01M00.3S" calcext:value-type="time">
            <text:p>01:00,300</text:p>
          </table:table-cell>
          <table:table-cell table:style-name="ce89" table:formula="of:=[$Pre.G94]" office:value-type="time" office:time-value="PT00H00M52.233333333S" calcext:value-type="time">
            <text:p>00:52,233</text:p>
          </table:table-cell>
          <table:table-cell table:number-columns-repeated="3"/>
        </table:table-row>
        <table:table-row table:style-name="ro1">
          <table:table-cell table:formula="of:=[$Pre.A95]" office:value-type="string" office:string-value="Pred" calcext:value-type="string">
            <text:p>Pred</text:p>
          </table:table-cell>
          <table:table-cell table:style-name="ce89" table:formula="of:=[$Pre.C95]" office:value-type="time" office:time-value="PT00H00M01.092S" calcext:value-type="time">
            <text:p>00:01,092</text:p>
          </table:table-cell>
          <table:table-cell table:style-name="ce89" table:formula="of:=[$Pre.E95]" office:value-type="time" office:time-value="PT00H00M00.867333333S" calcext:value-type="time">
            <text:p>00:00,867</text:p>
          </table:table-cell>
          <table:table-cell table:style-name="ce89" table:formula="of:=[$Pre.G95]" office:value-type="time" office:time-value="PT00H00M00.789S" calcext:value-type="time">
            <text:p>00:00,789</text:p>
          </table:table-cell>
          <table:table-cell table:number-columns-repeated="3"/>
        </table:table-row>
        <table:table-row table:style-name="ro1">
          <table:table-cell table:formula="of:=[$Pre.A96]" office:value-type="string" office:string-value="Error u" calcext:value-type="string">
            <text:p>Error u</text:p>
          </table:table-cell>
          <table:table-cell table:formula="of:=[$Pre.C96]" office:value-type="float" office:value="0.002578908" calcext:value-type="float">
            <text:p>0,002578908</text:p>
          </table:table-cell>
          <table:table-cell table:formula="of:=[$Pre.E96]" office:value-type="float" office:value="0.001897842" calcext:value-type="float">
            <text:p>0,001897842</text:p>
          </table:table-cell>
          <table:table-cell table:formula="of:=[$Pre.G96]" office:value-type="float" office:value="0.001349208" calcext:value-type="float">
            <text:p>0,001349208</text:p>
          </table:table-cell>
          <table:table-cell table:number-columns-repeated="3"/>
        </table:table-row>
        <table:table-row table:style-name="ro1">
          <table:table-cell table:formula="of:=[$Pre.A97]" office:value-type="string" office:string-value="Error l1" calcext:value-type="string">
            <text:p>Error l1</text:p>
          </table:table-cell>
          <table:table-cell table:formula="of:=[$Pre.C97]" office:value-type="float" office:value="0.0003842" calcext:value-type="float">
            <text:p>0,0003842</text:p>
          </table:table-cell>
          <table:table-cell table:formula="of:=[$Pre.E97]" office:value-type="float" office:value="0.0003659" calcext:value-type="float">
            <text:p>0,0003659</text:p>
          </table:table-cell>
          <table:table-cell table:formula="of:=[$Pre.G97]" office:value-type="float" office:value="0.0000755" calcext:value-type="float">
            <text:p>0,0000755</text:p>
          </table:table-cell>
          <table:table-cell table:number-columns-repeated="3"/>
        </table:table-row>
        <table:table-row table:style-name="ro1">
          <table:table-cell table:formula="of:=[$Pre.A98]" office:value-type="string" office:string-value="Error l2" calcext:value-type="string">
            <text:p>Error l2</text:p>
          </table:table-cell>
          <table:table-cell table:formula="of:=[$Pre.C98]" office:value-type="float" office:value="0.0051096" calcext:value-type="float">
            <text:p>0,0051096</text:p>
          </table:table-cell>
          <table:table-cell table:formula="of:=[$Pre.E98]" office:value-type="float" office:value="0.0059348" calcext:value-type="float">
            <text:p>0,0059348</text:p>
          </table:table-cell>
          <table:table-cell table:formula="of:=[$Pre.G98]" office:value-type="float" office:value="0.0004947" calcext:value-type="float">
            <text:p>0,0004947</text:p>
          </table:table-cell>
          <table:table-cell table:number-columns-repeated="3"/>
        </table:table-row>
        <table:table-row table:style-name="ro1">
          <table:table-cell table:formula="of:=[$Pre.A99]" office:value-type="string" office:string-value="Lamb 1" calcext:value-type="string">
            <text:p>Lamb 1</text:p>
          </table:table-cell>
          <table:table-cell table:formula="of:=[$Pre.C99]" office:value-type="float" office:value="0.99962" calcext:value-type="float">
            <text:p>0,99962</text:p>
          </table:table-cell>
          <table:table-cell table:formula="of:=[$Pre.E99]" office:value-type="float" office:value="0.99963" calcext:value-type="float">
            <text:p>0,99963</text:p>
          </table:table-cell>
          <table:table-cell table:formula="of:=[$Pre.G99]" office:value-type="float" office:value="1.00008" calcext:value-type="float">
            <text:p>1,00008</text:p>
          </table:table-cell>
          <table:table-cell table:number-columns-repeated="3"/>
        </table:table-row>
        <table:table-row table:style-name="ro1">
          <table:table-cell table:formula="of:=[$Pre.A100]" office:value-type="string" office:string-value="Lamb 2" calcext:value-type="string">
            <text:p>Lamb 2</text:p>
          </table:table-cell>
          <table:table-cell table:formula="of:=[$Pre.C100]" office:value-type="float" office:value="0.0031994" calcext:value-type="float">
            <text:p>0,0031994</text:p>
          </table:table-cell>
          <table:table-cell table:formula="of:=[$Pre.E100]" office:value-type="float" office:value="0.003202" calcext:value-type="float">
            <text:p>0,003202</text:p>
          </table:table-cell>
          <table:table-cell table:formula="of:=[$Pre.G100]" office:value-type="float" office:value="0.0031815" calcext:value-type="float">
            <text:p>0,0031815</text:p>
          </table:table-cell>
          <table:table-cell table:number-columns-repeated="3"/>
        </table:table-row>
        <table:table-row table:style-name="ro1" table:number-rows-repeated="1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85" office:value-type="string" calcext:value-type="string">
            <text:p>Nu=2000</text:p>
          </table:table-cell>
          <table:table-cell table:style-name="Default"/>
          <table:table-cell table:style-name="Default" office:value-type="string" calcext:value-type="string">
            <text:p>Tempo de predição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Number of hidden layers</text:p>
          </table:table-cell>
          <table:table-cell table:style-name="ce165" office:value-type="string" calcext:value-type="string" table:number-columns-spanned="3" table:number-rows-spanned="1">
            <text:p>Number of neurons per hidden layer</text:p>
          </table:table-cell>
          <table:covered-table-cell table:style-name="ce169"/>
          <table:covered-table-cell table:style-name="ce170"/>
          <table:table-cell table:number-columns-repeated="3"/>
        </table:table-row>
        <table:table-row table:style-name="ro1">
          <table:covered-table-cell table:style-name="ce164"/>
          <table:table-cell table:style-name="ce166" table:formula="of:=[$Pre.B2]" office:value-type="float" office:value="10" calcext:value-type="float">
            <text:p>10</text:p>
          </table:table-cell>
          <table:table-cell table:style-name="ce166" table:formula="of:=[$Pre.D2]" office:value-type="float" office:value="20" calcext:value-type="float">
            <text:p>20</text:p>
          </table:table-cell>
          <table:table-cell table:style-name="ce166" table:formula="of:=[$Pre.F2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85" table:formula="of:=[$Pre.A3]" office:value-type="float" office:value="1" calcext:value-type="float">
            <text:p>1</text:p>
          </table:table-cell>
          <table:table-cell table:style-name="ce167" table:formula="of:=([.B5])*86400" office:value-type="float" office:value="0.647333333" calcext:value-type="float">
            <text:p>0,647</text:p>
          </table:table-cell>
          <table:table-cell table:style-name="ce167" table:formula="of:=([.C5])*86400" office:value-type="float" office:value="0.635666667" calcext:value-type="float">
            <text:p>0,636</text:p>
          </table:table-cell>
          <table:table-cell table:style-name="ce167" table:formula="of:=([.D5])*86400" office:value-type="float" office:value="0.675" calcext:value-type="float">
            <text:p>0,675</text:p>
          </table:table-cell>
          <table:table-cell table:number-columns-repeated="2"/>
          <table:table-cell office:value-type="float" office:value="86400" calcext:value-type="float">
            <text:p>86400</text:p>
          </table:table-cell>
        </table:table-row>
        <table:table-row table:style-name="ro1">
          <table:table-cell table:style-name="ce85" table:formula="of:=[$Pre.A36]" office:value-type="float" office:value="4" calcext:value-type="float">
            <text:p>4</text:p>
          </table:table-cell>
          <table:table-cell table:style-name="ce167" table:formula="of:=([.B13])*86400" office:value-type="float" office:value="0.704" calcext:value-type="float">
            <text:p>0,704</text:p>
          </table:table-cell>
          <table:table-cell table:style-name="ce167" table:formula="of:=([.C13])*86400" office:value-type="float" office:value="0.724333333" calcext:value-type="float">
            <text:p>0,724</text:p>
          </table:table-cell>
          <table:table-cell table:style-name="ce167" table:formula="of:=([.D13])*86400" office:value-type="float" office:value="0.705" calcext:value-type="float">
            <text:p>0,705</text:p>
          </table:table-cell>
          <table:table-cell table:number-columns-repeated="3"/>
        </table:table-row>
        <table:table-row table:style-name="ro1">
          <table:table-cell table:style-name="ce118" table:formula="of:=[$Pre.A69]" office:value-type="float" office:value="8" calcext:value-type="float">
            <text:p>8</text:p>
          </table:table-cell>
          <table:table-cell table:style-name="ce168" table:formula="of:=([.B21])*86400" office:value-type="float" office:value="1.092" calcext:value-type="float">
            <text:p>1,092</text:p>
          </table:table-cell>
          <table:table-cell table:style-name="ce168" table:formula="of:=([.C21])*86400" office:value-type="float" office:value="0.867333333" calcext:value-type="float">
            <text:p>0,867</text:p>
          </table:table-cell>
          <table:table-cell table:style-name="ce168" table:formula="of:=([.D21])*86400" office:value-type="float" office:value="0.789" calcext:value-type="float">
            <text:p>0,789</text:p>
          </table:table-cell>
          <table:table-cell table:number-columns-repeated="3"/>
        </table:table-row>
        <calcext:conditional-formats>
          <calcext:conditional-format calcext:target-range-address="RPre.B42:RPre.D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Nu4" table:style-name="ta1">
        <table:shapes>
          <draw:frame draw:z-index="0" draw:style-name="gr1" draw:text-style-name="P1" svg:width="15.999cm" svg:height="8.999cm" svg:x="0.1cm" svg:y="25.388cm">
            <draw:object draw:notify-on-update-of-ranges="RNu4.B51:RNu4.F51 RNu4.A52:RNu4.A52 RNu4.B52:RNu4.F52 RNu4.A53:RNu4.A53 RNu4.B53:RNu4.F53 RNu4.A54:RNu4.A54 RNu4.B54:RNu4.F54 RNu4.A55:RNu4.A55 RNu4.B55:RNu4.F55 RNu4.A56:RNu4.A56 RNu4.B56:RNu4.F5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5.999cm" svg:height="8.999cm" svg:x="0.1cm" svg:y="39.838cm">
            <draw:object draw:notify-on-update-of-ranges="RNu4.B83:RNu4.F83 RNu4.A84:RNu4.A84 RNu4.B84:RNu4.F84 RNu4.A85:RNu4.A85 RNu4.B85:RNu4.F85 RNu4.A86:RNu4.A86 RNu4.B86:RNu4.F86 RNu4.A87:RNu4.A87 RNu4.B87:RNu4.F87 RNu4.A88:RNu4.A88 RNu4.B88:RNu4.F8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6" table:default-cell-style-name="Default"/>
        <table:table-column table:style-name="co2" table:number-columns-repeated="5" table:default-cell-style-name="Default"/>
        <table:table-row table:style-name="ro1">
          <table:table-cell table:style-name="ce91" table:formula="of:=[$Nu4.B1]" office:value-type="string" office:string-value="8 layers" calcext:value-type="string">
            <text:p>8 layers</text:p>
          </table:table-cell>
          <table:table-cell table:style-name="ce88"/>
          <table:table-cell table:style-name="ce91" office:value-type="string" calcext:value-type="string">
            <text:p>Neurons por camada escondida</text:p>
          </table:table-cell>
          <table:table-cell table:style-name="ce92" table:number-columns-repeated="3"/>
        </table:table-row>
        <table:table-row table:style-name="ro1">
          <table:table-cell table:style-name="ce88" table:formula="of:=[$Nu4.A2]" office:value-type="string" office:string-value="Nu" calcext:value-type="string">
            <text:p>Nu</text:p>
          </table:table-cell>
          <table:table-cell table:style-name="ce85" table:formula="of:=[$Nu4.B2]" office:value-type="float" office:value="10" calcext:value-type="float">
            <text:p>10</text:p>
          </table:table-cell>
          <table:table-cell table:style-name="ce85" table:formula="of:=[$Nu4.D2]" office:value-type="float" office:value="15" calcext:value-type="float">
            <text:p>15</text:p>
          </table:table-cell>
          <table:table-cell table:style-name="ce85" table:formula="of:=[$Nu4.F2]" office:value-type="float" office:value="20" calcext:value-type="float">
            <text:p>20</text:p>
          </table:table-cell>
          <table:table-cell table:style-name="ce85" table:formula="of:=[$Nu4.H2]" office:value-type="float" office:value="25" calcext:value-type="float">
            <text:p>25</text:p>
          </table:table-cell>
          <table:table-cell table:style-name="ce85" table:formula="of:=[$Nu4.J2]" office:value-type="float" office:value="30" calcext:value-type="float">
            <text:p>30</text:p>
          </table:table-cell>
        </table:table-row>
        <table:table-row table:style-name="ro1">
          <table:table-cell table:style-name="ce1" table:formula="of:=[$Nu4.A3]" office:value-type="float" office:value="400" calcext:value-type="float">
            <text:p>400</text:p>
          </table:table-cell>
          <table:table-cell table:style-name="ce25" table:formula="of:=[$Nu4.B3]" office:value-type="float" office:value="1" calcext:value-type="float">
            <text:p>1</text:p>
          </table:table-cell>
          <table:table-cell table:style-name="ce25" table:formula="of:=[$Nu4.D3]" office:value-type="float" office:value="2" calcext:value-type="float">
            <text:p>2</text:p>
          </table:table-cell>
          <table:table-cell table:style-name="ce25" table:formula="of:=[$Nu4.F3]" office:value-type="float" office:value="3" calcext:value-type="float">
            <text:p>3</text:p>
          </table:table-cell>
          <table:table-cell table:style-name="ce25" table:formula="of:=[$Nu4.H3]" office:value-type="float" office:value="4" calcext:value-type="float">
            <text:p>4</text:p>
          </table:table-cell>
          <table:table-cell table:style-name="ce25" table:formula="of:=[$Nu4.J3]" office:value-type="float" office:value="5" calcext:value-type="float">
            <text:p>5</text:p>
          </table:table-cell>
        </table:table-row>
        <table:table-row table:style-name="ro1">
          <table:table-cell table:formula="of:=[$Nu4.A25]" office:value-type="string" office:string-value="Train" calcext:value-type="string">
            <text:p>Train</text:p>
          </table:table-cell>
          <table:table-cell table:style-name="ce68" table:formula="of:=[$Nu4.C25]" office:value-type="time" office:time-value="PT00H00M50.466666667S" calcext:value-type="time">
            <text:p>00:00:50</text:p>
          </table:table-cell>
          <table:table-cell table:style-name="ce68" table:formula="of:=[$Nu4.E25]" office:value-type="time" office:time-value="PT00H00M31.733333333S" calcext:value-type="time">
            <text:p>00:00:31</text:p>
          </table:table-cell>
          <table:table-cell table:style-name="ce68" table:formula="of:=[$Nu4.G25]" office:value-type="time" office:time-value="PT00H00M28.4S" calcext:value-type="time">
            <text:p>00:00:28</text:p>
          </table:table-cell>
          <table:table-cell table:style-name="ce68" table:formula="of:=[$Nu4.I25]" office:value-type="time" office:time-value="PT00H00M32.566666667S" calcext:value-type="time">
            <text:p>00:00:32</text:p>
          </table:table-cell>
          <table:table-cell table:style-name="ce68" table:formula="of:=[$Nu4.K25]" office:value-type="time" office:time-value="PT00H00M53.366666667S" calcext:value-type="time">
            <text:p>00:00:53</text:p>
          </table:table-cell>
        </table:table-row>
        <table:table-row table:style-name="ro1">
          <table:table-cell table:formula="of:=[$Nu4.A26]" office:value-type="string" office:string-value="Error u" calcext:value-type="string">
            <text:p>Error u</text:p>
          </table:table-cell>
          <table:table-cell table:style-name="ce70" table:formula="of:=[$Nu4.C26]" office:value-type="float" office:value="0.02441041" calcext:value-type="float">
            <text:p>0,02441041</text:p>
          </table:table-cell>
          <table:table-cell table:style-name="ce70" table:formula="of:=[$Nu4.E26]" office:value-type="float" office:value="0.04742153" calcext:value-type="float">
            <text:p>0,04742153</text:p>
          </table:table-cell>
          <table:table-cell table:style-name="ce70" table:formula="of:=[$Nu4.G26]" office:value-type="float" office:value="0.02501846" calcext:value-type="float">
            <text:p>0,02501846</text:p>
          </table:table-cell>
          <table:table-cell table:style-name="ce70" table:formula="of:=[$Nu4.I26]" office:value-type="float" office:value="0.04207384" calcext:value-type="float">
            <text:p>0,04207384</text:p>
          </table:table-cell>
          <table:table-cell table:style-name="ce70" table:formula="of:=[$Nu4.K26]" office:value-type="float" office:value="0.08227192" calcext:value-type="float">
            <text:p>0,08227192</text:p>
          </table:table-cell>
        </table:table-row>
        <table:table-row table:style-name="ro1">
          <table:table-cell table:formula="of:=[$Nu4.A27]" office:value-type="string" office:string-value="Error l1" calcext:value-type="string">
            <text:p>Error l1</text:p>
          </table:table-cell>
          <table:table-cell table:style-name="ce70" table:formula="of:=[$Nu4.C27]" office:value-type="float" office:value="0.0006678" calcext:value-type="float">
            <text:p>0,0006678</text:p>
          </table:table-cell>
          <table:table-cell table:style-name="ce70" table:formula="of:=[$Nu4.E27]" office:value-type="float" office:value="0.0001221" calcext:value-type="float">
            <text:p>0,0001221</text:p>
          </table:table-cell>
          <table:table-cell table:style-name="ce70" table:formula="of:=[$Nu4.G27]" office:value-type="float" office:value="0.0001502" calcext:value-type="float">
            <text:p>0,0001502</text:p>
          </table:table-cell>
          <table:table-cell table:style-name="ce70" table:formula="of:=[$Nu4.I27]" office:value-type="float" office:value="0.000781" calcext:value-type="float">
            <text:p>0,000781</text:p>
          </table:table-cell>
          <table:table-cell table:style-name="ce70" table:formula="of:=[$Nu4.K27]" office:value-type="float" office:value="0.0007259" calcext:value-type="float">
            <text:p>0,0007259</text:p>
          </table:table-cell>
        </table:table-row>
        <table:table-row table:style-name="ro1">
          <table:table-cell table:formula="of:=[$Nu4.A28]" office:value-type="string" office:string-value="Error l2" calcext:value-type="string">
            <text:p>Error l2</text:p>
          </table:table-cell>
          <table:table-cell table:style-name="ce70" table:formula="of:=[$Nu4.C28]" office:value-type="float" office:value="0.2104043" calcext:value-type="float">
            <text:p>0,2104043</text:p>
          </table:table-cell>
          <table:table-cell table:style-name="ce70" table:formula="of:=[$Nu4.E28]" office:value-type="float" office:value="0.2669597" calcext:value-type="float">
            <text:p>0,2669597</text:p>
          </table:table-cell>
          <table:table-cell table:style-name="ce70" table:formula="of:=[$Nu4.G28]" office:value-type="float" office:value="0.1188469" calcext:value-type="float">
            <text:p>0,1188469</text:p>
          </table:table-cell>
          <table:table-cell table:style-name="ce70" table:formula="of:=[$Nu4.I28]" office:value-type="float" office:value="0.145484" calcext:value-type="float">
            <text:p>0,145484</text:p>
          </table:table-cell>
          <table:table-cell table:style-name="ce70" table:formula="of:=[$Nu4.K28]" office:value-type="float" office:value="0.1243513" calcext:value-type="float">
            <text:p>0,1243513</text:p>
          </table:table-cell>
        </table:table-row>
        <table:table-row table:style-name="ro1">
          <table:table-cell table:formula="of:=[$Nu4.A29]" office:value-type="string" office:string-value="Lamb 1" calcext:value-type="string">
            <text:p>Lamb 1</text:p>
          </table:table-cell>
          <table:table-cell table:style-name="ce70" table:formula="of:=[$Nu4.C29]" office:value-type="float" office:value="0.99933" calcext:value-type="float">
            <text:p>0,99933</text:p>
          </table:table-cell>
          <table:table-cell table:style-name="ce70" table:formula="of:=[$Nu4.E29]" office:value-type="float" office:value="0.99988" calcext:value-type="float">
            <text:p>0,99988</text:p>
          </table:table-cell>
          <table:table-cell table:style-name="ce70" table:formula="of:=[$Nu4.G29]" office:value-type="float" office:value="1.00015" calcext:value-type="float">
            <text:p>1,00015</text:p>
          </table:table-cell>
          <table:table-cell table:style-name="ce70" table:formula="of:=[$Nu4.I29]" office:value-type="float" office:value="0.99922" calcext:value-type="float">
            <text:p>0,99922</text:p>
          </table:table-cell>
          <table:table-cell table:style-name="ce70" table:formula="of:=[$Nu4.K29]" office:value-type="float" office:value="0.99927" calcext:value-type="float">
            <text:p>0,99927</text:p>
          </table:table-cell>
        </table:table-row>
        <table:table-row table:style-name="ro1">
          <table:table-cell table:formula="of:=[$Nu4.A30]" office:value-type="string" office:string-value="Lamb 2" calcext:value-type="string">
            <text:p>Lamb 2</text:p>
          </table:table-cell>
          <table:table-cell table:style-name="ce70" table:formula="of:=[$Nu4.C30]" office:value-type="float" office:value="0.0038528" calcext:value-type="float">
            <text:p>0,0038528</text:p>
          </table:table-cell>
          <table:table-cell table:style-name="ce70" table:formula="of:=[$Nu4.E30]" office:value-type="float" office:value="0.0040329" calcext:value-type="float">
            <text:p>0,0040329</text:p>
          </table:table-cell>
          <table:table-cell table:style-name="ce70" table:formula="of:=[$Nu4.G30]" office:value-type="float" office:value="0.0035614" calcext:value-type="float">
            <text:p>0,0035614</text:p>
          </table:table-cell>
          <table:table-cell table:style-name="ce70" table:formula="of:=[$Nu4.I30]" office:value-type="float" office:value="0.0036462" calcext:value-type="float">
            <text:p>0,0036462</text:p>
          </table:table-cell>
          <table:table-cell table:style-name="ce70" table:formula="of:=[$Nu4.K30]" office:value-type="float" office:value="0.0035789" calcext:value-type="float">
            <text:p>0,0035789</text:p>
          </table:table-cell>
        </table:table-row>
        <table:table-row table:style-name="ro1">
          <table:table-cell table:style-name="ce1" table:formula="of:=[$Nu4.A32]" office:value-type="float" office:value="800" calcext:value-type="float">
            <text:p>800</text:p>
          </table:table-cell>
          <table:table-cell table:style-name="ce25" table:formula="of:=[$Nu4.B32]" office:value-type="float" office:value="6" calcext:value-type="float">
            <text:p>6</text:p>
          </table:table-cell>
          <table:table-cell table:style-name="ce25" table:formula="of:=[$Nu4.D32]" office:value-type="float" office:value="7" calcext:value-type="float">
            <text:p>7</text:p>
          </table:table-cell>
          <table:table-cell table:style-name="ce25" table:formula="of:=[$Nu4.F32]" office:value-type="float" office:value="8" calcext:value-type="float">
            <text:p>8</text:p>
          </table:table-cell>
          <table:table-cell table:style-name="ce25" table:formula="of:=[$Nu4.H32]" office:value-type="float" office:value="9" calcext:value-type="float">
            <text:p>9</text:p>
          </table:table-cell>
          <table:table-cell table:style-name="ce25" table:formula="of:=[$Nu4.J32]" office:value-type="float" office:value="10" calcext:value-type="float">
            <text:p>10</text:p>
          </table:table-cell>
        </table:table-row>
        <table:table-row table:style-name="ro1">
          <table:table-cell table:formula="of:=[$Nu4.A54]" office:value-type="string" office:string-value="Train" calcext:value-type="string">
            <text:p>Train</text:p>
          </table:table-cell>
          <table:table-cell table:style-name="ce68" table:formula="of:=[$Nu4.C54]" office:value-type="time" office:time-value="PT00H00M37.866666667S" calcext:value-type="time">
            <text:p>00:00:37</text:p>
          </table:table-cell>
          <table:table-cell table:style-name="ce68" table:formula="of:=[$Nu4.E54]" office:value-type="time" office:time-value="PT00H00M41.7S" calcext:value-type="time">
            <text:p>00:00:41</text:p>
          </table:table-cell>
          <table:table-cell table:style-name="ce68" table:formula="of:=[$Nu4.G54]" office:value-type="time" office:time-value="PT00H00M40.233333333S" calcext:value-type="time">
            <text:p>00:00:40</text:p>
          </table:table-cell>
          <table:table-cell table:style-name="ce68" table:formula="of:=[$Nu4.I54]" office:value-type="time" office:time-value="PT00H00M36S" calcext:value-type="time">
            <text:p>00:00:36</text:p>
          </table:table-cell>
          <table:table-cell table:style-name="ce68" table:formula="of:=[$Nu4.K54]" office:value-type="time" office:time-value="PT00H00M56.333333333S" calcext:value-type="time">
            <text:p>00:00:56</text:p>
          </table:table-cell>
        </table:table-row>
        <table:table-row table:style-name="ro1">
          <table:table-cell table:formula="of:=[$Nu4.A55]" office:value-type="string" office:string-value="Error u" calcext:value-type="string">
            <text:p>Error u</text:p>
          </table:table-cell>
          <table:table-cell table:style-name="ce70" table:formula="of:=[$Nu4.C55]" office:value-type="float" office:value="0.01413198" calcext:value-type="float">
            <text:p>0,01413198</text:p>
          </table:table-cell>
          <table:table-cell table:style-name="ce70" table:formula="of:=[$Nu4.E55]" office:value-type="float" office:value="0.009839402" calcext:value-type="float">
            <text:p>0,009839402</text:p>
          </table:table-cell>
          <table:table-cell table:style-name="ce70" table:formula="of:=[$Nu4.G55]" office:value-type="float" office:value="0.00821884" calcext:value-type="float">
            <text:p>0,00821884</text:p>
          </table:table-cell>
          <table:table-cell table:style-name="ce70" table:formula="of:=[$Nu4.I55]" office:value-type="float" office:value="0.002568378" calcext:value-type="float">
            <text:p>0,002568378</text:p>
          </table:table-cell>
          <table:table-cell table:style-name="ce70" table:formula="of:=[$Nu4.K55]" office:value-type="float" office:value="0.006085704" calcext:value-type="float">
            <text:p>0,006085704</text:p>
          </table:table-cell>
        </table:table-row>
        <table:table-row table:style-name="ro1">
          <table:table-cell table:formula="of:=[$Nu4.A56]" office:value-type="string" office:string-value="Error l1" calcext:value-type="string">
            <text:p>Error l1</text:p>
          </table:table-cell>
          <table:table-cell table:style-name="ce70" table:formula="of:=[$Nu4.C56]" office:value-type="float" office:value="0.0004023" calcext:value-type="float">
            <text:p>0,0004023</text:p>
          </table:table-cell>
          <table:table-cell table:style-name="ce70" table:formula="of:=[$Nu4.E56]" office:value-type="float" office:value="0.0007892" calcext:value-type="float">
            <text:p>0,0007892</text:p>
          </table:table-cell>
          <table:table-cell table:style-name="ce70" table:formula="of:=[$Nu4.G56]" office:value-type="float" office:value="0.000115" calcext:value-type="float">
            <text:p>0,000115</text:p>
          </table:table-cell>
          <table:table-cell table:style-name="ce70" table:formula="of:=[$Nu4.I56]" office:value-type="float" office:value="0.0000591" calcext:value-type="float">
            <text:p>0,0000591</text:p>
          </table:table-cell>
          <table:table-cell table:style-name="ce70" table:formula="of:=[$Nu4.K56]" office:value-type="float" office:value="0.0011491" calcext:value-type="float">
            <text:p>0,0011491</text:p>
          </table:table-cell>
        </table:table-row>
        <table:table-row table:style-name="ro1">
          <table:table-cell table:formula="of:=[$Nu4.A57]" office:value-type="string" office:string-value="Error l2" calcext:value-type="string">
            <text:p>Error l2</text:p>
          </table:table-cell>
          <table:table-cell table:style-name="ce70" table:formula="of:=[$Nu4.C57]" office:value-type="float" office:value="0.0760652" calcext:value-type="float">
            <text:p>0,0760652</text:p>
          </table:table-cell>
          <table:table-cell table:style-name="ce70" table:formula="of:=[$Nu4.E57]" office:value-type="float" office:value="0.004468" calcext:value-type="float">
            <text:p>0,004468</text:p>
          </table:table-cell>
          <table:table-cell table:style-name="ce70" table:formula="of:=[$Nu4.G57]" office:value-type="float" office:value="0.0286248" calcext:value-type="float">
            <text:p>0,0286248</text:p>
          </table:table-cell>
          <table:table-cell table:style-name="ce70" table:formula="of:=[$Nu4.I57]" office:value-type="float" office:value="0.0194687" calcext:value-type="float">
            <text:p>0,0194687</text:p>
          </table:table-cell>
          <table:table-cell table:style-name="ce70" table:formula="of:=[$Nu4.K57]" office:value-type="float" office:value="0.002179" calcext:value-type="float">
            <text:p>0,002179</text:p>
          </table:table-cell>
        </table:table-row>
        <table:table-row table:style-name="ro1">
          <table:table-cell table:formula="of:=[$Nu4.A58]" office:value-type="string" office:string-value="Lamb 1" calcext:value-type="string">
            <text:p>Lamb 1</text:p>
          </table:table-cell>
          <table:table-cell table:style-name="ce70" table:formula="of:=[$Nu4.C58]" office:value-type="float" office:value="0.9996" calcext:value-type="float">
            <text:p>0,9996</text:p>
          </table:table-cell>
          <table:table-cell table:style-name="ce70" table:formula="of:=[$Nu4.E58]" office:value-type="float" office:value="0.99921" calcext:value-type="float">
            <text:p>0,99921</text:p>
          </table:table-cell>
          <table:table-cell table:style-name="ce70" table:formula="of:=[$Nu4.G58]" office:value-type="float" office:value="0.99988" calcext:value-type="float">
            <text:p>0,99988</text:p>
          </table:table-cell>
          <table:table-cell table:style-name="ce70" table:formula="of:=[$Nu4.I58]" office:value-type="float" office:value="0.99994" calcext:value-type="float">
            <text:p>0,99994</text:p>
          </table:table-cell>
          <table:table-cell table:style-name="ce70" table:formula="of:=[$Nu4.K58]" office:value-type="float" office:value="0.99885" calcext:value-type="float">
            <text:p>0,99885</text:p>
          </table:table-cell>
        </table:table-row>
        <table:table-row table:style-name="ro1">
          <table:table-cell table:formula="of:=[$Nu4.A59]" office:value-type="string" office:string-value="Lamb 2" calcext:value-type="string">
            <text:p>Lamb 2</text:p>
          </table:table-cell>
          <table:table-cell table:style-name="ce70" table:formula="of:=[$Nu4.C59]" office:value-type="float" office:value="0.0034252" calcext:value-type="float">
            <text:p>0,0034252</text:p>
          </table:table-cell>
          <table:table-cell table:style-name="ce70" table:formula="of:=[$Nu4.E59]" office:value-type="float" office:value="0.0031973" calcext:value-type="float">
            <text:p>0,0031973</text:p>
          </table:table-cell>
          <table:table-cell table:style-name="ce70" table:formula="of:=[$Nu4.G59]" office:value-type="float" office:value="0.003092" calcext:value-type="float">
            <text:p>0,003092</text:p>
          </table:table-cell>
          <table:table-cell table:style-name="ce70" table:formula="of:=[$Nu4.I59]" office:value-type="float" office:value="0.0032451" calcext:value-type="float">
            <text:p>0,0032451</text:p>
          </table:table-cell>
          <table:table-cell table:style-name="ce70" table:formula="of:=[$Nu4.K59]" office:value-type="float" office:value="0.0031762" calcext:value-type="float">
            <text:p>0,0031762</text:p>
          </table:table-cell>
        </table:table-row>
        <table:table-row table:style-name="ro1">
          <table:table-cell table:style-name="ce1" table:formula="of:=[$Nu4.A61]" office:value-type="float" office:value="1200" calcext:value-type="float">
            <text:p>1200</text:p>
          </table:table-cell>
          <table:table-cell table:style-name="ce25" table:formula="of:=[$Nu4.B61]" office:value-type="float" office:value="11" calcext:value-type="float">
            <text:p>11</text:p>
          </table:table-cell>
          <table:table-cell table:style-name="ce25" table:formula="of:=[$Nu4.D61]" office:value-type="float" office:value="12" calcext:value-type="float">
            <text:p>12</text:p>
          </table:table-cell>
          <table:table-cell table:style-name="ce25" table:formula="of:=[$Nu4.F61]" office:value-type="float" office:value="13" calcext:value-type="float">
            <text:p>13</text:p>
          </table:table-cell>
          <table:table-cell table:style-name="ce25" table:formula="of:=[$Nu4.H61]" office:value-type="float" office:value="14" calcext:value-type="float">
            <text:p>14</text:p>
          </table:table-cell>
          <table:table-cell table:style-name="ce25" table:formula="of:=[$Nu4.J61]" office:value-type="float" office:value="15" calcext:value-type="float">
            <text:p>15</text:p>
          </table:table-cell>
        </table:table-row>
        <table:table-row table:style-name="ro1">
          <table:table-cell table:formula="of:=[$Nu4.A83]" office:value-type="string" office:string-value="Train" calcext:value-type="string">
            <text:p>Train</text:p>
          </table:table-cell>
          <table:table-cell table:style-name="ce68" table:formula="of:=[$Nu4.C83]" office:value-type="time" office:time-value="PT00H00M45.966666667S" calcext:value-type="time">
            <text:p>00:00:45</text:p>
          </table:table-cell>
          <table:table-cell table:style-name="ce68" table:formula="of:=[$Nu4.E83]" office:value-type="time" office:time-value="PT00H00M33.833333333S" calcext:value-type="time">
            <text:p>00:00:33</text:p>
          </table:table-cell>
          <table:table-cell table:style-name="ce68" table:formula="of:=[$Nu4.G83]" office:value-type="time" office:time-value="PT00H00M32.766666667S" calcext:value-type="time">
            <text:p>00:00:32</text:p>
          </table:table-cell>
          <table:table-cell table:style-name="ce68" table:formula="of:=[$Nu4.I83]" office:value-type="time" office:time-value="PT00H00M32.133333333S" calcext:value-type="time">
            <text:p>00:00:32</text:p>
          </table:table-cell>
          <table:table-cell table:style-name="ce68" table:formula="of:=[$Nu4.K83]" office:value-type="time" office:time-value="PT00H00M34S" calcext:value-type="time">
            <text:p>00:00:34</text:p>
          </table:table-cell>
        </table:table-row>
        <table:table-row table:style-name="ro1">
          <table:table-cell table:formula="of:=[$Nu4.A84]" office:value-type="string" office:string-value="Error u" calcext:value-type="string">
            <text:p>Error u</text:p>
          </table:table-cell>
          <table:table-cell table:style-name="ce70" table:formula="of:=[$Nu4.C84]" office:value-type="float" office:value="0.01677221" calcext:value-type="float">
            <text:p>0,01677221</text:p>
          </table:table-cell>
          <table:table-cell table:style-name="ce70" table:formula="of:=[$Nu4.E84]" office:value-type="float" office:value="0.006306477" calcext:value-type="float">
            <text:p>0,006306477</text:p>
          </table:table-cell>
          <table:table-cell table:style-name="ce70" table:formula="of:=[$Nu4.G84]" office:value-type="float" office:value="0.007846975" calcext:value-type="float">
            <text:p>0,007846975</text:p>
          </table:table-cell>
          <table:table-cell table:style-name="ce70" table:formula="of:=[$Nu4.I84]" office:value-type="float" office:value="0.003610867" calcext:value-type="float">
            <text:p>0,003610867</text:p>
          </table:table-cell>
          <table:table-cell table:style-name="ce70" table:formula="of:=[$Nu4.K84]" office:value-type="float" office:value="0.004376913" calcext:value-type="float">
            <text:p>0,004376913</text:p>
          </table:table-cell>
        </table:table-row>
        <table:table-row table:style-name="ro1">
          <table:table-cell table:formula="of:=[$Nu4.A85]" office:value-type="string" office:string-value="Error l1" calcext:value-type="string">
            <text:p>Error l1</text:p>
          </table:table-cell>
          <table:table-cell table:style-name="ce70" table:formula="of:=[$Nu4.C85]" office:value-type="float" office:value="0.0007105" calcext:value-type="float">
            <text:p>0,0007105</text:p>
          </table:table-cell>
          <table:table-cell table:style-name="ce70" table:formula="of:=[$Nu4.E85]" office:value-type="float" office:value="0.0006216" calcext:value-type="float">
            <text:p>0,0006216</text:p>
          </table:table-cell>
          <table:table-cell table:style-name="ce70" table:formula="of:=[$Nu4.G85]" office:value-type="float" office:value="0.0005817" calcext:value-type="float">
            <text:p>0,0005817</text:p>
          </table:table-cell>
          <table:table-cell table:style-name="ce70" table:formula="of:=[$Nu4.I85]" office:value-type="float" office:value="0.0000749" calcext:value-type="float">
            <text:p>0,0000749</text:p>
          </table:table-cell>
          <table:table-cell table:style-name="ce70" table:formula="of:=[$Nu4.K85]" office:value-type="float" office:value="0.0005373" calcext:value-type="float">
            <text:p>0,0005373</text:p>
          </table:table-cell>
        </table:table-row>
        <table:table-row table:style-name="ro1">
          <table:table-cell table:formula="of:=[$Nu4.A86]" office:value-type="string" office:string-value="Error l2" calcext:value-type="string">
            <text:p>Error l2</text:p>
          </table:table-cell>
          <table:table-cell table:style-name="ce70" table:formula="of:=[$Nu4.C86]" office:value-type="float" office:value="0.0109699" calcext:value-type="float">
            <text:p>0,0109699</text:p>
          </table:table-cell>
          <table:table-cell table:style-name="ce70" table:formula="of:=[$Nu4.E86]" office:value-type="float" office:value="0.0302662" calcext:value-type="float">
            <text:p>0,0302662</text:p>
          </table:table-cell>
          <table:table-cell table:style-name="ce70" table:formula="of:=[$Nu4.G86]" office:value-type="float" office:value="0.0283623" calcext:value-type="float">
            <text:p>0,0283623</text:p>
          </table:table-cell>
          <table:table-cell table:style-name="ce70" table:formula="of:=[$Nu4.I86]" office:value-type="float" office:value="0.0120528" calcext:value-type="float">
            <text:p>0,0120528</text:p>
          </table:table-cell>
          <table:table-cell table:style-name="ce70" table:formula="of:=[$Nu4.K86]" office:value-type="float" office:value="0.000946233333333333" calcext:value-type="float">
            <text:p>0,000946233333333333</text:p>
          </table:table-cell>
        </table:table-row>
        <table:table-row table:style-name="ro1">
          <table:table-cell table:formula="of:=[$Nu4.A87]" office:value-type="string" office:string-value="Lamb 1" calcext:value-type="string">
            <text:p>Lamb 1</text:p>
          </table:table-cell>
          <table:table-cell table:style-name="ce70" table:formula="of:=[$Nu4.C87]" office:value-type="float" office:value="0.99929" calcext:value-type="float">
            <text:p>0,99929</text:p>
          </table:table-cell>
          <table:table-cell table:style-name="ce70" table:formula="of:=[$Nu4.E87]" office:value-type="float" office:value="0.99938" calcext:value-type="float">
            <text:p>0,99938</text:p>
          </table:table-cell>
          <table:table-cell table:style-name="ce70" table:formula="of:=[$Nu4.G87]" office:value-type="float" office:value="0.99942" calcext:value-type="float">
            <text:p>0,99942</text:p>
          </table:table-cell>
          <table:table-cell table:style-name="ce70" table:formula="of:=[$Nu4.I87]" office:value-type="float" office:value="0.99993" calcext:value-type="float">
            <text:p>0,99993</text:p>
          </table:table-cell>
          <table:table-cell table:style-name="ce70" table:formula="of:=[$Nu4.K87]" office:value-type="float" office:value="0.99946" calcext:value-type="float">
            <text:p>0,99946</text:p>
          </table:table-cell>
        </table:table-row>
        <table:table-row table:style-name="ro1">
          <table:table-cell table:formula="of:=[$Nu4.A88]" office:value-type="string" office:string-value="Lamb 2" calcext:value-type="string">
            <text:p>Lamb 2</text:p>
          </table:table-cell>
          <table:table-cell table:style-name="ce70" table:formula="of:=[$Nu4.C88]" office:value-type="float" office:value="0.0031482" calcext:value-type="float">
            <text:p>0,0031482</text:p>
          </table:table-cell>
          <table:table-cell table:style-name="ce70" table:formula="of:=[$Nu4.E88]" office:value-type="float" office:value="0.0032794" calcext:value-type="float">
            <text:p>0,0032794</text:p>
          </table:table-cell>
          <table:table-cell table:style-name="ce70" table:formula="of:=[$Nu4.G88]" office:value-type="float" office:value="0.0030928" calcext:value-type="float">
            <text:p>0,0030928</text:p>
          </table:table-cell>
          <table:table-cell table:style-name="ce70" table:formula="of:=[$Nu4.I88]" office:value-type="float" office:value="0.0032215" calcext:value-type="float">
            <text:p>0,0032215</text:p>
          </table:table-cell>
          <table:table-cell table:style-name="ce70" table:formula="of:=[$Nu4.K88]" office:value-type="float" office:value="0.0031794" calcext:value-type="float">
            <text:p>0,0031794</text:p>
          </table:table-cell>
        </table:table-row>
        <table:table-row table:style-name="ro1">
          <table:table-cell table:style-name="ce1" table:formula="of:=[$Nu4.A90]" office:value-type="float" office:value="1600" calcext:value-type="float">
            <text:p>1600</text:p>
          </table:table-cell>
          <table:table-cell table:style-name="ce25" table:formula="of:=[$Nu4.B90]" office:value-type="float" office:value="16" calcext:value-type="float">
            <text:p>16</text:p>
          </table:table-cell>
          <table:table-cell table:style-name="ce25" table:formula="of:=[$Nu4.D90]" office:value-type="float" office:value="17" calcext:value-type="float">
            <text:p>17</text:p>
          </table:table-cell>
          <table:table-cell table:style-name="ce25" table:formula="of:=[$Nu4.F90]" office:value-type="float" office:value="18" calcext:value-type="float">
            <text:p>18</text:p>
          </table:table-cell>
          <table:table-cell table:style-name="ce25" table:formula="of:=[$Nu4.H90]" office:value-type="float" office:value="19" calcext:value-type="float">
            <text:p>19</text:p>
          </table:table-cell>
          <table:table-cell table:style-name="ce25" table:formula="of:=[$Nu4.J90]" office:value-type="float" office:value="20" calcext:value-type="float">
            <text:p>20</text:p>
          </table:table-cell>
        </table:table-row>
        <table:table-row table:style-name="ro1">
          <table:table-cell table:formula="of:=[$Nu4.A112]" office:value-type="string" office:string-value="Train" calcext:value-type="string">
            <text:p>Train</text:p>
          </table:table-cell>
          <table:table-cell table:style-name="ce68" table:formula="of:=[$Nu4.C112]" office:value-type="time" office:time-value="PT00H01M05.666666667S" calcext:value-type="time">
            <text:p>00:01:05</text:p>
          </table:table-cell>
          <table:table-cell table:style-name="ce68" table:formula="of:=[$Nu4.E112]" office:value-type="time" office:time-value="PT00H00M31.666666667S" calcext:value-type="time">
            <text:p>00:00:31</text:p>
          </table:table-cell>
          <table:table-cell table:style-name="ce68" table:formula="of:=[$Nu4.G112]" office:value-type="time" office:time-value="PT00H00M37.266666667S" calcext:value-type="time">
            <text:p>00:00:37</text:p>
          </table:table-cell>
          <table:table-cell table:style-name="ce68" table:formula="of:=[$Nu4.I112]" office:value-type="time" office:time-value="PT00H00M34.433333333S" calcext:value-type="time">
            <text:p>00:00:34</text:p>
          </table:table-cell>
          <table:table-cell table:style-name="ce68" table:formula="of:=[$Nu4.K112]" office:value-type="time" office:time-value="PT00H00M38.6S" calcext:value-type="time">
            <text:p>00:00:38</text:p>
          </table:table-cell>
        </table:table-row>
        <table:table-row table:style-name="ro1">
          <table:table-cell table:formula="of:=[$Nu4.A113]" office:value-type="string" office:string-value="Error u" calcext:value-type="string">
            <text:p>Error u</text:p>
          </table:table-cell>
          <table:table-cell table:style-name="ce70" table:formula="of:=[$Nu4.C113]" office:value-type="float" office:value="0.003154124" calcext:value-type="float">
            <text:p>0,003154124</text:p>
          </table:table-cell>
          <table:table-cell table:style-name="ce70" table:formula="of:=[$Nu4.E113]" office:value-type="float" office:value="0.006541028" calcext:value-type="float">
            <text:p>0,006541028</text:p>
          </table:table-cell>
          <table:table-cell table:style-name="ce70" table:formula="of:=[$Nu4.G113]" office:value-type="float" office:value="0.004654613" calcext:value-type="float">
            <text:p>0,004654613</text:p>
          </table:table-cell>
          <table:table-cell table:style-name="ce70" table:formula="of:=[$Nu4.I113]" office:value-type="float" office:value="0.001685301" calcext:value-type="float">
            <text:p>0,001685301</text:p>
          </table:table-cell>
          <table:table-cell table:style-name="ce70" table:formula="of:=[$Nu4.K113]" office:value-type="float" office:value="0.002736355" calcext:value-type="float">
            <text:p>0,002736355</text:p>
          </table:table-cell>
        </table:table-row>
        <table:table-row table:style-name="ro1">
          <table:table-cell table:formula="of:=[$Nu4.A114]" office:value-type="string" office:string-value="Error l1" calcext:value-type="string">
            <text:p>Error l1</text:p>
          </table:table-cell>
          <table:table-cell table:style-name="ce70" table:formula="of:=[$Nu4.C114]" office:value-type="float" office:value="0.0000207" calcext:value-type="float">
            <text:p>0,0000207</text:p>
          </table:table-cell>
          <table:table-cell table:style-name="ce70" table:formula="of:=[$Nu4.E114]" office:value-type="float" office:value="0.00271" calcext:value-type="float">
            <text:p>0,00271</text:p>
          </table:table-cell>
          <table:table-cell table:style-name="ce70" table:formula="of:=[$Nu4.G114]" office:value-type="float" office:value="0.000214" calcext:value-type="float">
            <text:p>0,000214</text:p>
          </table:table-cell>
          <table:table-cell table:style-name="ce70" table:formula="of:=[$Nu4.I114]" office:value-type="float" office:value="0.0005827" calcext:value-type="float">
            <text:p>0,0005827</text:p>
          </table:table-cell>
          <table:table-cell table:style-name="ce70" table:formula="of:=[$Nu4.K114]" office:value-type="float" office:value="0.0001897" calcext:value-type="float">
            <text:p>0,0001897</text:p>
          </table:table-cell>
        </table:table-row>
        <table:table-row table:style-name="ro1">
          <table:table-cell table:formula="of:=[$Nu4.A115]" office:value-type="string" office:string-value="Error l2" calcext:value-type="string">
            <text:p>Error l2</text:p>
          </table:table-cell>
          <table:table-cell table:style-name="ce70" table:formula="of:=[$Nu4.C115]" office:value-type="float" office:value="0.0041406" calcext:value-type="float">
            <text:p>0,0041406</text:p>
          </table:table-cell>
          <table:table-cell table:style-name="ce70" table:formula="of:=[$Nu4.E115]" office:value-type="float" office:value="0.0379468" calcext:value-type="float">
            <text:p>0,0379468</text:p>
          </table:table-cell>
          <table:table-cell table:style-name="ce70" table:formula="of:=[$Nu4.G115]" office:value-type="float" office:value="0.0209017" calcext:value-type="float">
            <text:p>0,0209017</text:p>
          </table:table-cell>
          <table:table-cell table:style-name="ce70" table:formula="of:=[$Nu4.I115]" office:value-type="float" office:value="0.0003183" calcext:value-type="float">
            <text:p>0,0003183</text:p>
          </table:table-cell>
          <table:table-cell table:style-name="ce70" table:formula="of:=[$Nu4.K115]" office:value-type="float" office:value="0.013534" calcext:value-type="float">
            <text:p>0,013534</text:p>
          </table:table-cell>
        </table:table-row>
        <table:table-row table:style-name="ro1">
          <table:table-cell table:formula="of:=[$Nu4.A116]" office:value-type="string" office:string-value="Lamb 1" calcext:value-type="string">
            <text:p>Lamb 1</text:p>
          </table:table-cell>
          <table:table-cell table:style-name="ce70" table:formula="of:=[$Nu4.C116]" office:value-type="float" office:value="0.99998" calcext:value-type="float">
            <text:p>0,99998</text:p>
          </table:table-cell>
          <table:table-cell table:style-name="ce70" table:formula="of:=[$Nu4.E116]" office:value-type="float" office:value="0.99729" calcext:value-type="float">
            <text:p>0,99729</text:p>
          </table:table-cell>
          <table:table-cell table:style-name="ce70" table:formula="of:=[$Nu4.G116]" office:value-type="float" office:value="1.00021" calcext:value-type="float">
            <text:p>1,00021</text:p>
          </table:table-cell>
          <table:table-cell table:style-name="ce70" table:formula="of:=[$Nu4.I116]" office:value-type="float" office:value="0.99942" calcext:value-type="float">
            <text:p>0,99942</text:p>
          </table:table-cell>
          <table:table-cell table:style-name="ce70" table:formula="of:=[$Nu4.K116]" office:value-type="float" office:value="0.99981" calcext:value-type="float">
            <text:p>0,99981</text:p>
          </table:table-cell>
        </table:table-row>
        <table:table-row table:style-name="ro1">
          <table:table-cell table:formula="of:=[$Nu4.A117]" office:value-type="string" office:string-value="Lamb 2" calcext:value-type="string">
            <text:p>Lamb 2</text:p>
          </table:table-cell>
          <table:table-cell table:style-name="ce70" table:formula="of:=[$Nu4.C117]" office:value-type="float" office:value="0.0031699" calcext:value-type="float">
            <text:p>0,0031699</text:p>
          </table:table-cell>
          <table:table-cell table:style-name="ce70" table:formula="of:=[$Nu4.E117]" office:value-type="float" office:value="0.0033039" calcext:value-type="float">
            <text:p>0,0033039</text:p>
          </table:table-cell>
          <table:table-cell table:style-name="ce70" table:formula="of:=[$Nu4.G117]" office:value-type="float" office:value="0.0031166" calcext:value-type="float">
            <text:p>0,0031166</text:p>
          </table:table-cell>
          <table:table-cell table:style-name="ce70" table:formula="of:=[$Nu4.I117]" office:value-type="float" office:value="0.0031841" calcext:value-type="float">
            <text:p>0,0031841</text:p>
          </table:table-cell>
          <table:table-cell table:style-name="ce70" table:formula="of:=[$Nu4.K117]" office:value-type="float" office:value="0.00314" calcext:value-type="float">
            <text:p>0,00314</text:p>
          </table:table-cell>
        </table:table-row>
        <table:table-row table:style-name="ro1">
          <table:table-cell table:style-name="ce1" table:formula="of:=[$Nu4.A119]" office:value-type="float" office:value="2000" calcext:value-type="float">
            <text:p>2000</text:p>
          </table:table-cell>
          <table:table-cell table:style-name="ce25" table:formula="of:=[$Nu4.B119]" office:value-type="float" office:value="21" calcext:value-type="float">
            <text:p>21</text:p>
          </table:table-cell>
          <table:table-cell table:style-name="ce25" table:formula="of:=[$Nu4.D119]" office:value-type="float" office:value="22" calcext:value-type="float">
            <text:p>22</text:p>
          </table:table-cell>
          <table:table-cell table:style-name="ce25" table:formula="of:=[$Nu4.F119]" office:value-type="float" office:value="23" calcext:value-type="float">
            <text:p>23</text:p>
          </table:table-cell>
          <table:table-cell table:style-name="ce25" table:formula="of:=[$Nu4.H119]" office:value-type="float" office:value="24" calcext:value-type="float">
            <text:p>24</text:p>
          </table:table-cell>
          <table:table-cell table:style-name="ce25" table:formula="of:=[$Nu4.J119]" office:value-type="float" office:value="25" calcext:value-type="float">
            <text:p>25</text:p>
          </table:table-cell>
        </table:table-row>
        <table:table-row table:style-name="ro1">
          <table:table-cell table:formula="of:=[$Nu4.A141]" office:value-type="string" office:string-value="Train" calcext:value-type="string">
            <text:p>Train</text:p>
          </table:table-cell>
          <table:table-cell table:style-name="ce68" table:formula="of:=[$Nu4.C141]" office:value-type="time" office:time-value="PT00H00M50.566666667S" calcext:value-type="time">
            <text:p>00:00:50</text:p>
          </table:table-cell>
          <table:table-cell table:style-name="ce68" table:formula="of:=[$Nu4.E141]" office:value-type="time" office:time-value="PT00H00M41.8S" calcext:value-type="time">
            <text:p>00:00:41</text:p>
          </table:table-cell>
          <table:table-cell table:style-name="ce68" table:formula="of:=[$Nu4.G141]" office:value-type="time" office:time-value="PT00H00M33.566666667S" calcext:value-type="time">
            <text:p>00:00:33</text:p>
          </table:table-cell>
          <table:table-cell table:style-name="ce68" table:formula="of:=[$Nu4.I141]" office:value-type="time" office:time-value="PT00H00M38.333333333S" calcext:value-type="time">
            <text:p>00:00:38</text:p>
          </table:table-cell>
          <table:table-cell table:style-name="ce68" table:formula="of:=[$Nu4.K141]" office:value-type="time" office:time-value="PT00H00M49.666666667S" calcext:value-type="time">
            <text:p>00:00:49</text:p>
          </table:table-cell>
        </table:table-row>
        <table:table-row table:style-name="ro1">
          <table:table-cell table:formula="of:=[$Nu4.A142]" office:value-type="string" office:string-value="Error u" calcext:value-type="string">
            <text:p>Error u</text:p>
          </table:table-cell>
          <table:table-cell table:style-name="ce70" table:formula="of:=[$Nu4.C142]" office:value-type="float" office:value="0.003002499" calcext:value-type="float">
            <text:p>0,003002499</text:p>
          </table:table-cell>
          <table:table-cell table:style-name="ce70" table:formula="of:=[$Nu4.E142]" office:value-type="float" office:value="0.004058223" calcext:value-type="float">
            <text:p>0,004058223</text:p>
          </table:table-cell>
          <table:table-cell table:style-name="ce70" table:formula="of:=[$Nu4.G142]" office:value-type="float" office:value="0.004434611" calcext:value-type="float">
            <text:p>0,004434611</text:p>
          </table:table-cell>
          <table:table-cell table:style-name="ce70" table:formula="of:=[$Nu4.I142]" office:value-type="float" office:value="0.003920036" calcext:value-type="float">
            <text:p>0,003920036</text:p>
          </table:table-cell>
          <table:table-cell table:style-name="ce70" table:formula="of:=[$Nu4.K142]" office:value-type="float" office:value="0.001564917" calcext:value-type="float">
            <text:p>0,001564917</text:p>
          </table:table-cell>
        </table:table-row>
        <table:table-row table:style-name="ro1">
          <table:table-cell table:formula="of:=[$Nu4.A143]" office:value-type="string" office:string-value="Error l1" calcext:value-type="string">
            <text:p>Error l1</text:p>
          </table:table-cell>
          <table:table-cell table:style-name="ce70" table:formula="of:=[$Nu4.C143]" office:value-type="float" office:value="0.0010883" calcext:value-type="float">
            <text:p>0,0010883</text:p>
          </table:table-cell>
          <table:table-cell table:style-name="ce70" table:formula="of:=[$Nu4.E143]" office:value-type="float" office:value="0.0001494" calcext:value-type="float">
            <text:p>0,0001494</text:p>
          </table:table-cell>
          <table:table-cell table:style-name="ce70" table:formula="of:=[$Nu4.G143]" office:value-type="float" office:value="0.0000281" calcext:value-type="float">
            <text:p>0,0000281</text:p>
          </table:table-cell>
          <table:table-cell table:style-name="ce70" table:formula="of:=[$Nu4.I143]" office:value-type="float" office:value="0.0003936" calcext:value-type="float">
            <text:p>0,0003936</text:p>
          </table:table-cell>
          <table:table-cell table:style-name="ce70" table:formula="of:=[$Nu4.K143]" office:value-type="float" office:value="0.0000747" calcext:value-type="float">
            <text:p>0,0000747</text:p>
          </table:table-cell>
        </table:table-row>
        <table:table-row table:style-name="ro1">
          <table:table-cell table:formula="of:=[$Nu4.A144]" office:value-type="string" office:string-value="Error l2" calcext:value-type="string">
            <text:p>Error l2</text:p>
          </table:table-cell>
          <table:table-cell table:style-name="ce70" table:formula="of:=[$Nu4.C144]" office:value-type="float" office:value="0.0166468" calcext:value-type="float">
            <text:p>0,0166468</text:p>
          </table:table-cell>
          <table:table-cell table:style-name="ce70" table:formula="of:=[$Nu4.E144]" office:value-type="float" office:value="0.0100304" calcext:value-type="float">
            <text:p>0,0100304</text:p>
          </table:table-cell>
          <table:table-cell table:style-name="ce70" table:formula="of:=[$Nu4.G144]" office:value-type="float" office:value="0.0093283" calcext:value-type="float">
            <text:p>0,0093283</text:p>
          </table:table-cell>
          <table:table-cell table:style-name="ce70" table:formula="of:=[$Nu4.I144]" office:value-type="float" office:value="0.0002578" calcext:value-type="float">
            <text:p>0,0002578</text:p>
          </table:table-cell>
          <table:table-cell table:style-name="ce70" table:formula="of:=[$Nu4.K144]" office:value-type="float" office:value="0.0008645" calcext:value-type="float">
            <text:p>0,0008645</text:p>
          </table:table-cell>
        </table:table-row>
        <table:table-row table:style-name="ro1">
          <table:table-cell table:formula="of:=[$Nu4.A145]" office:value-type="string" office:string-value="Lamb 1" calcext:value-type="string">
            <text:p>Lamb 1</text:p>
          </table:table-cell>
          <table:table-cell table:style-name="ce70" table:formula="of:=[$Nu4.C145]" office:value-type="float" office:value="0.99891" calcext:value-type="float">
            <text:p>0,99891</text:p>
          </table:table-cell>
          <table:table-cell table:style-name="ce70" table:formula="of:=[$Nu4.E145]" office:value-type="float" office:value="1.00015" calcext:value-type="float">
            <text:p>1,00015</text:p>
          </table:table-cell>
          <table:table-cell table:style-name="ce70" table:formula="of:=[$Nu4.G145]" office:value-type="float" office:value="1.00003" calcext:value-type="float">
            <text:p>1,00003</text:p>
          </table:table-cell>
          <table:table-cell table:style-name="ce70" table:formula="of:=[$Nu4.I145]" office:value-type="float" office:value="0.99961" calcext:value-type="float">
            <text:p>0,99961</text:p>
          </table:table-cell>
          <table:table-cell table:style-name="ce70" table:formula="of:=[$Nu4.K145]" office:value-type="float" office:value="1.00007" calcext:value-type="float">
            <text:p>1,00007</text:p>
          </table:table-cell>
        </table:table-row>
        <table:table-row table:style-name="ro1">
          <table:table-cell table:formula="of:=[$Nu4.A146]" office:value-type="string" office:string-value="Lamb 2" calcext:value-type="string">
            <text:p>Lamb 2</text:p>
          </table:table-cell>
          <table:table-cell table:style-name="ce70" table:formula="of:=[$Nu4.C146]" office:value-type="float" office:value="0.0032361" calcext:value-type="float">
            <text:p>0,0032361</text:p>
          </table:table-cell>
          <table:table-cell table:style-name="ce70" table:formula="of:=[$Nu4.E146]" office:value-type="float" office:value="0.003215" calcext:value-type="float">
            <text:p>0,003215</text:p>
          </table:table-cell>
          <table:table-cell table:style-name="ce70" table:formula="of:=[$Nu4.G146]" office:value-type="float" office:value="0.0031534" calcext:value-type="float">
            <text:p>0,0031534</text:p>
          </table:table-cell>
          <table:table-cell table:style-name="ce70" table:formula="of:=[$Nu4.I146]" office:value-type="float" office:value="0.0031823" calcext:value-type="float">
            <text:p>0,0031823</text:p>
          </table:table-cell>
          <table:table-cell table:style-name="ce70" table:formula="of:=[$Nu4.K146]" office:value-type="float" office:value="0.0031803" calcext:value-type="float">
            <text:p>0,0031803</text:p>
          </table:table-cell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rror u</text:p>
          </table:table-cell>
          <table:table-cell table:number-columns-repeated="2"/>
        </table:table-row>
        <table:table-row table:style-name="ro1">
          <table:table-cell table:style-name="ce18" table:formula="of:=[$Nu4.B1]" office:value-type="string" office:string-value="8 layers" calcext:value-type="string">
            <text:p>8 layers</text:p>
          </table:table-cell>
          <table:table-cell table:style-name="ce88"/>
          <table:table-cell table:style-name="ce91" office:value-type="string" calcext:value-type="string">
            <text:p>Neurons por camada escondida</text:p>
          </table:table-cell>
          <table:table-cell table:style-name="ce92" table:number-columns-repeated="3"/>
        </table:table-row>
        <table:table-row table:style-name="ro1">
          <table:table-cell table:style-name="ce85" table:formula="of:=[$Nu4.A2]" office:value-type="string" office:string-value="Nu" calcext:value-type="string">
            <text:p>Nu</text:p>
          </table:table-cell>
          <table:table-cell table:style-name="ce85" table:formula="of:=[$Nu4.B2]" office:value-type="float" office:value="10" calcext:value-type="float">
            <text:p>10</text:p>
          </table:table-cell>
          <table:table-cell table:style-name="ce85" table:formula="of:=[$Nu4.D2]" office:value-type="float" office:value="15" calcext:value-type="float">
            <text:p>15</text:p>
          </table:table-cell>
          <table:table-cell table:style-name="ce85" table:formula="of:=[$Nu4.F2]" office:value-type="float" office:value="20" calcext:value-type="float">
            <text:p>20</text:p>
          </table:table-cell>
          <table:table-cell table:style-name="ce85" table:formula="of:=[$Nu4.H2]" office:value-type="float" office:value="25" calcext:value-type="float">
            <text:p>25</text:p>
          </table:table-cell>
          <table:table-cell table:style-name="ce85" table:formula="of:=[$Nu4.J2]" office:value-type="float" office:value="30" calcext:value-type="float">
            <text:p>30</text:p>
          </table:table-cell>
        </table:table-row>
        <table:table-row table:style-name="ro1">
          <table:table-cell table:style-name="ce85" table:formula="of:=[$Nu4.A3]" office:value-type="float" office:value="400" calcext:value-type="float">
            <text:p>400</text:p>
          </table:table-cell>
          <table:table-cell table:style-name="ce93" table:formula="of:=[$Nu4.C26]" office:value-type="float" office:value="0.02441041" calcext:value-type="float">
            <text:p>0,02441041</text:p>
          </table:table-cell>
          <table:table-cell table:style-name="ce93" table:formula="of:=[$Nu4.E26]" office:value-type="float" office:value="0.04742153" calcext:value-type="float">
            <text:p>0,04742153</text:p>
          </table:table-cell>
          <table:table-cell table:style-name="ce93" table:formula="of:=[$Nu4.G26]" office:value-type="float" office:value="0.02501846" calcext:value-type="float">
            <text:p>0,02501846</text:p>
          </table:table-cell>
          <table:table-cell table:style-name="ce93" table:formula="of:=[$Nu4.I26]" office:value-type="float" office:value="0.04207384" calcext:value-type="float">
            <text:p>0,04207384</text:p>
          </table:table-cell>
          <table:table-cell table:style-name="ce93" table:formula="of:=[$Nu4.K26]" office:value-type="float" office:value="0.08227192" calcext:value-type="float">
            <text:p>0,08227192</text:p>
          </table:table-cell>
        </table:table-row>
        <table:table-row table:style-name="ro1">
          <table:table-cell table:style-name="ce85" table:formula="of:=[$Nu4.A32]" office:value-type="float" office:value="800" calcext:value-type="float">
            <text:p>800</text:p>
          </table:table-cell>
          <table:table-cell table:style-name="ce93" table:formula="of:=[$Nu4.C55]" office:value-type="float" office:value="0.01413198" calcext:value-type="float">
            <text:p>0,01413198</text:p>
          </table:table-cell>
          <table:table-cell table:style-name="ce93" table:formula="of:=[$Nu4.E55]" office:value-type="float" office:value="0.009839402" calcext:value-type="float">
            <text:p>0,009839402</text:p>
          </table:table-cell>
          <table:table-cell table:style-name="ce93" table:formula="of:=[$Nu4.G55]" office:value-type="float" office:value="0.00821884" calcext:value-type="float">
            <text:p>0,00821884</text:p>
          </table:table-cell>
          <table:table-cell table:style-name="ce93" table:formula="of:=[$Nu4.I55]" office:value-type="float" office:value="0.002568378" calcext:value-type="float">
            <text:p>0,002568378</text:p>
          </table:table-cell>
          <table:table-cell table:style-name="ce93" table:formula="of:=[$Nu4.K55]" office:value-type="float" office:value="0.006085704" calcext:value-type="float">
            <text:p>0,006085704</text:p>
          </table:table-cell>
        </table:table-row>
        <table:table-row table:style-name="ro1">
          <table:table-cell table:style-name="ce85" table:formula="of:=[$Nu4.A61]" office:value-type="float" office:value="1200" calcext:value-type="float">
            <text:p>1200</text:p>
          </table:table-cell>
          <table:table-cell table:style-name="ce93" table:formula="of:=[$Nu4.C84]" office:value-type="float" office:value="0.01677221" calcext:value-type="float">
            <text:p>0,01677221</text:p>
          </table:table-cell>
          <table:table-cell table:style-name="ce93" table:formula="of:=[$Nu4.E84]" office:value-type="float" office:value="0.006306477" calcext:value-type="float">
            <text:p>0,006306477</text:p>
          </table:table-cell>
          <table:table-cell table:style-name="ce93" table:formula="of:=[$Nu4.G84]" office:value-type="float" office:value="0.007846975" calcext:value-type="float">
            <text:p>0,007846975</text:p>
          </table:table-cell>
          <table:table-cell table:style-name="ce93" table:formula="of:=[$Nu4.I84]" office:value-type="float" office:value="0.003610867" calcext:value-type="float">
            <text:p>0,003610867</text:p>
          </table:table-cell>
          <table:table-cell table:style-name="ce93" table:formula="of:=[$Nu4.K84]" office:value-type="float" office:value="0.004376913" calcext:value-type="float">
            <text:p>0,004376913</text:p>
          </table:table-cell>
        </table:table-row>
        <table:table-row table:style-name="ro1">
          <table:table-cell table:style-name="ce85" table:formula="of:=[$Nu4.A90]" office:value-type="float" office:value="1600" calcext:value-type="float">
            <text:p>1600</text:p>
          </table:table-cell>
          <table:table-cell table:style-name="ce93" table:formula="of:=[$Nu4.C113]" office:value-type="float" office:value="0.003154124" calcext:value-type="float">
            <text:p>0,003154124</text:p>
          </table:table-cell>
          <table:table-cell table:style-name="ce93" table:formula="of:=[$Nu4.E113]" office:value-type="float" office:value="0.006541028" calcext:value-type="float">
            <text:p>0,006541028</text:p>
          </table:table-cell>
          <table:table-cell table:style-name="ce93" table:formula="of:=[$Nu4.G113]" office:value-type="float" office:value="0.004654613" calcext:value-type="float">
            <text:p>0,004654613</text:p>
          </table:table-cell>
          <table:table-cell table:style-name="ce93" table:formula="of:=[$Nu4.I113]" office:value-type="float" office:value="0.001685301" calcext:value-type="float">
            <text:p>0,001685301</text:p>
          </table:table-cell>
          <table:table-cell table:style-name="ce93" table:formula="of:=[$Nu4.K113]" office:value-type="float" office:value="0.002736355" calcext:value-type="float">
            <text:p>0,002736355</text:p>
          </table:table-cell>
        </table:table-row>
        <table:table-row table:style-name="ro1">
          <table:table-cell table:style-name="ce85" table:formula="of:=[$Nu4.A119]" office:value-type="float" office:value="2000" calcext:value-type="float">
            <text:p>2000</text:p>
          </table:table-cell>
          <table:table-cell table:style-name="ce93" table:formula="of:=[$Nu4.C142]" office:value-type="float" office:value="0.003002499" calcext:value-type="float">
            <text:p>0,003002499</text:p>
          </table:table-cell>
          <table:table-cell table:style-name="ce93" table:formula="of:=[$Nu4.E142]" office:value-type="float" office:value="0.004058223" calcext:value-type="float">
            <text:p>0,004058223</text:p>
          </table:table-cell>
          <table:table-cell table:style-name="ce93" table:formula="of:=[$Nu4.G142]" office:value-type="float" office:value="0.004434611" calcext:value-type="float">
            <text:p>0,004434611</text:p>
          </table:table-cell>
          <table:table-cell table:style-name="ce93" table:formula="of:=[$Nu4.I142]" office:value-type="float" office:value="0.003920036" calcext:value-type="float">
            <text:p>0,003920036</text:p>
          </table:table-cell>
          <table:table-cell table:style-name="ce93" table:formula="of:=[$Nu4.K142]" office:value-type="float" office:value="0.001564917" calcext:value-type="float">
            <text:p>0,001564917</text:p>
          </table:table-cell>
        </table:table-row>
        <table:table-row table:style-name="ro1" table:number-rows-repeated="24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in</text:p>
          </table:table-cell>
          <table:table-cell table:number-columns-repeated="2"/>
        </table:table-row>
        <table:table-row table:style-name="ro1">
          <table:table-cell table:style-name="ce18" table:formula="of:=[$Nu4.B1]" office:value-type="string" office:string-value="8 layers" calcext:value-type="string">
            <text:p>8 layers</text:p>
          </table:table-cell>
          <table:table-cell/>
          <table:table-cell table:style-name="ce91" office:value-type="string" calcext:value-type="string">
            <text:p>Neurons por camada escondida</text:p>
          </table:table-cell>
          <table:table-cell table:style-name="ce92" table:number-columns-repeated="3"/>
        </table:table-row>
        <table:table-row table:style-name="ro1">
          <table:table-cell table:style-name="ce85" table:formula="of:=[$Nu4.A2]" office:value-type="string" office:string-value="Nu" calcext:value-type="string">
            <text:p>Nu</text:p>
          </table:table-cell>
          <table:table-cell table:style-name="ce85" table:formula="of:=[$Nu4.B2]" office:value-type="float" office:value="10" calcext:value-type="float">
            <text:p>10</text:p>
          </table:table-cell>
          <table:table-cell table:style-name="ce85" table:formula="of:=[$Nu4.D2]" office:value-type="float" office:value="15" calcext:value-type="float">
            <text:p>15</text:p>
          </table:table-cell>
          <table:table-cell table:style-name="ce85" table:formula="of:=[$Nu4.F2]" office:value-type="float" office:value="20" calcext:value-type="float">
            <text:p>20</text:p>
          </table:table-cell>
          <table:table-cell table:style-name="ce85" table:formula="of:=[$Nu4.H2]" office:value-type="float" office:value="25" calcext:value-type="float">
            <text:p>25</text:p>
          </table:table-cell>
          <table:table-cell table:style-name="ce85" table:formula="of:=[$Nu4.J2]" office:value-type="float" office:value="30" calcext:value-type="float">
            <text:p>30</text:p>
          </table:table-cell>
        </table:table-row>
        <table:table-row table:style-name="ro1">
          <table:table-cell table:style-name="ce85" table:formula="of:=[$Nu4.A3]" office:value-type="float" office:value="400" calcext:value-type="float">
            <text:p>400</text:p>
          </table:table-cell>
          <table:table-cell table:style-name="ce94" table:formula="of:=[$Nu4.C25]" office:value-type="time" office:time-value="PT00H00M50.466666667S" calcext:value-type="time">
            <text:p>00:00:50</text:p>
          </table:table-cell>
          <table:table-cell table:style-name="ce94" table:formula="of:=[$Nu4.E25]" office:value-type="time" office:time-value="PT00H00M31.733333333S" calcext:value-type="time">
            <text:p>00:00:31</text:p>
          </table:table-cell>
          <table:table-cell table:style-name="ce94" table:formula="of:=[$Nu4.G25]" office:value-type="time" office:time-value="PT00H00M28.4S" calcext:value-type="time">
            <text:p>00:00:28</text:p>
          </table:table-cell>
          <table:table-cell table:style-name="ce94" table:formula="of:=[$Nu4.I25]" office:value-type="time" office:time-value="PT00H00M32.566666667S" calcext:value-type="time">
            <text:p>00:00:32</text:p>
          </table:table-cell>
          <table:table-cell table:style-name="ce94" table:formula="of:=[$Nu4.K25]" office:value-type="time" office:time-value="PT00H00M53.366666667S" calcext:value-type="time">
            <text:p>00:00:53</text:p>
          </table:table-cell>
        </table:table-row>
        <table:table-row table:style-name="ro1">
          <table:table-cell table:style-name="ce85" table:formula="of:=[$Nu4.A32]" office:value-type="float" office:value="800" calcext:value-type="float">
            <text:p>800</text:p>
          </table:table-cell>
          <table:table-cell table:style-name="ce94" table:formula="of:=[$Nu4.C54]" office:value-type="time" office:time-value="PT00H00M37.866666667S" calcext:value-type="time">
            <text:p>00:00:37</text:p>
          </table:table-cell>
          <table:table-cell table:style-name="ce94" table:formula="of:=[$Nu4.E54]" office:value-type="time" office:time-value="PT00H00M41.7S" calcext:value-type="time">
            <text:p>00:00:41</text:p>
          </table:table-cell>
          <table:table-cell table:style-name="ce94" table:formula="of:=[$Nu4.G54]" office:value-type="time" office:time-value="PT00H00M40.233333333S" calcext:value-type="time">
            <text:p>00:00:40</text:p>
          </table:table-cell>
          <table:table-cell table:style-name="ce94" table:formula="of:=[$Nu4.I54]" office:value-type="time" office:time-value="PT00H00M36S" calcext:value-type="time">
            <text:p>00:00:36</text:p>
          </table:table-cell>
          <table:table-cell table:style-name="ce94" table:formula="of:=[$Nu4.K54]" office:value-type="time" office:time-value="PT00H00M56.333333333S" calcext:value-type="time">
            <text:p>00:00:56</text:p>
          </table:table-cell>
        </table:table-row>
        <table:table-row table:style-name="ro1">
          <table:table-cell table:style-name="ce85" table:formula="of:=[$Nu4.A61]" office:value-type="float" office:value="1200" calcext:value-type="float">
            <text:p>1200</text:p>
          </table:table-cell>
          <table:table-cell table:style-name="ce94" table:formula="of:=[$Nu4.C83]" office:value-type="time" office:time-value="PT00H00M45.966666667S" calcext:value-type="time">
            <text:p>00:00:45</text:p>
          </table:table-cell>
          <table:table-cell table:style-name="ce94" table:formula="of:=[$Nu4.E83]" office:value-type="time" office:time-value="PT00H00M33.833333333S" calcext:value-type="time">
            <text:p>00:00:33</text:p>
          </table:table-cell>
          <table:table-cell table:style-name="ce94" table:formula="of:=[$Nu4.G83]" office:value-type="time" office:time-value="PT00H00M32.766666667S" calcext:value-type="time">
            <text:p>00:00:32</text:p>
          </table:table-cell>
          <table:table-cell table:style-name="ce94" table:formula="of:=[$Nu4.I83]" office:value-type="time" office:time-value="PT00H00M32.133333333S" calcext:value-type="time">
            <text:p>00:00:32</text:p>
          </table:table-cell>
          <table:table-cell table:style-name="ce94" table:formula="of:=[$Nu4.K83]" office:value-type="time" office:time-value="PT00H00M34S" calcext:value-type="time">
            <text:p>00:00:34</text:p>
          </table:table-cell>
        </table:table-row>
        <table:table-row table:style-name="ro1">
          <table:table-cell table:style-name="ce85" table:formula="of:=[$Nu4.A90]" office:value-type="float" office:value="1600" calcext:value-type="float">
            <text:p>1600</text:p>
          </table:table-cell>
          <table:table-cell table:style-name="ce94" table:formula="of:=[$Nu4.C112]" office:value-type="time" office:time-value="PT00H01M05.666666667S" calcext:value-type="time">
            <text:p>00:01:05</text:p>
          </table:table-cell>
          <table:table-cell table:style-name="ce94" table:formula="of:=[$Nu4.E112]" office:value-type="time" office:time-value="PT00H00M31.666666667S" calcext:value-type="time">
            <text:p>00:00:31</text:p>
          </table:table-cell>
          <table:table-cell table:style-name="ce94" table:formula="of:=[$Nu4.G112]" office:value-type="time" office:time-value="PT00H00M37.266666667S" calcext:value-type="time">
            <text:p>00:00:37</text:p>
          </table:table-cell>
          <table:table-cell table:style-name="ce94" table:formula="of:=[$Nu4.I112]" office:value-type="time" office:time-value="PT00H00M34.433333333S" calcext:value-type="time">
            <text:p>00:00:34</text:p>
          </table:table-cell>
          <table:table-cell table:style-name="ce94" table:formula="of:=[$Nu4.K112]" office:value-type="time" office:time-value="PT00H00M38.6S" calcext:value-type="time">
            <text:p>00:00:38</text:p>
          </table:table-cell>
        </table:table-row>
        <table:table-row table:style-name="ro1">
          <table:table-cell table:style-name="ce85" table:formula="of:=[$Nu4.A119]" office:value-type="float" office:value="2000" calcext:value-type="float">
            <text:p>2000</text:p>
          </table:table-cell>
          <table:table-cell table:style-name="ce94" table:formula="of:=[$Nu4.C141]" office:value-type="time" office:time-value="PT00H00M50.566666667S" calcext:value-type="time">
            <text:p>00:00:50</text:p>
          </table:table-cell>
          <table:table-cell table:style-name="ce94" table:formula="of:=[$Nu4.E141]" office:value-type="time" office:time-value="PT00H00M41.8S" calcext:value-type="time">
            <text:p>00:00:41</text:p>
          </table:table-cell>
          <table:table-cell table:style-name="ce94" table:formula="of:=[$Nu4.G141]" office:value-type="time" office:time-value="PT00H00M33.566666667S" calcext:value-type="time">
            <text:p>00:00:33</text:p>
          </table:table-cell>
          <table:table-cell table:style-name="ce94" table:formula="of:=[$Nu4.I141]" office:value-type="time" office:time-value="PT00H00M38.333333333S" calcext:value-type="time">
            <text:p>00:00:38</text:p>
          </table:table-cell>
          <table:table-cell table:style-name="ce94" table:formula="of:=[$Nu4.K141]" office:value-type="time" office:time-value="PT00H00M49.666666667S" calcext:value-type="time">
            <text:p>00:00:49</text:p>
          </table:table-cell>
        </table:table-row>
        <calcext:conditional-formats>
          <calcext:conditional-format calcext:target-range-address="RNu4.B84:RNu4.F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Nu4.B52:RNu4.F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antigo" table:style-name="ta1">
        <table:table-column table:style-name="co7" table:visibility="collapse" table:default-cell-style-name="ce2"/>
        <table:table-column table:style-name="co8" table:default-cell-style-name="ce30"/>
        <table:table-column table:style-name="co8" table:default-cell-style-name="ce33"/>
        <table:table-column table:style-name="co8" table:default-cell-style-name="ce30"/>
        <table:table-column table:style-name="co8" table:default-cell-style-name="ce35"/>
        <table:table-column table:style-name="co8" table:default-cell-style-name="ce30"/>
        <table:table-column table:style-name="co8" table:default-cell-style-name="ce35"/>
        <table:table-column table:style-name="co8" table:default-cell-style-name="ce30"/>
        <table:table-column table:style-name="co8" table:default-cell-style-name="ce35"/>
        <table:table-column table:style-name="co8" table:default-cell-style-name="ce30"/>
        <table:table-column table:style-name="co8" table:default-cell-style-name="ce34"/>
        <table:table-column table:style-name="co9" table:default-cell-style-name="Default"/>
        <table:table-column table:style-name="co2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table:style-name="ce5" office:value-type="string" calcext:value-type="string" table:number-columns-spanned="1" table:number-rows-spanned="2">
            <text:p>Nb &amp; N0 (boundary)</text:p>
          </table:table-cell>
          <table:table-cell table:style-name="ce2" table:number-columns-repeated="4"/>
          <table:table-cell table:style-name="ce2" office:value-type="string" calcext:value-type="string">
            <text:p><text:span text:style-name="T3">Nf collocation points (cp</text:span>)</text:p>
          </table:table-cell>
          <table:table-cell table:style-name="ce2" table:number-columns-repeated="4"/>
          <table:table-cell table:style-name="Default"/>
          <table:table-cell table:number-columns-repeated="8"/>
        </table:table-row>
        <table:table-row table:style-name="ro1">
          <table:covered-table-cell table:style-name="ce6"/>
          <table:table-cell table:style-name="ce2" office:value-type="float" office:value="1250" calcext:value-type="float">
            <text:p>1250</text:p>
          </table:table-cell>
          <table:table-cell table:style-name="ce2"/>
          <table:table-cell table:style-name="ce2" office:value-type="float" office:value="2500" calcext:value-type="float">
            <text:p>2500</text:p>
          </table:table-cell>
          <table:table-cell table:style-name="ce2"/>
          <table:table-cell table:style-name="ce2" office:value-type="float" office:value="5000" calcext:value-type="float">
            <text:p>5000</text:p>
          </table:table-cell>
          <table:table-cell table:style-name="ce2"/>
          <table:table-cell table:style-name="ce2" office:value-type="float" office:value="10000" calcext:value-type="float">
            <text:p>10000</text:p>
          </table:table-cell>
          <table:table-cell table:style-name="ce2"/>
          <table:table-cell table:style-name="ce2" office:value-type="float" office:value="20000" calcext:value-type="float">
            <text:p>20000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table:formula="of:=[.B3]+1" office:value-type="float" office:value="2" calcext:value-type="float">
            <text:p>2</text:p>
          </table:table-cell>
          <table:table-cell table:style-name="ce11"/>
          <table:table-cell table:style-name="ce11" table:formula="of:=[.D3]+1" office:value-type="float" office:value="3" calcext:value-type="float">
            <text:p>3</text:p>
          </table:table-cell>
          <table:table-cell table:style-name="ce11"/>
          <table:table-cell table:style-name="ce11" table:formula="of:=[.F3]+1" office:value-type="float" office:value="4" calcext:value-type="float">
            <text:p>4</text:p>
          </table:table-cell>
          <table:table-cell table:style-name="ce11"/>
          <table:table-cell table:style-name="ce11" table:formula="of:=[.H3]+1" office:value-type="float" office:value="5" calcext:value-type="float">
            <text:p>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26" office:value-type="string" calcext:value-type="string">
            <text:p>train</text:p>
          </table:table-cell>
          <table:table-cell office:value-type="string" calcext:value-type="string">
            <text:p>17min 50s</text:p>
          </table:table-cell>
          <table:table-cell table:formula="of:=TIME(0;LEFT([.B4];SEARCH(&quot;min&quot;;[.B4])-1);MID([.B4];SEARCH(&quot;min&quot;;[.B4])+4;(SEARCH(&quot;s&quot;;[.B4])-1)-(SEARCH(&quot;min&quot;;[.B4])+3)))" office:value-type="time" office:time-value="PT00H17M50S" calcext:value-type="time">
            <text:p>00:17:50</text:p>
          </table:table-cell>
          <table:table-cell table:style-name="ce32" office:value-type="string" calcext:value-type="string">
            <text:p>20min 8s</text:p>
          </table:table-cell>
          <table:table-cell table:style-name="ce33" table:formula="of:=TIME(0;LEFT([.D4];SEARCH(&quot;min&quot;;[.D4])-1);MID([.D4];SEARCH(&quot;min&quot;;[.D4])+4;(SEARCH(&quot;s&quot;;[.D4])-1)-(SEARCH(&quot;min&quot;;[.D4])+3)))" office:value-type="time" office:time-value="PT00H20M08S" calcext:value-type="time">
            <text:p>00:20:08</text:p>
          </table:table-cell>
          <table:table-cell office:value-type="string" calcext:value-type="string">
            <text:p>22min 26s</text:p>
          </table:table-cell>
          <table:table-cell table:style-name="ce33" table:formula="of:=TIME(0;LEFT([.F4];SEARCH(&quot;min&quot;;[.F4])-1);MID([.F4];SEARCH(&quot;min&quot;;[.F4])+4;(SEARCH(&quot;s&quot;;[.F4])-1)-(SEARCH(&quot;min&quot;;[.F4])+3)))" office:value-type="time" office:time-value="PT00H22M26S" calcext:value-type="time">
            <text:p>00:22:26</text:p>
          </table:table-cell>
          <table:table-cell office:value-type="string" calcext:value-type="string">
            <text:p>28min 45s</text:p>
          </table:table-cell>
          <table:table-cell table:style-name="ce33" table:formula="of:=TIME(0;LEFT([.H4];SEARCH(&quot;min&quot;;[.H4])-1);MID([.H4];SEARCH(&quot;min&quot;;[.H4])+4;(SEARCH(&quot;s&quot;;[.H4])-1)-(SEARCH(&quot;min&quot;;[.H4])+3)))" office:value-type="time" office:time-value="PT00H28M45S" calcext:value-type="time">
            <text:p>00:28:45</text:p>
          </table:table-cell>
          <table:table-cell office:value-type="string" calcext:value-type="string">
            <text:p>38min 29s</text:p>
          </table:table-cell>
          <table:table-cell table:style-name="ce33" table:formula="of:=TIME(0;LEFT([.J4];SEARCH(&quot;min&quot;;[.J4])-1);MID([.J4];SEARCH(&quot;min&quot;;[.J4])+4;(SEARCH(&quot;s&quot;;[.J4])-1)-(SEARCH(&quot;min&quot;;[.J4])+3)))" office:value-type="time" office:time-value="PT00H38M29S" calcext:value-type="time">
            <text:p>00:38:29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predict</text:p>
          </table:table-cell>
          <table:table-cell office:value-type="string" calcext:value-type="string">
            <text:p>410 ms</text:p>
          </table:table-cell>
          <table:table-cell table:style-name="ce34" table:formula="of:=TIME(0;0;COM.MICROSOFT.CONCAT(&quot;0,&quot;;LEFT([.B5];SEARCH(&quot;ms&quot;;[.B5])-1)))" office:value-type="time" office:time-value="PT00H06M50S" calcext:value-type="time">
            <text:p>06:50,00</text:p>
          </table:table-cell>
          <table:table-cell table:style-name="ce32" office:value-type="string" calcext:value-type="string">
            <text:p>555 ms</text:p>
          </table:table-cell>
          <table:table-cell table:style-name="ce34" table:formula="of:=TIME(0;0;COM.MICROSOFT.CONCAT(&quot;0,&quot;;LEFT([.D5];SEARCH(&quot;ms&quot;;[.D5])-1)))" office:value-type="time" office:time-value="PT00H09M15S" calcext:value-type="time">
            <text:p>09:15,00</text:p>
          </table:table-cell>
          <table:table-cell table:style-name="ce39" office:value-type="string" calcext:value-type="string">
            <text:p>555 ms</text:p>
          </table:table-cell>
          <table:table-cell table:style-name="ce34" table:formula="of:=TIME(0;0;COM.MICROSOFT.CONCAT(&quot;0,&quot;;LEFT([.F5];SEARCH(&quot;ms&quot;;[.F5])-1)))" office:value-type="time" office:time-value="PT00H09M15S" calcext:value-type="time">
            <text:p>09:15,00</text:p>
          </table:table-cell>
          <table:table-cell office:value-type="string" calcext:value-type="string">
            <text:p>637 ms</text:p>
          </table:table-cell>
          <table:table-cell table:style-name="ce34" table:formula="of:=TIME(0;0;COM.MICROSOFT.CONCAT(&quot;0,&quot;;LEFT([.H5];SEARCH(&quot;ms&quot;;[.H5])-1)))" office:value-type="time" office:time-value="PT00H10M37S" calcext:value-type="time">
            <text:p>10:37,00</text:p>
          </table:table-cell>
          <table:table-cell office:value-type="string" calcext:value-type="string">
            <text:p>375 ms</text:p>
          </table:table-cell>
          <table:table-cell table:formula="of:=TIME(0;0;COM.MICROSOFT.CONCAT(&quot;0,&quot;;LEFT([.J5];SEARCH(&quot;ms&quot;;[.J5])-1)))" office:value-type="time" office:time-value="PT00H06M15S" calcext:value-type="time">
            <text:p>06:15,00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Error h</text:p>
          </table:table-cell>
          <table:table-cell office:value-type="string" calcext:value-type="string">
            <text:p>2.490872e-01</text:p>
          </table:table-cell>
          <table:table-cell table:style-name="ce35" table:formula="of:=NUMBERVALUE([.B6];&quot;.&quot;)" office:value-type="float" office:value="0.2490872" calcext:value-type="float">
            <text:p>0,2490872</text:p>
          </table:table-cell>
          <table:table-cell table:style-name="ce32" office:value-type="string" calcext:value-type="string">
            <text:p>6.655868e-02</text:p>
          </table:table-cell>
          <table:table-cell table:formula="of:=NUMBERVALUE([.D6];&quot;.&quot;)" office:value-type="float" office:value="0.06655868" calcext:value-type="float">
            <text:p>0,06655868</text:p>
          </table:table-cell>
          <table:table-cell office:value-type="string" calcext:value-type="string">
            <text:p>4.004741e-02</text:p>
          </table:table-cell>
          <table:table-cell table:formula="of:=NUMBERVALUE([.F6];&quot;.&quot;)" office:value-type="float" office:value="0.04004741" calcext:value-type="float">
            <text:p>0,04004741</text:p>
          </table:table-cell>
          <table:table-cell office:value-type="string" calcext:value-type="string">
            <text:p>3.091883e-02</text:p>
          </table:table-cell>
          <table:table-cell table:formula="of:=NUMBERVALUE([.H6];&quot;.&quot;)" office:value-type="float" office:value="0.03091883" calcext:value-type="float">
            <text:p>0,03091883</text:p>
          </table:table-cell>
          <table:table-cell office:value-type="string" calcext:value-type="string">
            <text:p>3.091267e-02</text:p>
          </table:table-cell>
          <table:table-cell table:style-name="ce35" table:formula="of:=NUMBERVALUE([.J6];&quot;.&quot;)" office:value-type="float" office:value="0.03091267" calcext:value-type="float">
            <text:p>0,03091267</text:p>
          </table:table-cell>
          <table:table-cell table:number-columns-repeated="8"/>
        </table:table-row>
        <table:table-row table:style-name="ro1">
          <table:table-cell table:style-name="ce27" office:value-type="string" calcext:value-type="string">
            <text:p>train</text:p>
          </table:table-cell>
          <table:table-cell office:value-type="string" calcext:value-type="string">
            <text:p>18min 44s</text:p>
          </table:table-cell>
          <table:table-cell table:formula="of:=TIME(0;LEFT([.B7];SEARCH(&quot;min&quot;;[.B7])-1);MID([.B7];SEARCH(&quot;min&quot;;[.B7])+4;(SEARCH(&quot;s&quot;;[.B7])-1)-(SEARCH(&quot;min&quot;;[.B7])+3)))" office:value-type="time" office:time-value="PT00H18M44S" calcext:value-type="time">
            <text:p>00:18:44</text:p>
          </table:table-cell>
          <table:table-cell table:style-name="ce32" office:value-type="string" calcext:value-type="string">
            <text:p>19min 32s</text:p>
          </table:table-cell>
          <table:table-cell table:style-name="ce33" table:formula="of:=TIME(0;LEFT([.D7];SEARCH(&quot;min&quot;;[.D7])-1);MID([.D7];SEARCH(&quot;min&quot;;[.D7])+4;(SEARCH(&quot;s&quot;;[.D7])-1)-(SEARCH(&quot;min&quot;;[.D7])+3)))" office:value-type="time" office:time-value="PT00H19M32S" calcext:value-type="time">
            <text:p>00:19:32</text:p>
          </table:table-cell>
          <table:table-cell office:value-type="string" calcext:value-type="string">
            <text:p>21min 41s</text:p>
          </table:table-cell>
          <table:table-cell table:style-name="ce33" table:formula="of:=TIME(0;LEFT([.F7];SEARCH(&quot;min&quot;;[.F7])-1);MID([.F7];SEARCH(&quot;min&quot;;[.F7])+4;(SEARCH(&quot;s&quot;;[.F7])-1)-(SEARCH(&quot;min&quot;;[.F7])+3)))" office:value-type="time" office:time-value="PT00H21M41S" calcext:value-type="time">
            <text:p>00:21:41</text:p>
          </table:table-cell>
          <table:table-cell office:value-type="string" calcext:value-type="string">
            <text:p>27min 52s</text:p>
          </table:table-cell>
          <table:table-cell table:style-name="ce33" table:formula="of:=TIME(0;LEFT([.H7];SEARCH(&quot;min&quot;;[.H7])-1);MID([.H7];SEARCH(&quot;min&quot;;[.H7])+4;(SEARCH(&quot;s&quot;;[.H7])-1)-(SEARCH(&quot;min&quot;;[.H7])+3)))" office:value-type="time" office:time-value="PT00H27M52S" calcext:value-type="time">
            <text:p>00:27:52</text:p>
          </table:table-cell>
          <table:table-cell office:value-type="string" calcext:value-type="string">
            <text:p>39min 32s</text:p>
          </table:table-cell>
          <table:table-cell table:style-name="ce33" table:formula="of:=TIME(0;LEFT([.J7];SEARCH(&quot;min&quot;;[.J7])-1);MID([.J7];SEARCH(&quot;min&quot;;[.J7])+4;(SEARCH(&quot;s&quot;;[.J7])-1)-(SEARCH(&quot;min&quot;;[.J7])+3)))" office:value-type="time" office:time-value="PT00H39M32S" calcext:value-type="time">
            <text:p>00:39:32</text:p>
          </table:table-cell>
          <table:table-cell table:number-columns-repeated="8"/>
        </table:table-row>
        <table:table-row table:style-name="ro1">
          <table:table-cell table:style-name="ce27" office:value-type="string" calcext:value-type="string">
            <text:p>predict</text:p>
          </table:table-cell>
          <table:table-cell office:value-type="string" calcext:value-type="string">
            <text:p>400 ms</text:p>
          </table:table-cell>
          <table:table-cell table:style-name="ce34" table:formula="of:=TIME(0;0;COM.MICROSOFT.CONCAT(&quot;0,&quot;;LEFT([.B8];SEARCH(&quot;ms&quot;;[.B8])-1)))" office:value-type="time" office:time-value="PT00H06M40S" calcext:value-type="time">
            <text:p>06:40,00</text:p>
          </table:table-cell>
          <table:table-cell table:style-name="ce32" office:value-type="string" calcext:value-type="string">
            <text:p>383 ms</text:p>
          </table:table-cell>
          <table:table-cell table:style-name="ce34" table:formula="of:=TIME(0;0;COM.MICROSOFT.CONCAT(&quot;0,&quot;;LEFT([.D8];SEARCH(&quot;ms&quot;;[.D8])-1)))" office:value-type="time" office:time-value="PT00H06M23S" calcext:value-type="time">
            <text:p>06:23,00</text:p>
          </table:table-cell>
          <table:table-cell office:value-type="string" calcext:value-type="string">
            <text:p>417 ms</text:p>
          </table:table-cell>
          <table:table-cell table:style-name="ce34" table:formula="of:=TIME(0;0;COM.MICROSOFT.CONCAT(&quot;0,&quot;;LEFT([.F8];SEARCH(&quot;ms&quot;;[.F8])-1)))" office:value-type="time" office:time-value="PT00H06M57S" calcext:value-type="time">
            <text:p>06:57,00</text:p>
          </table:table-cell>
          <table:table-cell office:value-type="string" calcext:value-type="string">
            <text:p>376 ms</text:p>
          </table:table-cell>
          <table:table-cell table:style-name="ce34" table:formula="of:=TIME(0;0;COM.MICROSOFT.CONCAT(&quot;0,&quot;;LEFT([.H8];SEARCH(&quot;ms&quot;;[.H8])-1)))" office:value-type="time" office:time-value="PT00H06M16S" calcext:value-type="time">
            <text:p>06:16,00</text:p>
          </table:table-cell>
          <table:table-cell office:value-type="string" calcext:value-type="string">
            <text:p>397 ms</text:p>
          </table:table-cell>
          <table:table-cell table:formula="of:=TIME(0;0;COM.MICROSOFT.CONCAT(&quot;0,&quot;;LEFT([.J8];SEARCH(&quot;ms&quot;;[.J8])-1)))" office:value-type="time" office:time-value="PT00H06M37S" calcext:value-type="time">
            <text:p>06:37,00</text:p>
          </table:table-cell>
          <table:table-cell table:number-columns-repeated="8"/>
        </table:table-row>
        <table:table-row table:style-name="ro1">
          <table:table-cell table:style-name="ce27" office:value-type="string" calcext:value-type="string">
            <text:p>Error h</text:p>
          </table:table-cell>
          <table:table-cell office:value-type="string" calcext:value-type="string">
            <text:p>2.490872e-01</text:p>
          </table:table-cell>
          <table:table-cell table:style-name="ce35" table:formula="of:=NUMBERVALUE([.B9];&quot;.&quot;)" office:value-type="float" office:value="0.2490872" calcext:value-type="float">
            <text:p>0,2490872</text:p>
          </table:table-cell>
          <table:table-cell table:style-name="ce32" office:value-type="string" calcext:value-type="string">
            <text:p>6.025487e-02</text:p>
          </table:table-cell>
          <table:table-cell table:formula="of:=NUMBERVALUE([.D9];&quot;.&quot;)" office:value-type="float" office:value="0.06025487" calcext:value-type="float">
            <text:p>0,06025487</text:p>
          </table:table-cell>
          <table:table-cell office:value-type="string" calcext:value-type="string">
            <text:p>4.033795e-02</text:p>
          </table:table-cell>
          <table:table-cell table:formula="of:=NUMBERVALUE([.F9];&quot;.&quot;)" office:value-type="float" office:value="0.04033795" calcext:value-type="float">
            <text:p>0,04033795</text:p>
          </table:table-cell>
          <table:table-cell office:value-type="string" calcext:value-type="string">
            <text:p>3.091883e-02</text:p>
          </table:table-cell>
          <table:table-cell table:formula="of:=NUMBERVALUE([.H9];&quot;.&quot;)" office:value-type="float" office:value="0.03091883" calcext:value-type="float">
            <text:p>0,03091883</text:p>
          </table:table-cell>
          <table:table-cell office:value-type="string" calcext:value-type="string">
            <text:p>3.091267e-02</text:p>
          </table:table-cell>
          <table:table-cell table:style-name="ce35" table:formula="of:=NUMBERVALUE([.J9];&quot;.&quot;)" office:value-type="float" office:value="0.03091267" calcext:value-type="float">
            <text:p>0,03091267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train</text:p>
          </table:table-cell>
          <table:table-cell office:value-type="string" calcext:value-type="string">
            <text:p>19min 14s</text:p>
          </table:table-cell>
          <table:table-cell table:formula="of:=TIME(0;LEFT([.B10];SEARCH(&quot;min&quot;;[.B10])-1);MID([.B10];SEARCH(&quot;min&quot;;[.B10])+4;(SEARCH(&quot;s&quot;;[.B10])-1)-(SEARCH(&quot;min&quot;;[.B10])+3)))" office:value-type="time" office:time-value="PT00H19M14S" calcext:value-type="time">
            <text:p>00:19:14</text:p>
          </table:table-cell>
          <table:table-cell table:style-name="ce32" office:value-type="string" calcext:value-type="string">
            <text:p>18min 30s</text:p>
          </table:table-cell>
          <table:table-cell table:style-name="ce33" table:formula="of:=TIME(0;LEFT([.D10];SEARCH(&quot;min&quot;;[.D10])-1);MID([.D10];SEARCH(&quot;min&quot;;[.D10])+4;(SEARCH(&quot;s&quot;;[.D10])-1)-(SEARCH(&quot;min&quot;;[.D10])+3)))" office:value-type="time" office:time-value="PT00H18M30S" calcext:value-type="time">
            <text:p>00:18:30</text:p>
          </table:table-cell>
          <table:table-cell office:value-type="string" calcext:value-type="string">
            <text:p>22min 19s</text:p>
          </table:table-cell>
          <table:table-cell table:style-name="ce33" table:formula="of:=TIME(0;LEFT([.F10];SEARCH(&quot;min&quot;;[.F10])-1);MID([.F10];SEARCH(&quot;min&quot;;[.F10])+4;(SEARCH(&quot;s&quot;;[.F10])-1)-(SEARCH(&quot;min&quot;;[.F10])+3)))" office:value-type="time" office:time-value="PT00H22M19S" calcext:value-type="time">
            <text:p>00:22:19</text:p>
          </table:table-cell>
          <table:table-cell office:value-type="string" calcext:value-type="string">
            <text:p>28min 3s</text:p>
          </table:table-cell>
          <table:table-cell table:style-name="ce33" table:formula="of:=TIME(0;LEFT([.H10];SEARCH(&quot;min&quot;;[.H10])-1);MID([.H10];SEARCH(&quot;min&quot;;[.H10])+4;(SEARCH(&quot;s&quot;;[.H10])-1)-(SEARCH(&quot;min&quot;;[.H10])+3)))" office:value-type="time" office:time-value="PT00H28M03S" calcext:value-type="time">
            <text:p>00:28:03</text:p>
          </table:table-cell>
          <table:table-cell office:value-type="string" calcext:value-type="string">
            <text:p>37min 58s</text:p>
          </table:table-cell>
          <table:table-cell table:style-name="ce33" table:formula="of:=TIME(0;LEFT([.J10];SEARCH(&quot;min&quot;;[.J10])-1);MID([.J10];SEARCH(&quot;min&quot;;[.J10])+4;(SEARCH(&quot;s&quot;;[.J10])-1)-(SEARCH(&quot;min&quot;;[.J10])+3)))" office:value-type="time" office:time-value="PT00H37M58S" calcext:value-type="time">
            <text:p>00:37:58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predict</text:p>
          </table:table-cell>
          <table:table-cell office:value-type="string" calcext:value-type="string">
            <text:p>403 ms</text:p>
          </table:table-cell>
          <table:table-cell table:style-name="ce34" table:formula="of:=TIME(0;0;COM.MICROSOFT.CONCAT(&quot;0,&quot;;LEFT([.B11];SEARCH(&quot;ms&quot;;[.B11])-1)))" office:value-type="time" office:time-value="PT00H06M43S" calcext:value-type="time">
            <text:p>06:43,00</text:p>
          </table:table-cell>
          <table:table-cell office:value-type="string" calcext:value-type="string">
            <text:p>624 ms</text:p>
          </table:table-cell>
          <table:table-cell table:style-name="ce34" table:formula="of:=TIME(0;0;COM.MICROSOFT.CONCAT(&quot;0,&quot;;LEFT([.D11];SEARCH(&quot;ms&quot;;[.D11])-1)))" office:value-type="time" office:time-value="PT00H10M24S" calcext:value-type="time">
            <text:p>10:24,00</text:p>
          </table:table-cell>
          <table:table-cell office:value-type="string" calcext:value-type="string">
            <text:p>389 ms</text:p>
          </table:table-cell>
          <table:table-cell table:style-name="ce34" table:formula="of:=TIME(0;0;COM.MICROSOFT.CONCAT(&quot;0,&quot;;LEFT([.F11];SEARCH(&quot;ms&quot;;[.F11])-1)))" office:value-type="time" office:time-value="PT00H06M29S" calcext:value-type="time">
            <text:p>06:29,00</text:p>
          </table:table-cell>
          <table:table-cell office:value-type="string" calcext:value-type="string">
            <text:p>393 ms</text:p>
          </table:table-cell>
          <table:table-cell table:style-name="ce34" table:formula="of:=TIME(0;0;COM.MICROSOFT.CONCAT(&quot;0,&quot;;LEFT([.H11];SEARCH(&quot;ms&quot;;[.H11])-1)))" office:value-type="time" office:time-value="PT00H06M33S" calcext:value-type="time">
            <text:p>06:33,00</text:p>
          </table:table-cell>
          <table:table-cell office:value-type="string" calcext:value-type="string">
            <text:p>389 ms</text:p>
          </table:table-cell>
          <table:table-cell table:formula="of:=TIME(0;0;COM.MICROSOFT.CONCAT(&quot;0,&quot;;LEFT([.J11];SEARCH(&quot;ms&quot;;[.J11])-1)))" office:value-type="time" office:time-value="PT00H06M29S" calcext:value-type="time">
            <text:p>06:29,00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Error h</text:p>
          </table:table-cell>
          <table:table-cell office:value-type="string" calcext:value-type="string">
            <text:p>2.490872e-01</text:p>
          </table:table-cell>
          <table:table-cell table:style-name="ce35" table:formula="of:=NUMBERVALUE([.B12];&quot;.&quot;)" office:value-type="float" office:value="0.2490872" calcext:value-type="float">
            <text:p>0,2490872</text:p>
          </table:table-cell>
          <table:table-cell table:style-name="ce32" office:value-type="string" calcext:value-type="string">
            <text:p>6.025487e-02</text:p>
          </table:table-cell>
          <table:table-cell table:formula="of:=NUMBERVALUE([.D12];&quot;.&quot;)" office:value-type="float" office:value="0.06025487" calcext:value-type="float">
            <text:p>0,06025487</text:p>
          </table:table-cell>
          <table:table-cell office:value-type="string" calcext:value-type="string">
            <text:p>4.033795e-02</text:p>
          </table:table-cell>
          <table:table-cell table:formula="of:=NUMBERVALUE([.F12];&quot;.&quot;)" office:value-type="float" office:value="0.04033795" calcext:value-type="float">
            <text:p>0,04033795</text:p>
          </table:table-cell>
          <table:table-cell office:value-type="string" calcext:value-type="string">
            <text:p>3.091883e-02</text:p>
          </table:table-cell>
          <table:table-cell table:formula="of:=NUMBERVALUE([.H12];&quot;.&quot;)" office:value-type="float" office:value="0.03091883" calcext:value-type="float">
            <text:p>0,03091883</text:p>
          </table:table-cell>
          <table:table-cell office:value-type="string" calcext:value-type="string">
            <text:p>3.091267e-02</text:p>
          </table:table-cell>
          <table:table-cell table:style-name="ce35" table:formula="of:=NUMBERVALUE([.J12];&quot;.&quot;)" office:value-type="float" office:value="0.03091267" calcext:value-type="float">
            <text:p>0,03091267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train</text:p>
          </table:table-cell>
          <table:table-cell/>
          <table:table-cell table:style-name="ce36" table:formula="of:=AVERAGE([.C10];[.C7];[.C4])" office:value-type="time" office:time-value="PT00H18M36S" calcext:value-type="time">
            <text:p>00:18:36,00</text:p>
          </table:table-cell>
          <table:table-cell/>
          <table:table-cell table:style-name="ce36" table:formula="of:=AVERAGE([.E10];[.E7];[.E4])" office:value-type="time" office:time-value="PT00H19M23.333333333S" calcext:value-type="time">
            <text:p>00:19:23,33</text:p>
          </table:table-cell>
          <table:table-cell/>
          <table:table-cell table:style-name="ce36" table:formula="of:=AVERAGE([.G10];[.G7];[.G4])" office:value-type="time" office:time-value="PT00H22M08.666666667S" calcext:value-type="time">
            <text:p>00:22:08,67</text:p>
          </table:table-cell>
          <table:table-cell/>
          <table:table-cell table:style-name="ce36" table:formula="of:=AVERAGE([.I10];[.I7];[.I4])" office:value-type="time" office:time-value="PT00H28M13.333333333S" calcext:value-type="time">
            <text:p>00:28:13,33</text:p>
          </table:table-cell>
          <table:table-cell/>
          <table:table-cell table:style-name="ce36" table:formula="of:=AVERAGE([.K10];[.K7];[.K4])" office:value-type="time" office:time-value="PT00H38M39.666666667S" calcext:value-type="time">
            <text:p>00:38:39,67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predict</text:p>
          </table:table-cell>
          <table:table-cell table:style-name="ce31"/>
          <table:table-cell table:style-name="ce36" table:formula="of:=AVERAGE([.C11];[.C8];[.C5])" office:value-type="time" office:time-value="PT00H06M44.333333333S" calcext:value-type="time">
            <text:p>00:06:44,33</text:p>
          </table:table-cell>
          <table:table-cell/>
          <table:table-cell table:style-name="ce36" table:formula="of:=AVERAGE([.E11];[.E8];[.E5])" office:value-type="time" office:time-value="PT00H08M40.666666667S" calcext:value-type="time">
            <text:p>00:08:40,67</text:p>
          </table:table-cell>
          <table:table-cell/>
          <table:table-cell table:style-name="ce36" table:formula="of:=AVERAGE([.G11];[.G8];[.G5])" office:value-type="time" office:time-value="PT00H07M33.666666667S" calcext:value-type="time">
            <text:p>00:07:33,67</text:p>
          </table:table-cell>
          <table:table-cell/>
          <table:table-cell table:style-name="ce36" table:formula="of:=AVERAGE([.I11];[.I8];[.I5])" office:value-type="time" office:time-value="PT00H07M48.666666667S" calcext:value-type="time">
            <text:p>00:07:48,67</text:p>
          </table:table-cell>
          <table:table-cell/>
          <table:table-cell table:style-name="ce36" table:formula="of:=AVERAGE([.K11];[.K8];[.K5])" office:value-type="time" office:time-value="PT00H06M27S" calcext:value-type="time">
            <text:p>00:06:27,00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Error h</text:p>
          </table:table-cell>
          <table:table-cell/>
          <table:table-cell table:style-name="ce37" table:formula="of:=AVERAGE([.C12];[.C9];[.C6])" office:value-type="float" office:value="0.2490872" calcext:value-type="float">
            <text:p>2,4909E-01</text:p>
          </table:table-cell>
          <table:table-cell/>
          <table:table-cell table:style-name="ce37" table:formula="of:=AVERAGE([.E12];[.E9];[.E6])" office:value-type="float" office:value="0.06235614" calcext:value-type="float">
            <text:p>6,2356E-02</text:p>
          </table:table-cell>
          <table:table-cell/>
          <table:table-cell table:style-name="ce37" table:formula="of:=AVERAGE([.G12];[.G9];[.G6])" office:value-type="float" office:value="0.0402411033333333" calcext:value-type="float">
            <text:p>4,0241E-02</text:p>
          </table:table-cell>
          <table:table-cell/>
          <table:table-cell table:style-name="ce37" table:formula="of:=AVERAGE([.I12];[.I9];[.I6])" office:value-type="float" office:value="0.03091883" calcext:value-type="float">
            <text:p>3,0919E-02</text:p>
          </table:table-cell>
          <table:table-cell/>
          <table:table-cell table:style-name="ce37" table:formula="of:=AVERAGE([.K12];[.K9];[.K6])" office:value-type="float" office:value="0.03091267" calcext:value-type="float">
            <text:p>3,0913E-02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1" table:formula="of:=[.J3]+1" office:value-type="float" office:value="6" calcext:value-type="float">
            <text:p>6</text:p>
          </table:table-cell>
          <table:table-cell table:style-name="ce11"/>
          <table:table-cell table:style-name="ce11" table:formula="of:=[.B16]+1" office:value-type="float" office:value="7" calcext:value-type="float">
            <text:p>7</text:p>
          </table:table-cell>
          <table:table-cell table:style-name="ce11"/>
          <table:table-cell table:style-name="ce11" table:formula="of:=[.D16]+1" office:value-type="float" office:value="8" calcext:value-type="float">
            <text:p>8</text:p>
          </table:table-cell>
          <table:table-cell table:style-name="ce11"/>
          <table:table-cell table:style-name="ce11" table:formula="of:=[.F16]+1" office:value-type="float" office:value="9" calcext:value-type="float">
            <text:p>9</text:p>
          </table:table-cell>
          <table:table-cell table:style-name="ce11"/>
          <table:table-cell table:style-name="ce11" table:formula="of:=[.H16]+1" office:value-type="float" office:value="10" calcext:value-type="float">
            <text:p>10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18min 19s</text:p>
          </table:table-cell>
          <table:table-cell table:formula="of:=TIME(0;LEFT([.B17];SEARCH(&quot;min&quot;;[.B17])-1);MID([.B17];SEARCH(&quot;min&quot;;[.B17])+4;(SEARCH(&quot;s&quot;;[.B17])-1)-(SEARCH(&quot;min&quot;;[.B17])+3)))" office:value-type="time" office:time-value="PT00H18M19S" calcext:value-type="time">
            <text:p>00:18:19</text:p>
          </table:table-cell>
          <table:table-cell office:value-type="string" calcext:value-type="string">
            <text:p>20min 4s</text:p>
          </table:table-cell>
          <table:table-cell table:style-name="ce33" table:formula="of:=TIME(0;LEFT([.D17];SEARCH(&quot;min&quot;;[.D17])-1);MID([.D17];SEARCH(&quot;min&quot;;[.D17])+4;(SEARCH(&quot;s&quot;;[.D17])-1)-(SEARCH(&quot;min&quot;;[.D17])+3)))" office:value-type="time" office:time-value="PT00H20M04S" calcext:value-type="time">
            <text:p>00:20:04</text:p>
          </table:table-cell>
          <table:table-cell table:style-name="ce32" office:value-type="string" calcext:value-type="string">
            <text:p>21min 59s</text:p>
          </table:table-cell>
          <table:table-cell table:style-name="ce33" table:formula="of:=TIME(0;LEFT([.F17];SEARCH(&quot;min&quot;;[.F17])-1);MID([.F17];SEARCH(&quot;min&quot;;[.F17])+4;(SEARCH(&quot;s&quot;;[.F17])-1)-(SEARCH(&quot;min&quot;;[.F17])+3)))" office:value-type="time" office:time-value="PT00H21M59S" calcext:value-type="time">
            <text:p>00:21:59</text:p>
          </table:table-cell>
          <table:table-cell office:value-type="string" calcext:value-type="string">
            <text:p>27min 21s</text:p>
          </table:table-cell>
          <table:table-cell table:style-name="ce33" table:formula="of:=TIME(0;LEFT([.H17];SEARCH(&quot;min&quot;;[.H17])-1);MID([.H17];SEARCH(&quot;min&quot;;[.H17])+4;(SEARCH(&quot;s&quot;;[.H17])-1)-(SEARCH(&quot;min&quot;;[.H17])+3)))" office:value-type="time" office:time-value="PT00H27M21S" calcext:value-type="time">
            <text:p>00:27:21</text:p>
          </table:table-cell>
          <table:table-cell office:value-type="string" calcext:value-type="string">
            <text:p>39min 8s</text:p>
          </table:table-cell>
          <table:table-cell table:style-name="ce33" table:formula="of:=TIME(0;LEFT([.J17];SEARCH(&quot;min&quot;;[.J17])-1);MID([.J17];SEARCH(&quot;min&quot;;[.J17])+4;(SEARCH(&quot;s&quot;;[.J17])-1)-(SEARCH(&quot;min&quot;;[.J17])+3)))" office:value-type="time" office:time-value="PT00H39M08S" calcext:value-type="time">
            <text:p>00:39: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22 ms</text:p>
          </table:table-cell>
          <table:table-cell table:style-name="ce34" table:formula="of:=TIME(0;0;COM.MICROSOFT.CONCAT(&quot;0,&quot;;LEFT([.B18];SEARCH(&quot;ms&quot;;[.B18])-1)))" office:value-type="time" office:time-value="PT00H10M22S" calcext:value-type="time">
            <text:p>10:22,00</text:p>
          </table:table-cell>
          <table:table-cell office:value-type="string" calcext:value-type="string">
            <text:p>381 ms</text:p>
          </table:table-cell>
          <table:table-cell table:style-name="ce34" table:formula="of:=TIME(0;0;COM.MICROSOFT.CONCAT(&quot;0,&quot;;LEFT([.D18];SEARCH(&quot;ms&quot;;[.D18])-1)))" office:value-type="time" office:time-value="PT00H06M21S" calcext:value-type="time">
            <text:p>06:21,00</text:p>
          </table:table-cell>
          <table:table-cell table:style-name="ce32" office:value-type="string" calcext:value-type="string">
            <text:p>389 ms</text:p>
          </table:table-cell>
          <table:table-cell table:style-name="ce34" table:formula="of:=TIME(0;0;COM.MICROSOFT.CONCAT(&quot;0,&quot;;LEFT([.F18];SEARCH(&quot;ms&quot;;[.F18])-1)))" office:value-type="time" office:time-value="PT00H06M29S" calcext:value-type="time">
            <text:p>06:29,00</text:p>
          </table:table-cell>
          <table:table-cell office:value-type="string" calcext:value-type="string">
            <text:p>371 ms</text:p>
          </table:table-cell>
          <table:table-cell table:style-name="ce34" table:formula="of:=TIME(0;0;COM.MICROSOFT.CONCAT(&quot;0,&quot;;LEFT([.H18];SEARCH(&quot;ms&quot;;[.H18])-1)))" office:value-type="time" office:time-value="PT00H06M11S" calcext:value-type="time">
            <text:p>06:11,00</text:p>
          </table:table-cell>
          <table:table-cell office:value-type="string" calcext:value-type="string">
            <text:p>389 ms</text:p>
          </table:table-cell>
          <table:table-cell table:formula="of:=TIME(0;0;COM.MICROSOFT.CONCAT(&quot;0,&quot;;LEFT([.J18];SEARCH(&quot;ms&quot;;[.J18])-1)))" office:value-type="time" office:time-value="PT00H06M29S" calcext:value-type="time">
            <text:p>06:29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.962016e-01</text:p>
          </table:table-cell>
          <table:table-cell table:style-name="ce35" table:formula="of:=NUMBERVALUE([.B19];&quot;.&quot;)" office:value-type="float" office:value="0.1962016" calcext:value-type="float">
            <text:p>0,1962016</text:p>
          </table:table-cell>
          <table:table-cell office:value-type="string" calcext:value-type="string">
            <text:p>7.499867e-02</text:p>
          </table:table-cell>
          <table:table-cell table:formula="of:=NUMBERVALUE([.D19];&quot;.&quot;)" office:value-type="float" office:value="0.07499867" calcext:value-type="float">
            <text:p>0,07499867</text:p>
          </table:table-cell>
          <table:table-cell table:style-name="ce32" office:value-type="string" calcext:value-type="string">
            <text:p>2.125353e-02</text:p>
          </table:table-cell>
          <table:table-cell table:formula="of:=NUMBERVALUE([.F19];&quot;.&quot;)" office:value-type="float" office:value="0.02125353" calcext:value-type="float">
            <text:p>0,02125353</text:p>
          </table:table-cell>
          <table:table-cell office:value-type="string" calcext:value-type="string">
            <text:p>1.586933e-02</text:p>
          </table:table-cell>
          <table:table-cell table:formula="of:=NUMBERVALUE([.H19];&quot;.&quot;)" office:value-type="float" office:value="0.01586933" calcext:value-type="float">
            <text:p>0,01586933</text:p>
          </table:table-cell>
          <table:table-cell office:value-type="string" calcext:value-type="string">
            <text:p>2.025874e-02</text:p>
          </table:table-cell>
          <table:table-cell table:style-name="ce35" table:formula="of:=NUMBERVALUE([.J19];&quot;.&quot;)" office:value-type="float" office:value="0.02025874" calcext:value-type="float">
            <text:p>0,020258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8min 11s</text:p>
          </table:table-cell>
          <table:table-cell table:formula="of:=TIME(0;LEFT([.B20];SEARCH(&quot;min&quot;;[.B20])-1);MID([.B20];SEARCH(&quot;min&quot;;[.B20])+4;(SEARCH(&quot;s&quot;;[.B20])-1)-(SEARCH(&quot;min&quot;;[.B20])+3)))" office:value-type="time" office:time-value="PT00H18M11S" calcext:value-type="time">
            <text:p>00:18:11</text:p>
          </table:table-cell>
          <table:table-cell office:value-type="string" calcext:value-type="string">
            <text:p>19min 52s</text:p>
          </table:table-cell>
          <table:table-cell table:style-name="ce33" table:formula="of:=TIME(0;LEFT([.D20];SEARCH(&quot;min&quot;;[.D20])-1);MID([.D20];SEARCH(&quot;min&quot;;[.D20])+4;(SEARCH(&quot;s&quot;;[.D20])-1)-(SEARCH(&quot;min&quot;;[.D20])+3)))" office:value-type="time" office:time-value="PT00H19M52S" calcext:value-type="time">
            <text:p>00:19:52</text:p>
          </table:table-cell>
          <table:table-cell office:value-type="string" calcext:value-type="string">
            <text:p>22min 2s</text:p>
          </table:table-cell>
          <table:table-cell table:style-name="ce33" table:formula="of:=TIME(0;LEFT([.F20];SEARCH(&quot;min&quot;;[.F20])-1);MID([.F20];SEARCH(&quot;min&quot;;[.F20])+4;(SEARCH(&quot;s&quot;;[.F20])-1)-(SEARCH(&quot;min&quot;;[.F20])+3)))" office:value-type="time" office:time-value="PT00H22M02S" calcext:value-type="time">
            <text:p>00:22:02</text:p>
          </table:table-cell>
          <table:table-cell office:value-type="string" calcext:value-type="string">
            <text:p>28min 2s</text:p>
          </table:table-cell>
          <table:table-cell table:style-name="ce33" table:formula="of:=TIME(0;LEFT([.H20];SEARCH(&quot;min&quot;;[.H20])-1);MID([.H20];SEARCH(&quot;min&quot;;[.H20])+4;(SEARCH(&quot;s&quot;;[.H20])-1)-(SEARCH(&quot;min&quot;;[.H20])+3)))" office:value-type="time" office:time-value="PT00H28M02S" calcext:value-type="time">
            <text:p>00:28:02</text:p>
          </table:table-cell>
          <table:table-cell office:value-type="string" calcext:value-type="string">
            <text:p>38min 36s</text:p>
          </table:table-cell>
          <table:table-cell table:style-name="ce33" table:formula="of:=TIME(0;LEFT([.J20];SEARCH(&quot;min&quot;;[.J20])-1);MID([.J20];SEARCH(&quot;min&quot;;[.J20])+4;(SEARCH(&quot;s&quot;;[.J20])-1)-(SEARCH(&quot;min&quot;;[.J20])+3)))" office:value-type="time" office:time-value="PT00H38M36S" calcext:value-type="time">
            <text:p>00:38: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04 ms</text:p>
          </table:table-cell>
          <table:table-cell table:style-name="ce34" table:formula="of:=TIME(0;0;COM.MICROSOFT.CONCAT(&quot;0,&quot;;LEFT([.B21];SEARCH(&quot;ms&quot;;[.B21])-1)))" office:value-type="time" office:time-value="PT00H06M44S" calcext:value-type="time">
            <text:p>06:44,00</text:p>
          </table:table-cell>
          <table:table-cell office:value-type="string" calcext:value-type="string">
            <text:p>385 ms</text:p>
          </table:table-cell>
          <table:table-cell table:style-name="ce34" table:formula="of:=TIME(0;0;COM.MICROSOFT.CONCAT(&quot;0,&quot;;LEFT([.D21];SEARCH(&quot;ms&quot;;[.D21])-1)))" office:value-type="time" office:time-value="PT00H06M25S" calcext:value-type="time">
            <text:p>06:25,00</text:p>
          </table:table-cell>
          <table:table-cell office:value-type="string" calcext:value-type="string">
            <text:p>393 ms</text:p>
          </table:table-cell>
          <table:table-cell table:style-name="ce34" table:formula="of:=TIME(0;0;COM.MICROSOFT.CONCAT(&quot;0,&quot;;LEFT([.F21];SEARCH(&quot;ms&quot;;[.F21])-1)))" office:value-type="time" office:time-value="PT00H06M33S" calcext:value-type="time">
            <text:p>06:33,00</text:p>
          </table:table-cell>
          <table:table-cell office:value-type="string" calcext:value-type="string">
            <text:p>618 ms</text:p>
          </table:table-cell>
          <table:table-cell table:style-name="ce34" table:formula="of:=TIME(0;0;COM.MICROSOFT.CONCAT(&quot;0,&quot;;LEFT([.H21];SEARCH(&quot;ms&quot;;[.H21])-1)))" office:value-type="time" office:time-value="PT00H10M18S" calcext:value-type="time">
            <text:p>10:18,00</text:p>
          </table:table-cell>
          <table:table-cell office:value-type="string" calcext:value-type="string">
            <text:p>367 ms</text:p>
          </table:table-cell>
          <table:table-cell table:formula="of:=TIME(0;0;COM.MICROSOFT.CONCAT(&quot;0,&quot;;LEFT([.J21];SEARCH(&quot;ms&quot;;[.J21])-1)))" office:value-type="time" office:time-value="PT00H06M07S" calcext:value-type="time">
            <text:p>06:07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.962016e-01</text:p>
          </table:table-cell>
          <table:table-cell table:style-name="ce35" table:formula="of:=NUMBERVALUE([.B22];&quot;.&quot;)" office:value-type="float" office:value="0.1962016" calcext:value-type="float">
            <text:p>0,1962016</text:p>
          </table:table-cell>
          <table:table-cell office:value-type="string" calcext:value-type="string">
            <text:p>7.499867e-02</text:p>
          </table:table-cell>
          <table:table-cell table:formula="of:=NUMBERVALUE([.D22];&quot;.&quot;)" office:value-type="float" office:value="0.07499867" calcext:value-type="float">
            <text:p>0,07499867</text:p>
          </table:table-cell>
          <table:table-cell office:value-type="string" calcext:value-type="string">
            <text:p>2.125353e-02</text:p>
          </table:table-cell>
          <table:table-cell table:formula="of:=NUMBERVALUE([.F22];&quot;.&quot;)" office:value-type="float" office:value="0.02125353" calcext:value-type="float">
            <text:p>0,02125353</text:p>
          </table:table-cell>
          <table:table-cell office:value-type="string" calcext:value-type="string">
            <text:p>1.586933e-02</text:p>
          </table:table-cell>
          <table:table-cell table:formula="of:=NUMBERVALUE([.H22];&quot;.&quot;)" office:value-type="float" office:value="0.01586933" calcext:value-type="float">
            <text:p>0,01586933</text:p>
          </table:table-cell>
          <table:table-cell office:value-type="string" calcext:value-type="string">
            <text:p>2.025874e-02</text:p>
          </table:table-cell>
          <table:table-cell table:style-name="ce35" table:formula="of:=NUMBERVALUE([.J22];&quot;.&quot;)" office:value-type="float" office:value="0.02025874" calcext:value-type="float">
            <text:p>0,020258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7min 28s</text:p>
          </table:table-cell>
          <table:table-cell table:formula="of:=TIME(0;LEFT([.B23];SEARCH(&quot;min&quot;;[.B23])-1);MID([.B23];SEARCH(&quot;min&quot;;[.B23])+4;(SEARCH(&quot;s&quot;;[.B23])-1)-(SEARCH(&quot;min&quot;;[.B23])+3)))" office:value-type="time" office:time-value="PT00H17M28S" calcext:value-type="time">
            <text:p>00:17:28</text:p>
          </table:table-cell>
          <table:table-cell office:value-type="string" calcext:value-type="string">
            <text:p>18min 42s</text:p>
          </table:table-cell>
          <table:table-cell table:style-name="ce33" table:formula="of:=TIME(0;LEFT([.D23];SEARCH(&quot;min&quot;;[.D23])-1);MID([.D23];SEARCH(&quot;min&quot;;[.D23])+4;(SEARCH(&quot;s&quot;;[.D23])-1)-(SEARCH(&quot;min&quot;;[.D23])+3)))" office:value-type="time" office:time-value="PT00H18M42S" calcext:value-type="time">
            <text:p>00:18:42</text:p>
          </table:table-cell>
          <table:table-cell office:value-type="string" calcext:value-type="string">
            <text:p>23min 26s</text:p>
          </table:table-cell>
          <table:table-cell table:style-name="ce33" table:formula="of:=TIME(0;LEFT([.F23];SEARCH(&quot;min&quot;;[.F23])-1);MID([.F23];SEARCH(&quot;min&quot;;[.F23])+4;(SEARCH(&quot;s&quot;;[.F23])-1)-(SEARCH(&quot;min&quot;;[.F23])+3)))" office:value-type="time" office:time-value="PT00H23M26S" calcext:value-type="time">
            <text:p>00:23:26</text:p>
          </table:table-cell>
          <table:table-cell office:value-type="string" calcext:value-type="string">
            <text:p>26min 48s</text:p>
          </table:table-cell>
          <table:table-cell table:style-name="ce33" table:formula="of:=TIME(0;LEFT([.H23];SEARCH(&quot;min&quot;;[.H23])-1);MID([.H23];SEARCH(&quot;min&quot;;[.H23])+4;(SEARCH(&quot;s&quot;;[.H23])-1)-(SEARCH(&quot;min&quot;;[.H23])+3)))" office:value-type="time" office:time-value="PT00H26M48S" calcext:value-type="time">
            <text:p>00:26:48</text:p>
          </table:table-cell>
          <table:table-cell office:value-type="string" calcext:value-type="string">
            <text:p>38min 22s</text:p>
          </table:table-cell>
          <table:table-cell table:style-name="ce33" table:formula="of:=TIME(0;LEFT([.J23];SEARCH(&quot;min&quot;;[.J23])-1);MID([.J23];SEARCH(&quot;min&quot;;[.J23])+4;(SEARCH(&quot;s&quot;;[.J23])-1)-(SEARCH(&quot;min&quot;;[.J23])+3)))" office:value-type="time" office:time-value="PT00H38M22S" calcext:value-type="time">
            <text:p>00:38: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90 ms</text:p>
          </table:table-cell>
          <table:table-cell table:style-name="ce34" table:formula="of:=TIME(0;0;COM.MICROSOFT.CONCAT(&quot;0,&quot;;LEFT([.B24];SEARCH(&quot;ms&quot;;[.B24])-1)))" office:value-type="time" office:time-value="PT00H06M30S" calcext:value-type="time">
            <text:p>06:30,00</text:p>
          </table:table-cell>
          <table:table-cell office:value-type="string" calcext:value-type="string">
            <text:p>394 ms</text:p>
          </table:table-cell>
          <table:table-cell table:style-name="ce34" table:formula="of:=TIME(0;0;COM.MICROSOFT.CONCAT(&quot;0,&quot;;LEFT([.D24];SEARCH(&quot;ms&quot;;[.D24])-1)))" office:value-type="time" office:time-value="PT00H06M34S" calcext:value-type="time">
            <text:p>06:34,00</text:p>
          </table:table-cell>
          <table:table-cell office:value-type="string" calcext:value-type="string">
            <text:p>479 ms</text:p>
          </table:table-cell>
          <table:table-cell table:style-name="ce34" table:formula="of:=TIME(0;0;COM.MICROSOFT.CONCAT(&quot;0,&quot;;LEFT([.F24];SEARCH(&quot;ms&quot;;[.F24])-1)))" office:value-type="time" office:time-value="PT00H07M59S" calcext:value-type="time">
            <text:p>07:59,00</text:p>
          </table:table-cell>
          <table:table-cell office:value-type="string" calcext:value-type="string">
            <text:p>579 ms</text:p>
          </table:table-cell>
          <table:table-cell table:style-name="ce34" table:formula="of:=TIME(0;0;COM.MICROSOFT.CONCAT(&quot;0,&quot;;LEFT([.H24];SEARCH(&quot;ms&quot;;[.H24])-1)))" office:value-type="time" office:time-value="PT00H09M39S" calcext:value-type="time">
            <text:p>09:39,00</text:p>
          </table:table-cell>
          <table:table-cell office:value-type="string" calcext:value-type="string">
            <text:p>373 ms</text:p>
          </table:table-cell>
          <table:table-cell table:formula="of:=TIME(0;0;COM.MICROSOFT.CONCAT(&quot;0,&quot;;LEFT([.J24];SEARCH(&quot;ms&quot;;[.J24])-1)))" office:value-type="time" office:time-value="PT00H06M13S" calcext:value-type="time">
            <text:p>06:13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.962016e-01</text:p>
          </table:table-cell>
          <table:table-cell table:style-name="ce35" table:formula="of:=NUMBERVALUE([.B25];&quot;.&quot;)" office:value-type="float" office:value="0.1962016" calcext:value-type="float">
            <text:p>0,1962016</text:p>
          </table:table-cell>
          <table:table-cell office:value-type="string" calcext:value-type="string">
            <text:p>7.499867e-02</text:p>
          </table:table-cell>
          <table:table-cell table:formula="of:=NUMBERVALUE([.D25];&quot;.&quot;)" office:value-type="float" office:value="0.07499867" calcext:value-type="float">
            <text:p>0,07499867</text:p>
          </table:table-cell>
          <table:table-cell office:value-type="string" calcext:value-type="string">
            <text:p>2.125353e-02</text:p>
          </table:table-cell>
          <table:table-cell table:formula="of:=NUMBERVALUE([.F25];&quot;.&quot;)" office:value-type="float" office:value="0.02125353" calcext:value-type="float">
            <text:p>0,02125353</text:p>
          </table:table-cell>
          <table:table-cell office:value-type="string" calcext:value-type="string">
            <text:p>1.586933e-02</text:p>
          </table:table-cell>
          <table:table-cell table:formula="of:=NUMBERVALUE([.H25];&quot;.&quot;)" office:value-type="float" office:value="0.01586933" calcext:value-type="float">
            <text:p>0,01586933</text:p>
          </table:table-cell>
          <table:table-cell office:value-type="string" calcext:value-type="string">
            <text:p>2.025874e-02</text:p>
          </table:table-cell>
          <table:table-cell table:style-name="ce35" table:formula="of:=NUMBERVALUE([.J25];&quot;.&quot;)" office:value-type="float" office:value="0.02025874" calcext:value-type="float">
            <text:p>0,0202587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23];[.C20];[.C17])" office:value-type="time" office:time-value="PT00H17M59.333333333S" calcext:value-type="time">
            <text:p>00:17:59,33</text:p>
          </table:table-cell>
          <table:table-cell/>
          <table:table-cell table:style-name="ce36" table:formula="of:=AVERAGE([.E23];[.E20];[.E17])" office:value-type="time" office:time-value="PT00H19M32.666666667S" calcext:value-type="time">
            <text:p>00:19:32,67</text:p>
          </table:table-cell>
          <table:table-cell/>
          <table:table-cell table:style-name="ce36" table:formula="of:=AVERAGE([.G23];[.G20];[.G17])" office:value-type="time" office:time-value="PT00H22M29S" calcext:value-type="time">
            <text:p>00:22:29,00</text:p>
          </table:table-cell>
          <table:table-cell/>
          <table:table-cell table:style-name="ce36" table:formula="of:=AVERAGE([.I23];[.I20];[.I17])" office:value-type="time" office:time-value="PT00H27M23.666666667S" calcext:value-type="time">
            <text:p>00:27:23,67</text:p>
          </table:table-cell>
          <table:table-cell/>
          <table:table-cell table:style-name="ce36" table:formula="of:=AVERAGE([.K23];[.K20];[.K17])" office:value-type="time" office:time-value="PT00H38M42S" calcext:value-type="time">
            <text:p>00:38:42,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24];[.C21];[.C18])" office:value-type="time" office:time-value="PT00H07M52S" calcext:value-type="time">
            <text:p>00:07:52,00</text:p>
          </table:table-cell>
          <table:table-cell/>
          <table:table-cell table:style-name="ce36" table:formula="of:=AVERAGE([.E24];[.E21];[.E18])" office:value-type="time" office:time-value="PT00H06M26.666666667S" calcext:value-type="time">
            <text:p>00:06:26,67</text:p>
          </table:table-cell>
          <table:table-cell/>
          <table:table-cell table:style-name="ce36" table:formula="of:=AVERAGE([.G24];[.G21];[.G18])" office:value-type="time" office:time-value="PT00H07M00.333333333S" calcext:value-type="time">
            <text:p>00:07:00,33</text:p>
          </table:table-cell>
          <table:table-cell/>
          <table:table-cell table:style-name="ce36" table:formula="of:=AVERAGE([.I24];[.I21];[.I18])" office:value-type="time" office:time-value="PT00H08M42.666666667S" calcext:value-type="time">
            <text:p>00:08:42,67</text:p>
          </table:table-cell>
          <table:table-cell/>
          <table:table-cell table:style-name="ce36" table:formula="of:=AVERAGE([.K24];[.K21];[.K18])" office:value-type="time" office:time-value="PT00H06M16.333333333S" calcext:value-type="time">
            <text:p>00:06:16,3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7" table:formula="of:=AVERAGE([.C25];[.C22];[.C19])" office:value-type="float" office:value="0.1962016" calcext:value-type="float">
            <text:p>1,9620E-01</text:p>
          </table:table-cell>
          <table:table-cell/>
          <table:table-cell table:style-name="ce37" table:formula="of:=AVERAGE([.E25];[.E22];[.E19])" office:value-type="float" office:value="0.07499867" calcext:value-type="float">
            <text:p>7,4999E-02</text:p>
          </table:table-cell>
          <table:table-cell/>
          <table:table-cell table:style-name="ce37" table:formula="of:=AVERAGE([.G25];[.G22];[.G19])" office:value-type="float" office:value="0.02125353" calcext:value-type="float">
            <text:p>2,1254E-02</text:p>
          </table:table-cell>
          <table:table-cell/>
          <table:table-cell table:style-name="ce37" table:formula="of:=AVERAGE([.I25];[.I22];[.I19])" office:value-type="float" office:value="0.01586933" calcext:value-type="float">
            <text:p>1,5869E-02</text:p>
          </table:table-cell>
          <table:table-cell/>
          <table:table-cell table:style-name="ce37" table:formula="of:=AVERAGE([.K25];[.K22];[.K19])" office:value-type="float" office:value="0.02025874" calcext:value-type="float">
            <text:p>2,0259E-02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1" table:formula="of:=[.J16]+1" office:value-type="float" office:value="11" calcext:value-type="float">
            <text:p>11</text:p>
          </table:table-cell>
          <table:table-cell table:style-name="ce11"/>
          <table:table-cell table:style-name="ce11" table:formula="of:=[.B29]+1" office:value-type="float" office:value="12" calcext:value-type="float">
            <text:p>12</text:p>
          </table:table-cell>
          <table:table-cell table:style-name="ce11"/>
          <table:table-cell table:style-name="ce11" table:formula="of:=[.D29]+1" office:value-type="float" office:value="13" calcext:value-type="float">
            <text:p>13</text:p>
          </table:table-cell>
          <table:table-cell table:style-name="ce11"/>
          <table:table-cell table:style-name="ce11" table:formula="of:=[.F29]+1" office:value-type="float" office:value="14" calcext:value-type="float">
            <text:p>14</text:p>
          </table:table-cell>
          <table:table-cell table:style-name="ce11"/>
          <table:table-cell table:style-name="ce11" table:formula="of:=[.H29]+1" office:value-type="float" office:value="15" calcext:value-type="float">
            <text:p>15</text:p>
          </table:table-cell>
          <table:table-cell table:style-name="ce32"/>
          <table:table-cell table:number-columns-repeated="8"/>
        </table:table-row>
        <table:table-row table:style-name="ro1">
          <table:table-cell/>
          <table:table-cell office:value-type="string" calcext:value-type="string">
            <text:p>18min 15s</text:p>
          </table:table-cell>
          <table:table-cell table:formula="of:=TIME(0;LEFT([.B30];SEARCH(&quot;min&quot;;[.B30])-1);MID([.B30];SEARCH(&quot;min&quot;;[.B30])+4;(SEARCH(&quot;s&quot;;[.B30])-1)-(SEARCH(&quot;min&quot;;[.B30])+3)))" office:value-type="time" office:time-value="PT00H18M15S" calcext:value-type="time">
            <text:p>00:18:15</text:p>
          </table:table-cell>
          <table:table-cell office:value-type="string" calcext:value-type="string">
            <text:p>19min 58s</text:p>
          </table:table-cell>
          <table:table-cell table:style-name="ce33" table:formula="of:=TIME(0;LEFT([.D30];SEARCH(&quot;min&quot;;[.D30])-1);MID([.D30];SEARCH(&quot;min&quot;;[.D30])+4;(SEARCH(&quot;s&quot;;[.D30])-1)-(SEARCH(&quot;min&quot;;[.D30])+3)))" office:value-type="time" office:time-value="PT00H19M58S" calcext:value-type="time">
            <text:p>00:19:58</text:p>
          </table:table-cell>
          <table:table-cell office:value-type="string" calcext:value-type="string">
            <text:p>21min 25s</text:p>
          </table:table-cell>
          <table:table-cell table:style-name="ce33" table:formula="of:=TIME(0;LEFT([.F30];SEARCH(&quot;min&quot;;[.F30])-1);MID([.F30];SEARCH(&quot;min&quot;;[.F30])+4;(SEARCH(&quot;s&quot;;[.F30])-1)-(SEARCH(&quot;min&quot;;[.F30])+3)))" office:value-type="time" office:time-value="PT00H21M25S" calcext:value-type="time">
            <text:p>00:21:25</text:p>
          </table:table-cell>
          <table:table-cell office:value-type="string" calcext:value-type="string">
            <text:p>29min 6s</text:p>
          </table:table-cell>
          <table:table-cell table:style-name="ce33" table:formula="of:=TIME(0;LEFT([.H30];SEARCH(&quot;min&quot;;[.H30])-1);MID([.H30];SEARCH(&quot;min&quot;;[.H30])+4;(SEARCH(&quot;s&quot;;[.H30])-1)-(SEARCH(&quot;min&quot;;[.H30])+3)))" office:value-type="time" office:time-value="PT00H29M06S" calcext:value-type="time">
            <text:p>00:29:06</text:p>
          </table:table-cell>
          <table:table-cell office:value-type="string" calcext:value-type="string">
            <text:p>39min 3s</text:p>
          </table:table-cell>
          <table:table-cell table:style-name="ce33" table:formula="of:=TIME(0;LEFT([.J30];SEARCH(&quot;min&quot;;[.J30])-1);MID([.J30];SEARCH(&quot;min&quot;;[.J30])+4;(SEARCH(&quot;s&quot;;[.J30])-1)-(SEARCH(&quot;min&quot;;[.J30])+3)))" office:value-type="time" office:time-value="PT00H39M03S" calcext:value-type="time">
            <text:p>00:39: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78 ms</text:p>
          </table:table-cell>
          <table:table-cell table:style-name="ce34" table:formula="of:=TIME(0;0;COM.MICROSOFT.CONCAT(&quot;0,&quot;;LEFT([.B31];SEARCH(&quot;ms&quot;;[.B31])-1)))" office:value-type="time" office:time-value="PT00H06M18S" calcext:value-type="time">
            <text:p>06:18,00</text:p>
          </table:table-cell>
          <table:table-cell office:value-type="string" calcext:value-type="string">
            <text:p>622 ms</text:p>
          </table:table-cell>
          <table:table-cell table:style-name="ce34" table:formula="of:=TIME(0;0;COM.MICROSOFT.CONCAT(&quot;0,&quot;;LEFT([.D31];SEARCH(&quot;ms&quot;;[.D31])-1)))" office:value-type="time" office:time-value="PT00H10M22S" calcext:value-type="time">
            <text:p>10:22,00</text:p>
          </table:table-cell>
          <table:table-cell office:value-type="string" calcext:value-type="string">
            <text:p>362 ms</text:p>
          </table:table-cell>
          <table:table-cell table:style-name="ce34" table:formula="of:=TIME(0;0;COM.MICROSOFT.CONCAT(&quot;0,&quot;;LEFT([.F31];SEARCH(&quot;ms&quot;;[.F31])-1)))" office:value-type="time" office:time-value="PT00H06M02S" calcext:value-type="time">
            <text:p>06:02,00</text:p>
          </table:table-cell>
          <table:table-cell office:value-type="string" calcext:value-type="string">
            <text:p>415 ms</text:p>
          </table:table-cell>
          <table:table-cell table:style-name="ce34" table:formula="of:=TIME(0;0;COM.MICROSOFT.CONCAT(&quot;0,&quot;;LEFT([.H31];SEARCH(&quot;ms&quot;;[.H31])-1)))" office:value-type="time" office:time-value="PT00H06M55S" calcext:value-type="time">
            <text:p>06:55,00</text:p>
          </table:table-cell>
          <table:table-cell office:value-type="string" calcext:value-type="string">
            <text:p>414 ms</text:p>
          </table:table-cell>
          <table:table-cell table:formula="of:=TIME(0;0;COM.MICROSOFT.CONCAT(&quot;0,&quot;;LEFT([.J31];SEARCH(&quot;ms&quot;;[.J31])-1)))" office:value-type="time" office:time-value="PT00H06M54S" calcext:value-type="time">
            <text:p>06:54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.088022e-01</text:p>
          </table:table-cell>
          <table:table-cell table:style-name="ce35" table:formula="of:=NUMBERVALUE([.B32];&quot;.&quot;)" office:value-type="float" office:value="0.2088022" calcext:value-type="float">
            <text:p>0,2088022</text:p>
          </table:table-cell>
          <table:table-cell office:value-type="string" calcext:value-type="string">
            <text:p>5.756349e-02</text:p>
          </table:table-cell>
          <table:table-cell table:formula="of:=NUMBERVALUE([.D32];&quot;.&quot;)" office:value-type="float" office:value="0.05756349" calcext:value-type="float">
            <text:p>0,05756349</text:p>
          </table:table-cell>
          <table:table-cell office:value-type="string" calcext:value-type="string">
            <text:p>2.077975e-02</text:p>
          </table:table-cell>
          <table:table-cell table:formula="of:=NUMBERVALUE([.F32];&quot;.&quot;)" office:value-type="float" office:value="0.02077975" calcext:value-type="float">
            <text:p>0,02077975</text:p>
          </table:table-cell>
          <table:table-cell office:value-type="string" calcext:value-type="string">
            <text:p>1.688549e-02</text:p>
          </table:table-cell>
          <table:table-cell table:formula="of:=NUMBERVALUE([.H32];&quot;.&quot;)" office:value-type="float" office:value="0.01688549" calcext:value-type="float">
            <text:p>0,01688549</text:p>
          </table:table-cell>
          <table:table-cell office:value-type="string" calcext:value-type="string">
            <text:p>1.957861e-02</text:p>
          </table:table-cell>
          <table:table-cell table:style-name="ce35" table:formula="of:=NUMBERVALUE([.J32];&quot;.&quot;)" office:value-type="float" office:value="0.01957861" calcext:value-type="float">
            <text:p>0,0195786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7min 51s</text:p>
          </table:table-cell>
          <table:table-cell table:formula="of:=TIME(0;LEFT([.B33];SEARCH(&quot;min&quot;;[.B33])-1);MID([.B33];SEARCH(&quot;min&quot;;[.B33])+4;(SEARCH(&quot;s&quot;;[.B33])-1)-(SEARCH(&quot;min&quot;;[.B33])+3)))" office:value-type="time" office:time-value="PT00H17M51S" calcext:value-type="time">
            <text:p>00:17:51</text:p>
          </table:table-cell>
          <table:table-cell office:value-type="string" calcext:value-type="string">
            <text:p>19min 9s</text:p>
          </table:table-cell>
          <table:table-cell table:style-name="ce33" table:formula="of:=TIME(0;LEFT([.D33];SEARCH(&quot;min&quot;;[.D33])-1);MID([.D33];SEARCH(&quot;min&quot;;[.D33])+4;(SEARCH(&quot;s&quot;;[.D33])-1)-(SEARCH(&quot;min&quot;;[.D33])+3)))" office:value-type="time" office:time-value="PT00H19M09S" calcext:value-type="time">
            <text:p>00:19:09</text:p>
          </table:table-cell>
          <table:table-cell office:value-type="string" calcext:value-type="string">
            <text:p>22min 27s</text:p>
          </table:table-cell>
          <table:table-cell table:style-name="ce33" table:formula="of:=TIME(0;LEFT([.F33];SEARCH(&quot;min&quot;;[.F33])-1);MID([.F33];SEARCH(&quot;min&quot;;[.F33])+4;(SEARCH(&quot;s&quot;;[.F33])-1)-(SEARCH(&quot;min&quot;;[.F33])+3)))" office:value-type="time" office:time-value="PT00H22M27S" calcext:value-type="time">
            <text:p>00:22:27</text:p>
          </table:table-cell>
          <table:table-cell office:value-type="string" calcext:value-type="string">
            <text:p>29min 4s</text:p>
          </table:table-cell>
          <table:table-cell table:style-name="ce33" table:formula="of:=TIME(0;LEFT([.H33];SEARCH(&quot;min&quot;;[.H33])-1);MID([.H33];SEARCH(&quot;min&quot;;[.H33])+4;(SEARCH(&quot;s&quot;;[.H33])-1)-(SEARCH(&quot;min&quot;;[.H33])+3)))" office:value-type="time" office:time-value="PT00H29M04S" calcext:value-type="time">
            <text:p>00:29:04</text:p>
          </table:table-cell>
          <table:table-cell office:value-type="string" calcext:value-type="string">
            <text:p>38min 26s</text:p>
          </table:table-cell>
          <table:table-cell table:style-name="ce33" table:formula="of:=TIME(0;LEFT([.J33];SEARCH(&quot;min&quot;;[.J33])-1);MID([.J33];SEARCH(&quot;min&quot;;[.J33])+4;(SEARCH(&quot;s&quot;;[.J33])-1)-(SEARCH(&quot;min&quot;;[.J33])+3)))" office:value-type="time" office:time-value="PT00H38M26S" calcext:value-type="time">
            <text:p>00:38: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95 ms</text:p>
          </table:table-cell>
          <table:table-cell table:style-name="ce34" table:formula="of:=TIME(0;0;COM.MICROSOFT.CONCAT(&quot;0,&quot;;LEFT([.B34];SEARCH(&quot;ms&quot;;[.B34])-1)))" office:value-type="time" office:time-value="PT00H06M35S" calcext:value-type="time">
            <text:p>06:35,00</text:p>
          </table:table-cell>
          <table:table-cell office:value-type="string" calcext:value-type="string">
            <text:p>380 ms</text:p>
          </table:table-cell>
          <table:table-cell table:style-name="ce34" table:formula="of:=TIME(0;0;COM.MICROSOFT.CONCAT(&quot;0,&quot;;LEFT([.D34];SEARCH(&quot;ms&quot;;[.D34])-1)))" office:value-type="time" office:time-value="PT00H06M20S" calcext:value-type="time">
            <text:p>06:20,00</text:p>
          </table:table-cell>
          <table:table-cell office:value-type="string" calcext:value-type="string">
            <text:p>379 ms</text:p>
          </table:table-cell>
          <table:table-cell table:style-name="ce34" table:formula="of:=TIME(0;0;COM.MICROSOFT.CONCAT(&quot;0,&quot;;LEFT([.F34];SEARCH(&quot;ms&quot;;[.F34])-1)))" office:value-type="time" office:time-value="PT00H06M19S" calcext:value-type="time">
            <text:p>06:19,00</text:p>
          </table:table-cell>
          <table:table-cell office:value-type="string" calcext:value-type="string">
            <text:p>615 ms</text:p>
          </table:table-cell>
          <table:table-cell table:style-name="ce34" table:formula="of:=TIME(0;0;COM.MICROSOFT.CONCAT(&quot;0,&quot;;LEFT([.H34];SEARCH(&quot;ms&quot;;[.H34])-1)))" office:value-type="time" office:time-value="PT00H10M15S" calcext:value-type="time">
            <text:p>10:15,00</text:p>
          </table:table-cell>
          <table:table-cell office:value-type="string" calcext:value-type="string">
            <text:p>593 ms</text:p>
          </table:table-cell>
          <table:table-cell table:formula="of:=TIME(0;0;COM.MICROSOFT.CONCAT(&quot;0,&quot;;LEFT([.J34];SEARCH(&quot;ms&quot;;[.J34])-1)))" office:value-type="time" office:time-value="PT00H09M53S" calcext:value-type="time">
            <text:p>09:53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.088022e-01</text:p>
          </table:table-cell>
          <table:table-cell table:style-name="ce35" table:formula="of:=NUMBERVALUE([.B35];&quot;.&quot;)" office:value-type="float" office:value="0.2088022" calcext:value-type="float">
            <text:p>0,2088022</text:p>
          </table:table-cell>
          <table:table-cell office:value-type="string" calcext:value-type="string">
            <text:p>5.756349e-02</text:p>
          </table:table-cell>
          <table:table-cell table:formula="of:=NUMBERVALUE([.D35];&quot;.&quot;)" office:value-type="float" office:value="0.05756349" calcext:value-type="float">
            <text:p>0,05756349</text:p>
          </table:table-cell>
          <table:table-cell office:value-type="string" calcext:value-type="string">
            <text:p>2.077975e-02</text:p>
          </table:table-cell>
          <table:table-cell table:formula="of:=NUMBERVALUE([.F35];&quot;.&quot;)" office:value-type="float" office:value="0.02077975" calcext:value-type="float">
            <text:p>0,02077975</text:p>
          </table:table-cell>
          <table:table-cell office:value-type="string" calcext:value-type="string">
            <text:p>1.688549e-02</text:p>
          </table:table-cell>
          <table:table-cell table:formula="of:=NUMBERVALUE([.H35];&quot;.&quot;)" office:value-type="float" office:value="0.01688549" calcext:value-type="float">
            <text:p>0,01688549</text:p>
          </table:table-cell>
          <table:table-cell office:value-type="string" calcext:value-type="string">
            <text:p>1.957861e-02</text:p>
          </table:table-cell>
          <table:table-cell table:style-name="ce35" table:formula="of:=NUMBERVALUE([.J35];&quot;.&quot;)" office:value-type="float" office:value="0.01957861" calcext:value-type="float">
            <text:p>0,0195786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7min 6s</text:p>
          </table:table-cell>
          <table:table-cell table:formula="of:=TIME(0;LEFT([.B36];SEARCH(&quot;min&quot;;[.B36])-1);MID([.B36];SEARCH(&quot;min&quot;;[.B36])+4;(SEARCH(&quot;s&quot;;[.B36])-1)-(SEARCH(&quot;min&quot;;[.B36])+3)))" office:value-type="time" office:time-value="PT00H17M06S" calcext:value-type="time">
            <text:p>00:17:06</text:p>
          </table:table-cell>
          <table:table-cell office:value-type="string" calcext:value-type="string">
            <text:p>19min 2s</text:p>
          </table:table-cell>
          <table:table-cell table:style-name="ce33" table:formula="of:=TIME(0;LEFT([.D36];SEARCH(&quot;min&quot;;[.D36])-1);MID([.D36];SEARCH(&quot;min&quot;;[.D36])+4;(SEARCH(&quot;s&quot;;[.D36])-1)-(SEARCH(&quot;min&quot;;[.D36])+3)))" office:value-type="time" office:time-value="PT00H19M02S" calcext:value-type="time">
            <text:p>00:19:02</text:p>
          </table:table-cell>
          <table:table-cell office:value-type="string" calcext:value-type="string">
            <text:p>21min 5s</text:p>
          </table:table-cell>
          <table:table-cell table:style-name="ce33" table:formula="of:=TIME(0;LEFT([.F36];SEARCH(&quot;min&quot;;[.F36])-1);MID([.F36];SEARCH(&quot;min&quot;;[.F36])+4;(SEARCH(&quot;s&quot;;[.F36])-1)-(SEARCH(&quot;min&quot;;[.F36])+3)))" office:value-type="time" office:time-value="PT00H21M05S" calcext:value-type="time">
            <text:p>00:21:05</text:p>
          </table:table-cell>
          <table:table-cell office:value-type="string" calcext:value-type="string">
            <text:p>27min 4s</text:p>
          </table:table-cell>
          <table:table-cell table:style-name="ce33" table:formula="of:=TIME(0;LEFT([.H36];SEARCH(&quot;min&quot;;[.H36])-1);MID([.H36];SEARCH(&quot;min&quot;;[.H36])+4;(SEARCH(&quot;s&quot;;[.H36])-1)-(SEARCH(&quot;min&quot;;[.H36])+3)))" office:value-type="time" office:time-value="PT00H27M04S" calcext:value-type="time">
            <text:p>00:27:04</text:p>
          </table:table-cell>
          <table:table-cell office:value-type="string" calcext:value-type="string">
            <text:p>38min 13s</text:p>
          </table:table-cell>
          <table:table-cell table:style-name="ce33" table:formula="of:=TIME(0;LEFT([.J36];SEARCH(&quot;min&quot;;[.J36])-1);MID([.J36];SEARCH(&quot;min&quot;;[.J36])+4;(SEARCH(&quot;s&quot;;[.J36])-1)-(SEARCH(&quot;min&quot;;[.J36])+3)))" office:value-type="time" office:time-value="PT00H38M13S" calcext:value-type="time">
            <text:p>00:38:1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14 ms</text:p>
          </table:table-cell>
          <table:table-cell table:style-name="ce34" table:formula="of:=TIME(0;0;COM.MICROSOFT.CONCAT(&quot;0,&quot;;LEFT([.B37];SEARCH(&quot;ms&quot;;[.B37])-1)))" office:value-type="time" office:time-value="PT00H06M54S" calcext:value-type="time">
            <text:p>06:54,00</text:p>
          </table:table-cell>
          <table:table-cell office:value-type="string" calcext:value-type="string">
            <text:p>394 ms</text:p>
          </table:table-cell>
          <table:table-cell table:style-name="ce34" table:formula="of:=TIME(0;0;COM.MICROSOFT.CONCAT(&quot;0,&quot;;LEFT([.D37];SEARCH(&quot;ms&quot;;[.D37])-1)))" office:value-type="time" office:time-value="PT00H06M34S" calcext:value-type="time">
            <text:p>06:34,00</text:p>
          </table:table-cell>
          <table:table-cell office:value-type="string" calcext:value-type="string">
            <text:p>617 ms</text:p>
          </table:table-cell>
          <table:table-cell table:style-name="ce34" table:formula="of:=TIME(0;0;COM.MICROSOFT.CONCAT(&quot;0,&quot;;LEFT([.F37];SEARCH(&quot;ms&quot;;[.F37])-1)))" office:value-type="time" office:time-value="PT00H10M17S" calcext:value-type="time">
            <text:p>10:17,00</text:p>
          </table:table-cell>
          <table:table-cell office:value-type="string" calcext:value-type="string">
            <text:p>450 ms</text:p>
          </table:table-cell>
          <table:table-cell table:style-name="ce34" table:formula="of:=TIME(0;0;COM.MICROSOFT.CONCAT(&quot;0,&quot;;LEFT([.H37];SEARCH(&quot;ms&quot;;[.H37])-1)))" office:value-type="time" office:time-value="PT00H07M30S" calcext:value-type="time">
            <text:p>07:30,00</text:p>
          </table:table-cell>
          <table:table-cell office:value-type="string" calcext:value-type="string">
            <text:p>390 ms</text:p>
          </table:table-cell>
          <table:table-cell table:formula="of:=TIME(0;0;COM.MICROSOFT.CONCAT(&quot;0,&quot;;LEFT([.J37];SEARCH(&quot;ms&quot;;[.J37])-1)))" office:value-type="time" office:time-value="PT00H06M30S" calcext:value-type="time">
            <text:p>06:30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.088022e-01</text:p>
          </table:table-cell>
          <table:table-cell table:style-name="ce35" table:formula="of:=NUMBERVALUE([.B38];&quot;.&quot;)" office:value-type="float" office:value="0.2088022" calcext:value-type="float">
            <text:p>0,2088022</text:p>
          </table:table-cell>
          <table:table-cell office:value-type="string" calcext:value-type="string">
            <text:p>5.756349e-02</text:p>
          </table:table-cell>
          <table:table-cell table:formula="of:=NUMBERVALUE([.D38];&quot;.&quot;)" office:value-type="float" office:value="0.05756349" calcext:value-type="float">
            <text:p>0,05756349</text:p>
          </table:table-cell>
          <table:table-cell office:value-type="string" calcext:value-type="string">
            <text:p>2.077975e-02</text:p>
          </table:table-cell>
          <table:table-cell table:formula="of:=NUMBERVALUE([.F38];&quot;.&quot;)" office:value-type="float" office:value="0.02077975" calcext:value-type="float">
            <text:p>0,02077975</text:p>
          </table:table-cell>
          <table:table-cell office:value-type="string" calcext:value-type="string">
            <text:p>1.688549e-02</text:p>
          </table:table-cell>
          <table:table-cell table:formula="of:=NUMBERVALUE([.H38];&quot;.&quot;)" office:value-type="float" office:value="0.01688549" calcext:value-type="float">
            <text:p>0,01688549</text:p>
          </table:table-cell>
          <table:table-cell office:value-type="string" calcext:value-type="string">
            <text:p>1.957861e-02</text:p>
          </table:table-cell>
          <table:table-cell table:style-name="ce35" table:formula="of:=NUMBERVALUE([.J38];&quot;.&quot;)" office:value-type="float" office:value="0.01957861" calcext:value-type="float">
            <text:p>0,0195786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36];[.C33];[.C30])" office:value-type="time" office:time-value="PT00H17M44S" calcext:value-type="time">
            <text:p>00:17:44,00</text:p>
          </table:table-cell>
          <table:table-cell/>
          <table:table-cell table:style-name="ce36" table:formula="of:=AVERAGE([.E36];[.E33];[.E30])" office:value-type="time" office:time-value="PT00H19M23S" calcext:value-type="time">
            <text:p>00:19:23,00</text:p>
          </table:table-cell>
          <table:table-cell/>
          <table:table-cell table:style-name="ce36" table:formula="of:=AVERAGE([.G36];[.G33];[.G30])" office:value-type="time" office:time-value="PT00H21M39S" calcext:value-type="time">
            <text:p>00:21:39,00</text:p>
          </table:table-cell>
          <table:table-cell/>
          <table:table-cell table:style-name="ce36" table:formula="of:=AVERAGE([.I36];[.I33];[.I30])" office:value-type="time" office:time-value="PT00H28M24.666666667S" calcext:value-type="time">
            <text:p>00:28:24,67</text:p>
          </table:table-cell>
          <table:table-cell/>
          <table:table-cell table:style-name="ce36" table:formula="of:=AVERAGE([.K36];[.K33];[.K30])" office:value-type="time" office:time-value="PT00H38M34S" calcext:value-type="time">
            <text:p>00:38:34,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37];[.C34];[.C31])" office:value-type="time" office:time-value="PT00H06M35.666666667S" calcext:value-type="time">
            <text:p>00:06:35,67</text:p>
          </table:table-cell>
          <table:table-cell/>
          <table:table-cell table:style-name="ce36" table:formula="of:=AVERAGE([.E37];[.E34];[.E31])" office:value-type="time" office:time-value="PT00H07M45.333333333S" calcext:value-type="time">
            <text:p>00:07:45,33</text:p>
          </table:table-cell>
          <table:table-cell/>
          <table:table-cell table:style-name="ce36" table:formula="of:=AVERAGE([.G37];[.G34];[.G31])" office:value-type="time" office:time-value="PT00H07M32.666666667S" calcext:value-type="time">
            <text:p>00:07:32,67</text:p>
          </table:table-cell>
          <table:table-cell/>
          <table:table-cell table:style-name="ce36" table:formula="of:=AVERAGE([.I37];[.I34];[.I31])" office:value-type="time" office:time-value="PT00H08M13.333333333S" calcext:value-type="time">
            <text:p>00:08:13,33</text:p>
          </table:table-cell>
          <table:table-cell/>
          <table:table-cell table:style-name="ce36" table:formula="of:=AVERAGE([.K37];[.K34];[.K31])" office:value-type="time" office:time-value="PT00H07M45.666666667S" calcext:value-type="time">
            <text:p>00:07:45,6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7" table:formula="of:=AVERAGE([.C38];[.C35];[.C32])" office:value-type="float" office:value="0.2088022" calcext:value-type="float">
            <text:p>2,0880E-01</text:p>
          </table:table-cell>
          <table:table-cell/>
          <table:table-cell table:style-name="ce37" table:formula="of:=AVERAGE([.E38];[.E35];[.E32])" office:value-type="float" office:value="0.05756349" calcext:value-type="float">
            <text:p>5,7563E-02</text:p>
          </table:table-cell>
          <table:table-cell/>
          <table:table-cell table:style-name="ce37" table:formula="of:=AVERAGE([.G38];[.G35];[.G32])" office:value-type="float" office:value="0.02077975" calcext:value-type="float">
            <text:p>2,0780E-02</text:p>
          </table:table-cell>
          <table:table-cell/>
          <table:table-cell table:style-name="ce37" table:formula="of:=AVERAGE([.I38];[.I35];[.I32])" office:value-type="float" office:value="0.01688549" calcext:value-type="float">
            <text:p>1,6885E-02</text:p>
          </table:table-cell>
          <table:table-cell/>
          <table:table-cell table:style-name="ce37" table:formula="of:=AVERAGE([.K38];[.K35];[.K32])" office:value-type="float" office:value="0.01957861" calcext:value-type="float">
            <text:p>1,9579E-02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1" table:formula="of:=[.J29]+1" office:value-type="float" office:value="16" calcext:value-type="float">
            <text:p>16</text:p>
          </table:table-cell>
          <table:table-cell table:style-name="ce11"/>
          <table:table-cell table:style-name="ce11" table:formula="of:=[.B42]+1" office:value-type="float" office:value="17" calcext:value-type="float">
            <text:p>17</text:p>
          </table:table-cell>
          <table:table-cell table:style-name="ce11"/>
          <table:table-cell table:style-name="ce11" table:formula="of:=[.D42]+1" office:value-type="float" office:value="18" calcext:value-type="float">
            <text:p>18</text:p>
          </table:table-cell>
          <table:table-cell table:style-name="ce11"/>
          <table:table-cell table:style-name="ce11" table:formula="of:=[.F42]+1" office:value-type="float" office:value="19" calcext:value-type="float">
            <text:p>19</text:p>
          </table:table-cell>
          <table:table-cell table:style-name="ce11"/>
          <table:table-cell table:style-name="ce11" table:formula="of:=[.H42]+1" office:value-type="float" office:value="20" calcext:value-type="float">
            <text:p>20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18min 19s</text:p>
          </table:table-cell>
          <table:table-cell table:formula="of:=TIME(0;LEFT([.B43];SEARCH(&quot;min&quot;;[.B43])-1);MID([.B43];SEARCH(&quot;min&quot;;[.B43])+4;(SEARCH(&quot;s&quot;;[.B43])-1)-(SEARCH(&quot;min&quot;;[.B43])+3)))" office:value-type="time" office:time-value="PT00H18M19S" calcext:value-type="time">
            <text:p>00:18:19</text:p>
          </table:table-cell>
          <table:table-cell office:value-type="string" calcext:value-type="string">
            <text:p>22min 4s</text:p>
          </table:table-cell>
          <table:table-cell table:style-name="ce33" table:formula="of:=TIME(0;LEFT([.D43];SEARCH(&quot;min&quot;;[.D43])-1);MID([.D43];SEARCH(&quot;min&quot;;[.D43])+4;(SEARCH(&quot;s&quot;;[.D43])-1)-(SEARCH(&quot;min&quot;;[.D43])+3)))" office:value-type="time" office:time-value="PT00H22M04S" calcext:value-type="time">
            <text:p>00:22:04</text:p>
          </table:table-cell>
          <table:table-cell office:value-type="string" calcext:value-type="string">
            <text:p>20min 35s</text:p>
          </table:table-cell>
          <table:table-cell table:style-name="ce33" table:formula="of:=TIME(0;LEFT([.F43];SEARCH(&quot;min&quot;;[.F43])-1);MID([.F43];SEARCH(&quot;min&quot;;[.F43])+4;(SEARCH(&quot;s&quot;;[.F43])-1)-(SEARCH(&quot;min&quot;;[.F43])+3)))" office:value-type="time" office:time-value="PT00H20M35S" calcext:value-type="time">
            <text:p>00:20:35</text:p>
          </table:table-cell>
          <table:table-cell office:value-type="string" calcext:value-type="string">
            <text:p>28min 7s</text:p>
          </table:table-cell>
          <table:table-cell table:style-name="ce33" table:formula="of:=TIME(0;LEFT([.H43];SEARCH(&quot;min&quot;;[.H43])-1);MID([.H43];SEARCH(&quot;min&quot;;[.H43])+4;(SEARCH(&quot;s&quot;;[.H43])-1)-(SEARCH(&quot;min&quot;;[.H43])+3)))" office:value-type="time" office:time-value="PT00H28M07S" calcext:value-type="time">
            <text:p>00:28:07</text:p>
          </table:table-cell>
          <table:table-cell office:value-type="string" calcext:value-type="string">
            <text:p>38min 30s</text:p>
          </table:table-cell>
          <table:table-cell table:style-name="ce33" table:formula="of:=TIME(0;LEFT([.J43];SEARCH(&quot;min&quot;;[.J43])-1);MID([.J43];SEARCH(&quot;min&quot;;[.J43])+4;(SEARCH(&quot;s&quot;;[.J43])-1)-(SEARCH(&quot;min&quot;;[.J43])+3)))" office:value-type="time" office:time-value="PT00H38M30S" calcext:value-type="time">
            <text:p>00:38:3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74 ms</text:p>
          </table:table-cell>
          <table:table-cell table:style-name="ce34" table:formula="of:=TIME(0;0;COM.MICROSOFT.CONCAT(&quot;0,&quot;;LEFT([.B44];SEARCH(&quot;ms&quot;;[.B44])-1)))" office:value-type="time" office:time-value="PT00H06M14S" calcext:value-type="time">
            <text:p>06:14,00</text:p>
          </table:table-cell>
          <table:table-cell office:value-type="string" calcext:value-type="string">
            <text:p>430 ms</text:p>
          </table:table-cell>
          <table:table-cell table:style-name="ce34" table:formula="of:=TIME(0;0;COM.MICROSOFT.CONCAT(&quot;0,&quot;;LEFT([.D44];SEARCH(&quot;ms&quot;;[.D44])-1)))" office:value-type="time" office:time-value="PT00H07M10S" calcext:value-type="time">
            <text:p>07:10,00</text:p>
          </table:table-cell>
          <table:table-cell office:value-type="string" calcext:value-type="string">
            <text:p>368 ms</text:p>
          </table:table-cell>
          <table:table-cell table:style-name="ce34" table:formula="of:=TIME(0;0;COM.MICROSOFT.CONCAT(&quot;0,&quot;;LEFT([.F44];SEARCH(&quot;ms&quot;;[.F44])-1)))" office:value-type="time" office:time-value="PT00H06M08S" calcext:value-type="time">
            <text:p>06:08,00</text:p>
          </table:table-cell>
          <table:table-cell office:value-type="string" calcext:value-type="string">
            <text:p>402 ms</text:p>
          </table:table-cell>
          <table:table-cell table:style-name="ce34" table:formula="of:=TIME(0;0;COM.MICROSOFT.CONCAT(&quot;0,&quot;;LEFT([.H44];SEARCH(&quot;ms&quot;;[.H44])-1)))" office:value-type="time" office:time-value="PT00H06M42S" calcext:value-type="time">
            <text:p>06:42,00</text:p>
          </table:table-cell>
          <table:table-cell office:value-type="string" calcext:value-type="string">
            <text:p>597 ms</text:p>
          </table:table-cell>
          <table:table-cell table:formula="of:=TIME(0;0;COM.MICROSOFT.CONCAT(&quot;0,&quot;;LEFT([.J44];SEARCH(&quot;ms&quot;;[.J44])-1)))" office:value-type="time" office:time-value="PT00H09M57S" calcext:value-type="time">
            <text:p>09:57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.299970e-01</text:p>
          </table:table-cell>
          <table:table-cell table:style-name="ce35" table:formula="of:=NUMBERVALUE([.B45];&quot;.&quot;)" office:value-type="float" office:value="0.229997" calcext:value-type="float">
            <text:p>0,229997</text:p>
          </table:table-cell>
          <table:table-cell office:value-type="string" calcext:value-type="string">
            <text:p>6.519203e-02</text:p>
          </table:table-cell>
          <table:table-cell table:formula="of:=NUMBERVALUE([.D45];&quot;.&quot;)" office:value-type="float" office:value="0.06519203" calcext:value-type="float">
            <text:p>0,06519203</text:p>
          </table:table-cell>
          <table:table-cell office:value-type="string" calcext:value-type="string">
            <text:p>1.797651e-02</text:p>
          </table:table-cell>
          <table:table-cell table:formula="of:=NUMBERVALUE([.F45];&quot;.&quot;)" office:value-type="float" office:value="0.01797651" calcext:value-type="float">
            <text:p>0,01797651</text:p>
          </table:table-cell>
          <table:table-cell office:value-type="string" calcext:value-type="string">
            <text:p>1.496583e-02</text:p>
          </table:table-cell>
          <table:table-cell table:formula="of:=NUMBERVALUE([.H45];&quot;.&quot;)" office:value-type="float" office:value="0.01496583" calcext:value-type="float">
            <text:p>0,01496583</text:p>
          </table:table-cell>
          <table:table-cell office:value-type="string" calcext:value-type="string">
            <text:p>1.449567e-02</text:p>
          </table:table-cell>
          <table:table-cell table:style-name="ce35" table:formula="of:=NUMBERVALUE([.J45];&quot;.&quot;)" office:value-type="float" office:value="0.01449567" calcext:value-type="float">
            <text:p>0,0144956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7min 59s</text:p>
          </table:table-cell>
          <table:table-cell table:formula="of:=TIME(0;LEFT([.B46];SEARCH(&quot;min&quot;;[.B46])-1);MID([.B46];SEARCH(&quot;min&quot;;[.B46])+4;(SEARCH(&quot;s&quot;;[.B46])-1)-(SEARCH(&quot;min&quot;;[.B46])+3)))" office:value-type="time" office:time-value="PT00H17M59S" calcext:value-type="time">
            <text:p>00:17:59</text:p>
          </table:table-cell>
          <table:table-cell office:value-type="string" calcext:value-type="string">
            <text:p>19min 37s</text:p>
          </table:table-cell>
          <table:table-cell table:style-name="ce33" table:formula="of:=TIME(0;LEFT([.D46];SEARCH(&quot;min&quot;;[.D46])-1);MID([.D46];SEARCH(&quot;min&quot;;[.D46])+4;(SEARCH(&quot;s&quot;;[.D46])-1)-(SEARCH(&quot;min&quot;;[.D46])+3)))" office:value-type="time" office:time-value="PT00H19M37S" calcext:value-type="time">
            <text:p>00:19:37</text:p>
          </table:table-cell>
          <table:table-cell office:value-type="string" calcext:value-type="string">
            <text:p>24min 2s</text:p>
          </table:table-cell>
          <table:table-cell table:style-name="ce33" table:formula="of:=TIME(0;LEFT([.F46];SEARCH(&quot;min&quot;;[.F46])-1);MID([.F46];SEARCH(&quot;min&quot;;[.F46])+4;(SEARCH(&quot;s&quot;;[.F46])-1)-(SEARCH(&quot;min&quot;;[.F46])+3)))" office:value-type="time" office:time-value="PT00H24M02S" calcext:value-type="time">
            <text:p>00:24:02</text:p>
          </table:table-cell>
          <table:table-cell office:value-type="string" calcext:value-type="string">
            <text:p>27min 16s</text:p>
          </table:table-cell>
          <table:table-cell table:style-name="ce33" table:formula="of:=TIME(0;LEFT([.H46];SEARCH(&quot;min&quot;;[.H46])-1);MID([.H46];SEARCH(&quot;min&quot;;[.H46])+4;(SEARCH(&quot;s&quot;;[.H46])-1)-(SEARCH(&quot;min&quot;;[.H46])+3)))" office:value-type="time" office:time-value="PT00H27M16S" calcext:value-type="time">
            <text:p>00:27:16</text:p>
          </table:table-cell>
          <table:table-cell office:value-type="string" calcext:value-type="string">
            <text:p>38min 47s</text:p>
          </table:table-cell>
          <table:table-cell table:style-name="ce33" table:formula="of:=TIME(0;LEFT([.J46];SEARCH(&quot;min&quot;;[.J46])-1);MID([.J46];SEARCH(&quot;min&quot;;[.J46])+4;(SEARCH(&quot;s&quot;;[.J46])-1)-(SEARCH(&quot;min&quot;;[.J46])+3)))" office:value-type="time" office:time-value="PT00H38M47S" calcext:value-type="time">
            <text:p>00:38:4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93 ms</text:p>
          </table:table-cell>
          <table:table-cell table:style-name="ce34" table:formula="of:=TIME(0;0;COM.MICROSOFT.CONCAT(&quot;0,&quot;;LEFT([.B47];SEARCH(&quot;ms&quot;;[.B47])-1)))" office:value-type="time" office:time-value="PT00H06M33S" calcext:value-type="time">
            <text:p>06:33,00</text:p>
          </table:table-cell>
          <table:table-cell office:value-type="string" calcext:value-type="string">
            <text:p>383 ms</text:p>
          </table:table-cell>
          <table:table-cell table:style-name="ce34" table:formula="of:=TIME(0;0;COM.MICROSOFT.CONCAT(&quot;0,&quot;;LEFT([.D47];SEARCH(&quot;ms&quot;;[.D47])-1)))" office:value-type="time" office:time-value="PT00H06M23S" calcext:value-type="time">
            <text:p>06:23,00</text:p>
          </table:table-cell>
          <table:table-cell office:value-type="string" calcext:value-type="string">
            <text:p>722 ms</text:p>
          </table:table-cell>
          <table:table-cell table:style-name="ce34" table:formula="of:=TIME(0;0;COM.MICROSOFT.CONCAT(&quot;0,&quot;;LEFT([.F47];SEARCH(&quot;ms&quot;;[.F47])-1)))" office:value-type="time" office:time-value="PT00H12M02S" calcext:value-type="time">
            <text:p>12:02,00</text:p>
          </table:table-cell>
          <table:table-cell office:value-type="string" calcext:value-type="string">
            <text:p>599 ms</text:p>
          </table:table-cell>
          <table:table-cell table:style-name="ce34" table:formula="of:=TIME(0;0;COM.MICROSOFT.CONCAT(&quot;0,&quot;;LEFT([.H47];SEARCH(&quot;ms&quot;;[.H47])-1)))" office:value-type="time" office:time-value="PT00H09M59S" calcext:value-type="time">
            <text:p>09:59,00</text:p>
          </table:table-cell>
          <table:table-cell office:value-type="string" calcext:value-type="string">
            <text:p>381 ms</text:p>
          </table:table-cell>
          <table:table-cell table:formula="of:=TIME(0;0;COM.MICROSOFT.CONCAT(&quot;0,&quot;;LEFT([.J47];SEARCH(&quot;ms&quot;;[.J47])-1)))" office:value-type="time" office:time-value="PT00H06M21S" calcext:value-type="time">
            <text:p>06:21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.299970e-01</text:p>
          </table:table-cell>
          <table:table-cell table:style-name="ce35" table:formula="of:=NUMBERVALUE([.B48];&quot;.&quot;)" office:value-type="float" office:value="0.229997" calcext:value-type="float">
            <text:p>0,229997</text:p>
          </table:table-cell>
          <table:table-cell office:value-type="string" calcext:value-type="string">
            <text:p>6.519203e-02</text:p>
          </table:table-cell>
          <table:table-cell table:formula="of:=NUMBERVALUE([.D48];&quot;.&quot;)" office:value-type="float" office:value="0.06519203" calcext:value-type="float">
            <text:p>0,06519203</text:p>
          </table:table-cell>
          <table:table-cell office:value-type="string" calcext:value-type="string">
            <text:p>1.797651e-02</text:p>
          </table:table-cell>
          <table:table-cell table:formula="of:=NUMBERVALUE([.F48];&quot;.&quot;)" office:value-type="float" office:value="0.01797651" calcext:value-type="float">
            <text:p>0,01797651</text:p>
          </table:table-cell>
          <table:table-cell office:value-type="string" calcext:value-type="string">
            <text:p>1.496583e-02</text:p>
          </table:table-cell>
          <table:table-cell table:formula="of:=NUMBERVALUE([.H48];&quot;.&quot;)" office:value-type="float" office:value="0.01496583" calcext:value-type="float">
            <text:p>0,01496583</text:p>
          </table:table-cell>
          <table:table-cell office:value-type="string" calcext:value-type="string">
            <text:p>1.449567e-02</text:p>
          </table:table-cell>
          <table:table-cell table:style-name="ce35" table:formula="of:=NUMBERVALUE([.J48];&quot;.&quot;)" office:value-type="float" office:value="0.01449567" calcext:value-type="float">
            <text:p>0,0144956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0min 2s</text:p>
          </table:table-cell>
          <table:table-cell table:formula="of:=TIME(0;LEFT([.B49];SEARCH(&quot;min&quot;;[.B49])-1);MID([.B49];SEARCH(&quot;min&quot;;[.B49])+4;(SEARCH(&quot;s&quot;;[.B49])-1)-(SEARCH(&quot;min&quot;;[.B49])+3)))" office:value-type="time" office:time-value="PT00H20M02S" calcext:value-type="time">
            <text:p>00:20:02</text:p>
          </table:table-cell>
          <table:table-cell office:value-type="string" calcext:value-type="string">
            <text:p>18min 45s</text:p>
          </table:table-cell>
          <table:table-cell table:style-name="ce33" table:formula="of:=TIME(0;LEFT([.D49];SEARCH(&quot;min&quot;;[.D49])-1);MID([.D49];SEARCH(&quot;min&quot;;[.D49])+4;(SEARCH(&quot;s&quot;;[.D49])-1)-(SEARCH(&quot;min&quot;;[.D49])+3)))" office:value-type="time" office:time-value="PT00H18M45S" calcext:value-type="time">
            <text:p>00:18:45</text:p>
          </table:table-cell>
          <table:table-cell office:value-type="string" calcext:value-type="string">
            <text:p>26min 29s</text:p>
          </table:table-cell>
          <table:table-cell table:style-name="ce33" table:formula="of:=TIME(0;LEFT([.F49];SEARCH(&quot;min&quot;;[.F49])-1);MID([.F49];SEARCH(&quot;min&quot;;[.F49])+4;(SEARCH(&quot;s&quot;;[.F49])-1)-(SEARCH(&quot;min&quot;;[.F49])+3)))" office:value-type="time" office:time-value="PT00H26M29S" calcext:value-type="time">
            <text:p>00:26:29</text:p>
          </table:table-cell>
          <table:table-cell office:value-type="string" calcext:value-type="string">
            <text:p>27min 39s</text:p>
          </table:table-cell>
          <table:table-cell table:style-name="ce33" table:formula="of:=TIME(0;LEFT([.H49];SEARCH(&quot;min&quot;;[.H49])-1);MID([.H49];SEARCH(&quot;min&quot;;[.H49])+4;(SEARCH(&quot;s&quot;;[.H49])-1)-(SEARCH(&quot;min&quot;;[.H49])+3)))" office:value-type="time" office:time-value="PT00H27M39S" calcext:value-type="time">
            <text:p>00:27:39</text:p>
          </table:table-cell>
          <table:table-cell office:value-type="string" calcext:value-type="string">
            <text:p>38min 19s</text:p>
          </table:table-cell>
          <table:table-cell table:style-name="ce33" table:formula="of:=TIME(0;LEFT([.J49];SEARCH(&quot;min&quot;;[.J49])-1);MID([.J49];SEARCH(&quot;min&quot;;[.J49])+4;(SEARCH(&quot;s&quot;;[.J49])-1)-(SEARCH(&quot;min&quot;;[.J49])+3)))" office:value-type="time" office:time-value="PT00H38M19S" calcext:value-type="time">
            <text:p>00:38: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32 ms</text:p>
          </table:table-cell>
          <table:table-cell table:style-name="ce34" table:formula="of:=TIME(0;0;COM.MICROSOFT.CONCAT(&quot;0,&quot;;LEFT([.B50];SEARCH(&quot;ms&quot;;[.B50])-1)))" office:value-type="time" office:time-value="PT00H07M12S" calcext:value-type="time">
            <text:p>07:12,00</text:p>
          </table:table-cell>
          <table:table-cell office:value-type="string" calcext:value-type="string">
            <text:p>373 ms</text:p>
          </table:table-cell>
          <table:table-cell table:style-name="ce34" table:formula="of:=TIME(0;0;COM.MICROSOFT.CONCAT(&quot;0,&quot;;LEFT([.D50];SEARCH(&quot;ms&quot;;[.D50])-1)))" office:value-type="time" office:time-value="PT00H06M13S" calcext:value-type="time">
            <text:p>06:13,00</text:p>
          </table:table-cell>
          <table:table-cell office:value-type="string" calcext:value-type="string">
            <text:p>386 ms</text:p>
          </table:table-cell>
          <table:table-cell table:style-name="ce34" table:formula="of:=TIME(0;0;COM.MICROSOFT.CONCAT(&quot;0,&quot;;LEFT([.F50];SEARCH(&quot;ms&quot;;[.F50])-1)))" office:value-type="time" office:time-value="PT00H06M26S" calcext:value-type="time">
            <text:p>06:26,00</text:p>
          </table:table-cell>
          <table:table-cell office:value-type="string" calcext:value-type="string">
            <text:p>712 ms</text:p>
          </table:table-cell>
          <table:table-cell table:style-name="ce34" table:formula="of:=TIME(0;0;COM.MICROSOFT.CONCAT(&quot;0,&quot;;LEFT([.H50];SEARCH(&quot;ms&quot;;[.H50])-1)))" office:value-type="time" office:time-value="PT00H11M52S" calcext:value-type="time">
            <text:p>11:52,00</text:p>
          </table:table-cell>
          <table:table-cell office:value-type="string" calcext:value-type="string">
            <text:p>573 ms</text:p>
          </table:table-cell>
          <table:table-cell table:formula="of:=TIME(0;0;COM.MICROSOFT.CONCAT(&quot;0,&quot;;LEFT([.J50];SEARCH(&quot;ms&quot;;[.J50])-1)))" office:value-type="time" office:time-value="PT00H09M33S" calcext:value-type="time">
            <text:p>09:33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.299970e-01</text:p>
          </table:table-cell>
          <table:table-cell table:style-name="ce35" table:formula="of:=NUMBERVALUE([.B51];&quot;.&quot;)" office:value-type="float" office:value="0.229997" calcext:value-type="float">
            <text:p>0,229997</text:p>
          </table:table-cell>
          <table:table-cell office:value-type="string" calcext:value-type="string">
            <text:p>6.519203e-02</text:p>
          </table:table-cell>
          <table:table-cell table:formula="of:=NUMBERVALUE([.D51];&quot;.&quot;)" office:value-type="float" office:value="0.06519203" calcext:value-type="float">
            <text:p>0,06519203</text:p>
          </table:table-cell>
          <table:table-cell office:value-type="string" calcext:value-type="string">
            <text:p>1.496583e-02</text:p>
          </table:table-cell>
          <table:table-cell table:formula="of:=NUMBERVALUE([.F51];&quot;.&quot;)" office:value-type="float" office:value="0.01496583" calcext:value-type="float">
            <text:p>0,01496583</text:p>
          </table:table-cell>
          <table:table-cell office:value-type="string" calcext:value-type="string">
            <text:p>1.496583e-02</text:p>
          </table:table-cell>
          <table:table-cell table:formula="of:=NUMBERVALUE([.H51];&quot;.&quot;)" office:value-type="float" office:value="0.01496583" calcext:value-type="float">
            <text:p>0,01496583</text:p>
          </table:table-cell>
          <table:table-cell office:value-type="string" calcext:value-type="string">
            <text:p>1.449567e-02</text:p>
          </table:table-cell>
          <table:table-cell table:style-name="ce35" table:formula="of:=NUMBERVALUE([.J51];&quot;.&quot;)" office:value-type="float" office:value="0.01449567" calcext:value-type="float">
            <text:p>0,0144956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49];[.C46];[.C43])" office:value-type="time" office:time-value="PT00H18M46.666666667S" calcext:value-type="time">
            <text:p>00:18:46,67</text:p>
          </table:table-cell>
          <table:table-cell/>
          <table:table-cell table:style-name="ce36" table:formula="of:=AVERAGE([.E49];[.E46];[.E43])" office:value-type="time" office:time-value="PT00H20M08.666666667S" calcext:value-type="time">
            <text:p>00:20:08,67</text:p>
          </table:table-cell>
          <table:table-cell/>
          <table:table-cell table:style-name="ce36" table:formula="of:=AVERAGE([.G49];[.G46];[.G43])" office:value-type="time" office:time-value="PT00H23M42S" calcext:value-type="time">
            <text:p>00:23:42,00</text:p>
          </table:table-cell>
          <table:table-cell/>
          <table:table-cell table:style-name="ce36" table:formula="of:=AVERAGE([.I49];[.I46];[.I43])" office:value-type="time" office:time-value="PT00H27M40.666666667S" calcext:value-type="time">
            <text:p>00:27:40,67</text:p>
          </table:table-cell>
          <table:table-cell/>
          <table:table-cell table:style-name="ce36" table:formula="of:=AVERAGE([.K49];[.K46];[.K43])" office:value-type="time" office:time-value="PT00H38M32S" calcext:value-type="time">
            <text:p>00:38:32,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50];[.C47];[.C44])" office:value-type="time" office:time-value="PT00H06M39.666666667S" calcext:value-type="time">
            <text:p>00:06:39,67</text:p>
          </table:table-cell>
          <table:table-cell/>
          <table:table-cell table:style-name="ce36" table:formula="of:=AVERAGE([.E50];[.E47];[.E44])" office:value-type="time" office:time-value="PT00H06M35.333333333S" calcext:value-type="time">
            <text:p>00:06:35,33</text:p>
          </table:table-cell>
          <table:table-cell/>
          <table:table-cell table:style-name="ce36" table:formula="of:=AVERAGE([.G50];[.G47];[.G44])" office:value-type="time" office:time-value="PT00H08M12S" calcext:value-type="time">
            <text:p>00:08:12,00</text:p>
          </table:table-cell>
          <table:table-cell/>
          <table:table-cell table:style-name="ce36" table:formula="of:=AVERAGE([.I50];[.I47];[.I44])" office:value-type="time" office:time-value="PT00H09M31S" calcext:value-type="time">
            <text:p>00:09:31,00</text:p>
          </table:table-cell>
          <table:table-cell/>
          <table:table-cell table:style-name="ce36" table:formula="of:=AVERAGE([.K50];[.K47];[.K44])" office:value-type="time" office:time-value="PT00H08M37S" calcext:value-type="time">
            <text:p>00:08:37,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7" table:formula="of:=AVERAGE([.C51];[.C48];[.C45])" office:value-type="float" office:value="0.229997" calcext:value-type="float">
            <text:p>2,3000E-01</text:p>
          </table:table-cell>
          <table:table-cell/>
          <table:table-cell table:style-name="ce37" table:formula="of:=AVERAGE([.E51];[.E48];[.E45])" office:value-type="float" office:value="0.06519203" calcext:value-type="float">
            <text:p>6,5192E-02</text:p>
          </table:table-cell>
          <table:table-cell/>
          <table:table-cell table:style-name="ce37" table:formula="of:=AVERAGE([.G51];[.G48];[.G45])" office:value-type="float" office:value="0.01697295" calcext:value-type="float">
            <text:p>1,6973E-02</text:p>
          </table:table-cell>
          <table:table-cell/>
          <table:table-cell table:style-name="ce37" table:formula="of:=AVERAGE([.I51];[.I48];[.I45])" office:value-type="float" office:value="0.01496583" calcext:value-type="float">
            <text:p>1,4966E-02</text:p>
          </table:table-cell>
          <table:table-cell/>
          <table:table-cell table:style-name="ce37" table:formula="of:=AVERAGE([.K51];[.K48];[.K45])" office:value-type="float" office:value="0.01449567" calcext:value-type="float">
            <text:p>1,4496E-02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1" table:formula="of:=[.J42]+1" office:value-type="float" office:value="21" calcext:value-type="float">
            <text:p>21</text:p>
          </table:table-cell>
          <table:table-cell table:style-name="ce11"/>
          <table:table-cell table:style-name="ce11" table:formula="of:=[.B55]+1" office:value-type="float" office:value="22" calcext:value-type="float">
            <text:p>22</text:p>
          </table:table-cell>
          <table:table-cell table:style-name="ce11"/>
          <table:table-cell table:style-name="ce11" table:formula="of:=[.D55]+1" office:value-type="float" office:value="23" calcext:value-type="float">
            <text:p>23</text:p>
          </table:table-cell>
          <table:table-cell table:style-name="ce11"/>
          <table:table-cell table:style-name="ce11" table:formula="of:=[.F55]+1" office:value-type="float" office:value="24" calcext:value-type="float">
            <text:p>24</text:p>
          </table:table-cell>
          <table:table-cell table:style-name="ce11"/>
          <table:table-cell table:style-name="ce11" table:formula="of:=[.H55]+1" office:value-type="float" office:value="25" calcext:value-type="float">
            <text:p>25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17min 46s</text:p>
          </table:table-cell>
          <table:table-cell table:formula="of:=TIME(0;LEFT([.B56];SEARCH(&quot;min&quot;;[.B56])-1);MID([.B56];SEARCH(&quot;min&quot;;[.B56])+4;(SEARCH(&quot;s&quot;;[.B56])-1)-(SEARCH(&quot;min&quot;;[.B56])+3)))" office:value-type="time" office:time-value="PT00H17M46S" calcext:value-type="time">
            <text:p>00:17:46</text:p>
          </table:table-cell>
          <table:table-cell office:value-type="string" calcext:value-type="string">
            <text:p>18min 54s</text:p>
          </table:table-cell>
          <table:table-cell table:style-name="ce33" table:formula="of:=TIME(0;LEFT([.D56];SEARCH(&quot;min&quot;;[.D56])-1);MID([.D56];SEARCH(&quot;min&quot;;[.D56])+4;(SEARCH(&quot;s&quot;;[.D56])-1)-(SEARCH(&quot;min&quot;;[.D56])+3)))" office:value-type="time" office:time-value="PT00H18M54S" calcext:value-type="time">
            <text:p>00:18:54</text:p>
          </table:table-cell>
          <table:table-cell office:value-type="string" calcext:value-type="string">
            <text:p>22min 1s</text:p>
          </table:table-cell>
          <table:table-cell table:style-name="ce33" table:formula="of:=TIME(0;LEFT([.F56];SEARCH(&quot;min&quot;;[.F56])-1);MID([.F56];SEARCH(&quot;min&quot;;[.F56])+4;(SEARCH(&quot;s&quot;;[.F56])-1)-(SEARCH(&quot;min&quot;;[.F56])+3)))" office:value-type="time" office:time-value="PT00H22M01S" calcext:value-type="time">
            <text:p>00:22:01</text:p>
          </table:table-cell>
          <table:table-cell office:value-type="string" calcext:value-type="string">
            <text:p>28min 46s</text:p>
          </table:table-cell>
          <table:table-cell table:style-name="ce33" table:formula="of:=TIME(0;LEFT([.H56];SEARCH(&quot;min&quot;;[.H56])-1);MID([.H56];SEARCH(&quot;min&quot;;[.H56])+4;(SEARCH(&quot;s&quot;;[.H56])-1)-(SEARCH(&quot;min&quot;;[.H56])+3)))" office:value-type="time" office:time-value="PT00H28M46S" calcext:value-type="time">
            <text:p>00:28:46</text:p>
          </table:table-cell>
          <table:table-cell office:value-type="string" calcext:value-type="string">
            <text:p>40min 18s</text:p>
          </table:table-cell>
          <table:table-cell table:style-name="ce33" table:formula="of:=TIME(0;LEFT([.J56];SEARCH(&quot;min&quot;;[.J56])-1);MID([.J56];SEARCH(&quot;min&quot;;[.J56])+4;(SEARCH(&quot;s&quot;;[.J56])-1)-(SEARCH(&quot;min&quot;;[.J56])+3)))" office:value-type="time" office:time-value="PT00H40M18S" calcext:value-type="time">
            <text:p>00:40:1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71 ms</text:p>
          </table:table-cell>
          <table:table-cell table:style-name="ce34" table:formula="of:=TIME(0;0;COM.MICROSOFT.CONCAT(&quot;0,&quot;;LEFT([.B57];SEARCH(&quot;ms&quot;;[.B57])-1)))" office:value-type="time" office:time-value="PT00H06M11S" calcext:value-type="time">
            <text:p>06:11,00</text:p>
          </table:table-cell>
          <table:table-cell office:value-type="string" calcext:value-type="string">
            <text:p>586 ms</text:p>
          </table:table-cell>
          <table:table-cell table:style-name="ce34" table:formula="of:=TIME(0;0;COM.MICROSOFT.CONCAT(&quot;0,&quot;;LEFT([.D57];SEARCH(&quot;ms&quot;;[.D57])-1)))" office:value-type="time" office:time-value="PT00H09M46S" calcext:value-type="time">
            <text:p>09:46,00</text:p>
          </table:table-cell>
          <table:table-cell office:value-type="string" calcext:value-type="string">
            <text:p>383 ms</text:p>
          </table:table-cell>
          <table:table-cell table:style-name="ce34" table:formula="of:=TIME(0;0;COM.MICROSOFT.CONCAT(&quot;0,&quot;;LEFT([.F57];SEARCH(&quot;ms&quot;;[.F57])-1)))" office:value-type="time" office:time-value="PT00H06M23S" calcext:value-type="time">
            <text:p>06:23,00</text:p>
          </table:table-cell>
          <table:table-cell office:value-type="string" calcext:value-type="string">
            <text:p>403 ms</text:p>
          </table:table-cell>
          <table:table-cell table:style-name="ce34" table:formula="of:=TIME(0;0;COM.MICROSOFT.CONCAT(&quot;0,&quot;;LEFT([.H57];SEARCH(&quot;ms&quot;;[.H57])-1)))" office:value-type="time" office:time-value="PT00H06M43S" calcext:value-type="time">
            <text:p>06:43,00</text:p>
          </table:table-cell>
          <table:table-cell office:value-type="string" calcext:value-type="string">
            <text:p>420 ms</text:p>
          </table:table-cell>
          <table:table-cell table:formula="of:=TIME(0;0;COM.MICROSOFT.CONCAT(&quot;0,&quot;;LEFT([.J57];SEARCH(&quot;ms&quot;;[.J57])-1)))" office:value-type="time" office:time-value="PT00H07M00S" calcext:value-type="time">
            <text:p>07:00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.370617e-01</text:p>
          </table:table-cell>
          <table:table-cell table:style-name="ce35" table:formula="of:=NUMBERVALUE([.B58];&quot;.&quot;)" office:value-type="float" office:value="0.2370617" calcext:value-type="float">
            <text:p>0,2370617</text:p>
          </table:table-cell>
          <table:table-cell office:value-type="string" calcext:value-type="string">
            <text:p>7.428475e-02</text:p>
          </table:table-cell>
          <table:table-cell table:formula="of:=NUMBERVALUE([.D58];&quot;.&quot;)" office:value-type="float" office:value="0.07428475" calcext:value-type="float">
            <text:p>0,07428475</text:p>
          </table:table-cell>
          <table:table-cell office:value-type="string" calcext:value-type="string">
            <text:p>2.267677e-02</text:p>
          </table:table-cell>
          <table:table-cell table:formula="of:=NUMBERVALUE([.F58];&quot;.&quot;)" office:value-type="float" office:value="0.02267677" calcext:value-type="float">
            <text:p>0,02267677</text:p>
          </table:table-cell>
          <table:table-cell office:value-type="string" calcext:value-type="string">
            <text:p>2.199050e-02</text:p>
          </table:table-cell>
          <table:table-cell table:formula="of:=NUMBERVALUE([.H58];&quot;.&quot;)" office:value-type="float" office:value="0.0219905" calcext:value-type="float">
            <text:p>0,0219905</text:p>
          </table:table-cell>
          <table:table-cell office:value-type="string" calcext:value-type="string">
            <text:p>1.500517e-02</text:p>
          </table:table-cell>
          <table:table-cell table:style-name="ce35" table:formula="of:=NUMBERVALUE([.J58];&quot;.&quot;)" office:value-type="float" office:value="0.01500517" calcext:value-type="float">
            <text:p>0,015005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8min 45s</text:p>
          </table:table-cell>
          <table:table-cell table:formula="of:=TIME(0;LEFT([.B59];SEARCH(&quot;min&quot;;[.B59])-1);MID([.B59];SEARCH(&quot;min&quot;;[.B59])+4;(SEARCH(&quot;s&quot;;[.B59])-1)-(SEARCH(&quot;min&quot;;[.B59])+3)))" office:value-type="time" office:time-value="PT00H18M45S" calcext:value-type="time">
            <text:p>00:18:45</text:p>
          </table:table-cell>
          <table:table-cell office:value-type="string" calcext:value-type="string">
            <text:p>18min 19s</text:p>
          </table:table-cell>
          <table:table-cell table:style-name="ce33" table:formula="of:=TIME(0;LEFT([.D59];SEARCH(&quot;min&quot;;[.D59])-1);MID([.D59];SEARCH(&quot;min&quot;;[.D59])+4;(SEARCH(&quot;s&quot;;[.D59])-1)-(SEARCH(&quot;min&quot;;[.D59])+3)))" office:value-type="time" office:time-value="PT00H18M19S" calcext:value-type="time">
            <text:p>00:18:19</text:p>
          </table:table-cell>
          <table:table-cell office:value-type="string" calcext:value-type="string">
            <text:p>21min 40s</text:p>
          </table:table-cell>
          <table:table-cell table:style-name="ce33" table:formula="of:=TIME(0;LEFT([.F59];SEARCH(&quot;min&quot;;[.F59])-1);MID([.F59];SEARCH(&quot;min&quot;;[.F59])+4;(SEARCH(&quot;s&quot;;[.F59])-1)-(SEARCH(&quot;min&quot;;[.F59])+3)))" office:value-type="time" office:time-value="PT00H21M40S" calcext:value-type="time">
            <text:p>00:21:40</text:p>
          </table:table-cell>
          <table:table-cell office:value-type="string" calcext:value-type="string">
            <text:p>27min 54s</text:p>
          </table:table-cell>
          <table:table-cell table:style-name="ce33" table:formula="of:=TIME(0;LEFT([.H59];SEARCH(&quot;min&quot;;[.H59])-1);MID([.H59];SEARCH(&quot;min&quot;;[.H59])+4;(SEARCH(&quot;s&quot;;[.H59])-1)-(SEARCH(&quot;min&quot;;[.H59])+3)))" office:value-type="time" office:time-value="PT00H27M54S" calcext:value-type="time">
            <text:p>00:27:54</text:p>
          </table:table-cell>
          <table:table-cell office:value-type="string" calcext:value-type="string">
            <text:p>40min 1s</text:p>
          </table:table-cell>
          <table:table-cell table:style-name="ce33" table:formula="of:=TIME(0;LEFT([.J59];SEARCH(&quot;min&quot;;[.J59])-1);MID([.J59];SEARCH(&quot;min&quot;;[.J59])+4;(SEARCH(&quot;s&quot;;[.J59])-1)-(SEARCH(&quot;min&quot;;[.J59])+3)))" office:value-type="time" office:time-value="PT00H40M01S" calcext:value-type="time">
            <text:p>00:40: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28 ms</text:p>
          </table:table-cell>
          <table:table-cell table:style-name="ce34" table:formula="of:=TIME(0;0;COM.MICROSOFT.CONCAT(&quot;0,&quot;;LEFT([.B60];SEARCH(&quot;ms&quot;;[.B60])-1)))" office:value-type="time" office:time-value="PT00H10M28S" calcext:value-type="time">
            <text:p>10:28,00</text:p>
          </table:table-cell>
          <table:table-cell office:value-type="string" calcext:value-type="string">
            <text:p>593 ms</text:p>
          </table:table-cell>
          <table:table-cell table:style-name="ce34" table:formula="of:=TIME(0;0;COM.MICROSOFT.CONCAT(&quot;0,&quot;;LEFT([.D60];SEARCH(&quot;ms&quot;;[.D60])-1)))" office:value-type="time" office:time-value="PT00H09M53S" calcext:value-type="time">
            <text:p>09:53,00</text:p>
          </table:table-cell>
          <table:table-cell office:value-type="string" calcext:value-type="string">
            <text:p>613 ms</text:p>
          </table:table-cell>
          <table:table-cell table:style-name="ce34" table:formula="of:=TIME(0;0;COM.MICROSOFT.CONCAT(&quot;0,&quot;;LEFT([.F60];SEARCH(&quot;ms&quot;;[.F60])-1)))" office:value-type="time" office:time-value="PT00H10M13S" calcext:value-type="time">
            <text:p>10:13,00</text:p>
          </table:table-cell>
          <table:table-cell office:value-type="string" calcext:value-type="string">
            <text:p>375 ms</text:p>
          </table:table-cell>
          <table:table-cell table:style-name="ce34" table:formula="of:=TIME(0;0;COM.MICROSOFT.CONCAT(&quot;0,&quot;;LEFT([.H60];SEARCH(&quot;ms&quot;;[.H60])-1)))" office:value-type="time" office:time-value="PT00H06M15S" calcext:value-type="time">
            <text:p>06:15,00</text:p>
          </table:table-cell>
          <table:table-cell office:value-type="string" calcext:value-type="string">
            <text:p>634 ms</text:p>
          </table:table-cell>
          <table:table-cell table:formula="of:=TIME(0;0;COM.MICROSOFT.CONCAT(&quot;0,&quot;;LEFT([.J60];SEARCH(&quot;ms&quot;;[.J60])-1)))" office:value-type="time" office:time-value="PT00H10M34S" calcext:value-type="time">
            <text:p>10:34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.370617e-01</text:p>
          </table:table-cell>
          <table:table-cell table:style-name="ce35" table:formula="of:=NUMBERVALUE([.B61];&quot;.&quot;)" office:value-type="float" office:value="0.2370617" calcext:value-type="float">
            <text:p>0,2370617</text:p>
          </table:table-cell>
          <table:table-cell office:value-type="string" calcext:value-type="string">
            <text:p>7.428475e-02</text:p>
          </table:table-cell>
          <table:table-cell table:formula="of:=NUMBERVALUE([.D61];&quot;.&quot;)" office:value-type="float" office:value="0.07428475" calcext:value-type="float">
            <text:p>0,07428475</text:p>
          </table:table-cell>
          <table:table-cell office:value-type="string" calcext:value-type="string">
            <text:p>2.267677e-02</text:p>
          </table:table-cell>
          <table:table-cell table:formula="of:=NUMBERVALUE([.F61];&quot;.&quot;)" office:value-type="float" office:value="0.02267677" calcext:value-type="float">
            <text:p>0,02267677</text:p>
          </table:table-cell>
          <table:table-cell office:value-type="string" calcext:value-type="string">
            <text:p>2.199050e-02</text:p>
          </table:table-cell>
          <table:table-cell table:formula="of:=NUMBERVALUE([.H61];&quot;.&quot;)" office:value-type="float" office:value="0.0219905" calcext:value-type="float">
            <text:p>0,0219905</text:p>
          </table:table-cell>
          <table:table-cell office:value-type="string" calcext:value-type="string">
            <text:p>1.500517e-02</text:p>
          </table:table-cell>
          <table:table-cell table:style-name="ce35" table:formula="of:=NUMBERVALUE([.J61];&quot;.&quot;)" office:value-type="float" office:value="0.01500517" calcext:value-type="float">
            <text:p>0,015005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7min 52s</text:p>
          </table:table-cell>
          <table:table-cell table:formula="of:=TIME(0;LEFT([.B62];SEARCH(&quot;min&quot;;[.B62])-1);MID([.B62];SEARCH(&quot;min&quot;;[.B62])+4;(SEARCH(&quot;s&quot;;[.B62])-1)-(SEARCH(&quot;min&quot;;[.B62])+3)))" office:value-type="time" office:time-value="PT00H17M52S" calcext:value-type="time">
            <text:p>00:17:52</text:p>
          </table:table-cell>
          <table:table-cell office:value-type="string" calcext:value-type="string">
            <text:p>18min 28s</text:p>
          </table:table-cell>
          <table:table-cell table:style-name="ce33" table:formula="of:=TIME(0;LEFT([.D62];SEARCH(&quot;min&quot;;[.D62])-1);MID([.D62];SEARCH(&quot;min&quot;;[.D62])+4;(SEARCH(&quot;s&quot;;[.D62])-1)-(SEARCH(&quot;min&quot;;[.D62])+3)))" office:value-type="time" office:time-value="PT00H18M28S" calcext:value-type="time">
            <text:p>00:18:28</text:p>
          </table:table-cell>
          <table:table-cell office:value-type="string" calcext:value-type="string">
            <text:p>20min 56s</text:p>
          </table:table-cell>
          <table:table-cell table:style-name="ce33" table:formula="of:=TIME(0;LEFT([.F62];SEARCH(&quot;min&quot;;[.F62])-1);MID([.F62];SEARCH(&quot;min&quot;;[.F62])+4;(SEARCH(&quot;s&quot;;[.F62])-1)-(SEARCH(&quot;min&quot;;[.F62])+3)))" office:value-type="time" office:time-value="PT00H20M56S" calcext:value-type="time">
            <text:p>00:20:56</text:p>
          </table:table-cell>
          <table:table-cell office:value-type="string" calcext:value-type="string">
            <text:p>27min 42s</text:p>
          </table:table-cell>
          <table:table-cell table:style-name="ce33" table:formula="of:=TIME(0;LEFT([.H62];SEARCH(&quot;min&quot;;[.H62])-1);MID([.H62];SEARCH(&quot;min&quot;;[.H62])+4;(SEARCH(&quot;s&quot;;[.H62])-1)-(SEARCH(&quot;min&quot;;[.H62])+3)))" office:value-type="time" office:time-value="PT00H27M42S" calcext:value-type="time">
            <text:p>00:27:42</text:p>
          </table:table-cell>
          <table:table-cell office:value-type="string" calcext:value-type="string">
            <text:p>37min 57s</text:p>
          </table:table-cell>
          <table:table-cell table:style-name="ce33" table:formula="of:=TIME(0;LEFT([.J62];SEARCH(&quot;min&quot;;[.J62])-1);MID([.J62];SEARCH(&quot;min&quot;;[.J62])+4;(SEARCH(&quot;s&quot;;[.J62])-1)-(SEARCH(&quot;min&quot;;[.J62])+3)))" office:value-type="time" office:time-value="PT00H37M57S" calcext:value-type="time">
            <text:p>00:37:5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21 ms</text:p>
          </table:table-cell>
          <table:table-cell table:style-name="ce34" table:formula="of:=TIME(0;0;COM.MICROSOFT.CONCAT(&quot;0,&quot;;LEFT([.B63];SEARCH(&quot;ms&quot;;[.B63])-1)))" office:value-type="time" office:time-value="PT00H10M21S" calcext:value-type="time">
            <text:p>10:21,00</text:p>
          </table:table-cell>
          <table:table-cell office:value-type="string" calcext:value-type="string">
            <text:p>616 ms</text:p>
          </table:table-cell>
          <table:table-cell table:style-name="ce34" table:formula="of:=TIME(0;0;COM.MICROSOFT.CONCAT(&quot;0,&quot;;LEFT([.D63];SEARCH(&quot;ms&quot;;[.D63])-1)))" office:value-type="time" office:time-value="PT00H10M16S" calcext:value-type="time">
            <text:p>10:16,00</text:p>
          </table:table-cell>
          <table:table-cell office:value-type="string" calcext:value-type="string">
            <text:p>378 ms</text:p>
          </table:table-cell>
          <table:table-cell table:style-name="ce34" table:formula="of:=TIME(0;0;COM.MICROSOFT.CONCAT(&quot;0,&quot;;LEFT([.F63];SEARCH(&quot;ms&quot;;[.F63])-1)))" office:value-type="time" office:time-value="PT00H06M18S" calcext:value-type="time">
            <text:p>06:18,00</text:p>
          </table:table-cell>
          <table:table-cell office:value-type="string" calcext:value-type="string">
            <text:p>376 ms</text:p>
          </table:table-cell>
          <table:table-cell table:style-name="ce34" table:formula="of:=TIME(0;0;COM.MICROSOFT.CONCAT(&quot;0,&quot;;LEFT([.H63];SEARCH(&quot;ms&quot;;[.H63])-1)))" office:value-type="time" office:time-value="PT00H06M16S" calcext:value-type="time">
            <text:p>06:16,00</text:p>
          </table:table-cell>
          <table:table-cell office:value-type="string" calcext:value-type="string">
            <text:p>392 ms</text:p>
          </table:table-cell>
          <table:table-cell table:formula="of:=TIME(0;0;COM.MICROSOFT.CONCAT(&quot;0,&quot;;LEFT([.J63];SEARCH(&quot;ms&quot;;[.J63])-1)))" office:value-type="time" office:time-value="PT00H06M32S" calcext:value-type="time">
            <text:p>06:32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.370617e-01</text:p>
          </table:table-cell>
          <table:table-cell table:style-name="ce35" table:formula="of:=NUMBERVALUE([.B64];&quot;.&quot;)" office:value-type="float" office:value="0.2370617" calcext:value-type="float">
            <text:p>0,2370617</text:p>
          </table:table-cell>
          <table:table-cell office:value-type="string" calcext:value-type="string">
            <text:p>7.428475e-02</text:p>
          </table:table-cell>
          <table:table-cell table:formula="of:=NUMBERVALUE([.D64];&quot;.&quot;)" office:value-type="float" office:value="0.07428475" calcext:value-type="float">
            <text:p>0,07428475</text:p>
          </table:table-cell>
          <table:table-cell office:value-type="string" calcext:value-type="string">
            <text:p>2.267677e-02</text:p>
          </table:table-cell>
          <table:table-cell table:formula="of:=NUMBERVALUE([.F64];&quot;.&quot;)" office:value-type="float" office:value="0.02267677" calcext:value-type="float">
            <text:p>0,02267677</text:p>
          </table:table-cell>
          <table:table-cell office:value-type="string" calcext:value-type="string">
            <text:p>2.199050e-02</text:p>
          </table:table-cell>
          <table:table-cell table:formula="of:=NUMBERVALUE([.H64];&quot;.&quot;)" office:value-type="float" office:value="0.0219905" calcext:value-type="float">
            <text:p>0,0219905</text:p>
          </table:table-cell>
          <table:table-cell office:value-type="string" calcext:value-type="string">
            <text:p>1.500517e-02</text:p>
          </table:table-cell>
          <table:table-cell table:style-name="ce35" table:formula="of:=NUMBERVALUE([.J64];&quot;.&quot;)" office:value-type="float" office:value="0.01500517" calcext:value-type="float">
            <text:p>0,0150051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62];[.C59];[.C56])" office:value-type="time" office:time-value="PT00H18M07.666666667S" calcext:value-type="time">
            <text:p>00:18:07,67</text:p>
          </table:table-cell>
          <table:table-cell/>
          <table:table-cell table:style-name="ce36" table:formula="of:=AVERAGE([.E62];[.E59];[.E56])" office:value-type="time" office:time-value="PT00H18M33.666666667S" calcext:value-type="time">
            <text:p>00:18:33,67</text:p>
          </table:table-cell>
          <table:table-cell/>
          <table:table-cell table:style-name="ce36" table:formula="of:=AVERAGE([.G62];[.G59];[.G56])" office:value-type="time" office:time-value="PT00H21M32.333333333S" calcext:value-type="time">
            <text:p>00:21:32,33</text:p>
          </table:table-cell>
          <table:table-cell/>
          <table:table-cell table:style-name="ce36" table:formula="of:=AVERAGE([.I62];[.I59];[.I56])" office:value-type="time" office:time-value="PT00H28M07.333333333S" calcext:value-type="time">
            <text:p>00:28:07,33</text:p>
          </table:table-cell>
          <table:table-cell/>
          <table:table-cell table:style-name="ce36" table:formula="of:=AVERAGE([.K62];[.K59];[.K56])" office:value-type="time" office:time-value="PT00H39M25.333333333S" calcext:value-type="time">
            <text:p>00:39:25,3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63];[.C60];[.C57])" office:value-type="time" office:time-value="PT00H09M00S" calcext:value-type="time">
            <text:p>00:09:00,00</text:p>
          </table:table-cell>
          <table:table-cell/>
          <table:table-cell table:style-name="ce36" table:formula="of:=AVERAGE([.E63];[.E60];[.E57])" office:value-type="time" office:time-value="PT00H09M58.333333333S" calcext:value-type="time">
            <text:p>00:09:58,33</text:p>
          </table:table-cell>
          <table:table-cell/>
          <table:table-cell table:style-name="ce36" table:formula="of:=AVERAGE([.G63];[.G60];[.G57])" office:value-type="time" office:time-value="PT00H07M38S" calcext:value-type="time">
            <text:p>00:07:38,00</text:p>
          </table:table-cell>
          <table:table-cell/>
          <table:table-cell table:style-name="ce36" table:formula="of:=AVERAGE([.I63];[.I60];[.I57])" office:value-type="time" office:time-value="PT00H06M24.666666667S" calcext:value-type="time">
            <text:p>00:06:24,67</text:p>
          </table:table-cell>
          <table:table-cell/>
          <table:table-cell table:style-name="ce36" table:formula="of:=AVERAGE([.K63];[.K60];[.K57])" office:value-type="time" office:time-value="PT00H08M02S" calcext:value-type="time">
            <text:p>00:08:02,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7" table:formula="of:=AVERAGE([.C64];[.C61];[.C58])" office:value-type="float" office:value="0.2370617" calcext:value-type="float">
            <text:p>2,3706E-01</text:p>
          </table:table-cell>
          <table:table-cell/>
          <table:table-cell table:style-name="ce37" table:formula="of:=AVERAGE([.E64];[.E61];[.E58])" office:value-type="float" office:value="0.07428475" calcext:value-type="float">
            <text:p>7,4285E-02</text:p>
          </table:table-cell>
          <table:table-cell/>
          <table:table-cell table:style-name="ce37" table:formula="of:=AVERAGE([.G64];[.G61];[.G58])" office:value-type="float" office:value="0.02267677" calcext:value-type="float">
            <text:p>2,2677E-02</text:p>
          </table:table-cell>
          <table:table-cell/>
          <table:table-cell table:style-name="ce37" table:formula="of:=AVERAGE([.I64];[.I61];[.I58])" office:value-type="float" office:value="0.0219905" calcext:value-type="float">
            <text:p>2,1991E-02</text:p>
          </table:table-cell>
          <table:table-cell/>
          <table:table-cell table:style-name="ce37" table:formula="of:=AVERAGE([.K64];[.K61];[.K58])" office:value-type="float" office:value="0.01500517" calcext:value-type="float">
            <text:p>1,5005E-02</text:p>
          </table:table-cell>
          <table:table-cell table:number-columns-repeated="8"/>
        </table:table-row>
        <table:table-row table:style-name="ro1" table:number-rows-repeated="4">
          <table:table-cell table:style-name="Default"/>
          <table:table-cell table:style-name="ce32" table:number-columns-repeated="10"/>
          <table:table-cell table:number-columns-repeated="8"/>
        </table:table-row>
        <table:table-row table:style-name="ro1">
          <table:table-cell table:style-name="ce1" office:value-type="string" calcext:value-type="string">
            <text:p>50/50/20000/50000</text:p>
          </table:table-cell>
          <table:table-cell table:style-name="ce1" table:number-columns-repeated="2"/>
          <table:table-cell table:style-name="ce14" office:value-type="string" calcext:value-type="string">
            <text:p>Neurons per Layer (la)</text:p>
          </table:table-cell>
          <table:table-cell table:style-name="ce14"/>
          <table:table-cell table:style-name="Default" table:number-columns-repeated="4"/>
          <table:table-cell table:style-name="ce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Nº Layers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table:formula="of:=[.B74]+1" office:value-type="float" office:value="2" calcext:value-type="float">
            <text:p>2</text:p>
          </table:table-cell>
          <table:table-cell table:style-name="ce56"/>
          <table:table-cell table:style-name="ce56" table:formula="of:=[.D74]+1" office:value-type="float" office:value="3" calcext:value-type="float">
            <text:p>3</text:p>
          </table:table-cell>
          <table:table-cell table:style-name="ce56"/>
          <table:table-cell table:style-name="ce56" table:formula="of:=[.F74]+1" office:value-type="float" office:value="4" calcext:value-type="float">
            <text:p>4</text:p>
          </table:table-cell>
          <table:table-cell table:style-name="ce56"/>
          <table:table-cell table:style-name="ce56" table:formula="of:=[.H74]+1" office:value-type="float" office:value="5" calcext:value-type="float">
            <text:p>5</text:p>
          </table:table-cell>
          <table:table-cell table:style-name="ce57"/>
          <table:table-cell table:number-columns-repeated="8"/>
        </table:table-row>
        <table:table-row table:style-name="ro1">
          <table:table-cell/>
          <table:table-cell office:value-type="string" calcext:value-type="string">
            <text:p>14min 54s</text:p>
          </table:table-cell>
          <table:table-cell table:formula="of:=TIME(0;LEFT([.B75];SEARCH(&quot;min&quot;;[.B75])-1);MID([.B75];SEARCH(&quot;min&quot;;[.B75])+4;(SEARCH(&quot;s&quot;;[.B75])-1)-(SEARCH(&quot;min&quot;;[.B75])+3)))" office:value-type="time" office:time-value="PT00H14M54S" calcext:value-type="time">
            <text:p>00:14:54</text:p>
          </table:table-cell>
          <table:table-cell office:value-type="string" calcext:value-type="string">
            <text:p>15min 56s</text:p>
          </table:table-cell>
          <table:table-cell table:style-name="ce33" table:formula="of:=TIME(0;LEFT([.D75];SEARCH(&quot;min&quot;;[.D75])-1);MID([.D75];SEARCH(&quot;min&quot;;[.D75])+4;(SEARCH(&quot;s&quot;;[.D75])-1)-(SEARCH(&quot;min&quot;;[.D75])+3)))" office:value-type="time" office:time-value="PT00H15M56S" calcext:value-type="time">
            <text:p>00:15:56</text:p>
          </table:table-cell>
          <table:table-cell office:value-type="string" calcext:value-type="string">
            <text:p>17min 57s</text:p>
          </table:table-cell>
          <table:table-cell table:style-name="ce33" table:formula="of:=TIME(0;LEFT([.F75];SEARCH(&quot;min&quot;;[.F75])-1);MID([.F75];SEARCH(&quot;min&quot;;[.F75])+4;(SEARCH(&quot;s&quot;;[.F75])-1)-(SEARCH(&quot;min&quot;;[.F75])+3)))" office:value-type="time" office:time-value="PT00H17M57S" calcext:value-type="time">
            <text:p>00:17:57</text:p>
          </table:table-cell>
          <table:table-cell office:value-type="string" calcext:value-type="string">
            <text:p>19min 42s</text:p>
          </table:table-cell>
          <table:table-cell table:style-name="ce33" table:formula="of:=TIME(0;LEFT([.H75];SEARCH(&quot;min&quot;;[.H75])-1);MID([.H75];SEARCH(&quot;min&quot;;[.H75])+4;(SEARCH(&quot;s&quot;;[.H75])-1)-(SEARCH(&quot;min&quot;;[.H75])+3)))" office:value-type="time" office:time-value="PT00H19M42S" calcext:value-type="time">
            <text:p>00:19:42</text:p>
          </table:table-cell>
          <table:table-cell office:value-type="string" calcext:value-type="string">
            <text:p>21min 19s</text:p>
          </table:table-cell>
          <table:table-cell table:style-name="ce33" table:formula="of:=TIME(0;LEFT([.J75];SEARCH(&quot;min&quot;;[.J75])-1);MID([.J75];SEARCH(&quot;min&quot;;[.J75])+4;(SEARCH(&quot;s&quot;;[.J75])-1)-(SEARCH(&quot;min&quot;;[.J75])+3)))" office:value-type="time" office:time-value="PT00H21M19S" calcext:value-type="time">
            <text:p>00:21: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72 ms</text:p>
          </table:table-cell>
          <table:table-cell table:style-name="ce34" table:formula="of:=TIME(0;0;COM.MICROSOFT.CONCAT(&quot;0,&quot;;LEFT([.B76];SEARCH(&quot;ms&quot;;[.B76])-1)))" office:value-type="time" office:time-value="PT00H04M32S" calcext:value-type="time">
            <text:p>04:32,00</text:p>
          </table:table-cell>
          <table:table-cell office:value-type="string" calcext:value-type="string">
            <text:p>297 ms</text:p>
          </table:table-cell>
          <table:table-cell table:style-name="ce34" table:formula="of:=TIME(0;0;COM.MICROSOFT.CONCAT(&quot;0,&quot;;LEFT([.D76];SEARCH(&quot;ms&quot;;[.D76])-1)))" office:value-type="time" office:time-value="PT00H04M57S" calcext:value-type="time">
            <text:p>04:57,00</text:p>
          </table:table-cell>
          <table:table-cell office:value-type="string" calcext:value-type="string">
            <text:p>285 ms</text:p>
          </table:table-cell>
          <table:table-cell table:style-name="ce34" table:formula="of:=TIME(0;0;COM.MICROSOFT.CONCAT(&quot;0,&quot;;LEFT([.F76];SEARCH(&quot;ms&quot;;[.F76])-1)))" office:value-type="time" office:time-value="PT00H04M45S" calcext:value-type="time">
            <text:p>04:45,00</text:p>
          </table:table-cell>
          <table:table-cell office:value-type="string" calcext:value-type="string">
            <text:p>458 ms</text:p>
          </table:table-cell>
          <table:table-cell table:style-name="ce34" table:formula="of:=TIME(0;0;COM.MICROSOFT.CONCAT(&quot;0,&quot;;LEFT([.H76];SEARCH(&quot;ms&quot;;[.H76])-1)))" office:value-type="time" office:time-value="PT00H07M38S" calcext:value-type="time">
            <text:p>07:38,00</text:p>
          </table:table-cell>
          <table:table-cell office:value-type="string" calcext:value-type="string">
            <text:p>288 ms</text:p>
          </table:table-cell>
          <table:table-cell table:formula="of:=TIME(0;0;COM.MICROSOFT.CONCAT(&quot;0,&quot;;LEFT([.J76];SEARCH(&quot;ms&quot;;[.J76])-1)))" office:value-type="time" office:time-value="PT00H04M48S" calcext:value-type="time">
            <text:p>04:48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.611135e-01</text:p>
          </table:table-cell>
          <table:table-cell table:style-name="ce35" table:formula="of:=NUMBERVALUE([.B77];&quot;.&quot;)" office:value-type="float" office:value="0.1611135" calcext:value-type="float">
            <text:p>0,1611135</text:p>
          </table:table-cell>
          <table:table-cell office:value-type="string" calcext:value-type="string">
            <text:p>9.572140e-02</text:p>
          </table:table-cell>
          <table:table-cell table:formula="of:=NUMBERVALUE([.D77];&quot;.&quot;)" office:value-type="float" office:value="0.0957214" calcext:value-type="float">
            <text:p>0,0957214</text:p>
          </table:table-cell>
          <table:table-cell office:value-type="string" calcext:value-type="string">
            <text:p>8.197789e-02</text:p>
          </table:table-cell>
          <table:table-cell table:formula="of:=NUMBERVALUE([.F77];&quot;.&quot;)" office:value-type="float" office:value="0.08197789" calcext:value-type="float">
            <text:p>0,08197789</text:p>
          </table:table-cell>
          <table:table-cell office:value-type="string" calcext:value-type="string">
            <text:p>7.045951e-02</text:p>
          </table:table-cell>
          <table:table-cell table:formula="of:=NUMBERVALUE([.H77];&quot;.&quot;)" office:value-type="float" office:value="0.07045951" calcext:value-type="float">
            <text:p>0,07045951</text:p>
          </table:table-cell>
          <table:table-cell office:value-type="string" calcext:value-type="string">
            <text:p>8.980465e-02</text:p>
          </table:table-cell>
          <table:table-cell table:style-name="ce35" table:formula="of:=NUMBERVALUE([.J77];&quot;.&quot;)" office:value-type="float" office:value="0.08980465" calcext:value-type="float">
            <text:p>0,0898046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3min 55s</text:p>
          </table:table-cell>
          <table:table-cell table:formula="of:=TIME(0;LEFT([.B78];SEARCH(&quot;min&quot;;[.B78])-1);MID([.B78];SEARCH(&quot;min&quot;;[.B78])+4;(SEARCH(&quot;s&quot;;[.B78])-1)-(SEARCH(&quot;min&quot;;[.B78])+3)))" office:value-type="time" office:time-value="PT00H13M55S" calcext:value-type="time">
            <text:p>00:13:55</text:p>
          </table:table-cell>
          <table:table-cell office:value-type="string" calcext:value-type="string">
            <text:p>16min 23s</text:p>
          </table:table-cell>
          <table:table-cell table:style-name="ce33" table:formula="of:=TIME(0;LEFT([.D78];SEARCH(&quot;min&quot;;[.D78])-1);MID([.D78];SEARCH(&quot;min&quot;;[.D78])+4;(SEARCH(&quot;s&quot;;[.D78])-1)-(SEARCH(&quot;min&quot;;[.D78])+3)))" office:value-type="time" office:time-value="PT00H16M23S" calcext:value-type="time">
            <text:p>00:16:23</text:p>
          </table:table-cell>
          <table:table-cell office:value-type="string" calcext:value-type="string">
            <text:p>17min 55s</text:p>
          </table:table-cell>
          <table:table-cell table:style-name="ce33" table:formula="of:=TIME(0;LEFT([.F78];SEARCH(&quot;min&quot;;[.F78])-1);MID([.F78];SEARCH(&quot;min&quot;;[.F78])+4;(SEARCH(&quot;s&quot;;[.F78])-1)-(SEARCH(&quot;min&quot;;[.F78])+3)))" office:value-type="time" office:time-value="PT00H17M55S" calcext:value-type="time">
            <text:p>00:17:55</text:p>
          </table:table-cell>
          <table:table-cell office:value-type="string" calcext:value-type="string">
            <text:p>19min 50s</text:p>
          </table:table-cell>
          <table:table-cell table:style-name="ce33" table:formula="of:=TIME(0;LEFT([.H78];SEARCH(&quot;min&quot;;[.H78])-1);MID([.H78];SEARCH(&quot;min&quot;;[.H78])+4;(SEARCH(&quot;s&quot;;[.H78])-1)-(SEARCH(&quot;min&quot;;[.H78])+3)))" office:value-type="time" office:time-value="PT00H19M50S" calcext:value-type="time">
            <text:p>00:19:50</text:p>
          </table:table-cell>
          <table:table-cell office:value-type="string" calcext:value-type="string">
            <text:p>21min 16s</text:p>
          </table:table-cell>
          <table:table-cell table:style-name="ce33" table:formula="of:=TIME(0;LEFT([.J78];SEARCH(&quot;min&quot;;[.J78])-1);MID([.J78];SEARCH(&quot;min&quot;;[.J78])+4;(SEARCH(&quot;s&quot;;[.J78])-1)-(SEARCH(&quot;min&quot;;[.J78])+3)))" office:value-type="time" office:time-value="PT00H21M16S" calcext:value-type="time">
            <text:p>00:21: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58 ms</text:p>
          </table:table-cell>
          <table:table-cell table:style-name="ce34" table:formula="of:=TIME(0;0;COM.MICROSOFT.CONCAT(&quot;0,&quot;;LEFT([.B79];SEARCH(&quot;ms&quot;;[.B79])-1)))" office:value-type="time" office:time-value="PT00H04M18S" calcext:value-type="time">
            <text:p>04:18,00</text:p>
          </table:table-cell>
          <table:table-cell office:value-type="string" calcext:value-type="string">
            <text:p>279 ms</text:p>
          </table:table-cell>
          <table:table-cell table:style-name="ce34" table:formula="of:=TIME(0;0;COM.MICROSOFT.CONCAT(&quot;0,&quot;;LEFT([.D79];SEARCH(&quot;ms&quot;;[.D79])-1)))" office:value-type="time" office:time-value="PT00H04M39S" calcext:value-type="time">
            <text:p>04:39,00</text:p>
          </table:table-cell>
          <table:table-cell office:value-type="string" calcext:value-type="string">
            <text:p>293 ms</text:p>
          </table:table-cell>
          <table:table-cell table:style-name="ce34" table:formula="of:=TIME(0;0;COM.MICROSOFT.CONCAT(&quot;0,&quot;;LEFT([.F79];SEARCH(&quot;ms&quot;;[.F79])-1)))" office:value-type="time" office:time-value="PT00H04M53S" calcext:value-type="time">
            <text:p>04:53,00</text:p>
          </table:table-cell>
          <table:table-cell office:value-type="string" calcext:value-type="string">
            <text:p>298 ms</text:p>
          </table:table-cell>
          <table:table-cell table:style-name="ce34" table:formula="of:=TIME(0;0;COM.MICROSOFT.CONCAT(&quot;0,&quot;;LEFT([.H79];SEARCH(&quot;ms&quot;;[.H79])-1)))" office:value-type="time" office:time-value="PT00H04M58S" calcext:value-type="time">
            <text:p>04:58,00</text:p>
          </table:table-cell>
          <table:table-cell office:value-type="string" calcext:value-type="string">
            <text:p>267 ms</text:p>
          </table:table-cell>
          <table:table-cell table:formula="of:=TIME(0;0;COM.MICROSOFT.CONCAT(&quot;0,&quot;;LEFT([.J79];SEARCH(&quot;ms&quot;;[.J79])-1)))" office:value-type="time" office:time-value="PT00H04M27S" calcext:value-type="time">
            <text:p>04:27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.611135e-01</text:p>
          </table:table-cell>
          <table:table-cell table:style-name="ce35" table:formula="of:=NUMBERVALUE([.B80];&quot;.&quot;)" office:value-type="float" office:value="0.1611135" calcext:value-type="float">
            <text:p>0,1611135</text:p>
          </table:table-cell>
          <table:table-cell office:value-type="string" calcext:value-type="string">
            <text:p>9.572140e-02</text:p>
          </table:table-cell>
          <table:table-cell table:formula="of:=NUMBERVALUE([.D80];&quot;.&quot;)" office:value-type="float" office:value="0.0957214" calcext:value-type="float">
            <text:p>0,0957214</text:p>
          </table:table-cell>
          <table:table-cell office:value-type="string" calcext:value-type="string">
            <text:p>8.197789e-02</text:p>
          </table:table-cell>
          <table:table-cell table:formula="of:=NUMBERVALUE([.F80];&quot;.&quot;)" office:value-type="float" office:value="0.08197789" calcext:value-type="float">
            <text:p>0,08197789</text:p>
          </table:table-cell>
          <table:table-cell office:value-type="string" calcext:value-type="string">
            <text:p>7.045951e-02</text:p>
          </table:table-cell>
          <table:table-cell table:formula="of:=NUMBERVALUE([.H80];&quot;.&quot;)" office:value-type="float" office:value="0.07045951" calcext:value-type="float">
            <text:p>0,07045951</text:p>
          </table:table-cell>
          <table:table-cell office:value-type="string" calcext:value-type="string">
            <text:p>8.980465e-02</text:p>
          </table:table-cell>
          <table:table-cell table:style-name="ce35" table:formula="of:=NUMBERVALUE([.J80];&quot;.&quot;)" office:value-type="float" office:value="0.08980465" calcext:value-type="float">
            <text:p>0,0898046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3min 16s</text:p>
          </table:table-cell>
          <table:table-cell table:formula="of:=TIME(0;LEFT([.B81];SEARCH(&quot;min&quot;;[.B81])-1);MID([.B81];SEARCH(&quot;min&quot;;[.B81])+4;(SEARCH(&quot;s&quot;;[.B81])-1)-(SEARCH(&quot;min&quot;;[.B81])+3)))" office:value-type="time" office:time-value="PT00H13M16S" calcext:value-type="time">
            <text:p>00:13:16</text:p>
          </table:table-cell>
          <table:table-cell office:value-type="string" calcext:value-type="string">
            <text:p>16min 7s</text:p>
          </table:table-cell>
          <table:table-cell table:style-name="ce33" table:formula="of:=TIME(0;LEFT([.D81];SEARCH(&quot;min&quot;;[.D81])-1);MID([.D81];SEARCH(&quot;min&quot;;[.D81])+4;(SEARCH(&quot;s&quot;;[.D81])-1)-(SEARCH(&quot;min&quot;;[.D81])+3)))" office:value-type="time" office:time-value="PT00H16M07S" calcext:value-type="time">
            <text:p>00:16:07</text:p>
          </table:table-cell>
          <table:table-cell office:value-type="string" calcext:value-type="string">
            <text:p>17min 16s</text:p>
          </table:table-cell>
          <table:table-cell table:style-name="ce33" table:formula="of:=TIME(0;LEFT([.F81];SEARCH(&quot;min&quot;;[.F81])-1);MID([.F81];SEARCH(&quot;min&quot;;[.F81])+4;(SEARCH(&quot;s&quot;;[.F81])-1)-(SEARCH(&quot;min&quot;;[.F81])+3)))" office:value-type="time" office:time-value="PT00H17M16S" calcext:value-type="time">
            <text:p>00:17:16</text:p>
          </table:table-cell>
          <table:table-cell office:value-type="string" calcext:value-type="string">
            <text:p>19min 43s</text:p>
          </table:table-cell>
          <table:table-cell table:style-name="ce33" table:formula="of:=TIME(0;LEFT([.H81];SEARCH(&quot;min&quot;;[.H81])-1);MID([.H81];SEARCH(&quot;min&quot;;[.H81])+4;(SEARCH(&quot;s&quot;;[.H81])-1)-(SEARCH(&quot;min&quot;;[.H81])+3)))" office:value-type="time" office:time-value="PT00H19M43S" calcext:value-type="time">
            <text:p>00:19:43</text:p>
          </table:table-cell>
          <table:table-cell office:value-type="string" calcext:value-type="string">
            <text:p>21min 29s</text:p>
          </table:table-cell>
          <table:table-cell table:style-name="ce33" table:formula="of:=TIME(0;LEFT([.J81];SEARCH(&quot;min&quot;;[.J81])-1);MID([.J81];SEARCH(&quot;min&quot;;[.J81])+4;(SEARCH(&quot;s&quot;;[.J81])-1)-(SEARCH(&quot;min&quot;;[.J81])+3)))" office:value-type="time" office:time-value="PT00H21M29S" calcext:value-type="time">
            <text:p>00:21:2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80 ms</text:p>
          </table:table-cell>
          <table:table-cell table:style-name="ce34" table:formula="of:=TIME(0;0;COM.MICROSOFT.CONCAT(&quot;0,&quot;;LEFT([.B82];SEARCH(&quot;ms&quot;;[.B82])-1)))" office:value-type="time" office:time-value="PT00H04M40S" calcext:value-type="time">
            <text:p>04:40,00</text:p>
          </table:table-cell>
          <table:table-cell office:value-type="string" calcext:value-type="string">
            <text:p>419 ms</text:p>
          </table:table-cell>
          <table:table-cell table:style-name="ce34" table:formula="of:=TIME(0;0;COM.MICROSOFT.CONCAT(&quot;0,&quot;;LEFT([.D82];SEARCH(&quot;ms&quot;;[.D82])-1)))" office:value-type="time" office:time-value="PT00H06M59S" calcext:value-type="time">
            <text:p>06:59,00</text:p>
          </table:table-cell>
          <table:table-cell office:value-type="string" calcext:value-type="string">
            <text:p>267 ms</text:p>
          </table:table-cell>
          <table:table-cell table:style-name="ce34" table:formula="of:=TIME(0;0;COM.MICROSOFT.CONCAT(&quot;0,&quot;;LEFT([.F82];SEARCH(&quot;ms&quot;;[.F82])-1)))" office:value-type="time" office:time-value="PT00H04M27S" calcext:value-type="time">
            <text:p>04:27,00</text:p>
          </table:table-cell>
          <table:table-cell office:value-type="string" calcext:value-type="string">
            <text:p>445 ms</text:p>
          </table:table-cell>
          <table:table-cell table:style-name="ce34" table:formula="of:=TIME(0;0;COM.MICROSOFT.CONCAT(&quot;0,&quot;;LEFT([.H82];SEARCH(&quot;ms&quot;;[.H82])-1)))" office:value-type="time" office:time-value="PT00H07M25S" calcext:value-type="time">
            <text:p>07:25,00</text:p>
          </table:table-cell>
          <table:table-cell office:value-type="string" calcext:value-type="string">
            <text:p>287 ms</text:p>
          </table:table-cell>
          <table:table-cell table:formula="of:=TIME(0;0;COM.MICROSOFT.CONCAT(&quot;0,&quot;;LEFT([.J82];SEARCH(&quot;ms&quot;;[.J82])-1)))" office:value-type="time" office:time-value="PT00H04M47S" calcext:value-type="time">
            <text:p>04:47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.611135e-01</text:p>
          </table:table-cell>
          <table:table-cell table:style-name="ce35" table:formula="of:=NUMBERVALUE([.B83];&quot;.&quot;)" office:value-type="float" office:value="0.1611135" calcext:value-type="float">
            <text:p>0,1611135</text:p>
          </table:table-cell>
          <table:table-cell office:value-type="string" calcext:value-type="string">
            <text:p>9.572140e-02</text:p>
          </table:table-cell>
          <table:table-cell table:formula="of:=NUMBERVALUE([.D83];&quot;.&quot;)" office:value-type="float" office:value="0.0957214" calcext:value-type="float">
            <text:p>0,0957214</text:p>
          </table:table-cell>
          <table:table-cell office:value-type="string" calcext:value-type="string">
            <text:p>8.197789e-02</text:p>
          </table:table-cell>
          <table:table-cell table:formula="of:=NUMBERVALUE([.F83];&quot;.&quot;)" office:value-type="float" office:value="0.08197789" calcext:value-type="float">
            <text:p>0,08197789</text:p>
          </table:table-cell>
          <table:table-cell office:value-type="string" calcext:value-type="string">
            <text:p>7.045951e-02</text:p>
          </table:table-cell>
          <table:table-cell table:formula="of:=NUMBERVALUE([.H83];&quot;.&quot;)" office:value-type="float" office:value="0.07045951" calcext:value-type="float">
            <text:p>0,07045951</text:p>
          </table:table-cell>
          <table:table-cell office:value-type="string" calcext:value-type="string">
            <text:p>8.980465e-02</text:p>
          </table:table-cell>
          <table:table-cell table:style-name="ce35" table:formula="of:=NUMBERVALUE([.J83];&quot;.&quot;)" office:value-type="float" office:value="0.08980465" calcext:value-type="float">
            <text:p>0,0898046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81];[.C78];[.C75])" office:value-type="time" office:time-value="PT00H14M01.666666667S" calcext:value-type="time">
            <text:p>00:14:01,67</text:p>
          </table:table-cell>
          <table:table-cell/>
          <table:table-cell table:style-name="ce36" table:formula="of:=AVERAGE([.E81];[.E78];[.E75])" office:value-type="time" office:time-value="PT00H16M08.666666667S" calcext:value-type="time">
            <text:p>00:16:08,67</text:p>
          </table:table-cell>
          <table:table-cell/>
          <table:table-cell table:style-name="ce36" table:formula="of:=AVERAGE([.G81];[.G78];[.G75])" office:value-type="time" office:time-value="PT00H17M42.666666667S" calcext:value-type="time">
            <text:p>00:17:42,67</text:p>
          </table:table-cell>
          <table:table-cell/>
          <table:table-cell table:style-name="ce36" table:formula="of:=AVERAGE([.I81];[.I78];[.I75])" office:value-type="time" office:time-value="PT00H19M45S" calcext:value-type="time">
            <text:p>00:19:45,00</text:p>
          </table:table-cell>
          <table:table-cell/>
          <table:table-cell table:style-name="ce36" table:formula="of:=AVERAGE([.K81];[.K78];[.K75])" office:value-type="time" office:time-value="PT00H21M21.333333333S" calcext:value-type="time">
            <text:p>00:21:21,3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82];[.C79];[.C76])" office:value-type="time" office:time-value="PT00H04M30S" calcext:value-type="time">
            <text:p>00:04:30,00</text:p>
          </table:table-cell>
          <table:table-cell/>
          <table:table-cell table:style-name="ce36" table:formula="of:=AVERAGE([.E82];[.E79];[.E76])" office:value-type="time" office:time-value="PT00H05M31.666666667S" calcext:value-type="time">
            <text:p>00:05:31,67</text:p>
          </table:table-cell>
          <table:table-cell/>
          <table:table-cell table:style-name="ce36" table:formula="of:=AVERAGE([.G82];[.G79];[.G76])" office:value-type="time" office:time-value="PT00H04M41.666666667S" calcext:value-type="time">
            <text:p>00:04:41,67</text:p>
          </table:table-cell>
          <table:table-cell/>
          <table:table-cell table:style-name="ce36" table:formula="of:=AVERAGE([.I82];[.I79];[.I76])" office:value-type="time" office:time-value="PT00H06M40.333333333S" calcext:value-type="time">
            <text:p>00:06:40,33</text:p>
          </table:table-cell>
          <table:table-cell/>
          <table:table-cell table:style-name="ce36" table:formula="of:=AVERAGE([.K82];[.K79];[.K76])" office:value-type="time" office:time-value="PT00H04M40.666666667S" calcext:value-type="time">
            <text:p>00:04:40,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table:style-name="ce37" table:formula="of:=AVERAGE([.C83];[.C80];[.C77])" office:value-type="float" office:value="0.1611135" calcext:value-type="float">
            <text:p>1,6111E-01</text:p>
          </table:table-cell>
          <table:table-cell/>
          <table:table-cell table:style-name="ce37" table:formula="of:=AVERAGE([.E83];[.E80];[.E77])" office:value-type="float" office:value="0.0957214" calcext:value-type="float">
            <text:p>9,5721E-02</text:p>
          </table:table-cell>
          <table:table-cell/>
          <table:table-cell table:style-name="ce37" table:formula="of:=AVERAGE([.G83];[.G80];[.G77])" office:value-type="float" office:value="0.08197789" calcext:value-type="float">
            <text:p>8,1978E-02</text:p>
          </table:table-cell>
          <table:table-cell/>
          <table:table-cell table:style-name="ce37" table:formula="of:=AVERAGE([.I83];[.I80];[.I77])" office:value-type="float" office:value="0.07045951" calcext:value-type="float">
            <text:p>7,0460E-02</text:p>
          </table:table-cell>
          <table:table-cell/>
          <table:table-cell table:style-name="ce37" table:formula="of:=AVERAGE([.K83];[.K80];[.K77])" office:value-type="float" office:value="0.08980465" calcext:value-type="float">
            <text:p>8,9805E-0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6" table:formula="of:=[.J74]+1" office:value-type="float" office:value="6" calcext:value-type="float">
            <text:p>6</text:p>
          </table:table-cell>
          <table:table-cell table:style-name="ce56"/>
          <table:table-cell table:style-name="ce56" table:formula="of:=[.B87]+1" office:value-type="float" office:value="7" calcext:value-type="float">
            <text:p>7</text:p>
          </table:table-cell>
          <table:table-cell table:style-name="ce56"/>
          <table:table-cell table:style-name="ce56" table:formula="of:=[.D87]+1" office:value-type="float" office:value="8" calcext:value-type="float">
            <text:p>8</text:p>
          </table:table-cell>
          <table:table-cell table:style-name="ce56"/>
          <table:table-cell table:style-name="ce56" table:formula="of:=[.F87]+1" office:value-type="float" office:value="9" calcext:value-type="float">
            <text:p>9</text:p>
          </table:table-cell>
          <table:table-cell table:style-name="ce56"/>
          <table:table-cell table:style-name="ce56" table:formula="of:=[.H87]+1" office:value-type="float" office:value="10" calcext:value-type="float">
            <text:p>10</text:p>
          </table:table-cell>
          <table:table-cell table:style-name="ce57"/>
          <table:table-cell table:number-columns-repeated="8"/>
        </table:table-row>
        <table:table-row table:style-name="ro1">
          <table:table-cell/>
          <table:table-cell office:value-type="string" calcext:value-type="string">
            <text:p>19min 58s</text:p>
          </table:table-cell>
          <table:table-cell table:formula="of:=TIME(0;LEFT([.B88];SEARCH(&quot;min&quot;;[.B88])-1);MID([.B88];SEARCH(&quot;min&quot;;[.B88])+4;(SEARCH(&quot;s&quot;;[.B88])-1)-(SEARCH(&quot;min&quot;;[.B88])+3)))" office:value-type="time" office:time-value="PT00H19M58S" calcext:value-type="time">
            <text:p>00:19:58</text:p>
          </table:table-cell>
          <table:table-cell office:value-type="string" calcext:value-type="string">
            <text:p>24min 40s</text:p>
          </table:table-cell>
          <table:table-cell table:style-name="ce33" table:formula="of:=TIME(0;LEFT([.D88];SEARCH(&quot;min&quot;;[.D88])-1);MID([.D88];SEARCH(&quot;min&quot;;[.D88])+4;(SEARCH(&quot;s&quot;;[.D88])-1)-(SEARCH(&quot;min&quot;;[.D88])+3)))" office:value-type="time" office:time-value="PT00H24M40S" calcext:value-type="time">
            <text:p>00:24:40</text:p>
          </table:table-cell>
          <table:table-cell office:value-type="string" calcext:value-type="string">
            <text:p>27min 12s</text:p>
          </table:table-cell>
          <table:table-cell table:style-name="ce33" table:formula="of:=TIME(0;LEFT([.F88];SEARCH(&quot;min&quot;;[.F88])-1);MID([.F88];SEARCH(&quot;min&quot;;[.F88])+4;(SEARCH(&quot;s&quot;;[.F88])-1)-(SEARCH(&quot;min&quot;;[.F88])+3)))" office:value-type="time" office:time-value="PT00H27M12S" calcext:value-type="time">
            <text:p>00:27:12</text:p>
          </table:table-cell>
          <table:table-cell office:value-type="string" calcext:value-type="string">
            <text:p>33min 43s</text:p>
          </table:table-cell>
          <table:table-cell table:style-name="ce33" table:formula="of:=TIME(0;LEFT([.H88];SEARCH(&quot;min&quot;;[.H88])-1);MID([.H88];SEARCH(&quot;min&quot;;[.H88])+4;(SEARCH(&quot;s&quot;;[.H88])-1)-(SEARCH(&quot;min&quot;;[.H88])+3)))" office:value-type="time" office:time-value="PT00H33M43S" calcext:value-type="time">
            <text:p>00:33:43</text:p>
          </table:table-cell>
          <table:table-cell office:value-type="string" calcext:value-type="string">
            <text:p>38min 20s</text:p>
          </table:table-cell>
          <table:table-cell table:style-name="ce33" table:formula="of:=TIME(0;LEFT([.J88];SEARCH(&quot;min&quot;;[.J88])-1);MID([.J88];SEARCH(&quot;min&quot;;[.J88])+4;(SEARCH(&quot;s&quot;;[.J88])-1)-(SEARCH(&quot;min&quot;;[.J88])+3)))" office:value-type="time" office:time-value="PT00H38M20S" calcext:value-type="time">
            <text:p>00:38:2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8 ms</text:p>
          </table:table-cell>
          <table:table-cell table:style-name="ce34" table:formula="of:=TIME(0;0;COM.MICROSOFT.CONCAT(&quot;0,&quot;;LEFT([.B89];SEARCH(&quot;ms&quot;;[.B89])-1)))" office:value-type="time" office:time-value="PT00H06M28S" calcext:value-type="time">
            <text:p>06:28,00</text:p>
          </table:table-cell>
          <table:table-cell office:value-type="string" calcext:value-type="string">
            <text:p>394 ms</text:p>
          </table:table-cell>
          <table:table-cell table:style-name="ce34" table:formula="of:=TIME(0;0;COM.MICROSOFT.CONCAT(&quot;0,&quot;;LEFT([.D89];SEARCH(&quot;ms&quot;;[.D89])-1)))" office:value-type="time" office:time-value="PT00H06M34S" calcext:value-type="time">
            <text:p>06:34,00</text:p>
          </table:table-cell>
          <table:table-cell office:value-type="string" calcext:value-type="string">
            <text:p>568 ms</text:p>
          </table:table-cell>
          <table:table-cell table:style-name="ce34" table:formula="of:=TIME(0;0;COM.MICROSOFT.CONCAT(&quot;0,&quot;;LEFT([.F89];SEARCH(&quot;ms&quot;;[.F89])-1)))" office:value-type="time" office:time-value="PT00H09M28S" calcext:value-type="time">
            <text:p>09:28,00</text:p>
          </table:table-cell>
          <table:table-cell office:value-type="string" calcext:value-type="string">
            <text:p>640 ms</text:p>
          </table:table-cell>
          <table:table-cell table:style-name="ce34" table:formula="of:=TIME(0;0;COM.MICROSOFT.CONCAT(&quot;0,&quot;;LEFT([.H89];SEARCH(&quot;ms&quot;;[.H89])-1)))" office:value-type="time" office:time-value="PT00H10M40S" calcext:value-type="time">
            <text:p>10:40,00</text:p>
          </table:table-cell>
          <table:table-cell office:value-type="string" calcext:value-type="string">
            <text:p>384 ms</text:p>
          </table:table-cell>
          <table:table-cell table:formula="of:=TIME(0;0;COM.MICROSOFT.CONCAT(&quot;0,&quot;;LEFT([.J89];SEARCH(&quot;ms&quot;;[.J89])-1)))" office:value-type="time" office:time-value="PT00H06M24S" calcext:value-type="time">
            <text:p>06:24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.322310e-02</text:p>
          </table:table-cell>
          <table:table-cell table:style-name="ce35" table:formula="of:=NUMBERVALUE([.B90];&quot;.&quot;)" office:value-type="float" office:value="0.0532231" calcext:value-type="float">
            <text:p>0,0532231</text:p>
          </table:table-cell>
          <table:table-cell office:value-type="string" calcext:value-type="string">
            <text:p>2.345483e-02</text:p>
          </table:table-cell>
          <table:table-cell table:formula="of:=NUMBERVALUE([.D90];&quot;.&quot;)" office:value-type="float" office:value="0.02345483" calcext:value-type="float">
            <text:p>0,02345483</text:p>
          </table:table-cell>
          <table:table-cell office:value-type="string" calcext:value-type="string">
            <text:p>1.906643e-02</text:p>
          </table:table-cell>
          <table:table-cell table:formula="of:=NUMBERVALUE([.F90];&quot;.&quot;)" office:value-type="float" office:value="0.01906643" calcext:value-type="float">
            <text:p>0,01906643</text:p>
          </table:table-cell>
          <table:table-cell office:value-type="string" calcext:value-type="string">
            <text:p>1.767627e-02</text:p>
          </table:table-cell>
          <table:table-cell table:formula="of:=NUMBERVALUE([.H90];&quot;.&quot;)" office:value-type="float" office:value="0.01767627" calcext:value-type="float">
            <text:p>0,01767627</text:p>
          </table:table-cell>
          <table:table-cell office:value-type="string" calcext:value-type="string">
            <text:p>2.025874e-02</text:p>
          </table:table-cell>
          <table:table-cell table:style-name="ce35" table:formula="of:=NUMBERVALUE([.J90];&quot;.&quot;)" office:value-type="float" office:value="0.02025874" calcext:value-type="float">
            <text:p>0,020258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9min 23s</text:p>
          </table:table-cell>
          <table:table-cell table:formula="of:=TIME(0;LEFT([.B91];SEARCH(&quot;min&quot;;[.B91])-1);MID([.B91];SEARCH(&quot;min&quot;;[.B91])+4;(SEARCH(&quot;s&quot;;[.B91])-1)-(SEARCH(&quot;min&quot;;[.B91])+3)))" office:value-type="time" office:time-value="PT00H19M23S" calcext:value-type="time">
            <text:p>00:19:23</text:p>
          </table:table-cell>
          <table:table-cell office:value-type="string" calcext:value-type="string">
            <text:p>25min 48s</text:p>
          </table:table-cell>
          <table:table-cell table:style-name="ce33" table:formula="of:=TIME(0;LEFT([.D91];SEARCH(&quot;min&quot;;[.D91])-1);MID([.D91];SEARCH(&quot;min&quot;;[.D91])+4;(SEARCH(&quot;s&quot;;[.D91])-1)-(SEARCH(&quot;min&quot;;[.D91])+3)))" office:value-type="time" office:time-value="PT00H25M48S" calcext:value-type="time">
            <text:p>00:25:48</text:p>
          </table:table-cell>
          <table:table-cell office:value-type="string" calcext:value-type="string">
            <text:p>27min 3s</text:p>
          </table:table-cell>
          <table:table-cell table:style-name="ce33" table:formula="of:=TIME(0;LEFT([.F91];SEARCH(&quot;min&quot;;[.F91])-1);MID([.F91];SEARCH(&quot;min&quot;;[.F91])+4;(SEARCH(&quot;s&quot;;[.F91])-1)-(SEARCH(&quot;min&quot;;[.F91])+3)))" office:value-type="time" office:time-value="PT00H27M03S" calcext:value-type="time">
            <text:p>00:27:03</text:p>
          </table:table-cell>
          <table:table-cell office:value-type="string" calcext:value-type="string">
            <text:p>32min 56s</text:p>
          </table:table-cell>
          <table:table-cell table:style-name="ce33" table:formula="of:=TIME(0;LEFT([.H91];SEARCH(&quot;min&quot;;[.H91])-1);MID([.H91];SEARCH(&quot;min&quot;;[.H91])+4;(SEARCH(&quot;s&quot;;[.H91])-1)-(SEARCH(&quot;min&quot;;[.H91])+3)))" office:value-type="time" office:time-value="PT00H32M56S" calcext:value-type="time">
            <text:p>00:32:56</text:p>
          </table:table-cell>
          <table:table-cell office:value-type="string" calcext:value-type="string">
            <text:p>39min 10s</text:p>
          </table:table-cell>
          <table:table-cell table:style-name="ce33" table:formula="of:=TIME(0;LEFT([.J91];SEARCH(&quot;min&quot;;[.J91])-1);MID([.J91];SEARCH(&quot;min&quot;;[.J91])+4;(SEARCH(&quot;s&quot;;[.J91])-1)-(SEARCH(&quot;min&quot;;[.J91])+3)))" office:value-type="time" office:time-value="PT00H39M10S" calcext:value-type="time">
            <text:p>00:39:1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60 ms</text:p>
          </table:table-cell>
          <table:table-cell table:style-name="ce34" table:formula="of:=TIME(0;0;COM.MICROSOFT.CONCAT(&quot;0,&quot;;LEFT([.B92];SEARCH(&quot;ms&quot;;[.B92])-1)))" office:value-type="time" office:time-value="PT00H06M00S" calcext:value-type="time">
            <text:p>06:00,00</text:p>
          </table:table-cell>
          <table:table-cell office:value-type="string" calcext:value-type="string">
            <text:p>645 ms</text:p>
          </table:table-cell>
          <table:table-cell table:style-name="ce34" table:formula="of:=TIME(0;0;COM.MICROSOFT.CONCAT(&quot;0,&quot;;LEFT([.D92];SEARCH(&quot;ms&quot;;[.D92])-1)))" office:value-type="time" office:time-value="PT00H10M45S" calcext:value-type="time">
            <text:p>10:45,00</text:p>
          </table:table-cell>
          <table:table-cell office:value-type="string" calcext:value-type="string">
            <text:p>396 ms</text:p>
          </table:table-cell>
          <table:table-cell table:style-name="ce34" table:formula="of:=TIME(0;0;COM.MICROSOFT.CONCAT(&quot;0,&quot;;LEFT([.F92];SEARCH(&quot;ms&quot;;[.F92])-1)))" office:value-type="time" office:time-value="PT00H06M36S" calcext:value-type="time">
            <text:p>06:36,00</text:p>
          </table:table-cell>
          <table:table-cell office:value-type="string" calcext:value-type="string">
            <text:p>377 ms</text:p>
          </table:table-cell>
          <table:table-cell table:style-name="ce34" table:formula="of:=TIME(0;0;COM.MICROSOFT.CONCAT(&quot;0,&quot;;LEFT([.H92];SEARCH(&quot;ms&quot;;[.H92])-1)))" office:value-type="time" office:time-value="PT00H06M17S" calcext:value-type="time">
            <text:p>06:17,00</text:p>
          </table:table-cell>
          <table:table-cell office:value-type="string" calcext:value-type="string">
            <text:p>619 ms</text:p>
          </table:table-cell>
          <table:table-cell table:formula="of:=TIME(0;0;COM.MICROSOFT.CONCAT(&quot;0,&quot;;LEFT([.J92];SEARCH(&quot;ms&quot;;[.J92])-1)))" office:value-type="time" office:time-value="PT00H10M19S" calcext:value-type="time">
            <text:p>10:19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.322310e-02</text:p>
          </table:table-cell>
          <table:table-cell table:style-name="ce35" table:formula="of:=NUMBERVALUE([.B93];&quot;.&quot;)" office:value-type="float" office:value="0.0532231" calcext:value-type="float">
            <text:p>0,0532231</text:p>
          </table:table-cell>
          <table:table-cell office:value-type="string" calcext:value-type="string">
            <text:p>2.345483e-02</text:p>
          </table:table-cell>
          <table:table-cell table:formula="of:=NUMBERVALUE([.D93];&quot;.&quot;)" office:value-type="float" office:value="0.02345483" calcext:value-type="float">
            <text:p>0,02345483</text:p>
          </table:table-cell>
          <table:table-cell office:value-type="string" calcext:value-type="string">
            <text:p>1.906643e-02</text:p>
          </table:table-cell>
          <table:table-cell table:formula="of:=NUMBERVALUE([.F93];&quot;.&quot;)" office:value-type="float" office:value="0.01906643" calcext:value-type="float">
            <text:p>0,01906643</text:p>
          </table:table-cell>
          <table:table-cell office:value-type="string" calcext:value-type="string">
            <text:p>1.767627e-02</text:p>
          </table:table-cell>
          <table:table-cell table:formula="of:=NUMBERVALUE([.H93];&quot;.&quot;)" office:value-type="float" office:value="0.01767627" calcext:value-type="float">
            <text:p>0,01767627</text:p>
          </table:table-cell>
          <table:table-cell office:value-type="string" calcext:value-type="string">
            <text:p>2.025874e-02</text:p>
          </table:table-cell>
          <table:table-cell table:style-name="ce35" table:formula="of:=NUMBERVALUE([.J93];&quot;.&quot;)" office:value-type="float" office:value="0.02025874" calcext:value-type="float">
            <text:p>0,020258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8min 55s</text:p>
          </table:table-cell>
          <table:table-cell table:formula="of:=TIME(0;LEFT([.B94];SEARCH(&quot;min&quot;;[.B94])-1);MID([.B94];SEARCH(&quot;min&quot;;[.B94])+4;(SEARCH(&quot;s&quot;;[.B94])-1)-(SEARCH(&quot;min&quot;;[.B94])+3)))" office:value-type="time" office:time-value="PT00H18M55S" calcext:value-type="time">
            <text:p>00:18:55</text:p>
          </table:table-cell>
          <table:table-cell office:value-type="string" calcext:value-type="string">
            <text:p>24min 1s</text:p>
          </table:table-cell>
          <table:table-cell table:style-name="ce33" table:formula="of:=TIME(0;LEFT([.D94];SEARCH(&quot;min&quot;;[.D94])-1);MID([.D94];SEARCH(&quot;min&quot;;[.D94])+4;(SEARCH(&quot;s&quot;;[.D94])-1)-(SEARCH(&quot;min&quot;;[.D94])+3)))" office:value-type="time" office:time-value="PT00H24M01S" calcext:value-type="time">
            <text:p>00:24:01</text:p>
          </table:table-cell>
          <table:table-cell office:value-type="string" calcext:value-type="string">
            <text:p>27min 43s</text:p>
          </table:table-cell>
          <table:table-cell table:style-name="ce33" table:formula="of:=TIME(0;LEFT([.F94];SEARCH(&quot;min&quot;;[.F94])-1);MID([.F94];SEARCH(&quot;min&quot;;[.F94])+4;(SEARCH(&quot;s&quot;;[.F94])-1)-(SEARCH(&quot;min&quot;;[.F94])+3)))" office:value-type="time" office:time-value="PT00H27M43S" calcext:value-type="time">
            <text:p>00:27:43</text:p>
          </table:table-cell>
          <table:table-cell office:value-type="string" calcext:value-type="string">
            <text:p>32min 39s</text:p>
          </table:table-cell>
          <table:table-cell table:style-name="ce33" table:formula="of:=TIME(0;LEFT([.H94];SEARCH(&quot;min&quot;;[.H94])-1);MID([.H94];SEARCH(&quot;min&quot;;[.H94])+4;(SEARCH(&quot;s&quot;;[.H94])-1)-(SEARCH(&quot;min&quot;;[.H94])+3)))" office:value-type="time" office:time-value="PT00H32M39S" calcext:value-type="time">
            <text:p>00:32:39</text:p>
          </table:table-cell>
          <table:table-cell office:value-type="string" calcext:value-type="string">
            <text:p>37min 47s</text:p>
          </table:table-cell>
          <table:table-cell table:style-name="ce33" table:formula="of:=TIME(0;LEFT([.J94];SEARCH(&quot;min&quot;;[.J94])-1);MID([.J94];SEARCH(&quot;min&quot;;[.J94])+4;(SEARCH(&quot;s&quot;;[.J94])-1)-(SEARCH(&quot;min&quot;;[.J94])+3)))" office:value-type="time" office:time-value="PT00H37M47S" calcext:value-type="time">
            <text:p>00:37:4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48 ms</text:p>
          </table:table-cell>
          <table:table-cell table:style-name="ce34" table:formula="of:=TIME(0;0;COM.MICROSOFT.CONCAT(&quot;0,&quot;;LEFT([.B95];SEARCH(&quot;ms&quot;;[.B95])-1)))" office:value-type="time" office:time-value="PT00H05M48S" calcext:value-type="time">
            <text:p>05:48,00</text:p>
          </table:table-cell>
          <table:table-cell office:value-type="string" calcext:value-type="string">
            <text:p>374 ms</text:p>
          </table:table-cell>
          <table:table-cell table:style-name="ce34" table:formula="of:=TIME(0;0;COM.MICROSOFT.CONCAT(&quot;0,&quot;;LEFT([.D95];SEARCH(&quot;ms&quot;;[.D95])-1)))" office:value-type="time" office:time-value="PT00H06M14S" calcext:value-type="time">
            <text:p>06:14,00</text:p>
          </table:table-cell>
          <table:table-cell office:value-type="string" calcext:value-type="string">
            <text:p>371 ms</text:p>
          </table:table-cell>
          <table:table-cell table:style-name="ce34" table:formula="of:=TIME(0;0;COM.MICROSOFT.CONCAT(&quot;0,&quot;;LEFT([.F95];SEARCH(&quot;ms&quot;;[.F95])-1)))" office:value-type="time" office:time-value="PT00H06M11S" calcext:value-type="time">
            <text:p>06:11,00</text:p>
          </table:table-cell>
          <table:table-cell office:value-type="string" calcext:value-type="string">
            <text:p>386 ms</text:p>
          </table:table-cell>
          <table:table-cell table:style-name="ce34" table:formula="of:=TIME(0;0;COM.MICROSOFT.CONCAT(&quot;0,&quot;;LEFT([.H95];SEARCH(&quot;ms&quot;;[.H95])-1)))" office:value-type="time" office:time-value="PT00H06M26S" calcext:value-type="time">
            <text:p>06:26,00</text:p>
          </table:table-cell>
          <table:table-cell office:value-type="string" calcext:value-type="string">
            <text:p>363 ms</text:p>
          </table:table-cell>
          <table:table-cell table:formula="of:=TIME(0;0;COM.MICROSOFT.CONCAT(&quot;0,&quot;;LEFT([.J95];SEARCH(&quot;ms&quot;;[.J95])-1)))" office:value-type="time" office:time-value="PT00H06M03S" calcext:value-type="time">
            <text:p>06:03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.322310e-02</text:p>
          </table:table-cell>
          <table:table-cell table:style-name="ce35" table:formula="of:=NUMBERVALUE([.B96];&quot;.&quot;)" office:value-type="float" office:value="0.0532231" calcext:value-type="float">
            <text:p>0,0532231</text:p>
          </table:table-cell>
          <table:table-cell office:value-type="string" calcext:value-type="string">
            <text:p>2.345483e-02</text:p>
          </table:table-cell>
          <table:table-cell table:formula="of:=NUMBERVALUE([.D96];&quot;.&quot;)" office:value-type="float" office:value="0.02345483" calcext:value-type="float">
            <text:p>0,02345483</text:p>
          </table:table-cell>
          <table:table-cell office:value-type="string" calcext:value-type="string">
            <text:p>1.906643e-02</text:p>
          </table:table-cell>
          <table:table-cell table:formula="of:=NUMBERVALUE([.F96];&quot;.&quot;)" office:value-type="float" office:value="0.01906643" calcext:value-type="float">
            <text:p>0,01906643</text:p>
          </table:table-cell>
          <table:table-cell office:value-type="string" calcext:value-type="string">
            <text:p>1.767627e-02</text:p>
          </table:table-cell>
          <table:table-cell table:formula="of:=NUMBERVALUE([.H96];&quot;.&quot;)" office:value-type="float" office:value="0.01767627" calcext:value-type="float">
            <text:p>0,01767627</text:p>
          </table:table-cell>
          <table:table-cell office:value-type="string" calcext:value-type="string">
            <text:p>2.025874e-02</text:p>
          </table:table-cell>
          <table:table-cell table:style-name="ce35" table:formula="of:=NUMBERVALUE([.J96];&quot;.&quot;)" office:value-type="float" office:value="0.02025874" calcext:value-type="float">
            <text:p>0,0202587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94];[.C91];[.C88])" office:value-type="time" office:time-value="PT00H19M25.333333333S" calcext:value-type="time">
            <text:p>00:19:25,33</text:p>
          </table:table-cell>
          <table:table-cell/>
          <table:table-cell table:style-name="ce36" table:formula="of:=AVERAGE([.E94];[.E91];[.E88])" office:value-type="time" office:time-value="PT00H24M49.666666667S" calcext:value-type="time">
            <text:p>00:24:49,67</text:p>
          </table:table-cell>
          <table:table-cell/>
          <table:table-cell table:style-name="ce36" table:formula="of:=AVERAGE([.G94];[.G91];[.G88])" office:value-type="time" office:time-value="PT00H27M19.333333333S" calcext:value-type="time">
            <text:p>00:27:19,33</text:p>
          </table:table-cell>
          <table:table-cell/>
          <table:table-cell table:style-name="ce36" table:formula="of:=AVERAGE([.I94];[.I91];[.I88])" office:value-type="time" office:time-value="PT00H33M06S" calcext:value-type="time">
            <text:p>00:33:06,00</text:p>
          </table:table-cell>
          <table:table-cell/>
          <table:table-cell table:style-name="ce36" table:formula="of:=AVERAGE([.K94];[.K91];[.K88])" office:value-type="time" office:time-value="PT00H38M25.666666667S" calcext:value-type="time">
            <text:p>00:38:25,6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95];[.C92];[.C89])" office:value-type="time" office:time-value="PT00H06M05.333333333S" calcext:value-type="time">
            <text:p>00:06:05,33</text:p>
          </table:table-cell>
          <table:table-cell/>
          <table:table-cell table:style-name="ce36" table:formula="of:=AVERAGE([.E95];[.E92];[.E89])" office:value-type="time" office:time-value="PT00H07M51S" calcext:value-type="time">
            <text:p>00:07:51,00</text:p>
          </table:table-cell>
          <table:table-cell/>
          <table:table-cell table:style-name="ce36" table:formula="of:=AVERAGE([.G95];[.G92];[.G89])" office:value-type="time" office:time-value="PT00H07M25S" calcext:value-type="time">
            <text:p>00:07:25,00</text:p>
          </table:table-cell>
          <table:table-cell/>
          <table:table-cell table:style-name="ce36" table:formula="of:=AVERAGE([.I95];[.I92];[.I89])" office:value-type="time" office:time-value="PT00H07M47.666666667S" calcext:value-type="time">
            <text:p>00:07:47,67</text:p>
          </table:table-cell>
          <table:table-cell/>
          <table:table-cell table:style-name="ce36" table:formula="of:=AVERAGE([.K95];[.K92];[.K89])" office:value-type="time" office:time-value="PT00H07M35.333333333S" calcext:value-type="time">
            <text:p>00:07:35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table:style-name="ce37" table:formula="of:=AVERAGE([.C96];[.C93];[.C90])" office:value-type="float" office:value="0.0532231" calcext:value-type="float">
            <text:p>5,3223E-02</text:p>
          </table:table-cell>
          <table:table-cell/>
          <table:table-cell table:style-name="ce37" table:formula="of:=AVERAGE([.E96];[.E93];[.E90])" office:value-type="float" office:value="0.02345483" calcext:value-type="float">
            <text:p>2,3455E-02</text:p>
          </table:table-cell>
          <table:table-cell/>
          <table:table-cell table:style-name="ce37" table:formula="of:=AVERAGE([.G96];[.G93];[.G90])" office:value-type="float" office:value="0.01906643" calcext:value-type="float">
            <text:p>1,9066E-02</text:p>
          </table:table-cell>
          <table:table-cell/>
          <table:table-cell table:style-name="ce37" table:formula="of:=AVERAGE([.I96];[.I93];[.I90])" office:value-type="float" office:value="0.01767627" calcext:value-type="float">
            <text:p>1,7676E-02</text:p>
          </table:table-cell>
          <table:table-cell/>
          <table:table-cell table:style-name="ce37" table:formula="of:=AVERAGE([.K96];[.K93];[.K90])" office:value-type="float" office:value="0.02025874" calcext:value-type="float">
            <text:p>2,0259E-0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6" table:formula="of:=[.J87]+1" office:value-type="float" office:value="11" calcext:value-type="float">
            <text:p>11</text:p>
          </table:table-cell>
          <table:table-cell table:style-name="ce56"/>
          <table:table-cell table:style-name="ce56" table:formula="of:=[.B100]+1" office:value-type="float" office:value="12" calcext:value-type="float">
            <text:p>12</text:p>
          </table:table-cell>
          <table:table-cell table:style-name="ce56"/>
          <table:table-cell table:style-name="ce56" table:formula="of:=[.D100]+1" office:value-type="float" office:value="13" calcext:value-type="float">
            <text:p>13</text:p>
          </table:table-cell>
          <table:table-cell table:style-name="ce56"/>
          <table:table-cell table:style-name="ce56" table:formula="of:=[.F100]+1" office:value-type="float" office:value="14" calcext:value-type="float">
            <text:p>14</text:p>
          </table:table-cell>
          <table:table-cell table:style-name="ce56"/>
          <table:table-cell table:style-name="ce56" table:formula="of:=[.H100]+1" office:value-type="float" office:value="15" calcext:value-type="float">
            <text:p>15</text:p>
          </table:table-cell>
          <table:table-cell table:style-name="ce57"/>
          <table:table-cell table:number-columns-repeated="8"/>
        </table:table-row>
        <table:table-row table:style-name="ro1">
          <table:table-cell/>
          <table:table-cell office:value-type="string" calcext:value-type="string">
            <text:p>24min 37s</text:p>
          </table:table-cell>
          <table:table-cell table:formula="of:=TIME(0;LEFT([.B101];SEARCH(&quot;min&quot;;[.B101])-1);MID([.B101];SEARCH(&quot;min&quot;;[.B101])+4;(SEARCH(&quot;s&quot;;[.B101])-1)-(SEARCH(&quot;min&quot;;[.B101])+3)))" office:value-type="time" office:time-value="PT00H24M37S" calcext:value-type="time">
            <text:p>00:24:37</text:p>
          </table:table-cell>
          <table:table-cell office:value-type="string" calcext:value-type="string">
            <text:p>32min 37s</text:p>
          </table:table-cell>
          <table:table-cell table:style-name="ce33" table:formula="of:=TIME(0;LEFT([.D101];SEARCH(&quot;min&quot;;[.D101])-1);MID([.D101];SEARCH(&quot;min&quot;;[.D101])+4;(SEARCH(&quot;s&quot;;[.D101])-1)-(SEARCH(&quot;min&quot;;[.D101])+3)))" office:value-type="time" office:time-value="PT00H32M37S" calcext:value-type="time">
            <text:p>00:32:37</text:p>
          </table:table-cell>
          <table:table-cell office:value-type="string" calcext:value-type="string">
            <text:p>39min 34s</text:p>
          </table:table-cell>
          <table:table-cell table:style-name="ce33" table:formula="of:=TIME(0;LEFT([.F101];SEARCH(&quot;min&quot;;[.F101])-1);MID([.F101];SEARCH(&quot;min&quot;;[.F101])+4;(SEARCH(&quot;s&quot;;[.F101])-1)-(SEARCH(&quot;min&quot;;[.F101])+3)))" office:value-type="time" office:time-value="PT00H39M34S" calcext:value-type="time">
            <text:p>00:39:34</text:p>
          </table:table-cell>
          <table:table-cell office:value-type="string" calcext:value-type="string">
            <text:p>48min 10s</text:p>
          </table:table-cell>
          <table:table-cell table:style-name="ce33" table:formula="of:=TIME(0;LEFT([.H101];SEARCH(&quot;min&quot;;[.H101])-1);MID([.H101];SEARCH(&quot;min&quot;;[.H101])+4;(SEARCH(&quot;s&quot;;[.H101])-1)-(SEARCH(&quot;min&quot;;[.H101])+3)))" office:value-type="time" office:time-value="PT00H48M10S" calcext:value-type="time">
            <text:p>00:48:10</text:p>
          </table:table-cell>
          <table:table-cell office:value-type="string" calcext:value-type="string">
            <text:p>56min 15s</text:p>
          </table:table-cell>
          <table:table-cell table:style-name="ce33" table:formula="of:=TIME(0;LEFT([.J101];SEARCH(&quot;min&quot;;[.J101])-1);MID([.J101];SEARCH(&quot;min&quot;;[.J101])+4;(SEARCH(&quot;s&quot;;[.J101])-1)-(SEARCH(&quot;min&quot;;[.J101])+3)))" office:value-type="time" office:time-value="PT00H56M15S" calcext:value-type="time">
            <text:p>00:56:1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47 ms</text:p>
          </table:table-cell>
          <table:table-cell table:style-name="ce34" table:formula="of:=TIME(0;0;COM.MICROSOFT.CONCAT(&quot;0,&quot;;LEFT([.B102];SEARCH(&quot;ms&quot;;[.B102])-1)))" office:value-type="time" office:time-value="PT00H07M27S" calcext:value-type="time">
            <text:p>07:27,00</text:p>
          </table:table-cell>
          <table:table-cell office:value-type="string" calcext:value-type="string">
            <text:p>727 ms</text:p>
          </table:table-cell>
          <table:table-cell table:style-name="ce34" table:formula="of:=TIME(0;0;COM.MICROSOFT.CONCAT(&quot;0,&quot;;LEFT([.D102];SEARCH(&quot;ms&quot;;[.D102])-1)))" office:value-type="time" office:time-value="PT00H12M07S" calcext:value-type="time">
            <text:p>12:07,00</text:p>
          </table:table-cell>
          <table:table-cell office:value-type="string" calcext:value-type="string">
            <text:p>460 ms</text:p>
          </table:table-cell>
          <table:table-cell table:style-name="ce34" table:formula="of:=TIME(0;0;COM.MICROSOFT.CONCAT(&quot;0,&quot;;LEFT([.F102];SEARCH(&quot;ms&quot;;[.F102])-1)))" office:value-type="time" office:time-value="PT00H07M40S" calcext:value-type="time">
            <text:p>07:40,00</text:p>
          </table:table-cell>
          <table:table-cell office:value-type="string" calcext:value-type="string">
            <text:p>472 ms</text:p>
          </table:table-cell>
          <table:table-cell table:style-name="ce34" table:formula="of:=TIME(0;0;COM.MICROSOFT.CONCAT(&quot;0,&quot;;LEFT([.H102];SEARCH(&quot;ms&quot;;[.H102])-1)))" office:value-type="time" office:time-value="PT00H07M52S" calcext:value-type="time">
            <text:p>07:52,00</text:p>
          </table:table-cell>
          <table:table-cell office:value-type="string" calcext:value-type="string">
            <text:p>490 ms</text:p>
          </table:table-cell>
          <table:table-cell table:formula="of:=TIME(0;0;COM.MICROSOFT.CONCAT(&quot;0,&quot;;LEFT([.J102];SEARCH(&quot;ms&quot;;[.J102])-1)))" office:value-type="time" office:time-value="PT00H08M10S" calcext:value-type="time">
            <text:p>08:10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.440678e-02</text:p>
          </table:table-cell>
          <table:table-cell table:style-name="ce35" table:formula="of:=NUMBERVALUE([.B103];&quot;.&quot;)" office:value-type="float" office:value="0.03440678" calcext:value-type="float">
            <text:p>0,03440678</text:p>
          </table:table-cell>
          <table:table-cell office:value-type="string" calcext:value-type="string">
            <text:p>2.374187e-02</text:p>
          </table:table-cell>
          <table:table-cell table:formula="of:=NUMBERVALUE([.D103];&quot;.&quot;)" office:value-type="float" office:value="0.02374187" calcext:value-type="float">
            <text:p>0,02374187</text:p>
          </table:table-cell>
          <table:table-cell office:value-type="string" calcext:value-type="string">
            <text:p>1.908769e-02</text:p>
          </table:table-cell>
          <table:table-cell table:formula="of:=NUMBERVALUE([.F103];&quot;.&quot;)" office:value-type="float" office:value="0.01908769" calcext:value-type="float">
            <text:p>0,01908769</text:p>
          </table:table-cell>
          <table:table-cell office:value-type="string" calcext:value-type="string">
            <text:p>2.631440e-02</text:p>
          </table:table-cell>
          <table:table-cell table:formula="of:=NUMBERVALUE([.H103];&quot;.&quot;)" office:value-type="float" office:value="0.0263144" calcext:value-type="float">
            <text:p>0,0263144</text:p>
          </table:table-cell>
          <table:table-cell office:value-type="string" calcext:value-type="string">
            <text:p>2.472214e-02</text:p>
          </table:table-cell>
          <table:table-cell table:style-name="ce35" table:formula="of:=NUMBERVALUE([.J103];&quot;.&quot;)" office:value-type="float" office:value="0.02472214" calcext:value-type="float">
            <text:p>0,024722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4min 34s</text:p>
          </table:table-cell>
          <table:table-cell table:formula="of:=TIME(0;LEFT([.B104];SEARCH(&quot;min&quot;;[.B104])-1);MID([.B104];SEARCH(&quot;min&quot;;[.B104])+4;(SEARCH(&quot;s&quot;;[.B104])-1)-(SEARCH(&quot;min&quot;;[.B104])+3)))" office:value-type="time" office:time-value="PT00H24M34S" calcext:value-type="time">
            <text:p>00:24:34</text:p>
          </table:table-cell>
          <table:table-cell office:value-type="string" calcext:value-type="string">
            <text:p>32min 2s</text:p>
          </table:table-cell>
          <table:table-cell table:style-name="ce33" table:formula="of:=TIME(0;LEFT([.D104];SEARCH(&quot;min&quot;;[.D104])-1);MID([.D104];SEARCH(&quot;min&quot;;[.D104])+4;(SEARCH(&quot;s&quot;;[.D104])-1)-(SEARCH(&quot;min&quot;;[.D104])+3)))" office:value-type="time" office:time-value="PT00H32M02S" calcext:value-type="time">
            <text:p>00:32:02</text:p>
          </table:table-cell>
          <table:table-cell office:value-type="string" calcext:value-type="string">
            <text:p>39min 1s</text:p>
          </table:table-cell>
          <table:table-cell table:style-name="ce33" table:formula="of:=TIME(0;LEFT([.F104];SEARCH(&quot;min&quot;;[.F104])-1);MID([.F104];SEARCH(&quot;min&quot;;[.F104])+4;(SEARCH(&quot;s&quot;;[.F104])-1)-(SEARCH(&quot;min&quot;;[.F104])+3)))" office:value-type="time" office:time-value="PT00H39M01S" calcext:value-type="time">
            <text:p>00:39:01</text:p>
          </table:table-cell>
          <table:table-cell office:value-type="string" calcext:value-type="string">
            <text:p>47min 21s</text:p>
          </table:table-cell>
          <table:table-cell table:style-name="ce33" table:formula="of:=TIME(0;LEFT([.H104];SEARCH(&quot;min&quot;;[.H104])-1);MID([.H104];SEARCH(&quot;min&quot;;[.H104])+4;(SEARCH(&quot;s&quot;;[.H104])-1)-(SEARCH(&quot;min&quot;;[.H104])+3)))" office:value-type="time" office:time-value="PT00H47M21S" calcext:value-type="time">
            <text:p>00:47:21</text:p>
          </table:table-cell>
          <table:table-cell office:value-type="string" calcext:value-type="string">
            <text:p>55min 46s</text:p>
          </table:table-cell>
          <table:table-cell table:style-name="ce33" table:formula="of:=TIME(0;LEFT([.J104];SEARCH(&quot;min&quot;;[.J104])-1);MID([.J104];SEARCH(&quot;min&quot;;[.J104])+4;(SEARCH(&quot;s&quot;;[.J104])-1)-(SEARCH(&quot;min&quot;;[.J104])+3)))" office:value-type="time" office:time-value="PT00H55M46S" calcext:value-type="time">
            <text:p>00:55: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725 ms</text:p>
          </table:table-cell>
          <table:table-cell table:style-name="ce34" table:formula="of:=TIME(0;0;COM.MICROSOFT.CONCAT(&quot;0,&quot;;LEFT([.B105];SEARCH(&quot;ms&quot;;[.B105])-1)))" office:value-type="time" office:time-value="PT00H12M05S" calcext:value-type="time">
            <text:p>12:05,00</text:p>
          </table:table-cell>
          <table:table-cell office:value-type="string" calcext:value-type="string">
            <text:p>436 ms</text:p>
          </table:table-cell>
          <table:table-cell table:style-name="ce34" table:formula="of:=TIME(0;0;COM.MICROSOFT.CONCAT(&quot;0,&quot;;LEFT([.D105];SEARCH(&quot;ms&quot;;[.D105])-1)))" office:value-type="time" office:time-value="PT00H07M16S" calcext:value-type="time">
            <text:p>07:16,00</text:p>
          </table:table-cell>
          <table:table-cell office:value-type="string" calcext:value-type="string">
            <text:p>474 ms</text:p>
          </table:table-cell>
          <table:table-cell table:style-name="ce34" table:formula="of:=TIME(0;0;COM.MICROSOFT.CONCAT(&quot;0,&quot;;LEFT([.F105];SEARCH(&quot;ms&quot;;[.F105])-1)))" office:value-type="time" office:time-value="PT00H07M54S" calcext:value-type="time">
            <text:p>07:54,00</text:p>
          </table:table-cell>
          <table:table-cell office:value-type="string" calcext:value-type="string">
            <text:p>482 ms</text:p>
          </table:table-cell>
          <table:table-cell table:style-name="ce34" table:formula="of:=TIME(0;0;COM.MICROSOFT.CONCAT(&quot;0,&quot;;LEFT([.H105];SEARCH(&quot;ms&quot;;[.H105])-1)))" office:value-type="time" office:time-value="PT00H08M02S" calcext:value-type="time">
            <text:p>08:02,00</text:p>
          </table:table-cell>
          <table:table-cell office:value-type="string" calcext:value-type="string">
            <text:p>482 ms</text:p>
          </table:table-cell>
          <table:table-cell table:formula="of:=TIME(0;0;COM.MICROSOFT.CONCAT(&quot;0,&quot;;LEFT([.J105];SEARCH(&quot;ms&quot;;[.J105])-1)))" office:value-type="time" office:time-value="PT00H08M02S" calcext:value-type="time">
            <text:p>08:02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.440678e-02</text:p>
          </table:table-cell>
          <table:table-cell table:style-name="ce35" table:formula="of:=NUMBERVALUE([.B106];&quot;.&quot;)" office:value-type="float" office:value="0.03440678" calcext:value-type="float">
            <text:p>0,03440678</text:p>
          </table:table-cell>
          <table:table-cell office:value-type="string" calcext:value-type="string">
            <text:p>2.374187e-02</text:p>
          </table:table-cell>
          <table:table-cell table:formula="of:=NUMBERVALUE([.D106];&quot;.&quot;)" office:value-type="float" office:value="0.02374187" calcext:value-type="float">
            <text:p>0,02374187</text:p>
          </table:table-cell>
          <table:table-cell office:value-type="string" calcext:value-type="string">
            <text:p>1.908769e-02</text:p>
          </table:table-cell>
          <table:table-cell table:formula="of:=NUMBERVALUE([.F106];&quot;.&quot;)" office:value-type="float" office:value="0.01908769" calcext:value-type="float">
            <text:p>0,01908769</text:p>
          </table:table-cell>
          <table:table-cell office:value-type="string" calcext:value-type="string">
            <text:p>2.631440e-02</text:p>
          </table:table-cell>
          <table:table-cell table:formula="of:=NUMBERVALUE([.H106];&quot;.&quot;)" office:value-type="float" office:value="0.0263144" calcext:value-type="float">
            <text:p>0,0263144</text:p>
          </table:table-cell>
          <table:table-cell office:value-type="string" calcext:value-type="string">
            <text:p>2.472214e-02</text:p>
          </table:table-cell>
          <table:table-cell table:style-name="ce35" table:formula="of:=NUMBERVALUE([.J106];&quot;.&quot;)" office:value-type="float" office:value="0.02472214" calcext:value-type="float">
            <text:p>0,024722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5min 1s</text:p>
          </table:table-cell>
          <table:table-cell table:formula="of:=TIME(0;LEFT([.B107];SEARCH(&quot;min&quot;;[.B107])-1);MID([.B107];SEARCH(&quot;min&quot;;[.B107])+4;(SEARCH(&quot;s&quot;;[.B107])-1)-(SEARCH(&quot;min&quot;;[.B107])+3)))" office:value-type="time" office:time-value="PT00H25M01S" calcext:value-type="time">
            <text:p>00:25:01</text:p>
          </table:table-cell>
          <table:table-cell office:value-type="string" calcext:value-type="string">
            <text:p>31min 50s</text:p>
          </table:table-cell>
          <table:table-cell table:style-name="ce33" table:formula="of:=TIME(0;LEFT([.D107];SEARCH(&quot;min&quot;;[.D107])-1);MID([.D107];SEARCH(&quot;min&quot;;[.D107])+4;(SEARCH(&quot;s&quot;;[.D107])-1)-(SEARCH(&quot;min&quot;;[.D107])+3)))" office:value-type="time" office:time-value="PT00H31M50S" calcext:value-type="time">
            <text:p>00:31:50</text:p>
          </table:table-cell>
          <table:table-cell office:value-type="string" calcext:value-type="string">
            <text:p>38min 23s</text:p>
          </table:table-cell>
          <table:table-cell table:style-name="ce33" table:formula="of:=TIME(0;LEFT([.F107];SEARCH(&quot;min&quot;;[.F107])-1);MID([.F107];SEARCH(&quot;min&quot;;[.F107])+4;(SEARCH(&quot;s&quot;;[.F107])-1)-(SEARCH(&quot;min&quot;;[.F107])+3)))" office:value-type="time" office:time-value="PT00H38M23S" calcext:value-type="time">
            <text:p>00:38:23</text:p>
          </table:table-cell>
          <table:table-cell office:value-type="string" calcext:value-type="string">
            <text:p>48min 51s</text:p>
          </table:table-cell>
          <table:table-cell table:style-name="ce33" table:formula="of:=TIME(0;LEFT([.H107];SEARCH(&quot;min&quot;;[.H107])-1);MID([.H107];SEARCH(&quot;min&quot;;[.H107])+4;(SEARCH(&quot;s&quot;;[.H107])-1)-(SEARCH(&quot;min&quot;;[.H107])+3)))" office:value-type="time" office:time-value="PT00H48M51S" calcext:value-type="time">
            <text:p>00:48:51</text:p>
          </table:table-cell>
          <table:table-cell office:value-type="string" calcext:value-type="string">
            <text:p>56min 2s</text:p>
          </table:table-cell>
          <table:table-cell table:style-name="ce33" table:formula="of:=TIME(0;LEFT([.J107];SEARCH(&quot;min&quot;;[.J107])-1);MID([.J107];SEARCH(&quot;min&quot;;[.J107])+4;(SEARCH(&quot;s&quot;;[.J107])-1)-(SEARCH(&quot;min&quot;;[.J107])+3)))" office:value-type="time" office:time-value="PT00H56M02S" calcext:value-type="time">
            <text:p>00:56:0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38 ms</text:p>
          </table:table-cell>
          <table:table-cell table:style-name="ce34" table:formula="of:=TIME(0;0;COM.MICROSOFT.CONCAT(&quot;0,&quot;;LEFT([.B108];SEARCH(&quot;ms&quot;;[.B108])-1)))" office:value-type="time" office:time-value="PT00H07M18S" calcext:value-type="time">
            <text:p>07:18,00</text:p>
          </table:table-cell>
          <table:table-cell office:value-type="string" calcext:value-type="string">
            <text:p>446 ms</text:p>
          </table:table-cell>
          <table:table-cell table:style-name="ce34" table:formula="of:=TIME(0;0;COM.MICROSOFT.CONCAT(&quot;0,&quot;;LEFT([.D108];SEARCH(&quot;ms&quot;;[.D108])-1)))" office:value-type="time" office:time-value="PT00H07M26S" calcext:value-type="time">
            <text:p>07:26,00</text:p>
          </table:table-cell>
          <table:table-cell office:value-type="string" calcext:value-type="string">
            <text:p>464 ms</text:p>
          </table:table-cell>
          <table:table-cell table:style-name="ce34" table:formula="of:=TIME(0;0;COM.MICROSOFT.CONCAT(&quot;0,&quot;;LEFT([.F108];SEARCH(&quot;ms&quot;;[.F108])-1)))" office:value-type="time" office:time-value="PT00H07M44S" calcext:value-type="time">
            <text:p>07:44,00</text:p>
          </table:table-cell>
          <table:table-cell office:value-type="string" calcext:value-type="string">
            <text:p>512 ms</text:p>
          </table:table-cell>
          <table:table-cell table:style-name="ce34" table:formula="of:=TIME(0;0;COM.MICROSOFT.CONCAT(&quot;0,&quot;;LEFT([.H108];SEARCH(&quot;ms&quot;;[.H108])-1)))" office:value-type="time" office:time-value="PT00H08M32S" calcext:value-type="time">
            <text:p>08:32,00</text:p>
          </table:table-cell>
          <table:table-cell office:value-type="string" calcext:value-type="string">
            <text:p>480 ms</text:p>
          </table:table-cell>
          <table:table-cell table:formula="of:=TIME(0;0;COM.MICROSOFT.CONCAT(&quot;0,&quot;;LEFT([.J108];SEARCH(&quot;ms&quot;;[.J108])-1)))" office:value-type="time" office:time-value="PT00H08M00S" calcext:value-type="time">
            <text:p>08:00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.440678e-02</text:p>
          </table:table-cell>
          <table:table-cell table:style-name="ce35" table:formula="of:=NUMBERVALUE([.B109];&quot;.&quot;)" office:value-type="float" office:value="0.03440678" calcext:value-type="float">
            <text:p>0,03440678</text:p>
          </table:table-cell>
          <table:table-cell office:value-type="string" calcext:value-type="string">
            <text:p>2.374187e-02</text:p>
          </table:table-cell>
          <table:table-cell table:formula="of:=NUMBERVALUE([.D109];&quot;.&quot;)" office:value-type="float" office:value="0.02374187" calcext:value-type="float">
            <text:p>0,02374187</text:p>
          </table:table-cell>
          <table:table-cell office:value-type="string" calcext:value-type="string">
            <text:p>1.908769e-02</text:p>
          </table:table-cell>
          <table:table-cell table:formula="of:=NUMBERVALUE([.F109];&quot;.&quot;)" office:value-type="float" office:value="0.01908769" calcext:value-type="float">
            <text:p>0,01908769</text:p>
          </table:table-cell>
          <table:table-cell office:value-type="string" calcext:value-type="string">
            <text:p>2.631440e-02</text:p>
          </table:table-cell>
          <table:table-cell table:formula="of:=NUMBERVALUE([.H109];&quot;.&quot;)" office:value-type="float" office:value="0.0263144" calcext:value-type="float">
            <text:p>0,0263144</text:p>
          </table:table-cell>
          <table:table-cell office:value-type="string" calcext:value-type="string">
            <text:p>2.472214e-02</text:p>
          </table:table-cell>
          <table:table-cell table:style-name="ce35" table:formula="of:=NUMBERVALUE([.J109];&quot;.&quot;)" office:value-type="float" office:value="0.02472214" calcext:value-type="float">
            <text:p>0,0247221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107];[.C104];[.C101])" office:value-type="time" office:time-value="PT00H24M44S" calcext:value-type="time">
            <text:p>00:24:44,00</text:p>
          </table:table-cell>
          <table:table-cell/>
          <table:table-cell table:style-name="ce36" table:formula="of:=AVERAGE([.E107];[.E104];[.E101])" office:value-type="time" office:time-value="PT00H32M09.666666667S" calcext:value-type="time">
            <text:p>00:32:09,67</text:p>
          </table:table-cell>
          <table:table-cell/>
          <table:table-cell table:style-name="ce36" table:formula="of:=AVERAGE([.G107];[.G104];[.G101])" office:value-type="time" office:time-value="PT00H38M59.333333333S" calcext:value-type="time">
            <text:p>00:38:59,33</text:p>
          </table:table-cell>
          <table:table-cell/>
          <table:table-cell table:style-name="ce36" table:formula="of:=AVERAGE([.I107];[.I104];[.I101])" office:value-type="time" office:time-value="PT00H48M07.333333333S" calcext:value-type="time">
            <text:p>00:48:07,33</text:p>
          </table:table-cell>
          <table:table-cell/>
          <table:table-cell table:style-name="ce36" table:formula="of:=AVERAGE([.K107];[.K104];[.K101])" office:value-type="time" office:time-value="PT00H56M01S" calcext:value-type="time">
            <text:p>00:56:01,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108];[.C105];[.C102])" office:value-type="time" office:time-value="PT00H08M56.666666667S" calcext:value-type="time">
            <text:p>00:08:56,67</text:p>
          </table:table-cell>
          <table:table-cell/>
          <table:table-cell table:style-name="ce36" table:formula="of:=AVERAGE([.E108];[.E105];[.E102])" office:value-type="time" office:time-value="PT00H08M56.333333333S" calcext:value-type="time">
            <text:p>00:08:56,33</text:p>
          </table:table-cell>
          <table:table-cell/>
          <table:table-cell table:style-name="ce36" table:formula="of:=AVERAGE([.G108];[.G105];[.G102])" office:value-type="time" office:time-value="PT00H07M46S" calcext:value-type="time">
            <text:p>00:07:46,00</text:p>
          </table:table-cell>
          <table:table-cell/>
          <table:table-cell table:style-name="ce36" table:formula="of:=AVERAGE([.I108];[.I105];[.I102])" office:value-type="time" office:time-value="PT00H08M08.666666667S" calcext:value-type="time">
            <text:p>00:08:08,67</text:p>
          </table:table-cell>
          <table:table-cell/>
          <table:table-cell table:style-name="ce36" table:formula="of:=AVERAGE([.K108];[.K105];[.K102])" office:value-type="time" office:time-value="PT00H08M04S" calcext:value-type="time">
            <text:p>00:08:04,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table:style-name="ce37" table:formula="of:=AVERAGE([.C109];[.C106];[.C103])" office:value-type="float" office:value="0.03440678" calcext:value-type="float">
            <text:p>3,4407E-02</text:p>
          </table:table-cell>
          <table:table-cell/>
          <table:table-cell table:style-name="ce37" table:formula="of:=AVERAGE([.E109];[.E106];[.E103])" office:value-type="float" office:value="0.02374187" calcext:value-type="float">
            <text:p>2,3742E-02</text:p>
          </table:table-cell>
          <table:table-cell/>
          <table:table-cell table:style-name="ce37" table:formula="of:=AVERAGE([.G109];[.G106];[.G103])" office:value-type="float" office:value="0.01908769" calcext:value-type="float">
            <text:p>1,9088E-02</text:p>
          </table:table-cell>
          <table:table-cell/>
          <table:table-cell table:style-name="ce37" table:formula="of:=AVERAGE([.I109];[.I106];[.I103])" office:value-type="float" office:value="0.0263144" calcext:value-type="float">
            <text:p>2,6314E-02</text:p>
          </table:table-cell>
          <table:table-cell/>
          <table:table-cell table:style-name="ce37" table:formula="of:=AVERAGE([.K109];[.K106];[.K103])" office:value-type="float" office:value="0.02472214" calcext:value-type="float">
            <text:p>2,4722E-0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6" table:formula="of:=[.J100]+1" office:value-type="float" office:value="16" calcext:value-type="float">
            <text:p>16</text:p>
          </table:table-cell>
          <table:table-cell table:style-name="ce56"/>
          <table:table-cell table:style-name="ce56" table:formula="of:=[.B113]+1" office:value-type="float" office:value="17" calcext:value-type="float">
            <text:p>17</text:p>
          </table:table-cell>
          <table:table-cell table:style-name="ce56"/>
          <table:table-cell table:style-name="ce56" table:formula="of:=[.D113]+1" office:value-type="float" office:value="18" calcext:value-type="float">
            <text:p>18</text:p>
          </table:table-cell>
          <table:table-cell table:style-name="ce56"/>
          <table:table-cell table:style-name="ce56" table:formula="of:=[.F113]+1" office:value-type="float" office:value="19" calcext:value-type="float">
            <text:p>19</text:p>
          </table:table-cell>
          <table:table-cell table:style-name="ce56"/>
          <table:table-cell table:style-name="ce56" table:formula="of:=[.H113]+1" office:value-type="float" office:value="20" calcext:value-type="float">
            <text:p>20</text:p>
          </table:table-cell>
          <table:table-cell table:style-name="ce57"/>
          <table:table-cell table:number-columns-repeated="8"/>
        </table:table-row>
        <table:table-row table:style-name="ro1">
          <table:table-cell/>
          <table:table-cell office:value-type="string" calcext:value-type="string">
            <text:p>32min 23s</text:p>
          </table:table-cell>
          <table:table-cell table:formula="of:=TIME(0;LEFT([.B114];SEARCH(&quot;min&quot;;[.B114])-1);MID([.B114];SEARCH(&quot;min&quot;;[.B114])+4;(SEARCH(&quot;s&quot;;[.B114])-1)-(SEARCH(&quot;min&quot;;[.B114])+3)))" office:value-type="time" office:time-value="PT00H32M23S" calcext:value-type="time">
            <text:p>00:32:23</text:p>
          </table:table-cell>
          <table:table-cell office:value-type="string" calcext:value-type="string">
            <text:p>40min 34s</text:p>
          </table:table-cell>
          <table:table-cell table:style-name="ce33" table:formula="of:=TIME(0;LEFT([.D114];SEARCH(&quot;min&quot;;[.D114])-1);MID([.D114];SEARCH(&quot;min&quot;;[.D114])+4;(SEARCH(&quot;s&quot;;[.D114])-1)-(SEARCH(&quot;min&quot;;[.D114])+3)))" office:value-type="time" office:time-value="PT00H40M34S" calcext:value-type="time">
            <text:p>00:40:34</text:p>
          </table:table-cell>
          <table:table-cell office:value-type="string" calcext:value-type="string">
            <text:p>49min 45s</text:p>
          </table:table-cell>
          <table:table-cell table:style-name="ce33" table:formula="of:=TIME(0;LEFT([.F114];SEARCH(&quot;min&quot;;[.F114])-1);MID([.F114];SEARCH(&quot;min&quot;;[.F114])+4;(SEARCH(&quot;s&quot;;[.F114])-1)-(SEARCH(&quot;min&quot;;[.F114])+3)))" office:value-type="time" office:time-value="PT00H49M45S" calcext:value-type="time">
            <text:p>00:49:45</text:p>
          </table:table-cell>
          <table:table-cell office:value-type="string" calcext:value-type="string">
            <text:p>1h 3min 3s</text:p>
          </table:table-cell>
          <table:table-cell table:style-name="ce40" table:formula="of:=TIMEVALUE(CONCATENATE(LEFT([.H114];SEARCH(&quot;h&quot;;[.H114])-1);&quot;:&quot;;MID([.H114];SEARCH(&quot;h&quot;;[.H114])+1;SEARCH(&quot;min&quot;;[.H114])-SEARCH(&quot;h&quot;;[.H114])-1);&quot;:&quot;;MID([.H114];SEARCH(&quot;min&quot;;[.H114])+3;SEARCH(&quot;s&quot;;[.H114])-SEARCH(&quot;min&quot;;[.H114])-3)))" office:value-type="time" office:time-value="PT01H03M03S" calcext:value-type="time">
            <text:p>01:03:03</text:p>
          </table:table-cell>
          <table:table-cell office:value-type="string" calcext:value-type="string">
            <text:p>1h 14min 23s</text:p>
          </table:table-cell>
          <table:table-cell table:style-name="ce40" table:formula="of:=TIMEVALUE(CONCATENATE(LEFT([.J114];SEARCH(&quot;h&quot;;[.J114])-1);&quot;:&quot;;MID([.J114];SEARCH(&quot;h&quot;;[.J114])+1;SEARCH(&quot;min&quot;;[.J114])-SEARCH(&quot;h&quot;;[.J114])-1);&quot;:&quot;;MID([.J114];SEARCH(&quot;min&quot;;[.J114])+3;SEARCH(&quot;s&quot;;[.J114])-SEARCH(&quot;min&quot;;[.J114])-3)))" office:value-type="time" office:time-value="PT01H14M23S" calcext:value-type="time">
            <text:p>01:14:23</text:p>
          </table:table-cell>
          <table:table-cell/>
          <table:table-cell table:style-name="ce41" office:value-type="string" calcext:value-type="string">
            <text:p>10h 30min 30s</text:p>
          </table:table-cell>
          <table:table-cell table:formula="of:=SEARCH(&quot;h&quot;;[.M114])-1" office:value-type="float" office:value="2" calcext:value-type="float">
            <text:p>2</text:p>
          </table:table-cell>
          <table:table-cell table:number-columns-repeated="2"/>
          <table:table-cell table:formula="of:=LEFT([.M114];SEARCH(&quot;h&quot;;[.M114])-1)" office:value-type="string" office:string-value="10" calcext:value-type="string">
            <text:p>10</text:p>
          </table:table-cell>
          <table:table-cell table:style-name="ce40" table:formula="of:=TIMEVALUE(CONCATENATE(LEFT([.M114];SEARCH(&quot;h&quot;;[.M114])-1);&quot;:&quot;;MID([.M114];SEARCH(&quot;h&quot;;[.M114])+1;SEARCH(&quot;min&quot;;[.M114])-SEARCH(&quot;h&quot;;[.M114])-1);&quot;:&quot;;MID([.M114];SEARCH(&quot;min&quot;;[.M114])+3;SEARCH(&quot;s&quot;;[.M114])-SEARCH(&quot;min&quot;;[.M114])-3)))" office:value-type="time" office:time-value="PT10H30M30S" calcext:value-type="time">
            <text:p>10:30: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78 ms</text:p>
          </table:table-cell>
          <table:table-cell table:style-name="ce34" table:formula="of:=TIME(0;0;COM.MICROSOFT.CONCAT(&quot;0,&quot;;LEFT([.B115];SEARCH(&quot;ms&quot;;[.B115])-1)))" office:value-type="time" office:time-value="PT00H09M38S" calcext:value-type="time">
            <text:p>09:38,00</text:p>
          </table:table-cell>
          <table:table-cell office:value-type="string" calcext:value-type="string">
            <text:p>541 ms</text:p>
          </table:table-cell>
          <table:table-cell table:style-name="ce34" table:formula="of:=TIME(0;0;COM.MICROSOFT.CONCAT(&quot;0,&quot;;LEFT([.D115];SEARCH(&quot;ms&quot;;[.D115])-1)))" office:value-type="time" office:time-value="PT00H09M01S" calcext:value-type="time">
            <text:p>09:01,00</text:p>
          </table:table-cell>
          <table:table-cell office:value-type="string" calcext:value-type="string">
            <text:p>584 ms</text:p>
          </table:table-cell>
          <table:table-cell table:style-name="ce34" table:formula="of:=TIME(0;0;COM.MICROSOFT.CONCAT(&quot;0,&quot;;LEFT([.F115];SEARCH(&quot;ms&quot;;[.F115])-1)))" office:value-type="time" office:time-value="PT00H09M44S" calcext:value-type="time">
            <text:p>09:44,00</text:p>
          </table:table-cell>
          <table:table-cell office:value-type="string" calcext:value-type="string">
            <text:p>587 ms</text:p>
          </table:table-cell>
          <table:table-cell table:style-name="ce34" table:formula="of:=TIME(0;0;COM.MICROSOFT.CONCAT(&quot;0,&quot;;LEFT([.H115];SEARCH(&quot;ms&quot;;[.H115])-1)))" office:value-type="time" office:time-value="PT00H09M47S" calcext:value-type="time">
            <text:p>09:47,00</text:p>
          </table:table-cell>
          <table:table-cell office:value-type="string" calcext:value-type="string">
            <text:p>903 ms</text:p>
          </table:table-cell>
          <table:table-cell table:formula="of:=TIME(0;0;COM.MICROSOFT.CONCAT(&quot;0,&quot;;LEFT([.J115];SEARCH(&quot;ms&quot;;[.J115])-1)))" office:value-type="time" office:time-value="PT00H15M03S" calcext:value-type="time">
            <text:p>15:03,00</text:p>
          </table:table-cell>
          <table:table-cell table:number-columns-repeated="2"/>
          <table:table-cell table:formula="of:=SEARCH(&quot;h&quot;;[.M114])+1" office:value-type="float" office:value="4" calcext:value-type="float">
            <text:p>4</text:p>
          </table:table-cell>
          <table:table-cell table:formula="of:=SEARCH(&quot;min&quot;;[.M114])-SEARCH(&quot;h&quot;;[.M114])-1" office:value-type="float" office:value="3" calcext:value-type="float">
            <text:p>3</text:p>
          </table:table-cell>
          <table:table-cell/>
          <table:table-cell table:formula="of:=MID([.M114];SEARCH(&quot;h&quot;;[.M114])+1;SEARCH(&quot;min&quot;;[.M114])-SEARCH(&quot;h&quot;;[.M114])-1)" office:value-type="string" office:string-value=" 30" calcext:value-type="string">
            <text:p><text:s/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613894e-02</text:p>
          </table:table-cell>
          <table:table-cell table:style-name="ce35" table:formula="of:=NUMBERVALUE([.B116];&quot;.&quot;)" office:value-type="float" office:value="0.03613894" calcext:value-type="float">
            <text:p>0,03613894</text:p>
          </table:table-cell>
          <table:table-cell office:value-type="string" calcext:value-type="string">
            <text:p>2.370010e-02</text:p>
          </table:table-cell>
          <table:table-cell table:formula="of:=NUMBERVALUE([.D116];&quot;.&quot;)" office:value-type="float" office:value="0.0237001" calcext:value-type="float">
            <text:p>0,0237001</text:p>
          </table:table-cell>
          <table:table-cell office:value-type="string" calcext:value-type="string">
            <text:p>2.907999e-02</text:p>
          </table:table-cell>
          <table:table-cell table:formula="of:=NUMBERVALUE([.F116];&quot;.&quot;)" office:value-type="float" office:value="0.02907999" calcext:value-type="float">
            <text:p>0,02907999</text:p>
          </table:table-cell>
          <table:table-cell office:value-type="string" calcext:value-type="string">
            <text:p>3.405419e-02</text:p>
          </table:table-cell>
          <table:table-cell table:formula="of:=NUMBERVALUE([.H116];&quot;.&quot;)" office:value-type="float" office:value="0.03405419" calcext:value-type="float">
            <text:p>0,03405419</text:p>
          </table:table-cell>
          <table:table-cell office:value-type="string" calcext:value-type="string">
            <text:p>5.882010e-02</text:p>
          </table:table-cell>
          <table:table-cell table:style-name="ce35" table:formula="of:=NUMBERVALUE([.J116];&quot;.&quot;)" office:value-type="float" office:value="0.0588201" calcext:value-type="float">
            <text:p>0,0588201</text:p>
          </table:table-cell>
          <table:table-cell table:number-columns-repeated="2"/>
          <table:table-cell table:formula="of:=SEARCH(&quot;min&quot;;[.M114])+3" office:value-type="float" office:value="10" calcext:value-type="float">
            <text:p>10</text:p>
          </table:table-cell>
          <table:table-cell table:formula="of:=SEARCH(&quot;s&quot;;[.M114])-SEARCH(&quot;min&quot;;[.M114])-3" office:value-type="float" office:value="3" calcext:value-type="float">
            <text:p>3</text:p>
          </table:table-cell>
          <table:table-cell/>
          <table:table-cell table:formula="of:=MID([.M114];SEARCH(&quot;min&quot;;[.M114])+3;SEARCH(&quot;s&quot;;[.M114])-SEARCH(&quot;min&quot;;[.M114])-3)" office:value-type="string" office:string-value=" 30" calcext:value-type="string">
            <text:p><text:s/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0min 30s</text:p>
          </table:table-cell>
          <table:table-cell table:formula="of:=TIME(0;LEFT([.B117];SEARCH(&quot;min&quot;;[.B117])-1);MID([.B117];SEARCH(&quot;min&quot;;[.B117])+4;(SEARCH(&quot;s&quot;;[.B117])-1)-(SEARCH(&quot;min&quot;;[.B117])+3)))" office:value-type="time" office:time-value="PT00H30M30S" calcext:value-type="time">
            <text:p>00:30:30</text:p>
          </table:table-cell>
          <table:table-cell office:value-type="string" calcext:value-type="string">
            <text:p>40min 2s</text:p>
          </table:table-cell>
          <table:table-cell table:style-name="ce33" table:formula="of:=TIME(0;LEFT([.D117];SEARCH(&quot;min&quot;;[.D117])-1);MID([.D117];SEARCH(&quot;min&quot;;[.D117])+4;(SEARCH(&quot;s&quot;;[.D117])-1)-(SEARCH(&quot;min&quot;;[.D117])+3)))" office:value-type="time" office:time-value="PT00H40M02S" calcext:value-type="time">
            <text:p>00:40:02</text:p>
          </table:table-cell>
          <table:table-cell office:value-type="string" calcext:value-type="string">
            <text:p>53min 17s</text:p>
          </table:table-cell>
          <table:table-cell table:style-name="ce33" table:formula="of:=TIME(0;LEFT([.F117];SEARCH(&quot;min&quot;;[.F117])-1);MID([.F117];SEARCH(&quot;min&quot;;[.F117])+4;(SEARCH(&quot;s&quot;;[.F117])-1)-(SEARCH(&quot;min&quot;;[.F117])+3)))" office:value-type="time" office:time-value="PT00H53M17S" calcext:value-type="time">
            <text:p>00:53:17</text:p>
          </table:table-cell>
          <table:table-cell office:value-type="string" calcext:value-type="string">
            <text:p>1h 3min 30s</text:p>
          </table:table-cell>
          <table:table-cell table:style-name="ce40" table:formula="of:=TIMEVALUE(CONCATENATE(LEFT([.H117];SEARCH(&quot;h&quot;;[.H117])-1);&quot;:&quot;;MID([.H117];SEARCH(&quot;h&quot;;[.H117])+1;SEARCH(&quot;min&quot;;[.H117])-SEARCH(&quot;h&quot;;[.H117])-1);&quot;:&quot;;MID([.H117];SEARCH(&quot;min&quot;;[.H117])+3;SEARCH(&quot;s&quot;;[.H117])-SEARCH(&quot;min&quot;;[.H117])-3)))" office:value-type="time" office:time-value="PT01H03M30S" calcext:value-type="time">
            <text:p>01:03:30</text:p>
          </table:table-cell>
          <table:table-cell office:value-type="string" calcext:value-type="string">
            <text:p>1h 14min 8s</text:p>
          </table:table-cell>
          <table:table-cell table:style-name="ce40" table:formula="of:=TIMEVALUE(CONCATENATE(LEFT([.J117];SEARCH(&quot;h&quot;;[.J117])-1);&quot;:&quot;;MID([.J117];SEARCH(&quot;h&quot;;[.J117])+1;SEARCH(&quot;min&quot;;[.J117])-SEARCH(&quot;h&quot;;[.J117])-1);&quot;:&quot;;MID([.J117];SEARCH(&quot;min&quot;;[.J117])+3;SEARCH(&quot;s&quot;;[.J117])-SEARCH(&quot;min&quot;;[.J117])-3)))" office:value-type="time" office:time-value="PT01H14M08S" calcext:value-type="time">
            <text:p>01:14: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33 ms</text:p>
          </table:table-cell>
          <table:table-cell table:style-name="ce34" table:formula="of:=TIME(0;0;COM.MICROSOFT.CONCAT(&quot;0,&quot;;LEFT([.B118];SEARCH(&quot;ms&quot;;[.B118])-1)))" office:value-type="time" office:time-value="PT00H08M53S" calcext:value-type="time">
            <text:p>08:53,00</text:p>
          </table:table-cell>
          <table:table-cell office:value-type="string" calcext:value-type="string">
            <text:p>890 ms</text:p>
          </table:table-cell>
          <table:table-cell table:style-name="ce34" table:formula="of:=TIME(0;0;COM.MICROSOFT.CONCAT(&quot;0,&quot;;LEFT([.D118];SEARCH(&quot;ms&quot;;[.D118])-1)))" office:value-type="time" office:time-value="PT00H14M50S" calcext:value-type="time">
            <text:p>14:50,00</text:p>
          </table:table-cell>
          <table:table-cell office:value-type="string" calcext:value-type="string">
            <text:p>1.44 s</text:p>
          </table:table-cell>
          <table:table-cell table:style-name="ce34" table:formula="of:=TIME(0;0;SUBSTITUTE(LEFT([.F118];SEARCH(&quot;s&quot;;[.F118])-1);&quot;.&quot;;&quot;,&quot;))" office:value-type="time" office:time-value="PT00H00M01.44S" calcext:value-type="time">
            <text:p>00:01,44</text:p>
          </table:table-cell>
          <table:table-cell office:value-type="string" calcext:value-type="string">
            <text:p>899 ms</text:p>
          </table:table-cell>
          <table:table-cell table:style-name="ce34" table:formula="of:=TIME(0;0;COM.MICROSOFT.CONCAT(&quot;0,&quot;;LEFT([.H118];SEARCH(&quot;ms&quot;;[.H118])-1)))" office:value-type="time" office:time-value="PT00H14M59S" calcext:value-type="time">
            <text:p>14:59,00</text:p>
          </table:table-cell>
          <table:table-cell office:value-type="string" calcext:value-type="string">
            <text:p>610 ms</text:p>
          </table:table-cell>
          <table:table-cell table:formula="of:=TIME(0;0;COM.MICROSOFT.CONCAT(&quot;0,&quot;;LEFT([.J118];SEARCH(&quot;ms&quot;;[.J118])-1)))" office:value-type="time" office:time-value="PT00H10M10S" calcext:value-type="time">
            <text:p>10:10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.613894e-02</text:p>
          </table:table-cell>
          <table:table-cell table:style-name="ce35" table:formula="of:=NUMBERVALUE([.B119];&quot;.&quot;)" office:value-type="float" office:value="0.03613894" calcext:value-type="float">
            <text:p>0,03613894</text:p>
          </table:table-cell>
          <table:table-cell office:value-type="string" calcext:value-type="string">
            <text:p>2.370010e-02</text:p>
          </table:table-cell>
          <table:table-cell table:formula="of:=NUMBERVALUE([.D119];&quot;.&quot;)" office:value-type="float" office:value="0.0237001" calcext:value-type="float">
            <text:p>0,0237001</text:p>
          </table:table-cell>
          <table:table-cell office:value-type="string" calcext:value-type="string">
            <text:p>2.848653e-02</text:p>
          </table:table-cell>
          <table:table-cell table:formula="of:=NUMBERVALUE([.F119];&quot;.&quot;)" office:value-type="float" office:value="0.02848653" calcext:value-type="float">
            <text:p>0,02848653</text:p>
          </table:table-cell>
          <table:table-cell office:value-type="string" calcext:value-type="string">
            <text:p>3.405419e-02</text:p>
          </table:table-cell>
          <table:table-cell table:formula="of:=NUMBERVALUE([.H119];&quot;.&quot;)" office:value-type="float" office:value="0.03405419" calcext:value-type="float">
            <text:p>0,03405419</text:p>
          </table:table-cell>
          <table:table-cell office:value-type="string" calcext:value-type="string">
            <text:p>5.882010e-02</text:p>
          </table:table-cell>
          <table:table-cell table:style-name="ce35" table:formula="of:=NUMBERVALUE([.J119];&quot;.&quot;)" office:value-type="float" office:value="0.0588201" calcext:value-type="float">
            <text:p>0,0588201</text:p>
          </table:table-cell>
          <table:table-cell/>
          <table:table-cell table:style-name="ce41" office:value-type="string" calcext:value-type="string">
            <text:p>1.44 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0min 5s</text:p>
          </table:table-cell>
          <table:table-cell table:formula="of:=TIME(0;LEFT([.B120];SEARCH(&quot;min&quot;;[.B120])-1);MID([.B120];SEARCH(&quot;min&quot;;[.B120])+4;(SEARCH(&quot;s&quot;;[.B120])-1)-(SEARCH(&quot;min&quot;;[.B120])+3)))" office:value-type="time" office:time-value="PT00H30M05S" calcext:value-type="time">
            <text:p>00:30:05</text:p>
          </table:table-cell>
          <table:table-cell office:value-type="string" calcext:value-type="string">
            <text:p>40min 39s</text:p>
          </table:table-cell>
          <table:table-cell table:style-name="ce33" table:formula="of:=TIME(0;LEFT([.D120];SEARCH(&quot;min&quot;;[.D120])-1);MID([.D120];SEARCH(&quot;min&quot;;[.D120])+4;(SEARCH(&quot;s&quot;;[.D120])-1)-(SEARCH(&quot;min&quot;;[.D120])+3)))" office:value-type="time" office:time-value="PT00H40M39S" calcext:value-type="time">
            <text:p>00:40:39</text:p>
          </table:table-cell>
          <table:table-cell office:value-type="string" calcext:value-type="string">
            <text:p>49min 51s</text:p>
          </table:table-cell>
          <table:table-cell table:style-name="ce33" table:formula="of:=TIME(0;LEFT([.F120];SEARCH(&quot;min&quot;;[.F120])-1);MID([.F120];SEARCH(&quot;min&quot;;[.F120])+4;(SEARCH(&quot;s&quot;;[.F120])-1)-(SEARCH(&quot;min&quot;;[.F120])+3)))" office:value-type="time" office:time-value="PT00H49M51S" calcext:value-type="time">
            <text:p>00:49:51</text:p>
          </table:table-cell>
          <table:table-cell office:value-type="string" calcext:value-type="string">
            <text:p>1h 2min 13s</text:p>
          </table:table-cell>
          <table:table-cell table:style-name="ce40" table:formula="of:=TIMEVALUE(CONCATENATE(LEFT([.H120];SEARCH(&quot;h&quot;;[.H120])-1);&quot;:&quot;;MID([.H120];SEARCH(&quot;h&quot;;[.H120])+1;SEARCH(&quot;min&quot;;[.H120])-SEARCH(&quot;h&quot;;[.H120])-1);&quot;:&quot;;MID([.H120];SEARCH(&quot;min&quot;;[.H120])+3;SEARCH(&quot;s&quot;;[.H120])-SEARCH(&quot;min&quot;;[.H120])-3)))" office:value-type="time" office:time-value="PT01H02M13S" calcext:value-type="time">
            <text:p>01:02:13</text:p>
          </table:table-cell>
          <table:table-cell office:value-type="string" calcext:value-type="string">
            <text:p>1h 16min 9s</text:p>
          </table:table-cell>
          <table:table-cell table:style-name="ce40" table:formula="of:=TIMEVALUE(CONCATENATE(LEFT([.J120];SEARCH(&quot;h&quot;;[.J120])-1);&quot;:&quot;;MID([.J120];SEARCH(&quot;h&quot;;[.J120])+1;SEARCH(&quot;min&quot;;[.J120])-SEARCH(&quot;h&quot;;[.J120])-1);&quot;:&quot;;MID([.J120];SEARCH(&quot;min&quot;;[.J120])+3;SEARCH(&quot;s&quot;;[.J120])-SEARCH(&quot;min&quot;;[.J120])-3)))" office:value-type="time" office:time-value="PT01H16M09S" calcext:value-type="time">
            <text:p>01:16:0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30 ms</text:p>
          </table:table-cell>
          <table:table-cell table:style-name="ce34" table:formula="of:=TIME(0;0;COM.MICROSOFT.CONCAT(&quot;0,&quot;;LEFT([.B121];SEARCH(&quot;ms&quot;;[.B121])-1)))" office:value-type="time" office:time-value="PT00H08M50S" calcext:value-type="time">
            <text:p>08:50,00</text:p>
          </table:table-cell>
          <table:table-cell office:value-type="string" calcext:value-type="string">
            <text:p>559 ms</text:p>
          </table:table-cell>
          <table:table-cell table:style-name="ce34" table:formula="of:=TIME(0;0;COM.MICROSOFT.CONCAT(&quot;0,&quot;;LEFT([.D121];SEARCH(&quot;ms&quot;;[.D121])-1)))" office:value-type="time" office:time-value="PT00H09M19S" calcext:value-type="time">
            <text:p>09:19,00</text:p>
          </table:table-cell>
          <table:table-cell office:value-type="string" calcext:value-type="string">
            <text:p>878 ms</text:p>
          </table:table-cell>
          <table:table-cell table:style-name="ce34" table:formula="of:=TIME(0;0;COM.MICROSOFT.CONCAT(&quot;0,&quot;;LEFT([.F121];SEARCH(&quot;ms&quot;;[.F121])-1)))" office:value-type="time" office:time-value="PT00H14M38S" calcext:value-type="time">
            <text:p>14:38,00</text:p>
          </table:table-cell>
          <table:table-cell office:value-type="string" calcext:value-type="string">
            <text:p>895 ms</text:p>
          </table:table-cell>
          <table:table-cell table:style-name="ce34" table:formula="of:=TIME(0;0;COM.MICROSOFT.CONCAT(&quot;0,&quot;;LEFT([.H121];SEARCH(&quot;ms&quot;;[.H121])-1)))" office:value-type="time" office:time-value="PT00H14M55S" calcext:value-type="time">
            <text:p>14:55,00</text:p>
          </table:table-cell>
          <table:table-cell office:value-type="string" calcext:value-type="string">
            <text:p>609 ms</text:p>
          </table:table-cell>
          <table:table-cell table:formula="of:=TIME(0;0;COM.MICROSOFT.CONCAT(&quot;0,&quot;;LEFT([.J121];SEARCH(&quot;ms&quot;;[.J121])-1)))" office:value-type="time" office:time-value="PT00H10M09S" calcext:value-type="time">
            <text:p>10:09,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.613894e-02</text:p>
          </table:table-cell>
          <table:table-cell table:style-name="ce35" table:formula="of:=NUMBERVALUE([.B122];&quot;.&quot;)" office:value-type="float" office:value="0.03613894" calcext:value-type="float">
            <text:p>0,03613894</text:p>
          </table:table-cell>
          <table:table-cell office:value-type="string" calcext:value-type="string">
            <text:p>2.370010e-02</text:p>
          </table:table-cell>
          <table:table-cell table:formula="of:=NUMBERVALUE([.D122];&quot;.&quot;)" office:value-type="float" office:value="0.0237001" calcext:value-type="float">
            <text:p>0,0237001</text:p>
          </table:table-cell>
          <table:table-cell office:value-type="string" calcext:value-type="string">
            <text:p>2.907999e-02</text:p>
          </table:table-cell>
          <table:table-cell table:formula="of:=NUMBERVALUE([.F122];&quot;.&quot;)" office:value-type="float" office:value="0.02907999" calcext:value-type="float">
            <text:p>0,02907999</text:p>
          </table:table-cell>
          <table:table-cell office:value-type="string" calcext:value-type="string">
            <text:p>3.405419e-02</text:p>
          </table:table-cell>
          <table:table-cell table:formula="of:=NUMBERVALUE([.H122];&quot;.&quot;)" office:value-type="float" office:value="0.03405419" calcext:value-type="float">
            <text:p>0,03405419</text:p>
          </table:table-cell>
          <table:table-cell office:value-type="string" calcext:value-type="string">
            <text:p>5.882010e-02</text:p>
          </table:table-cell>
          <table:table-cell table:style-name="ce35" table:formula="of:=NUMBERVALUE([.J122];&quot;.&quot;)" office:value-type="float" office:value="0.0588201" calcext:value-type="float">
            <text:p>0,05882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6" table:formula="of:=AVERAGE([.C120];[.C117];[.C114])" office:value-type="time" office:time-value="PT00H30M59.333333333S" calcext:value-type="time">
            <text:p>00:30:59,33</text:p>
          </table:table-cell>
          <table:table-cell/>
          <table:table-cell table:style-name="ce36" table:formula="of:=AVERAGE([.E120];[.E117];[.E114])" office:value-type="time" office:time-value="PT00H40M25S" calcext:value-type="time">
            <text:p>00:40:25,00</text:p>
          </table:table-cell>
          <table:table-cell/>
          <table:table-cell table:style-name="ce36" table:formula="of:=AVERAGE([.G120];[.G117];[.G114])" office:value-type="time" office:time-value="PT00H50M57.666666667S" calcext:value-type="time">
            <text:p>00:50:57,67</text:p>
          </table:table-cell>
          <table:table-cell/>
          <table:table-cell table:style-name="ce36" table:formula="of:=AVERAGE([.I120];[.I117];[.I114])" office:value-type="time" office:time-value="PT01H02M55.333333333S" calcext:value-type="time">
            <text:p>01:02:55,33</text:p>
          </table:table-cell>
          <table:table-cell/>
          <table:table-cell table:style-name="ce36" table:formula="of:=AVERAGE([.K120];[.K117];[.K114])" office:value-type="time" office:time-value="PT01H14M53.333333333S" calcext:value-type="time">
            <text:p>01:14:53,33</text:p>
          </table:table-cell>
          <table:table-cell/>
          <table:table-cell table:style-name="ce32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36" table:formula="of:=AVERAGE([.C121];[.C118];[.C115])" office:value-type="time" office:time-value="PT00H09M07S" calcext:value-type="time">
            <text:p>00:09:07,00</text:p>
          </table:table-cell>
          <table:table-cell/>
          <table:table-cell table:style-name="ce36" table:formula="of:=AVERAGE([.E121];[.E118];[.E115])" office:value-type="time" office:time-value="PT00H11M03.333333333S" calcext:value-type="time">
            <text:p>00:11:03,33</text:p>
          </table:table-cell>
          <table:table-cell/>
          <table:table-cell table:style-name="ce36" table:formula="of:=AVERAGE([.G121];[.G118];[.G115])" office:value-type="time" office:time-value="PT00H08M07.813333333S" calcext:value-type="time">
            <text:p>00:08:07,81</text:p>
          </table:table-cell>
          <table:table-cell/>
          <table:table-cell table:style-name="ce36" table:formula="of:=AVERAGE([.I121];[.I118];[.I115])" office:value-type="time" office:time-value="PT00H13M13.666666667S" calcext:value-type="time">
            <text:p>00:13:13,67</text:p>
          </table:table-cell>
          <table:table-cell/>
          <table:table-cell table:style-name="ce36" table:formula="of:=AVERAGE([.K121];[.K118];[.K115])" office:value-type="time" office:time-value="PT00H11M47.333333333S" calcext:value-type="time">
            <text:p>00:11:47,33</text:p>
          </table:table-cell>
          <table:table-cell/>
          <table:table-cell table:style-name="ce3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table:style-name="ce37" table:formula="of:=AVERAGE([.C122];[.C119];[.C116])" office:value-type="float" office:value="0.03613894" calcext:value-type="float">
            <text:p>3,6139E-02</text:p>
          </table:table-cell>
          <table:table-cell/>
          <table:table-cell table:style-name="ce37" table:formula="of:=AVERAGE([.E122];[.E119];[.E116])" office:value-type="float" office:value="0.0237001" calcext:value-type="float">
            <text:p>2,3700E-02</text:p>
          </table:table-cell>
          <table:table-cell/>
          <table:table-cell table:style-name="ce37" table:formula="of:=AVERAGE([.G122];[.G119];[.G116])" office:value-type="float" office:value="0.02888217" calcext:value-type="float">
            <text:p>2,8882E-02</text:p>
          </table:table-cell>
          <table:table-cell/>
          <table:table-cell table:style-name="ce37" table:formula="of:=AVERAGE([.I122];[.I119];[.I116])" office:value-type="float" office:value="0.03405419" calcext:value-type="float">
            <text:p>3,4054E-02</text:p>
          </table:table-cell>
          <table:table-cell/>
          <table:table-cell table:style-name="ce37" table:formula="of:=AVERAGE([.K122];[.K119];[.K116])" office:value-type="float" office:value="0.0588201" calcext:value-type="float">
            <text:p>5,8820E-02</text:p>
          </table:table-cell>
          <table:table-cell/>
          <table:table-cell table:style-name="ce32" table:number-columns-repeated="2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6" table:formula="of:=[.J113]+1" office:value-type="float" office:value="21" calcext:value-type="float">
            <text:p>21</text:p>
          </table:table-cell>
          <table:table-cell table:style-name="ce56"/>
          <table:table-cell table:style-name="ce56" table:formula="of:=[.B126]+1" office:value-type="float" office:value="22" calcext:value-type="float">
            <text:p>22</text:p>
          </table:table-cell>
          <table:table-cell table:style-name="ce56"/>
          <table:table-cell table:style-name="ce56" table:formula="of:=[.D126]+1" office:value-type="float" office:value="23" calcext:value-type="float">
            <text:p>23</text:p>
          </table:table-cell>
          <table:table-cell table:style-name="ce56"/>
          <table:table-cell table:style-name="ce56" table:formula="of:=[.F126]+1" office:value-type="float" office:value="24" calcext:value-type="float">
            <text:p>24</text:p>
          </table:table-cell>
          <table:table-cell table:style-name="ce56"/>
          <table:table-cell table:style-name="ce56" table:formula="of:=[.H126]+1" office:value-type="float" office:value="25" calcext:value-type="float">
            <text:p>25</text:p>
          </table:table-cell>
          <table:table-cell table:style-name="ce57"/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35min 7s</text:p>
          </table:table-cell>
          <table:table-cell table:formula="of:=TIME(0;LEFT([.B127];SEARCH(&quot;min&quot;;[.B127])-1);MID([.B127];SEARCH(&quot;min&quot;;[.B127])+4;(SEARCH(&quot;s&quot;;[.B127])-1)-(SEARCH(&quot;min&quot;;[.B127])+3)))" office:value-type="time" office:time-value="PT00H35M07S" calcext:value-type="time">
            <text:p>00:35:07</text:p>
          </table:table-cell>
          <table:table-cell office:value-type="string" calcext:value-type="string">
            <text:p>55min 18s</text:p>
          </table:table-cell>
          <table:table-cell table:style-name="ce33" table:formula="of:=TIME(0;LEFT([.D127];SEARCH(&quot;min&quot;;[.D127])-1);MID([.D127];SEARCH(&quot;min&quot;;[.D127])+4;(SEARCH(&quot;s&quot;;[.D127])-1)-(SEARCH(&quot;min&quot;;[.D127])+3)))" office:value-type="time" office:time-value="PT00H55M18S" calcext:value-type="time">
            <text:p>00:55:18</text:p>
          </table:table-cell>
          <table:table-cell office:value-type="string" calcext:value-type="string">
            <text:p>1h 1min 40s</text:p>
          </table:table-cell>
          <table:table-cell table:style-name="ce40" table:formula="of:=TIMEVALUE(CONCATENATE(LEFT([.F127];SEARCH(&quot;h&quot;;[.F127])-1);&quot;:&quot;;MID([.F127];SEARCH(&quot;h&quot;;[.F127])+1;SEARCH(&quot;min&quot;;[.F127])-SEARCH(&quot;h&quot;;[.F127])-1);&quot;:&quot;;MID([.F127];SEARCH(&quot;min&quot;;[.F127])+3;SEARCH(&quot;s&quot;;[.F127])-SEARCH(&quot;min&quot;;[.F127])-3)))" office:value-type="time" office:time-value="PT01H01M40S" calcext:value-type="time">
            <text:p>01:01:40</text:p>
          </table:table-cell>
          <table:table-cell office:value-type="string" calcext:value-type="string">
            <text:p>1h 17min 32s</text:p>
          </table:table-cell>
          <table:table-cell table:style-name="ce40" table:formula="of:=TIMEVALUE(CONCATENATE(LEFT([.H127];SEARCH(&quot;h&quot;;[.H127])-1);&quot;:&quot;;MID([.H127];SEARCH(&quot;h&quot;;[.H127])+1;SEARCH(&quot;min&quot;;[.H127])-SEARCH(&quot;h&quot;;[.H127])-1);&quot;:&quot;;MID([.H127];SEARCH(&quot;min&quot;;[.H127])+3;SEARCH(&quot;s&quot;;[.H127])-SEARCH(&quot;min&quot;;[.H127])-3)))" office:value-type="time" office:time-value="PT01H17M32S" calcext:value-type="time">
            <text:p>01:17:32</text:p>
          </table:table-cell>
          <table:table-cell office:value-type="string" calcext:value-type="string">
            <text:p>1h 32min 0s</text:p>
          </table:table-cell>
          <table:table-cell table:style-name="ce40" table:formula="of:=TIMEVALUE(CONCATENATE(LEFT([.J127];SEARCH(&quot;h&quot;;[.J127])-1);&quot;:&quot;;MID([.J127];SEARCH(&quot;h&quot;;[.J127])+1;SEARCH(&quot;min&quot;;[.J127])-SEARCH(&quot;h&quot;;[.J127])-1);&quot;:&quot;;MID([.J127];SEARCH(&quot;min&quot;;[.J127])+3;SEARCH(&quot;s&quot;;[.J127])-SEARCH(&quot;min&quot;;[.J127])-3)))" office:value-type="time" office:time-value="PT01H32M00S" calcext:value-type="time">
            <text:p>01:32:00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table:style-name="Default"/>
          <table:table-cell table:style-name="ce32" office:value-type="string" calcext:value-type="string">
            <text:p>1.02 s</text:p>
          </table:table-cell>
          <table:table-cell table:style-name="ce38" table:formula="of:=TIME(0;0;SUBSTITUTE(LEFT([.B128];SEARCH(&quot;s&quot;;[.B128])-1);&quot;.&quot;;&quot;,&quot;))" office:value-type="time" office:time-value="PT00H00M01.02S" calcext:value-type="time">
            <text:p>00:01,02</text:p>
          </table:table-cell>
          <table:table-cell table:style-name="ce32" office:value-type="string" calcext:value-type="string">
            <text:p>1.24 s</text:p>
          </table:table-cell>
          <table:table-cell table:style-name="ce38" table:formula="of:=TIME(0;0;SUBSTITUTE(LEFT([.D128];SEARCH(&quot;s&quot;;[.D128])-1);&quot;.&quot;;&quot;,&quot;))" office:value-type="time" office:time-value="PT00H00M01.24S" calcext:value-type="time">
            <text:p>00:01,24</text:p>
          </table:table-cell>
          <table:table-cell table:style-name="ce32" office:value-type="string" calcext:value-type="string">
            <text:p>786 ms</text:p>
          </table:table-cell>
          <table:table-cell table:style-name="ce30" office:value-type="string" calcext:value-type="string">
            <text:p>587 ms</text:p>
          </table:table-cell>
          <table:table-cell table:style-name="ce32" office:value-type="string" calcext:value-type="string">
            <text:p>694 ms</text:p>
          </table:table-cell>
          <table:table-cell table:style-name="ce34" table:formula="of:=TIME(0;0;COM.MICROSOFT.CONCAT(&quot;0,&quot;;LEFT([.H128];SEARCH(&quot;ms&quot;;[.H128])-1)))" office:value-type="time" office:time-value="PT00H11M34S" calcext:value-type="time">
            <text:p>11:34,00</text:p>
          </table:table-cell>
          <table:table-cell table:style-name="ce32" office:value-type="string" calcext:value-type="string">
            <text:p>675 ms</text:p>
          </table:table-cell>
          <table:table-cell table:formula="of:=TIME(0;0;COM.MICROSOFT.CONCAT(&quot;0,&quot;;LEFT([.J128];SEARCH(&quot;ms&quot;;[.J128])-1)))" office:value-type="time" office:time-value="PT00H11M15S" calcext:value-type="time">
            <text:p>11:15,00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table:style-name="Default"/>
          <table:table-cell table:style-name="ce32" office:value-type="string" calcext:value-type="string">
            <text:p>3.033352e-02</text:p>
          </table:table-cell>
          <table:table-cell table:style-name="ce35" table:formula="of:=NUMBERVALUE([.B129];&quot;.&quot;)" office:value-type="float" office:value="0.03033352" calcext:value-type="float">
            <text:p>0,03033352</text:p>
          </table:table-cell>
          <table:table-cell table:style-name="ce32" office:value-type="string" calcext:value-type="string">
            <text:p>2.988313e-02</text:p>
          </table:table-cell>
          <table:table-cell table:formula="of:=NUMBERVALUE([.D129];&quot;.&quot;)" office:value-type="float" office:value="0.02988313" calcext:value-type="float">
            <text:p>0,02988313</text:p>
          </table:table-cell>
          <table:table-cell table:style-name="ce32" office:value-type="string" calcext:value-type="string">
            <text:p>5.716104e-02</text:p>
          </table:table-cell>
          <table:table-cell table:formula="of:=NUMBERVALUE([.F129];&quot;.&quot;)" office:value-type="float" office:value="0.05716104" calcext:value-type="float">
            <text:p>0,05716104</text:p>
          </table:table-cell>
          <table:table-cell table:style-name="ce32" office:value-type="string" calcext:value-type="string">
            <text:p>4.461607e-02</text:p>
          </table:table-cell>
          <table:table-cell table:formula="of:=NUMBERVALUE([.H129];&quot;.&quot;)" office:value-type="float" office:value="0.04461607" calcext:value-type="float">
            <text:p>0,04461607</text:p>
          </table:table-cell>
          <table:table-cell table:style-name="ce32" office:value-type="string" calcext:value-type="string">
            <text:p>5.415494e-02</text:p>
          </table:table-cell>
          <table:table-cell table:style-name="ce35" table:formula="of:=NUMBERVALUE([.J129];&quot;.&quot;)" office:value-type="float" office:value="0.05415494" calcext:value-type="float">
            <text:p>0,05415494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table:style-name="Default"/>
          <table:table-cell table:style-name="ce32" office:value-type="string" calcext:value-type="string">
            <text:p>36min 6s</text:p>
          </table:table-cell>
          <table:table-cell table:formula="of:=TIME(0;LEFT([.B130];SEARCH(&quot;min&quot;;[.B130])-1);MID([.B130];SEARCH(&quot;min&quot;;[.B130])+4;(SEARCH(&quot;s&quot;;[.B130])-1)-(SEARCH(&quot;min&quot;;[.B130])+3)))" office:value-type="time" office:time-value="PT00H36M06S" calcext:value-type="time">
            <text:p>00:36:06</text:p>
          </table:table-cell>
          <table:table-cell table:style-name="ce32" office:value-type="string" calcext:value-type="string">
            <text:p>48min 23s</text:p>
          </table:table-cell>
          <table:table-cell table:style-name="ce33" table:formula="of:=TIME(0;LEFT([.D130];SEARCH(&quot;min&quot;;[.D130])-1);MID([.D130];SEARCH(&quot;min&quot;;[.D130])+4;(SEARCH(&quot;s&quot;;[.D130])-1)-(SEARCH(&quot;min&quot;;[.D130])+3)))" office:value-type="time" office:time-value="PT00H48M23S" calcext:value-type="time">
            <text:p>00:48:23</text:p>
          </table:table-cell>
          <table:table-cell table:style-name="ce32" office:value-type="string" calcext:value-type="string">
            <text:p>1h 1min 44s</text:p>
          </table:table-cell>
          <table:table-cell table:style-name="ce40" table:formula="of:=TIMEVALUE(CONCATENATE(LEFT([.F130];SEARCH(&quot;h&quot;;[.F130])-1);&quot;:&quot;;MID([.F130];SEARCH(&quot;h&quot;;[.F130])+1;SEARCH(&quot;min&quot;;[.F130])-SEARCH(&quot;h&quot;;[.F130])-1);&quot;:&quot;;MID([.F130];SEARCH(&quot;min&quot;;[.F130])+3;SEARCH(&quot;s&quot;;[.F130])-SEARCH(&quot;min&quot;;[.F130])-3)))" office:value-type="time" office:time-value="PT01H01M44S" calcext:value-type="time">
            <text:p>01:01:44</text:p>
          </table:table-cell>
          <table:table-cell table:style-name="ce32" office:value-type="string" calcext:value-type="string">
            <text:p>1h 19min 30s</text:p>
          </table:table-cell>
          <table:table-cell table:style-name="ce40" table:formula="of:=TIMEVALUE(CONCATENATE(LEFT([.H130];SEARCH(&quot;h&quot;;[.H130])-1);&quot;:&quot;;MID([.H130];SEARCH(&quot;h&quot;;[.H130])+1;SEARCH(&quot;min&quot;;[.H130])-SEARCH(&quot;h&quot;;[.H130])-1);&quot;:&quot;;MID([.H130];SEARCH(&quot;min&quot;;[.H130])+3;SEARCH(&quot;s&quot;;[.H130])-SEARCH(&quot;min&quot;;[.H130])-3)))" office:value-type="time" office:time-value="PT01H19M30S" calcext:value-type="time">
            <text:p>01:19:30</text:p>
          </table:table-cell>
          <table:table-cell table:style-name="ce32" office:value-type="string" calcext:value-type="string">
            <text:p>1h 33min 39s</text:p>
          </table:table-cell>
          <table:table-cell table:style-name="ce40" table:formula="of:=TIMEVALUE(CONCATENATE(LEFT([.J130];SEARCH(&quot;h&quot;;[.J130])-1);&quot;:&quot;;MID([.J130];SEARCH(&quot;h&quot;;[.J130])+1;SEARCH(&quot;min&quot;;[.J130])-SEARCH(&quot;h&quot;;[.J130])-1);&quot;:&quot;;MID([.J130];SEARCH(&quot;min&quot;;[.J130])+3;SEARCH(&quot;s&quot;;[.J130])-SEARCH(&quot;min&quot;;[.J130])-3)))" office:value-type="time" office:time-value="PT01H33M39S" calcext:value-type="time">
            <text:p>01:33:39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table:style-name="Default"/>
          <table:table-cell table:style-name="ce32" office:value-type="string" calcext:value-type="string">
            <text:p>623 ms</text:p>
          </table:table-cell>
          <table:table-cell table:style-name="ce34" table:formula="of:=TIME(0;0;COM.MICROSOFT.CONCAT(&quot;0,&quot;;LEFT([.B131];SEARCH(&quot;ms&quot;;[.B131])-1)))" office:value-type="time" office:time-value="PT00H10M23S" calcext:value-type="time">
            <text:p>10:23,00</text:p>
          </table:table-cell>
          <table:table-cell table:style-name="ce32" office:value-type="string" calcext:value-type="string">
            <text:p>733 ms</text:p>
          </table:table-cell>
          <table:table-cell table:style-name="ce34" table:formula="of:=TIME(0;0;COM.MICROSOFT.CONCAT(&quot;0,&quot;;LEFT([.D131];SEARCH(&quot;ms&quot;;[.D131])-1)))" office:value-type="time" office:time-value="PT00H12M13S" calcext:value-type="time">
            <text:p>12:13,00</text:p>
          </table:table-cell>
          <table:table-cell table:style-name="ce32" office:value-type="string" calcext:value-type="string">
            <text:p>679 ms</text:p>
          </table:table-cell>
          <table:table-cell table:style-name="ce34" table:formula="of:=TIME(0;0;COM.MICROSOFT.CONCAT(&quot;0,&quot;;LEFT([.F131];SEARCH(&quot;ms&quot;;[.F131])-1)))" office:value-type="time" office:time-value="PT00H11M19S" calcext:value-type="time">
            <text:p>11:19,00</text:p>
          </table:table-cell>
          <table:table-cell table:style-name="ce32" office:value-type="string" calcext:value-type="string">
            <text:p>1.12 s</text:p>
          </table:table-cell>
          <table:table-cell table:style-name="ce38" table:formula="of:=TIME(0;0;SUBSTITUTE(LEFT([.H131];SEARCH(&quot;s&quot;;[.H131])-1);&quot;.&quot;;&quot;,&quot;))" office:value-type="time" office:time-value="PT00H00M01.12S" calcext:value-type="time">
            <text:p>00:01,12</text:p>
          </table:table-cell>
          <table:table-cell table:style-name="ce32" office:value-type="string" calcext:value-type="string">
            <text:p>690 ms</text:p>
          </table:table-cell>
          <table:table-cell table:formula="of:=TIME(0;0;COM.MICROSOFT.CONCAT(&quot;0,&quot;;LEFT([.J131];SEARCH(&quot;ms&quot;;[.J131])-1)))" office:value-type="time" office:time-value="PT00H11M30S" calcext:value-type="time">
            <text:p>11:30,00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table:style-name="Default"/>
          <table:table-cell table:style-name="ce32" office:value-type="string" calcext:value-type="string">
            <text:p>3.033352e-02</text:p>
          </table:table-cell>
          <table:table-cell table:style-name="ce35" table:formula="of:=NUMBERVALUE([.B132];&quot;.&quot;)" office:value-type="float" office:value="0.03033352" calcext:value-type="float">
            <text:p>0,03033352</text:p>
          </table:table-cell>
          <table:table-cell table:style-name="ce32" office:value-type="string" calcext:value-type="string">
            <text:p>2.988313e-02</text:p>
          </table:table-cell>
          <table:table-cell table:formula="of:=NUMBERVALUE([.D132];&quot;.&quot;)" office:value-type="float" office:value="0.02988313" calcext:value-type="float">
            <text:p>0,02988313</text:p>
          </table:table-cell>
          <table:table-cell table:style-name="ce32" office:value-type="string" calcext:value-type="string">
            <text:p>5.716104e-02</text:p>
          </table:table-cell>
          <table:table-cell table:formula="of:=NUMBERVALUE([.F132];&quot;.&quot;)" office:value-type="float" office:value="0.05716104" calcext:value-type="float">
            <text:p>0,05716104</text:p>
          </table:table-cell>
          <table:table-cell table:style-name="ce32" office:value-type="string" calcext:value-type="string">
            <text:p>4.461607e-02</text:p>
          </table:table-cell>
          <table:table-cell table:formula="of:=NUMBERVALUE([.H132];&quot;.&quot;)" office:value-type="float" office:value="0.04461607" calcext:value-type="float">
            <text:p>0,04461607</text:p>
          </table:table-cell>
          <table:table-cell table:style-name="ce32" office:value-type="string" calcext:value-type="string">
            <text:p>5.415494e-02</text:p>
          </table:table-cell>
          <table:table-cell table:style-name="ce35" table:formula="of:=NUMBERVALUE([.J132];&quot;.&quot;)" office:value-type="float" office:value="0.05415494" calcext:value-type="float">
            <text:p>0,05415494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table:style-name="Default"/>
          <table:table-cell table:style-name="ce32" office:value-type="string" calcext:value-type="string">
            <text:p>34min 37s</text:p>
          </table:table-cell>
          <table:table-cell table:formula="of:=TIME(0;LEFT([.B133];SEARCH(&quot;min&quot;;[.B133])-1);MID([.B133];SEARCH(&quot;min&quot;;[.B133])+4;(SEARCH(&quot;s&quot;;[.B133])-1)-(SEARCH(&quot;min&quot;;[.B133])+3)))" office:value-type="time" office:time-value="PT00H34M37S" calcext:value-type="time">
            <text:p>00:34:37</text:p>
          </table:table-cell>
          <table:table-cell table:style-name="ce32" office:value-type="string" calcext:value-type="string">
            <text:p>48min 7s</text:p>
          </table:table-cell>
          <table:table-cell table:style-name="ce33" table:formula="of:=TIME(0;LEFT([.D133];SEARCH(&quot;min&quot;;[.D133])-1);MID([.D133];SEARCH(&quot;min&quot;;[.D133])+4;(SEARCH(&quot;s&quot;;[.D133])-1)-(SEARCH(&quot;min&quot;;[.D133])+3)))" office:value-type="time" office:time-value="PT00H48M07S" calcext:value-type="time">
            <text:p>00:48:07</text:p>
          </table:table-cell>
          <table:table-cell table:style-name="ce32" office:value-type="string" calcext:value-type="string">
            <text:p>1h 1min 32s</text:p>
          </table:table-cell>
          <table:table-cell table:style-name="ce40" table:formula="of:=TIMEVALUE(CONCATENATE(LEFT([.F133];SEARCH(&quot;h&quot;;[.F133])-1);&quot;:&quot;;MID([.F133];SEARCH(&quot;h&quot;;[.F133])+1;SEARCH(&quot;min&quot;;[.F133])-SEARCH(&quot;h&quot;;[.F133])-1);&quot;:&quot;;MID([.F133];SEARCH(&quot;min&quot;;[.F133])+3;SEARCH(&quot;s&quot;;[.F133])-SEARCH(&quot;min&quot;;[.F133])-3)))" office:value-type="time" office:time-value="PT01H01M32S" calcext:value-type="time">
            <text:p>01:01:32</text:p>
          </table:table-cell>
          <table:table-cell table:style-name="ce32" office:value-type="string" calcext:value-type="string">
            <text:p>1h 18min 24s</text:p>
          </table:table-cell>
          <table:table-cell table:style-name="ce40" table:formula="of:=TIMEVALUE(CONCATENATE(LEFT([.H133];SEARCH(&quot;h&quot;;[.H133])-1);&quot;:&quot;;MID([.H133];SEARCH(&quot;h&quot;;[.H133])+1;SEARCH(&quot;min&quot;;[.H133])-SEARCH(&quot;h&quot;;[.H133])-1);&quot;:&quot;;MID([.H133];SEARCH(&quot;min&quot;;[.H133])+3;SEARCH(&quot;s&quot;;[.H133])-SEARCH(&quot;min&quot;;[.H133])-3)))" office:value-type="time" office:time-value="PT01H18M24S" calcext:value-type="time">
            <text:p>01:18:24</text:p>
          </table:table-cell>
          <table:table-cell table:style-name="ce32" office:value-type="string" calcext:value-type="string">
            <text:p>1h 32min 39s</text:p>
          </table:table-cell>
          <table:table-cell table:style-name="ce40" table:formula="of:=TIMEVALUE(CONCATENATE(LEFT([.J133];SEARCH(&quot;h&quot;;[.J133])-1);&quot;:&quot;;MID([.J133];SEARCH(&quot;h&quot;;[.J133])+1;SEARCH(&quot;min&quot;;[.J133])-SEARCH(&quot;h&quot;;[.J133])-1);&quot;:&quot;;MID([.J133];SEARCH(&quot;min&quot;;[.J133])+3;SEARCH(&quot;s&quot;;[.J133])-SEARCH(&quot;min&quot;;[.J133])-3)))" office:value-type="time" office:time-value="PT01H32M39S" calcext:value-type="time">
            <text:p>01:32:39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table:style-name="Default"/>
          <table:table-cell table:style-name="ce32" office:value-type="string" calcext:value-type="string">
            <text:p>619 ms</text:p>
          </table:table-cell>
          <table:table-cell table:style-name="ce34" table:formula="of:=TIME(0;0;COM.MICROSOFT.CONCAT(&quot;0,&quot;;LEFT([.B134];SEARCH(&quot;ms&quot;;[.B134])-1)))" office:value-type="time" office:time-value="PT00H10M19S" calcext:value-type="time">
            <text:p>10:19,00</text:p>
          </table:table-cell>
          <table:table-cell table:style-name="ce32" office:value-type="string" calcext:value-type="string">
            <text:p>1.03 s</text:p>
          </table:table-cell>
          <table:table-cell table:style-name="ce38" table:formula="of:=TIME(0;0;SUBSTITUTE(LEFT([.D134];SEARCH(&quot;s&quot;;[.D134])-1);&quot;.&quot;;&quot;,&quot;))" office:value-type="time" office:time-value="PT00H00M01.03S" calcext:value-type="time">
            <text:p>00:01,03</text:p>
          </table:table-cell>
          <table:table-cell table:style-name="ce32" office:value-type="string" calcext:value-type="string">
            <text:p>683 ms</text:p>
          </table:table-cell>
          <table:table-cell table:style-name="ce30" office:value-type="string" calcext:value-type="string">
            <text:p>587 ms</text:p>
          </table:table-cell>
          <table:table-cell table:style-name="ce32" office:value-type="string" calcext:value-type="string">
            <text:p>668 ms</text:p>
          </table:table-cell>
          <table:table-cell table:style-name="ce34" table:formula="of:=TIME(0;0;COM.MICROSOFT.CONCAT(&quot;0,&quot;;LEFT([.H134];SEARCH(&quot;ms&quot;;[.H134])-1)))" office:value-type="time" office:time-value="PT00H11M08S" calcext:value-type="time">
            <text:p>11:08,00</text:p>
          </table:table-cell>
          <table:table-cell table:style-name="ce32" office:value-type="string" calcext:value-type="string">
            <text:p>686 ms</text:p>
          </table:table-cell>
          <table:table-cell table:formula="of:=TIME(0;0;COM.MICROSOFT.CONCAT(&quot;0,&quot;;LEFT([.J134];SEARCH(&quot;ms&quot;;[.J134])-1)))" office:value-type="time" office:time-value="PT00H11M26S" calcext:value-type="time">
            <text:p>11:26,00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table:style-name="Default"/>
          <table:table-cell table:style-name="ce32" office:value-type="string" calcext:value-type="string">
            <text:p>3.033352e-02</text:p>
          </table:table-cell>
          <table:table-cell table:style-name="ce35" table:formula="of:=NUMBERVALUE([.B135];&quot;.&quot;)" office:value-type="float" office:value="0.03033352" calcext:value-type="float">
            <text:p>0,03033352</text:p>
          </table:table-cell>
          <table:table-cell table:style-name="ce32" office:value-type="string" calcext:value-type="string">
            <text:p>2.988313e-02</text:p>
          </table:table-cell>
          <table:table-cell table:formula="of:=NUMBERVALUE([.D135];&quot;.&quot;)" office:value-type="float" office:value="0.02988313" calcext:value-type="float">
            <text:p>0,02988313</text:p>
          </table:table-cell>
          <table:table-cell table:style-name="ce32" office:value-type="string" calcext:value-type="string">
            <text:p>5.716104e-02</text:p>
          </table:table-cell>
          <table:table-cell table:formula="of:=NUMBERVALUE([.F135];&quot;.&quot;)" office:value-type="float" office:value="0.05716104" calcext:value-type="float">
            <text:p>0,05716104</text:p>
          </table:table-cell>
          <table:table-cell table:style-name="ce32" office:value-type="string" calcext:value-type="string">
            <text:p>4.461607e-02</text:p>
          </table:table-cell>
          <table:table-cell table:formula="of:=NUMBERVALUE([.H135];&quot;.&quot;)" office:value-type="float" office:value="0.04461607" calcext:value-type="float">
            <text:p>0,04461607</text:p>
          </table:table-cell>
          <table:table-cell table:style-name="ce32" office:value-type="string" calcext:value-type="string">
            <text:p>5.415494e-02</text:p>
          </table:table-cell>
          <table:table-cell table:style-name="ce35" table:formula="of:=NUMBERVALUE([.J135];&quot;.&quot;)" office:value-type="float" office:value="0.05415494" calcext:value-type="float">
            <text:p>0,05415494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table:style-name="Default"/>
          <table:table-cell table:style-name="ce32"/>
          <table:table-cell table:style-name="ce36" table:formula="of:=AVERAGE([.C133];[.C130];[.C127])" office:value-type="time" office:time-value="PT00H35M16.666666667S" calcext:value-type="time">
            <text:p>00:35:16,67</text:p>
          </table:table-cell>
          <table:table-cell table:style-name="ce32"/>
          <table:table-cell table:style-name="ce36" table:formula="of:=AVERAGE([.E133];[.E130];[.E127])" office:value-type="time" office:time-value="PT00H50M36S" calcext:value-type="time">
            <text:p>00:50:36,00</text:p>
          </table:table-cell>
          <table:table-cell table:style-name="ce32"/>
          <table:table-cell table:style-name="ce36" table:formula="of:=AVERAGE([.G133];[.G130];[.G127])" office:value-type="time" office:time-value="PT01H01M38.666666667S" calcext:value-type="time">
            <text:p>01:01:38,67</text:p>
          </table:table-cell>
          <table:table-cell table:style-name="ce32"/>
          <table:table-cell table:style-name="ce36" table:formula="of:=AVERAGE([.I133];[.I130];[.I127])" office:value-type="time" office:time-value="PT01H18M28.666666667S" calcext:value-type="time">
            <text:p>01:18:28,67</text:p>
          </table:table-cell>
          <table:table-cell table:style-name="ce32"/>
          <table:table-cell table:style-name="ce36" table:formula="of:=AVERAGE([.K133];[.K130];[.K127])" office:value-type="time" office:time-value="PT01H32M46S" calcext:value-type="time">
            <text:p>01:32:46,00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table:style-name="Default"/>
          <table:table-cell table:style-name="ce32"/>
          <table:table-cell table:style-name="ce36" table:formula="of:=AVERAGE([.C134];[.C131];[.C128])" office:value-type="time" office:time-value="PT00H06M54.34S" calcext:value-type="time">
            <text:p>00:06:54,34</text:p>
          </table:table-cell>
          <table:table-cell table:style-name="ce32"/>
          <table:table-cell table:style-name="ce36" table:formula="of:=AVERAGE([.E134];[.E131];[.E128])" office:value-type="time" office:time-value="PT00H04M05.09S" calcext:value-type="time">
            <text:p>00:04:05,09</text:p>
          </table:table-cell>
          <table:table-cell table:style-name="ce32"/>
          <table:table-cell table:style-name="ce36" table:formula="of:=AVERAGE([.G134];[.G131];[.G128])" office:value-type="time" office:time-value="PT00H11M19S" calcext:value-type="time">
            <text:p>00:11:19,00</text:p>
          </table:table-cell>
          <table:table-cell table:style-name="ce32"/>
          <table:table-cell table:style-name="ce36" table:formula="of:=AVERAGE([.I134];[.I131];[.I128])" office:value-type="time" office:time-value="PT00H07M34.373333333S" calcext:value-type="time">
            <text:p>00:07:34,37</text:p>
          </table:table-cell>
          <table:table-cell table:style-name="ce32"/>
          <table:table-cell table:style-name="ce36" table:formula="of:=AVERAGE([.K134];[.K131];[.K128])" office:value-type="time" office:time-value="PT00H11M23.666666667S" calcext:value-type="time">
            <text:p>00:11:23,67</text:p>
          </table:table-cell>
          <table:table-cell/>
          <table:table-cell table:style-name="ce32"/>
          <table:table-cell table:number-columns-repeated="6"/>
        </table:table-row>
        <table:table-row table:style-name="ro1">
          <table:table-cell office:value-type="string" calcext:value-type="string">
            <text:p>-</text:p>
          </table:table-cell>
          <table:table-cell table:style-name="ce32"/>
          <table:table-cell table:style-name="ce37" table:formula="of:=AVERAGE([.C135];[.C132];[.C129])" office:value-type="float" office:value="0.03033352" calcext:value-type="float">
            <text:p>3,0334E-02</text:p>
          </table:table-cell>
          <table:table-cell table:style-name="ce32"/>
          <table:table-cell table:style-name="ce37" table:formula="of:=AVERAGE([.E135];[.E132];[.E129])" office:value-type="float" office:value="0.02988313" calcext:value-type="float">
            <text:p>2,9883E-02</text:p>
          </table:table-cell>
          <table:table-cell table:style-name="ce32"/>
          <table:table-cell table:style-name="ce37" table:formula="of:=AVERAGE([.G135];[.G132];[.G129])" office:value-type="float" office:value="0.05716104" calcext:value-type="float">
            <text:p>5,7161E-02</text:p>
          </table:table-cell>
          <table:table-cell table:style-name="ce32"/>
          <table:table-cell table:style-name="ce37" table:formula="of:=AVERAGE([.I135];[.I132];[.I129])" office:value-type="float" office:value="0.04461607" calcext:value-type="float">
            <text:p>4,4616E-02</text:p>
          </table:table-cell>
          <table:table-cell table:style-name="ce32"/>
          <table:table-cell table:style-name="ce37" table:formula="of:=AVERAGE([.K135];[.K132];[.K129])" office:value-type="float" office:value="0.05415494" calcext:value-type="float">
            <text:p>5,4155E-02</text:p>
          </table:table-cell>
          <table:table-cell/>
          <table:table-cell table:style-name="ce32"/>
          <table:table-cell table:number-columns-repeated="6"/>
        </table:table-row>
        <table:table-row table:style-name="ro1" table:number-rows-repeated="4">
          <table:table-cell table:style-name="Default" table:number-columns-repeated="11"/>
          <table:table-cell table:number-columns-repeated="8"/>
        </table:table-row>
        <table:table-row table:style-name="ro1">
          <table:table-cell table:style-name="ce1" office:value-type="string" calcext:value-type="string">
            <text:p>80 npL</text:p>
          </table:table-cell>
          <table:table-cell table:style-name="ce1" office:value-type="string" calcext:value-type="string">
            <text:p><text:s/>4 L</text:p>
          </table:table-cell>
          <table:table-cell table:style-name="Default"/>
          <table:table-cell table:style-name="ce1" office:value-type="string" calcext:value-type="string">
            <text:p><text:s/>100 Nb &amp;N0</text:p>
          </table:table-cell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  <table:table-cell table:style-name="ce1" office:value-type="string" calcext:value-type="string">
            <text:p>Epochs (ep)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Nf</text:p>
          </table:table-cell>
          <table:table-cell table:style-name="ce1" office:value-type="float" office:value="20000" calcext:value-type="float">
            <text:p>20000</text:p>
          </table:table-cell>
          <table:table-cell table:style-name="Default"/>
          <table:table-cell table:style-name="ce1" office:value-type="float" office:value="40000" calcext:value-type="float">
            <text:p>40000</text:p>
          </table:table-cell>
          <table:table-cell table:style-name="Default"/>
          <table:table-cell table:style-name="ce1" office:value-type="float" office:value="60000" calcext:value-type="float">
            <text:p>60000</text:p>
          </table:table-cell>
          <table:table-cell table:style-name="Default"/>
          <table:table-cell table:style-name="ce1" office:value-type="float" office:value="80000" calcext:value-type="float">
            <text:p>80000</text:p>
          </table:table-cell>
          <table:table-cell table:style-name="Default"/>
          <table:table-cell table:style-name="ce1" office:value-type="float" office:value="100000" calcext:value-type="float">
            <text:p>100000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/>
          <table:table-cell table:style-name="ce57" office:value-type="float" office:value="3" calcext:value-type="float">
            <text:p>3</text:p>
          </table:table-cell>
          <table:table-cell table:style-name="ce57"/>
          <table:table-cell table:style-name="ce57" office:value-type="float" office:value="4" calcext:value-type="float">
            <text:p>4</text:p>
          </table:table-cell>
          <table:table-cell table:style-name="ce57"/>
          <table:table-cell table:style-name="ce57" office:value-type="float" office:value="5" calcext:value-type="float">
            <text:p>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13min 31s</text:p>
          </table:table-cell>
          <table:table-cell table:formula="of:=TIME(0;LEFT([.B146];SEARCH(&quot;min&quot;;[.B146])-1);MID([.B146];SEARCH(&quot;min&quot;;[.B146])+4;(SEARCH(&quot;s&quot;;[.B146])-1)-(SEARCH(&quot;min&quot;;[.B146])+3)))" office:value-type="time" office:time-value="PT00H13M31S" calcext:value-type="time">
            <text:p>00:13:31</text:p>
          </table:table-cell>
          <table:table-cell table:style-name="Default" office:value-type="string" calcext:value-type="string">
            <text:p>26min 18s</text:p>
          </table:table-cell>
          <table:table-cell table:style-name="ce33" table:formula="of:=TIME(0;LEFT([.D146];SEARCH(&quot;min&quot;;[.D146])-1);MID([.D146];SEARCH(&quot;min&quot;;[.D146])+4;(SEARCH(&quot;s&quot;;[.D146])-1)-(SEARCH(&quot;min&quot;;[.D146])+3)))" office:value-type="time" office:time-value="PT00H26M18S" calcext:value-type="time">
            <text:p>00:26:18</text:p>
          </table:table-cell>
          <table:table-cell table:style-name="Default" office:value-type="string" calcext:value-type="string">
            <text:p>39min 26s</text:p>
          </table:table-cell>
          <table:table-cell table:style-name="ce33" table:formula="of:=TIME(0;LEFT([.F146];SEARCH(&quot;min&quot;;[.F146])-1);MID([.F146];SEARCH(&quot;min&quot;;[.F146])+4;(SEARCH(&quot;s&quot;;[.F146])-1)-(SEARCH(&quot;min&quot;;[.F146])+3)))" office:value-type="time" office:time-value="PT00H39M26S" calcext:value-type="time">
            <text:p>00:39:26</text:p>
          </table:table-cell>
          <table:table-cell table:style-name="Default" office:value-type="string" calcext:value-type="string">
            <text:p>51min 41s</text:p>
          </table:table-cell>
          <table:table-cell table:style-name="ce33" table:formula="of:=TIME(0;LEFT([.H146];SEARCH(&quot;min&quot;;[.H146])-1);MID([.H146];SEARCH(&quot;min&quot;;[.H146])+4;(SEARCH(&quot;s&quot;;[.H146])-1)-(SEARCH(&quot;min&quot;;[.H146])+3)))" office:value-type="time" office:time-value="PT00H51M41S" calcext:value-type="time">
            <text:p>00:51:41</text:p>
          </table:table-cell>
          <table:table-cell table:style-name="Default" office:value-type="string" calcext:value-type="string">
            <text:p>1h 5min 7s</text:p>
          </table:table-cell>
          <table:table-cell table:style-name="ce40" table:formula="of:=TIMEVALUE(CONCATENATE(LEFT([.J146];SEARCH(&quot;h&quot;;[.J146])-1);&quot;:&quot;;MID([.J146];SEARCH(&quot;h&quot;;[.J146])+1;SEARCH(&quot;min&quot;;[.J146])-SEARCH(&quot;h&quot;;[.J146])-1);&quot;:&quot;;MID([.J146];SEARCH(&quot;min&quot;;[.J146])+3;SEARCH(&quot;s&quot;;[.J146])-SEARCH(&quot;min&quot;;[.J146])-3)))" office:value-type="time" office:time-value="PT01H05M07S" calcext:value-type="time">
            <text:p>01:05:07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597 ms</text:p>
          </table:table-cell>
          <table:table-cell table:style-name="ce34" table:formula="of:=TIME(0;0;COM.MICROSOFT.CONCAT(&quot;0,&quot;;LEFT([.B147];SEARCH(&quot;ms&quot;;[.B147])-1)))" office:value-type="time" office:time-value="PT00H09M57S" calcext:value-type="time">
            <text:p>09:57,00</text:p>
          </table:table-cell>
          <table:table-cell table:style-name="Default" office:value-type="string" calcext:value-type="string">
            <text:p>371 ms</text:p>
          </table:table-cell>
          <table:table-cell table:style-name="ce34" table:formula="of:=TIME(0;0;COM.MICROSOFT.CONCAT(&quot;0,&quot;;LEFT([.D147];SEARCH(&quot;ms&quot;;[.D147])-1)))" office:value-type="time" office:time-value="PT00H06M11S" calcext:value-type="time">
            <text:p>06:11,00</text:p>
          </table:table-cell>
          <table:table-cell table:style-name="Default" office:value-type="string" calcext:value-type="string">
            <text:p>371 ms</text:p>
          </table:table-cell>
          <table:table-cell table:style-name="ce34" table:formula="of:=TIME(0;0;COM.MICROSOFT.CONCAT(&quot;0,&quot;;LEFT([.F147];SEARCH(&quot;ms&quot;;[.F147])-1)))" office:value-type="time" office:time-value="PT00H06M11S" calcext:value-type="time">
            <text:p>06:11,00</text:p>
          </table:table-cell>
          <table:table-cell table:style-name="Default" office:value-type="string" calcext:value-type="string">
            <text:p>365 ms</text:p>
          </table:table-cell>
          <table:table-cell table:style-name="ce34" table:formula="of:=TIME(0;0;COM.MICROSOFT.CONCAT(&quot;0,&quot;;LEFT([.H147];SEARCH(&quot;ms&quot;;[.H147])-1)))" office:value-type="time" office:time-value="PT00H06M05S" calcext:value-type="time">
            <text:p>06:05,00</text:p>
          </table:table-cell>
          <table:table-cell table:style-name="Default" office:value-type="string" calcext:value-type="string">
            <text:p>386 ms</text:p>
          </table:table-cell>
          <table:table-cell table:formula="of:=TIME(0;0;COM.MICROSOFT.CONCAT(&quot;0,&quot;;LEFT([.J147];SEARCH(&quot;ms&quot;;[.J147])-1)))" office:value-type="time" office:time-value="PT00H06M26S" calcext:value-type="time">
            <text:p>06:26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2.981495e-02</text:p>
          </table:table-cell>
          <table:table-cell table:style-name="ce35" table:formula="of:=NUMBERVALUE([.B148];&quot;.&quot;)" office:value-type="float" office:value="0.02981495" calcext:value-type="float">
            <text:p>0,02981495</text:p>
          </table:table-cell>
          <table:table-cell table:style-name="Default" office:value-type="string" calcext:value-type="string">
            <text:p>1.621018e-02</text:p>
          </table:table-cell>
          <table:table-cell table:formula="of:=NUMBERVALUE([.D148];&quot;.&quot;)" office:value-type="float" office:value="0.01621018" calcext:value-type="float">
            <text:p>0,01621018</text:p>
          </table:table-cell>
          <table:table-cell table:style-name="Default" office:value-type="string" calcext:value-type="string">
            <text:p>1.415805e-02</text:p>
          </table:table-cell>
          <table:table-cell table:formula="of:=NUMBERVALUE([.F148];&quot;.&quot;)" office:value-type="float" office:value="0.01415805" calcext:value-type="float">
            <text:p>0,01415805</text:p>
          </table:table-cell>
          <table:table-cell table:style-name="Default" office:value-type="string" calcext:value-type="string">
            <text:p>9.636613e-03</text:p>
          </table:table-cell>
          <table:table-cell table:formula="of:=NUMBERVALUE([.H148];&quot;.&quot;)" office:value-type="float" office:value="0.009636613" calcext:value-type="float">
            <text:p>0,009636613</text:p>
          </table:table-cell>
          <table:table-cell table:style-name="Default" office:value-type="string" calcext:value-type="string">
            <text:p>9.500580e-03</text:p>
          </table:table-cell>
          <table:table-cell table:style-name="ce35" table:formula="of:=NUMBERVALUE([.J148];&quot;.&quot;)" office:value-type="float" office:value="0.00950058" calcext:value-type="float">
            <text:p>0,00950058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13min 18s</text:p>
          </table:table-cell>
          <table:table-cell table:formula="of:=TIME(0;LEFT([.B149];SEARCH(&quot;min&quot;;[.B149])-1);MID([.B149];SEARCH(&quot;min&quot;;[.B149])+4;(SEARCH(&quot;s&quot;;[.B149])-1)-(SEARCH(&quot;min&quot;;[.B149])+3)))" office:value-type="time" office:time-value="PT00H13M18S" calcext:value-type="time">
            <text:p>00:13:18</text:p>
          </table:table-cell>
          <table:table-cell table:style-name="ce45" office:value-type="string" calcext:value-type="string">
            <text:p>27min 20s</text:p>
          </table:table-cell>
          <table:table-cell table:style-name="ce33" table:formula="of:=TIME(0;LEFT([.D149];SEARCH(&quot;min&quot;;[.D149])-1);MID([.D149];SEARCH(&quot;min&quot;;[.D149])+4;(SEARCH(&quot;s&quot;;[.D149])-1)-(SEARCH(&quot;min&quot;;[.D149])+3)))" office:value-type="time" office:time-value="PT00H27M20S" calcext:value-type="time">
            <text:p>00:27:20</text:p>
          </table:table-cell>
          <table:table-cell table:style-name="ce45" office:value-type="string" calcext:value-type="string">
            <text:p>39min 50s</text:p>
          </table:table-cell>
          <table:table-cell table:style-name="ce33" table:formula="of:=TIME(0;LEFT([.F149];SEARCH(&quot;min&quot;;[.F149])-1);MID([.F149];SEARCH(&quot;min&quot;;[.F149])+4;(SEARCH(&quot;s&quot;;[.F149])-1)-(SEARCH(&quot;min&quot;;[.F149])+3)))" office:value-type="time" office:time-value="PT00H39M50S" calcext:value-type="time">
            <text:p>00:39:50</text:p>
          </table:table-cell>
          <table:table-cell table:style-name="ce45" office:value-type="string" calcext:value-type="string">
            <text:p>53min 14s</text:p>
          </table:table-cell>
          <table:table-cell table:style-name="ce33" table:formula="of:=TIME(0;LEFT([.H149];SEARCH(&quot;min&quot;;[.H149])-1);MID([.H149];SEARCH(&quot;min&quot;;[.H149])+4;(SEARCH(&quot;s&quot;;[.H149])-1)-(SEARCH(&quot;min&quot;;[.H149])+3)))" office:value-type="time" office:time-value="PT00H53M14S" calcext:value-type="time">
            <text:p>00:53:14</text:p>
          </table:table-cell>
          <table:table-cell table:style-name="ce45" office:value-type="string" calcext:value-type="string">
            <text:p>1h 8min 3s</text:p>
          </table:table-cell>
          <table:table-cell table:style-name="ce40" table:formula="of:=TIMEVALUE(CONCATENATE(LEFT([.J149];SEARCH(&quot;h&quot;;[.J149])-1);&quot;:&quot;;MID([.J149];SEARCH(&quot;h&quot;;[.J149])+1;SEARCH(&quot;min&quot;;[.J149])-SEARCH(&quot;h&quot;;[.J149])-1);&quot;:&quot;;MID([.J149];SEARCH(&quot;min&quot;;[.J149])+3;SEARCH(&quot;s&quot;;[.J149])-SEARCH(&quot;min&quot;;[.J149])-3)))" office:value-type="time" office:time-value="PT01H08M03S" calcext:value-type="time">
            <text:p>01:08:03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71 ms</text:p>
          </table:table-cell>
          <table:table-cell table:style-name="ce34" table:formula="of:=TIME(0;0;COM.MICROSOFT.CONCAT(&quot;0,&quot;;LEFT([.B150];SEARCH(&quot;ms&quot;;[.B150])-1)))" office:value-type="time" office:time-value="PT00H06M11S" calcext:value-type="time">
            <text:p>06:11,00</text:p>
          </table:table-cell>
          <table:table-cell table:style-name="ce45" office:value-type="string" calcext:value-type="string">
            <text:p>393 ms</text:p>
          </table:table-cell>
          <table:table-cell table:style-name="ce34" table:formula="of:=TIME(0;0;COM.MICROSOFT.CONCAT(&quot;0,&quot;;LEFT([.D150];SEARCH(&quot;ms&quot;;[.D150])-1)))" office:value-type="time" office:time-value="PT00H06M33S" calcext:value-type="time">
            <text:p>06:33,00</text:p>
          </table:table-cell>
          <table:table-cell table:style-name="ce45" office:value-type="string" calcext:value-type="string">
            <text:p>422 ms</text:p>
          </table:table-cell>
          <table:table-cell table:style-name="ce34" table:formula="of:=TIME(0;0;COM.MICROSOFT.CONCAT(&quot;0,&quot;;LEFT([.F150];SEARCH(&quot;ms&quot;;[.F150])-1)))" office:value-type="time" office:time-value="PT00H07M02S" calcext:value-type="time">
            <text:p>07:02,00</text:p>
          </table:table-cell>
          <table:table-cell table:style-name="ce45" office:value-type="string" calcext:value-type="string">
            <text:p>387 ms</text:p>
          </table:table-cell>
          <table:table-cell table:style-name="ce34" table:formula="of:=TIME(0;0;COM.MICROSOFT.CONCAT(&quot;0,&quot;;LEFT([.H150];SEARCH(&quot;ms&quot;;[.H150])-1)))" office:value-type="time" office:time-value="PT00H06M27S" calcext:value-type="time">
            <text:p>06:27,00</text:p>
          </table:table-cell>
          <table:table-cell table:style-name="ce45" office:value-type="string" calcext:value-type="string">
            <text:p>663 ms</text:p>
          </table:table-cell>
          <table:table-cell table:formula="of:=TIME(0;0;COM.MICROSOFT.CONCAT(&quot;0,&quot;;LEFT([.J150];SEARCH(&quot;ms&quot;;[.J150])-1)))" office:value-type="time" office:time-value="PT00H11M03S" calcext:value-type="time">
            <text:p>11:03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2.981495e-02</text:p>
          </table:table-cell>
          <table:table-cell table:style-name="ce35" table:formula="of:=NUMBERVALUE([.B151];&quot;.&quot;)" office:value-type="float" office:value="0.02981495" calcext:value-type="float">
            <text:p>0,02981495</text:p>
          </table:table-cell>
          <table:table-cell table:style-name="ce45" office:value-type="string" calcext:value-type="string">
            <text:p>1.621018e-02</text:p>
          </table:table-cell>
          <table:table-cell table:formula="of:=NUMBERVALUE([.D151];&quot;.&quot;)" office:value-type="float" office:value="0.01621018" calcext:value-type="float">
            <text:p>0,01621018</text:p>
          </table:table-cell>
          <table:table-cell table:style-name="ce45" office:value-type="string" calcext:value-type="string">
            <text:p>1.415805e-02</text:p>
          </table:table-cell>
          <table:table-cell table:formula="of:=NUMBERVALUE([.F151];&quot;.&quot;)" office:value-type="float" office:value="0.01415805" calcext:value-type="float">
            <text:p>0,01415805</text:p>
          </table:table-cell>
          <table:table-cell table:style-name="ce45" office:value-type="string" calcext:value-type="string">
            <text:p>9.636613e-03</text:p>
          </table:table-cell>
          <table:table-cell table:formula="of:=NUMBERVALUE([.H151];&quot;.&quot;)" office:value-type="float" office:value="0.009636613" calcext:value-type="float">
            <text:p>0,009636613</text:p>
          </table:table-cell>
          <table:table-cell table:style-name="ce45" office:value-type="string" calcext:value-type="string">
            <text:p>9.500580e-03</text:p>
          </table:table-cell>
          <table:table-cell table:style-name="ce35" table:formula="of:=NUMBERVALUE([.J151];&quot;.&quot;)" office:value-type="float" office:value="0.00950058" calcext:value-type="float">
            <text:p>0,00950058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13min 37s</text:p>
          </table:table-cell>
          <table:table-cell table:formula="of:=TIME(0;LEFT([.B152];SEARCH(&quot;min&quot;;[.B152])-1);MID([.B152];SEARCH(&quot;min&quot;;[.B152])+4;(SEARCH(&quot;s&quot;;[.B152])-1)-(SEARCH(&quot;min&quot;;[.B152])+3)))" office:value-type="time" office:time-value="PT00H13M37S" calcext:value-type="time">
            <text:p>00:13:37</text:p>
          </table:table-cell>
          <table:table-cell table:style-name="Default" office:value-type="string" calcext:value-type="string">
            <text:p>26min 24s</text:p>
          </table:table-cell>
          <table:table-cell table:style-name="ce33" table:formula="of:=TIME(0;LEFT([.D152];SEARCH(&quot;min&quot;;[.D152])-1);MID([.D152];SEARCH(&quot;min&quot;;[.D152])+4;(SEARCH(&quot;s&quot;;[.D152])-1)-(SEARCH(&quot;min&quot;;[.D152])+3)))" office:value-type="time" office:time-value="PT00H26M24S" calcext:value-type="time">
            <text:p>00:26:24</text:p>
          </table:table-cell>
          <table:table-cell table:style-name="ce45" office:value-type="string" calcext:value-type="string">
            <text:p>38min 55s</text:p>
          </table:table-cell>
          <table:table-cell table:style-name="ce33" table:formula="of:=TIME(0;LEFT([.F152];SEARCH(&quot;min&quot;;[.F152])-1);MID([.F152];SEARCH(&quot;min&quot;;[.F152])+4;(SEARCH(&quot;s&quot;;[.F152])-1)-(SEARCH(&quot;min&quot;;[.F152])+3)))" office:value-type="time" office:time-value="PT00H38M55S" calcext:value-type="time">
            <text:p>00:38:55</text:p>
          </table:table-cell>
          <table:table-cell table:style-name="Default" office:value-type="string" calcext:value-type="string">
            <text:p>52min 4s</text:p>
          </table:table-cell>
          <table:table-cell table:style-name="ce33" table:formula="of:=TIME(0;LEFT([.H152];SEARCH(&quot;min&quot;;[.H152])-1);MID([.H152];SEARCH(&quot;min&quot;;[.H152])+4;(SEARCH(&quot;s&quot;;[.H152])-1)-(SEARCH(&quot;min&quot;;[.H152])+3)))" office:value-type="time" office:time-value="PT00H52M04S" calcext:value-type="time">
            <text:p>00:52:04</text:p>
          </table:table-cell>
          <table:table-cell table:style-name="Default" office:value-type="string" calcext:value-type="string">
            <text:p>1h 4min 37s</text:p>
          </table:table-cell>
          <table:table-cell table:style-name="ce40" table:formula="of:=TIMEVALUE(CONCATENATE(LEFT([.J152];SEARCH(&quot;h&quot;;[.J152])-1);&quot;:&quot;;MID([.J152];SEARCH(&quot;h&quot;;[.J152])+1;SEARCH(&quot;min&quot;;[.J152])-SEARCH(&quot;h&quot;;[.J152])-1);&quot;:&quot;;MID([.J152];SEARCH(&quot;min&quot;;[.J152])+3;SEARCH(&quot;s&quot;;[.J152])-SEARCH(&quot;min&quot;;[.J152])-3)))" office:value-type="time" office:time-value="PT01H04M37S" calcext:value-type="time">
            <text:p>01:04:37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594 ms</text:p>
          </table:table-cell>
          <table:table-cell table:style-name="ce34" table:formula="of:=TIME(0;0;COM.MICROSOFT.CONCAT(&quot;0,&quot;;LEFT([.B153];SEARCH(&quot;ms&quot;;[.B153])-1)))" office:value-type="time" office:time-value="PT00H09M54S" calcext:value-type="time">
            <text:p>09:54,00</text:p>
          </table:table-cell>
          <table:table-cell table:style-name="Default" office:value-type="string" calcext:value-type="string">
            <text:p>375 ms</text:p>
          </table:table-cell>
          <table:table-cell table:style-name="ce34" table:formula="of:=TIME(0;0;COM.MICROSOFT.CONCAT(&quot;0,&quot;;LEFT([.D153];SEARCH(&quot;ms&quot;;[.D153])-1)))" office:value-type="time" office:time-value="PT00H06M15S" calcext:value-type="time">
            <text:p>06:15,00</text:p>
          </table:table-cell>
          <table:table-cell table:style-name="ce45" office:value-type="string" calcext:value-type="string">
            <text:p>378 ms</text:p>
          </table:table-cell>
          <table:table-cell table:style-name="ce34" table:formula="of:=TIME(0;0;COM.MICROSOFT.CONCAT(&quot;0,&quot;;LEFT([.F153];SEARCH(&quot;ms&quot;;[.F153])-1)))" office:value-type="time" office:time-value="PT00H06M18S" calcext:value-type="time">
            <text:p>06:18,00</text:p>
          </table:table-cell>
          <table:table-cell table:style-name="Default" office:value-type="string" calcext:value-type="string">
            <text:p>368 ms</text:p>
          </table:table-cell>
          <table:table-cell table:style-name="ce34" table:formula="of:=TIME(0;0;COM.MICROSOFT.CONCAT(&quot;0,&quot;;LEFT([.H153];SEARCH(&quot;ms&quot;;[.H153])-1)))" office:value-type="time" office:time-value="PT00H06M08S" calcext:value-type="time">
            <text:p>06:08,00</text:p>
          </table:table-cell>
          <table:table-cell table:style-name="Default" office:value-type="string" calcext:value-type="string">
            <text:p>379 ms</text:p>
          </table:table-cell>
          <table:table-cell table:formula="of:=TIME(0;0;COM.MICROSOFT.CONCAT(&quot;0,&quot;;LEFT([.J153];SEARCH(&quot;ms&quot;;[.J153])-1)))" office:value-type="time" office:time-value="PT00H06M19S" calcext:value-type="time">
            <text:p>06:19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2.981495e-02</text:p>
          </table:table-cell>
          <table:table-cell table:style-name="ce35" table:formula="of:=NUMBERVALUE([.B154];&quot;.&quot;)" office:value-type="float" office:value="0.02981495" calcext:value-type="float">
            <text:p>0,02981495</text:p>
          </table:table-cell>
          <table:table-cell table:style-name="Default" office:value-type="string" calcext:value-type="string">
            <text:p>1.621018e-02</text:p>
          </table:table-cell>
          <table:table-cell table:formula="of:=NUMBERVALUE([.D154];&quot;.&quot;)" office:value-type="float" office:value="0.01621018" calcext:value-type="float">
            <text:p>0,01621018</text:p>
          </table:table-cell>
          <table:table-cell table:style-name="ce45" office:value-type="string" calcext:value-type="string">
            <text:p>1.415805e-02</text:p>
          </table:table-cell>
          <table:table-cell table:formula="of:=NUMBERVALUE([.F154];&quot;.&quot;)" office:value-type="float" office:value="0.01415805" calcext:value-type="float">
            <text:p>0,01415805</text:p>
          </table:table-cell>
          <table:table-cell table:style-name="Default" office:value-type="string" calcext:value-type="string">
            <text:p>9.636613e-03</text:p>
          </table:table-cell>
          <table:table-cell table:formula="of:=NUMBERVALUE([.H154];&quot;.&quot;)" office:value-type="float" office:value="0.009636613" calcext:value-type="float">
            <text:p>0,009636613</text:p>
          </table:table-cell>
          <table:table-cell table:style-name="Default" office:value-type="string" calcext:value-type="string">
            <text:p>9.500580e-03</text:p>
          </table:table-cell>
          <table:table-cell table:style-name="ce35" table:formula="of:=NUMBERVALUE([.J154];&quot;.&quot;)" office:value-type="float" office:value="0.00950058" calcext:value-type="float">
            <text:p>0,00950058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style-name="ce36" table:formula="of:=AVERAGE([.C152];[.C149];[.C146])" office:value-type="time" office:time-value="PT00H13M28.666666667S" calcext:value-type="time">
            <text:p>00:13:28,67</text:p>
          </table:table-cell>
          <table:table-cell table:style-name="Default"/>
          <table:table-cell table:style-name="ce36" table:formula="of:=AVERAGE([.E152];[.E149];[.E146])" office:value-type="time" office:time-value="PT00H26M40.666666667S" calcext:value-type="time">
            <text:p>00:26:40,67</text:p>
          </table:table-cell>
          <table:table-cell table:style-name="Default"/>
          <table:table-cell table:style-name="ce36" table:formula="of:=AVERAGE([.G152];[.G149];[.G146])" office:value-type="time" office:time-value="PT00H39M23.666666667S" calcext:value-type="time">
            <text:p>00:39:23,67</text:p>
          </table:table-cell>
          <table:table-cell table:style-name="Default"/>
          <table:table-cell table:style-name="ce36" table:formula="of:=AVERAGE([.I152];[.I149];[.I146])" office:value-type="time" office:time-value="PT00H52M19.666666667S" calcext:value-type="time">
            <text:p>00:52:19,67</text:p>
          </table:table-cell>
          <table:table-cell table:style-name="Default"/>
          <table:table-cell table:style-name="ce36" table:formula="of:=AVERAGE([.K152];[.K149];[.K146])" office:value-type="time" office:time-value="PT01H05M55.666666667S" calcext:value-type="time">
            <text:p>01:05:55,67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style-name="ce36" table:formula="of:=AVERAGE([.C153];[.C150];[.C147])" office:value-type="time" office:time-value="PT00H08M40.666666667S" calcext:value-type="time">
            <text:p>00:08:40,67</text:p>
          </table:table-cell>
          <table:table-cell table:style-name="Default"/>
          <table:table-cell table:style-name="ce36" table:formula="of:=AVERAGE([.E153];[.E150];[.E147])" office:value-type="time" office:time-value="PT00H06M19.666666667S" calcext:value-type="time">
            <text:p>00:06:19,67</text:p>
          </table:table-cell>
          <table:table-cell table:style-name="Default"/>
          <table:table-cell table:style-name="ce36" table:formula="of:=AVERAGE([.G153];[.G150];[.G147])" office:value-type="time" office:time-value="PT00H06M30.333333333S" calcext:value-type="time">
            <text:p>00:06:30,33</text:p>
          </table:table-cell>
          <table:table-cell table:style-name="Default"/>
          <table:table-cell table:style-name="ce36" table:formula="of:=AVERAGE([.I153];[.I150];[.I147])" office:value-type="time" office:time-value="PT00H06M13.333333333S" calcext:value-type="time">
            <text:p>00:06:13,33</text:p>
          </table:table-cell>
          <table:table-cell table:style-name="Default"/>
          <table:table-cell table:style-name="ce36" table:formula="of:=AVERAGE([.K153];[.K150];[.K147])" office:value-type="time" office:time-value="PT00H07M56S" calcext:value-type="time">
            <text:p>00:07:56,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 table:style-name="Default"/>
          <table:table-cell table:style-name="ce37" table:formula="of:=AVERAGE([.C154];[.C151];[.C148])" office:value-type="float" office:value="0.02981495" calcext:value-type="float">
            <text:p>2,9815E-02</text:p>
          </table:table-cell>
          <table:table-cell table:style-name="Default"/>
          <table:table-cell table:style-name="ce37" table:formula="of:=AVERAGE([.E154];[.E151];[.E148])" office:value-type="float" office:value="0.01621018" calcext:value-type="float">
            <text:p>1,6210E-02</text:p>
          </table:table-cell>
          <table:table-cell table:style-name="Default"/>
          <table:table-cell table:style-name="ce37" table:formula="of:=AVERAGE([.G154];[.G151];[.G148])" office:value-type="float" office:value="0.01415805" calcext:value-type="float">
            <text:p>1,4158E-02</text:p>
          </table:table-cell>
          <table:table-cell table:style-name="Default"/>
          <table:table-cell table:style-name="ce37" table:formula="of:=AVERAGE([.I154];[.I151];[.I148])" office:value-type="float" office:value="0.009636613" calcext:value-type="float">
            <text:p>9,6366E-03</text:p>
          </table:table-cell>
          <table:table-cell table:style-name="Default"/>
          <table:table-cell table:style-name="ce37" table:formula="of:=AVERAGE([.K154];[.K151];[.K148])" office:value-type="float" office:value="0.00950058" calcext:value-type="float">
            <text:p>9,5006E-03</text:p>
          </table:table-cell>
          <table:table-cell table:number-columns-repeated="8"/>
        </table:table-row>
        <table:table-row table:style-name="ro1">
          <table:table-cell table:style-name="ce1" office:value-type="float" office:value="40000" calcext:value-type="float">
            <text:p>40000</text:p>
          </table:table-cell>
          <table:table-cell table:style-name="ce58" office:value-type="float" office:value="6" calcext:value-type="float">
            <text:p>6</text:p>
          </table:table-cell>
          <table:table-cell table:style-name="ce58"/>
          <table:table-cell table:style-name="ce58" office:value-type="float" office:value="7" calcext:value-type="float">
            <text:p>7</text:p>
          </table:table-cell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style-name="ce58"/>
          <table:table-cell table:style-name="ce58" office:value-type="float" office:value="10" calcext:value-type="float">
            <text:p>10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22min 46s</text:p>
          </table:table-cell>
          <table:table-cell table:formula="of:=TIME(0;LEFT([.B159];SEARCH(&quot;min&quot;;[.B159])-1);MID([.B159];SEARCH(&quot;min&quot;;[.B159])+4;(SEARCH(&quot;s&quot;;[.B159])-1)-(SEARCH(&quot;min&quot;;[.B159])+3)))" office:value-type="time" office:time-value="PT00H22M46S" calcext:value-type="time">
            <text:p>00:22:46</text:p>
          </table:table-cell>
          <table:table-cell table:style-name="Default" office:value-type="string" calcext:value-type="string">
            <text:p>42min 40s</text:p>
          </table:table-cell>
          <table:table-cell table:style-name="ce33" table:formula="of:=TIME(0;LEFT([.D159];SEARCH(&quot;min&quot;;[.D159])-1);MID([.D159];SEARCH(&quot;min&quot;;[.D159])+4;(SEARCH(&quot;s&quot;;[.D159])-1)-(SEARCH(&quot;min&quot;;[.D159])+3)))" office:value-type="time" office:time-value="PT00H42M40S" calcext:value-type="time">
            <text:p>00:42:40</text:p>
          </table:table-cell>
          <table:table-cell table:style-name="Default" office:value-type="string" calcext:value-type="string">
            <text:p>1h 4min 48s</text:p>
          </table:table-cell>
          <table:table-cell table:style-name="ce40" table:formula="of:=TIMEVALUE(CONCATENATE(LEFT([.F159];SEARCH(&quot;h&quot;;[.F159])-1);&quot;:&quot;;MID([.F159];SEARCH(&quot;h&quot;;[.F159])+1;SEARCH(&quot;min&quot;;[.F159])-SEARCH(&quot;h&quot;;[.F159])-1);&quot;:&quot;;MID([.F159];SEARCH(&quot;min&quot;;[.F159])+3;SEARCH(&quot;s&quot;;[.F159])-SEARCH(&quot;min&quot;;[.F159])-3)))" office:value-type="time" office:time-value="PT01H04M48S" calcext:value-type="time">
            <text:p>01:04:48</text:p>
          </table:table-cell>
          <table:table-cell table:style-name="Default" office:value-type="string" calcext:value-type="string">
            <text:p>1h 26min 29s</text:p>
          </table:table-cell>
          <table:table-cell table:style-name="ce40" table:formula="of:=TIMEVALUE(CONCATENATE(LEFT([.H159];SEARCH(&quot;h&quot;;[.H159])-1);&quot;:&quot;;MID([.H159];SEARCH(&quot;h&quot;;[.H159])+1;SEARCH(&quot;min&quot;;[.H159])-SEARCH(&quot;h&quot;;[.H159])-1);&quot;:&quot;;MID([.H159];SEARCH(&quot;min&quot;;[.H159])+3;SEARCH(&quot;s&quot;;[.H159])-SEARCH(&quot;min&quot;;[.H159])-3)))" office:value-type="time" office:time-value="PT01H26M29S" calcext:value-type="time">
            <text:p>01:26:29</text:p>
          </table:table-cell>
          <table:table-cell table:style-name="Default" office:value-type="string" calcext:value-type="string">
            <text:p>1h 47min 48s</text:p>
          </table:table-cell>
          <table:table-cell table:style-name="ce40" table:formula="of:=TIMEVALUE(CONCATENATE(LEFT([.J159];SEARCH(&quot;h&quot;;[.J159])-1);&quot;:&quot;;MID([.J159];SEARCH(&quot;h&quot;;[.J159])+1;SEARCH(&quot;min&quot;;[.J159])-SEARCH(&quot;h&quot;;[.J159])-1);&quot;:&quot;;MID([.J159];SEARCH(&quot;min&quot;;[.J159])+3;SEARCH(&quot;s&quot;;[.J159])-SEARCH(&quot;min&quot;;[.J159])-3)))" office:value-type="time" office:time-value="PT01H47M48S" calcext:value-type="time">
            <text:p>01:47:48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449 ms</text:p>
          </table:table-cell>
          <table:table-cell table:style-name="ce34" table:formula="of:=TIME(0;0;COM.MICROSOFT.CONCAT(&quot;0,&quot;;LEFT([.B160];SEARCH(&quot;ms&quot;;[.B160])-1)))" office:value-type="time" office:time-value="PT00H07M29S" calcext:value-type="time">
            <text:p>07:29,00</text:p>
          </table:table-cell>
          <table:table-cell table:style-name="Default" office:value-type="string" calcext:value-type="string">
            <text:p>622 ms</text:p>
          </table:table-cell>
          <table:table-cell table:style-name="ce34" table:formula="of:=TIME(0;0;COM.MICROSOFT.CONCAT(&quot;0,&quot;;LEFT([.D160];SEARCH(&quot;ms&quot;;[.D160])-1)))" office:value-type="time" office:time-value="PT00H10M22S" calcext:value-type="time">
            <text:p>10:22,00</text:p>
          </table:table-cell>
          <table:table-cell table:style-name="Default" office:value-type="string" calcext:value-type="string">
            <text:p>394 ms</text:p>
          </table:table-cell>
          <table:table-cell table:style-name="ce34" table:formula="of:=TIME(0;0;COM.MICROSOFT.CONCAT(&quot;0,&quot;;LEFT([.F160];SEARCH(&quot;ms&quot;;[.F160])-1)))" office:value-type="time" office:time-value="PT00H06M34S" calcext:value-type="time">
            <text:p>06:34,00</text:p>
          </table:table-cell>
          <table:table-cell table:style-name="Default" office:value-type="string" calcext:value-type="string">
            <text:p>604 ms</text:p>
          </table:table-cell>
          <table:table-cell table:style-name="ce34" table:formula="of:=TIME(0;0;COM.MICROSOFT.CONCAT(&quot;0,&quot;;LEFT([.H160];SEARCH(&quot;ms&quot;;[.H160])-1)))" office:value-type="time" office:time-value="PT00H10M04S" calcext:value-type="time">
            <text:p>10:04,00</text:p>
          </table:table-cell>
          <table:table-cell table:style-name="Default" office:value-type="string" calcext:value-type="string">
            <text:p>616 ms</text:p>
          </table:table-cell>
          <table:table-cell table:formula="of:=TIME(0;0;COM.MICROSOFT.CONCAT(&quot;0,&quot;;LEFT([.J160];SEARCH(&quot;ms&quot;;[.J160])-1)))" office:value-type="time" office:time-value="PT00H10M16S" calcext:value-type="time">
            <text:p>10:16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3.386764e-02</text:p>
          </table:table-cell>
          <table:table-cell table:style-name="ce35" table:formula="of:=NUMBERVALUE([.B161];&quot;.&quot;)" office:value-type="float" office:value="0.03386764" calcext:value-type="float">
            <text:p>0,03386764</text:p>
          </table:table-cell>
          <table:table-cell table:style-name="Default" office:value-type="string" calcext:value-type="string">
            <text:p>1.730529e-02</text:p>
          </table:table-cell>
          <table:table-cell table:formula="of:=NUMBERVALUE([.D161];&quot;.&quot;)" office:value-type="float" office:value="0.01730529" calcext:value-type="float">
            <text:p>0,01730529</text:p>
          </table:table-cell>
          <table:table-cell table:style-name="Default" office:value-type="string" calcext:value-type="string">
            <text:p>1.306027e-02</text:p>
          </table:table-cell>
          <table:table-cell table:formula="of:=NUMBERVALUE([.F161];&quot;.&quot;)" office:value-type="float" office:value="0.01306027" calcext:value-type="float">
            <text:p>0,01306027</text:p>
          </table:table-cell>
          <table:table-cell table:style-name="Default" office:value-type="string" calcext:value-type="string">
            <text:p>1.220724e-02</text:p>
          </table:table-cell>
          <table:table-cell table:formula="of:=NUMBERVALUE([.H161];&quot;.&quot;)" office:value-type="float" office:value="0.01220724" calcext:value-type="float">
            <text:p>0,01220724</text:p>
          </table:table-cell>
          <table:table-cell table:style-name="Default" office:value-type="string" calcext:value-type="string">
            <text:p>9.019741e-03</text:p>
          </table:table-cell>
          <table:table-cell table:style-name="ce35" table:formula="of:=NUMBERVALUE([.J161];&quot;.&quot;)" office:value-type="float" office:value="0.009019741" calcext:value-type="float">
            <text:p>0,009019741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21min 59s</text:p>
          </table:table-cell>
          <table:table-cell table:formula="of:=TIME(0;LEFT([.B162];SEARCH(&quot;min&quot;;[.B162])-1);MID([.B162];SEARCH(&quot;min&quot;;[.B162])+4;(SEARCH(&quot;s&quot;;[.B162])-1)-(SEARCH(&quot;min&quot;;[.B162])+3)))" office:value-type="time" office:time-value="PT00H21M59S" calcext:value-type="time">
            <text:p>00:21:59</text:p>
          </table:table-cell>
          <table:table-cell table:style-name="ce45" office:value-type="string" calcext:value-type="string">
            <text:p>42min 30s</text:p>
          </table:table-cell>
          <table:table-cell table:style-name="ce33" table:formula="of:=TIME(0;LEFT([.D162];SEARCH(&quot;min&quot;;[.D162])-1);MID([.D162];SEARCH(&quot;min&quot;;[.D162])+4;(SEARCH(&quot;s&quot;;[.D162])-1)-(SEARCH(&quot;min&quot;;[.D162])+3)))" office:value-type="time" office:time-value="PT00H42M30S" calcext:value-type="time">
            <text:p>00:42:30</text:p>
          </table:table-cell>
          <table:table-cell table:style-name="ce45" office:value-type="string" calcext:value-type="string">
            <text:p>1h 4min 20s</text:p>
          </table:table-cell>
          <table:table-cell table:style-name="ce40" table:formula="of:=TIMEVALUE(CONCATENATE(LEFT([.F162];SEARCH(&quot;h&quot;;[.F162])-1);&quot;:&quot;;MID([.F162];SEARCH(&quot;h&quot;;[.F162])+1;SEARCH(&quot;min&quot;;[.F162])-SEARCH(&quot;h&quot;;[.F162])-1);&quot;:&quot;;MID([.F162];SEARCH(&quot;min&quot;;[.F162])+3;SEARCH(&quot;s&quot;;[.F162])-SEARCH(&quot;min&quot;;[.F162])-3)))" office:value-type="time" office:time-value="PT01H04M20S" calcext:value-type="time">
            <text:p>01:04:20</text:p>
          </table:table-cell>
          <table:table-cell table:style-name="ce45" office:value-type="string" calcext:value-type="string">
            <text:p>1h 26min 24s</text:p>
          </table:table-cell>
          <table:table-cell table:style-name="ce40" table:formula="of:=TIMEVALUE(CONCATENATE(LEFT([.H162];SEARCH(&quot;h&quot;;[.H162])-1);&quot;:&quot;;MID([.H162];SEARCH(&quot;h&quot;;[.H162])+1;SEARCH(&quot;min&quot;;[.H162])-SEARCH(&quot;h&quot;;[.H162])-1);&quot;:&quot;;MID([.H162];SEARCH(&quot;min&quot;;[.H162])+3;SEARCH(&quot;s&quot;;[.H162])-SEARCH(&quot;min&quot;;[.H162])-3)))" office:value-type="time" office:time-value="PT01H26M24S" calcext:value-type="time">
            <text:p>01:26:24</text:p>
          </table:table-cell>
          <table:table-cell table:style-name="ce45" office:value-type="string" calcext:value-type="string">
            <text:p>1h 46min 12s</text:p>
          </table:table-cell>
          <table:table-cell table:style-name="ce40" table:formula="of:=TIMEVALUE(CONCATENATE(LEFT([.J162];SEARCH(&quot;h&quot;;[.J162])-1);&quot;:&quot;;MID([.J162];SEARCH(&quot;h&quot;;[.J162])+1;SEARCH(&quot;min&quot;;[.J162])-SEARCH(&quot;h&quot;;[.J162])-1);&quot;:&quot;;MID([.J162];SEARCH(&quot;min&quot;;[.J162])+3;SEARCH(&quot;s&quot;;[.J162])-SEARCH(&quot;min&quot;;[.J162])-3)))" office:value-type="time" office:time-value="PT01H46M12S" calcext:value-type="time">
            <text:p>01:46:12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94 ms</text:p>
          </table:table-cell>
          <table:table-cell table:style-name="ce34" table:formula="of:=TIME(0;0;COM.MICROSOFT.CONCAT(&quot;0,&quot;;LEFT([.B163];SEARCH(&quot;ms&quot;;[.B163])-1)))" office:value-type="time" office:time-value="PT00H06M34S" calcext:value-type="time">
            <text:p>06:34,00</text:p>
          </table:table-cell>
          <table:table-cell table:style-name="ce45" office:value-type="string" calcext:value-type="string">
            <text:p>369 ms</text:p>
          </table:table-cell>
          <table:table-cell table:style-name="ce34" table:formula="of:=TIME(0;0;COM.MICROSOFT.CONCAT(&quot;0,&quot;;LEFT([.D163];SEARCH(&quot;ms&quot;;[.D163])-1)))" office:value-type="time" office:time-value="PT00H06M09S" calcext:value-type="time">
            <text:p>06:09,00</text:p>
          </table:table-cell>
          <table:table-cell table:style-name="ce45" office:value-type="string" calcext:value-type="string">
            <text:p>382 ms</text:p>
          </table:table-cell>
          <table:table-cell table:style-name="ce34" table:formula="of:=TIME(0;0;COM.MICROSOFT.CONCAT(&quot;0,&quot;;LEFT([.F163];SEARCH(&quot;ms&quot;;[.F163])-1)))" office:value-type="time" office:time-value="PT00H06M22S" calcext:value-type="time">
            <text:p>06:22,00</text:p>
          </table:table-cell>
          <table:table-cell table:style-name="ce45" office:value-type="string" calcext:value-type="string">
            <text:p>380 ms</text:p>
          </table:table-cell>
          <table:table-cell table:style-name="ce34" table:formula="of:=TIME(0;0;COM.MICROSOFT.CONCAT(&quot;0,&quot;;LEFT([.H163];SEARCH(&quot;ms&quot;;[.H163])-1)))" office:value-type="time" office:time-value="PT00H06M20S" calcext:value-type="time">
            <text:p>06:20,00</text:p>
          </table:table-cell>
          <table:table-cell table:style-name="ce45" office:value-type="string" calcext:value-type="string">
            <text:p>378 ms</text:p>
          </table:table-cell>
          <table:table-cell table:formula="of:=TIME(0;0;COM.MICROSOFT.CONCAT(&quot;0,&quot;;LEFT([.J163];SEARCH(&quot;ms&quot;;[.J163])-1)))" office:value-type="time" office:time-value="PT00H06M18S" calcext:value-type="time">
            <text:p>06:18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.386764e-02</text:p>
          </table:table-cell>
          <table:table-cell table:style-name="ce35" table:formula="of:=NUMBERVALUE([.B164];&quot;.&quot;)" office:value-type="float" office:value="0.03386764" calcext:value-type="float">
            <text:p>0,03386764</text:p>
          </table:table-cell>
          <table:table-cell table:style-name="ce45" office:value-type="string" calcext:value-type="string">
            <text:p>1.730529e-02</text:p>
          </table:table-cell>
          <table:table-cell table:formula="of:=NUMBERVALUE([.D164];&quot;.&quot;)" office:value-type="float" office:value="0.01730529" calcext:value-type="float">
            <text:p>0,01730529</text:p>
          </table:table-cell>
          <table:table-cell table:style-name="ce45" office:value-type="string" calcext:value-type="string">
            <text:p>1.306027e-02</text:p>
          </table:table-cell>
          <table:table-cell table:formula="of:=NUMBERVALUE([.F164];&quot;.&quot;)" office:value-type="float" office:value="0.01306027" calcext:value-type="float">
            <text:p>0,01306027</text:p>
          </table:table-cell>
          <table:table-cell table:style-name="ce45" office:value-type="string" calcext:value-type="string">
            <text:p>1.220724e-02</text:p>
          </table:table-cell>
          <table:table-cell table:formula="of:=NUMBERVALUE([.H164];&quot;.&quot;)" office:value-type="float" office:value="0.01220724" calcext:value-type="float">
            <text:p>0,01220724</text:p>
          </table:table-cell>
          <table:table-cell table:style-name="ce45" office:value-type="string" calcext:value-type="string">
            <text:p>9.019741e-03</text:p>
          </table:table-cell>
          <table:table-cell table:style-name="ce35" table:formula="of:=NUMBERVALUE([.J164];&quot;.&quot;)" office:value-type="float" office:value="0.009019741" calcext:value-type="float">
            <text:p>0,009019741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22min 31s</text:p>
          </table:table-cell>
          <table:table-cell table:formula="of:=TIME(0;LEFT([.B165];SEARCH(&quot;min&quot;;[.B165])-1);MID([.B165];SEARCH(&quot;min&quot;;[.B165])+4;(SEARCH(&quot;s&quot;;[.B165])-1)-(SEARCH(&quot;min&quot;;[.B165])+3)))" office:value-type="time" office:time-value="PT00H22M31S" calcext:value-type="time">
            <text:p>00:22:31</text:p>
          </table:table-cell>
          <table:table-cell table:style-name="Default" office:value-type="string" calcext:value-type="string">
            <text:p>43min 59s</text:p>
          </table:table-cell>
          <table:table-cell table:style-name="ce33" table:formula="of:=TIME(0;LEFT([.D165];SEARCH(&quot;min&quot;;[.D165])-1);MID([.D165];SEARCH(&quot;min&quot;;[.D165])+4;(SEARCH(&quot;s&quot;;[.D165])-1)-(SEARCH(&quot;min&quot;;[.D165])+3)))" office:value-type="time" office:time-value="PT00H43M59S" calcext:value-type="time">
            <text:p>00:43:59</text:p>
          </table:table-cell>
          <table:table-cell table:style-name="Default" office:value-type="string" calcext:value-type="string">
            <text:p>1h 5min 14s</text:p>
          </table:table-cell>
          <table:table-cell table:style-name="ce40" table:formula="of:=TIMEVALUE(CONCATENATE(LEFT([.F165];SEARCH(&quot;h&quot;;[.F165])-1);&quot;:&quot;;MID([.F165];SEARCH(&quot;h&quot;;[.F165])+1;SEARCH(&quot;min&quot;;[.F165])-SEARCH(&quot;h&quot;;[.F165])-1);&quot;:&quot;;MID([.F165];SEARCH(&quot;min&quot;;[.F165])+3;SEARCH(&quot;s&quot;;[.F165])-SEARCH(&quot;min&quot;;[.F165])-3)))" office:value-type="time" office:time-value="PT01H05M14S" calcext:value-type="time">
            <text:p>01:05:14</text:p>
          </table:table-cell>
          <table:table-cell table:style-name="Default" office:value-type="string" calcext:value-type="string">
            <text:p>1h 23min 43s</text:p>
          </table:table-cell>
          <table:table-cell table:style-name="ce40" table:formula="of:=TIMEVALUE(CONCATENATE(LEFT([.H165];SEARCH(&quot;h&quot;;[.H165])-1);&quot;:&quot;;MID([.H165];SEARCH(&quot;h&quot;;[.H165])+1;SEARCH(&quot;min&quot;;[.H165])-SEARCH(&quot;h&quot;;[.H165])-1);&quot;:&quot;;MID([.H165];SEARCH(&quot;min&quot;;[.H165])+3;SEARCH(&quot;s&quot;;[.H165])-SEARCH(&quot;min&quot;;[.H165])-3)))" office:value-type="time" office:time-value="PT01H23M43S" calcext:value-type="time">
            <text:p>01:23:43</text:p>
          </table:table-cell>
          <table:table-cell table:style-name="Default" office:value-type="string" calcext:value-type="string">
            <text:p>1h 47min 20s</text:p>
          </table:table-cell>
          <table:table-cell table:style-name="ce40" table:formula="of:=TIMEVALUE(CONCATENATE(LEFT([.J165];SEARCH(&quot;h&quot;;[.J165])-1);&quot;:&quot;;MID([.J165];SEARCH(&quot;h&quot;;[.J165])+1;SEARCH(&quot;min&quot;;[.J165])-SEARCH(&quot;h&quot;;[.J165])-1);&quot;:&quot;;MID([.J165];SEARCH(&quot;min&quot;;[.J165])+3;SEARCH(&quot;s&quot;;[.J165])-SEARCH(&quot;min&quot;;[.J165])-3)))" office:value-type="time" office:time-value="PT01H47M20S" calcext:value-type="time">
            <text:p>01:47:2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696 ms</text:p>
          </table:table-cell>
          <table:table-cell table:style-name="ce34" table:formula="of:=TIME(0;0;COM.MICROSOFT.CONCAT(&quot;0,&quot;;LEFT([.B166];SEARCH(&quot;ms&quot;;[.B166])-1)))" office:value-type="time" office:time-value="PT00H11M36S" calcext:value-type="time">
            <text:p>11:36,00</text:p>
          </table:table-cell>
          <table:table-cell table:style-name="Default" office:value-type="string" calcext:value-type="string">
            <text:p>401 ms</text:p>
          </table:table-cell>
          <table:table-cell table:style-name="ce34" table:formula="of:=TIME(0;0;COM.MICROSOFT.CONCAT(&quot;0,&quot;;LEFT([.D166];SEARCH(&quot;ms&quot;;[.D166])-1)))" office:value-type="time" office:time-value="PT00H06M41S" calcext:value-type="time">
            <text:p>06:41,00</text:p>
          </table:table-cell>
          <table:table-cell table:style-name="Default" office:value-type="string" calcext:value-type="string">
            <text:p>442 ms</text:p>
          </table:table-cell>
          <table:table-cell table:style-name="ce34" table:formula="of:=TIME(0;0;COM.MICROSOFT.CONCAT(&quot;0,&quot;;LEFT([.F166];SEARCH(&quot;ms&quot;;[.F166])-1)))" office:value-type="time" office:time-value="PT00H07M22S" calcext:value-type="time">
            <text:p>07:22,00</text:p>
          </table:table-cell>
          <table:table-cell table:style-name="Default" office:value-type="string" calcext:value-type="string">
            <text:p>595 ms</text:p>
          </table:table-cell>
          <table:table-cell table:style-name="ce34" table:formula="of:=TIME(0;0;COM.MICROSOFT.CONCAT(&quot;0,&quot;;LEFT([.H166];SEARCH(&quot;ms&quot;;[.H166])-1)))" office:value-type="time" office:time-value="PT00H09M55S" calcext:value-type="time">
            <text:p>09:55,00</text:p>
          </table:table-cell>
          <table:table-cell table:style-name="Default" office:value-type="string" calcext:value-type="string">
            <text:p>377 ms</text:p>
          </table:table-cell>
          <table:table-cell table:formula="of:=TIME(0;0;COM.MICROSOFT.CONCAT(&quot;0,&quot;;LEFT([.J166];SEARCH(&quot;ms&quot;;[.J166])-1)))" office:value-type="time" office:time-value="PT00H06M17S" calcext:value-type="time">
            <text:p>06:17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3.386764e-02</text:p>
          </table:table-cell>
          <table:table-cell table:style-name="ce35" table:formula="of:=NUMBERVALUE([.B167];&quot;.&quot;)" office:value-type="float" office:value="0.03386764" calcext:value-type="float">
            <text:p>0,03386764</text:p>
          </table:table-cell>
          <table:table-cell table:style-name="Default" office:value-type="string" calcext:value-type="string">
            <text:p>1.730529e-02</text:p>
          </table:table-cell>
          <table:table-cell table:formula="of:=NUMBERVALUE([.D167];&quot;.&quot;)" office:value-type="float" office:value="0.01730529" calcext:value-type="float">
            <text:p>0,01730529</text:p>
          </table:table-cell>
          <table:table-cell table:style-name="Default" office:value-type="string" calcext:value-type="string">
            <text:p>1.306027e-02</text:p>
          </table:table-cell>
          <table:table-cell table:formula="of:=NUMBERVALUE([.F167];&quot;.&quot;)" office:value-type="float" office:value="0.01306027" calcext:value-type="float">
            <text:p>0,01306027</text:p>
          </table:table-cell>
          <table:table-cell table:style-name="Default" office:value-type="string" calcext:value-type="string">
            <text:p>1.220724e-02</text:p>
          </table:table-cell>
          <table:table-cell table:formula="of:=NUMBERVALUE([.H167];&quot;.&quot;)" office:value-type="float" office:value="0.01220724" calcext:value-type="float">
            <text:p>0,01220724</text:p>
          </table:table-cell>
          <table:table-cell table:style-name="Default" office:value-type="string" calcext:value-type="string">
            <text:p>9.019741e-03</text:p>
          </table:table-cell>
          <table:table-cell table:style-name="ce35" table:formula="of:=NUMBERVALUE([.J167];&quot;.&quot;)" office:value-type="float" office:value="0.009019741" calcext:value-type="float">
            <text:p>0,009019741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style-name="ce36" table:formula="of:=AVERAGE([.C165];[.C162];[.C159])" office:value-type="time" office:time-value="PT00H22M25.333333333S" calcext:value-type="time">
            <text:p>00:22:25,33</text:p>
          </table:table-cell>
          <table:table-cell table:style-name="Default"/>
          <table:table-cell table:style-name="ce36" table:formula="of:=AVERAGE([.E165];[.E162];[.E159])" office:value-type="time" office:time-value="PT00H43M03S" calcext:value-type="time">
            <text:p>00:43:03,00</text:p>
          </table:table-cell>
          <table:table-cell table:style-name="Default"/>
          <table:table-cell table:style-name="ce36" table:formula="of:=AVERAGE([.G165];[.G162];[.G159])" office:value-type="time" office:time-value="PT01H04M47.333333333S" calcext:value-type="time">
            <text:p>01:04:47,33</text:p>
          </table:table-cell>
          <table:table-cell table:style-name="Default"/>
          <table:table-cell table:style-name="ce36" table:formula="of:=AVERAGE([.I165];[.I162];[.I159])" office:value-type="time" office:time-value="PT01H25M32S" calcext:value-type="time">
            <text:p>01:25:32,00</text:p>
          </table:table-cell>
          <table:table-cell table:style-name="Default"/>
          <table:table-cell table:style-name="ce36" table:formula="of:=AVERAGE([.K165];[.K162];[.K159])" office:value-type="time" office:time-value="PT01H47M06.666666667S" calcext:value-type="time">
            <text:p>01:47:06,67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style-name="ce36" table:formula="of:=AVERAGE([.C166];[.C163];[.C160])" office:value-type="time" office:time-value="PT00H08M33S" calcext:value-type="time">
            <text:p>00:08:33,00</text:p>
          </table:table-cell>
          <table:table-cell table:style-name="Default"/>
          <table:table-cell table:style-name="ce36" table:formula="of:=AVERAGE([.E166];[.E163];[.E160])" office:value-type="time" office:time-value="PT00H07M44S" calcext:value-type="time">
            <text:p>00:07:44,00</text:p>
          </table:table-cell>
          <table:table-cell table:style-name="Default"/>
          <table:table-cell table:style-name="ce36" table:formula="of:=AVERAGE([.G166];[.G163];[.G160])" office:value-type="time" office:time-value="PT00H06M46S" calcext:value-type="time">
            <text:p>00:06:46,00</text:p>
          </table:table-cell>
          <table:table-cell table:style-name="Default"/>
          <table:table-cell table:style-name="ce36" table:formula="of:=AVERAGE([.I166];[.I163];[.I160])" office:value-type="time" office:time-value="PT00H08M46.333333333S" calcext:value-type="time">
            <text:p>00:08:46,33</text:p>
          </table:table-cell>
          <table:table-cell table:style-name="Default"/>
          <table:table-cell table:style-name="ce36" table:formula="of:=AVERAGE([.K166];[.K163];[.K160])" office:value-type="time" office:time-value="PT00H07M37S" calcext:value-type="time">
            <text:p>00:07:37,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 table:style-name="Default"/>
          <table:table-cell table:style-name="ce37" table:formula="of:=AVERAGE([.C167];[.C164];[.C161])" office:value-type="float" office:value="0.03386764" calcext:value-type="float">
            <text:p>3,3868E-02</text:p>
          </table:table-cell>
          <table:table-cell table:style-name="Default"/>
          <table:table-cell table:style-name="ce37" table:formula="of:=AVERAGE([.E167];[.E164];[.E161])" office:value-type="float" office:value="0.01730529" calcext:value-type="float">
            <text:p>1,7305E-02</text:p>
          </table:table-cell>
          <table:table-cell table:style-name="Default"/>
          <table:table-cell table:style-name="ce37" table:formula="of:=AVERAGE([.G167];[.G164];[.G161])" office:value-type="float" office:value="0.01306027" calcext:value-type="float">
            <text:p>1,3060E-02</text:p>
          </table:table-cell>
          <table:table-cell table:style-name="Default"/>
          <table:table-cell table:style-name="ce37" table:formula="of:=AVERAGE([.I167];[.I164];[.I161])" office:value-type="float" office:value="0.01220724" calcext:value-type="float">
            <text:p>1,2207E-02</text:p>
          </table:table-cell>
          <table:table-cell table:style-name="Default"/>
          <table:table-cell table:style-name="ce37" table:formula="of:=AVERAGE([.K167];[.K164];[.K161])" office:value-type="float" office:value="0.009019741" calcext:value-type="float">
            <text:p>9,0197E-03</text:p>
          </table:table-cell>
          <table:table-cell table:number-columns-repeated="8"/>
        </table:table-row>
        <table:table-row table:style-name="ro1">
          <table:table-cell table:style-name="ce1" office:value-type="float" office:value="60000" calcext:value-type="float">
            <text:p>60000</text:p>
          </table:table-cell>
          <table:table-cell table:style-name="ce58" office:value-type="float" office:value="11" calcext:value-type="float">
            <text:p>11</text:p>
          </table:table-cell>
          <table:table-cell table:style-name="ce58"/>
          <table:table-cell table:style-name="ce58" office:value-type="float" office:value="12" calcext:value-type="float">
            <text:p>12</text:p>
          </table:table-cell>
          <table:table-cell table:style-name="ce58"/>
          <table:table-cell table:style-name="ce58" office:value-type="float" office:value="13" calcext:value-type="float">
            <text:p>13</text:p>
          </table:table-cell>
          <table:table-cell table:style-name="ce58"/>
          <table:table-cell table:style-name="ce58" office:value-type="float" office:value="14" calcext:value-type="float">
            <text:p>14</text:p>
          </table:table-cell>
          <table:table-cell table:style-name="ce58"/>
          <table:table-cell table:style-name="ce58" office:value-type="float" office:value="15" calcext:value-type="float">
            <text:p>1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30min 38s</text:p>
          </table:table-cell>
          <table:table-cell table:formula="of:=TIME(0;LEFT([.B172];SEARCH(&quot;min&quot;;[.B172])-1);MID([.B172];SEARCH(&quot;min&quot;;[.B172])+4;(SEARCH(&quot;s&quot;;[.B172])-1)-(SEARCH(&quot;min&quot;;[.B172])+3)))" office:value-type="time" office:time-value="PT00H30M38S" calcext:value-type="time">
            <text:p>00:30:38</text:p>
          </table:table-cell>
          <table:table-cell table:style-name="Default" office:value-type="string" calcext:value-type="string">
            <text:p>1h 0min 39s</text:p>
          </table:table-cell>
          <table:table-cell table:style-name="ce40" table:formula="of:=TIMEVALUE(CONCATENATE(LEFT([.D172];SEARCH(&quot;h&quot;;[.D172])-1);&quot;:&quot;;MID([.D172];SEARCH(&quot;h&quot;;[.D172])+1;SEARCH(&quot;min&quot;;[.D172])-SEARCH(&quot;h&quot;;[.D172])-1);&quot;:&quot;;MID([.D172];SEARCH(&quot;min&quot;;[.D172])+3;SEARCH(&quot;s&quot;;[.D172])-SEARCH(&quot;min&quot;;[.D172])-3)))" office:value-type="time" office:time-value="PT01H00M39S" calcext:value-type="time">
            <text:p>01:00:39</text:p>
          </table:table-cell>
          <table:table-cell table:style-name="Default" office:value-type="string" calcext:value-type="string">
            <text:p>1h 30min 56s</text:p>
          </table:table-cell>
          <table:table-cell table:style-name="ce40" table:formula="of:=TIMEVALUE(CONCATENATE(LEFT([.F172];SEARCH(&quot;h&quot;;[.F172])-1);&quot;:&quot;;MID([.F172];SEARCH(&quot;h&quot;;[.F172])+1;SEARCH(&quot;min&quot;;[.F172])-SEARCH(&quot;h&quot;;[.F172])-1);&quot;:&quot;;MID([.F172];SEARCH(&quot;min&quot;;[.F172])+3;SEARCH(&quot;s&quot;;[.F172])-SEARCH(&quot;min&quot;;[.F172])-3)))" office:value-type="time" office:time-value="PT01H30M56S" calcext:value-type="time">
            <text:p>01:30:56</text:p>
          </table:table-cell>
          <table:table-cell table:style-name="Default" office:value-type="string" calcext:value-type="string">
            <text:p>1h 59min 39s</text:p>
          </table:table-cell>
          <table:table-cell table:style-name="ce40" table:formula="of:=TIMEVALUE(CONCATENATE(LEFT([.H172];SEARCH(&quot;h&quot;;[.H172])-1);&quot;:&quot;;MID([.H172];SEARCH(&quot;h&quot;;[.H172])+1;SEARCH(&quot;min&quot;;[.H172])-SEARCH(&quot;h&quot;;[.H172])-1);&quot;:&quot;;MID([.H172];SEARCH(&quot;min&quot;;[.H172])+3;SEARCH(&quot;s&quot;;[.H172])-SEARCH(&quot;min&quot;;[.H172])-3)))" office:value-type="time" office:time-value="PT01H59M39S" calcext:value-type="time">
            <text:p>01:59:39</text:p>
          </table:table-cell>
          <table:table-cell table:style-name="Default" office:value-type="string" calcext:value-type="string">
            <text:p>2h 31min 22s</text:p>
          </table:table-cell>
          <table:table-cell table:style-name="ce40" table:formula="of:=TIMEVALUE(CONCATENATE(LEFT([.J172];SEARCH(&quot;h&quot;;[.J172])-1);&quot;:&quot;;MID([.J172];SEARCH(&quot;h&quot;;[.J172])+1;SEARCH(&quot;min&quot;;[.J172])-SEARCH(&quot;h&quot;;[.J172])-1);&quot;:&quot;;MID([.J172];SEARCH(&quot;min&quot;;[.J172])+3;SEARCH(&quot;s&quot;;[.J172])-SEARCH(&quot;min&quot;;[.J172])-3)))" office:value-type="time" office:time-value="PT02H31M22S" calcext:value-type="time">
            <text:p>02:31:22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376 ms</text:p>
          </table:table-cell>
          <table:table-cell table:style-name="ce34" table:formula="of:=TIME(0;0;COM.MICROSOFT.CONCAT(&quot;0,&quot;;LEFT([.B173];SEARCH(&quot;ms&quot;;[.B173])-1)))" office:value-type="time" office:time-value="PT00H06M16S" calcext:value-type="time">
            <text:p>06:16,00</text:p>
          </table:table-cell>
          <table:table-cell table:style-name="Default" office:value-type="string" calcext:value-type="string">
            <text:p>352 ms</text:p>
          </table:table-cell>
          <table:table-cell table:style-name="ce34" table:formula="of:=TIME(0;0;COM.MICROSOFT.CONCAT(&quot;0,&quot;;LEFT([.D173];SEARCH(&quot;ms&quot;;[.D173])-1)))" office:value-type="time" office:time-value="PT00H05M52S" calcext:value-type="time">
            <text:p>05:52,00</text:p>
          </table:table-cell>
          <table:table-cell table:style-name="Default" office:value-type="string" calcext:value-type="string">
            <text:p>389 ms</text:p>
          </table:table-cell>
          <table:table-cell table:style-name="ce34" table:formula="of:=TIME(0;0;COM.MICROSOFT.CONCAT(&quot;0,&quot;;LEFT([.F173];SEARCH(&quot;ms&quot;;[.F173])-1)))" office:value-type="time" office:time-value="PT00H06M29S" calcext:value-type="time">
            <text:p>06:29,00</text:p>
          </table:table-cell>
          <table:table-cell table:style-name="Default" office:value-type="string" calcext:value-type="string">
            <text:p>386 ms</text:p>
          </table:table-cell>
          <table:table-cell table:style-name="ce34" table:formula="of:=TIME(0;0;COM.MICROSOFT.CONCAT(&quot;0,&quot;;LEFT([.H173];SEARCH(&quot;ms&quot;;[.H173])-1)))" office:value-type="time" office:time-value="PT00H06M26S" calcext:value-type="time">
            <text:p>06:26,00</text:p>
          </table:table-cell>
          <table:table-cell table:style-name="Default" office:value-type="string" calcext:value-type="string">
            <text:p>375 ms</text:p>
          </table:table-cell>
          <table:table-cell table:formula="of:=TIME(0;0;COM.MICROSOFT.CONCAT(&quot;0,&quot;;LEFT([.J173];SEARCH(&quot;ms&quot;;[.J173])-1)))" office:value-type="time" office:time-value="PT00H06M15S" calcext:value-type="time">
            <text:p>06:15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3.336499e-02</text:p>
          </table:table-cell>
          <table:table-cell table:style-name="ce35" table:formula="of:=NUMBERVALUE([.B174];&quot;.&quot;)" office:value-type="float" office:value="0.03336499" calcext:value-type="float">
            <text:p>0,03336499</text:p>
          </table:table-cell>
          <table:table-cell table:style-name="Default" office:value-type="string" calcext:value-type="string">
            <text:p>1.734613e-02</text:p>
          </table:table-cell>
          <table:table-cell table:formula="of:=NUMBERVALUE([.D174];&quot;.&quot;)" office:value-type="float" office:value="0.01734613" calcext:value-type="float">
            <text:p>0,01734613</text:p>
          </table:table-cell>
          <table:table-cell table:style-name="Default" office:value-type="string" calcext:value-type="string">
            <text:p>1.318560e-02</text:p>
          </table:table-cell>
          <table:table-cell table:formula="of:=NUMBERVALUE([.F174];&quot;.&quot;)" office:value-type="float" office:value="0.0131856" calcext:value-type="float">
            <text:p>0,0131856</text:p>
          </table:table-cell>
          <table:table-cell table:style-name="Default" office:value-type="string" calcext:value-type="string">
            <text:p>1.091433e-02</text:p>
          </table:table-cell>
          <table:table-cell table:formula="of:=NUMBERVALUE([.H174];&quot;.&quot;)" office:value-type="float" office:value="0.01091433" calcext:value-type="float">
            <text:p>0,01091433</text:p>
          </table:table-cell>
          <table:table-cell table:style-name="Default" office:value-type="string" calcext:value-type="string">
            <text:p>1.132400e-02</text:p>
          </table:table-cell>
          <table:table-cell table:style-name="ce35" table:formula="of:=NUMBERVALUE([.J174];&quot;.&quot;)" office:value-type="float" office:value="0.011324" calcext:value-type="float">
            <text:p>0,01132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0min 23s</text:p>
          </table:table-cell>
          <table:table-cell table:formula="of:=TIME(0;LEFT([.B175];SEARCH(&quot;min&quot;;[.B175])-1);MID([.B175];SEARCH(&quot;min&quot;;[.B175])+4;(SEARCH(&quot;s&quot;;[.B175])-1)-(SEARCH(&quot;min&quot;;[.B175])+3)))" office:value-type="time" office:time-value="PT00H30M23S" calcext:value-type="time">
            <text:p>00:30:23</text:p>
          </table:table-cell>
          <table:table-cell table:style-name="ce45" office:value-type="string" calcext:value-type="string">
            <text:p>59min 25s</text:p>
          </table:table-cell>
          <table:table-cell table:style-name="ce33" table:formula="of:=TIME(0;LEFT([.D175];SEARCH(&quot;min&quot;;[.D175])-1);MID([.D175];SEARCH(&quot;min&quot;;[.D175])+4;(SEARCH(&quot;s&quot;;[.D175])-1)-(SEARCH(&quot;min&quot;;[.D175])+3)))" office:value-type="time" office:time-value="PT00H59M25S" calcext:value-type="time">
            <text:p>00:59:25</text:p>
          </table:table-cell>
          <table:table-cell table:style-name="ce45" office:value-type="string" calcext:value-type="string">
            <text:p>1h 30min 43s</text:p>
          </table:table-cell>
          <table:table-cell table:style-name="ce40" table:formula="of:=TIMEVALUE(CONCATENATE(LEFT([.F175];SEARCH(&quot;h&quot;;[.F175])-1);&quot;:&quot;;MID([.F175];SEARCH(&quot;h&quot;;[.F175])+1;SEARCH(&quot;min&quot;;[.F175])-SEARCH(&quot;h&quot;;[.F175])-1);&quot;:&quot;;MID([.F175];SEARCH(&quot;min&quot;;[.F175])+3;SEARCH(&quot;s&quot;;[.F175])-SEARCH(&quot;min&quot;;[.F175])-3)))" office:value-type="time" office:time-value="PT01H30M43S" calcext:value-type="time">
            <text:p>01:30:43</text:p>
          </table:table-cell>
          <table:table-cell table:style-name="ce45" office:value-type="string" calcext:value-type="string">
            <text:p>2h 2min 43s</text:p>
          </table:table-cell>
          <table:table-cell table:style-name="ce40" table:formula="of:=TIMEVALUE(CONCATENATE(LEFT([.H175];SEARCH(&quot;h&quot;;[.H175])-1);&quot;:&quot;;MID([.H175];SEARCH(&quot;h&quot;;[.H175])+1;SEARCH(&quot;min&quot;;[.H175])-SEARCH(&quot;h&quot;;[.H175])-1);&quot;:&quot;;MID([.H175];SEARCH(&quot;min&quot;;[.H175])+3;SEARCH(&quot;s&quot;;[.H175])-SEARCH(&quot;min&quot;;[.H175])-3)))" office:value-type="time" office:time-value="PT02H02M43S" calcext:value-type="time">
            <text:p>02:02:43</text:p>
          </table:table-cell>
          <table:table-cell table:style-name="ce45" office:value-type="string" calcext:value-type="string">
            <text:p>2h 35min 50s</text:p>
          </table:table-cell>
          <table:table-cell table:style-name="ce40" table:formula="of:=TIMEVALUE(CONCATENATE(LEFT([.J175];SEARCH(&quot;h&quot;;[.J175])-1);&quot;:&quot;;MID([.J175];SEARCH(&quot;h&quot;;[.J175])+1;SEARCH(&quot;min&quot;;[.J175])-SEARCH(&quot;h&quot;;[.J175])-1);&quot;:&quot;;MID([.J175];SEARCH(&quot;min&quot;;[.J175])+3;SEARCH(&quot;s&quot;;[.J175])-SEARCH(&quot;min&quot;;[.J175])-3)))" office:value-type="time" office:time-value="PT02H35M50S" calcext:value-type="time">
            <text:p>02:35:5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71 ms</text:p>
          </table:table-cell>
          <table:table-cell table:style-name="ce34" table:formula="of:=TIME(0;0;COM.MICROSOFT.CONCAT(&quot;0,&quot;;LEFT([.B176];SEARCH(&quot;ms&quot;;[.B176])-1)))" office:value-type="time" office:time-value="PT00H06M11S" calcext:value-type="time">
            <text:p>06:11,00</text:p>
          </table:table-cell>
          <table:table-cell table:style-name="ce45" office:value-type="string" calcext:value-type="string">
            <text:p>406 ms</text:p>
          </table:table-cell>
          <table:table-cell table:style-name="ce34" table:formula="of:=TIME(0;0;COM.MICROSOFT.CONCAT(&quot;0,&quot;;LEFT([.D176];SEARCH(&quot;ms&quot;;[.D176])-1)))" office:value-type="time" office:time-value="PT00H06M46S" calcext:value-type="time">
            <text:p>06:46,00</text:p>
          </table:table-cell>
          <table:table-cell table:style-name="ce45" office:value-type="string" calcext:value-type="string">
            <text:p>369 ms</text:p>
          </table:table-cell>
          <table:table-cell table:style-name="ce34" table:formula="of:=TIME(0;0;COM.MICROSOFT.CONCAT(&quot;0,&quot;;LEFT([.F176];SEARCH(&quot;ms&quot;;[.F176])-1)))" office:value-type="time" office:time-value="PT00H06M09S" calcext:value-type="time">
            <text:p>06:09,00</text:p>
          </table:table-cell>
          <table:table-cell table:style-name="ce45" office:value-type="string" calcext:value-type="string">
            <text:p>581 ms</text:p>
          </table:table-cell>
          <table:table-cell table:style-name="ce34" table:formula="of:=TIME(0;0;COM.MICROSOFT.CONCAT(&quot;0,&quot;;LEFT([.H176];SEARCH(&quot;ms&quot;;[.H176])-1)))" office:value-type="time" office:time-value="PT00H09M41S" calcext:value-type="time">
            <text:p>09:41,00</text:p>
          </table:table-cell>
          <table:table-cell table:style-name="ce45" office:value-type="string" calcext:value-type="string">
            <text:p>608 ms</text:p>
          </table:table-cell>
          <table:table-cell table:formula="of:=TIME(0;0;COM.MICROSOFT.CONCAT(&quot;0,&quot;;LEFT([.J176];SEARCH(&quot;ms&quot;;[.J176])-1)))" office:value-type="time" office:time-value="PT00H10M08S" calcext:value-type="time">
            <text:p>10:08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.336499e-02</text:p>
          </table:table-cell>
          <table:table-cell table:style-name="ce35" table:formula="of:=NUMBERVALUE([.B177];&quot;.&quot;)" office:value-type="float" office:value="0.03336499" calcext:value-type="float">
            <text:p>0,03336499</text:p>
          </table:table-cell>
          <table:table-cell table:style-name="ce45" office:value-type="string" calcext:value-type="string">
            <text:p>1.734613e-02</text:p>
          </table:table-cell>
          <table:table-cell table:formula="of:=NUMBERVALUE([.D177];&quot;.&quot;)" office:value-type="float" office:value="0.01734613" calcext:value-type="float">
            <text:p>0,01734613</text:p>
          </table:table-cell>
          <table:table-cell table:style-name="ce45" office:value-type="string" calcext:value-type="string">
            <text:p>1.318560e-02</text:p>
          </table:table-cell>
          <table:table-cell table:formula="of:=NUMBERVALUE([.F177];&quot;.&quot;)" office:value-type="float" office:value="0.0131856" calcext:value-type="float">
            <text:p>0,0131856</text:p>
          </table:table-cell>
          <table:table-cell table:style-name="ce45" office:value-type="string" calcext:value-type="string">
            <text:p>1.091433e-02</text:p>
          </table:table-cell>
          <table:table-cell table:formula="of:=NUMBERVALUE([.H177];&quot;.&quot;)" office:value-type="float" office:value="0.01091433" calcext:value-type="float">
            <text:p>0,01091433</text:p>
          </table:table-cell>
          <table:table-cell table:style-name="ce45" office:value-type="string" calcext:value-type="string">
            <text:p>1.132400e-02</text:p>
          </table:table-cell>
          <table:table-cell table:style-name="ce35" table:formula="of:=NUMBERVALUE([.J177];&quot;.&quot;)" office:value-type="float" office:value="0.011324" calcext:value-type="float">
            <text:p>0,01132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0min 37s</text:p>
          </table:table-cell>
          <table:table-cell table:formula="of:=TIME(0;LEFT([.B178];SEARCH(&quot;min&quot;;[.B178])-1);MID([.B178];SEARCH(&quot;min&quot;;[.B178])+4;(SEARCH(&quot;s&quot;;[.B178])-1)-(SEARCH(&quot;min&quot;;[.B178])+3)))" office:value-type="time" office:time-value="PT00H30M37S" calcext:value-type="time">
            <text:p>00:30:37</text:p>
          </table:table-cell>
          <table:table-cell table:style-name="Default" office:value-type="string" calcext:value-type="string">
            <text:p>59min 46s</text:p>
          </table:table-cell>
          <table:table-cell table:style-name="ce33" table:formula="of:=TIME(0;LEFT([.D178];SEARCH(&quot;min&quot;;[.D178])-1);MID([.D178];SEARCH(&quot;min&quot;;[.D178])+4;(SEARCH(&quot;s&quot;;[.D178])-1)-(SEARCH(&quot;min&quot;;[.D178])+3)))" office:value-type="time" office:time-value="PT00H59M46S" calcext:value-type="time">
            <text:p>00:59:46</text:p>
          </table:table-cell>
          <table:table-cell table:style-name="Default" office:value-type="string" calcext:value-type="string">
            <text:p>1h 32min 42s</text:p>
          </table:table-cell>
          <table:table-cell table:style-name="ce40" table:formula="of:=TIMEVALUE(CONCATENATE(LEFT([.F178];SEARCH(&quot;h&quot;;[.F178])-1);&quot;:&quot;;MID([.F178];SEARCH(&quot;h&quot;;[.F178])+1;SEARCH(&quot;min&quot;;[.F178])-SEARCH(&quot;h&quot;;[.F178])-1);&quot;:&quot;;MID([.F178];SEARCH(&quot;min&quot;;[.F178])+3;SEARCH(&quot;s&quot;;[.F178])-SEARCH(&quot;min&quot;;[.F178])-3)))" office:value-type="time" office:time-value="PT01H32M42S" calcext:value-type="time">
            <text:p>01:32:42</text:p>
          </table:table-cell>
          <table:table-cell table:style-name="Default" office:value-type="string" calcext:value-type="string">
            <text:p>2h 1min 43s</text:p>
          </table:table-cell>
          <table:table-cell table:style-name="ce40" table:formula="of:=TIMEVALUE(CONCATENATE(LEFT([.H178];SEARCH(&quot;h&quot;;[.H178])-1);&quot;:&quot;;MID([.H178];SEARCH(&quot;h&quot;;[.H178])+1;SEARCH(&quot;min&quot;;[.H178])-SEARCH(&quot;h&quot;;[.H178])-1);&quot;:&quot;;MID([.H178];SEARCH(&quot;min&quot;;[.H178])+3;SEARCH(&quot;s&quot;;[.H178])-SEARCH(&quot;min&quot;;[.H178])-3)))" office:value-type="time" office:time-value="PT02H01M43S" calcext:value-type="time">
            <text:p>02:01:43</text:p>
          </table:table-cell>
          <table:table-cell table:style-name="Default" office:value-type="string" calcext:value-type="string">
            <text:p>2h 32min 14s</text:p>
          </table:table-cell>
          <table:table-cell table:style-name="ce40" table:formula="of:=TIMEVALUE(CONCATENATE(LEFT([.J178];SEARCH(&quot;h&quot;;[.J178])-1);&quot;:&quot;;MID([.J178];SEARCH(&quot;h&quot;;[.J178])+1;SEARCH(&quot;min&quot;;[.J178])-SEARCH(&quot;h&quot;;[.J178])-1);&quot;:&quot;;MID([.J178];SEARCH(&quot;min&quot;;[.J178])+3;SEARCH(&quot;s&quot;;[.J178])-SEARCH(&quot;min&quot;;[.J178])-3)))" office:value-type="time" office:time-value="PT02H32M14S" calcext:value-type="time">
            <text:p>02:32:1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434 ms</text:p>
          </table:table-cell>
          <table:table-cell table:style-name="ce34" table:formula="of:=TIME(0;0;COM.MICROSOFT.CONCAT(&quot;0,&quot;;LEFT([.B179];SEARCH(&quot;ms&quot;;[.B179])-1)))" office:value-type="time" office:time-value="PT00H07M14S" calcext:value-type="time">
            <text:p>07:14,00</text:p>
          </table:table-cell>
          <table:table-cell table:style-name="Default" office:value-type="string" calcext:value-type="string">
            <text:p>573 ms</text:p>
          </table:table-cell>
          <table:table-cell table:style-name="ce34" table:formula="of:=TIME(0;0;COM.MICROSOFT.CONCAT(&quot;0,&quot;;LEFT([.D179];SEARCH(&quot;ms&quot;;[.D179])-1)))" office:value-type="time" office:time-value="PT00H09M33S" calcext:value-type="time">
            <text:p>09:33,00</text:p>
          </table:table-cell>
          <table:table-cell table:style-name="Default" office:value-type="string" calcext:value-type="string">
            <text:p>406 ms</text:p>
          </table:table-cell>
          <table:table-cell table:style-name="ce34" table:formula="of:=TIME(0;0;COM.MICROSOFT.CONCAT(&quot;0,&quot;;LEFT([.F179];SEARCH(&quot;ms&quot;;[.F179])-1)))" office:value-type="time" office:time-value="PT00H06M46S" calcext:value-type="time">
            <text:p>06:46,00</text:p>
          </table:table-cell>
          <table:table-cell table:style-name="Default" office:value-type="string" calcext:value-type="string">
            <text:p>397 ms</text:p>
          </table:table-cell>
          <table:table-cell table:style-name="ce34" table:formula="of:=TIME(0;0;COM.MICROSOFT.CONCAT(&quot;0,&quot;;LEFT([.H179];SEARCH(&quot;ms&quot;;[.H179])-1)))" office:value-type="time" office:time-value="PT00H06M37S" calcext:value-type="time">
            <text:p>06:37,00</text:p>
          </table:table-cell>
          <table:table-cell table:style-name="Default" office:value-type="string" calcext:value-type="string">
            <text:p>683 ms</text:p>
          </table:table-cell>
          <table:table-cell table:formula="of:=TIME(0;0;COM.MICROSOFT.CONCAT(&quot;0,&quot;;LEFT([.J179];SEARCH(&quot;ms&quot;;[.J179])-1)))" office:value-type="time" office:time-value="PT00H11M23S" calcext:value-type="time">
            <text:p>11:23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.336499e-02</text:p>
          </table:table-cell>
          <table:table-cell table:style-name="ce35" table:formula="of:=NUMBERVALUE([.B180];&quot;.&quot;)" office:value-type="float" office:value="0.03336499" calcext:value-type="float">
            <text:p>0,03336499</text:p>
          </table:table-cell>
          <table:table-cell table:style-name="Default" office:value-type="string" calcext:value-type="string">
            <text:p>1.734613e-02</text:p>
          </table:table-cell>
          <table:table-cell table:formula="of:=NUMBERVALUE([.D180];&quot;.&quot;)" office:value-type="float" office:value="0.01734613" calcext:value-type="float">
            <text:p>0,01734613</text:p>
          </table:table-cell>
          <table:table-cell table:style-name="Default" office:value-type="string" calcext:value-type="string">
            <text:p>1.318560e-02</text:p>
          </table:table-cell>
          <table:table-cell table:formula="of:=NUMBERVALUE([.F180];&quot;.&quot;)" office:value-type="float" office:value="0.0131856" calcext:value-type="float">
            <text:p>0,0131856</text:p>
          </table:table-cell>
          <table:table-cell table:style-name="Default" office:value-type="string" calcext:value-type="string">
            <text:p>1.091433e-02</text:p>
          </table:table-cell>
          <table:table-cell table:formula="of:=NUMBERVALUE([.H180];&quot;.&quot;)" office:value-type="float" office:value="0.01091433" calcext:value-type="float">
            <text:p>0,01091433</text:p>
          </table:table-cell>
          <table:table-cell table:style-name="Default" office:value-type="string" calcext:value-type="string">
            <text:p>1.132400e-02</text:p>
          </table:table-cell>
          <table:table-cell table:style-name="ce35" table:formula="of:=NUMBERVALUE([.J180];&quot;.&quot;)" office:value-type="float" office:value="0.011324" calcext:value-type="float">
            <text:p>0,01132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style-name="ce36" table:formula="of:=AVERAGE([.C178];[.C175];[.C172])" office:value-type="time" office:time-value="PT00H30M32.666666667S" calcext:value-type="time">
            <text:p>00:30:32,67</text:p>
          </table:table-cell>
          <table:table-cell table:style-name="Default"/>
          <table:table-cell table:style-name="ce36" table:formula="of:=AVERAGE([.E178];[.E175];[.E172])" office:value-type="time" office:time-value="PT00H59M56.666666667S" calcext:value-type="time">
            <text:p>00:59:56,67</text:p>
          </table:table-cell>
          <table:table-cell table:style-name="Default"/>
          <table:table-cell table:style-name="ce36" table:formula="of:=AVERAGE([.G178];[.G175];[.G172])" office:value-type="time" office:time-value="PT01H31M27S" calcext:value-type="time">
            <text:p>01:31:27,00</text:p>
          </table:table-cell>
          <table:table-cell table:style-name="Default"/>
          <table:table-cell table:style-name="ce36" table:formula="of:=AVERAGE([.I178];[.I175];[.I172])" office:value-type="time" office:time-value="PT02H01M21.666666667S" calcext:value-type="time">
            <text:p>02:01:21,67</text:p>
          </table:table-cell>
          <table:table-cell table:style-name="Default"/>
          <table:table-cell table:style-name="ce36" table:formula="of:=AVERAGE([.K178];[.K175];[.K172])" office:value-type="time" office:time-value="PT02H33M08.666666667S" calcext:value-type="time">
            <text:p>02:33:08,67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style-name="ce36" table:formula="of:=AVERAGE([.C179];[.C176];[.C173])" office:value-type="time" office:time-value="PT00H06M33.666666667S" calcext:value-type="time">
            <text:p>00:06:33,67</text:p>
          </table:table-cell>
          <table:table-cell table:style-name="Default"/>
          <table:table-cell table:style-name="ce36" table:formula="of:=AVERAGE([.E179];[.E176];[.E173])" office:value-type="time" office:time-value="PT00H07M23.666666667S" calcext:value-type="time">
            <text:p>00:07:23,67</text:p>
          </table:table-cell>
          <table:table-cell table:style-name="Default"/>
          <table:table-cell table:style-name="ce36" table:formula="of:=AVERAGE([.G179];[.G176];[.G173])" office:value-type="time" office:time-value="PT00H06M28S" calcext:value-type="time">
            <text:p>00:06:28,00</text:p>
          </table:table-cell>
          <table:table-cell table:style-name="Default"/>
          <table:table-cell table:style-name="ce36" table:formula="of:=AVERAGE([.I179];[.I176];[.I173])" office:value-type="time" office:time-value="PT00H07M34.666666667S" calcext:value-type="time">
            <text:p>00:07:34,67</text:p>
          </table:table-cell>
          <table:table-cell table:style-name="Default"/>
          <table:table-cell table:style-name="ce36" table:formula="of:=AVERAGE([.K179];[.K176];[.K173])" office:value-type="time" office:time-value="PT00H09M15.333333333S" calcext:value-type="time">
            <text:p>00:09:15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 table:style-name="Default"/>
          <table:table-cell table:style-name="ce37" table:formula="of:=AVERAGE([.C180];[.C177];[.C174])" office:value-type="float" office:value="0.03336499" calcext:value-type="float">
            <text:p>3,3365E-02</text:p>
          </table:table-cell>
          <table:table-cell table:style-name="Default"/>
          <table:table-cell table:style-name="ce37" table:formula="of:=AVERAGE([.E180];[.E177];[.E174])" office:value-type="float" office:value="0.01734613" calcext:value-type="float">
            <text:p>1,7346E-02</text:p>
          </table:table-cell>
          <table:table-cell table:style-name="Default"/>
          <table:table-cell table:style-name="ce37" table:formula="of:=AVERAGE([.G180];[.G177];[.G174])" office:value-type="float" office:value="0.0131856" calcext:value-type="float">
            <text:p>1,3186E-02</text:p>
          </table:table-cell>
          <table:table-cell table:style-name="Default"/>
          <table:table-cell table:style-name="ce37" table:formula="of:=AVERAGE([.I180];[.I177];[.I174])" office:value-type="float" office:value="0.01091433" calcext:value-type="float">
            <text:p>1,0914E-02</text:p>
          </table:table-cell>
          <table:table-cell table:style-name="Default"/>
          <table:table-cell table:style-name="ce37" table:formula="of:=AVERAGE([.K180];[.K177];[.K174])" office:value-type="float" office:value="0.011324" calcext:value-type="float">
            <text:p>1,1324E-02</text:p>
          </table:table-cell>
          <table:table-cell table:number-columns-repeated="8"/>
        </table:table-row>
        <table:table-row table:style-name="ro1">
          <table:table-cell table:style-name="ce1" office:value-type="float" office:value="80000" calcext:value-type="float">
            <text:p>80000</text:p>
          </table:table-cell>
          <table:table-cell table:style-name="ce58" office:value-type="float" office:value="16" calcext:value-type="float">
            <text:p>16</text:p>
          </table:table-cell>
          <table:table-cell table:style-name="ce58"/>
          <table:table-cell table:style-name="ce58" office:value-type="float" office:value="17" calcext:value-type="float">
            <text:p>17</text:p>
          </table:table-cell>
          <table:table-cell table:style-name="ce58"/>
          <table:table-cell table:style-name="ce58" office:value-type="float" office:value="18" calcext:value-type="float">
            <text:p>18</text:p>
          </table:table-cell>
          <table:table-cell table:style-name="ce58"/>
          <table:table-cell table:style-name="ce58" office:value-type="float" office:value="19" calcext:value-type="float">
            <text:p>19</text:p>
          </table:table-cell>
          <table:table-cell table:style-name="ce58"/>
          <table:table-cell table:style-name="ce58" office:value-type="float" office:value="20" calcext:value-type="float">
            <text:p>20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39min 10s</text:p>
          </table:table-cell>
          <table:table-cell table:formula="of:=TIME(0;LEFT([.B185];SEARCH(&quot;min&quot;;[.B185])-1);MID([.B185];SEARCH(&quot;min&quot;;[.B185])+4;(SEARCH(&quot;s&quot;;[.B185])-1)-(SEARCH(&quot;min&quot;;[.B185])+3)))" office:value-type="time" office:time-value="PT00H39M10S" calcext:value-type="time">
            <text:p>00:39:10</text:p>
          </table:table-cell>
          <table:table-cell table:style-name="Default" office:value-type="string" calcext:value-type="string">
            <text:p>1h 19min 13s</text:p>
          </table:table-cell>
          <table:table-cell table:style-name="ce40" table:formula="of:=TIMEVALUE(CONCATENATE(LEFT([.D185];SEARCH(&quot;h&quot;;[.D185])-1);&quot;:&quot;;MID([.D185];SEARCH(&quot;h&quot;;[.D185])+1;SEARCH(&quot;min&quot;;[.D185])-SEARCH(&quot;h&quot;;[.D185])-1);&quot;:&quot;;MID([.D185];SEARCH(&quot;min&quot;;[.D185])+3;SEARCH(&quot;s&quot;;[.D185])-SEARCH(&quot;min&quot;;[.D185])-3)))" office:value-type="time" office:time-value="PT01H19M13S" calcext:value-type="time">
            <text:p>01:19:13</text:p>
          </table:table-cell>
          <table:table-cell table:style-name="Default" office:value-type="string" calcext:value-type="string">
            <text:p>1h 58min 28s</text:p>
          </table:table-cell>
          <table:table-cell table:style-name="ce40" table:formula="of:=TIMEVALUE(CONCATENATE(LEFT([.F185];SEARCH(&quot;h&quot;;[.F185])-1);&quot;:&quot;;MID([.F185];SEARCH(&quot;h&quot;;[.F185])+1;SEARCH(&quot;min&quot;;[.F185])-SEARCH(&quot;h&quot;;[.F185])-1);&quot;:&quot;;MID([.F185];SEARCH(&quot;min&quot;;[.F185])+3;SEARCH(&quot;s&quot;;[.F185])-SEARCH(&quot;min&quot;;[.F185])-3)))" office:value-type="time" office:time-value="PT01H58M28S" calcext:value-type="time">
            <text:p>01:58:28</text:p>
          </table:table-cell>
          <table:table-cell table:style-name="Default" office:value-type="string" calcext:value-type="string">
            <text:p>2h 36min 22s</text:p>
          </table:table-cell>
          <table:table-cell table:style-name="ce40" table:formula="of:=TIMEVALUE(CONCATENATE(LEFT([.H185];SEARCH(&quot;h&quot;;[.H185])-1);&quot;:&quot;;MID([.H185];SEARCH(&quot;h&quot;;[.H185])+1;SEARCH(&quot;min&quot;;[.H185])-SEARCH(&quot;h&quot;;[.H185])-1);&quot;:&quot;;MID([.H185];SEARCH(&quot;min&quot;;[.H185])+3;SEARCH(&quot;s&quot;;[.H185])-SEARCH(&quot;min&quot;;[.H185])-3)))" office:value-type="time" office:time-value="PT02H36M22S" calcext:value-type="time">
            <text:p>02:36:22</text:p>
          </table:table-cell>
          <table:table-cell table:style-name="Default" office:value-type="string" calcext:value-type="string">
            <text:p>3h 16min 43s</text:p>
          </table:table-cell>
          <table:table-cell table:style-name="ce40" table:formula="of:=TIMEVALUE(CONCATENATE(LEFT([.J185];SEARCH(&quot;h&quot;;[.J185])-1);&quot;:&quot;;MID([.J185];SEARCH(&quot;h&quot;;[.J185])+1;SEARCH(&quot;min&quot;;[.J185])-SEARCH(&quot;h&quot;;[.J185])-1);&quot;:&quot;;MID([.J185];SEARCH(&quot;min&quot;;[.J185])+3;SEARCH(&quot;s&quot;;[.J185])-SEARCH(&quot;min&quot;;[.J185])-3)))" office:value-type="time" office:time-value="PT03H16M43S" calcext:value-type="time">
            <text:p>03:16:43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410 ms</text:p>
          </table:table-cell>
          <table:table-cell table:style-name="ce34" table:formula="of:=TIME(0;0;COM.MICROSOFT.CONCAT(&quot;0,&quot;;LEFT([.B186];SEARCH(&quot;ms&quot;;[.B186])-1)))" office:value-type="time" office:time-value="PT00H06M50S" calcext:value-type="time">
            <text:p>06:50,00</text:p>
          </table:table-cell>
          <table:table-cell table:style-name="Default" office:value-type="string" calcext:value-type="string">
            <text:p>589 ms</text:p>
          </table:table-cell>
          <table:table-cell table:style-name="ce34" table:formula="of:=TIME(0;0;COM.MICROSOFT.CONCAT(&quot;0,&quot;;LEFT([.D186];SEARCH(&quot;ms&quot;;[.D186])-1)))" office:value-type="time" office:time-value="PT00H09M49S" calcext:value-type="time">
            <text:p>09:49,00</text:p>
          </table:table-cell>
          <table:table-cell table:style-name="Default" office:value-type="string" calcext:value-type="string">
            <text:p>388 ms</text:p>
          </table:table-cell>
          <table:table-cell table:style-name="ce34" table:formula="of:=TIME(0;0;COM.MICROSOFT.CONCAT(&quot;0,&quot;;LEFT([.F186];SEARCH(&quot;ms&quot;;[.F186])-1)))" office:value-type="time" office:time-value="PT00H06M28S" calcext:value-type="time">
            <text:p>06:28,00</text:p>
          </table:table-cell>
          <table:table-cell table:style-name="Default" office:value-type="string" calcext:value-type="string">
            <text:p>571 ms</text:p>
          </table:table-cell>
          <table:table-cell table:style-name="ce34" table:formula="of:=TIME(0;0;COM.MICROSOFT.CONCAT(&quot;0,&quot;;LEFT([.H186];SEARCH(&quot;ms&quot;;[.H186])-1)))" office:value-type="time" office:time-value="PT00H09M31S" calcext:value-type="time">
            <text:p>09:31,00</text:p>
          </table:table-cell>
          <table:table-cell table:style-name="Default" office:value-type="string" calcext:value-type="string">
            <text:p>374 ms</text:p>
          </table:table-cell>
          <table:table-cell table:formula="of:=TIME(0;0;COM.MICROSOFT.CONCAT(&quot;0,&quot;;LEFT([.J186];SEARCH(&quot;ms&quot;;[.J186])-1)))" office:value-type="time" office:time-value="PT00H06M14S" calcext:value-type="time">
            <text:p>06:14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3.046334e-02</text:p>
          </table:table-cell>
          <table:table-cell table:style-name="ce35" table:formula="of:=NUMBERVALUE([.B187];&quot;.&quot;)" office:value-type="float" office:value="0.03046334" calcext:value-type="float">
            <text:p>0,03046334</text:p>
          </table:table-cell>
          <table:table-cell table:style-name="Default" office:value-type="string" calcext:value-type="string">
            <text:p>1.767293e-02</text:p>
          </table:table-cell>
          <table:table-cell table:formula="of:=NUMBERVALUE([.D187];&quot;.&quot;)" office:value-type="float" office:value="0.01767293" calcext:value-type="float">
            <text:p>0,01767293</text:p>
          </table:table-cell>
          <table:table-cell table:style-name="Default" office:value-type="string" calcext:value-type="string">
            <text:p>1.371883e-02</text:p>
          </table:table-cell>
          <table:table-cell table:formula="of:=NUMBERVALUE([.F187];&quot;.&quot;)" office:value-type="float" office:value="0.01371883" calcext:value-type="float">
            <text:p>0,01371883</text:p>
          </table:table-cell>
          <table:table-cell table:style-name="Default" office:value-type="string" calcext:value-type="string">
            <text:p>1.124010e-02</text:p>
          </table:table-cell>
          <table:table-cell table:formula="of:=NUMBERVALUE([.H187];&quot;.&quot;)" office:value-type="float" office:value="0.0112401" calcext:value-type="float">
            <text:p>0,0112401</text:p>
          </table:table-cell>
          <table:table-cell table:style-name="Default" office:value-type="string" calcext:value-type="string">
            <text:p>9.261840e-03</text:p>
          </table:table-cell>
          <table:table-cell table:style-name="ce35" table:formula="of:=NUMBERVALUE([.J187];&quot;.&quot;)" office:value-type="float" office:value="0.00926184" calcext:value-type="float">
            <text:p>0,0092618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9min 43s</text:p>
          </table:table-cell>
          <table:table-cell table:formula="of:=TIME(0;LEFT([.B188];SEARCH(&quot;min&quot;;[.B188])-1);MID([.B188];SEARCH(&quot;min&quot;;[.B188])+4;(SEARCH(&quot;s&quot;;[.B188])-1)-(SEARCH(&quot;min&quot;;[.B188])+3)))" office:value-type="time" office:time-value="PT00H39M43S" calcext:value-type="time">
            <text:p>00:39:43</text:p>
          </table:table-cell>
          <table:table-cell table:style-name="ce45" office:value-type="string" calcext:value-type="string">
            <text:p>1h 18min 59s</text:p>
          </table:table-cell>
          <table:table-cell table:style-name="ce40" table:formula="of:=TIMEVALUE(CONCATENATE(LEFT([.D188];SEARCH(&quot;h&quot;;[.D188])-1);&quot;:&quot;;MID([.D188];SEARCH(&quot;h&quot;;[.D188])+1;SEARCH(&quot;min&quot;;[.D188])-SEARCH(&quot;h&quot;;[.D188])-1);&quot;:&quot;;MID([.D188];SEARCH(&quot;min&quot;;[.D188])+3;SEARCH(&quot;s&quot;;[.D188])-SEARCH(&quot;min&quot;;[.D188])-3)))" office:value-type="time" office:time-value="PT01H18M59S" calcext:value-type="time">
            <text:p>01:18:59</text:p>
          </table:table-cell>
          <table:table-cell table:style-name="ce45" office:value-type="string" calcext:value-type="string">
            <text:p>1h 56min 40s</text:p>
          </table:table-cell>
          <table:table-cell table:style-name="ce40" table:formula="of:=TIMEVALUE(CONCATENATE(LEFT([.F188];SEARCH(&quot;h&quot;;[.F188])-1);&quot;:&quot;;MID([.F188];SEARCH(&quot;h&quot;;[.F188])+1;SEARCH(&quot;min&quot;;[.F188])-SEARCH(&quot;h&quot;;[.F188])-1);&quot;:&quot;;MID([.F188];SEARCH(&quot;min&quot;;[.F188])+3;SEARCH(&quot;s&quot;;[.F188])-SEARCH(&quot;min&quot;;[.F188])-3)))" office:value-type="time" office:time-value="PT01H56M40S" calcext:value-type="time">
            <text:p>01:56:40</text:p>
          </table:table-cell>
          <table:table-cell table:style-name="ce45" office:value-type="string" calcext:value-type="string">
            <text:p>2h 37min 21s</text:p>
          </table:table-cell>
          <table:table-cell table:style-name="ce40" table:formula="of:=TIMEVALUE(CONCATENATE(LEFT([.H188];SEARCH(&quot;h&quot;;[.H188])-1);&quot;:&quot;;MID([.H188];SEARCH(&quot;h&quot;;[.H188])+1;SEARCH(&quot;min&quot;;[.H188])-SEARCH(&quot;h&quot;;[.H188])-1);&quot;:&quot;;MID([.H188];SEARCH(&quot;min&quot;;[.H188])+3;SEARCH(&quot;s&quot;;[.H188])-SEARCH(&quot;min&quot;;[.H188])-3)))" office:value-type="time" office:time-value="PT02H37M21S" calcext:value-type="time">
            <text:p>02:37:21</text:p>
          </table:table-cell>
          <table:table-cell table:style-name="ce45" office:value-type="string" calcext:value-type="string">
            <text:p>3h 11min 33s</text:p>
          </table:table-cell>
          <table:table-cell table:style-name="ce40" table:formula="of:=TIMEVALUE(CONCATENATE(LEFT([.J188];SEARCH(&quot;h&quot;;[.J188])-1);&quot;:&quot;;MID([.J188];SEARCH(&quot;h&quot;;[.J188])+1;SEARCH(&quot;min&quot;;[.J188])-SEARCH(&quot;h&quot;;[.J188])-1);&quot;:&quot;;MID([.J188];SEARCH(&quot;min&quot;;[.J188])+3;SEARCH(&quot;s&quot;;[.J188])-SEARCH(&quot;min&quot;;[.J188])-3)))" office:value-type="time" office:time-value="PT03H11M33S" calcext:value-type="time">
            <text:p>03:11:33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70 ms</text:p>
          </table:table-cell>
          <table:table-cell table:style-name="ce34" table:formula="of:=TIME(0;0;COM.MICROSOFT.CONCAT(&quot;0,&quot;;LEFT([.B189];SEARCH(&quot;ms&quot;;[.B189])-1)))" office:value-type="time" office:time-value="PT00H06M10S" calcext:value-type="time">
            <text:p>06:10,00</text:p>
          </table:table-cell>
          <table:table-cell table:style-name="ce45" office:value-type="string" calcext:value-type="string">
            <text:p>370 ms</text:p>
          </table:table-cell>
          <table:table-cell table:style-name="ce34" table:formula="of:=TIME(0;0;COM.MICROSOFT.CONCAT(&quot;0,&quot;;LEFT([.D189];SEARCH(&quot;ms&quot;;[.D189])-1)))" office:value-type="time" office:time-value="PT00H06M10S" calcext:value-type="time">
            <text:p>06:10,00</text:p>
          </table:table-cell>
          <table:table-cell table:style-name="ce45" office:value-type="string" calcext:value-type="string">
            <text:p>377 ms</text:p>
          </table:table-cell>
          <table:table-cell table:style-name="ce34" table:formula="of:=TIME(0;0;COM.MICROSOFT.CONCAT(&quot;0,&quot;;LEFT([.F189];SEARCH(&quot;ms&quot;;[.F189])-1)))" office:value-type="time" office:time-value="PT00H06M17S" calcext:value-type="time">
            <text:p>06:17,00</text:p>
          </table:table-cell>
          <table:table-cell table:style-name="ce45" office:value-type="string" calcext:value-type="string">
            <text:p>468 ms</text:p>
          </table:table-cell>
          <table:table-cell table:style-name="ce34" table:formula="of:=TIME(0;0;COM.MICROSOFT.CONCAT(&quot;0,&quot;;LEFT([.H189];SEARCH(&quot;ms&quot;;[.H189])-1)))" office:value-type="time" office:time-value="PT00H07M48S" calcext:value-type="time">
            <text:p>07:48,00</text:p>
          </table:table-cell>
          <table:table-cell table:style-name="ce45" office:value-type="string" calcext:value-type="string">
            <text:p>365 ms</text:p>
          </table:table-cell>
          <table:table-cell table:formula="of:=TIME(0;0;COM.MICROSOFT.CONCAT(&quot;0,&quot;;LEFT([.J189];SEARCH(&quot;ms&quot;;[.J189])-1)))" office:value-type="time" office:time-value="PT00H06M05S" calcext:value-type="time">
            <text:p>06:05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.046334e-02</text:p>
          </table:table-cell>
          <table:table-cell table:style-name="ce35" table:formula="of:=NUMBERVALUE([.B190];&quot;.&quot;)" office:value-type="float" office:value="0.03046334" calcext:value-type="float">
            <text:p>0,03046334</text:p>
          </table:table-cell>
          <table:table-cell table:style-name="ce45" office:value-type="string" calcext:value-type="string">
            <text:p>1.767293e-02</text:p>
          </table:table-cell>
          <table:table-cell table:formula="of:=NUMBERVALUE([.D190];&quot;.&quot;)" office:value-type="float" office:value="0.01767293" calcext:value-type="float">
            <text:p>0,01767293</text:p>
          </table:table-cell>
          <table:table-cell table:style-name="ce45" office:value-type="string" calcext:value-type="string">
            <text:p>1.371883e-02</text:p>
          </table:table-cell>
          <table:table-cell table:formula="of:=NUMBERVALUE([.F190];&quot;.&quot;)" office:value-type="float" office:value="0.01371883" calcext:value-type="float">
            <text:p>0,01371883</text:p>
          </table:table-cell>
          <table:table-cell table:style-name="ce45" office:value-type="string" calcext:value-type="string">
            <text:p>1.124010e-02</text:p>
          </table:table-cell>
          <table:table-cell table:formula="of:=NUMBERVALUE([.H190];&quot;.&quot;)" office:value-type="float" office:value="0.0112401" calcext:value-type="float">
            <text:p>0,0112401</text:p>
          </table:table-cell>
          <table:table-cell table:style-name="ce45" office:value-type="string" calcext:value-type="string">
            <text:p>9.261840e-03</text:p>
          </table:table-cell>
          <table:table-cell table:style-name="ce35" table:formula="of:=NUMBERVALUE([.J190];&quot;.&quot;)" office:value-type="float" office:value="0.00926184" calcext:value-type="float">
            <text:p>0,0092618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40min 14s</text:p>
          </table:table-cell>
          <table:table-cell table:formula="of:=TIME(0;LEFT([.B191];SEARCH(&quot;min&quot;;[.B191])-1);MID([.B191];SEARCH(&quot;min&quot;;[.B191])+4;(SEARCH(&quot;s&quot;;[.B191])-1)-(SEARCH(&quot;min&quot;;[.B191])+3)))" office:value-type="time" office:time-value="PT00H40M14S" calcext:value-type="time">
            <text:p>00:40:14</text:p>
          </table:table-cell>
          <table:table-cell table:style-name="Default" office:value-type="string" calcext:value-type="string">
            <text:p>1h 18min 36s</text:p>
          </table:table-cell>
          <table:table-cell table:style-name="ce40" table:formula="of:=TIMEVALUE(CONCATENATE(LEFT([.D191];SEARCH(&quot;h&quot;;[.D191])-1);&quot;:&quot;;MID([.D191];SEARCH(&quot;h&quot;;[.D191])+1;SEARCH(&quot;min&quot;;[.D191])-SEARCH(&quot;h&quot;;[.D191])-1);&quot;:&quot;;MID([.D191];SEARCH(&quot;min&quot;;[.D191])+3;SEARCH(&quot;s&quot;;[.D191])-SEARCH(&quot;min&quot;;[.D191])-3)))" office:value-type="time" office:time-value="PT01H18M36S" calcext:value-type="time">
            <text:p>01:18:36</text:p>
          </table:table-cell>
          <table:table-cell table:style-name="Default" office:value-type="string" calcext:value-type="string">
            <text:p>1h 57min 32s</text:p>
          </table:table-cell>
          <table:table-cell table:style-name="ce40" table:formula="of:=TIMEVALUE(CONCATENATE(LEFT([.F191];SEARCH(&quot;h&quot;;[.F191])-1);&quot;:&quot;;MID([.F191];SEARCH(&quot;h&quot;;[.F191])+1;SEARCH(&quot;min&quot;;[.F191])-SEARCH(&quot;h&quot;;[.F191])-1);&quot;:&quot;;MID([.F191];SEARCH(&quot;min&quot;;[.F191])+3;SEARCH(&quot;s&quot;;[.F191])-SEARCH(&quot;min&quot;;[.F191])-3)))" office:value-type="time" office:time-value="PT01H57M32S" calcext:value-type="time">
            <text:p>01:57:32</text:p>
          </table:table-cell>
          <table:table-cell table:style-name="Default" office:value-type="string" calcext:value-type="string">
            <text:p>2h 38min 24s</text:p>
          </table:table-cell>
          <table:table-cell table:style-name="ce40" table:formula="of:=TIMEVALUE(CONCATENATE(LEFT([.H191];SEARCH(&quot;h&quot;;[.H191])-1);&quot;:&quot;;MID([.H191];SEARCH(&quot;h&quot;;[.H191])+1;SEARCH(&quot;min&quot;;[.H191])-SEARCH(&quot;h&quot;;[.H191])-1);&quot;:&quot;;MID([.H191];SEARCH(&quot;min&quot;;[.H191])+3;SEARCH(&quot;s&quot;;[.H191])-SEARCH(&quot;min&quot;;[.H191])-3)))" office:value-type="time" office:time-value="PT02H38M24S" calcext:value-type="time">
            <text:p>02:38:24</text:p>
          </table:table-cell>
          <table:table-cell table:style-name="Default" office:value-type="string" calcext:value-type="string">
            <text:p>3h 17min 34s</text:p>
          </table:table-cell>
          <table:table-cell table:style-name="ce40" table:formula="of:=TIMEVALUE(CONCATENATE(LEFT([.J191];SEARCH(&quot;h&quot;;[.J191])-1);&quot;:&quot;;MID([.J191];SEARCH(&quot;h&quot;;[.J191])+1;SEARCH(&quot;min&quot;;[.J191])-SEARCH(&quot;h&quot;;[.J191])-1);&quot;:&quot;;MID([.J191];SEARCH(&quot;min&quot;;[.J191])+3;SEARCH(&quot;s&quot;;[.J191])-SEARCH(&quot;min&quot;;[.J191])-3)))" office:value-type="time" office:time-value="PT03H17M34S" calcext:value-type="time">
            <text:p>03:17:3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384 ms</text:p>
          </table:table-cell>
          <table:table-cell table:style-name="ce34" table:formula="of:=TIME(0;0;COM.MICROSOFT.CONCAT(&quot;0,&quot;;LEFT([.B192];SEARCH(&quot;ms&quot;;[.B192])-1)))" office:value-type="time" office:time-value="PT00H06M24S" calcext:value-type="time">
            <text:p>06:24,00</text:p>
          </table:table-cell>
          <table:table-cell table:style-name="Default" office:value-type="string" calcext:value-type="string">
            <text:p>464 ms</text:p>
          </table:table-cell>
          <table:table-cell table:style-name="ce34" table:formula="of:=TIME(0;0;COM.MICROSOFT.CONCAT(&quot;0,&quot;;LEFT([.D192];SEARCH(&quot;ms&quot;;[.D192])-1)))" office:value-type="time" office:time-value="PT00H07M44S" calcext:value-type="time">
            <text:p>07:44,00</text:p>
          </table:table-cell>
          <table:table-cell table:style-name="Default" office:value-type="string" calcext:value-type="string">
            <text:p>399 ms</text:p>
          </table:table-cell>
          <table:table-cell table:style-name="ce34" table:formula="of:=TIME(0;0;COM.MICROSOFT.CONCAT(&quot;0,&quot;;LEFT([.F192];SEARCH(&quot;ms&quot;;[.F192])-1)))" office:value-type="time" office:time-value="PT00H06M39S" calcext:value-type="time">
            <text:p>06:39,00</text:p>
          </table:table-cell>
          <table:table-cell table:style-name="Default" office:value-type="string" calcext:value-type="string">
            <text:p>393 ms</text:p>
          </table:table-cell>
          <table:table-cell table:style-name="ce34" table:formula="of:=TIME(0;0;COM.MICROSOFT.CONCAT(&quot;0,&quot;;LEFT([.H192];SEARCH(&quot;ms&quot;;[.H192])-1)))" office:value-type="time" office:time-value="PT00H06M33S" calcext:value-type="time">
            <text:p>06:33,00</text:p>
          </table:table-cell>
          <table:table-cell table:style-name="Default" office:value-type="string" calcext:value-type="string">
            <text:p>366 ms</text:p>
          </table:table-cell>
          <table:table-cell table:formula="of:=TIME(0;0;COM.MICROSOFT.CONCAT(&quot;0,&quot;;LEFT([.J192];SEARCH(&quot;ms&quot;;[.J192])-1)))" office:value-type="time" office:time-value="PT00H06M06S" calcext:value-type="time">
            <text:p>06:06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3.046334e-02</text:p>
          </table:table-cell>
          <table:table-cell table:style-name="ce35" table:formula="of:=NUMBERVALUE([.B193];&quot;.&quot;)" office:value-type="float" office:value="0.03046334" calcext:value-type="float">
            <text:p>0,03046334</text:p>
          </table:table-cell>
          <table:table-cell table:style-name="Default" office:value-type="string" calcext:value-type="string">
            <text:p>1.767293e-02</text:p>
          </table:table-cell>
          <table:table-cell table:formula="of:=NUMBERVALUE([.D193];&quot;.&quot;)" office:value-type="float" office:value="0.01767293" calcext:value-type="float">
            <text:p>0,01767293</text:p>
          </table:table-cell>
          <table:table-cell table:style-name="Default" office:value-type="string" calcext:value-type="string">
            <text:p>1.371883e-02</text:p>
          </table:table-cell>
          <table:table-cell table:formula="of:=NUMBERVALUE([.F193];&quot;.&quot;)" office:value-type="float" office:value="0.01371883" calcext:value-type="float">
            <text:p>0,01371883</text:p>
          </table:table-cell>
          <table:table-cell table:style-name="Default" office:value-type="string" calcext:value-type="string">
            <text:p>1.124010e-02</text:p>
          </table:table-cell>
          <table:table-cell table:formula="of:=NUMBERVALUE([.H193];&quot;.&quot;)" office:value-type="float" office:value="0.0112401" calcext:value-type="float">
            <text:p>0,0112401</text:p>
          </table:table-cell>
          <table:table-cell table:style-name="Default" office:value-type="string" calcext:value-type="string">
            <text:p>9.261840e-03</text:p>
          </table:table-cell>
          <table:table-cell table:style-name="ce35" table:formula="of:=NUMBERVALUE([.J193];&quot;.&quot;)" office:value-type="float" office:value="0.00926184" calcext:value-type="float">
            <text:p>0,0092618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style-name="ce36" table:formula="of:=AVERAGE([.C191];[.C188];[.C185])" office:value-type="time" office:time-value="PT00H39M42.333333333S" calcext:value-type="time">
            <text:p>00:39:42,33</text:p>
          </table:table-cell>
          <table:table-cell table:style-name="Default"/>
          <table:table-cell table:style-name="ce36" table:formula="of:=AVERAGE([.E191];[.E188];[.E185])" office:value-type="time" office:time-value="PT01H18M56S" calcext:value-type="time">
            <text:p>01:18:56,00</text:p>
          </table:table-cell>
          <table:table-cell table:style-name="Default"/>
          <table:table-cell table:style-name="ce36" table:formula="of:=AVERAGE([.G191];[.G188];[.G185])" office:value-type="time" office:time-value="PT01H57M33.333333333S" calcext:value-type="time">
            <text:p>01:57:33,33</text:p>
          </table:table-cell>
          <table:table-cell table:style-name="Default"/>
          <table:table-cell table:style-name="ce36" table:formula="of:=AVERAGE([.I191];[.I188];[.I185])" office:value-type="time" office:time-value="PT02H37M22.333333333S" calcext:value-type="time">
            <text:p>02:37:22,33</text:p>
          </table:table-cell>
          <table:table-cell table:style-name="Default"/>
          <table:table-cell table:style-name="ce36" table:formula="of:=AVERAGE([.K191];[.K188];[.K185])" office:value-type="time" office:time-value="PT03H15M16.666666667S" calcext:value-type="time">
            <text:p>03:15:16,67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style-name="ce36" table:formula="of:=AVERAGE([.C192];[.C189];[.C186])" office:value-type="time" office:time-value="PT00H06M28S" calcext:value-type="time">
            <text:p>00:06:28,00</text:p>
          </table:table-cell>
          <table:table-cell table:style-name="Default"/>
          <table:table-cell table:style-name="ce36" table:formula="of:=AVERAGE([.E192];[.E189];[.E186])" office:value-type="time" office:time-value="PT00H07M54.333333333S" calcext:value-type="time">
            <text:p>00:07:54,33</text:p>
          </table:table-cell>
          <table:table-cell table:style-name="Default"/>
          <table:table-cell table:style-name="ce36" table:formula="of:=AVERAGE([.G192];[.G189];[.G186])" office:value-type="time" office:time-value="PT00H06M28S" calcext:value-type="time">
            <text:p>00:06:28,00</text:p>
          </table:table-cell>
          <table:table-cell table:style-name="Default"/>
          <table:table-cell table:style-name="ce36" table:formula="of:=AVERAGE([.I192];[.I189];[.I186])" office:value-type="time" office:time-value="PT00H07M57.333333333S" calcext:value-type="time">
            <text:p>00:07:57,33</text:p>
          </table:table-cell>
          <table:table-cell table:style-name="Default"/>
          <table:table-cell table:style-name="ce36" table:formula="of:=AVERAGE([.K192];[.K189];[.K186])" office:value-type="time" office:time-value="PT00H06M08.333333333S" calcext:value-type="time">
            <text:p>00:06:08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 table:style-name="Default"/>
          <table:table-cell table:style-name="ce37" table:formula="of:=AVERAGE([.C193];[.C190];[.C187])" office:value-type="float" office:value="0.03046334" calcext:value-type="float">
            <text:p>3,0463E-02</text:p>
          </table:table-cell>
          <table:table-cell table:style-name="Default"/>
          <table:table-cell table:style-name="ce37" table:formula="of:=AVERAGE([.E193];[.E190];[.E187])" office:value-type="float" office:value="0.01767293" calcext:value-type="float">
            <text:p>1,7673E-02</text:p>
          </table:table-cell>
          <table:table-cell table:style-name="Default"/>
          <table:table-cell table:style-name="ce37" table:formula="of:=AVERAGE([.G193];[.G190];[.G187])" office:value-type="float" office:value="0.01371883" calcext:value-type="float">
            <text:p>1,3719E-02</text:p>
          </table:table-cell>
          <table:table-cell table:style-name="Default"/>
          <table:table-cell table:style-name="ce37" table:formula="of:=AVERAGE([.I193];[.I190];[.I187])" office:value-type="float" office:value="0.0112401" calcext:value-type="float">
            <text:p>1,1240E-02</text:p>
          </table:table-cell>
          <table:table-cell table:style-name="Default"/>
          <table:table-cell table:style-name="ce37" table:formula="of:=AVERAGE([.K193];[.K190];[.K187])" office:value-type="float" office:value="0.00926184" calcext:value-type="float">
            <text:p>9,2618E-03</text:p>
          </table:table-cell>
          <table:table-cell table:number-columns-repeated="8"/>
        </table:table-row>
        <table:table-row table:style-name="ro1">
          <table:table-cell table:style-name="ce1" office:value-type="float" office:value="100000" calcext:value-type="float">
            <text:p>100000</text:p>
          </table:table-cell>
          <table:table-cell table:style-name="ce58" office:value-type="float" office:value="21" calcext:value-type="float">
            <text:p>21</text:p>
          </table:table-cell>
          <table:table-cell table:style-name="ce58"/>
          <table:table-cell table:style-name="ce58" office:value-type="float" office:value="22" calcext:value-type="float">
            <text:p>22</text:p>
          </table:table-cell>
          <table:table-cell table:style-name="ce58"/>
          <table:table-cell table:style-name="ce58" office:value-type="float" office:value="23" calcext:value-type="float">
            <text:p>23</text:p>
          </table:table-cell>
          <table:table-cell table:style-name="ce58"/>
          <table:table-cell table:style-name="ce58" office:value-type="float" office:value="24" calcext:value-type="float">
            <text:p>24</text:p>
          </table:table-cell>
          <table:table-cell table:style-name="ce58"/>
          <table:table-cell table:style-name="ce58" office:value-type="float" office:value="25" calcext:value-type="float">
            <text:p>2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48min 38s</text:p>
          </table:table-cell>
          <table:table-cell table:formula="of:=TIME(0;LEFT([.B198];SEARCH(&quot;min&quot;;[.B198])-1);MID([.B198];SEARCH(&quot;min&quot;;[.B198])+4;(SEARCH(&quot;s&quot;;[.B198])-1)-(SEARCH(&quot;min&quot;;[.B198])+3)))" office:value-type="time" office:time-value="PT00H48M38S" calcext:value-type="time">
            <text:p>00:48:38</text:p>
          </table:table-cell>
          <table:table-cell table:style-name="Default" office:value-type="string" calcext:value-type="string">
            <text:p>1h 36min 55s</text:p>
          </table:table-cell>
          <table:table-cell table:style-name="ce40" table:formula="of:=TIMEVALUE(CONCATENATE(LEFT([.D198];SEARCH(&quot;h&quot;;[.D198])-1);&quot;:&quot;;MID([.D198];SEARCH(&quot;h&quot;;[.D198])+1;SEARCH(&quot;min&quot;;[.D198])-SEARCH(&quot;h&quot;;[.D198])-1);&quot;:&quot;;MID([.D198];SEARCH(&quot;min&quot;;[.D198])+3;SEARCH(&quot;s&quot;;[.D198])-SEARCH(&quot;min&quot;;[.D198])-3)))" office:value-type="time" office:time-value="PT01H36M55S" calcext:value-type="time">
            <text:p>01:36:55</text:p>
          </table:table-cell>
          <table:table-cell table:style-name="Default" office:value-type="string" calcext:value-type="string">
            <text:p>2h 25min 55s</text:p>
          </table:table-cell>
          <table:table-cell table:style-name="ce40" table:formula="of:=TIMEVALUE(CONCATENATE(LEFT([.F198];SEARCH(&quot;h&quot;;[.F198])-1);&quot;:&quot;;MID([.F198];SEARCH(&quot;h&quot;;[.F198])+1;SEARCH(&quot;min&quot;;[.F198])-SEARCH(&quot;h&quot;;[.F198])-1);&quot;:&quot;;MID([.F198];SEARCH(&quot;min&quot;;[.F198])+3;SEARCH(&quot;s&quot;;[.F198])-SEARCH(&quot;min&quot;;[.F198])-3)))" office:value-type="time" office:time-value="PT02H25M55S" calcext:value-type="time">
            <text:p>02:25:55</text:p>
          </table:table-cell>
          <table:table-cell table:style-name="Default" office:value-type="string" calcext:value-type="string">
            <text:p>3h 18min 35s</text:p>
          </table:table-cell>
          <table:table-cell table:style-name="ce40" table:formula="of:=TIMEVALUE(CONCATENATE(LEFT([.H198];SEARCH(&quot;h&quot;;[.H198])-1);&quot;:&quot;;MID([.H198];SEARCH(&quot;h&quot;;[.H198])+1;SEARCH(&quot;min&quot;;[.H198])-SEARCH(&quot;h&quot;;[.H198])-1);&quot;:&quot;;MID([.H198];SEARCH(&quot;min&quot;;[.H198])+3;SEARCH(&quot;s&quot;;[.H198])-SEARCH(&quot;min&quot;;[.H198])-3)))" office:value-type="time" office:time-value="PT03H18M35S" calcext:value-type="time">
            <text:p>03:18:35</text:p>
          </table:table-cell>
          <table:table-cell table:style-name="Default" office:value-type="string" calcext:value-type="string">
            <text:p>3h 57min 6s</text:p>
          </table:table-cell>
          <table:table-cell table:style-name="ce40" table:formula="of:=TIMEVALUE(CONCATENATE(LEFT([.J198];SEARCH(&quot;h&quot;;[.J198])-1);&quot;:&quot;;MID([.J198];SEARCH(&quot;h&quot;;[.J198])+1;SEARCH(&quot;min&quot;;[.J198])-SEARCH(&quot;h&quot;;[.J198])-1);&quot;:&quot;;MID([.J198];SEARCH(&quot;min&quot;;[.J198])+3;SEARCH(&quot;s&quot;;[.J198])-SEARCH(&quot;min&quot;;[.J198])-3)))" office:value-type="time" office:time-value="PT03H57M06S" calcext:value-type="time">
            <text:p>03:57:06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430 ms</text:p>
          </table:table-cell>
          <table:table-cell table:style-name="ce34" table:formula="of:=TIME(0;0;COM.MICROSOFT.CONCAT(&quot;0,&quot;;LEFT([.B199];SEARCH(&quot;ms&quot;;[.B199])-1)))" office:value-type="time" office:time-value="PT00H07M10S" calcext:value-type="time">
            <text:p>07:10,00</text:p>
          </table:table-cell>
          <table:table-cell table:style-name="Default" office:value-type="string" calcext:value-type="string">
            <text:p>580 ms</text:p>
          </table:table-cell>
          <table:table-cell table:style-name="ce34" table:formula="of:=TIME(0;0;COM.MICROSOFT.CONCAT(&quot;0,&quot;;LEFT([.D199];SEARCH(&quot;ms&quot;;[.D199])-1)))" office:value-type="time" office:time-value="PT00H09M40S" calcext:value-type="time">
            <text:p>09:40,00</text:p>
          </table:table-cell>
          <table:table-cell table:style-name="Default" office:value-type="string" calcext:value-type="string">
            <text:p>370 ms</text:p>
          </table:table-cell>
          <table:table-cell table:style-name="ce34" table:formula="of:=TIME(0;0;COM.MICROSOFT.CONCAT(&quot;0,&quot;;LEFT([.F199];SEARCH(&quot;ms&quot;;[.F199])-1)))" office:value-type="time" office:time-value="PT00H06M10S" calcext:value-type="time">
            <text:p>06:10,00</text:p>
          </table:table-cell>
          <table:table-cell table:style-name="Default" office:value-type="string" calcext:value-type="string">
            <text:p>367 ms</text:p>
          </table:table-cell>
          <table:table-cell table:style-name="ce34" table:formula="of:=TIME(0;0;COM.MICROSOFT.CONCAT(&quot;0,&quot;;LEFT([.H199];SEARCH(&quot;ms&quot;;[.H199])-1)))" office:value-type="time" office:time-value="PT00H06M07S" calcext:value-type="time">
            <text:p>06:07,00</text:p>
          </table:table-cell>
          <table:table-cell table:style-name="Default" office:value-type="string" calcext:value-type="string">
            <text:p>402 ms</text:p>
          </table:table-cell>
          <table:table-cell table:formula="of:=TIME(0;0;COM.MICROSOFT.CONCAT(&quot;0,&quot;;LEFT([.J199];SEARCH(&quot;ms&quot;;[.J199])-1)))" office:value-type="time" office:time-value="PT00H06M42S" calcext:value-type="time">
            <text:p>06:42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2.990013e-02</text:p>
          </table:table-cell>
          <table:table-cell table:style-name="ce35" table:formula="of:=NUMBERVALUE([.B200];&quot;.&quot;)" office:value-type="float" office:value="0.02990013" calcext:value-type="float">
            <text:p>0,02990013</text:p>
          </table:table-cell>
          <table:table-cell table:style-name="Default" office:value-type="string" calcext:value-type="string">
            <text:p>1.558987e-02</text:p>
          </table:table-cell>
          <table:table-cell table:formula="of:=NUMBERVALUE([.D200];&quot;.&quot;)" office:value-type="float" office:value="0.01558987" calcext:value-type="float">
            <text:p>0,01558987</text:p>
          </table:table-cell>
          <table:table-cell table:style-name="Default" office:value-type="string" calcext:value-type="string">
            <text:p>1.135753e-02</text:p>
          </table:table-cell>
          <table:table-cell table:formula="of:=NUMBERVALUE([.F200];&quot;.&quot;)" office:value-type="float" office:value="0.01135753" calcext:value-type="float">
            <text:p>0,01135753</text:p>
          </table:table-cell>
          <table:table-cell table:style-name="Default" office:value-type="string" calcext:value-type="string">
            <text:p>9.709772e-03</text:p>
          </table:table-cell>
          <table:table-cell table:formula="of:=NUMBERVALUE([.H200];&quot;.&quot;)" office:value-type="float" office:value="0.009709772" calcext:value-type="float">
            <text:p>0,009709772</text:p>
          </table:table-cell>
          <table:table-cell table:style-name="Default" office:value-type="string" calcext:value-type="string">
            <text:p>9.923684e-03</text:p>
          </table:table-cell>
          <table:table-cell table:style-name="ce35" table:formula="of:=NUMBERVALUE([.J200];&quot;.&quot;)" office:value-type="float" office:value="0.009923684" calcext:value-type="float">
            <text:p>0,00992368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48min 15s</text:p>
          </table:table-cell>
          <table:table-cell table:formula="of:=TIME(0;LEFT([.B201];SEARCH(&quot;min&quot;;[.B201])-1);MID([.B201];SEARCH(&quot;min&quot;;[.B201])+4;(SEARCH(&quot;s&quot;;[.B201])-1)-(SEARCH(&quot;min&quot;;[.B201])+3)))" office:value-type="time" office:time-value="PT00H48M15S" calcext:value-type="time">
            <text:p>00:48:15</text:p>
          </table:table-cell>
          <table:table-cell table:style-name="ce45" office:value-type="string" calcext:value-type="string">
            <text:p>1h 39min 59s</text:p>
          </table:table-cell>
          <table:table-cell table:style-name="ce40" table:formula="of:=TIMEVALUE(CONCATENATE(LEFT([.D201];SEARCH(&quot;h&quot;;[.D201])-1);&quot;:&quot;;MID([.D201];SEARCH(&quot;h&quot;;[.D201])+1;SEARCH(&quot;min&quot;;[.D201])-SEARCH(&quot;h&quot;;[.D201])-1);&quot;:&quot;;MID([.D201];SEARCH(&quot;min&quot;;[.D201])+3;SEARCH(&quot;s&quot;;[.D201])-SEARCH(&quot;min&quot;;[.D201])-3)))" office:value-type="time" office:time-value="PT01H39M59S" calcext:value-type="time">
            <text:p>01:39:59</text:p>
          </table:table-cell>
          <table:table-cell table:style-name="ce45" office:value-type="string" calcext:value-type="string">
            <text:p>2h 25min 31s</text:p>
          </table:table-cell>
          <table:table-cell table:style-name="ce40" table:formula="of:=TIMEVALUE(CONCATENATE(LEFT([.F201];SEARCH(&quot;h&quot;;[.F201])-1);&quot;:&quot;;MID([.F201];SEARCH(&quot;h&quot;;[.F201])+1;SEARCH(&quot;min&quot;;[.F201])-SEARCH(&quot;h&quot;;[.F201])-1);&quot;:&quot;;MID([.F201];SEARCH(&quot;min&quot;;[.F201])+3;SEARCH(&quot;s&quot;;[.F201])-SEARCH(&quot;min&quot;;[.F201])-3)))" office:value-type="time" office:time-value="PT02H25M31S" calcext:value-type="time">
            <text:p>02:25:31</text:p>
          </table:table-cell>
          <table:table-cell table:style-name="ce45" office:value-type="string" calcext:value-type="string">
            <text:p>3h 14min 29s</text:p>
          </table:table-cell>
          <table:table-cell table:style-name="ce40" table:formula="of:=TIMEVALUE(CONCATENATE(LEFT([.H201];SEARCH(&quot;h&quot;;[.H201])-1);&quot;:&quot;;MID([.H201];SEARCH(&quot;h&quot;;[.H201])+1;SEARCH(&quot;min&quot;;[.H201])-SEARCH(&quot;h&quot;;[.H201])-1);&quot;:&quot;;MID([.H201];SEARCH(&quot;min&quot;;[.H201])+3;SEARCH(&quot;s&quot;;[.H201])-SEARCH(&quot;min&quot;;[.H201])-3)))" office:value-type="time" office:time-value="PT03H14M29S" calcext:value-type="time">
            <text:p>03:14:29</text:p>
          </table:table-cell>
          <table:table-cell table:style-name="ce45" office:value-type="string" calcext:value-type="string">
            <text:p>4h 3min 9s</text:p>
          </table:table-cell>
          <table:table-cell table:style-name="ce40" table:formula="of:=TIMEVALUE(CONCATENATE(LEFT([.J201];SEARCH(&quot;h&quot;;[.J201])-1);&quot;:&quot;;MID([.J201];SEARCH(&quot;h&quot;;[.J201])+1;SEARCH(&quot;min&quot;;[.J201])-SEARCH(&quot;h&quot;;[.J201])-1);&quot;:&quot;;MID([.J201];SEARCH(&quot;min&quot;;[.J201])+3;SEARCH(&quot;s&quot;;[.J201])-SEARCH(&quot;min&quot;;[.J201])-3)))" office:value-type="time" office:time-value="PT04H03M09S" calcext:value-type="time">
            <text:p>04:03:09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386 ms</text:p>
          </table:table-cell>
          <table:table-cell table:style-name="ce34" table:formula="of:=TIME(0;0;COM.MICROSOFT.CONCAT(&quot;0,&quot;;LEFT([.B202];SEARCH(&quot;ms&quot;;[.B202])-1)))" office:value-type="time" office:time-value="PT00H06M26S" calcext:value-type="time">
            <text:p>06:26,00</text:p>
          </table:table-cell>
          <table:table-cell table:style-name="ce45" office:value-type="string" calcext:value-type="string">
            <text:p>366 ms</text:p>
          </table:table-cell>
          <table:table-cell table:style-name="ce34" table:formula="of:=TIME(0;0;COM.MICROSOFT.CONCAT(&quot;0,&quot;;LEFT([.D202];SEARCH(&quot;ms&quot;;[.D202])-1)))" office:value-type="time" office:time-value="PT00H06M06S" calcext:value-type="time">
            <text:p>06:06,00</text:p>
          </table:table-cell>
          <table:table-cell table:style-name="ce45" office:value-type="string" calcext:value-type="string">
            <text:p>375 ms</text:p>
          </table:table-cell>
          <table:table-cell table:style-name="ce34" table:formula="of:=TIME(0;0;COM.MICROSOFT.CONCAT(&quot;0,&quot;;LEFT([.F202];SEARCH(&quot;ms&quot;;[.F202])-1)))" office:value-type="time" office:time-value="PT00H06M15S" calcext:value-type="time">
            <text:p>06:15,00</text:p>
          </table:table-cell>
          <table:table-cell table:style-name="ce45" office:value-type="string" calcext:value-type="string">
            <text:p>598 ms</text:p>
          </table:table-cell>
          <table:table-cell table:style-name="ce34" table:formula="of:=TIME(0;0;COM.MICROSOFT.CONCAT(&quot;0,&quot;;LEFT([.H202];SEARCH(&quot;ms&quot;;[.H202])-1)))" office:value-type="time" office:time-value="PT00H09M58S" calcext:value-type="time">
            <text:p>09:58,00</text:p>
          </table:table-cell>
          <table:table-cell table:style-name="ce45" office:value-type="string" calcext:value-type="string">
            <text:p>371 ms</text:p>
          </table:table-cell>
          <table:table-cell table:formula="of:=TIME(0;0;COM.MICROSOFT.CONCAT(&quot;0,&quot;;LEFT([.J202];SEARCH(&quot;ms&quot;;[.J202])-1)))" office:value-type="time" office:time-value="PT00H06M11S" calcext:value-type="time">
            <text:p>06:11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45" office:value-type="string" calcext:value-type="string">
            <text:p>2.990013e-02</text:p>
          </table:table-cell>
          <table:table-cell table:style-name="ce35" table:formula="of:=NUMBERVALUE([.B203];&quot;.&quot;)" office:value-type="float" office:value="0.02990013" calcext:value-type="float">
            <text:p>0,02990013</text:p>
          </table:table-cell>
          <table:table-cell table:style-name="ce45" office:value-type="string" calcext:value-type="string">
            <text:p>1.558987e-02</text:p>
          </table:table-cell>
          <table:table-cell table:formula="of:=NUMBERVALUE([.D203];&quot;.&quot;)" office:value-type="float" office:value="0.01558987" calcext:value-type="float">
            <text:p>0,01558987</text:p>
          </table:table-cell>
          <table:table-cell table:style-name="ce45" office:value-type="string" calcext:value-type="string">
            <text:p>1.135753e-02</text:p>
          </table:table-cell>
          <table:table-cell table:formula="of:=NUMBERVALUE([.F203];&quot;.&quot;)" office:value-type="float" office:value="0.01135753" calcext:value-type="float">
            <text:p>0,01135753</text:p>
          </table:table-cell>
          <table:table-cell table:style-name="ce45" office:value-type="string" calcext:value-type="string">
            <text:p>9.709772e-03</text:p>
          </table:table-cell>
          <table:table-cell table:formula="of:=NUMBERVALUE([.H203];&quot;.&quot;)" office:value-type="float" office:value="0.009709772" calcext:value-type="float">
            <text:p>0,009709772</text:p>
          </table:table-cell>
          <table:table-cell table:style-name="ce45" office:value-type="string" calcext:value-type="string">
            <text:p>9.923684e-03</text:p>
          </table:table-cell>
          <table:table-cell table:style-name="ce35" table:formula="of:=NUMBERVALUE([.J203];&quot;.&quot;)" office:value-type="float" office:value="0.009923684" calcext:value-type="float">
            <text:p>0,00992368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48min 0s</text:p>
          </table:table-cell>
          <table:table-cell table:formula="of:=TIME(0;LEFT([.B204];SEARCH(&quot;min&quot;;[.B204])-1);MID([.B204];SEARCH(&quot;min&quot;;[.B204])+4;(SEARCH(&quot;s&quot;;[.B204])-1)-(SEARCH(&quot;min&quot;;[.B204])+3)))" office:value-type="time" office:time-value="PT00H48M00S" calcext:value-type="time">
            <text:p>00:48:00</text:p>
          </table:table-cell>
          <table:table-cell table:style-name="Default" office:value-type="string" calcext:value-type="string">
            <text:p>1h 36min 29s</text:p>
          </table:table-cell>
          <table:table-cell table:style-name="ce40" table:formula="of:=TIMEVALUE(CONCATENATE(LEFT([.D204];SEARCH(&quot;h&quot;;[.D204])-1);&quot;:&quot;;MID([.D204];SEARCH(&quot;h&quot;;[.D204])+1;SEARCH(&quot;min&quot;;[.D204])-SEARCH(&quot;h&quot;;[.D204])-1);&quot;:&quot;;MID([.D204];SEARCH(&quot;min&quot;;[.D204])+3;SEARCH(&quot;s&quot;;[.D204])-SEARCH(&quot;min&quot;;[.D204])-3)))" office:value-type="time" office:time-value="PT01H36M29S" calcext:value-type="time">
            <text:p>01:36:29</text:p>
          </table:table-cell>
          <table:table-cell table:style-name="Default" office:value-type="string" calcext:value-type="string">
            <text:p>2h 26min 24s</text:p>
          </table:table-cell>
          <table:table-cell table:style-name="ce40" table:formula="of:=TIMEVALUE(CONCATENATE(LEFT([.F204];SEARCH(&quot;h&quot;;[.F204])-1);&quot;:&quot;;MID([.F204];SEARCH(&quot;h&quot;;[.F204])+1;SEARCH(&quot;min&quot;;[.F204])-SEARCH(&quot;h&quot;;[.F204])-1);&quot;:&quot;;MID([.F204];SEARCH(&quot;min&quot;;[.F204])+3;SEARCH(&quot;s&quot;;[.F204])-SEARCH(&quot;min&quot;;[.F204])-3)))" office:value-type="time" office:time-value="PT02H26M24S" calcext:value-type="time">
            <text:p>02:26:24</text:p>
          </table:table-cell>
          <table:table-cell table:style-name="Default" office:value-type="string" calcext:value-type="string">
            <text:p>3h 15min 41s</text:p>
          </table:table-cell>
          <table:table-cell table:style-name="ce40" table:formula="of:=TIMEVALUE(CONCATENATE(LEFT([.H204];SEARCH(&quot;h&quot;;[.H204])-1);&quot;:&quot;;MID([.H204];SEARCH(&quot;h&quot;;[.H204])+1;SEARCH(&quot;min&quot;;[.H204])-SEARCH(&quot;h&quot;;[.H204])-1);&quot;:&quot;;MID([.H204];SEARCH(&quot;min&quot;;[.H204])+3;SEARCH(&quot;s&quot;;[.H204])-SEARCH(&quot;min&quot;;[.H204])-3)))" office:value-type="time" office:time-value="PT03H15M41S" calcext:value-type="time">
            <text:p>03:15:41</text:p>
          </table:table-cell>
          <table:table-cell table:style-name="Default" office:value-type="string" calcext:value-type="string">
            <text:p>4h 4min 43s</text:p>
          </table:table-cell>
          <table:table-cell table:style-name="ce40" table:formula="of:=TIMEVALUE(CONCATENATE(LEFT([.J204];SEARCH(&quot;h&quot;;[.J204])-1);&quot;:&quot;;MID([.J204];SEARCH(&quot;h&quot;;[.J204])+1;SEARCH(&quot;min&quot;;[.J204])-SEARCH(&quot;h&quot;;[.J204])-1);&quot;:&quot;;MID([.J204];SEARCH(&quot;min&quot;;[.J204])+3;SEARCH(&quot;s&quot;;[.J204])-SEARCH(&quot;min&quot;;[.J204])-3)))" office:value-type="time" office:time-value="PT04H04M43S" calcext:value-type="time">
            <text:p>04:04:43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674 ms</text:p>
          </table:table-cell>
          <table:table-cell table:style-name="ce34" table:formula="of:=TIME(0;0;COM.MICROSOFT.CONCAT(&quot;0,&quot;;LEFT([.B205];SEARCH(&quot;ms&quot;;[.B205])-1)))" office:value-type="time" office:time-value="PT00H11M14S" calcext:value-type="time">
            <text:p>11:14,00</text:p>
          </table:table-cell>
          <table:table-cell table:style-name="Default" office:value-type="string" calcext:value-type="string">
            <text:p>639 ms</text:p>
          </table:table-cell>
          <table:table-cell table:style-name="ce34" table:formula="of:=TIME(0;0;COM.MICROSOFT.CONCAT(&quot;0,&quot;;LEFT([.D205];SEARCH(&quot;ms&quot;;[.D205])-1)))" office:value-type="time" office:time-value="PT00H10M39S" calcext:value-type="time">
            <text:p>10:39,00</text:p>
          </table:table-cell>
          <table:table-cell table:style-name="Default" office:value-type="string" calcext:value-type="string">
            <text:p>403 ms</text:p>
          </table:table-cell>
          <table:table-cell table:style-name="ce34" table:formula="of:=TIME(0;0;COM.MICROSOFT.CONCAT(&quot;0,&quot;;LEFT([.F205];SEARCH(&quot;ms&quot;;[.F205])-1)))" office:value-type="time" office:time-value="PT00H06M43S" calcext:value-type="time">
            <text:p>06:43,00</text:p>
          </table:table-cell>
          <table:table-cell table:style-name="Default" office:value-type="string" calcext:value-type="string">
            <text:p>357 ms</text:p>
          </table:table-cell>
          <table:table-cell table:style-name="ce34" table:formula="of:=TIME(0;0;COM.MICROSOFT.CONCAT(&quot;0,&quot;;LEFT([.H205];SEARCH(&quot;ms&quot;;[.H205])-1)))" office:value-type="time" office:time-value="PT00H05M57S" calcext:value-type="time">
            <text:p>05:57,00</text:p>
          </table:table-cell>
          <table:table-cell table:style-name="Default" office:value-type="string" calcext:value-type="string">
            <text:p>434 ms</text:p>
          </table:table-cell>
          <table:table-cell table:formula="of:=TIME(0;0;COM.MICROSOFT.CONCAT(&quot;0,&quot;;LEFT([.J205];SEARCH(&quot;ms&quot;;[.J205])-1)))" office:value-type="time" office:time-value="PT00H07M14S" calcext:value-type="time">
            <text:p>07:14,00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 office:value-type="string" calcext:value-type="string">
            <text:p>2.990013e-02</text:p>
          </table:table-cell>
          <table:table-cell table:style-name="ce35" table:formula="of:=NUMBERVALUE([.B206];&quot;.&quot;)" office:value-type="float" office:value="0.02990013" calcext:value-type="float">
            <text:p>0,02990013</text:p>
          </table:table-cell>
          <table:table-cell table:style-name="Default" office:value-type="string" calcext:value-type="string">
            <text:p>1.558987e-02</text:p>
          </table:table-cell>
          <table:table-cell table:formula="of:=NUMBERVALUE([.D206];&quot;.&quot;)" office:value-type="float" office:value="0.01558987" calcext:value-type="float">
            <text:p>0,01558987</text:p>
          </table:table-cell>
          <table:table-cell table:style-name="Default" office:value-type="string" calcext:value-type="string">
            <text:p>1.135753e-02</text:p>
          </table:table-cell>
          <table:table-cell table:formula="of:=NUMBERVALUE([.F206];&quot;.&quot;)" office:value-type="float" office:value="0.01135753" calcext:value-type="float">
            <text:p>0,01135753</text:p>
          </table:table-cell>
          <table:table-cell table:style-name="Default" office:value-type="string" calcext:value-type="string">
            <text:p>9.709772e-03</text:p>
          </table:table-cell>
          <table:table-cell table:formula="of:=NUMBERVALUE([.H206];&quot;.&quot;)" office:value-type="float" office:value="0.009709772" calcext:value-type="float">
            <text:p>0,009709772</text:p>
          </table:table-cell>
          <table:table-cell table:style-name="Default" office:value-type="string" calcext:value-type="string">
            <text:p>9.923684e-03</text:p>
          </table:table-cell>
          <table:table-cell table:style-name="ce35" table:formula="of:=NUMBERVALUE([.J206];&quot;.&quot;)" office:value-type="float" office:value="0.009923684" calcext:value-type="float">
            <text:p>0,009923684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style-name="ce36" table:formula="of:=AVERAGE([.C204];[.C201];[.C198])" office:value-type="time" office:time-value="PT00H48M17.666666667S" calcext:value-type="time">
            <text:p>00:48:17,67</text:p>
          </table:table-cell>
          <table:table-cell table:style-name="Default"/>
          <table:table-cell table:style-name="ce36" table:formula="of:=AVERAGE([.E204];[.E201];[.E198])" office:value-type="time" office:time-value="PT01H37M47.666666667S" calcext:value-type="time">
            <text:p>01:37:47,67</text:p>
          </table:table-cell>
          <table:table-cell table:style-name="Default"/>
          <table:table-cell table:style-name="ce36" table:formula="of:=AVERAGE([.G204];[.G201];[.G198])" office:value-type="time" office:time-value="PT02H25M56.666666667S" calcext:value-type="time">
            <text:p>02:25:56,67</text:p>
          </table:table-cell>
          <table:table-cell table:style-name="Default"/>
          <table:table-cell table:style-name="ce36" table:formula="of:=AVERAGE([.I204];[.I201];[.I198])" office:value-type="time" office:time-value="PT03H16M15S" calcext:value-type="time">
            <text:p>03:16:15,00</text:p>
          </table:table-cell>
          <table:table-cell table:style-name="Default"/>
          <table:table-cell table:style-name="ce36" table:formula="of:=AVERAGE([.K204];[.K201];[.K198])" office:value-type="time" office:time-value="PT04H01M39.333333333S" calcext:value-type="time">
            <text:p>04:01:39,33</text:p>
          </table:table-cell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style-name="ce36" table:formula="of:=AVERAGE([.C205];[.C202];[.C199])" office:value-type="time" office:time-value="PT00H08M16.666666667S" calcext:value-type="time">
            <text:p>00:08:16,67</text:p>
          </table:table-cell>
          <table:table-cell table:style-name="Default"/>
          <table:table-cell table:style-name="ce36" table:formula="of:=AVERAGE([.E205];[.E202];[.E199])" office:value-type="time" office:time-value="PT00H08M48.333333333S" calcext:value-type="time">
            <text:p>00:08:48,33</text:p>
          </table:table-cell>
          <table:table-cell table:style-name="Default"/>
          <table:table-cell table:style-name="ce36" table:formula="of:=AVERAGE([.G205];[.G202];[.G199])" office:value-type="time" office:time-value="PT00H06M22.666666667S" calcext:value-type="time">
            <text:p>00:06:22,67</text:p>
          </table:table-cell>
          <table:table-cell table:style-name="Default"/>
          <table:table-cell table:style-name="ce36" table:formula="of:=AVERAGE([.I205];[.I202];[.I199])" office:value-type="time" office:time-value="PT00H07M20.666666667S" calcext:value-type="time">
            <text:p>00:07:20,67</text:p>
          </table:table-cell>
          <table:table-cell table:style-name="Default"/>
          <table:table-cell table:style-name="ce36" table:formula="of:=AVERAGE([.K205];[.K202];[.K199])" office:value-type="time" office:time-value="PT00H06M42.333333333S" calcext:value-type="time">
            <text:p>00:06:42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</text:p>
          </table:table-cell>
          <table:table-cell table:style-name="Default"/>
          <table:table-cell table:style-name="ce37" table:formula="of:=AVERAGE([.C206];[.C203];[.C200])" office:value-type="float" office:value="0.02990013" calcext:value-type="float">
            <text:p>2,9900E-02</text:p>
          </table:table-cell>
          <table:table-cell table:style-name="Default"/>
          <table:table-cell table:style-name="ce37" table:formula="of:=AVERAGE([.E206];[.E203];[.E200])" office:value-type="float" office:value="0.01558987" calcext:value-type="float">
            <text:p>1,5590E-02</text:p>
          </table:table-cell>
          <table:table-cell table:style-name="Default"/>
          <table:table-cell table:style-name="ce37" table:formula="of:=AVERAGE([.G206];[.G203];[.G200])" office:value-type="float" office:value="0.01135753" calcext:value-type="float">
            <text:p>1,1358E-02</text:p>
          </table:table-cell>
          <table:table-cell table:style-name="Default"/>
          <table:table-cell table:style-name="ce37" table:formula="of:=AVERAGE([.I206];[.I203];[.I200])" office:value-type="float" office:value="0.009709772" calcext:value-type="float">
            <text:p>9,7098E-03</text:p>
          </table:table-cell>
          <table:table-cell table:style-name="Default"/>
          <table:table-cell table:style-name="ce37" table:formula="of:=AVERAGE([.K206];[.K203];[.K200])" office:value-type="float" office:value="0.009923684" calcext:value-type="float">
            <text:p>9,9237E-03</text:p>
          </table:table-cell>
          <table:table-cell table:number-columns-repeated="8"/>
        </table:table-row>
      </table:table>
      <table:table table:name="antigo2" table:style-name="ta1">
        <table:shapes>
          <draw:frame draw:z-index="0" draw:style-name="gr1" draw:text-style-name="P1" svg:width="15.999cm" svg:height="8.999cm" svg:x="2.358cm" svg:y="3.262cm">
            <draw:object draw:notify-on-update-of-ranges="antigo2.B2:antigo2.F2 antigo2.A3:antigo2.A3 antigo2.B3:antigo2.F3 antigo2.A4:antigo2.A4 antigo2.B4:antigo2.F4 antigo2.A5:antigo2.A5 antigo2.B5:antigo2.F5 antigo2.A6:antigo2.A6 antigo2.B6:antigo2.F6 antigo2.A7:antigo2.A7 antigo2.B7:antigo2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1cm" svg:y="16.357cm">
            <draw:object draw:notify-on-update-of-ranges="antigo2.B31:antigo2.F31 antigo2.A32:antigo2.A32 antigo2.B32:antigo2.F32 antigo2.A33:antigo2.A33 antigo2.B33:antigo2.F33 antigo2.A34:antigo2.A34 antigo2.B34:antigo2.F34 antigo2.A35:antigo2.A35 antigo2.B35:antigo2.F35 antigo2.A36:antigo2.A36 antigo2.B36:antigo2.F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.1cm" svg:y="32.161cm">
            <draw:object draw:notify-on-update-of-ranges="antigo2.B66:antigo2.F66 antigo2.A67:antigo2.A67 antigo2.B67:antigo2.F67 antigo2.A68:antigo2.A68 antigo2.B68:antigo2.F68 antigo2.A69:antigo2.A69 antigo2.B69:antigo2.F69 antigo2.A70:antigo2.A70 antigo2.B70:antigo2.F70 antigo2.A71:antigo2.A71 antigo2.B71:antigo2.F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number-columns-repeated="6" table:default-cell-style-name="Default"/>
        <table:table-row table:style-name="ro1">
          <table:table-cell table:style-name="ce5" office:value-type="string" calcext:value-type="string" table:number-columns-spanned="1" table:number-rows-spanned="2">
            <text:p>Nb &amp; N0 (boundary)</text:p>
          </table:table-cell>
          <table:table-cell table:style-name="ce2" table:number-columns-repeated="2"/>
          <table:table-cell table:style-name="ce2" office:value-type="string" calcext:value-type="string">
            <text:p><text:span text:style-name="T3">Nf collocation points (cp</text:span>)</text:p>
          </table:table-cell>
          <table:table-cell table:style-name="ce2" table:number-columns-repeated="2"/>
        </table:table-row>
        <table:table-row table:style-name="ro1">
          <table:covered-table-cell table:style-name="ce6"/>
          <table:table-cell table:style-name="ce2" office:value-type="float" office:value="1250" calcext:value-type="float">
            <text:p>125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0000" calcext:value-type="float">
            <text:p>20000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9" table:formula="of:=[$antigo.C15]" office:value-type="float" office:value="0.2490872" calcext:value-type="float">
            <text:p>2,49E-01</text:p>
          </table:table-cell>
          <table:table-cell table:style-name="ce69" table:formula="of:=[$antigo.E15]" office:value-type="float" office:value="0.06235614" calcext:value-type="float">
            <text:p>6,24E-02</text:p>
          </table:table-cell>
          <table:table-cell table:style-name="ce69" table:formula="of:=[$antigo.G15]" office:value-type="float" office:value="0.0402411033333333" calcext:value-type="float">
            <text:p>4,02E-02</text:p>
          </table:table-cell>
          <table:table-cell table:style-name="ce69" table:formula="of:=[$antigo.I15]" office:value-type="float" office:value="0.03091883" calcext:value-type="float">
            <text:p>3,09E-02</text:p>
          </table:table-cell>
          <table:table-cell table:style-name="ce69" table:formula="of:=[$antigo.K15]" office:value-type="float" office:value="0.03091267" calcext:value-type="float">
            <text:p>3,09E-02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9" table:formula="of:=[$antigo.C28]" office:value-type="float" office:value="0.1962016" calcext:value-type="float">
            <text:p>1,96E-01</text:p>
          </table:table-cell>
          <table:table-cell table:style-name="ce69" table:formula="of:=[$antigo.E28]" office:value-type="float" office:value="0.07499867" calcext:value-type="float">
            <text:p>7,50E-02</text:p>
          </table:table-cell>
          <table:table-cell table:style-name="ce69" table:formula="of:=[$antigo.G28]" office:value-type="float" office:value="0.02125353" calcext:value-type="float">
            <text:p>2,13E-02</text:p>
          </table:table-cell>
          <table:table-cell table:style-name="ce69" table:formula="of:=[$antigo.I28]" office:value-type="float" office:value="0.01586933" calcext:value-type="float">
            <text:p>1,59E-02</text:p>
          </table:table-cell>
          <table:table-cell table:style-name="ce69" table:formula="of:=[$antigo.K28]" office:value-type="float" office:value="0.02025874" calcext:value-type="float">
            <text:p>2,03E-02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69" table:formula="of:=[$antigo.C38]" office:value-type="float" office:value="0.2088022" calcext:value-type="float">
            <text:p>2,09E-01</text:p>
          </table:table-cell>
          <table:table-cell table:style-name="ce69" table:formula="of:=[$antigo.E38]" office:value-type="float" office:value="0.05756349" calcext:value-type="float">
            <text:p>5,76E-02</text:p>
          </table:table-cell>
          <table:table-cell table:style-name="ce69" table:formula="of:=[$antigo.G38]" office:value-type="float" office:value="0.02077975" calcext:value-type="float">
            <text:p>2,08E-02</text:p>
          </table:table-cell>
          <table:table-cell table:style-name="ce69" table:formula="of:=[$antigo.I38]" office:value-type="float" office:value="0.01688549" calcext:value-type="float">
            <text:p>1,69E-02</text:p>
          </table:table-cell>
          <table:table-cell table:style-name="ce69" table:formula="of:=[$antigo.K38]" office:value-type="float" office:value="0.01957861" calcext:value-type="float">
            <text:p>1,96E-02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69" table:formula="of:=[$antigo.C51]" office:value-type="float" office:value="0.229997" calcext:value-type="float">
            <text:p>2,30E-01</text:p>
          </table:table-cell>
          <table:table-cell table:style-name="ce69" table:formula="of:=[$antigo.E51]" office:value-type="float" office:value="0.06519203" calcext:value-type="float">
            <text:p>6,52E-02</text:p>
          </table:table-cell>
          <table:table-cell table:style-name="ce69" table:formula="of:=[$antigo.G51]" office:value-type="float" office:value="0.01496583" calcext:value-type="float">
            <text:p>1,50E-02</text:p>
          </table:table-cell>
          <table:table-cell table:style-name="ce69" table:formula="of:=[$antigo.I51]" office:value-type="float" office:value="0.01496583" calcext:value-type="float">
            <text:p>1,50E-02</text:p>
          </table:table-cell>
          <table:table-cell table:style-name="ce69" table:formula="of:=[$antigo.K51]" office:value-type="float" office:value="0.01449567" calcext:value-type="float">
            <text:p>1,45E-02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69" table:formula="of:=[$antigo.C64]" office:value-type="float" office:value="0.2370617" calcext:value-type="float">
            <text:p>2,37E-01</text:p>
          </table:table-cell>
          <table:table-cell table:style-name="ce69" table:formula="of:=[$antigo.E64]" office:value-type="float" office:value="0.07428475" calcext:value-type="float">
            <text:p>7,43E-02</text:p>
          </table:table-cell>
          <table:table-cell table:style-name="ce69" table:formula="of:=[$antigo.G64]" office:value-type="float" office:value="0.02267677" calcext:value-type="float">
            <text:p>2,27E-02</text:p>
          </table:table-cell>
          <table:table-cell table:style-name="ce69" table:formula="of:=[$antigo.I64]" office:value-type="float" office:value="0.0219905" calcext:value-type="float">
            <text:p>2,20E-02</text:p>
          </table:table-cell>
          <table:table-cell table:style-name="ce69" table:formula="of:=[$antigo.K64]" office:value-type="float" office:value="0.01500517" calcext:value-type="float">
            <text:p>1,50E-02</text:p>
          </table:table-cell>
        </table:table-row>
        <table:table-row table:style-name="ro1" table:number-rows-repeated="22">
          <table:table-cell table:number-columns-repeated="6"/>
        </table:table-row>
        <table:table-row table:style-name="ro1">
          <table:table-cell table:style-name="ce1" office:value-type="string" calcext:value-type="string">
            <text:p>50/50/20000/50000</text:p>
          </table:table-cell>
          <table:table-cell table:style-name="ce1"/>
          <table:table-cell table:style-name="ce14" office:value-type="string" calcext:value-type="string">
            <text:p>Neurons per Layer (la)</text:p>
          </table:table-cell>
          <table:table-cell table:number-columns-repeated="2"/>
          <table:table-cell table:style-name="ce2"/>
        </table:table-row>
        <table:table-row table:style-name="ro1">
          <table:table-cell table:style-name="ce2" office:value-type="string" calcext:value-type="string">
            <text:p>Nº Layer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1" table:formula="of:=[$antigo.C86]" office:value-type="float" office:value="0.1611135" calcext:value-type="float">
            <text:p>1,61E-01</text:p>
          </table:table-cell>
          <table:table-cell table:style-name="ce71" table:formula="of:=[$antigo.E86]" office:value-type="float" office:value="0.0957214" calcext:value-type="float">
            <text:p>9,57E-02</text:p>
          </table:table-cell>
          <table:table-cell table:style-name="ce71" table:formula="of:=[$antigo.G86]" office:value-type="float" office:value="0.08197789" calcext:value-type="float">
            <text:p>8,20E-02</text:p>
          </table:table-cell>
          <table:table-cell table:style-name="ce71" table:formula="of:=[$antigo.I86]" office:value-type="float" office:value="0.07045951" calcext:value-type="float">
            <text:p>7,05E-02</text:p>
          </table:table-cell>
          <table:table-cell table:style-name="ce71" table:formula="of:=[$antigo.K86]" office:value-type="float" office:value="0.08980465" calcext:value-type="float">
            <text:p>8,98E-0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1" table:formula="of:=[$antigo.C99]" office:value-type="float" office:value="0.0532231" calcext:value-type="float">
            <text:p>5,32E-02</text:p>
          </table:table-cell>
          <table:table-cell table:style-name="ce71" table:formula="of:=[$antigo.E99]" office:value-type="float" office:value="0.02345483" calcext:value-type="float">
            <text:p>2,35E-02</text:p>
          </table:table-cell>
          <table:table-cell table:style-name="ce71" table:formula="of:=[$antigo.G99]" office:value-type="float" office:value="0.01906643" calcext:value-type="float">
            <text:p>1,91E-02</text:p>
          </table:table-cell>
          <table:table-cell table:style-name="ce71" table:formula="of:=[$antigo.I99]" office:value-type="float" office:value="0.01767627" calcext:value-type="float">
            <text:p>1,77E-02</text:p>
          </table:table-cell>
          <table:table-cell table:style-name="ce71" table:formula="of:=[$antigo.K99]" office:value-type="float" office:value="0.02025874" calcext:value-type="float">
            <text:p>2,03E-02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71" table:formula="of:=[$antigo.C112]" office:value-type="float" office:value="0.03440678" calcext:value-type="float">
            <text:p>3,44E-02</text:p>
          </table:table-cell>
          <table:table-cell table:style-name="ce71" table:formula="of:=[$antigo.E112]" office:value-type="float" office:value="0.02374187" calcext:value-type="float">
            <text:p>2,37E-02</text:p>
          </table:table-cell>
          <table:table-cell table:style-name="ce71" table:formula="of:=[$antigo.G112]" office:value-type="float" office:value="0.01908769" calcext:value-type="float">
            <text:p>1,91E-02</text:p>
          </table:table-cell>
          <table:table-cell table:style-name="ce71" table:formula="of:=[$antigo.I112]" office:value-type="float" office:value="0.0263144" calcext:value-type="float">
            <text:p>2,63E-02</text:p>
          </table:table-cell>
          <table:table-cell table:style-name="ce71" table:formula="of:=[$antigo.K112]" office:value-type="float" office:value="0.02472214" calcext:value-type="float">
            <text:p>2,47E-0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1" table:formula="of:=[$antigo.C125]" office:value-type="float" office:value="0.03613894" calcext:value-type="float">
            <text:p>3,61E-02</text:p>
          </table:table-cell>
          <table:table-cell table:style-name="ce71" table:formula="of:=[$antigo.E125]" office:value-type="float" office:value="0.0237001" calcext:value-type="float">
            <text:p>2,37E-02</text:p>
          </table:table-cell>
          <table:table-cell table:style-name="ce71" table:formula="of:=[$antigo.G125]" office:value-type="float" office:value="0.02888217" calcext:value-type="float">
            <text:p>2,89E-02</text:p>
          </table:table-cell>
          <table:table-cell table:style-name="ce71" table:formula="of:=[$antigo.I125]" office:value-type="float" office:value="0.03405419" calcext:value-type="float">
            <text:p>3,41E-02</text:p>
          </table:table-cell>
          <table:table-cell table:style-name="ce71" table:formula="of:=[$antigo.K125]" office:value-type="float" office:value="0.0588201" calcext:value-type="float">
            <text:p>5,88E-02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1" table:formula="of:=[$antigo.C138]" office:value-type="float" office:value="0.03033352" calcext:value-type="float">
            <text:p>3,03E-02</text:p>
          </table:table-cell>
          <table:table-cell table:style-name="ce71" table:formula="of:=[$antigo.E138]" office:value-type="float" office:value="0.02988313" calcext:value-type="float">
            <text:p>2,99E-02</text:p>
          </table:table-cell>
          <table:table-cell table:style-name="ce71" table:formula="of:=[$antigo.G138]" office:value-type="float" office:value="0.05716104" calcext:value-type="float">
            <text:p>5,72E-02</text:p>
          </table:table-cell>
          <table:table-cell table:style-name="ce71" table:formula="of:=[$antigo.I138]" office:value-type="float" office:value="0.04461607" calcext:value-type="float">
            <text:p>4,46E-02</text:p>
          </table:table-cell>
          <table:table-cell table:style-name="ce71" table:formula="of:=[$antigo.K138]" office:value-type="float" office:value="0.05415494" calcext:value-type="float">
            <text:p>5,42E-02</text:p>
          </table:table-cell>
        </table:table-row>
        <table:table-row table:style-name="ro1" table:number-rows-repeated="28">
          <table:table-cell table:number-columns-repeated="6"/>
        </table:table-row>
        <table:table-row table:style-name="ro1">
          <table:table-cell/>
          <table:table-cell office:value-type="string" calcext:value-type="string">
            <text:p>usando 80 npL, 4 L, 100 Nb &amp;N0, e xxxx épocas, yyyyy Nf,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f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100000" calcext:value-type="float">
            <text:p>100000</text:p>
          </table:table-cell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72" table:formula="of:=[$antigo.C157]" office:value-type="float" office:value="0.02981495" calcext:value-type="float">
            <text:p>2,98E-02</text:p>
          </table:table-cell>
          <table:table-cell table:style-name="ce72" table:formula="of:=[$antigo.E157]" office:value-type="float" office:value="0.01621018" calcext:value-type="float">
            <text:p>1,62E-02</text:p>
          </table:table-cell>
          <table:table-cell table:style-name="ce72" table:formula="of:=[$antigo.G157]" office:value-type="float" office:value="0.01415805" calcext:value-type="float">
            <text:p>1,42E-02</text:p>
          </table:table-cell>
          <table:table-cell table:style-name="ce72" table:formula="of:=[$antigo.I157]" office:value-type="float" office:value="0.009636613" calcext:value-type="float">
            <text:p>9,64E-03</text:p>
          </table:table-cell>
          <table:table-cell table:style-name="ce72" table:formula="of:=[$antigo.K157]" office:value-type="float" office:value="0.00950058" calcext:value-type="float">
            <text:p>9,50E-03</text:p>
          </table:table-cell>
        </table:table-row>
        <table:table-row table:style-name="ro1">
          <table:table-cell table:style-name="ce1" office:value-type="float" office:value="40000" calcext:value-type="float">
            <text:p>40000</text:p>
          </table:table-cell>
          <table:table-cell table:style-name="ce72" table:formula="of:=[$antigo.C170]" office:value-type="float" office:value="0.03386764" calcext:value-type="float">
            <text:p>3,39E-02</text:p>
          </table:table-cell>
          <table:table-cell table:style-name="ce72" table:formula="of:=[$antigo.E170]" office:value-type="float" office:value="0.01730529" calcext:value-type="float">
            <text:p>1,73E-02</text:p>
          </table:table-cell>
          <table:table-cell table:style-name="ce72" table:formula="of:=[$antigo.G170]" office:value-type="float" office:value="0.01306027" calcext:value-type="float">
            <text:p>1,31E-02</text:p>
          </table:table-cell>
          <table:table-cell table:style-name="ce72" table:formula="of:=[$antigo.I170]" office:value-type="float" office:value="0.01220724" calcext:value-type="float">
            <text:p>1,22E-02</text:p>
          </table:table-cell>
          <table:table-cell table:style-name="ce72" table:formula="of:=[$antigo.K170]" office:value-type="float" office:value="0.009019741" calcext:value-type="float">
            <text:p>9,02E-03</text:p>
          </table:table-cell>
        </table:table-row>
        <table:table-row table:style-name="ro1">
          <table:table-cell table:style-name="ce1" office:value-type="float" office:value="60000" calcext:value-type="float">
            <text:p>60000</text:p>
          </table:table-cell>
          <table:table-cell table:style-name="ce72" table:formula="of:=[$antigo.C183]" office:value-type="float" office:value="0.03336499" calcext:value-type="float">
            <text:p>3,34E-02</text:p>
          </table:table-cell>
          <table:table-cell table:style-name="ce72" table:formula="of:=[$antigo.E183]" office:value-type="float" office:value="0.01734613" calcext:value-type="float">
            <text:p>1,73E-02</text:p>
          </table:table-cell>
          <table:table-cell table:style-name="ce72" table:formula="of:=[$antigo.G183]" office:value-type="float" office:value="0.0131856" calcext:value-type="float">
            <text:p>1,32E-02</text:p>
          </table:table-cell>
          <table:table-cell table:style-name="ce72" table:formula="of:=[$antigo.I183]" office:value-type="float" office:value="0.01091433" calcext:value-type="float">
            <text:p>1,09E-02</text:p>
          </table:table-cell>
          <table:table-cell table:style-name="ce72" table:formula="of:=[$antigo.K183]" office:value-type="float" office:value="0.011324" calcext:value-type="float">
            <text:p>1,13E-02</text:p>
          </table:table-cell>
        </table:table-row>
        <table:table-row table:style-name="ro1">
          <table:table-cell table:style-name="ce1" office:value-type="float" office:value="80000" calcext:value-type="float">
            <text:p>80000</text:p>
          </table:table-cell>
          <table:table-cell table:style-name="ce72" table:formula="of:=[$antigo.C196]" office:value-type="float" office:value="0.03046334" calcext:value-type="float">
            <text:p>3,05E-02</text:p>
          </table:table-cell>
          <table:table-cell table:style-name="ce72" table:formula="of:=[$antigo.E196]" office:value-type="float" office:value="0.01767293" calcext:value-type="float">
            <text:p>1,77E-02</text:p>
          </table:table-cell>
          <table:table-cell table:style-name="ce72" table:formula="of:=[$antigo.G196]" office:value-type="float" office:value="0.01371883" calcext:value-type="float">
            <text:p>1,37E-02</text:p>
          </table:table-cell>
          <table:table-cell table:style-name="ce72" table:formula="of:=[$antigo.I196]" office:value-type="float" office:value="0.0112401" calcext:value-type="float">
            <text:p>1,12E-02</text:p>
          </table:table-cell>
          <table:table-cell table:style-name="ce72" table:formula="of:=[$antigo.K196]" office:value-type="float" office:value="0.00926184" calcext:value-type="float">
            <text:p>9,26E-03</text:p>
          </table:table-cell>
        </table:table-row>
        <table:table-row table:style-name="ro1">
          <table:table-cell table:style-name="ce1" office:value-type="float" office:value="100000" calcext:value-type="float">
            <text:p>100000</text:p>
          </table:table-cell>
          <table:table-cell table:style-name="ce72" table:formula="of:=[$antigo.C209]" office:value-type="float" office:value="0.02990013" calcext:value-type="float">
            <text:p>2,99E-02</text:p>
          </table:table-cell>
          <table:table-cell table:style-name="ce72" table:formula="of:=[$antigo.E209]" office:value-type="float" office:value="0.01558987" calcext:value-type="float">
            <text:p>1,56E-02</text:p>
          </table:table-cell>
          <table:table-cell table:style-name="ce72" table:formula="of:=[$antigo.G209]" office:value-type="float" office:value="0.01135753" calcext:value-type="float">
            <text:p>1,14E-02</text:p>
          </table:table-cell>
          <table:table-cell table:style-name="ce72" table:formula="of:=[$antigo.I209]" office:value-type="float" office:value="0.009709772" calcext:value-type="float">
            <text:p>9,71E-03</text:p>
          </table:table-cell>
          <table:table-cell table:style-name="ce72" table:formula="of:=[$antigo.K209]" office:value-type="float" office:value="0.009923684" calcext:value-type="float">
            <text:p>9,92E-03</text:p>
          </table:table-cell>
        </table:table-row>
        <calcext:conditional-formats>
          <calcext:conditional-format calcext:target-range-address="antigo2.B3:antigo2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tigo2.B32:antigo2.F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ntigo2.B67:antigo2.F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30">
      <number:hours number:style="long"/>
      <number:text>:</number:text>
      <number:minutes number:style="long"/>
      <number:text>:</number:text>
      <number:seconds number:style="long" number:decimal-places="3"/>
    </number:time-style>
    <number:number-style style:name="N129">
      <number:number number:decimal-places="4" number:min-decimal-places="4" number:min-integer-digits="1"/>
    </number:number-style>
    <number:time-style style:name="N128">
      <number:seconds number:style="long"/>
    </number:time-style>
    <number:time-style style:name="N127">
      <number:seconds number:style="long" number:decimal-places="2"/>
    </number:time-style>
    <number:number-style style:name="N126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time-style style:name="N123">
      <number:seconds number:style="long" number:decimal-places="32"/>
      <number:seconds number:style="long" number:decimal-places="32"/>
    </number:time-style>
    <number:time-style style:name="N122">
      <number:seconds number:decimal-places="2"/>
    </number:time-style>
    <number:time-style style:name="N121">
      <number:seconds number:style="long" number:decimal-places="96"/>
      <number:seconds number:style="long" number:decimal-places="96"/>
    </number:time-style>
    <number:time-style style:name="N120">
      <number:hours number:style="long"/>
      <number:text>:</number:text>
      <number:minutes number:style="long"/>
      <number:text>:</number:text>
      <number:seconds number:style="long" number:decimal-places="2"/>
    </number:time-style>
    <number:time-style style:name="N119" number:truncate-on-overflow="false">
      <number:seconds number:style="long"/>
    </number:time-style>
    <number:time-style style:name="N118">
      <number:seconds number:style="long"/>
      <number:seconds number:style="long"/>
    </number:time-style>
    <number:time-style style:name="N117" number:truncate-on-overflow="false">
      <number:minutes number:style="long"/>
      <number:text>:</number:text>
      <number:seconds number:style="long" number:decimal-places="3"/>
    </number:time-style>
    <number:time-style style:name="N116">
      <number:minutes number:style="long"/>
      <number:text>:</number:text>
      <number:seconds number:style="long" number:decimal-places="3"/>
    </number:time-style>
    <number:number-style style:name="N115">
      <number:scientific-number number:decimal-places="2" number:min-decimal-places="2" number:min-integer-digits="0" number:min-exponent-digits="2" number:exponent-interval="1" number:forced-exponent-sign="true"/>
    </number:number-style>
    <number:number-style style:name="N114">
      <number:scientific-number number:decimal-places="4" number:min-decimal-places="4" number:min-integer-digits="0" number:min-exponent-digits="2" number:exponent-interval="1" number:forced-exponent-sign="true"/>
    </number:number-style>
    <number:number-style style:name="N110">
      <number:number number:decimal-places="17" number:min-decimal-places="17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>
      <style:text-properties style:font-name="Liberation Serif" fo:font-family="'Liberation Serif'" style:font-style-name="Regular" style:font-family-generic="roman" style:font-pitch="variable" fo:font-size="9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23:04:31.265988552</meta:creation-date>
    <meta:generator>LibreOffice/7.3.7.2$Linux_X86_64 LibreOffice_project/30$Build-2</meta:generator>
    <dc:date>2024-02-18T18:34:56.916959413</dc:date>
    <meta:editing-duration>P1DT12H12M29S</meta:editing-duration>
    <meta:editing-cycles>201</meta:editing-cycles>
    <dc:creator>Eduardo Furlan Miranda</dc:creator>
    <meta:document-statistic meta:table-count="11" meta:cell-count="7253" meta:object-count="1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8">
      <number:scientific-number number:decimal-places="2" number:min-decimal-places="2" number:min-integer-digits="0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loext:overlay="true" svg:x="14.256cm" svg:y="0.445cm" style:legend-expansion="custom" svg:width="1.101cm" svg:height="2.59cm" style:legend-expansion-aspect-ratio="0.425096525096525" chart:style-name="ch2"/>
        <chart:plot-area chart:style-name="ch3" table:cell-range-address="antigo2.A2:antigo2.F7" chart:data-source-has-labels="both" svg:x="0.32cm" svg:y="0.18cm" svg:width="15.36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053cm" svg:y="0.214cm" svg:width="13.627cm" svg:height="7.95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antigo2.B2:antigo2.F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antigo2.B3:antigo2.F3" chart:label-cell-address="antigo2.A3:antigo2.A3" chart:class="chart:bar">
            <chart:data-point chart:repeated="5"/>
          </chart:series>
          <chart:series chart:style-name="ch9" chart:values-cell-range-address="antigo2.B4:antigo2.F4" chart:label-cell-address="antigo2.A4:antigo2.A4" chart:class="chart:bar">
            <chart:data-point chart:repeated="5"/>
          </chart:series>
          <chart:series chart:style-name="ch10" chart:values-cell-range-address="antigo2.B5:antigo2.F5" chart:label-cell-address="antigo2.A5:antigo2.A5" chart:class="chart:bar">
            <chart:data-point chart:repeated="5"/>
          </chart:series>
          <chart:series chart:style-name="ch10" chart:values-cell-range-address="antigo2.B6:antigo2.F6" chart:label-cell-address="antigo2.A6:antigo2.A6" chart:class="chart:bar">
            <chart:data-point chart:repeated="5"/>
          </chart:series>
          <chart:series chart:style-name="ch10" chart:values-cell-range-address="antigo2.B7:antigo2.F7" chart:label-cell-address="antigo2.A7:antigo2.A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250">
                <text:p>1250</text:p>
                <draw:g>
                  <svg:desc>antigo2.B2:antigo2.F2</svg:desc>
                </draw:g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25</text:p>
                <draw:g>
                  <svg:desc>antigo2.A3:antigo2.A3</svg:desc>
                </draw:g>
              </table:table-cell>
              <table:table-cell office:value-type="float" office:value="0.2490872">
                <text:p>0.2490872</text:p>
                <draw:g>
                  <svg:desc>antigo2.B3:antigo2.F3</svg:desc>
                </draw:g>
              </table:table-cell>
              <table:table-cell office:value-type="float" office:value="0.06235614">
                <text:p>0.06235614</text:p>
              </table:table-cell>
              <table:table-cell office:value-type="float" office:value="0.0402411033333333">
                <text:p>0.0402411033333333</text:p>
              </table:table-cell>
              <table:table-cell office:value-type="float" office:value="0.03091883">
                <text:p>0.03091883</text:p>
              </table:table-cell>
              <table:table-cell office:value-type="float" office:value="0.03091267">
                <text:p>0.03091267</text:p>
              </table:table-cell>
            </table:table-row>
            <table:table-row>
              <table:table-cell office:value-type="string">
                <text:p>50</text:p>
                <draw:g>
                  <svg:desc>antigo2.A4:antigo2.A4</svg:desc>
                </draw:g>
              </table:table-cell>
              <table:table-cell office:value-type="float" office:value="0.1962016">
                <text:p>0.1962016</text:p>
                <draw:g>
                  <svg:desc>antigo2.B4:antigo2.F4</svg:desc>
                </draw:g>
              </table:table-cell>
              <table:table-cell office:value-type="float" office:value="0.07499867">
                <text:p>0.07499867</text:p>
              </table:table-cell>
              <table:table-cell office:value-type="float" office:value="0.02125353">
                <text:p>0.02125353</text:p>
              </table:table-cell>
              <table:table-cell office:value-type="float" office:value="0.01586933">
                <text:p>0.01586933</text:p>
              </table:table-cell>
              <table:table-cell office:value-type="float" office:value="0.02025874">
                <text:p>0.02025874</text:p>
              </table:table-cell>
            </table:table-row>
            <table:table-row>
              <table:table-cell office:value-type="string">
                <text:p>75</text:p>
                <draw:g>
                  <svg:desc>antigo2.A5:antigo2.A5</svg:desc>
                </draw:g>
              </table:table-cell>
              <table:table-cell office:value-type="float" office:value="0.2088022">
                <text:p>0.2088022</text:p>
                <draw:g>
                  <svg:desc>antigo2.B5:antigo2.F5</svg:desc>
                </draw:g>
              </table:table-cell>
              <table:table-cell office:value-type="float" office:value="0.05756349">
                <text:p>0.05756349</text:p>
              </table:table-cell>
              <table:table-cell office:value-type="float" office:value="0.02077975">
                <text:p>0.02077975</text:p>
              </table:table-cell>
              <table:table-cell office:value-type="float" office:value="0.01688549">
                <text:p>0.01688549</text:p>
              </table:table-cell>
              <table:table-cell office:value-type="float" office:value="0.01957861">
                <text:p>0.01957861</text:p>
              </table:table-cell>
            </table:table-row>
            <table:table-row>
              <table:table-cell office:value-type="string">
                <text:p>100</text:p>
                <draw:g>
                  <svg:desc>antigo2.A6:antigo2.A6</svg:desc>
                </draw:g>
              </table:table-cell>
              <table:table-cell office:value-type="float" office:value="0.229997">
                <text:p>0.229997</text:p>
                <draw:g>
                  <svg:desc>antigo2.B6:antigo2.F6</svg:desc>
                </draw:g>
              </table:table-cell>
              <table:table-cell office:value-type="float" office:value="0.06519203">
                <text:p>0.06519203</text:p>
              </table:table-cell>
              <table:table-cell office:value-type="float" office:value="0.01496583">
                <text:p>0.01496583</text:p>
              </table:table-cell>
              <table:table-cell office:value-type="float" office:value="0.01496583">
                <text:p>0.01496583</text:p>
              </table:table-cell>
              <table:table-cell office:value-type="float" office:value="0.01449567">
                <text:p>0.01449567</text:p>
              </table:table-cell>
            </table:table-row>
            <table:table-row>
              <table:table-cell office:value-type="string">
                <text:p>200</text:p>
                <draw:g>
                  <svg:desc>antigo2.A7:antigo2.A7</svg:desc>
                </draw:g>
              </table:table-cell>
              <table:table-cell office:value-type="float" office:value="0.2370617">
                <text:p>0.2370617</text:p>
                <draw:g>
                  <svg:desc>antigo2.B7:antigo2.F7</svg:desc>
                </draw:g>
              </table:table-cell>
              <table:table-cell office:value-type="float" office:value="0.07428475">
                <text:p>0.07428475</text:p>
              </table:table-cell>
              <table:table-cell office:value-type="float" office:value="0.02267677">
                <text:p>0.02267677</text:p>
              </table:table-cell>
              <table:table-cell office:value-type="float" office:value="0.0219905">
                <text:p>0.0219905</text:p>
              </table:table-cell>
              <table:table-cell office:value-type="float" office:value="0.01500517">
                <text:p>0.015005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time-style style:name="N135">
      <number:minutes number:style="long"/>
      <number:text>:</number:text>
      <number:seconds number:style="long" number:decimal-places="3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9.002cm" xlink:href=".." xlink:type="simple" chart:class="chart:line" chart:style-name="ch1">
        <chart:legend chart:legend-position="end" svg:x="14.48cm" svg:y="3.704cm" style:legend-expansion="high" chart:style-name="ch2"/>
        <chart:plot-area chart:style-name="ch3" table:cell-range-address="RPre.A41:RPre.D44" chart:data-source-has-labels="both" svg:x="1.331cm" svg:y="0.18cm" svg:width="12.829cm" svg:height="7.661cm">
          <chart:coordinate-region svg:x="2.429cm" svg:y="0.38cm" svg:width="11.544cm" svg:height="6.814cm"/>
          <chart:axis chart:dimension="x" chart:name="primary-x" chart:style-name="ch4" chartooo:axis-type="auto">
            <chartooo:date-scale/>
            <chart:title svg:x="5.082cm" svg:y="8.021cm" chart:style-name="ch5">
              <text:p>Number of neurons per hidden layer</text:p>
            </chart:title>
            <chart:categories table:cell-range-address="RPre.B41:RPre.D41"/>
          </chart:axis>
          <chart:axis chart:dimension="y" chart:name="primary-y" chart:style-name="ch6">
            <chart:title svg:x="0.451cm" svg:y="6.819cm" chart:style-name="ch7">
              <text:p>Predicting - processing time (seconds)</text:p>
            </chart:title>
            <chart:grid chart:style-name="ch8" chart:class="major"/>
          </chart:axis>
          <chart:series chart:style-name="ch9" chart:values-cell-range-address="RPre.B42:RPre.D42" chart:label-cell-address="RPre.A42:RPre.A42" chart:class="chart:line">
            <chart:data-point chart:repeated="3"/>
          </chart:series>
          <chart:series chart:style-name="ch10" chart:values-cell-range-address="RPre.B43:RPre.D43" chart:label-cell-address="RPre.A43:RPre.A43" chart:class="chart:line">
            <chart:data-point chart:repeated="3"/>
          </chart:series>
          <chart:series chart:style-name="ch11" chart:values-cell-range-address="RPre.B44:RPre.D44" chart:label-cell-address="RPre.A44:RPre.A4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Pre.B41:RPre.D4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RPre.A42:RPre.A42</svg:desc>
                </draw:g>
              </table:table-cell>
              <table:table-cell office:value-type="float" office:value="0.647333333">
                <text:p>0.647333333</text:p>
                <draw:g>
                  <svg:desc>RPre.B42:RPre.D42</svg:desc>
                </draw:g>
              </table:table-cell>
              <table:table-cell office:value-type="float" office:value="0.635666667">
                <text:p>0.635666667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4</text:p>
                <draw:g>
                  <svg:desc>RPre.A43:RPre.A43</svg:desc>
                </draw:g>
              </table:table-cell>
              <table:table-cell office:value-type="float" office:value="0.704">
                <text:p>0.704</text:p>
                <draw:g>
                  <svg:desc>RPre.B43:RPre.D43</svg:desc>
                </draw:g>
              </table:table-cell>
              <table:table-cell office:value-type="float" office:value="0.724333333">
                <text:p>0.724333333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string">
                <text:p>8</text:p>
                <draw:g>
                  <svg:desc>RPre.A44:RPre.A44</svg:desc>
                </draw:g>
              </table:table-cell>
              <table:table-cell office:value-type="float" office:value="1.092">
                <text:p>1.092</text:p>
                <draw:g>
                  <svg:desc>RPre.B44:RPre.D44</svg:desc>
                </draw:g>
              </table:table-cell>
              <table:table-cell office:value-type="float" office:value="0.867333333">
                <text:p>0.867333333</text:p>
              </table:table-cell>
              <table:table-cell office:value-type="float" office:value="0.789">
                <text:p>0.78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8">
      <number:scientific-number number:decimal-places="2" number:min-decimal-places="2" number:min-integer-digits="0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loext:overlay="true" svg:x="14.471cm" svg:y="0.385cm" style:legend-expansion="custom" svg:width="0.915cm" svg:height="2.59cm" style:legend-expansion-aspect-ratio="0.353281853281853" chart:style-name="ch2"/>
        <chart:plot-area chart:style-name="ch3" table:cell-range-address="antigo2.A31:antigo2.F36" chart:data-source-has-labels="both" svg:x="0.32cm" svg:y="0.18cm" svg:width="15.36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053cm" svg:y="0.214cm" svg:width="13.627cm" svg:height="7.95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antigo2.B31:antigo2.F3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antigo2.B32:antigo2.F32" chart:label-cell-address="antigo2.A32:antigo2.A32" chart:class="chart:bar">
            <chart:data-point chart:repeated="5"/>
          </chart:series>
          <chart:series chart:style-name="ch9" chart:values-cell-range-address="antigo2.B33:antigo2.F33" chart:label-cell-address="antigo2.A33:antigo2.A33" chart:class="chart:bar">
            <chart:data-point chart:repeated="5"/>
          </chart:series>
          <chart:series chart:style-name="ch10" chart:values-cell-range-address="antigo2.B34:antigo2.F34" chart:label-cell-address="antigo2.A34:antigo2.A34" chart:class="chart:bar">
            <chart:data-point chart:repeated="5"/>
          </chart:series>
          <chart:series chart:style-name="ch11" chart:values-cell-range-address="antigo2.B35:antigo2.F35" chart:label-cell-address="antigo2.A35:antigo2.A35" chart:class="chart:bar">
            <chart:data-point chart:repeated="5"/>
          </chart:series>
          <chart:series chart:style-name="ch12" chart:values-cell-range-address="antigo2.B36:antigo2.F36" chart:label-cell-address="antigo2.A36:antigo2.A3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antigo2.B31:antigo2.F3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antigo2.A32:antigo2.A32</svg:desc>
                </draw:g>
              </table:table-cell>
              <table:table-cell office:value-type="float" office:value="0.1611135">
                <text:p>0.1611135</text:p>
                <draw:g>
                  <svg:desc>antigo2.B32:antigo2.F32</svg:desc>
                </draw:g>
              </table:table-cell>
              <table:table-cell office:value-type="float" office:value="0.0957214">
                <text:p>0.0957214</text:p>
              </table:table-cell>
              <table:table-cell office:value-type="float" office:value="0.08197789">
                <text:p>0.08197789</text:p>
              </table:table-cell>
              <table:table-cell office:value-type="float" office:value="0.07045951">
                <text:p>0.07045951</text:p>
              </table:table-cell>
              <table:table-cell office:value-type="float" office:value="0.08980465">
                <text:p>0.08980465</text:p>
              </table:table-cell>
            </table:table-row>
            <table:table-row>
              <table:table-cell office:value-type="string">
                <text:p>4</text:p>
                <draw:g>
                  <svg:desc>antigo2.A33:antigo2.A33</svg:desc>
                </draw:g>
              </table:table-cell>
              <table:table-cell office:value-type="float" office:value="0.0532231">
                <text:p>0.0532231</text:p>
                <draw:g>
                  <svg:desc>antigo2.B33:antigo2.F33</svg:desc>
                </draw:g>
              </table:table-cell>
              <table:table-cell office:value-type="float" office:value="0.02345483">
                <text:p>0.02345483</text:p>
              </table:table-cell>
              <table:table-cell office:value-type="float" office:value="0.01906643">
                <text:p>0.01906643</text:p>
              </table:table-cell>
              <table:table-cell office:value-type="float" office:value="0.01767627">
                <text:p>0.01767627</text:p>
              </table:table-cell>
              <table:table-cell office:value-type="float" office:value="0.02025874">
                <text:p>0.02025874</text:p>
              </table:table-cell>
            </table:table-row>
            <table:table-row>
              <table:table-cell office:value-type="string">
                <text:p>6</text:p>
                <draw:g>
                  <svg:desc>antigo2.A34:antigo2.A34</svg:desc>
                </draw:g>
              </table:table-cell>
              <table:table-cell office:value-type="float" office:value="0.03440678">
                <text:p>0.03440678</text:p>
                <draw:g>
                  <svg:desc>antigo2.B34:antigo2.F34</svg:desc>
                </draw:g>
              </table:table-cell>
              <table:table-cell office:value-type="float" office:value="0.02374187">
                <text:p>0.02374187</text:p>
              </table:table-cell>
              <table:table-cell office:value-type="float" office:value="0.01908769">
                <text:p>0.01908769</text:p>
              </table:table-cell>
              <table:table-cell office:value-type="float" office:value="0.0263144">
                <text:p>0.0263144</text:p>
              </table:table-cell>
              <table:table-cell office:value-type="float" office:value="0.02472214">
                <text:p>0.02472214</text:p>
              </table:table-cell>
            </table:table-row>
            <table:table-row>
              <table:table-cell office:value-type="string">
                <text:p>8</text:p>
                <draw:g>
                  <svg:desc>antigo2.A35:antigo2.A35</svg:desc>
                </draw:g>
              </table:table-cell>
              <table:table-cell office:value-type="float" office:value="0.03613894">
                <text:p>0.03613894</text:p>
                <draw:g>
                  <svg:desc>antigo2.B35:antigo2.F35</svg:desc>
                </draw:g>
              </table:table-cell>
              <table:table-cell office:value-type="float" office:value="0.0237001">
                <text:p>0.0237001</text:p>
              </table:table-cell>
              <table:table-cell office:value-type="float" office:value="0.02888217">
                <text:p>0.02888217</text:p>
              </table:table-cell>
              <table:table-cell office:value-type="float" office:value="0.03405419">
                <text:p>0.03405419</text:p>
              </table:table-cell>
              <table:table-cell office:value-type="float" office:value="0.0588201">
                <text:p>0.0588201</text:p>
              </table:table-cell>
            </table:table-row>
            <table:table-row>
              <table:table-cell office:value-type="string">
                <text:p>10</text:p>
                <draw:g>
                  <svg:desc>antigo2.A36:antigo2.A36</svg:desc>
                </draw:g>
              </table:table-cell>
              <table:table-cell office:value-type="float" office:value="0.03033352">
                <text:p>0.03033352</text:p>
                <draw:g>
                  <svg:desc>antigo2.B36:antigo2.F36</svg:desc>
                </draw:g>
              </table:table-cell>
              <table:table-cell office:value-type="float" office:value="0.02988313">
                <text:p>0.02988313</text:p>
              </table:table-cell>
              <table:table-cell office:value-type="float" office:value="0.05716104">
                <text:p>0.05716104</text:p>
              </table:table-cell>
              <table:table-cell office:value-type="float" office:value="0.04461607">
                <text:p>0.04461607</text:p>
              </table:table-cell>
              <table:table-cell office:value-type="float" office:value="0.05415494">
                <text:p>0.054154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8">
      <number:scientific-number number:decimal-places="2" number:min-decimal-places="2" number:min-integer-digits="0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loext:overlay="true" svg:x="12.563cm" svg:y="0.745cm" style:legend-expansion="custom" svg:width="2.245cm" svg:height="2.59cm" style:legend-expansion-aspect-ratio="0.866795366795367" chart:style-name="ch2"/>
        <chart:plot-area chart:style-name="ch3" table:cell-range-address="antigo2.A66:antigo2.F71" chart:data-source-has-labels="both" svg:x="0.32cm" svg:y="0.18cm" svg:width="15.36cm" svg:height="8.64cm">
          <chart:coordinate-region svg:x="2.053cm" svg:y="0.38cm" svg:width="13.07cm" svg:height="7.793cm"/>
          <chart:axis chart:dimension="x" chart:name="primary-x" chart:style-name="ch4" chartooo:axis-type="auto">
            <chartooo:date-scale/>
            <chart:categories table:cell-range-address="antigo2.B66:antigo2.F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tigo2.B67:antigo2.F67" chart:label-cell-address="antigo2.A67:antigo2.A67" chart:class="chart:line">
            <chart:data-point chart:repeated="5"/>
          </chart:series>
          <chart:series chart:style-name="ch8" chart:values-cell-range-address="antigo2.B68:antigo2.F68" chart:label-cell-address="antigo2.A68:antigo2.A68" chart:class="chart:line">
            <chart:data-point chart:repeated="5"/>
          </chart:series>
          <chart:series chart:style-name="ch9" chart:values-cell-range-address="antigo2.B69:antigo2.F69" chart:label-cell-address="antigo2.A69:antigo2.A69" chart:class="chart:line">
            <chart:data-point chart:repeated="5"/>
          </chart:series>
          <chart:series chart:style-name="ch10" chart:values-cell-range-address="antigo2.B70:antigo2.F70" chart:label-cell-address="antigo2.A70:antigo2.A70" chart:class="chart:line">
            <chart:data-point chart:repeated="5"/>
          </chart:series>
          <chart:series chart:style-name="ch11" chart:values-cell-range-address="antigo2.B71:antigo2.F71" chart:label-cell-address="antigo2.A71:antigo2.A7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00">
                <text:p>20000</text:p>
                <draw:g>
                  <svg:desc>antigo2.B66:antigo2.F66</svg:desc>
                </draw:g>
              </table:table-cell>
              <table:table-cell office:value-type="float" office:value="40000">
                <text:p>40000</text:p>
              </table:table-cell>
              <table:table-cell office:value-type="float" office:value="60000">
                <text:p>60000</text:p>
              </table:table-cell>
              <table:table-cell office:value-type="float" office:value="80000">
                <text:p>8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20000</text:p>
                <draw:g>
                  <svg:desc>antigo2.A67:antigo2.A67</svg:desc>
                </draw:g>
              </table:table-cell>
              <table:table-cell office:value-type="float" office:value="0.02981495">
                <text:p>0.02981495</text:p>
                <draw:g>
                  <svg:desc>antigo2.B67:antigo2.F67</svg:desc>
                </draw:g>
              </table:table-cell>
              <table:table-cell office:value-type="float" office:value="0.01621018">
                <text:p>0.01621018</text:p>
              </table:table-cell>
              <table:table-cell office:value-type="float" office:value="0.01415805">
                <text:p>0.01415805</text:p>
              </table:table-cell>
              <table:table-cell office:value-type="float" office:value="0.009636613">
                <text:p>0.009636613</text:p>
              </table:table-cell>
              <table:table-cell office:value-type="float" office:value="0.00950058">
                <text:p>0.00950058</text:p>
              </table:table-cell>
            </table:table-row>
            <table:table-row>
              <table:table-cell office:value-type="string">
                <text:p>40000</text:p>
                <draw:g>
                  <svg:desc>antigo2.A68:antigo2.A68</svg:desc>
                </draw:g>
              </table:table-cell>
              <table:table-cell office:value-type="float" office:value="0.03386764">
                <text:p>0.03386764</text:p>
                <draw:g>
                  <svg:desc>antigo2.B68:antigo2.F68</svg:desc>
                </draw:g>
              </table:table-cell>
              <table:table-cell office:value-type="float" office:value="0.01730529">
                <text:p>0.01730529</text:p>
              </table:table-cell>
              <table:table-cell office:value-type="float" office:value="0.01306027">
                <text:p>0.01306027</text:p>
              </table:table-cell>
              <table:table-cell office:value-type="float" office:value="0.01220724">
                <text:p>0.01220724</text:p>
              </table:table-cell>
              <table:table-cell office:value-type="float" office:value="0.009019741">
                <text:p>0.009019741</text:p>
              </table:table-cell>
            </table:table-row>
            <table:table-row>
              <table:table-cell office:value-type="string">
                <text:p>60000</text:p>
                <draw:g>
                  <svg:desc>antigo2.A69:antigo2.A69</svg:desc>
                </draw:g>
              </table:table-cell>
              <table:table-cell office:value-type="float" office:value="0.03336499">
                <text:p>0.03336499</text:p>
                <draw:g>
                  <svg:desc>antigo2.B69:antigo2.F69</svg:desc>
                </draw:g>
              </table:table-cell>
              <table:table-cell office:value-type="float" office:value="0.01734613">
                <text:p>0.01734613</text:p>
              </table:table-cell>
              <table:table-cell office:value-type="float" office:value="0.0131856">
                <text:p>0.0131856</text:p>
              </table:table-cell>
              <table:table-cell office:value-type="float" office:value="0.01091433">
                <text:p>0.01091433</text:p>
              </table:table-cell>
              <table:table-cell office:value-type="float" office:value="0.011324">
                <text:p>0.011324</text:p>
              </table:table-cell>
            </table:table-row>
            <table:table-row>
              <table:table-cell office:value-type="string">
                <text:p>80000</text:p>
                <draw:g>
                  <svg:desc>antigo2.A70:antigo2.A70</svg:desc>
                </draw:g>
              </table:table-cell>
              <table:table-cell office:value-type="float" office:value="0.03046334">
                <text:p>0.03046334</text:p>
                <draw:g>
                  <svg:desc>antigo2.B70:antigo2.F70</svg:desc>
                </draw:g>
              </table:table-cell>
              <table:table-cell office:value-type="float" office:value="0.01767293">
                <text:p>0.01767293</text:p>
              </table:table-cell>
              <table:table-cell office:value-type="float" office:value="0.01371883">
                <text:p>0.01371883</text:p>
              </table:table-cell>
              <table:table-cell office:value-type="float" office:value="0.0112401">
                <text:p>0.0112401</text:p>
              </table:table-cell>
              <table:table-cell office:value-type="float" office:value="0.00926184">
                <text:p>0.00926184</text:p>
              </table:table-cell>
            </table:table-row>
            <table:table-row>
              <table:table-cell office:value-type="string">
                <text:p>100000</text:p>
                <draw:g>
                  <svg:desc>antigo2.A71:antigo2.A71</svg:desc>
                </draw:g>
              </table:table-cell>
              <table:table-cell office:value-type="float" office:value="0.02990013">
                <text:p>0.02990013</text:p>
                <draw:g>
                  <svg:desc>antigo2.B71:antigo2.F71</svg:desc>
                </draw:g>
              </table:table-cell>
              <table:table-cell office:value-type="float" office:value="0.01558987">
                <text:p>0.01558987</text:p>
              </table:table-cell>
              <table:table-cell office:value-type="float" office:value="0.01135753">
                <text:p>0.01135753</text:p>
              </table:table-cell>
              <table:table-cell office:value-type="float" office:value="0.009709772">
                <text:p>0.009709772</text:p>
              </table:table-cell>
              <table:table-cell office:value-type="float" office:value="0.009923684">
                <text:p>0.0099236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71cm" svg:y="3.205cm" style:legend-expansion="high" chart:style-name="ch2"/>
        <chart:plot-area chart:style-name="ch3" table:cell-range-address="RLay.B46:RLay.F46 RLay.A48:RLay.F52" chart:data-source-has-labels="both" svg:x="1.331cm" svg:y="0.18cm" svg:width="12.82cm" svg:height="7.659cm">
          <chart:coordinate-region svg:x="2.429cm" svg:y="0.38cm" svg:width="11.535cm" svg:height="6.812cm"/>
          <chart:axis chart:dimension="x" chart:name="primary-x" chart:style-name="ch4" chartooo:axis-type="auto">
            <chartooo:date-scale/>
            <chart:title svg:x="5.078cm" svg:y="8.019cm" chart:style-name="ch5">
              <text:p>Number of neurons per hidden layer</text:p>
            </chart:title>
            <chart:categories table:cell-range-address="RLay.B46:RLay.F46"/>
          </chart:axis>
          <chart:axis chart:dimension="y" chart:name="primary-y" chart:style-name="ch6">
            <chart:title svg:x="0.451cm" svg:y="5.27cm" chart:style-name="ch7">
              <text:p>Relative L2 error</text:p>
            </chart:title>
            <chart:grid chart:style-name="ch8" chart:class="major"/>
          </chart:axis>
          <chart:series chart:style-name="ch9" chart:values-cell-range-address="RLay.B48:RLay.F48" chart:label-cell-address="RLay.A48:RLay.A48" chart:class="chart:line">
            <chart:data-point chart:repeated="5"/>
          </chart:series>
          <chart:series chart:style-name="ch10" chart:values-cell-range-address="RLay.B49:RLay.F49" chart:label-cell-address="RLay.A49:RLay.A49" chart:class="chart:line">
            <chart:data-point chart:repeated="5"/>
          </chart:series>
          <chart:series chart:style-name="ch11" chart:values-cell-range-address="RLay.B50:RLay.F50" chart:label-cell-address="RLay.A50:RLay.A50" chart:class="chart:line">
            <chart:data-point chart:repeated="5"/>
          </chart:series>
          <chart:series chart:style-name="ch12" chart:values-cell-range-address="RLay.B51:RLay.F51" chart:label-cell-address="RLay.A51:RLay.A51" chart:class="chart:line">
            <chart:data-point chart:repeated="5"/>
          </chart:series>
          <chart:series chart:style-name="ch13" chart:values-cell-range-address="RLay.B52:RLay.F52" chart:label-cell-address="RLay.A52:RLay.A52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Lay.B46:RLay.F46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RLay.A48:RLay.A48</svg:desc>
                </draw:g>
              </table:table-cell>
              <table:table-cell office:value-type="float" office:value="18.53553">
                <text:p>18.53553</text:p>
                <draw:g>
                  <svg:desc>RLay.B48:RLay.F48</svg:desc>
                </draw:g>
              </table:table-cell>
              <table:table-cell office:value-type="float" office:value="17.76888">
                <text:p>17.76888</text:p>
              </table:table-cell>
              <table:table-cell office:value-type="float" office:value="17.79778">
                <text:p>17.79778</text:p>
              </table:table-cell>
              <table:table-cell office:value-type="float" office:value="17.52879">
                <text:p>17.52879</text:p>
              </table:table-cell>
              <table:table-cell office:value-type="float" office:value="17.47305">
                <text:p>17.47305</text:p>
              </table:table-cell>
            </table:table-row>
            <table:table-row>
              <table:table-cell office:value-type="string">
                <text:p>2</text:p>
                <draw:g>
                  <svg:desc>RLay.A49:RLay.A49</svg:desc>
                </draw:g>
              </table:table-cell>
              <table:table-cell office:value-type="float" office:value="3.703315">
                <text:p>3.703315</text:p>
                <draw:g>
                  <svg:desc>RLay.B49:RLay.F49</svg:desc>
                </draw:g>
              </table:table-cell>
              <table:table-cell office:value-type="float" office:value="2.519045">
                <text:p>2.519045</text:p>
              </table:table-cell>
              <table:table-cell office:value-type="float" office:value="1.515239">
                <text:p>1.515239</text:p>
              </table:table-cell>
              <table:table-cell office:value-type="float" office:value="1.771894">
                <text:p>1.771894</text:p>
              </table:table-cell>
              <table:table-cell office:value-type="float" office:value="1.589525">
                <text:p>1.589525</text:p>
              </table:table-cell>
            </table:table-row>
            <table:table-row>
              <table:table-cell office:value-type="string">
                <text:p>4</text:p>
                <draw:g>
                  <svg:desc>RLay.A50:RLay.A50</svg:desc>
                </draw:g>
              </table:table-cell>
              <table:table-cell office:value-type="float" office:value="0.3002499">
                <text:p>0.3002499</text:p>
                <draw:g>
                  <svg:desc>RLay.B50:RLay.F50</svg:desc>
                </draw:g>
              </table:table-cell>
              <table:table-cell office:value-type="float" office:value="0.4058223">
                <text:p>0.4058223</text:p>
              </table:table-cell>
              <table:table-cell office:value-type="float" office:value="0.4434611">
                <text:p>0.4434611</text:p>
              </table:table-cell>
              <table:table-cell office:value-type="float" office:value="0.3920036">
                <text:p>0.3920036</text:p>
              </table:table-cell>
              <table:table-cell office:value-type="float" office:value="0.1564917">
                <text:p>0.1564917</text:p>
              </table:table-cell>
            </table:table-row>
            <table:table-row>
              <table:table-cell office:value-type="string">
                <text:p>6</text:p>
                <draw:g>
                  <svg:desc>RLay.A51:RLay.A51</svg:desc>
                </draw:g>
              </table:table-cell>
              <table:table-cell office:value-type="float" office:value="0.2214555">
                <text:p>0.2214555</text:p>
                <draw:g>
                  <svg:desc>RLay.B51:RLay.F51</svg:desc>
                </draw:g>
              </table:table-cell>
              <table:table-cell office:value-type="float" office:value="0.1881725">
                <text:p>0.1881725</text:p>
              </table:table-cell>
              <table:table-cell office:value-type="float" office:value="0.1005668">
                <text:p>0.1005668</text:p>
              </table:table-cell>
              <table:table-cell office:value-type="float" office:value="0.1818649">
                <text:p>0.1818649</text:p>
              </table:table-cell>
              <table:table-cell office:value-type="float" office:value="0.1706386">
                <text:p>0.1706386</text:p>
              </table:table-cell>
            </table:table-row>
            <table:table-row>
              <table:table-cell office:value-type="string">
                <text:p>8</text:p>
                <draw:g>
                  <svg:desc>RLay.A52:RLay.A52</svg:desc>
                </draw:g>
              </table:table-cell>
              <table:table-cell office:value-type="float" office:value="0.2578908">
                <text:p>0.2578908</text:p>
                <draw:g>
                  <svg:desc>RLay.B52:RLay.F52</svg:desc>
                </draw:g>
              </table:table-cell>
              <table:table-cell office:value-type="float" office:value="0.1305264">
                <text:p>0.1305264</text:p>
              </table:table-cell>
              <table:table-cell office:value-type="float" office:value="0.1897842">
                <text:p>0.1897842</text:p>
              </table:table-cell>
              <table:table-cell office:value-type="float" office:value="0.1572679">
                <text:p>0.1572679</text:p>
              </table:table-cell>
              <table:table-cell office:value-type="float" office:value="0.2326052">
                <text:p>0.23260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71cm" svg:y="3.205cm" style:legend-expansion="high" chart:style-name="ch2"/>
        <chart:plot-area chart:style-name="ch3" table:cell-range-address="RLay.A55:RLay.F60" chart:data-source-has-labels="both" svg:x="1.331cm" svg:y="0.18cm" svg:width="12.82cm" svg:height="7.659cm">
          <chart:coordinate-region svg:x="1.952cm" svg:y="0.38cm" svg:width="12.105cm" svg:height="6.812cm"/>
          <chart:axis chart:dimension="x" chart:name="primary-x" chart:style-name="ch4" chartooo:axis-type="auto">
            <chartooo:date-scale/>
            <chart:title svg:x="5.078cm" svg:y="8.019cm" chart:style-name="ch5">
              <text:p>Number of neurons per hidden layer</text:p>
            </chart:title>
            <chart:categories table:cell-range-address="RLay.B55:RLay.F55"/>
          </chart:axis>
          <chart:axis chart:dimension="y" chart:name="primary-y" chart:style-name="ch6">
            <chart:title svg:x="0.451cm" svg:y="6.686cm" chart:style-name="ch7">
              <text:p>Training - processing time (seconds)</text:p>
            </chart:title>
            <chart:grid chart:style-name="ch8" chart:class="major"/>
          </chart:axis>
          <chart:series chart:style-name="ch9" chart:values-cell-range-address="RLay.B56:RLay.F56" chart:label-cell-address="RLay.A56:RLay.A56" chart:class="chart:line">
            <chart:data-point chart:repeated="5"/>
          </chart:series>
          <chart:series chart:style-name="ch10" chart:values-cell-range-address="RLay.B57:RLay.F57" chart:label-cell-address="RLay.A57:RLay.A57" chart:class="chart:line">
            <chart:data-point chart:repeated="5"/>
          </chart:series>
          <chart:series chart:style-name="ch11" chart:values-cell-range-address="RLay.B58:RLay.F58" chart:label-cell-address="RLay.A58:RLay.A58" chart:class="chart:line">
            <chart:data-point chart:repeated="5"/>
          </chart:series>
          <chart:series chart:style-name="ch12" chart:values-cell-range-address="RLay.B59:RLay.F59" chart:label-cell-address="RLay.A59:RLay.A59" chart:class="chart:line">
            <chart:data-point chart:repeated="5"/>
          </chart:series>
          <chart:series chart:style-name="ch13" chart:values-cell-range-address="RLay.B60:RLay.F60" chart:label-cell-address="RLay.A60:RLay.A60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RLay.A56:RLay.A56</svg:desc>
                </draw:g>
              </table:table-cell>
              <table:table-cell office:value-type="float" office:value="4.186666667">
                <text:p>4.186666667</text:p>
                <draw:g>
                  <svg:desc>RLay.B56:RLay.F56</svg:desc>
                </draw:g>
              </table:table-cell>
              <table:table-cell office:value-type="float" office:value="5.36">
                <text:p>5.36</text:p>
              </table:table-cell>
              <table:table-cell office:value-type="float" office:value="5.033333333">
                <text:p>5.033333333</text:p>
              </table:table-cell>
              <table:table-cell office:value-type="float" office:value="21.733333333">
                <text:p>21.73333333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</text:p>
                <draw:g>
                  <svg:desc>RLay.A57:RLay.A57</svg:desc>
                </draw:g>
              </table:table-cell>
              <table:table-cell office:value-type="float" office:value="35.933333333">
                <text:p>35.933333333</text:p>
                <draw:g>
                  <svg:desc>RLay.B57:RLay.F57</svg:desc>
                </draw:g>
              </table:table-cell>
              <table:table-cell office:value-type="float" office:value="51.766666667">
                <text:p>51.766666667</text:p>
              </table:table-cell>
              <table:table-cell office:value-type="float" office:value="39.3">
                <text:p>39.3</text:p>
              </table:table-cell>
              <table:table-cell office:value-type="float" office:value="55.5">
                <text:p>55.5</text:p>
              </table:table-cell>
              <table:table-cell office:value-type="float" office:value="70.666666667">
                <text:p>70.666666667</text:p>
              </table:table-cell>
            </table:table-row>
            <table:table-row>
              <table:table-cell office:value-type="string">
                <text:p>4</text:p>
                <draw:g>
                  <svg:desc>RLay.A58:RLay.A58</svg:desc>
                </draw:g>
              </table:table-cell>
              <table:table-cell office:value-type="float" office:value="51.2">
                <text:p>51.2</text:p>
                <draw:g>
                  <svg:desc>RLay.B58:RLay.F58</svg:desc>
                </draw:g>
              </table:table-cell>
              <table:table-cell office:value-type="float" office:value="43.066666667">
                <text:p>43.066666667</text:p>
              </table:table-cell>
              <table:table-cell office:value-type="float" office:value="33.366666667">
                <text:p>33.366666667</text:p>
              </table:table-cell>
              <table:table-cell office:value-type="float" office:value="40.9">
                <text:p>40.9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6</text:p>
                <draw:g>
                  <svg:desc>RLay.A59:RLay.A59</svg:desc>
                </draw:g>
              </table:table-cell>
              <table:table-cell office:value-type="float" office:value="59.733333333">
                <text:p>59.733333333</text:p>
                <draw:g>
                  <svg:desc>RLay.B59:RLay.F59</svg:desc>
                </draw:g>
              </table:table-cell>
              <table:table-cell office:value-type="float" office:value="40.333333333">
                <text:p>40.333333333</text:p>
              </table:table-cell>
              <table:table-cell office:value-type="float" office:value="42.533333333">
                <text:p>42.533333333</text:p>
              </table:table-cell>
              <table:table-cell office:value-type="float" office:value="35.166666667">
                <text:p>35.166666667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8</text:p>
                <draw:g>
                  <svg:desc>RLay.A60:RLay.A60</svg:desc>
                </draw:g>
              </table:table-cell>
              <table:table-cell office:value-type="float" office:value="58.733333333">
                <text:p>58.733333333</text:p>
                <draw:g>
                  <svg:desc>RLay.B60:RLay.F60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58.6">
                <text:p>58.6</text:p>
              </table:table-cell>
              <table:table-cell office:value-type="float" office:value="54.433333333">
                <text:p>54.433333333</text:p>
              </table:table-cell>
              <table:table-cell office:value-type="float" office:value="84.466666667">
                <text:p>84.4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RNu8.B48:RNu8.F48 RNu8.A50:RNu8.F54" chart:data-source-has-labels="both" svg:x="1.331cm" svg:y="0.18cm" svg:width="12.264cm" svg:height="7.659cm">
          <chart:coordinate-region svg:x="2.243cm" svg:y="0.379cm" svg:width="11.165cm" svg:height="6.813cm"/>
          <chart:axis chart:dimension="x" chart:name="primary-x" chart:style-name="ch4" chartooo:axis-type="auto">
            <chartooo:date-scale/>
            <chart:title svg:x="4.8cm" svg:y="8.019cm" chart:style-name="ch5">
              <text:p>Number of neurons per hidden layer</text:p>
            </chart:title>
            <chart:categories table:cell-range-address="RNu8.B48:RNu8.F48"/>
          </chart:axis>
          <chart:axis chart:dimension="y" chart:name="primary-y" chart:style-name="ch6">
            <chart:title svg:x="0.451cm" svg:y="5.27cm" chart:style-name="ch7">
              <text:p>Relative L2 error</text:p>
            </chart:title>
            <chart:grid chart:style-name="ch8" chart:class="major"/>
          </chart:axis>
          <chart:series chart:style-name="ch9" chart:values-cell-range-address="RNu8.B50:RNu8.F50" chart:label-cell-address="RNu8.A50:RNu8.A50" chart:class="chart:line">
            <chart:data-point chart:repeated="5"/>
          </chart:series>
          <chart:series chart:style-name="ch10" chart:values-cell-range-address="RNu8.B51:RNu8.F51" chart:label-cell-address="RNu8.A51:RNu8.A51" chart:class="chart:line">
            <chart:data-point chart:repeated="5"/>
          </chart:series>
          <chart:series chart:style-name="ch11" chart:values-cell-range-address="RNu8.B52:RNu8.F52" chart:label-cell-address="RNu8.A52:RNu8.A52" chart:class="chart:line">
            <chart:data-point chart:repeated="5"/>
          </chart:series>
          <chart:series chart:style-name="ch12" chart:values-cell-range-address="RNu8.B53:RNu8.F53" chart:label-cell-address="RNu8.A53:RNu8.A53" chart:class="chart:line">
            <chart:data-point chart:repeated="5"/>
          </chart:series>
          <chart:series chart:style-name="ch13" chart:values-cell-range-address="RNu8.B54:RNu8.F54" chart:label-cell-address="RNu8.A54:RNu8.A54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Nu8.B48:RNu8.F48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400</text:p>
                <draw:g>
                  <svg:desc>RNu8.A50:RNu8.A50</svg:desc>
                </draw:g>
              </table:table-cell>
              <table:table-cell office:value-type="float" office:value="3.116806">
                <text:p>3.116806</text:p>
                <draw:g>
                  <svg:desc>RNu8.B50:RNu8.F50</svg:desc>
                </draw:g>
              </table:table-cell>
              <table:table-cell office:value-type="float" office:value="3.303246">
                <text:p>3.303246</text:p>
              </table:table-cell>
              <table:table-cell office:value-type="float" office:value="2.830449">
                <text:p>2.830449</text:p>
              </table:table-cell>
              <table:table-cell office:value-type="float" office:value="1.840675">
                <text:p>1.840675</text:p>
              </table:table-cell>
              <table:table-cell office:value-type="float" office:value="6.356454">
                <text:p>6.356454</text:p>
              </table:table-cell>
            </table:table-row>
            <table:table-row>
              <table:table-cell office:value-type="string">
                <text:p>800</text:p>
                <draw:g>
                  <svg:desc>RNu8.A51:RNu8.A51</svg:desc>
                </draw:g>
              </table:table-cell>
              <table:table-cell office:value-type="float" office:value="1.789704">
                <text:p>1.789704</text:p>
                <draw:g>
                  <svg:desc>RNu8.B51:RNu8.F51</svg:desc>
                </draw:g>
              </table:table-cell>
              <table:table-cell office:value-type="float" office:value="0.83338">
                <text:p>0.83338</text:p>
              </table:table-cell>
              <table:table-cell office:value-type="float" office:value="0.5852155">
                <text:p>0.5852155</text:p>
              </table:table-cell>
              <table:table-cell office:value-type="float" office:value="0.5166975">
                <text:p>0.5166975</text:p>
              </table:table-cell>
              <table:table-cell office:value-type="float" office:value="0.3408238">
                <text:p>0.3408238</text:p>
              </table:table-cell>
            </table:table-row>
            <table:table-row>
              <table:table-cell office:value-type="string">
                <text:p>1200</text:p>
                <draw:g>
                  <svg:desc>RNu8.A52:RNu8.A52</svg:desc>
                </draw:g>
              </table:table-cell>
              <table:table-cell office:value-type="float" office:value="0.4067395">
                <text:p>0.4067395</text:p>
                <draw:g>
                  <svg:desc>RNu8.B52:RNu8.F52</svg:desc>
                </draw:g>
              </table:table-cell>
              <table:table-cell office:value-type="float" office:value="0.5027979">
                <text:p>0.5027979</text:p>
              </table:table-cell>
              <table:table-cell office:value-type="float" office:value="0.4636203">
                <text:p>0.4636203</text:p>
              </table:table-cell>
              <table:table-cell office:value-type="float" office:value="0.3503089">
                <text:p>0.3503089</text:p>
              </table:table-cell>
              <table:table-cell office:value-type="float" office:value="0.608871">
                <text:p>0.608871</text:p>
              </table:table-cell>
            </table:table-row>
            <table:table-row>
              <table:table-cell office:value-type="string">
                <text:p>1600</text:p>
                <draw:g>
                  <svg:desc>RNu8.A53:RNu8.A53</svg:desc>
                </draw:g>
              </table:table-cell>
              <table:table-cell office:value-type="float" office:value="0.8979423">
                <text:p>0.8979423</text:p>
                <draw:g>
                  <svg:desc>RNu8.B53:RNu8.F53</svg:desc>
                </draw:g>
              </table:table-cell>
              <table:table-cell office:value-type="float" office:value="0.5148291">
                <text:p>0.5148291</text:p>
              </table:table-cell>
              <table:table-cell office:value-type="float" office:value="0.1895437">
                <text:p>0.1895437</text:p>
              </table:table-cell>
              <table:table-cell office:value-type="float" office:value="0.461331266666667">
                <text:p>0.461331266666667</text:p>
              </table:table-cell>
              <table:table-cell office:value-type="float" office:value="0.1266783">
                <text:p>0.1266783</text:p>
              </table:table-cell>
            </table:table-row>
            <table:table-row>
              <table:table-cell office:value-type="string">
                <text:p>2000</text:p>
                <draw:g>
                  <svg:desc>RNu8.A54:RNu8.A54</svg:desc>
                </draw:g>
              </table:table-cell>
              <table:table-cell office:value-type="float" office:value="0.2578908">
                <text:p>0.2578908</text:p>
                <draw:g>
                  <svg:desc>RNu8.B54:RNu8.F54</svg:desc>
                </draw:g>
              </table:table-cell>
              <table:table-cell office:value-type="float" office:value="0.1305264">
                <text:p>0.1305264</text:p>
              </table:table-cell>
              <table:table-cell office:value-type="float" office:value="0.1897842">
                <text:p>0.1897842</text:p>
              </table:table-cell>
              <table:table-cell office:value-type="float" office:value="0.1572679">
                <text:p>0.1572679</text:p>
              </table:table-cell>
              <table:table-cell office:value-type="float" office:value="0.2326052">
                <text:p>0.23260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line" chart:style-name="ch1">
        <chart:legend chart:legend-position="end" svg:x="13.898cm" svg:y="3.208cm" style:legend-expansion="high" chart:style-name="ch2"/>
        <chart:plot-area chart:style-name="ch3" table:cell-range-address="RNu8.A57:RNu8.F62" chart:data-source-has-labels="both" svg:x="1.33cm" svg:y="0.18cm" svg:width="12.249cm" svg:height="7.665cm">
          <chart:coordinate-region svg:x="1.951cm" svg:y="0.379cm" svg:width="11.534cm" svg:height="6.819cm"/>
          <chart:axis chart:dimension="x" chart:name="primary-x" chart:style-name="ch4" chartooo:axis-type="auto">
            <chartooo:date-scale/>
            <chart:title svg:x="4.791cm" svg:y="8.025cm" chart:style-name="ch5">
              <text:p>Number of neurons per hidden layer</text:p>
            </chart:title>
            <chart:categories table:cell-range-address="RNu8.B57:RNu8.F57"/>
          </chart:axis>
          <chart:axis chart:dimension="y" chart:name="primary-y" chart:style-name="ch6">
            <chart:title svg:x="0.451cm" svg:y="6.689cm" chart:style-name="ch7">
              <text:p>Training - processing time (seconds)</text:p>
            </chart:title>
            <chart:grid chart:style-name="ch8" chart:class="major"/>
          </chart:axis>
          <chart:series chart:style-name="ch9" chart:values-cell-range-address="RNu8.B58:RNu8.F58" chart:label-cell-address="RNu8.A58:RNu8.A58" chart:class="chart:line">
            <chart:data-point chart:repeated="5"/>
          </chart:series>
          <chart:series chart:style-name="ch10" chart:values-cell-range-address="RNu8.B59:RNu8.F59" chart:label-cell-address="RNu8.A59:RNu8.A59" chart:class="chart:line">
            <chart:data-point chart:repeated="5"/>
          </chart:series>
          <chart:series chart:style-name="ch11" chart:values-cell-range-address="RNu8.B60:RNu8.F60" chart:label-cell-address="RNu8.A60:RNu8.A60" chart:class="chart:line">
            <chart:data-point chart:repeated="5"/>
          </chart:series>
          <chart:series chart:style-name="ch12" chart:values-cell-range-address="RNu8.B61:RNu8.F61" chart:label-cell-address="RNu8.A61:RNu8.A61" chart:class="chart:line">
            <chart:data-point chart:repeated="5"/>
          </chart:series>
          <chart:series chart:style-name="ch13" chart:values-cell-range-address="RNu8.B62:RNu8.F62" chart:label-cell-address="RNu8.A62:RNu8.A62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400</text:p>
                <draw:g>
                  <svg:desc>RNu8.A58:RNu8.A58</svg:desc>
                </draw:g>
              </table:table-cell>
              <table:table-cell office:value-type="float" office:value="57.933333333">
                <text:p>57.933333333</text:p>
                <draw:g>
                  <svg:desc>RNu8.B58:RNu8.F58</svg:desc>
                </draw:g>
              </table:table-cell>
              <table:table-cell office:value-type="float" office:value="82.333333333">
                <text:p>82.333333333</text:p>
              </table:table-cell>
              <table:table-cell office:value-type="float" office:value="83.333333333">
                <text:p>83.333333333</text:p>
              </table:table-cell>
              <table:table-cell office:value-type="float" office:value="59.8">
                <text:p>59.8</text:p>
              </table:table-cell>
              <table:table-cell office:value-type="float" office:value="58.633333333">
                <text:p>58.633333333</text:p>
              </table:table-cell>
            </table:table-row>
            <table:table-row>
              <table:table-cell office:value-type="string">
                <text:p>800</text:p>
                <draw:g>
                  <svg:desc>RNu8.A59:RNu8.A59</svg:desc>
                </draw:g>
              </table:table-cell>
              <table:table-cell office:value-type="float" office:value="79.666666667">
                <text:p>79.666666667</text:p>
                <draw:g>
                  <svg:desc>RNu8.B59:RNu8.F59</svg:desc>
                </draw:g>
              </table:table-cell>
              <table:table-cell office:value-type="float" office:value="53.5">
                <text:p>53.5</text:p>
              </table:table-cell>
              <table:table-cell office:value-type="float" office:value="63.166666667">
                <text:p>63.166666667</text:p>
              </table:table-cell>
              <table:table-cell office:value-type="float" office:value="45">
                <text:p>4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00</text:p>
                <draw:g>
                  <svg:desc>RNu8.A60:RNu8.A60</svg:desc>
                </draw:g>
              </table:table-cell>
              <table:table-cell office:value-type="float" office:value="63.666666667">
                <text:p>63.666666667</text:p>
                <draw:g>
                  <svg:desc>RNu8.B60:RNu8.F60</svg:desc>
                </draw:g>
              </table:table-cell>
              <table:table-cell office:value-type="float" office:value="52.166666667">
                <text:p>52.166666667</text:p>
              </table:table-cell>
              <table:table-cell office:value-type="float" office:value="43.766666667">
                <text:p>43.766666667</text:p>
              </table:table-cell>
              <table:table-cell office:value-type="float" office:value="42.066666667">
                <text:p>42.066666667</text:p>
              </table:table-cell>
              <table:table-cell office:value-type="float" office:value="56.766666667">
                <text:p>56.766666667</text:p>
              </table:table-cell>
            </table:table-row>
            <table:table-row>
              <table:table-cell office:value-type="string">
                <text:p>1600</text:p>
                <draw:g>
                  <svg:desc>RNu8.A61:RNu8.A61</svg:desc>
                </draw:g>
              </table:table-cell>
              <table:table-cell office:value-type="float" office:value="59.866666667">
                <text:p>59.866666667</text:p>
                <draw:g>
                  <svg:desc>RNu8.B61:RNu8.F61</svg:desc>
                </draw:g>
              </table:table-cell>
              <table:table-cell office:value-type="float" office:value="27.466666667">
                <text:p>27.466666667</text:p>
              </table:table-cell>
              <table:table-cell office:value-type="float" office:value="45.3">
                <text:p>45.3</text:p>
              </table:table-cell>
              <table:table-cell office:value-type="float" office:value="46.5">
                <text:p>46.5</text:p>
              </table:table-cell>
              <table:table-cell office:value-type="float" office:value="56.433333333">
                <text:p>56.433333333</text:p>
              </table:table-cell>
            </table:table-row>
            <table:table-row>
              <table:table-cell office:value-type="string">
                <text:p>2000</text:p>
                <draw:g>
                  <svg:desc>RNu8.A62:RNu8.A62</svg:desc>
                </draw:g>
              </table:table-cell>
              <table:table-cell office:value-type="float" office:value="58.733333333">
                <text:p>58.733333333</text:p>
                <draw:g>
                  <svg:desc>RNu8.B62:RNu8.F62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58.6">
                <text:p>58.6</text:p>
              </table:table-cell>
              <table:table-cell office:value-type="float" office:value="54.433333333">
                <text:p>54.433333333</text:p>
              </table:table-cell>
              <table:table-cell office:value-type="float" office:value="84.466666667">
                <text:p>84.46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RNu4.B51:RNu4.F56 RNu4.A52:RNu4.A56" chart:data-source-has-labels="both" svg:x="1.331cm" svg:y="0.18cm" svg:width="12.264cm" svg:height="7.659cm">
          <chart:coordinate-region svg:x="2.243cm" svg:y="0.379cm" svg:width="11.165cm" svg:height="6.813cm"/>
          <chart:axis chart:dimension="x" chart:name="primary-x" chart:style-name="ch4" chartooo:axis-type="auto">
            <chartooo:date-scale/>
            <chart:title svg:x="5.091cm" svg:y="8.019cm" chart:style-name="ch5">
              <text:p>Neurons por camada escondida</text:p>
            </chart:title>
            <chart:categories table:cell-range-address="RNu4.B51:RNu4.F51"/>
          </chart:axis>
          <chart:axis chart:dimension="y" chart:name="primary-y" chart:style-name="ch4">
            <chart:title svg:x="0.451cm" svg:y="4.371cm" chart:style-name="ch6">
              <text:p>Erro</text:p>
            </chart:title>
            <chart:grid chart:style-name="ch7" chart:class="major"/>
          </chart:axis>
          <chart:series chart:style-name="ch8" chart:values-cell-range-address="RNu4.B52:RNu4.F52" chart:label-cell-address="RNu4.A52:RNu4.A52" chart:class="chart:line">
            <chart:data-point chart:repeated="5"/>
          </chart:series>
          <chart:series chart:style-name="ch9" chart:values-cell-range-address="RNu4.B53:RNu4.F53" chart:label-cell-address="RNu4.A53:RNu4.A53" chart:class="chart:line">
            <chart:data-point chart:repeated="5"/>
          </chart:series>
          <chart:series chart:style-name="ch10" chart:values-cell-range-address="RNu4.B54:RNu4.F54" chart:label-cell-address="RNu4.A54:RNu4.A54" chart:class="chart:line">
            <chart:data-point chart:repeated="5"/>
          </chart:series>
          <chart:series chart:style-name="ch11" chart:values-cell-range-address="RNu4.B55:RNu4.F55" chart:label-cell-address="RNu4.A55:RNu4.A55" chart:class="chart:line">
            <chart:data-point chart:repeated="5"/>
          </chart:series>
          <chart:series chart:style-name="ch12" chart:values-cell-range-address="RNu4.B56:RNu4.F56" chart:label-cell-address="RNu4.A56:RNu4.A5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Nu4.B51:RNu4.F51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400</text:p>
                <draw:g>
                  <svg:desc>RNu4.A52:RNu4.A52</svg:desc>
                </draw:g>
              </table:table-cell>
              <table:table-cell office:value-type="float" office:value="0.02441041">
                <text:p>0.02441041</text:p>
                <draw:g>
                  <svg:desc>RNu4.B52:RNu4.F52</svg:desc>
                </draw:g>
              </table:table-cell>
              <table:table-cell office:value-type="float" office:value="0.04742153">
                <text:p>0.04742153</text:p>
              </table:table-cell>
              <table:table-cell office:value-type="float" office:value="0.02501846">
                <text:p>0.02501846</text:p>
              </table:table-cell>
              <table:table-cell office:value-type="float" office:value="0.04207384">
                <text:p>0.04207384</text:p>
              </table:table-cell>
              <table:table-cell office:value-type="float" office:value="0.08227192">
                <text:p>0.08227192</text:p>
              </table:table-cell>
            </table:table-row>
            <table:table-row>
              <table:table-cell office:value-type="string">
                <text:p>800</text:p>
                <draw:g>
                  <svg:desc>RNu4.A53:RNu4.A53</svg:desc>
                </draw:g>
              </table:table-cell>
              <table:table-cell office:value-type="float" office:value="0.01413198">
                <text:p>0.01413198</text:p>
                <draw:g>
                  <svg:desc>RNu4.B53:RNu4.F53</svg:desc>
                </draw:g>
              </table:table-cell>
              <table:table-cell office:value-type="float" office:value="0.009839402">
                <text:p>0.009839402</text:p>
              </table:table-cell>
              <table:table-cell office:value-type="float" office:value="0.00821884">
                <text:p>0.00821884</text:p>
              </table:table-cell>
              <table:table-cell office:value-type="float" office:value="0.002568378">
                <text:p>0.002568378</text:p>
              </table:table-cell>
              <table:table-cell office:value-type="float" office:value="0.006085704">
                <text:p>0.006085704</text:p>
              </table:table-cell>
            </table:table-row>
            <table:table-row>
              <table:table-cell office:value-type="string">
                <text:p>1200</text:p>
                <draw:g>
                  <svg:desc>RNu4.A54:RNu4.A54</svg:desc>
                </draw:g>
              </table:table-cell>
              <table:table-cell office:value-type="float" office:value="0.01677221">
                <text:p>0.01677221</text:p>
                <draw:g>
                  <svg:desc>RNu4.B54:RNu4.F54</svg:desc>
                </draw:g>
              </table:table-cell>
              <table:table-cell office:value-type="float" office:value="0.006306477">
                <text:p>0.006306477</text:p>
              </table:table-cell>
              <table:table-cell office:value-type="float" office:value="0.007846975">
                <text:p>0.007846975</text:p>
              </table:table-cell>
              <table:table-cell office:value-type="float" office:value="0.003610867">
                <text:p>0.003610867</text:p>
              </table:table-cell>
              <table:table-cell office:value-type="float" office:value="0.004376913">
                <text:p>0.004376913</text:p>
              </table:table-cell>
            </table:table-row>
            <table:table-row>
              <table:table-cell office:value-type="string">
                <text:p>1600</text:p>
                <draw:g>
                  <svg:desc>RNu4.A55:RNu4.A55</svg:desc>
                </draw:g>
              </table:table-cell>
              <table:table-cell office:value-type="float" office:value="0.003154124">
                <text:p>0.003154124</text:p>
                <draw:g>
                  <svg:desc>RNu4.B55:RNu4.F55</svg:desc>
                </draw:g>
              </table:table-cell>
              <table:table-cell office:value-type="float" office:value="0.006541028">
                <text:p>0.006541028</text:p>
              </table:table-cell>
              <table:table-cell office:value-type="float" office:value="0.004654613">
                <text:p>0.004654613</text:p>
              </table:table-cell>
              <table:table-cell office:value-type="float" office:value="0.001685301">
                <text:p>0.001685301</text:p>
              </table:table-cell>
              <table:table-cell office:value-type="float" office:value="0.002736355">
                <text:p>0.002736355</text:p>
              </table:table-cell>
            </table:table-row>
            <table:table-row>
              <table:table-cell office:value-type="string">
                <text:p>2000</text:p>
                <draw:g>
                  <svg:desc>RNu4.A56:RNu4.A56</svg:desc>
                </draw:g>
              </table:table-cell>
              <table:table-cell office:value-type="float" office:value="0.003002499">
                <text:p>0.003002499</text:p>
                <draw:g>
                  <svg:desc>RNu4.B56:RNu4.F56</svg:desc>
                </draw:g>
              </table:table-cell>
              <table:table-cell office:value-type="float" office:value="0.004058223">
                <text:p>0.004058223</text:p>
              </table:table-cell>
              <table:table-cell office:value-type="float" office:value="0.004434611">
                <text:p>0.004434611</text:p>
              </table:table-cell>
              <table:table-cell office:value-type="float" office:value="0.003920036">
                <text:p>0.003920036</text:p>
              </table:table-cell>
              <table:table-cell office:value-type="float" office:value="0.001564917">
                <text:p>0.0015649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RNu4.B83:RNu4.F88 RNu4.A84:RNu4.A88" chart:data-source-has-labels="both" svg:x="1.331cm" svg:y="0.18cm" svg:width="12.264cm" svg:height="7.659cm">
          <chart:coordinate-region svg:x="2.905cm" svg:y="0.379cm" svg:width="10.503cm" svg:height="6.813cm"/>
          <chart:axis chart:dimension="x" chart:name="primary-x" chart:style-name="ch4" chartooo:axis-type="auto">
            <chartooo:date-scale/>
            <chart:title svg:x="5.091cm" svg:y="8.019cm" chart:style-name="ch5">
              <text:p>Neurons por camada escondida</text:p>
            </chart:title>
            <chart:categories table:cell-range-address="RNu4.B83:RNu4.F83"/>
          </chart:axis>
          <chart:axis chart:dimension="y" chart:name="primary-y" chart:style-name="ch6">
            <chart:title svg:x="0.451cm" svg:y="5.693cm" chart:style-name="ch7">
              <text:p>Tempo de treinamento</text:p>
            </chart:title>
            <chart:grid chart:style-name="ch8" chart:class="major"/>
          </chart:axis>
          <chart:series chart:style-name="ch9" chart:values-cell-range-address="RNu4.B84:RNu4.F84" chart:label-cell-address="RNu4.A84:RNu4.A84" chart:class="chart:line">
            <chart:data-point chart:repeated="5"/>
          </chart:series>
          <chart:series chart:style-name="ch10" chart:values-cell-range-address="RNu4.B85:RNu4.F85" chart:label-cell-address="RNu4.A85:RNu4.A85" chart:class="chart:line">
            <chart:data-point chart:repeated="5"/>
          </chart:series>
          <chart:series chart:style-name="ch11" chart:values-cell-range-address="RNu4.B86:RNu4.F86" chart:label-cell-address="RNu4.A86:RNu4.A86" chart:class="chart:line">
            <chart:data-point chart:repeated="5"/>
          </chart:series>
          <chart:series chart:style-name="ch12" chart:values-cell-range-address="RNu4.B87:RNu4.F87" chart:label-cell-address="RNu4.A87:RNu4.A87" chart:class="chart:line">
            <chart:data-point chart:repeated="5"/>
          </chart:series>
          <chart:series chart:style-name="ch13" chart:values-cell-range-address="RNu4.B88:RNu4.F88" chart:label-cell-address="RNu4.A88:RNu4.A88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Nu4.B83:RNu4.F83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400</text:p>
                <draw:g>
                  <svg:desc>RNu4.A84:RNu4.A84</svg:desc>
                </draw:g>
              </table:table-cell>
              <table:table-cell office:value-type="float" office:value="0.000584104938275463">
                <text:p>0.000584104938275463</text:p>
                <draw:g>
                  <svg:desc>RNu4.B84:RNu4.F84</svg:desc>
                </draw:g>
              </table:table-cell>
              <table:table-cell office:value-type="float" office:value="0.000367283950613426">
                <text:p>0.000367283950613426</text:p>
              </table:table-cell>
              <table:table-cell office:value-type="float" office:value="0.000328703703703704">
                <text:p>0.000328703703703704</text:p>
              </table:table-cell>
              <table:table-cell office:value-type="float" office:value="0.000376929012349537">
                <text:p>0.000376929012349537</text:p>
              </table:table-cell>
              <table:table-cell office:value-type="float" office:value="0.000617669753090278">
                <text:p>0.000617669753090278</text:p>
              </table:table-cell>
            </table:table-row>
            <table:table-row>
              <table:table-cell office:value-type="string">
                <text:p>800</text:p>
                <draw:g>
                  <svg:desc>RNu4.A85:RNu4.A85</svg:desc>
                </draw:g>
              </table:table-cell>
              <table:table-cell office:value-type="float" office:value="0.00043827160494213">
                <text:p>0.00043827160494213</text:p>
                <draw:g>
                  <svg:desc>RNu4.B85:RNu4.F85</svg:desc>
                </draw:g>
              </table:table-cell>
              <table:table-cell office:value-type="float" office:value="0.000482638888888889">
                <text:p>0.000482638888888889</text:p>
              </table:table-cell>
              <table:table-cell office:value-type="float" office:value="0.000465663580243056">
                <text:p>0.000465663580243056</text:p>
              </table:table-cell>
              <table:table-cell office:value-type="float" office:value="0.000416666666666667">
                <text:p>0.000416666666666667</text:p>
              </table:table-cell>
              <table:table-cell office:value-type="float" office:value="0.000652006172835648">
                <text:p>0.000652006172835648</text:p>
              </table:table-cell>
            </table:table-row>
            <table:table-row>
              <table:table-cell office:value-type="string">
                <text:p>1200</text:p>
                <draw:g>
                  <svg:desc>RNu4.A86:RNu4.A86</svg:desc>
                </draw:g>
              </table:table-cell>
              <table:table-cell office:value-type="float" office:value="0.00053202160494213">
                <text:p>0.00053202160494213</text:p>
                <draw:g>
                  <svg:desc>RNu4.B86:RNu4.F86</svg:desc>
                </draw:g>
              </table:table-cell>
              <table:table-cell office:value-type="float" office:value="0.000391589506168981">
                <text:p>0.000391589506168981</text:p>
              </table:table-cell>
              <table:table-cell office:value-type="float" office:value="0.000379243827164352">
                <text:p>0.000379243827164352</text:p>
              </table:table-cell>
              <table:table-cell office:value-type="float" office:value="0.000371913580243056">
                <text:p>0.000371913580243056</text:p>
              </table:table-cell>
              <table:table-cell office:value-type="float" office:value="0.000393518518518519">
                <text:p>0.000393518518518519</text:p>
              </table:table-cell>
            </table:table-row>
            <table:table-row>
              <table:table-cell office:value-type="string">
                <text:p>1600</text:p>
                <draw:g>
                  <svg:desc>RNu4.A87:RNu4.A87</svg:desc>
                </draw:g>
              </table:table-cell>
              <table:table-cell office:value-type="float" office:value="0.000760030864201389">
                <text:p>0.000760030864201389</text:p>
                <draw:g>
                  <svg:desc>RNu4.B87:RNu4.F87</svg:desc>
                </draw:g>
              </table:table-cell>
              <table:table-cell office:value-type="float" office:value="0.00036651234568287">
                <text:p>0.00036651234568287</text:p>
              </table:table-cell>
              <table:table-cell office:value-type="float" office:value="0.000431327160497685">
                <text:p>0.000431327160497685</text:p>
              </table:table-cell>
              <table:table-cell office:value-type="float" office:value="0.000398533950613426">
                <text:p>0.000398533950613426</text:p>
              </table:table-cell>
              <table:table-cell office:value-type="float" office:value="0.000446759259259259">
                <text:p>0.000446759259259259</text:p>
              </table:table-cell>
            </table:table-row>
            <table:table-row>
              <table:table-cell office:value-type="string">
                <text:p>2000</text:p>
                <draw:g>
                  <svg:desc>RNu4.A88:RNu4.A88</svg:desc>
                </draw:g>
              </table:table-cell>
              <table:table-cell office:value-type="float" office:value="0.00058526234568287">
                <text:p>0.00058526234568287</text:p>
                <draw:g>
                  <svg:desc>RNu4.B88:RNu4.F88</svg:desc>
                </draw:g>
              </table:table-cell>
              <table:table-cell office:value-type="float" office:value="0.000483796296296296">
                <text:p>0.000483796296296296</text:p>
              </table:table-cell>
              <table:table-cell office:value-type="float" office:value="0.000388503086423611">
                <text:p>0.000388503086423611</text:p>
              </table:table-cell>
              <table:table-cell office:value-type="float" office:value="0.000443672839502315">
                <text:p>0.000443672839502315</text:p>
              </table:table-cell>
              <table:table-cell office:value-type="float" office:value="0.000574845679016204">
                <text:p>0.00057484567901620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